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91.97mm"/>
    </style:style>
    <style:style style:name="co4" style:family="table-column">
      <style:table-column-properties fo:break-before="auto" style:column-width="19.79mm"/>
    </style:style>
    <style:style style:name="co5" style:family="table-column">
      <style:table-column-properties fo:break-before="auto" style:column-width="7.5mm"/>
    </style:style>
    <style:style style:name="co6" style:family="table-column">
      <style:table-column-properties fo:break-before="auto" style:column-width="64.88mm"/>
    </style:style>
    <style:style style:name="co7" style:family="table-column">
      <style:table-column-properties fo:break-before="auto" style:column-width="44.84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67.73mm"/>
    </style:style>
    <style:style style:name="co13" style:family="table-column">
      <style:table-column-properties fo:break-before="auto" style:column-width="32.5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8.36mm"/>
    </style:style>
    <style:style style:name="co16" style:family="table-column">
      <style:table-column-properties fo:break-before="auto" style:column-width="22.07mm"/>
    </style:style>
    <style:style style:name="co17" style:family="table-column">
      <style:table-column-properties fo:break-before="auto" style:column-width="20.71mm"/>
    </style:style>
    <style:style style:name="co18" style:family="table-column">
      <style:table-column-properties fo:break-before="auto" style:column-width="22.98mm"/>
    </style:style>
    <style:style style:name="co19" style:family="table-column">
      <style:table-column-properties fo:break-before="auto" style:column-width="32.09mm"/>
    </style:style>
    <style:style style:name="co20" style:family="table-column">
      <style:table-column-properties fo:break-before="auto" style:column-width="33.46mm"/>
    </style:style>
    <style:style style:name="co21" style:family="table-column">
      <style:table-column-properties fo:break-before="auto" style:column-width="339.83mm"/>
    </style:style>
    <style:style style:name="co22" style:family="table-column">
      <style:table-column-properties fo:break-before="auto" style:column-width="31.64mm"/>
    </style:style>
    <style:style style:name="co23" style:family="table-column">
      <style:table-column-properties fo:break-before="auto" style:column-width="68.28mm"/>
    </style:style>
    <style:style style:name="co24" style:family="table-column">
      <style:table-column-properties fo:break-before="auto" style:column-width="96.15mm"/>
    </style:style>
    <style:style style:name="co25" style:family="table-column">
      <style:table-column-properties fo:break-before="auto" style:column-width="39.6mm"/>
    </style:style>
    <style:style style:name="co26" style:family="table-column">
      <style:table-column-properties fo:break-before="auto" style:column-width="30.5mm"/>
    </style:style>
    <style:style style:name="co27" style:family="table-column">
      <style:table-column-properties fo:break-before="auto" style:column-width="32.31mm"/>
    </style:style>
    <style:style style:name="ro1" style:family="table-row">
      <style:table-row-properties style:row-height="6.47mm" fo:break-before="auto" style:use-optimal-row-height="true"/>
    </style:style>
    <style:style style:name="ro2" style:family="table-row">
      <style:table-row-properties style:row-height="7.67mm" fo:break-before="auto" style:use-optimal-row-height="true"/>
    </style:style>
    <style:style style:name="ro3" style:family="table-row">
      <style:table-row-properties style:row-height="11.62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6.67mm" fo:break-before="auto" style:use-optimal-row-height="true"/>
    </style:style>
    <style:style style:name="ro6" style:family="table-row">
      <style:table-row-properties style:row-height="7.04mm" fo:break-before="auto" style:use-optimal-row-height="true"/>
    </style:style>
    <style:style style:name="ro7" style:family="table-row">
      <style:table-row-properties style:row-height="7.09mm" fo:break-before="auto" style:use-optimal-row-height="true"/>
    </style:style>
    <style:style style:name="ro8" style:family="table-row">
      <style:table-row-properties style:row-height="21.59mm" fo:break-before="auto" style:use-optimal-row-height="true"/>
    </style:style>
    <style:style style:name="ro9" style:family="table-row">
      <style:table-row-properties style:row-height="6.58mm" fo:break-before="auto" style:use-optimal-row-height="true"/>
    </style:style>
    <style:style style:name="ro10" style:family="table-row">
      <style:table-row-properties style:row-height="6.83mm" fo:break-before="auto" style:use-optimal-row-height="true"/>
    </style:style>
    <style:style style:name="ro11" style:family="table-row">
      <style:table-row-properties style:row-height="11.01mm" fo:break-before="auto" style:use-optimal-row-height="true"/>
    </style:style>
    <style:style style:name="ro12" style:family="table-row">
      <style:table-row-properties style:row-height="14.46mm" fo:break-before="auto" style:use-optimal-row-height="true"/>
    </style:style>
    <style:style style:name="ro13" style:family="table-row">
      <style:table-row-properties style:row-height="10.53mm" fo:break-before="auto" style:use-optimal-row-height="true"/>
    </style:style>
    <style:style style:name="ro14" style:family="table-row">
      <style:table-row-properties style:row-height="25.66mm" fo:break-before="auto" style:use-optimal-row-height="true"/>
    </style:style>
    <style:style style:name="ro15" style:family="table-row">
      <style:table-row-properties style:row-height="6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9900"/>
    </style:style>
    <number:boolean-style style:name="N99">
      <number:boolean/>
    </number:boolean-style>
    <style:style style:name="ce1" style:family="table-cell" style:parent-style-name="_30_Entete_20_jaune">
      <style:table-cell-properties fo:background-color="#99cc99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_30_Entete_20_jaune">
      <style:table-cell-properties fo:border-bottom="0.06pt solid #000000" fo:background-color="#ff99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style:font-name-asian="DejaVu Sans1" style:font-name-complex="DejaVu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NOTICE.B20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style:font-name-asian="DejaVu Sans"/>
    </style:style>
    <style:style style:name="ce11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</style:style>
    <style:style style:name="ce12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  <style:text-properties style:font-name-asian="DejaVu Sans"/>
    </style:style>
    <style:style style:name="ce13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end" fo:margin-left="0mm"/>
    </style:style>
    <style:style style:name="ce15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17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_30_Entete_20_jaune">
      <style:table-cell-properties fo:background-color="#eeeee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_30_Entete_20_jaune">
      <style:table-cell-properties fo:border-bottom="none" fo:background-color="#99cc99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" style:family="table-cell" style:parent-style-name="Default" style:data-style-name="N100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3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25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26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" style:family="table-cell" style:parent-style-name="Default">
      <style:table-cell-properties fo:border-bottom="none" fo:background-color="#ff33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9" style:family="table-cell" style:parent-style-name="_30_Entete_20_jaune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_30_Entete_20_jaune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00">
      <style:table-cell-properties fo:background-color="#ccffcc" style:text-align-source="fix" style:repeat-content="false"/>
      <style:paragraph-properties fo:text-align="center" fo:margin-left="0mm"/>
    </style:style>
    <style:style style:name="ce33" style:family="table-cell" style:parent-style-name="_30_Entete_20_jaune">
      <style:table-cell-properties fo:border-bottom="0.06pt solid #000000" fo:background-color="#99cc99" style:text-align-source="fix" style:repeat-content="false" fo:border-left="none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35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end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6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7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8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9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0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1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2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3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4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5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6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7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8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9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2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3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4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5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6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8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9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1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2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3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4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5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6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7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8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9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0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1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2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3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4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5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6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7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8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9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1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2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3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4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5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6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7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8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9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0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1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4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5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6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7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8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9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0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1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2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3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4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5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6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7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8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9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0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1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2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3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4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5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6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7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8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9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0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1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2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3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4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5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6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7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8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9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0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2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3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4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5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6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7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8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9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0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1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2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3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4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5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6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7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8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9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0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1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2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3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4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5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6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7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8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9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0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1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2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3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4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5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6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7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8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9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0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1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2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3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4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5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6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7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8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9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0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1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2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3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4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5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6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7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8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9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0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1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2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3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4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5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6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7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8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9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0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2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3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4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5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6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9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0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1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2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3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4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5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6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7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9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0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1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2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3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5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6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7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8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9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0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1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2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3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4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5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6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7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8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9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1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2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3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4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5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6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7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8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9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0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1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2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3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4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5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6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7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8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9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0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1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2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3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4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5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6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7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8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9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0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1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2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3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4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5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6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7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8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9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0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1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2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3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4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5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6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7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8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9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0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1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2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3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4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5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6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7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8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9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0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1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2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3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4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5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6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7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8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9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0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1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2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3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4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5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6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7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8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9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0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1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2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3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4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5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6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7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8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9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0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1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2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3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4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5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6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7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8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9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0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1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2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3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4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5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6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7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8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9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0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1"/>
    </style:style>
    <style:style style:name="ce385" style:family="table-cell" style:parent-style-name="_30_Entete_20_jaune">
      <style:table-cell-properties fo:background-color="#eeeeee" style:text-align-source="fix" style:repeat-content="false"/>
      <style:paragraph-properties fo:text-align="center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386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mm"/>
    </style:style>
    <style:style style:name="ce38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88" style:family="table-cell" style:parent-style-name="Default" style:data-style-name="N99">
      <style:table-cell-properties fo:background-color="#eeeeee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fo:background-color="#eeeeee" style:text-align-source="fix" style:repeat-content="false" fo:wrap-option="no-wrap" style:vertical-align="middle"/>
      <style:paragraph-properties fo:text-align="start" fo:margin-left="0mm"/>
      <style:text-properties style:text-underline-style="solid" style:text-underline-width="auto" style:text-underline-color="font-color"/>
    </style:style>
    <style:style style:name="ce390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  <style:style style:name="ce391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  <style:text-properties style:text-underline-style="solid" style:text-underline-width="auto" style:text-underline-color="font-color"/>
    </style:style>
    <style:style style:name="ce392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 style:vertical-align="top"/>
      <style:paragraph-properties fo:text-align="start" fo:margin-left="0mm"/>
    </style:style>
    <style:style style:name="ce39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39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DejaVu Sans" style:font-name-asian="DejaVu Sans1" style:font-name-complex="DejaVu Sans1"/>
    </style:style>
    <style:style style:name="ce396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mm"/>
    </style:style>
    <style:style style:name="ce397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mm"/>
      <style:text-properties style:font-name="DejaVu Sans" style:font-name-asian="DejaVu Sans1" style:font-name-complex="DejaVu Sans1"/>
    </style:style>
    <style:style style:name="ce39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399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mm"/>
    </style:style>
    <style:style style:name="ce400" style:family="table-cell" style:parent-style-name="_30_Entete_20_jaune" style:data-style-name="N0">
      <style:table-cell-properties fo:background-color="#eeeeee" style:text-align-source="fix" style:repeat-content="false"/>
      <style:paragraph-properties fo:text-align="center" fo:margin-left="0mm"/>
      <style:text-properties style:font-name="DejaVu Sans" fo:font-size="10pt" fo:font-weight="normal" style:font-name-asian="DejaVu Sans1" style:font-weight-asian="normal" style:font-name-complex="DejaVu Sans1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7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8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9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0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1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2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6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1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3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8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9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0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5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7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8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9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0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1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2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3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4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5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6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7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8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9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0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1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2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3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4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5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6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7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8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9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0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1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2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3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4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5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6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7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8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9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71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74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75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89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97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99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00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01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02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11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12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3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4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5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6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7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8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9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0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1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3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4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5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6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7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8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9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0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1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2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7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8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62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67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68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2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3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4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5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6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7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8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9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0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1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5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6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7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8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9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0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1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2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3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4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5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6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7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8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9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0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2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3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4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5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6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7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8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9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10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5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6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7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8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9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30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39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2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5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6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7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8"/>
    </style:style>
    <style:style style:name="ce5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9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0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1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5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6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7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8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9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0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2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3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4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5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6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7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0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1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3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4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6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7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80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95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96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1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2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3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4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5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6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7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8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9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0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1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3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4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8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9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0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1"/>
    </style:style>
    <style:style style:name="ce5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2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3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4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5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6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7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8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9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0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1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2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3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5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6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7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8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9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50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51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"/>
    </style:style>
    <style:style style:name="ce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8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9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0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1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2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3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4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5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6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7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8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9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0"/>
    </style:style>
    <style:style style:name="ce6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1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2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3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4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5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6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7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8"/>
    </style:style>
    <style:style style:name="ce6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9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0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1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2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3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4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5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6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7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8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9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0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1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2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3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4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5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6"/>
    </style:style>
    <style:style style:name="ce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7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8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9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0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1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2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3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4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5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6"/>
    </style:style>
    <style:style style:name="ce6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7"/>
    </style:style>
    <style:style style:name="ce6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8"/>
    </style:style>
    <style:style style:name="ce6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9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0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1"/>
    </style:style>
    <style:style style:name="ce6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2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3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4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5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6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7"/>
    </style:style>
    <style:style style:name="ce6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8"/>
    </style:style>
    <style:style style:name="ce6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9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0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1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2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3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4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5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6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7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8"/>
    </style:style>
    <style:style style:name="ce6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9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0"/>
    </style:style>
    <style:style style:name="ce7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1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2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3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4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5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6"/>
    </style:style>
    <style:style style:name="ce7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7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8"/>
    </style:style>
    <style:style style:name="ce7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9"/>
    </style:style>
    <style:style style:name="ce7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0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1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2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3"/>
    </style:style>
    <style:style style:name="ce7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4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5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6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7"/>
    </style:style>
    <style:style style:name="ce7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8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9"/>
    </style:style>
    <style:style style:name="ce7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0"/>
    </style:style>
    <style:style style:name="ce7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1"/>
    </style:style>
    <style:style style:name="ce7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2"/>
    </style:style>
    <style:style style:name="ce7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4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5"/>
    </style:style>
    <style:style style:name="ce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6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7"/>
    </style:style>
    <style:style style:name="ce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8"/>
    </style:style>
    <style:style style:name="ce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9"/>
    </style:style>
    <style:style style:name="ce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0"/>
    </style:style>
    <style:style style:name="ce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1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2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3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4"/>
    </style:style>
    <style:style style:name="ce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5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6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7"/>
    </style:style>
    <style:style style:name="ce7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8"/>
    </style:style>
    <style:style style:name="ce7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9"/>
    </style:style>
    <style:style style:name="ce7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0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1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2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3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4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5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6"/>
    </style:style>
    <style:style style:name="ce7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7"/>
    </style:style>
    <style:style style:name="ce7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8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9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0"/>
    </style:style>
    <style:style style:name="ce7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1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2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3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4"/>
    </style:style>
    <style:style style:name="ce7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5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6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7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8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9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0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1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2"/>
    </style:style>
    <style:style style:name="ce7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3"/>
    </style:style>
    <style:style style:name="ce7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4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5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6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7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8"/>
    </style:style>
    <style:style style:name="ce7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9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0"/>
    </style:style>
    <style:style style:name="ce7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1"/>
    </style:style>
    <style:style style:name="ce7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2"/>
    </style:style>
    <style:style style:name="ce7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4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5"/>
    </style:style>
    <style:style style:name="ce7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6"/>
    </style:style>
    <style:style style:name="ce7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7"/>
    </style:style>
    <style:style style:name="ce7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8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9"/>
    </style:style>
    <style:style style:name="ce7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1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2"/>
    </style:style>
    <style:style style:name="ce7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3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4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5"/>
    </style:style>
    <style:style style:name="T1" style:family="text">
      <style:text-properties style:font-name-asian="DejaVu Sans"/>
    </style:style>
    <style:style style:name="T2" style:family="text">
      <style:text-properties style:font-name-asian="DejaVu Sans" fo:font-size="9pt" fo:font-weight="normal" style:font-size-asian="9pt" style:font-size-complex="9pt" style:font-weight-asian="normal" style:font-weight-complex="normal"/>
    </style:style>
    <style:style style:name="T3" style:family="text">
      <style:text-properties fo:font-size="9pt" fo:font-weight="normal" style:font-size-asian="9pt" style:font-size-complex="9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fo:font-weight="normal" style:font-size-asian="7pt" style:font-size-complex="7pt" style:font-weight-asian="normal" style:font-weight-complex="normal"/>
    </style:style>
    <style:style style:name="T8" style:family="text">
      <style:text-properties fo:font-weight="normal" style:font-weight-asian="normal" style:font-weight-complex="normal" fo:font-size="8pt" style:font-size-asian="8pt" style:font-size-complex="8pt"/>
    </style:style>
    <style:style style:name="T9" style:family="text">
      <style:text-properties style:font-name="DejaVu Sans" fo:font-size="7pt" fo:font-weight="normal" style:font-name-asian="DejaVu Sans" style:font-name-complex="DejaVu Sans" style:font-size-asian="7pt" style:font-size-complex="7pt" style:font-weight-asian="normal" style:font-weight-complex="normal"/>
    </style:style>
  </office:automatic-styles>
  <office:body>
    <office:spreadsheet>
      <table:table table:name="NOT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0"/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RGAA 3.0 <text:s/>vs <text:s text:c="2"/>RGAA 2016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7" office:value-type="string" calcext:value-type="string">
            <text:p>basé uniquement sur CHANGELOG des tests sans comparatifs du text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1"/>
          <table:table-cell table:style-name="ce8" office:value-type="string" calcext:value-type="string">
            <text:p>Traités par ASQATASUN</text:p>
          </table:table-cell>
          <table:table-cell table:style-name="ce13" table:formula="of:=[$'RGAA3 -vs-RGAA3-2016'.$A$1]" office:value-type="float" office:value="173" calcext:value-type="float">
            <text:p>173</text:p>
          </table:table-cell>
          <table:table-cell table:style-name="ce21" office:value-type="string" calcext:value-type="string">
            <text:p>ABS </text:p>
          </table:table-cell>
          <table:table-cell table:style-name="ce21" office:value-type="string" calcext:value-type="string">
            <text:p> <text:span text:style-name="T4">ASQATASUN</text:span></text:p>
          </table:table-cell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RGAA 3</text:p>
          </table:table-cell>
          <table:table-cell table:style-name="ce9" office:value-type="string" calcext:value-type="string">
            <text:p>TESTS</text:p>
          </table:table-cell>
          <table:table-cell table:style-name="ce14" table:formula="of:=[$'RGAA3 -vs-RGAA3-2016'.$B$1]" office:value-type="float" office:value="335" calcext:value-type="float">
            <text:p>335</text:p>
          </table:table-cell>
          <table:table-cell table:style-name="ce22" table:formula="of:=[.D6]-[.F6]" office:value-type="float" office:value="162" calcext:value-type="float">
            <text:p>162</text:p>
          </table:table-cell>
          <table:table-cell table:style-name="ce22" table:formula="of:=[$Asqatasun.$B$1]" office:value-type="float" office:value="173" calcext:value-type="float">
            <text:p>173</text:p>
          </table:table-cell>
          <table:table-cell/>
          <table:table-cell table:style-name="ce21" office:value-type="string" calcext:value-type="string">
            <text:p>TODO</text:p>
          </table:table-cell>
          <table:table-cell/>
        </table:table-row>
        <table:table-row table:style-name="ro4">
          <table:table-cell/>
          <table:table-cell table:style-name="ce2"/>
          <table:table-cell table:style-name="ce10" office:value-type="string" calcext:value-type="string">
            <text:p><text:span text:style-name="T1">TOTAL Identique </text:span><text:span text:style-name="T2">(hors changement de n°)</text:span></text:p>
          </table:table-cell>
          <table:table-cell table:style-name="ce15" table:formula="of:=[$'RGAA3 -vs-RGAA3-2016'.$F$1]" office:value-type="float" office:value="281" calcext:value-type="float">
            <text:p>281</text:p>
          </table:table-cell>
          <table:table-cell table:style-name="ce23" table:formula="of:=[.D7]-[.F7]" office:value-type="float" office:value="147" calcext:value-type="float">
            <text:p>147</text:p>
          </table:table-cell>
          <table:table-cell table:style-name="ce23" table:formula="of:=[$Asqatasun.$F$1]" office:value-type="float" office:value="134" calcext:value-type="float">
            <text:p>134</text:p>
          </table:table-cell>
          <table:table-cell/>
          <table:table-cell table:style-name="ce26" office:value-type="string" calcext:value-type="string">
            <text:p><text:s text:c="2"/>TOTAL <text:s text:c="2"/>1 + 2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TOTAL Différent <text:span text:style-name="T3">(hors changement de n°)</text:span></text:p>
          </table:table-cell>
          <table:table-cell table:style-name="ce16" table:formula="of:=[$'RGAA3 -vs-RGAA3-2016'.$G$1]" office:value-type="float" office:value="40" calcext:value-type="float">
            <text:p>40</text:p>
          </table:table-cell>
          <table:table-cell table:style-name="ce23" table:formula="of:=[.D8]-[.F8]" office:value-type="float" office:value="11" calcext:value-type="float">
            <text:p>11</text:p>
          </table:table-cell>
          <table:table-cell table:style-name="ce25" table:formula="of:=[$Asqatasun.$G$1]" office:value-type="float" office:value="29" calcext:value-type="float">
            <text:p>29</text:p>
          </table:table-cell>
          <table:table-cell/>
          <table:table-cell table:style-name="ce27" office:value-type="string" calcext:value-type="string">
            <text:p><text:s text:c="2"/>TOTAL <text:s/>3 + 4</text:p>
          </table:table-cell>
          <table:table-cell/>
        </table:table-row>
        <table:table-row table:style-name="ro5">
          <table:table-cell/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/>
          <table:table-cell table:style-name="ce27"/>
          <table:table-cell/>
        </table:table-row>
        <table:table-row table:style-name="ro4">
          <table:table-cell/>
          <table:table-cell table:style-name="ce2" office:value-type="string" calcext:value-type="string">
            <text:p>Changelog</text:p>
          </table:table-cell>
          <table:table-cell table:style-name="ce11" office:value-type="string" calcext:value-type="string">
            <text:p>Supprimé</text:p>
          </table:table-cell>
          <table:table-cell table:style-name="ce17" table:formula="of:=RGAA3_2016_deleted" office:value-type="float" office:value="14" calcext:value-type="float">
            <text:p>14</text:p>
          </table:table-cell>
          <table:table-cell table:style-name="ce23" table:formula="of:=[.D10]-[.F10]" office:value-type="float" office:value="4" calcext:value-type="float">
            <text:p>4</text:p>
          </table:table-cell>
          <table:table-cell table:style-name="ce23" table:formula="of:=[$Asqatasun.$I$1]" office:value-type="float" office:value="10" calcext:value-type="float">
            <text:p>10</text:p>
          </table:table-cell>
          <table:table-cell/>
          <table:table-cell table:style-name="ce28"/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Ajouté</text:p>
          </table:table-cell>
          <table:table-cell table:style-name="ce17" table:formula="of:=RGAA3_2016_Added" office:value-type="float" office:value="14" calcext:value-type="float">
            <text:p>14</text:p>
          </table:table-cell>
          <table:table-cell table:style-name="ce23" table:formula="of:=[.D11]-[.F11]" office:value-type="float" office:value="14" calcext:value-type="float">
            <text:p>14</text:p>
          </table:table-cell>
          <table:table-cell table:style-name="ce23" table:formula="of:=[$Asqatasun.$J$1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<text:s text:c="2"/>6 – Call expert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Id &amp; Contenu</text:p>
          </table:table-cell>
          <table:table-cell table:style-name="ce17" table:formula="of:=RGAA3_2016_Diff_ID_and_Content" office:value-type="float" office:value="7" calcext:value-type="float">
            <text:p>7</text:p>
          </table:table-cell>
          <table:table-cell table:style-name="ce23" table:formula="of:=[.D12]-[.F12]" office:value-type="float" office:value="0" calcext:value-type="float">
            <text:p>0</text:p>
          </table:table-cell>
          <table:table-cell table:style-name="ce23" table:formula="of:=[$Asqatasun.$M$1]" office:value-type="float" office:value="7" calcext:value-type="float">
            <text:p>7</text:p>
          </table:table-cell>
          <table:table-cell/>
          <table:table-cell table:style-name="ce27" office:value-type="string" calcext:value-type="string">
            <text:p><text:s text:c="2"/>3 – Call expert + Rename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uniquement Id</text:p>
          </table:table-cell>
          <table:table-cell table:style-name="ce17" table:formula="of:=RGAA3_2016_Diff_Id_only" office:value-type="float" office:value="29" calcext:value-type="float">
            <text:p>29</text:p>
          </table:table-cell>
          <table:table-cell table:style-name="ce23" table:formula="of:=[.D13]-[.F13]" office:value-type="float" office:value="4" calcext:value-type="float">
            <text:p>4</text:p>
          </table:table-cell>
          <table:table-cell table:style-name="ce23" table:formula="of:=[$Asqatasun.$L$1]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<text:s text:c="2"/>2 - Copy <text:s text:c="9"/>+ Rename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uniquement Contenu</text:p>
          </table:table-cell>
          <table:table-cell table:style-name="ce17" table:formula="of:=RGAA3_2016_Diff_Content_only" office:value-type="float" office:value="33" calcext:value-type="float">
            <text:p>33</text:p>
          </table:table-cell>
          <table:table-cell table:style-name="ce23" table:number-columns-repeated="2"/>
          <table:table-cell/>
          <table:table-cell table:style-name="ce26"/>
          <table:table-cell/>
        </table:table-row>
        <table:table-row table:style-name="ro6">
          <table:table-cell/>
          <table:table-cell table:style-name="ce3"/>
          <table:table-cell table:style-name="ce12" office:value-type="string" calcext:value-type="string">
            <text:p><text:span text:style-name="T1">Identique </text:span><text:span text:style-name="T2">(Id &amp; Contenu)</text:span></text:p>
          </table:table-cell>
          <table:table-cell table:style-name="ce18" table:formula="of:=RGAA3_2016_No_change" office:value-type="float" office:value="252" calcext:value-type="float">
            <text:p>252</text:p>
          </table:table-cell>
          <table:table-cell table:style-name="ce23" table:formula="of:=[.D15]-[.F15]" office:value-type="float" office:value="143" calcext:value-type="float">
            <text:p>143</text:p>
          </table:table-cell>
          <table:table-cell table:style-name="ce23" table:formula="of:=[$Asqatasun.$N$1]" office:value-type="float" office:value="109" calcext:value-type="float">
            <text:p>109</text:p>
          </table:table-cell>
          <table:table-cell/>
          <table:table-cell table:style-name="ce26" office:value-type="string" calcext:value-type="string">
            <text:p><text:s text:c="2"/>1 - Copy</text:p>
          </table:table-cell>
          <table:table-cell/>
        </table:table-row>
        <table:table-row table:style-name="ro5">
          <table:table-cell/>
          <table:table-cell table:style-name="ce3"/>
          <table:table-cell table:style-name="ce11"/>
          <table:table-cell table:style-name="ce17"/>
          <table:table-cell table:style-name="ce23" table:number-columns-repeated="2"/>
          <table:table-cell/>
          <table:table-cell table:style-name="ce27" office:value-type="string" calcext:value-type="string">
            <text:p><text:s text:c="2"/>4 – Call expert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RGAA 3-2016</text:p>
          </table:table-cell>
          <table:table-cell table:style-name="ce4" office:value-type="string" calcext:value-type="string">
            <text:p>TESTS</text:p>
          </table:table-cell>
          <table:table-cell table:style-name="ce19" table:formula="of:=[$'RGAA3 -vs-RGAA3-2016'.$P$1]" office:value-type="float" office:value="335" calcext:value-type="float">
            <text:p>335</text:p>
          </table:table-cell>
          <table:table-cell table:style-name="ce24" table:formula="of:=[.D17]-[.F17]" office:value-type="float" office:value="172" calcext:value-type="float">
            <text:p>172</text:p>
          </table:table-cell>
          <table:table-cell table:style-name="ce24" table:formula="of:=[$Asqatasun.$P$1]" office:value-type="float" office:value="163" calcext:value-type="float">
            <text:p>16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e5" office:value-type="string" calcext:value-type="string">
            <text:p>FALSE</text:p>
          </table:table-cell>
          <table:table-cell office:value-type="string" calcext:value-type="string">
            <text:p>style conditionnel </text:p>
          </table:table-cell>
          <table:table-cell table:number-columns-repeated="6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NOTICE.B20:NOTICE.B20">
            <calcext:condition calcext:apply-style-name="diff_rgaa3_0vs2016" calcext:value="=&quot;FALSE&quot;" calcext:base-cell-address="NOTICE.B20"/>
          </calcext:conditional-format>
        </calcext:conditional-formats>
      </table:table>
      <table:table table:name="RGAA3 -vs-RGAA3-2016" table:style-name="ta2" table:print="false">
        <office:forms form:automatic-focus="false" form:apply-design-mode="false"/>
        <table:table-column table:style-name="co8" table:default-cell-style-name="ce31"/>
        <table:table-column table:style-name="co9" table:default-cell-style-name="ce34"/>
        <table:table-column-group table:display="false">
          <table:table-column table:style-name="co10" table:visibility="collapse" table:default-cell-style-name="ce34"/>
          <table:table-column table:style-name="co11" table:visibility="collapse" table:default-cell-style-name="ce34"/>
          <table:table-column table:style-name="co12" table:visibility="collapse" table:default-cell-style-name="ce34"/>
        </table:table-column-group>
        <table:table-column table:style-name="co13" table:default-cell-style-name="ce31"/>
        <table:table-column-group>
          <table:table-column-group table:display="false">
            <table:table-column table:style-name="co14" table:visibility="collapse" table:default-cell-style-name="ce387"/>
            <table:table-column table:style-name="co15" table:visibility="collapse" table:default-cell-style-name="ce387"/>
          </table:table-column-group>
          <table:table-column-group table:display="false">
            <table:table-column table:style-name="co16" table:visibility="collapse" table:default-cell-style-name="ce31"/>
          </table:table-column-group>
          <table:table-column-group table:display="false">
            <table:table-column table:style-name="co17" table:visibility="collapse" table:default-cell-style-name="ce31"/>
          </table:table-column-group>
          <table:table-column-group table:display="false">
            <table:table-column table:style-name="co18" table:visibility="collapse" table:default-cell-style-name="ce31"/>
          </table:table-column-group>
          <table:table-column-group>
            <table:table-column table:style-name="co19" table:default-cell-style-name="ce387"/>
          </table:table-column-group>
          <table:table-column-group>
            <table:table-column table:style-name="co19" table:default-cell-style-name="ce387"/>
          </table:table-column-group>
          <table:table-column-group>
            <table:table-column table:style-name="co19" table:default-cell-style-name="ce387"/>
          </table:table-column-group>
          <table:table-column-group>
            <table:table-column table:style-name="co19" table:default-cell-style-name="ce387"/>
          </table:table-column-group>
        </table:table-column-group>
        <table:table-column table:style-name="co20" table:default-cell-style-name="ce398"/>
        <table:table-column-group table:display="false">
          <table:table-column table:style-name="co21" table:visibility="collapse" table:default-cell-style-name="ce398"/>
        </table:table-column-group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1" table:number-columns-repeated="1003" table:default-cell-style-name="ce31"/>
        <table:table-row table:style-name="ro4">
          <table:table-cell table:style-name="ce29" table:formula="of:=COUNTIF([.A3:.A351];  &quot;true&quot; )" office:value-type="float" office:value="173" calcext:value-type="float">
            <text:p>173</text:p>
          </table:table-cell>
          <table:table-cell table:style-name="ce32" table:formula="of:=COUNTIF([.B3:.B351];  &quot;.+&quot;)" office:value-type="float" office:value="335" calcext:value-type="float">
            <text:p>335</text:p>
          </table:table-cell>
          <table:table-cell table:style-name="ce32" table:number-columns-repeated="2"/>
          <table:table-cell/>
          <table:table-cell table:style-name="ce29" table:formula="of:=COUNTIF([.F3:.F351];  &quot;TRUE&quot; )" office:value-type="float" office:value="281" calcext:value-type="float">
            <text:p>281</text:p>
          </table:table-cell>
          <table:table-cell table:style-name="ce385" table:formula="of:=COUNTIF([.F3:.F351];  &quot;false&quot; )" office:value-type="float" office:value="40" calcext:value-type="float">
            <text:p>40</text:p>
          </table:table-cell>
          <table:table-cell table:style-name="ce385" table:formula="of:=[.G1]+[.F1]+[.I1]" office:value-type="float" office:value="335" calcext:value-type="float">
            <text:p>335</text:p>
          </table:table-cell>
          <table:table-cell table:style-name="ce29" table:formula="of:=COUNTIF([.I3:.I351];  &quot;true&quot; )" office:value-type="float" office:value="14" calcext:value-type="float">
            <text:p>14</text:p>
          </table:table-cell>
          <table:table-cell table:style-name="ce29" table:formula="of:=COUNTIF([.J3:.J351];  &quot;true&quot; )" office:value-type="float" office:value="14" calcext:value-type="float">
            <text:p>14</text:p>
          </table:table-cell>
          <table:table-cell table:style-name="ce29" table:formula="of:=COUNTIF([.K3:.K351];  &quot;true&quot; )" office:value-type="float" office:value="36" calcext:value-type="float">
            <text:p>36</text:p>
          </table:table-cell>
          <table:table-cell table:style-name="ce29" table:formula="of:=COUNTIF([.L3:.L351];  &quot;true&quot; )" office:value-type="float" office:value="29" calcext:value-type="float">
            <text:p>29</text:p>
          </table:table-cell>
          <table:table-cell table:style-name="ce29" table:formula="of:=COUNTIF([.M3:.M351];  &quot;true&quot; )" office:value-type="float" office:value="7" calcext:value-type="float">
            <text:p>7</text:p>
          </table:table-cell>
          <table:table-cell table:style-name="ce29" table:formula="of:=COUNTIF([.N3:.N351];  &quot;true&quot; )" office:value-type="float" office:value="33" calcext:value-type="float">
            <text:p>33</text:p>
          </table:table-cell>
          <table:table-cell table:style-name="ce29" table:formula="of:=COUNTIF([.O3:.O351];  &quot;true&quot; )" office:value-type="float" office:value="252" calcext:value-type="float">
            <text:p>252</text:p>
          </table:table-cell>
          <table:table-cell table:style-name="ce396" table:formula="of:=COUNTIF([.P3:.P351];  &quot;.+&quot;)" office:value-type="float" office:value="335" calcext:value-type="float">
            <text:p>335</text:p>
          </table:table-cell>
          <table:table-cell/>
          <table:table-cell table:style-name="ce400"/>
          <table:table-cell table:style-name="ce400" table:formula="of:=COUNTIF([.S3:.S351]; &quot;.+&quot;)" office:value-type="float" office:value="282" calcext:value-type="float">
            <text:p>282</text:p>
          </table:table-cell>
          <table:table-cell table:style-name="ce29" table:number-columns-repeated="1005"/>
        </table:table-row>
        <table:table-row table:style-name="ro8">
          <table:table-cell table:style-name="ce30" office:value-type="string" calcext:value-type="string">
            <text:p><text:span text:style-name="T5">Asqatasun Rgaa3</text:span> Process ?</text:p>
          </table:table-cell>
          <table:table-cell table:style-name="ce33" office:value-type="string" calcext:value-type="string">
            <text:p>Rgaa3 TEST</text:p>
          </table:table-cell>
          <table:table-cell table:style-name="ce33" office:value-type="string" calcext:value-type="string">
            <text:p>Level</text:p>
          </table:table-cell>
          <table:table-cell table:style-name="ce33" office:value-type="string" calcext:value-type="string">
            <text:p>Scope</text:p>
          </table:table-cell>
          <table:table-cell table:style-name="ce33" office:value-type="string" calcext:value-type="string">
            <text:p><text:s/>Rgaa3 TITLE</text:p>
          </table:table-cell>
          <table:table-cell table:style-name="ce35" office:value-type="string" calcext:value-type="string">
            <text:p><text:span text:style-name="T3">Changelog</text:span> IDENTICAL <text:span text:style-name="T6">Rgaa3 vs  Rgaa3-2016</text:span></text:p>
          </table:table-cell>
          <table:table-cell table:style-name="ce386" office:value-type="string" calcext:value-type="string">
            <text:p>Diff</text:p>
          </table:table-cell>
          <table:table-cell table:style-name="ce386" office:value-type="string" calcext:value-type="string">
            <text:p>verif</text:p>
          </table:table-cell>
          <table:table-cell table:style-name="ce392" office:value-type="string" calcext:value-type="string">
            <text:p><text:span text:style-name="T7">Changelog</text:span><text:span text:style-name="T8"> </text:span>Deleted</text:p>
          </table:table-cell>
          <table:table-cell table:style-name="ce392" office:value-type="string" calcext:value-type="string">
            <text:p><text:span text:style-name="T7">Changelog</text:span><text:span text:style-name="T8"> </text:span>Added</text:p>
          </table:table-cell>
          <table:table-cell table:style-name="ce392" office:value-type="string" calcext:value-type="string">
            <text:p><text:span text:style-name="T7">Changelog</text:span><text:span text:style-name="T8"> </text:span>ID change</text:p>
          </table:table-cell>
          <table:table-cell table:style-name="ce392" office:value-type="string" calcext:value-type="string">
            <text:p><text:span text:style-name="T7">Changelog</text:span></text:p>
            <text:p>Diff= ID only</text:p>
            <text:p><text:span text:style-name="T9">(Same content)</text:span></text:p>
          </table:table-cell>
          <table:table-cell table:style-name="ce392" office:value-type="string" calcext:value-type="string">
            <text:p><text:span text:style-name="T7">Changelog</text:span></text:p>
            <text:p>Diff= ID + Content</text:p>
          </table:table-cell>
          <table:table-cell table:style-name="ce392" office:value-type="string" calcext:value-type="string">
            <text:p><text:span text:style-name="T7">Changelog</text:span></text:p>
            <text:p>Diff= content only</text:p>
            <text:p><text:span text:style-name="T7">(Same ID)</text:span></text:p>
          </table:table-cell>
          <table:table-cell table:style-name="ce392" office:value-type="string" calcext:value-type="string">
            <text:p><text:span text:style-name="T7">Changelog</text:span></text:p>
            <text:p>No Change</text:p>
            <text:p><text:span text:style-name="T7">(Same id, same content)</text:span></text:p>
          </table:table-cell>
          <table:table-cell table:style-name="ce397" office:value-type="string" calcext:value-type="string">
            <text:p>Rgaa3-2016 TEST</text:p>
          </table:table-cell>
          <table:table-cell table:style-name="ce399" office:value-type="string" calcext:value-type="string">
            <text:p>Rgaa3-2016 <text:s text:c="2"/>TITLE</text:p>
          </table:table-cell>
          <table:table-cell office:value-type="string" calcext:value-type="string">
            <text:p>Same ALGO</text:p>
          </table:table-cell>
          <table:table-cell table:style-name="Default" office:value-type="string" calcext:value-type="string">
            <text:p>Diff manuel</text:p>
          </table:table-cell>
          <table:table-cell table:style-name="ce30" office:value-type="string" calcext:value-type="string">
            <text:p>Difference type</text:p>
          </table:table-cell>
          <table:table-cell table:style-name="ce30" office:value-type="string" calcext:value-type="string">
            <text:p>explanation</text:p>
          </table:table-cell>
          <table:table-cell table:style-name="ce30" table:number-columns-repeated="1003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1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6" office:value-type="string" calcext:value-type="string">
            <text:p>TRUE</text:p>
          </table:table-cell>
          <table:table-cell table:number-columns-repeated="5"/>
          <table:table-cell table:formula="of:=IF([.F3]=&quot;TRUE&quot;;IF([.K3]=&quot;TRUE&quot;;&quot;TRUE&quot;;&quot;&quot;);&quot;&quot;)">
            <text:p/>
          </table:table-cell>
          <table:table-cell table:formula="of:=IF([.F3]=&quot;FALSE&quot;;IF([.K3]=&quot;TRUE&quot;;&quot;TRUE&quot;;&quot;&quot;);&quot;&quot;)">
            <text:p/>
          </table:table-cell>
          <table:table-cell table:style-name="ce395" table:formula="of:=IF([.$F3]=&quot;FALSE&quot;;IF([.$K3]=&quot;&quot;;&quot;TRUE&quot;;&quot;&quot;);&quot;&quot;)">
            <text:p/>
          </table:table-cell>
          <table:table-cell table:style-name="ce395" table:formula="of:=IF([.F3]=&quot;TRUE&quot;;IF([.K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.1</text:p>
          </table:table-cell>
          <table:table-cell/>
          <table:table-cell table:style-name="ce40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7" office:value-type="string" calcext:value-type="string">
            <text:p>TRUE</text:p>
          </table:table-cell>
          <table:table-cell table:number-columns-repeated="5"/>
          <table:table-cell table:formula="of:=IF([.F4]=&quot;TRUE&quot;;IF([.K4]=&quot;TRUE&quot;;&quot;TRUE&quot;;&quot;&quot;);&quot;&quot;)">
            <text:p/>
          </table:table-cell>
          <table:table-cell table:formula="of:=IF([.F4]=&quot;FALSE&quot;;IF([.K4]=&quot;TRUE&quot;;&quot;TRUE&quot;;&quot;&quot;);&quot;&quot;)">
            <text:p/>
          </table:table-cell>
          <table:table-cell table:style-name="ce395" table:formula="of:=IF([.$F4]=&quot;FALSE&quot;;IF([.$K4]=&quot;&quot;;&quot;TRUE&quot;;&quot;&quot;);&quot;&quot;)">
            <text:p/>
          </table:table-cell>
          <table:table-cell table:style-name="ce395" table:formula="of:=IF([.F4]=&quot;TRUE&quot;;IF([.K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.2</text:p>
          </table:table-cell>
          <table:table-cell/>
          <table:table-cell table:style-name="ce40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3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8" office:value-type="string" calcext:value-type="string">
            <text:p>TRUE</text:p>
          </table:table-cell>
          <table:table-cell table:number-columns-repeated="5"/>
          <table:table-cell table:formula="of:=IF([.F5]=&quot;TRUE&quot;;IF([.K5]=&quot;TRUE&quot;;&quot;TRUE&quot;;&quot;&quot;);&quot;&quot;)">
            <text:p/>
          </table:table-cell>
          <table:table-cell table:formula="of:=IF([.F5]=&quot;FALSE&quot;;IF([.K5]=&quot;TRUE&quot;;&quot;TRUE&quot;;&quot;&quot;);&quot;&quot;)">
            <text:p/>
          </table:table-cell>
          <table:table-cell table:style-name="ce395" table:formula="of:=IF([.$F5]=&quot;FALSE&quot;;IF([.$K5]=&quot;&quot;;&quot;TRUE&quot;;&quot;&quot;);&quot;&quot;)">
            <text:p/>
          </table:table-cell>
          <table:table-cell table:style-name="ce395" table:formula="of:=IF([.F5]=&quot;TRUE&quot;;IF([.K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.1.3</text:p>
          </table:table-cell>
          <table:table-cell/>
          <table:table-cell table:style-name="ce40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4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9" office:value-type="string" calcext:value-type="string">
            <text:p>FALSE</text:p>
          </table:table-cell>
          <table:table-cell table:number-columns-repeated="5"/>
          <table:table-cell table:formula="of:=IF([.F6]=&quot;TRUE&quot;;IF([.K6]=&quot;TRUE&quot;;&quot;TRUE&quot;;&quot;&quot;);&quot;&quot;)">
            <text:p/>
          </table:table-cell>
          <table:table-cell table:formula="of:=IF([.F6]=&quot;FALSE&quot;;IF([.K6]=&quot;TRUE&quot;;&quot;TRUE&quot;;&quot;&quot;);&quot;&quot;)">
            <text:p/>
          </table:table-cell>
          <table:table-cell table:style-name="ce395" table:formula="of:=IF([.$F6]=&quot;FALSE&quot;;IF([.$K6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6]=&quot;TRUE&quot;;IF([.K6]=&quot;&quot;;&quot;TRUE&quot;;&quot;&quot;);&quot;&quot;)">
            <text:p/>
          </table:table-cell>
          <table:table-cell table:style-name="ce396" office:value-type="string" calcext:value-type="string">
            <text:p>1.1.4</text:p>
          </table:table-cell>
          <table:table-cell/>
          <table:table-cell table:style-name="ce404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1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0" office:value-type="string" calcext:value-type="string">
            <text:p>FALSE</text:p>
          </table:table-cell>
          <table:table-cell table:number-columns-repeated="5"/>
          <table:table-cell table:formula="of:=IF([.F7]=&quot;TRUE&quot;;IF([.K7]=&quot;TRUE&quot;;&quot;TRUE&quot;;&quot;&quot;);&quot;&quot;)">
            <text:p/>
          </table:table-cell>
          <table:table-cell table:formula="of:=IF([.F7]=&quot;FALSE&quot;;IF([.K7]=&quot;TRUE&quot;;&quot;TRUE&quot;;&quot;&quot;);&quot;&quot;)">
            <text:p/>
          </table:table-cell>
          <table:table-cell table:style-name="ce395" table:formula="of:=IF([.$F7]=&quot;FALSE&quot;;IF([.$K7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]=&quot;TRUE&quot;;IF([.K7]=&quot;&quot;;&quot;TRUE&quot;;&quot;&quot;);&quot;&quot;)">
            <text:p/>
          </table:table-cell>
          <table:table-cell table:style-name="ce396" office:value-type="string" calcext:value-type="string">
            <text:p>1.2.1</text:p>
          </table:table-cell>
          <table:table-cell/>
          <table:table-cell table:style-name="ce405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1" office:value-type="string" calcext:value-type="string">
            <text:p>FALSE</text:p>
          </table:table-cell>
          <table:table-cell table:number-columns-repeated="5"/>
          <table:table-cell table:formula="of:=IF([.F8]=&quot;TRUE&quot;;IF([.K8]=&quot;TRUE&quot;;&quot;TRUE&quot;;&quot;&quot;);&quot;&quot;)">
            <text:p/>
          </table:table-cell>
          <table:table-cell table:formula="of:=IF([.F8]=&quot;FALSE&quot;;IF([.K8]=&quot;TRUE&quot;;&quot;TRUE&quot;;&quot;&quot;);&quot;&quot;)">
            <text:p/>
          </table:table-cell>
          <table:table-cell table:style-name="ce395" table:formula="of:=IF([.$F8]=&quot;FALSE&quot;;IF([.$K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8]=&quot;TRUE&quot;;IF([.K8]=&quot;&quot;;&quot;TRUE&quot;;&quot;&quot;);&quot;&quot;)">
            <text:p/>
          </table:table-cell>
          <table:table-cell table:style-name="ce396" office:value-type="string" calcext:value-type="string">
            <text:p>1.2.2</text:p>
          </table:table-cell>
          <table:table-cell/>
          <table:table-cell table:style-name="ce406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3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2" office:value-type="string" calcext:value-type="string">
            <text:p>FALSE</text:p>
          </table:table-cell>
          <table:table-cell table:number-columns-repeated="5"/>
          <table:table-cell table:formula="of:=IF([.F9]=&quot;TRUE&quot;;IF([.K9]=&quot;TRUE&quot;;&quot;TRUE&quot;;&quot;&quot;);&quot;&quot;)">
            <text:p/>
          </table:table-cell>
          <table:table-cell table:formula="of:=IF([.F9]=&quot;FALSE&quot;;IF([.K9]=&quot;TRUE&quot;;&quot;TRUE&quot;;&quot;&quot;);&quot;&quot;)">
            <text:p/>
          </table:table-cell>
          <table:table-cell table:style-name="ce395" table:formula="of:=IF([.$F9]=&quot;FALSE&quot;;IF([.$K9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9]=&quot;TRUE&quot;;IF([.K9]=&quot;&quot;;&quot;TRUE&quot;;&quot;&quot;);&quot;&quot;)">
            <text:p/>
          </table:table-cell>
          <table:table-cell table:style-name="ce396" office:value-type="string" calcext:value-type="string">
            <text:p>1.2.3</text:p>
          </table:table-cell>
          <table:table-cell/>
          <table:table-cell table:style-name="ce407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4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3" office:value-type="string" calcext:value-type="string">
            <text:p>FALSE</text:p>
          </table:table-cell>
          <table:table-cell table:number-columns-repeated="5"/>
          <table:table-cell table:formula="of:=IF([.F10]=&quot;TRUE&quot;;IF([.K10]=&quot;TRUE&quot;;&quot;TRUE&quot;;&quot;&quot;);&quot;&quot;)">
            <text:p/>
          </table:table-cell>
          <table:table-cell table:formula="of:=IF([.F10]=&quot;FALSE&quot;;IF([.K10]=&quot;TRUE&quot;;&quot;TRUE&quot;;&quot;&quot;);&quot;&quot;)">
            <text:p/>
          </table:table-cell>
          <table:table-cell table:style-name="ce395" table:formula="of:=IF([.$F10]=&quot;FALSE&quot;;IF([.$K10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0]=&quot;TRUE&quot;;IF([.K10]=&quot;&quot;;&quot;TRUE&quot;;&quot;&quot;);&quot;&quot;)">
            <text:p/>
          </table:table-cell>
          <table:table-cell table:style-name="ce396" office:value-type="string" calcext:value-type="string">
            <text:p>1.2.4</text:p>
          </table:table-cell>
          <table:table-cell/>
          <table:table-cell table:style-name="ce408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5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4" office:value-type="string" calcext:value-type="string">
            <text:p>FALSE</text:p>
          </table:table-cell>
          <table:table-cell table:number-columns-repeated="5"/>
          <table:table-cell table:formula="of:=IF([.F11]=&quot;TRUE&quot;;IF([.K11]=&quot;TRUE&quot;;&quot;TRUE&quot;;&quot;&quot;);&quot;&quot;)">
            <text:p/>
          </table:table-cell>
          <table:table-cell table:formula="of:=IF([.F11]=&quot;FALSE&quot;;IF([.K11]=&quot;TRUE&quot;;&quot;TRUE&quot;;&quot;&quot;);&quot;&quot;)">
            <text:p/>
          </table:table-cell>
          <table:table-cell table:style-name="ce395" table:formula="of:=IF([.$F11]=&quot;FALSE&quot;;IF([.$K11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1]=&quot;TRUE&quot;;IF([.K11]=&quot;&quot;;&quot;TRUE&quot;;&quot;&quot;);&quot;&quot;)">
            <text:p/>
          </table:table-cell>
          <table:table-cell table:style-name="ce396" office:value-type="string" calcext:value-type="string">
            <text:p>1.2.5</text:p>
          </table:table-cell>
          <table:table-cell/>
          <table:table-cell table:style-name="ce409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45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12]=&quot;TRUE&quot;;IF([.K12]=&quot;TRUE&quot;;&quot;TRUE&quot;;&quot;&quot;);&quot;&quot;)">
            <text:p/>
          </table:table-cell>
          <table:table-cell table:formula="of:=IF([.F12]=&quot;FALSE&quot;;IF([.K12]=&quot;TRUE&quot;;&quot;TRUE&quot;;&quot;&quot;);&quot;&quot;)">
            <text:p/>
          </table:table-cell>
          <table:table-cell table:style-name="ce395" table:formula="of:=IF([.$F12]=&quot;FALSE&quot;;IF([.$K12]=&quot;&quot;;&quot;TRUE&quot;;&quot;&quot;);&quot;&quot;)">
            <text:p/>
          </table:table-cell>
          <table:table-cell table:style-name="ce395" table:formula="of:=IF([.F12]=&quot;TRUE&quot;;IF([.K12]=&quot;&quot;;&quot;TRUE&quot;;&quot;&quot;);&quot;&quot;)">
            <text:p/>
          </table:table-cell>
          <table:table-cell table:style-name="ce396" office:value-type="string" calcext:value-type="string">
            <text:p>1.2.6</text:p>
          </table:table-cell>
          <table:table-cell/>
          <table:table-cell table:style-name="ce410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6" office:value-type="string" calcext:value-type="string">
            <text:p>FALSE</text:p>
          </table:table-cell>
          <table:table-cell table:number-columns-repeated="5"/>
          <table:table-cell table:formula="of:=IF([.F13]=&quot;TRUE&quot;;IF([.K13]=&quot;TRUE&quot;;&quot;TRUE&quot;;&quot;&quot;);&quot;&quot;)">
            <text:p/>
          </table:table-cell>
          <table:table-cell table:formula="of:=IF([.F13]=&quot;FALSE&quot;;IF([.K13]=&quot;TRUE&quot;;&quot;TRUE&quot;;&quot;&quot;);&quot;&quot;)">
            <text:p/>
          </table:table-cell>
          <table:table-cell table:style-name="ce395" table:formula="of:=IF([.$F13]=&quot;FALSE&quot;;IF([.$K1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3]=&quot;TRUE&quot;;IF([.K13]=&quot;&quot;;&quot;TRUE&quot;;&quot;&quot;);&quot;&quot;)">
            <text:p/>
          </table:table-cell>
          <table:table-cell table:style-name="ce396" office:value-type="string" calcext:value-type="string">
            <text:p>1.3.1</text:p>
          </table:table-cell>
          <table:table-cell/>
          <table:table-cell table:style-name="ce411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7" office:value-type="string" calcext:value-type="string">
            <text:p>FALSE</text:p>
          </table:table-cell>
          <table:table-cell table:number-columns-repeated="5"/>
          <table:table-cell table:formula="of:=IF([.F14]=&quot;TRUE&quot;;IF([.K14]=&quot;TRUE&quot;;&quot;TRUE&quot;;&quot;&quot;);&quot;&quot;)">
            <text:p/>
          </table:table-cell>
          <table:table-cell table:formula="of:=IF([.F14]=&quot;FALSE&quot;;IF([.K14]=&quot;TRUE&quot;;&quot;TRUE&quot;;&quot;&quot;);&quot;&quot;)">
            <text:p/>
          </table:table-cell>
          <table:table-cell table:style-name="ce395" table:formula="of:=IF([.$F14]=&quot;FALSE&quot;;IF([.$K14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4]=&quot;TRUE&quot;;IF([.K14]=&quot;&quot;;&quot;TRUE&quot;;&quot;&quot;);&quot;&quot;)">
            <text:p/>
          </table:table-cell>
          <table:table-cell table:style-name="ce396" office:value-type="string" calcext:value-type="string">
            <text:p>1.3.2</text:p>
          </table:table-cell>
          <table:table-cell/>
          <table:table-cell table:style-name="ce412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8" office:value-type="string" calcext:value-type="string">
            <text:p>FALSE</text:p>
          </table:table-cell>
          <table:table-cell table:number-columns-repeated="5"/>
          <table:table-cell table:formula="of:=IF([.F15]=&quot;TRUE&quot;;IF([.K15]=&quot;TRUE&quot;;&quot;TRUE&quot;;&quot;&quot;);&quot;&quot;)">
            <text:p/>
          </table:table-cell>
          <table:table-cell table:formula="of:=IF([.F15]=&quot;FALSE&quot;;IF([.K15]=&quot;TRUE&quot;;&quot;TRUE&quot;;&quot;&quot;);&quot;&quot;)">
            <text:p/>
          </table:table-cell>
          <table:table-cell table:style-name="ce395" table:formula="of:=IF([.$F15]=&quot;FALSE&quot;;IF([.$K15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5]=&quot;TRUE&quot;;IF([.K15]=&quot;&quot;;&quot;TRUE&quot;;&quot;&quot;);&quot;&quot;)">
            <text:p/>
          </table:table-cell>
          <table:table-cell table:style-name="ce396" office:value-type="string" calcext:value-type="string">
            <text:p>1.3.3</text:p>
          </table:table-cell>
          <table:table-cell/>
          <table:table-cell table:style-name="ce413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9" office:value-type="string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IF([.F16]=&quot;TRUE&quot;;IF([.K16]=&quot;TRUE&quot;;&quot;TRUE&quot;;&quot;&quot;);&quot;&quot;)">
            <text:p/>
          </table:table-cell>
          <table:table-cell table:formula="of:=IF([.F16]=&quot;FALSE&quot;;IF([.K16]=&quot;TRUE&quot;;&quot;TRUE&quot;;&quot;&quot;);&quot;&quot;)">
            <text:p/>
          </table:table-cell>
          <table:table-cell table:style-name="ce395" table:formula="of:=IF([.$F16]=&quot;FALSE&quot;;IF([.$K16]=&quot;&quot;;&quot;TRUE&quot;;&quot;&quot;);&quot;&quot;)">
            <text:p/>
          </table:table-cell>
          <table:table-cell table:style-name="ce395" table:formula="of:=IF([.F16]=&quot;TRUE&quot;;IF([.K1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3.4</text:p>
          </table:table-cell>
          <table:table-cell/>
          <table:table-cell table:style-name="ce414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50"/>
          <table:table-cell table:style-name="ce388" table:number-columns-repeated="2"/>
          <table:table-cell/>
          <table:table-cell office:value-type="string" calcext:value-type="string">
            <text:p>TRUE</text:p>
          </table:table-cell>
          <table:table-cell/>
          <table:table-cell table:formula="of:=IF([.F17]=&quot;TRUE&quot;;IF([.K17]=&quot;TRUE&quot;;&quot;TRUE&quot;;&quot;&quot;);&quot;&quot;)">
            <text:p/>
          </table:table-cell>
          <table:table-cell table:formula="of:=IF([.F17]=&quot;FALSE&quot;;IF([.K17]=&quot;TRUE&quot;;&quot;TRUE&quot;;&quot;&quot;);&quot;&quot;)">
            <text:p/>
          </table:table-cell>
          <table:table-cell table:style-name="ce395" table:formula="of:=IF([.$F17]=&quot;FALSE&quot;;IF([.$K17]=&quot;&quot;;&quot;TRUE&quot;;&quot;&quot;);&quot;&quot;)">
            <text:p/>
          </table:table-cell>
          <table:table-cell table:style-name="ce395" table:formula="of:=IF([.F17]=&quot;TRUE&quot;;IF([.K17]=&quot;&quot;;&quot;TRUE&quot;;&quot;&quot;);&quot;&quot;)">
            <text:p/>
          </table:table-cell>
          <table:table-cell table:style-name="ce396" office:value-type="string" calcext:value-type="string">
            <text:p>1.3.5</text:p>
          </table:table-cell>
          <table:table-cell/>
          <table:table-cell table:style-name="ce415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]=&quot;TRUE&quot;;IF([.K18]=&quot;TRUE&quot;;&quot;TRUE&quot;;&quot;&quot;);&quot;&quot;)" office:value-type="string" office:string-value="TRUE" calcext:value-type="string">
            <text:p>TRUE</text:p>
          </table:table-cell>
          <table:table-cell table:formula="of:=IF([.F18]=&quot;FALSE&quot;;IF([.K18]=&quot;TRUE&quot;;&quot;TRUE&quot;;&quot;&quot;);&quot;&quot;)">
            <text:p/>
          </table:table-cell>
          <table:table-cell table:style-name="ce395" table:formula="of:=IF([.$F18]=&quot;FALSE&quot;;IF([.$K18]=&quot;&quot;;&quot;TRUE&quot;;&quot;&quot;);&quot;&quot;)">
            <text:p/>
          </table:table-cell>
          <table:table-cell table:style-name="ce395" table:formula="of:=IF([.F18]=&quot;TRUE&quot;;IF([.K18]=&quot;&quot;;&quot;TRUE&quot;;&quot;&quot;);&quot;&quot;)">
            <text:p/>
          </table:table-cell>
          <table:table-cell table:style-name="ce396" office:value-type="string" calcext:value-type="string">
            <text:p>1.3.6</text:p>
          </table:table-cell>
          <table:table-cell/>
          <table:table-cell table:style-name="ce41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52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19]=&quot;TRUE&quot;;IF([.K19]=&quot;TRUE&quot;;&quot;TRUE&quot;;&quot;&quot;);&quot;&quot;)">
            <text:p/>
          </table:table-cell>
          <table:table-cell table:formula="of:=IF([.F19]=&quot;FALSE&quot;;IF([.K19]=&quot;TRUE&quot;;&quot;TRUE&quot;;&quot;&quot;);&quot;&quot;)">
            <text:p/>
          </table:table-cell>
          <table:table-cell table:style-name="ce395" table:formula="of:=IF([.$F19]=&quot;FALSE&quot;;IF([.$K19]=&quot;&quot;;&quot;TRUE&quot;;&quot;&quot;);&quot;&quot;)">
            <text:p/>
          </table:table-cell>
          <table:table-cell table:style-name="ce395" table:formula="of:=IF([.F19]=&quot;TRUE&quot;;IF([.K19]=&quot;&quot;;&quot;TRUE&quot;;&quot;&quot;);&quot;&quot;)">
            <text:p/>
          </table:table-cell>
          <table:table-cell table:style-name="ce396" office:value-type="string" calcext:value-type="string">
            <text:p>1.3.7</text:p>
          </table:table-cell>
          <table:table-cell/>
          <table:table-cell table:style-name="ce417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3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0]=&quot;TRUE&quot;;IF([.K20]=&quot;TRUE&quot;;&quot;TRUE&quot;;&quot;&quot;);&quot;&quot;)">
            <text:p/>
          </table:table-cell>
          <table:table-cell table:formula="of:=IF([.F20]=&quot;FALSE&quot;;IF([.K20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20]=&quot;FALSE&quot;;IF([.$K20]=&quot;&quot;;&quot;TRUE&quot;;&quot;&quot;);&quot;&quot;)">
            <text:p/>
          </table:table-cell>
          <table:table-cell table:style-name="ce395" table:formula="of:=IF([.F20]=&quot;TRUE&quot;;IF([.K20]=&quot;&quot;;&quot;TRUE&quot;;&quot;&quot;);&quot;&quot;)">
            <text:p/>
          </table:table-cell>
          <table:table-cell table:style-name="ce396" office:value-type="string" calcext:value-type="string">
            <text:p>1.3.8</text:p>
          </table:table-cell>
          <table:table-cell/>
          <table:table-cell table:style-name="ce418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4" office:value-type="string" calcext:value-type="string">
            <text:p>TRUE</text:p>
          </table:table-cell>
          <table:table-cell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21]=&quot;TRUE&quot;;IF([.K21]=&quot;TRUE&quot;;&quot;TRUE&quot;;&quot;&quot;);&quot;&quot;)" office:value-type="string" office:string-value="TRUE" calcext:value-type="string">
            <text:p>TRUE</text:p>
          </table:table-cell>
          <table:table-cell table:formula="of:=IF([.F21]=&quot;FALSE&quot;;IF([.K21]=&quot;TRUE&quot;;&quot;TRUE&quot;;&quot;&quot;);&quot;&quot;)">
            <text:p/>
          </table:table-cell>
          <table:table-cell table:style-name="ce395" table:formula="of:=IF([.$F21]=&quot;FALSE&quot;;IF([.$K21]=&quot;&quot;;&quot;TRUE&quot;;&quot;&quot;);&quot;&quot;)">
            <text:p/>
          </table:table-cell>
          <table:table-cell table:style-name="ce395" table:formula="of:=IF([.F21]=&quot;TRUE&quot;;IF([.K21]=&quot;&quot;;&quot;TRUE&quot;;&quot;&quot;);&quot;&quot;)">
            <text:p/>
          </table:table-cell>
          <table:table-cell table:style-name="ce396" office:value-type="string" calcext:value-type="string">
            <text:p>1.3.9</text:p>
          </table:table-cell>
          <table:table-cell/>
          <table:table-cell table:style-name="ce41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9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5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2]=&quot;TRUE&quot;;IF([.K22]=&quot;TRUE&quot;;&quot;TRUE&quot;;&quot;&quot;);&quot;&quot;)">
            <text:p/>
          </table:table-cell>
          <table:table-cell table:formula="of:=IF([.F22]=&quot;FALSE&quot;;IF([.K22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22]=&quot;FALSE&quot;;IF([.$K22]=&quot;&quot;;&quot;TRUE&quot;;&quot;&quot;);&quot;&quot;)">
            <text:p/>
          </table:table-cell>
          <table:table-cell table:style-name="ce395" table:formula="of:=IF([.F22]=&quot;TRUE&quot;;IF([.K22]=&quot;&quot;;&quot;TRUE&quot;;&quot;&quot;);&quot;&quot;)">
            <text:p/>
          </table:table-cell>
          <table:table-cell table:style-name="ce396" office:value-type="string" calcext:value-type="string">
            <text:p>1.3.10</text:p>
          </table:table-cell>
          <table:table-cell/>
          <table:table-cell table:style-name="ce420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56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3]=&quot;TRUE&quot;;IF([.K23]=&quot;TRUE&quot;;&quot;TRUE&quot;;&quot;&quot;);&quot;&quot;)">
            <text:p/>
          </table:table-cell>
          <table:table-cell table:formula="of:=IF([.F23]=&quot;FALSE&quot;;IF([.K23]=&quot;TRUE&quot;;&quot;TRUE&quot;;&quot;&quot;);&quot;&quot;)">
            <text:p/>
          </table:table-cell>
          <table:table-cell table:style-name="ce395" table:formula="of:=IF([.$F23]=&quot;FALSE&quot;;IF([.$K23]=&quot;&quot;;&quot;TRUE&quot;;&quot;&quot;);&quot;&quot;)">
            <text:p/>
          </table:table-cell>
          <table:table-cell table:style-name="ce395" table:formula="of:=IF([.F23]=&quot;TRUE&quot;;IF([.K23]=&quot;&quot;;&quot;TRUE&quot;;&quot;&quot;);&quot;&quot;)">
            <text:p/>
          </table:table-cell>
          <table:table-cell table:style-name="ce396" office:value-type="string" calcext:value-type="string">
            <text:p>1.3.11</text:p>
          </table:table-cell>
          <table:table-cell/>
          <table:table-cell table:style-name="ce421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4]=&quot;TRUE&quot;;IF([.K24]=&quot;TRUE&quot;;&quot;TRUE&quot;;&quot;&quot;);&quot;&quot;)" office:value-type="string" office:string-value="TRUE" calcext:value-type="string">
            <text:p>TRUE</text:p>
          </table:table-cell>
          <table:table-cell table:formula="of:=IF([.F24]=&quot;FALSE&quot;;IF([.K24]=&quot;TRUE&quot;;&quot;TRUE&quot;;&quot;&quot;);&quot;&quot;)">
            <text:p/>
          </table:table-cell>
          <table:table-cell table:style-name="ce395" table:formula="of:=IF([.$F24]=&quot;FALSE&quot;;IF([.$K24]=&quot;&quot;;&quot;TRUE&quot;;&quot;&quot;);&quot;&quot;)">
            <text:p/>
          </table:table-cell>
          <table:table-cell table:style-name="ce395" table:formula="of:=IF([.F24]=&quot;TRUE&quot;;IF([.K24]=&quot;&quot;;&quot;TRUE&quot;;&quot;&quot;);&quot;&quot;)">
            <text:p/>
          </table:table-cell>
          <table:table-cell table:style-name="ce396" office:value-type="string" calcext:value-type="string">
            <text:p>1.3.12</text:p>
          </table:table-cell>
          <table:table-cell/>
          <table:table-cell table:style-name="ce422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.3.10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5]=&quot;TRUE&quot;;IF([.K25]=&quot;TRUE&quot;;&quot;TRUE&quot;;&quot;&quot;);&quot;&quot;)" office:value-type="string" office:string-value="TRUE" calcext:value-type="string">
            <text:p>TRUE</text:p>
          </table:table-cell>
          <table:table-cell table:formula="of:=IF([.F25]=&quot;FALSE&quot;;IF([.K25]=&quot;TRUE&quot;;&quot;TRUE&quot;;&quot;&quot;);&quot;&quot;)">
            <text:p/>
          </table:table-cell>
          <table:table-cell table:style-name="ce395" table:formula="of:=IF([.$F25]=&quot;FALSE&quot;;IF([.$K25]=&quot;&quot;;&quot;TRUE&quot;;&quot;&quot;);&quot;&quot;)">
            <text:p/>
          </table:table-cell>
          <table:table-cell table:style-name="ce395" table:formula="of:=IF([.F25]=&quot;TRUE&quot;;IF([.K25]=&quot;&quot;;&quot;TRUE&quot;;&quot;&quot;);&quot;&quot;)">
            <text:p/>
          </table:table-cell>
          <table:table-cell table:style-name="ce396" office:value-type="string" calcext:value-type="string">
            <text:p>1.3.13</text:p>
          </table:table-cell>
          <table:table-cell/>
          <table:table-cell table:style-name="ce42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9" office:value-type="string" calcext:value-type="string">
            <text:p>FALSE</text:p>
          </table:table-cell>
          <table:table-cell table:number-columns-repeated="5"/>
          <table:table-cell table:formula="of:=IF([.F26]=&quot;TRUE&quot;;IF([.K26]=&quot;TRUE&quot;;&quot;TRUE&quot;;&quot;&quot;);&quot;&quot;)">
            <text:p/>
          </table:table-cell>
          <table:table-cell table:formula="of:=IF([.F26]=&quot;FALSE&quot;;IF([.K26]=&quot;TRUE&quot;;&quot;TRUE&quot;;&quot;&quot;);&quot;&quot;)">
            <text:p/>
          </table:table-cell>
          <table:table-cell table:style-name="ce395" table:formula="of:=IF([.$F26]=&quot;FALSE&quot;;IF([.$K26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6]=&quot;TRUE&quot;;IF([.K26]=&quot;&quot;;&quot;TRUE&quot;;&quot;&quot;);&quot;&quot;)">
            <text:p/>
          </table:table-cell>
          <table:table-cell table:style-name="ce396" office:value-type="string" calcext:value-type="string">
            <text:p>1.4.1</text:p>
          </table:table-cell>
          <table:table-cell/>
          <table:table-cell table:style-name="ce424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0" office:value-type="string" calcext:value-type="string">
            <text:p>FALSE</text:p>
          </table:table-cell>
          <table:table-cell table:number-columns-repeated="5"/>
          <table:table-cell table:formula="of:=IF([.F27]=&quot;TRUE&quot;;IF([.K27]=&quot;TRUE&quot;;&quot;TRUE&quot;;&quot;&quot;);&quot;&quot;)">
            <text:p/>
          </table:table-cell>
          <table:table-cell table:formula="of:=IF([.F27]=&quot;FALSE&quot;;IF([.K27]=&quot;TRUE&quot;;&quot;TRUE&quot;;&quot;&quot;);&quot;&quot;)">
            <text:p/>
          </table:table-cell>
          <table:table-cell table:style-name="ce395" table:formula="of:=IF([.$F27]=&quot;FALSE&quot;;IF([.$K27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]=&quot;TRUE&quot;;IF([.K27]=&quot;&quot;;&quot;TRUE&quot;;&quot;&quot;);&quot;&quot;)">
            <text:p/>
          </table:table-cell>
          <table:table-cell table:style-name="ce396" office:value-type="string" calcext:value-type="string">
            <text:p>1.4.2</text:p>
          </table:table-cell>
          <table:table-cell/>
          <table:table-cell table:style-name="ce425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1" office:value-type="string" calcext:value-type="string">
            <text:p>FALSE</text:p>
          </table:table-cell>
          <table:table-cell table:number-columns-repeated="5"/>
          <table:table-cell table:formula="of:=IF([.F28]=&quot;TRUE&quot;;IF([.K28]=&quot;TRUE&quot;;&quot;TRUE&quot;;&quot;&quot;);&quot;&quot;)">
            <text:p/>
          </table:table-cell>
          <table:table-cell table:formula="of:=IF([.F28]=&quot;FALSE&quot;;IF([.K28]=&quot;TRUE&quot;;&quot;TRUE&quot;;&quot;&quot;);&quot;&quot;)">
            <text:p/>
          </table:table-cell>
          <table:table-cell table:style-name="ce395" table:formula="of:=IF([.$F28]=&quot;FALSE&quot;;IF([.$K2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8]=&quot;TRUE&quot;;IF([.K28]=&quot;&quot;;&quot;TRUE&quot;;&quot;&quot;);&quot;&quot;)">
            <text:p/>
          </table:table-cell>
          <table:table-cell table:style-name="ce396" office:value-type="string" calcext:value-type="string">
            <text:p>1.4.3</text:p>
          </table:table-cell>
          <table:table-cell/>
          <table:table-cell table:style-name="ce426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2" office:value-type="string" calcext:value-type="string">
            <text:p>FALSE</text:p>
          </table:table-cell>
          <table:table-cell table:number-columns-repeated="5"/>
          <table:table-cell table:formula="of:=IF([.F29]=&quot;TRUE&quot;;IF([.K29]=&quot;TRUE&quot;;&quot;TRUE&quot;;&quot;&quot;);&quot;&quot;)">
            <text:p/>
          </table:table-cell>
          <table:table-cell table:formula="of:=IF([.F29]=&quot;FALSE&quot;;IF([.K29]=&quot;TRUE&quot;;&quot;TRUE&quot;;&quot;&quot;);&quot;&quot;)">
            <text:p/>
          </table:table-cell>
          <table:table-cell table:style-name="ce395" table:formula="of:=IF([.$F29]=&quot;FALSE&quot;;IF([.$K29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9]=&quot;TRUE&quot;;IF([.K29]=&quot;&quot;;&quot;TRUE&quot;;&quot;&quot;);&quot;&quot;)">
            <text:p/>
          </table:table-cell>
          <table:table-cell table:style-name="ce396" office:value-type="string" calcext:value-type="string">
            <text:p>1.4.4</text:p>
          </table:table-cell>
          <table:table-cell/>
          <table:table-cell table:style-name="ce427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63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30]=&quot;TRUE&quot;;IF([.K30]=&quot;TRUE&quot;;&quot;TRUE&quot;;&quot;&quot;);&quot;&quot;)">
            <text:p/>
          </table:table-cell>
          <table:table-cell table:formula="of:=IF([.F30]=&quot;FALSE&quot;;IF([.K30]=&quot;TRUE&quot;;&quot;TRUE&quot;;&quot;&quot;);&quot;&quot;)">
            <text:p/>
          </table:table-cell>
          <table:table-cell table:style-name="ce395" table:formula="of:=IF([.$F30]=&quot;FALSE&quot;;IF([.$K30]=&quot;&quot;;&quot;TRUE&quot;;&quot;&quot;);&quot;&quot;)">
            <text:p/>
          </table:table-cell>
          <table:table-cell table:style-name="ce395" table:formula="of:=IF([.F30]=&quot;TRUE&quot;;IF([.K30]=&quot;&quot;;&quot;TRUE&quot;;&quot;&quot;);&quot;&quot;)">
            <text:p/>
          </table:table-cell>
          <table:table-cell table:style-name="ce396" office:value-type="string" calcext:value-type="string">
            <text:p>1.4.5</text:p>
          </table:table-cell>
          <table:table-cell/>
          <table:table-cell table:style-name="ce428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4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1]=&quot;TRUE&quot;;IF([.K31]=&quot;TRUE&quot;;&quot;TRUE&quot;;&quot;&quot;);&quot;&quot;)">
            <text:p/>
          </table:table-cell>
          <table:table-cell table:formula="of:=IF([.F31]=&quot;FALSE&quot;;IF([.K31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1]=&quot;FALSE&quot;;IF([.$K31]=&quot;&quot;;&quot;TRUE&quot;;&quot;&quot;);&quot;&quot;)">
            <text:p/>
          </table:table-cell>
          <table:table-cell table:style-name="ce395" table:formula="of:=IF([.F31]=&quot;TRUE&quot;;IF([.K31]=&quot;&quot;;&quot;TRUE&quot;;&quot;&quot;);&quot;&quot;)">
            <text:p/>
          </table:table-cell>
          <table:table-cell table:style-name="ce396" office:value-type="string" calcext:value-type="string">
            <text:p>1.4.6</text:p>
          </table:table-cell>
          <table:table-cell/>
          <table:table-cell table:style-name="ce429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65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32]=&quot;TRUE&quot;;IF([.K32]=&quot;TRUE&quot;;&quot;TRUE&quot;;&quot;&quot;);&quot;&quot;)">
            <text:p/>
          </table:table-cell>
          <table:table-cell table:formula="of:=IF([.F32]=&quot;FALSE&quot;;IF([.K32]=&quot;TRUE&quot;;&quot;TRUE&quot;;&quot;&quot;);&quot;&quot;)">
            <text:p/>
          </table:table-cell>
          <table:table-cell table:style-name="ce395" table:formula="of:=IF([.$F32]=&quot;FALSE&quot;;IF([.$K32]=&quot;&quot;;&quot;TRUE&quot;;&quot;&quot;);&quot;&quot;)">
            <text:p/>
          </table:table-cell>
          <table:table-cell table:style-name="ce395" table:formula="of:=IF([.F32]=&quot;TRUE&quot;;IF([.K32]=&quot;&quot;;&quot;TRUE&quot;;&quot;&quot;);&quot;&quot;)">
            <text:p/>
          </table:table-cell>
          <table:table-cell table:style-name="ce396" office:value-type="string" calcext:value-type="string">
            <text:p>1.4.7</text:p>
          </table:table-cell>
          <table:table-cell/>
          <table:table-cell table:style-name="ce430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6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33]=&quot;TRUE&quot;;IF([.K33]=&quot;TRUE&quot;;&quot;TRUE&quot;;&quot;&quot;);&quot;&quot;)">
            <text:p/>
          </table:table-cell>
          <table:table-cell table:formula="of:=IF([.F33]=&quot;FALSE&quot;;IF([.K33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3]=&quot;FALSE&quot;;IF([.$K33]=&quot;&quot;;&quot;TRUE&quot;;&quot;&quot;);&quot;&quot;)">
            <text:p/>
          </table:table-cell>
          <table:table-cell table:style-name="ce395" table:formula="of:=IF([.F33]=&quot;TRUE&quot;;IF([.K33]=&quot;&quot;;&quot;TRUE&quot;;&quot;&quot;);&quot;&quot;)">
            <text:p/>
          </table:table-cell>
          <table:table-cell table:style-name="ce396" office:value-type="string" calcext:value-type="string">
            <text:p>1.4.8</text:p>
          </table:table-cell>
          <table:table-cell/>
          <table:table-cell table:style-name="ce431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7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34]=&quot;TRUE&quot;;IF([.K34]=&quot;TRUE&quot;;&quot;TRUE&quot;;&quot;&quot;);&quot;&quot;)">
            <text:p/>
          </table:table-cell>
          <table:table-cell table:formula="of:=IF([.F34]=&quot;FALSE&quot;;IF([.K34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4]=&quot;FALSE&quot;;IF([.$K34]=&quot;&quot;;&quot;TRUE&quot;;&quot;&quot;);&quot;&quot;)">
            <text:p/>
          </table:table-cell>
          <table:table-cell table:style-name="ce395" table:formula="of:=IF([.F34]=&quot;TRUE&quot;;IF([.K34]=&quot;&quot;;&quot;TRUE&quot;;&quot;&quot;);&quot;&quot;)">
            <text:p/>
          </table:table-cell>
          <table:table-cell table:style-name="ce396" office:value-type="string" calcext:value-type="string">
            <text:p>1.4.9</text:p>
          </table:table-cell>
          <table:table-cell/>
          <table:table-cell table:style-name="ce432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8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35]=&quot;TRUE&quot;;IF([.K35]=&quot;TRUE&quot;;&quot;TRUE&quot;;&quot;&quot;);&quot;&quot;)">
            <text:p/>
          </table:table-cell>
          <table:table-cell table:formula="of:=IF([.F35]=&quot;FALSE&quot;;IF([.K35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5]=&quot;FALSE&quot;;IF([.$K35]=&quot;&quot;;&quot;TRUE&quot;;&quot;&quot;);&quot;&quot;)">
            <text:p/>
          </table:table-cell>
          <table:table-cell table:style-name="ce395" table:formula="of:=IF([.F35]=&quot;TRUE&quot;;IF([.K35]=&quot;&quot;;&quot;TRUE&quot;;&quot;&quot;);&quot;&quot;)">
            <text:p/>
          </table:table-cell>
          <table:table-cell table:style-name="ce396" office:value-type="string" calcext:value-type="string">
            <text:p>1.4.10</text:p>
          </table:table-cell>
          <table:table-cell/>
          <table:table-cell table:style-name="ce433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69"/>
          <table:table-cell table:style-name="ce388" table:number-columns-repeated="2"/>
          <table:table-cell/>
          <table:table-cell office:value-type="string" calcext:value-type="string">
            <text:p>TRUE</text:p>
          </table:table-cell>
          <table:table-cell/>
          <table:table-cell table:formula="of:=IF([.F36]=&quot;TRUE&quot;;IF([.K36]=&quot;TRUE&quot;;&quot;TRUE&quot;;&quot;&quot;);&quot;&quot;)">
            <text:p/>
          </table:table-cell>
          <table:table-cell table:formula="of:=IF([.F36]=&quot;FALSE&quot;;IF([.K36]=&quot;TRUE&quot;;&quot;TRUE&quot;;&quot;&quot;);&quot;&quot;)">
            <text:p/>
          </table:table-cell>
          <table:table-cell table:style-name="ce395" table:formula="of:=IF([.$F36]=&quot;FALSE&quot;;IF([.$K36]=&quot;&quot;;&quot;TRUE&quot;;&quot;&quot;);&quot;&quot;)">
            <text:p/>
          </table:table-cell>
          <table:table-cell table:style-name="ce395" table:formula="of:=IF([.F36]=&quot;TRUE&quot;;IF([.K36]=&quot;&quot;;&quot;TRUE&quot;;&quot;&quot;);&quot;&quot;)">
            <text:p/>
          </table:table-cell>
          <table:table-cell table:style-name="ce396" office:value-type="string" calcext:value-type="string">
            <text:p>1.4.11</text:p>
          </table:table-cell>
          <table:table-cell/>
          <table:table-cell table:style-name="ce434"/>
          <table:table-cell table:number-columns-repeated="1006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9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7]=&quot;TRUE&quot;;IF([.K37]=&quot;TRUE&quot;;&quot;TRUE&quot;;&quot;&quot;);&quot;&quot;)" office:value-type="string" office:string-value="TRUE" calcext:value-type="string">
            <text:p>TRUE</text:p>
          </table:table-cell>
          <table:table-cell table:formula="of:=IF([.F37]=&quot;FALSE&quot;;IF([.K37]=&quot;TRUE&quot;;&quot;TRUE&quot;;&quot;&quot;);&quot;&quot;)">
            <text:p/>
          </table:table-cell>
          <table:table-cell table:style-name="ce395" table:formula="of:=IF([.$F37]=&quot;FALSE&quot;;IF([.$K37]=&quot;&quot;;&quot;TRUE&quot;;&quot;&quot;);&quot;&quot;)">
            <text:p/>
          </table:table-cell>
          <table:table-cell table:style-name="ce395" table:formula="of:=IF([.F37]=&quot;TRUE&quot;;IF([.K37]=&quot;&quot;;&quot;TRUE&quot;;&quot;&quot;);&quot;&quot;)">
            <text:p/>
          </table:table-cell>
          <table:table-cell table:style-name="ce396" office:value-type="string" calcext:value-type="string">
            <text:p>1.4.12</text:p>
          </table:table-cell>
          <table:table-cell/>
          <table:table-cell table:style-name="ce435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1" office:value-type="string" calcext:value-type="string">
            <text:p>TRUE</text:p>
          </table:table-cell>
          <table:table-cell table:number-columns-repeated="5"/>
          <table:table-cell table:formula="of:=IF([.F38]=&quot;TRUE&quot;;IF([.K38]=&quot;TRUE&quot;;&quot;TRUE&quot;;&quot;&quot;);&quot;&quot;)">
            <text:p/>
          </table:table-cell>
          <table:table-cell table:formula="of:=IF([.F38]=&quot;FALSE&quot;;IF([.K38]=&quot;TRUE&quot;;&quot;TRUE&quot;;&quot;&quot;);&quot;&quot;)">
            <text:p/>
          </table:table-cell>
          <table:table-cell table:style-name="ce395" table:formula="of:=IF([.$F38]=&quot;FALSE&quot;;IF([.$K38]=&quot;&quot;;&quot;TRUE&quot;;&quot;&quot;);&quot;&quot;)">
            <text:p/>
          </table:table-cell>
          <table:table-cell table:style-name="ce395" table:formula="of:=IF([.F38]=&quot;TRUE&quot;;IF([.K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5.1</text:p>
          </table:table-cell>
          <table:table-cell/>
          <table:table-cell table:style-name="ce43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5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2" office:value-type="string" calcext:value-type="string">
            <text:p>TRUE</text:p>
          </table:table-cell>
          <table:table-cell table:number-columns-repeated="5"/>
          <table:table-cell table:formula="of:=IF([.F39]=&quot;TRUE&quot;;IF([.K39]=&quot;TRUE&quot;;&quot;TRUE&quot;;&quot;&quot;);&quot;&quot;)">
            <text:p/>
          </table:table-cell>
          <table:table-cell table:formula="of:=IF([.F39]=&quot;FALSE&quot;;IF([.K39]=&quot;TRUE&quot;;&quot;TRUE&quot;;&quot;&quot;);&quot;&quot;)">
            <text:p/>
          </table:table-cell>
          <table:table-cell table:style-name="ce395" table:formula="of:=IF([.$F39]=&quot;FALSE&quot;;IF([.$K39]=&quot;&quot;;&quot;TRUE&quot;;&quot;&quot;);&quot;&quot;)">
            <text:p/>
          </table:table-cell>
          <table:table-cell table:style-name="ce395" table:formula="of:=IF([.F39]=&quot;TRUE&quot;;IF([.K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5.2</text:p>
          </table:table-cell>
          <table:table-cell/>
          <table:table-cell table:style-name="ce437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3" office:value-type="string" calcext:value-type="string">
            <text:p>TRUE</text:p>
          </table:table-cell>
          <table:table-cell table:number-columns-repeated="5"/>
          <table:table-cell table:formula="of:=IF([.F40]=&quot;TRUE&quot;;IF([.K40]=&quot;TRUE&quot;;&quot;TRUE&quot;;&quot;&quot;);&quot;&quot;)">
            <text:p/>
          </table:table-cell>
          <table:table-cell table:formula="of:=IF([.F40]=&quot;FALSE&quot;;IF([.K40]=&quot;TRUE&quot;;&quot;TRUE&quot;;&quot;&quot;);&quot;&quot;)">
            <text:p/>
          </table:table-cell>
          <table:table-cell table:style-name="ce395" table:formula="of:=IF([.$F40]=&quot;FALSE&quot;;IF([.$K40]=&quot;&quot;;&quot;TRUE&quot;;&quot;&quot;);&quot;&quot;)">
            <text:p/>
          </table:table-cell>
          <table:table-cell table:style-name="ce395" table:formula="of:=IF([.F40]=&quot;TRUE&quot;;IF([.K4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6.1</text:p>
          </table:table-cell>
          <table:table-cell/>
          <table:table-cell table:style-name="ce438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4" office:value-type="string" calcext:value-type="string">
            <text:p>TRUE</text:p>
          </table:table-cell>
          <table:table-cell table:number-columns-repeated="5"/>
          <table:table-cell table:formula="of:=IF([.F41]=&quot;TRUE&quot;;IF([.K41]=&quot;TRUE&quot;;&quot;TRUE&quot;;&quot;&quot;);&quot;&quot;)">
            <text:p/>
          </table:table-cell>
          <table:table-cell table:formula="of:=IF([.F41]=&quot;FALSE&quot;;IF([.K41]=&quot;TRUE&quot;;&quot;TRUE&quot;;&quot;&quot;);&quot;&quot;)">
            <text:p/>
          </table:table-cell>
          <table:table-cell table:style-name="ce395" table:formula="of:=IF([.$F41]=&quot;FALSE&quot;;IF([.$K41]=&quot;&quot;;&quot;TRUE&quot;;&quot;&quot;);&quot;&quot;)">
            <text:p/>
          </table:table-cell>
          <table:table-cell table:style-name="ce395" table:formula="of:=IF([.F41]=&quot;TRUE&quot;;IF([.K4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6.2</text:p>
          </table:table-cell>
          <table:table-cell/>
          <table:table-cell table:style-name="ce43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42]=&quot;TRUE&quot;;IF([.K42]=&quot;TRUE&quot;;&quot;TRUE&quot;;&quot;&quot;);&quot;&quot;)">
            <text:p/>
          </table:table-cell>
          <table:table-cell table:formula="of:=IF([.F42]=&quot;FALSE&quot;;IF([.K42]=&quot;TRUE&quot;;&quot;TRUE&quot;;&quot;&quot;);&quot;&quot;)">
            <text:p/>
          </table:table-cell>
          <table:table-cell table:style-name="ce395" table:formula="of:=IF([.$F42]=&quot;FALSE&quot;;IF([.$K42]=&quot;&quot;;&quot;TRUE&quot;;&quot;&quot;);&quot;&quot;)">
            <text:p/>
          </table:table-cell>
          <table:table-cell table:style-name="ce395" table:formula="of:=IF([.F42]=&quot;TRUE&quot;;IF([.K4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6.3</text:p>
          </table:table-cell>
          <table:table-cell/>
          <table:table-cell table:style-name="ce440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6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3"/>
          <table:table-cell table:formula="of:=IF([.F43]=&quot;TRUE&quot;;IF([.K43]=&quot;TRUE&quot;;&quot;TRUE&quot;;&quot;&quot;);&quot;&quot;)">
            <text:p/>
          </table:table-cell>
          <table:table-cell table:formula="of:=IF([.F43]=&quot;FALSE&quot;;IF([.K43]=&quot;TRUE&quot;;&quot;TRUE&quot;;&quot;&quot;);&quot;&quot;)">
            <text:p/>
          </table:table-cell>
          <table:table-cell table:style-name="ce395" table:formula="of:=IF([.$F43]=&quot;FALSE&quot;;IF([.$K4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43]=&quot;TRUE&quot;;IF([.K43]=&quot;&quot;;&quot;TRUE&quot;;&quot;&quot;);&quot;&quot;)">
            <text:p/>
          </table:table-cell>
          <table:table-cell table:style-name="ce396" office:value-type="string" calcext:value-type="string">
            <text:p>1.6.4</text:p>
          </table:table-cell>
          <table:table-cell/>
          <table:table-cell table:style-name="ce441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77"/>
          <table:table-cell table:style-name="ce388" table:number-columns-repeated="2"/>
          <table:table-cell/>
          <table:table-cell office:value-type="string" calcext:value-type="string">
            <text:p>TRUE</text:p>
          </table:table-cell>
          <table:table-cell table:style-name="ce393"/>
          <table:table-cell table:formula="of:=IF([.F44]=&quot;TRUE&quot;;IF([.K44]=&quot;TRUE&quot;;&quot;TRUE&quot;;&quot;&quot;);&quot;&quot;)">
            <text:p/>
          </table:table-cell>
          <table:table-cell table:formula="of:=IF([.F44]=&quot;FALSE&quot;;IF([.K44]=&quot;TRUE&quot;;&quot;TRUE&quot;;&quot;&quot;);&quot;&quot;)">
            <text:p/>
          </table:table-cell>
          <table:table-cell table:style-name="ce395" table:formula="of:=IF([.$F44]=&quot;FALSE&quot;;IF([.$K44]=&quot;&quot;;&quot;TRUE&quot;;&quot;&quot;);&quot;&quot;)">
            <text:p/>
          </table:table-cell>
          <table:table-cell table:style-name="ce395" table:formula="of:=IF([.F44]=&quot;TRUE&quot;;IF([.K44]=&quot;&quot;;&quot;TRUE&quot;;&quot;&quot;);&quot;&quot;)">
            <text:p/>
          </table:table-cell>
          <table:table-cell table:style-name="ce396" office:value-type="string" calcext:value-type="string">
            <text:p>1.6.5</text:p>
          </table:table-cell>
          <table:table-cell/>
          <table:table-cell table:style-name="ce442"/>
          <table:table-cell table:number-columns-repeated="1006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5]=&quot;TRUE&quot;;IF([.K45]=&quot;TRUE&quot;;&quot;TRUE&quot;;&quot;&quot;);&quot;&quot;)" office:value-type="string" office:string-value="TRUE" calcext:value-type="string">
            <text:p>TRUE</text:p>
          </table:table-cell>
          <table:table-cell table:formula="of:=IF([.F45]=&quot;FALSE&quot;;IF([.K45]=&quot;TRUE&quot;;&quot;TRUE&quot;;&quot;&quot;);&quot;&quot;)">
            <text:p/>
          </table:table-cell>
          <table:table-cell table:style-name="ce395" table:formula="of:=IF([.$F45]=&quot;FALSE&quot;;IF([.$K45]=&quot;&quot;;&quot;TRUE&quot;;&quot;&quot;);&quot;&quot;)">
            <text:p/>
          </table:table-cell>
          <table:table-cell table:style-name="ce395" table:formula="of:=IF([.F45]=&quot;TRUE&quot;;IF([.K45]=&quot;&quot;;&quot;TRUE&quot;;&quot;&quot;);&quot;&quot;)">
            <text:p/>
          </table:table-cell>
          <table:table-cell table:style-name="ce396" office:value-type="string" calcext:value-type="string">
            <text:p>1.6.6</text:p>
          </table:table-cell>
          <table:table-cell/>
          <table:table-cell table:style-name="ce443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6]=&quot;TRUE&quot;;IF([.K46]=&quot;TRUE&quot;;&quot;TRUE&quot;;&quot;&quot;);&quot;&quot;)" office:value-type="string" office:string-value="TRUE" calcext:value-type="string">
            <text:p>TRUE</text:p>
          </table:table-cell>
          <table:table-cell table:formula="of:=IF([.F46]=&quot;FALSE&quot;;IF([.K46]=&quot;TRUE&quot;;&quot;TRUE&quot;;&quot;&quot;);&quot;&quot;)">
            <text:p/>
          </table:table-cell>
          <table:table-cell table:style-name="ce395" table:formula="of:=IF([.$F46]=&quot;FALSE&quot;;IF([.$K46]=&quot;&quot;;&quot;TRUE&quot;;&quot;&quot;);&quot;&quot;)">
            <text:p/>
          </table:table-cell>
          <table:table-cell table:style-name="ce395" table:formula="of:=IF([.F46]=&quot;TRUE&quot;;IF([.K46]=&quot;&quot;;&quot;TRUE&quot;;&quot;&quot;);&quot;&quot;)">
            <text:p/>
          </table:table-cell>
          <table:table-cell table:style-name="ce396" office:value-type="string" calcext:value-type="string">
            <text:p>1.6.7</text:p>
          </table:table-cell>
          <table:table-cell/>
          <table:table-cell table:style-name="ce444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7]=&quot;TRUE&quot;;IF([.K47]=&quot;TRUE&quot;;&quot;TRUE&quot;;&quot;&quot;);&quot;&quot;)" office:value-type="string" office:string-value="TRUE" calcext:value-type="string">
            <text:p>TRUE</text:p>
          </table:table-cell>
          <table:table-cell table:formula="of:=IF([.F47]=&quot;FALSE&quot;;IF([.K47]=&quot;TRUE&quot;;&quot;TRUE&quot;;&quot;&quot;);&quot;&quot;)">
            <text:p/>
          </table:table-cell>
          <table:table-cell table:style-name="ce395" table:formula="of:=IF([.$F47]=&quot;FALSE&quot;;IF([.$K47]=&quot;&quot;;&quot;TRUE&quot;;&quot;&quot;);&quot;&quot;)">
            <text:p/>
          </table:table-cell>
          <table:table-cell table:style-name="ce395" table:formula="of:=IF([.F47]=&quot;TRUE&quot;;IF([.K47]=&quot;&quot;;&quot;TRUE&quot;;&quot;&quot;);&quot;&quot;)">
            <text:p/>
          </table:table-cell>
          <table:table-cell table:style-name="ce396" office:value-type="string" calcext:value-type="string">
            <text:p>1.6.8</text:p>
          </table:table-cell>
          <table:table-cell/>
          <table:table-cell table:style-name="ce445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8]=&quot;TRUE&quot;;IF([.K48]=&quot;TRUE&quot;;&quot;TRUE&quot;;&quot;&quot;);&quot;&quot;)" office:value-type="string" office:string-value="TRUE" calcext:value-type="string">
            <text:p>TRUE</text:p>
          </table:table-cell>
          <table:table-cell table:formula="of:=IF([.F48]=&quot;FALSE&quot;;IF([.K48]=&quot;TRUE&quot;;&quot;TRUE&quot;;&quot;&quot;);&quot;&quot;)">
            <text:p/>
          </table:table-cell>
          <table:table-cell table:style-name="ce395" table:formula="of:=IF([.$F48]=&quot;FALSE&quot;;IF([.$K48]=&quot;&quot;;&quot;TRUE&quot;;&quot;&quot;);&quot;&quot;)">
            <text:p/>
          </table:table-cell>
          <table:table-cell table:style-name="ce395" table:formula="of:=IF([.F48]=&quot;TRUE&quot;;IF([.K48]=&quot;&quot;;&quot;TRUE&quot;;&quot;&quot;);&quot;&quot;)">
            <text:p/>
          </table:table-cell>
          <table:table-cell table:style-name="ce396" office:value-type="string" calcext:value-type="string">
            <text:p>1.6.9</text:p>
          </table:table-cell>
          <table:table-cell/>
          <table:table-cell table:style-name="ce446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82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49]=&quot;TRUE&quot;;IF([.K49]=&quot;TRUE&quot;;&quot;TRUE&quot;;&quot;&quot;);&quot;&quot;)">
            <text:p/>
          </table:table-cell>
          <table:table-cell table:formula="of:=IF([.F49]=&quot;FALSE&quot;;IF([.K49]=&quot;TRUE&quot;;&quot;TRUE&quot;;&quot;&quot;);&quot;&quot;)">
            <text:p/>
          </table:table-cell>
          <table:table-cell table:style-name="ce395" table:formula="of:=IF([.$F49]=&quot;FALSE&quot;;IF([.$K49]=&quot;&quot;;&quot;TRUE&quot;;&quot;&quot;);&quot;&quot;)">
            <text:p/>
          </table:table-cell>
          <table:table-cell table:style-name="ce395" table:formula="of:=IF([.F49]=&quot;TRUE&quot;;IF([.K49]=&quot;&quot;;&quot;TRUE&quot;;&quot;&quot;);&quot;&quot;)">
            <text:p/>
          </table:table-cell>
          <table:table-cell table:style-name="ce396" office:value-type="string" calcext:value-type="string">
            <text:p>1.6.10</text:p>
          </table:table-cell>
          <table:table-cell/>
          <table:table-cell table:style-name="ce447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3" office:value-type="string" calcext:value-type="string">
            <text:p>FALSE</text:p>
          </table:table-cell>
          <table:table-cell table:number-columns-repeated="5"/>
          <table:table-cell table:formula="of:=IF([.F50]=&quot;TRUE&quot;;IF([.K50]=&quot;TRUE&quot;;&quot;TRUE&quot;;&quot;&quot;);&quot;&quot;)">
            <text:p/>
          </table:table-cell>
          <table:table-cell table:formula="of:=IF([.F50]=&quot;FALSE&quot;;IF([.K50]=&quot;TRUE&quot;;&quot;TRUE&quot;;&quot;&quot;);&quot;&quot;)">
            <text:p/>
          </table:table-cell>
          <table:table-cell table:style-name="ce395" table:formula="of:=IF([.$F50]=&quot;FALSE&quot;;IF([.$K50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50]=&quot;TRUE&quot;;IF([.K50]=&quot;&quot;;&quot;TRUE&quot;;&quot;&quot;);&quot;&quot;)">
            <text:p/>
          </table:table-cell>
          <table:table-cell table:style-name="ce396" office:value-type="string" calcext:value-type="string">
            <text:p>1.7.1</text:p>
          </table:table-cell>
          <table:table-cell/>
          <table:table-cell table:style-name="ce448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84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51]=&quot;TRUE&quot;;IF([.K51]=&quot;TRUE&quot;;&quot;TRUE&quot;;&quot;&quot;);&quot;&quot;)">
            <text:p/>
          </table:table-cell>
          <table:table-cell table:formula="of:=IF([.F51]=&quot;FALSE&quot;;IF([.K51]=&quot;TRUE&quot;;&quot;TRUE&quot;;&quot;&quot;);&quot;&quot;)">
            <text:p/>
          </table:table-cell>
          <table:table-cell table:style-name="ce395" table:formula="of:=IF([.$F51]=&quot;FALSE&quot;;IF([.$K51]=&quot;&quot;;&quot;TRUE&quot;;&quot;&quot;);&quot;&quot;)">
            <text:p/>
          </table:table-cell>
          <table:table-cell table:style-name="ce395" table:formula="of:=IF([.F51]=&quot;TRUE&quot;;IF([.K51]=&quot;&quot;;&quot;TRUE&quot;;&quot;&quot;);&quot;&quot;)">
            <text:p/>
          </table:table-cell>
          <table:table-cell table:style-name="ce396" office:value-type="string" calcext:value-type="string">
            <text:p>1.7.2</text:p>
          </table:table-cell>
          <table:table-cell/>
          <table:table-cell table:style-name="ce449"/>
          <table:table-cell table:number-columns-repeated="1006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5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2]=&quot;TRUE&quot;;IF([.K52]=&quot;TRUE&quot;;&quot;TRUE&quot;;&quot;&quot;);&quot;&quot;)" office:value-type="string" office:string-value="TRUE" calcext:value-type="string">
            <text:p>TRUE</text:p>
          </table:table-cell>
          <table:table-cell table:formula="of:=IF([.F52]=&quot;FALSE&quot;;IF([.K52]=&quot;TRUE&quot;;&quot;TRUE&quot;;&quot;&quot;);&quot;&quot;)">
            <text:p/>
          </table:table-cell>
          <table:table-cell table:style-name="ce395" table:formula="of:=IF([.$F52]=&quot;FALSE&quot;;IF([.$K52]=&quot;&quot;;&quot;TRUE&quot;;&quot;&quot;);&quot;&quot;)">
            <text:p/>
          </table:table-cell>
          <table:table-cell table:style-name="ce395" table:formula="of:=IF([.F52]=&quot;TRUE&quot;;IF([.K52]=&quot;&quot;;&quot;TRUE&quot;;&quot;&quot;);&quot;&quot;)">
            <text:p/>
          </table:table-cell>
          <table:table-cell table:style-name="ce396" office:value-type="string" calcext:value-type="string">
            <text:p>1.7.3</text:p>
          </table:table-cell>
          <table:table-cell/>
          <table:table-cell table:style-name="ce450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3]=&quot;TRUE&quot;;IF([.K53]=&quot;TRUE&quot;;&quot;TRUE&quot;;&quot;&quot;);&quot;&quot;)" office:value-type="string" office:string-value="TRUE" calcext:value-type="string">
            <text:p>TRUE</text:p>
          </table:table-cell>
          <table:table-cell table:formula="of:=IF([.F53]=&quot;FALSE&quot;;IF([.K53]=&quot;TRUE&quot;;&quot;TRUE&quot;;&quot;&quot;);&quot;&quot;)">
            <text:p/>
          </table:table-cell>
          <table:table-cell table:style-name="ce395" table:formula="of:=IF([.$F53]=&quot;FALSE&quot;;IF([.$K53]=&quot;&quot;;&quot;TRUE&quot;;&quot;&quot;);&quot;&quot;)">
            <text:p/>
          </table:table-cell>
          <table:table-cell table:style-name="ce395" table:formula="of:=IF([.F53]=&quot;TRUE&quot;;IF([.K53]=&quot;&quot;;&quot;TRUE&quot;;&quot;&quot;);&quot;&quot;)">
            <text:p/>
          </table:table-cell>
          <table:table-cell table:style-name="ce396" office:value-type="string" calcext:value-type="string">
            <text:p>1.7.4</text:p>
          </table:table-cell>
          <table:table-cell/>
          <table:table-cell table:style-name="ce451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4]=&quot;TRUE&quot;;IF([.K54]=&quot;TRUE&quot;;&quot;TRUE&quot;;&quot;&quot;);&quot;&quot;)" office:value-type="string" office:string-value="TRUE" calcext:value-type="string">
            <text:p>TRUE</text:p>
          </table:table-cell>
          <table:table-cell table:formula="of:=IF([.F54]=&quot;FALSE&quot;;IF([.K54]=&quot;TRUE&quot;;&quot;TRUE&quot;;&quot;&quot;);&quot;&quot;)">
            <text:p/>
          </table:table-cell>
          <table:table-cell table:style-name="ce395" table:formula="of:=IF([.$F54]=&quot;FALSE&quot;;IF([.$K54]=&quot;&quot;;&quot;TRUE&quot;;&quot;&quot;);&quot;&quot;)">
            <text:p/>
          </table:table-cell>
          <table:table-cell table:style-name="ce395" table:formula="of:=IF([.F54]=&quot;TRUE&quot;;IF([.K54]=&quot;&quot;;&quot;TRUE&quot;;&quot;&quot;);&quot;&quot;)">
            <text:p/>
          </table:table-cell>
          <table:table-cell table:style-name="ce396" office:value-type="string" calcext:value-type="string">
            <text:p>1.7.5</text:p>
          </table:table-cell>
          <table:table-cell/>
          <table:table-cell table:style-name="ce452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8" office:value-type="string" calcext:value-type="string">
            <text:p>FALSE</text:p>
          </table:table-cell>
          <table:table-cell table:style-name="ce389" office:value-type="string" calcext:value-type="string">
            <text:p>ABS changelog</text:p>
          </table:table-cell>
          <table:table-cell table:style-name="ce391"/>
          <table:table-cell table:style-name="ce394" table:number-columns-repeated="2"/>
          <table:table-cell office:value-type="string" calcext:value-type="string">
            <text:p>TRUE</text:p>
          </table:table-cell>
          <table:table-cell table:formula="of:=IF([.F55]=&quot;TRUE&quot;;IF([.K55]=&quot;TRUE&quot;;&quot;TRUE&quot;;&quot;&quot;);&quot;&quot;)">
            <text:p/>
          </table:table-cell>
          <table:table-cell table:formula="of:=IF([.F55]=&quot;FALSE&quot;;IF([.K55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55]=&quot;FALSE&quot;;IF([.$K55]=&quot;&quot;;&quot;TRUE&quot;;&quot;&quot;);&quot;&quot;)">
            <text:p/>
          </table:table-cell>
          <table:table-cell table:style-name="ce395" table:formula="of:=IF([.F55]=&quot;TRUE&quot;;IF([.K55]=&quot;&quot;;&quot;TRUE&quot;;&quot;&quot;);&quot;&quot;)">
            <text:p/>
          </table:table-cell>
          <table:table-cell table:style-name="ce396" office:value-type="string" calcext:value-type="string">
            <text:p>1.7.6</text:p>
          </table:table-cell>
          <table:table-cell/>
          <table:table-cell table:style-name="ce453"/>
          <table:table-cell table:style-name="ce389" office:value-type="string" calcext:value-type="string">
            <text:p>Diff texte (mineur?) mais pas listé dans changelog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6]=&quot;TRUE&quot;;IF([.K56]=&quot;TRUE&quot;;&quot;TRUE&quot;;&quot;&quot;);&quot;&quot;)" office:value-type="string" office:string-value="TRUE" calcext:value-type="string">
            <text:p>TRUE</text:p>
          </table:table-cell>
          <table:table-cell table:formula="of:=IF([.F56]=&quot;FALSE&quot;;IF([.K56]=&quot;TRUE&quot;;&quot;TRUE&quot;;&quot;&quot;);&quot;&quot;)">
            <text:p/>
          </table:table-cell>
          <table:table-cell table:style-name="ce395" table:formula="of:=IF([.$F56]=&quot;FALSE&quot;;IF([.$K56]=&quot;&quot;;&quot;TRUE&quot;;&quot;&quot;);&quot;&quot;)">
            <text:p/>
          </table:table-cell>
          <table:table-cell table:style-name="ce395" table:formula="of:=IF([.F56]=&quot;TRUE&quot;;IF([.K56]=&quot;&quot;;&quot;TRUE&quot;;&quot;&quot;);&quot;&quot;)">
            <text:p/>
          </table:table-cell>
          <table:table-cell table:style-name="ce396" office:value-type="string" calcext:value-type="string">
            <text:p>1.7.7</text:p>
          </table:table-cell>
          <table:table-cell/>
          <table:table-cell table:style-name="ce454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9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7]=&quot;TRUE&quot;;IF([.K57]=&quot;TRUE&quot;;&quot;TRUE&quot;;&quot;&quot;);&quot;&quot;)" office:value-type="string" office:string-value="TRUE" calcext:value-type="string">
            <text:p>TRUE</text:p>
          </table:table-cell>
          <table:table-cell table:formula="of:=IF([.F57]=&quot;FALSE&quot;;IF([.K57]=&quot;TRUE&quot;;&quot;TRUE&quot;;&quot;&quot;);&quot;&quot;)">
            <text:p/>
          </table:table-cell>
          <table:table-cell table:style-name="ce395" table:formula="of:=IF([.$F57]=&quot;FALSE&quot;;IF([.$K57]=&quot;&quot;;&quot;TRUE&quot;;&quot;&quot;);&quot;&quot;)">
            <text:p/>
          </table:table-cell>
          <table:table-cell table:style-name="ce395" table:formula="of:=IF([.F57]=&quot;TRUE&quot;;IF([.K57]=&quot;&quot;;&quot;TRUE&quot;;&quot;&quot;);&quot;&quot;)">
            <text:p/>
          </table:table-cell>
          <table:table-cell table:style-name="ce396" office:value-type="string" calcext:value-type="string">
            <text:p>1.7.8</text:p>
          </table:table-cell>
          <table:table-cell/>
          <table:table-cell table:style-name="ce455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1" office:value-type="string" calcext:value-type="string">
            <text:p>TRUE</text:p>
          </table:table-cell>
          <table:table-cell table:style-name="ce389" office:value-type="string" calcext:value-type="string">
            <text:p>??? 1.8.2</text:p>
          </table:table-cell>
          <table:table-cell table:number-columns-repeated="4"/>
          <table:table-cell table:formula="of:=IF([.F58]=&quot;TRUE&quot;;IF([.K58]=&quot;TRUE&quot;;&quot;TRUE&quot;;&quot;&quot;);&quot;&quot;)">
            <text:p/>
          </table:table-cell>
          <table:table-cell table:formula="of:=IF([.F58]=&quot;FALSE&quot;;IF([.K58]=&quot;TRUE&quot;;&quot;TRUE&quot;;&quot;&quot;);&quot;&quot;)">
            <text:p/>
          </table:table-cell>
          <table:table-cell table:style-name="ce395" table:formula="of:=IF([.$F58]=&quot;FALSE&quot;;IF([.$K58]=&quot;&quot;;&quot;TRUE&quot;;&quot;&quot;);&quot;&quot;)">
            <text:p/>
          </table:table-cell>
          <table:table-cell table:style-name="ce395" table:formula="of:=IF([.F58]=&quot;TRUE&quot;;IF([.K5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8.1</text:p>
          </table:table-cell>
          <table:table-cell/>
          <table:table-cell table:style-name="ce456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2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59]=&quot;TRUE&quot;;IF([.K59]=&quot;TRUE&quot;;&quot;TRUE&quot;;&quot;&quot;);&quot;&quot;)">
            <text:p/>
          </table:table-cell>
          <table:table-cell table:formula="of:=IF([.F59]=&quot;FALSE&quot;;IF([.K59]=&quot;TRUE&quot;;&quot;TRUE&quot;;&quot;&quot;);&quot;&quot;)">
            <text:p/>
          </table:table-cell>
          <table:table-cell table:style-name="ce395" table:formula="of:=IF([.$F59]=&quot;FALSE&quot;;IF([.$K59]=&quot;&quot;;&quot;TRUE&quot;;&quot;&quot;);&quot;&quot;)">
            <text:p/>
          </table:table-cell>
          <table:table-cell table:style-name="ce395" table:formula="of:=IF([.F59]=&quot;TRUE&quot;;IF([.K59]=&quot;&quot;;&quot;TRUE&quot;;&quot;&quot;);&quot;&quot;)">
            <text:p/>
          </table:table-cell>
          <table:table-cell table:style-name="ce396"/>
          <table:table-cell/>
          <table:table-cell table:style-name="ce457"/>
          <table:table-cell table:number-columns-repeated="1006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0]=&quot;TRUE&quot;;IF([.K60]=&quot;TRUE&quot;;&quot;TRUE&quot;;&quot;&quot;);&quot;&quot;)" office:value-type="string" office:string-value="TRUE" calcext:value-type="string">
            <text:p>TRUE</text:p>
          </table:table-cell>
          <table:table-cell table:formula="of:=IF([.F60]=&quot;FALSE&quot;;IF([.K60]=&quot;TRUE&quot;;&quot;TRUE&quot;;&quot;&quot;);&quot;&quot;)">
            <text:p/>
          </table:table-cell>
          <table:table-cell table:style-name="ce395" table:formula="of:=IF([.$F60]=&quot;FALSE&quot;;IF([.$K60]=&quot;&quot;;&quot;TRUE&quot;;&quot;&quot;);&quot;&quot;)">
            <text:p/>
          </table:table-cell>
          <table:table-cell table:style-name="ce395" table:formula="of:=IF([.F60]=&quot;TRUE&quot;;IF([.K60]=&quot;&quot;;&quot;TRUE&quot;;&quot;&quot;);&quot;&quot;)">
            <text:p/>
          </table:table-cell>
          <table:table-cell table:style-name="ce396" office:value-type="string" calcext:value-type="string">
            <text:p>1.8.2</text:p>
          </table:table-cell>
          <table:table-cell/>
          <table:table-cell table:style-name="ce458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4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1]=&quot;TRUE&quot;;IF([.K61]=&quot;TRUE&quot;;&quot;TRUE&quot;;&quot;&quot;);&quot;&quot;)" office:value-type="string" office:string-value="TRUE" calcext:value-type="string">
            <text:p>TRUE</text:p>
          </table:table-cell>
          <table:table-cell table:formula="of:=IF([.F61]=&quot;FALSE&quot;;IF([.K61]=&quot;TRUE&quot;;&quot;TRUE&quot;;&quot;&quot;);&quot;&quot;)">
            <text:p/>
          </table:table-cell>
          <table:table-cell table:style-name="ce395" table:formula="of:=IF([.$F61]=&quot;FALSE&quot;;IF([.$K61]=&quot;&quot;;&quot;TRUE&quot;;&quot;&quot;);&quot;&quot;)">
            <text:p/>
          </table:table-cell>
          <table:table-cell table:style-name="ce395" table:formula="of:=IF([.F61]=&quot;TRUE&quot;;IF([.K61]=&quot;&quot;;&quot;TRUE&quot;;&quot;&quot;);&quot;&quot;)">
            <text:p/>
          </table:table-cell>
          <table:table-cell table:style-name="ce396" office:value-type="string" calcext:value-type="string">
            <text:p>1.8.3</text:p>
          </table:table-cell>
          <table:table-cell/>
          <table:table-cell table:style-name="ce45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5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2]=&quot;TRUE&quot;;IF([.K62]=&quot;TRUE&quot;;&quot;TRUE&quot;;&quot;&quot;);&quot;&quot;)" office:value-type="string" office:string-value="TRUE" calcext:value-type="string">
            <text:p>TRUE</text:p>
          </table:table-cell>
          <table:table-cell table:formula="of:=IF([.F62]=&quot;FALSE&quot;;IF([.K62]=&quot;TRUE&quot;;&quot;TRUE&quot;;&quot;&quot;);&quot;&quot;)">
            <text:p/>
          </table:table-cell>
          <table:table-cell table:style-name="ce395" table:formula="of:=IF([.$F62]=&quot;FALSE&quot;;IF([.$K62]=&quot;&quot;;&quot;TRUE&quot;;&quot;&quot;);&quot;&quot;)">
            <text:p/>
          </table:table-cell>
          <table:table-cell table:style-name="ce395" table:formula="of:=IF([.F62]=&quot;TRUE&quot;;IF([.K62]=&quot;&quot;;&quot;TRUE&quot;;&quot;&quot;);&quot;&quot;)">
            <text:p/>
          </table:table-cell>
          <table:table-cell table:style-name="ce396" office:value-type="string" calcext:value-type="string">
            <text:p>1.8.4</text:p>
          </table:table-cell>
          <table:table-cell/>
          <table:table-cell table:style-name="ce46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6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3]=&quot;TRUE&quot;;IF([.K63]=&quot;TRUE&quot;;&quot;TRUE&quot;;&quot;&quot;);&quot;&quot;)" office:value-type="string" office:string-value="TRUE" calcext:value-type="string">
            <text:p>TRUE</text:p>
          </table:table-cell>
          <table:table-cell table:formula="of:=IF([.F63]=&quot;FALSE&quot;;IF([.K63]=&quot;TRUE&quot;;&quot;TRUE&quot;;&quot;&quot;);&quot;&quot;)">
            <text:p/>
          </table:table-cell>
          <table:table-cell table:style-name="ce395" table:formula="of:=IF([.$F63]=&quot;FALSE&quot;;IF([.$K63]=&quot;&quot;;&quot;TRUE&quot;;&quot;&quot;);&quot;&quot;)">
            <text:p/>
          </table:table-cell>
          <table:table-cell table:style-name="ce395" table:formula="of:=IF([.F63]=&quot;TRUE&quot;;IF([.K63]=&quot;&quot;;&quot;TRUE&quot;;&quot;&quot;);&quot;&quot;)">
            <text:p/>
          </table:table-cell>
          <table:table-cell table:style-name="ce396" office:value-type="string" calcext:value-type="string">
            <text:p>1.8.5</text:p>
          </table:table-cell>
          <table:table-cell/>
          <table:table-cell table:style-name="ce46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97" office:value-type="string" calcext:value-type="string">
            <text:p>TRUE</text:p>
          </table:table-cell>
          <table:table-cell table:style-name="ce389" office:value-type="string" calcext:value-type="string">
            <text:p>??? 1.9.2</text:p>
          </table:table-cell>
          <table:table-cell table:style-name="ce388"/>
          <table:table-cell table:style-name="ce393" table:number-columns-repeated="3"/>
          <table:table-cell table:formula="of:=IF([.F64]=&quot;TRUE&quot;;IF([.K64]=&quot;TRUE&quot;;&quot;TRUE&quot;;&quot;&quot;);&quot;&quot;)">
            <text:p/>
          </table:table-cell>
          <table:table-cell table:formula="of:=IF([.F64]=&quot;FALSE&quot;;IF([.K64]=&quot;TRUE&quot;;&quot;TRUE&quot;;&quot;&quot;);&quot;&quot;)">
            <text:p/>
          </table:table-cell>
          <table:table-cell table:style-name="ce395" table:formula="of:=IF([.$F64]=&quot;FALSE&quot;;IF([.$K64]=&quot;&quot;;&quot;TRUE&quot;;&quot;&quot;);&quot;&quot;)">
            <text:p/>
          </table:table-cell>
          <table:table-cell table:style-name="ce395" table:formula="of:=IF([.F64]=&quot;TRUE&quot;;IF([.K6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9.1</text:p>
          </table:table-cell>
          <table:table-cell/>
          <table:table-cell table:style-name="ce462" office:value-type="string" calcext:value-type="string">
            <text:p>False</text:p>
          </table:table-cell>
          <table:table-cell office:value-type="string" calcext:value-type="string">
            <text:p>Ajout de « porteuse d'information »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98"/>
          <table:table-cell table:style-name="ce388" table:number-columns-repeated="2"/>
          <table:table-cell office:value-type="string" calcext:value-type="string">
            <text:p>TRUE</text:p>
          </table:table-cell>
          <table:table-cell table:style-name="ce393"/>
          <table:table-cell table:style-name="Default"/>
          <table:table-cell table:formula="of:=IF([.F65]=&quot;TRUE&quot;;IF([.K65]=&quot;TRUE&quot;;&quot;TRUE&quot;;&quot;&quot;);&quot;&quot;)">
            <text:p/>
          </table:table-cell>
          <table:table-cell table:formula="of:=IF([.F65]=&quot;FALSE&quot;;IF([.K65]=&quot;TRUE&quot;;&quot;TRUE&quot;;&quot;&quot;);&quot;&quot;)">
            <text:p/>
          </table:table-cell>
          <table:table-cell table:style-name="ce395" table:formula="of:=IF([.$F65]=&quot;FALSE&quot;;IF([.$K65]=&quot;&quot;;&quot;TRUE&quot;;&quot;&quot;);&quot;&quot;)">
            <text:p/>
          </table:table-cell>
          <table:table-cell table:style-name="ce395" table:formula="of:=IF([.F65]=&quot;TRUE&quot;;IF([.K65]=&quot;&quot;;&quot;TRUE&quot;;&quot;&quot;);&quot;&quot;)">
            <text:p/>
          </table:table-cell>
          <table:table-cell table:style-name="ce396"/>
          <table:table-cell/>
          <table:table-cell table:style-name="ce463"/>
          <table:table-cell table:number-columns-repeated="1006"/>
        </table:table-row>
        <table:table-row table:style-name="ro12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99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6]=&quot;TRUE&quot;;IF([.K66]=&quot;TRUE&quot;;&quot;TRUE&quot;;&quot;&quot;);&quot;&quot;)" office:value-type="string" office:string-value="TRUE" calcext:value-type="string">
            <text:p>TRUE</text:p>
          </table:table-cell>
          <table:table-cell table:formula="of:=IF([.F66]=&quot;FALSE&quot;;IF([.K66]=&quot;TRUE&quot;;&quot;TRUE&quot;;&quot;&quot;);&quot;&quot;)">
            <text:p/>
          </table:table-cell>
          <table:table-cell table:style-name="ce395" table:formula="of:=IF([.$F66]=&quot;FALSE&quot;;IF([.$K66]=&quot;&quot;;&quot;TRUE&quot;;&quot;&quot;);&quot;&quot;)">
            <text:p/>
          </table:table-cell>
          <table:table-cell table:style-name="ce395" table:formula="of:=IF([.F66]=&quot;TRUE&quot;;IF([.K66]=&quot;&quot;;&quot;TRUE&quot;;&quot;&quot;);&quot;&quot;)">
            <text:p/>
          </table:table-cell>
          <table:table-cell table:style-name="ce396" office:value-type="string" calcext:value-type="string">
            <text:p>1.9.2</text:p>
          </table:table-cell>
          <table:table-cell/>
          <table:table-cell table:style-name="ce464" office:value-type="string" calcext:value-type="string">
            <text:p>FALSE</text:p>
          </table:table-cell>
          <table:table-cell office:value-type="string" calcext:value-type="string">
            <text:p>Double changement : balise (input) plus seulement descendant de form + ajout « porteur d’informations »</text:p>
          </table:table-cell>
          <table:table-cell table:number-columns-repeated="1005"/>
        </table:table-row>
        <table:table-row table:style-name="ro13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0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7]=&quot;TRUE&quot;;IF([.K67]=&quot;TRUE&quot;;&quot;TRUE&quot;;&quot;&quot;);&quot;&quot;)" office:value-type="string" office:string-value="TRUE" calcext:value-type="string">
            <text:p>TRUE</text:p>
          </table:table-cell>
          <table:table-cell table:formula="of:=IF([.F67]=&quot;FALSE&quot;;IF([.K67]=&quot;TRUE&quot;;&quot;TRUE&quot;;&quot;&quot;);&quot;&quot;)">
            <text:p/>
          </table:table-cell>
          <table:table-cell table:style-name="ce395" table:formula="of:=IF([.$F67]=&quot;FALSE&quot;;IF([.$K67]=&quot;&quot;;&quot;TRUE&quot;;&quot;&quot;);&quot;&quot;)">
            <text:p/>
          </table:table-cell>
          <table:table-cell table:style-name="ce395" table:formula="of:=IF([.F67]=&quot;TRUE&quot;;IF([.K67]=&quot;&quot;;&quot;TRUE&quot;;&quot;&quot;);&quot;&quot;)">
            <text:p/>
          </table:table-cell>
          <table:table-cell table:style-name="ce396" office:value-type="string" calcext:value-type="string">
            <text:p>1.9.3</text:p>
          </table:table-cell>
          <table:table-cell/>
          <table:table-cell table:style-name="ce465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5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0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8]=&quot;TRUE&quot;;IF([.K68]=&quot;TRUE&quot;;&quot;TRUE&quot;;&quot;&quot;);&quot;&quot;)" office:value-type="string" office:string-value="TRUE" calcext:value-type="string">
            <text:p>TRUE</text:p>
          </table:table-cell>
          <table:table-cell table:formula="of:=IF([.F68]=&quot;FALSE&quot;;IF([.K68]=&quot;TRUE&quot;;&quot;TRUE&quot;;&quot;&quot;);&quot;&quot;)">
            <text:p/>
          </table:table-cell>
          <table:table-cell table:style-name="ce395" table:formula="of:=IF([.$F68]=&quot;FALSE&quot;;IF([.$K68]=&quot;&quot;;&quot;TRUE&quot;;&quot;&quot;);&quot;&quot;)">
            <text:p/>
          </table:table-cell>
          <table:table-cell table:style-name="ce395" table:formula="of:=IF([.F68]=&quot;TRUE&quot;;IF([.K68]=&quot;&quot;;&quot;TRUE&quot;;&quot;&quot;);&quot;&quot;)">
            <text:p/>
          </table:table-cell>
          <table:table-cell table:style-name="ce396" office:value-type="string" calcext:value-type="string">
            <text:p>1.9.4</text:p>
          </table:table-cell>
          <table:table-cell/>
          <table:table-cell table:style-name="ce466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6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0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9]=&quot;TRUE&quot;;IF([.K69]=&quot;TRUE&quot;;&quot;TRUE&quot;;&quot;&quot;);&quot;&quot;)" office:value-type="string" office:string-value="TRUE" calcext:value-type="string">
            <text:p>TRUE</text:p>
          </table:table-cell>
          <table:table-cell table:formula="of:=IF([.F69]=&quot;FALSE&quot;;IF([.K69]=&quot;TRUE&quot;;&quot;TRUE&quot;;&quot;&quot;);&quot;&quot;)">
            <text:p/>
          </table:table-cell>
          <table:table-cell table:style-name="ce395" table:formula="of:=IF([.$F69]=&quot;FALSE&quot;;IF([.$K69]=&quot;&quot;;&quot;TRUE&quot;;&quot;&quot;);&quot;&quot;)">
            <text:p/>
          </table:table-cell>
          <table:table-cell table:style-name="ce395" table:formula="of:=IF([.F69]=&quot;TRUE&quot;;IF([.K69]=&quot;&quot;;&quot;TRUE&quot;;&quot;&quot;);&quot;&quot;)">
            <text:p/>
          </table:table-cell>
          <table:table-cell table:style-name="ce396" office:value-type="string" calcext:value-type="string">
            <text:p>1.9.5</text:p>
          </table:table-cell>
          <table:table-cell/>
          <table:table-cell table:style-name="ce467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3" office:value-type="string" calcext:value-type="string">
            <text:p>FALSE</text:p>
          </table:table-cell>
          <table:table-cell table:number-columns-repeated="5"/>
          <table:table-cell table:formula="of:=IF([.F70]=&quot;TRUE&quot;;IF([.K70]=&quot;TRUE&quot;;&quot;TRUE&quot;;&quot;&quot;);&quot;&quot;)">
            <text:p/>
          </table:table-cell>
          <table:table-cell table:formula="of:=IF([.F70]=&quot;FALSE&quot;;IF([.K70]=&quot;TRUE&quot;;&quot;TRUE&quot;;&quot;&quot;);&quot;&quot;)">
            <text:p/>
          </table:table-cell>
          <table:table-cell table:style-name="ce395" table:formula="of:=IF([.$F70]=&quot;FALSE&quot;;IF([.$K70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0]=&quot;TRUE&quot;;IF([.K70]=&quot;&quot;;&quot;TRUE&quot;;&quot;&quot;);&quot;&quot;)">
            <text:p/>
          </table:table-cell>
          <table:table-cell table:style-name="ce396" office:value-type="string" calcext:value-type="string">
            <text:p>1.10.1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/>
          <table:table-cell table:style-name="ce32" office:value-type="string" calcext:value-type="string">
            <text:p>1.1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4" office:value-type="string" calcext:value-type="string">
            <text:p>TRUE</text:p>
          </table:table-cell>
          <table:table-cell table:number-columns-repeated="5"/>
          <table:table-cell table:formula="of:=IF([.F71]=&quot;TRUE&quot;;IF([.K71]=&quot;TRUE&quot;;&quot;TRUE&quot;;&quot;&quot;);&quot;&quot;)">
            <text:p/>
          </table:table-cell>
          <table:table-cell table:formula="of:=IF([.F71]=&quot;FALSE&quot;;IF([.K71]=&quot;TRUE&quot;;&quot;TRUE&quot;;&quot;&quot;);&quot;&quot;)">
            <text:p/>
          </table:table-cell>
          <table:table-cell table:style-name="ce395" table:formula="of:=IF([.$F71]=&quot;FALSE&quot;;IF([.$K71]=&quot;&quot;;&quot;TRUE&quot;;&quot;&quot;);&quot;&quot;)">
            <text:p/>
          </table:table-cell>
          <table:table-cell table:style-name="ce395" table:formula="of:=IF([.F71]=&quot;TRUE&quot;;IF([.K7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0.2</text:p>
          </table:table-cell>
          <table:table-cell/>
          <table:table-cell table:style-name="ce468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.1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5" office:value-type="string" calcext:value-type="string">
            <text:p>FALSE</text:p>
          </table:table-cell>
          <table:table-cell table:number-columns-repeated="5"/>
          <table:table-cell table:formula="of:=IF([.F72]=&quot;TRUE&quot;;IF([.K72]=&quot;TRUE&quot;;&quot;TRUE&quot;;&quot;&quot;);&quot;&quot;)">
            <text:p/>
          </table:table-cell>
          <table:table-cell table:formula="of:=IF([.F72]=&quot;FALSE&quot;;IF([.K72]=&quot;TRUE&quot;;&quot;TRUE&quot;;&quot;&quot;);&quot;&quot;)">
            <text:p/>
          </table:table-cell>
          <table:table-cell table:style-name="ce395" table:formula="of:=IF([.$F72]=&quot;FALSE&quot;;IF([.$K7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2]=&quot;TRUE&quot;;IF([.K72]=&quot;&quot;;&quot;TRUE&quot;;&quot;&quot;);&quot;&quot;)">
            <text:p/>
          </table:table-cell>
          <table:table-cell table:style-name="ce396" office:value-type="string" calcext:value-type="string">
            <text:p>1.10.3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office:value-type="string" calcext:value-type="string">
            <text:p>1.10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6" office:value-type="string" calcext:value-type="string">
            <text:p>FALSE</text:p>
          </table:table-cell>
          <table:table-cell table:number-columns-repeated="5"/>
          <table:table-cell table:formula="of:=IF([.F73]=&quot;TRUE&quot;;IF([.K73]=&quot;TRUE&quot;;&quot;TRUE&quot;;&quot;&quot;);&quot;&quot;)">
            <text:p/>
          </table:table-cell>
          <table:table-cell table:formula="of:=IF([.F73]=&quot;FALSE&quot;;IF([.K73]=&quot;TRUE&quot;;&quot;TRUE&quot;;&quot;&quot;);&quot;&quot;)">
            <text:p/>
          </table:table-cell>
          <table:table-cell table:style-name="ce395" table:formula="of:=IF([.$F73]=&quot;FALSE&quot;;IF([.$K7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3]=&quot;TRUE&quot;;IF([.K73]=&quot;&quot;;&quot;TRUE&quot;;&quot;&quot;);&quot;&quot;)">
            <text:p/>
          </table:table-cell>
          <table:table-cell table:style-name="ce396" office:value-type="string" calcext:value-type="string">
            <text:p>1.10.4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/>
          <table:table-cell table:style-name="ce32" office:value-type="string" calcext:value-type="string">
            <text:p>1.10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7" office:value-type="string" calcext:value-type="string">
            <text:p>TRUE</text:p>
          </table:table-cell>
          <table:table-cell table:number-columns-repeated="5"/>
          <table:table-cell table:formula="of:=IF([.F74]=&quot;TRUE&quot;;IF([.K74]=&quot;TRUE&quot;;&quot;TRUE&quot;;&quot;&quot;);&quot;&quot;)">
            <text:p/>
          </table:table-cell>
          <table:table-cell table:formula="of:=IF([.F74]=&quot;FALSE&quot;;IF([.K74]=&quot;TRUE&quot;;&quot;TRUE&quot;;&quot;&quot;);&quot;&quot;)">
            <text:p/>
          </table:table-cell>
          <table:table-cell table:style-name="ce395" table:formula="of:=IF([.$F74]=&quot;FALSE&quot;;IF([.$K74]=&quot;&quot;;&quot;TRUE&quot;;&quot;&quot;);&quot;&quot;)">
            <text:p/>
          </table:table-cell>
          <table:table-cell table:style-name="ce395" table:formula="of:=IF([.F74]=&quot;TRUE&quot;;IF([.K7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0.5</text:p>
          </table:table-cell>
          <table:table-cell/>
          <table:table-cell table:style-name="ce46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2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8" office:value-type="string" calcext:value-type="string">
            <text:p>TRUE</text:p>
          </table:table-cell>
          <table:table-cell table:number-columns-repeated="5"/>
          <table:table-cell table:formula="of:=IF([.F75]=&quot;TRUE&quot;;IF([.K75]=&quot;TRUE&quot;;&quot;TRUE&quot;;&quot;&quot;);&quot;&quot;)">
            <text:p/>
          </table:table-cell>
          <table:table-cell table:formula="of:=IF([.F75]=&quot;FALSE&quot;;IF([.K75]=&quot;TRUE&quot;;&quot;TRUE&quot;;&quot;&quot;);&quot;&quot;)">
            <text:p/>
          </table:table-cell>
          <table:table-cell table:style-name="ce395" table:formula="of:=IF([.$F75]=&quot;FALSE&quot;;IF([.$K75]=&quot;&quot;;&quot;TRUE&quot;;&quot;&quot;);&quot;&quot;)">
            <text:p/>
          </table:table-cell>
          <table:table-cell table:style-name="ce395" table:formula="of:=IF([.F75]=&quot;TRUE&quot;;IF([.K7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2.1.1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2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9" office:value-type="string" calcext:value-type="string">
            <text:p>TRUE</text:p>
          </table:table-cell>
          <table:table-cell table:number-columns-repeated="5"/>
          <table:table-cell table:formula="of:=IF([.F76]=&quot;TRUE&quot;;IF([.K76]=&quot;TRUE&quot;;&quot;TRUE&quot;;&quot;&quot;);&quot;&quot;)">
            <text:p/>
          </table:table-cell>
          <table:table-cell table:formula="of:=IF([.F76]=&quot;FALSE&quot;;IF([.K76]=&quot;TRUE&quot;;&quot;TRUE&quot;;&quot;&quot;);&quot;&quot;)">
            <text:p/>
          </table:table-cell>
          <table:table-cell table:style-name="ce395" table:formula="of:=IF([.$F76]=&quot;FALSE&quot;;IF([.$K76]=&quot;&quot;;&quot;TRUE&quot;;&quot;&quot;);&quot;&quot;)">
            <text:p/>
          </table:table-cell>
          <table:table-cell table:style-name="ce395" table:formula="of:=IF([.F76]=&quot;TRUE&quot;;IF([.K7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2.2.1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0" office:value-type="string" calcext:value-type="string">
            <text:p>TRUE</text:p>
          </table:table-cell>
          <table:table-cell table:number-columns-repeated="5"/>
          <table:table-cell table:formula="of:=IF([.F77]=&quot;TRUE&quot;;IF([.K77]=&quot;TRUE&quot;;&quot;TRUE&quot;;&quot;&quot;);&quot;&quot;)">
            <text:p/>
          </table:table-cell>
          <table:table-cell table:formula="of:=IF([.F77]=&quot;FALSE&quot;;IF([.K77]=&quot;TRUE&quot;;&quot;TRUE&quot;;&quot;&quot;);&quot;&quot;)">
            <text:p/>
          </table:table-cell>
          <table:table-cell table:style-name="ce395" table:formula="of:=IF([.$F77]=&quot;FALSE&quot;;IF([.$K77]=&quot;&quot;;&quot;TRUE&quot;;&quot;&quot;);&quot;&quot;)">
            <text:p/>
          </table:table-cell>
          <table:table-cell table:style-name="ce395" table:formula="of:=IF([.F77]=&quot;TRUE&quot;;IF([.K7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1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1" office:value-type="string" calcext:value-type="string">
            <text:p>TRUE</text:p>
          </table:table-cell>
          <table:table-cell table:number-columns-repeated="5"/>
          <table:table-cell table:formula="of:=IF([.F78]=&quot;TRUE&quot;;IF([.K78]=&quot;TRUE&quot;;&quot;TRUE&quot;;&quot;&quot;);&quot;&quot;)">
            <text:p/>
          </table:table-cell>
          <table:table-cell table:formula="of:=IF([.F78]=&quot;FALSE&quot;;IF([.K78]=&quot;TRUE&quot;;&quot;TRUE&quot;;&quot;&quot;);&quot;&quot;)">
            <text:p/>
          </table:table-cell>
          <table:table-cell table:style-name="ce395" table:formula="of:=IF([.$F78]=&quot;FALSE&quot;;IF([.$K78]=&quot;&quot;;&quot;TRUE&quot;;&quot;&quot;);&quot;&quot;)">
            <text:p/>
          </table:table-cell>
          <table:table-cell table:style-name="ce395" table:formula="of:=IF([.F78]=&quot;TRUE&quot;;IF([.K7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2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2" office:value-type="string" calcext:value-type="string">
            <text:p>TRUE</text:p>
          </table:table-cell>
          <table:table-cell table:number-columns-repeated="5"/>
          <table:table-cell table:formula="of:=IF([.F79]=&quot;TRUE&quot;;IF([.K79]=&quot;TRUE&quot;;&quot;TRUE&quot;;&quot;&quot;);&quot;&quot;)">
            <text:p/>
          </table:table-cell>
          <table:table-cell table:formula="of:=IF([.F79]=&quot;FALSE&quot;;IF([.K79]=&quot;TRUE&quot;;&quot;TRUE&quot;;&quot;&quot;);&quot;&quot;)">
            <text:p/>
          </table:table-cell>
          <table:table-cell table:style-name="ce395" table:formula="of:=IF([.$F79]=&quot;FALSE&quot;;IF([.$K79]=&quot;&quot;;&quot;TRUE&quot;;&quot;&quot;);&quot;&quot;)">
            <text:p/>
          </table:table-cell>
          <table:table-cell table:style-name="ce395" table:formula="of:=IF([.F79]=&quot;TRUE&quot;;IF([.K7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3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3" office:value-type="string" calcext:value-type="string">
            <text:p>TRUE</text:p>
          </table:table-cell>
          <table:table-cell table:number-columns-repeated="5"/>
          <table:table-cell table:formula="of:=IF([.F80]=&quot;TRUE&quot;;IF([.K80]=&quot;TRUE&quot;;&quot;TRUE&quot;;&quot;&quot;);&quot;&quot;)">
            <text:p/>
          </table:table-cell>
          <table:table-cell table:formula="of:=IF([.F80]=&quot;FALSE&quot;;IF([.K80]=&quot;TRUE&quot;;&quot;TRUE&quot;;&quot;&quot;);&quot;&quot;)">
            <text:p/>
          </table:table-cell>
          <table:table-cell table:style-name="ce395" table:formula="of:=IF([.$F80]=&quot;FALSE&quot;;IF([.$K80]=&quot;&quot;;&quot;TRUE&quot;;&quot;&quot;);&quot;&quot;)">
            <text:p/>
          </table:table-cell>
          <table:table-cell table:style-name="ce395" table:formula="of:=IF([.F80]=&quot;TRUE&quot;;IF([.K8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4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4" office:value-type="string" calcext:value-type="string">
            <text:p>TRUE</text:p>
          </table:table-cell>
          <table:table-cell table:number-columns-repeated="5"/>
          <table:table-cell table:formula="of:=IF([.F81]=&quot;TRUE&quot;;IF([.K81]=&quot;TRUE&quot;;&quot;TRUE&quot;;&quot;&quot;);&quot;&quot;)">
            <text:p/>
          </table:table-cell>
          <table:table-cell table:formula="of:=IF([.F81]=&quot;FALSE&quot;;IF([.K81]=&quot;TRUE&quot;;&quot;TRUE&quot;;&quot;&quot;);&quot;&quot;)">
            <text:p/>
          </table:table-cell>
          <table:table-cell table:style-name="ce395" table:formula="of:=IF([.$F81]=&quot;FALSE&quot;;IF([.$K81]=&quot;&quot;;&quot;TRUE&quot;;&quot;&quot;);&quot;&quot;)">
            <text:p/>
          </table:table-cell>
          <table:table-cell table:style-name="ce395" table:formula="of:=IF([.F81]=&quot;TRUE&quot;;IF([.K8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5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1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5" office:value-type="string" calcext:value-type="string">
            <text:p>TRUE</text:p>
          </table:table-cell>
          <table:table-cell table:number-columns-repeated="5"/>
          <table:table-cell table:formula="of:=IF([.F82]=&quot;TRUE&quot;;IF([.K82]=&quot;TRUE&quot;;&quot;TRUE&quot;;&quot;&quot;);&quot;&quot;)">
            <text:p/>
          </table:table-cell>
          <table:table-cell table:formula="of:=IF([.F82]=&quot;FALSE&quot;;IF([.K82]=&quot;TRUE&quot;;&quot;TRUE&quot;;&quot;&quot;);&quot;&quot;)">
            <text:p/>
          </table:table-cell>
          <table:table-cell table:style-name="ce395" table:formula="of:=IF([.$F82]=&quot;FALSE&quot;;IF([.$K82]=&quot;&quot;;&quot;TRUE&quot;;&quot;&quot;);&quot;&quot;)">
            <text:p/>
          </table:table-cell>
          <table:table-cell table:style-name="ce395" table:formula="of:=IF([.F82]=&quot;TRUE&quot;;IF([.K8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6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6" office:value-type="string" calcext:value-type="string">
            <text:p>TRUE</text:p>
          </table:table-cell>
          <table:table-cell table:number-columns-repeated="5"/>
          <table:table-cell table:formula="of:=IF([.F83]=&quot;TRUE&quot;;IF([.K83]=&quot;TRUE&quot;;&quot;TRUE&quot;;&quot;&quot;);&quot;&quot;)">
            <text:p/>
          </table:table-cell>
          <table:table-cell table:formula="of:=IF([.F83]=&quot;FALSE&quot;;IF([.K83]=&quot;TRUE&quot;;&quot;TRUE&quot;;&quot;&quot;);&quot;&quot;)">
            <text:p/>
          </table:table-cell>
          <table:table-cell table:style-name="ce395" table:formula="of:=IF([.$F83]=&quot;FALSE&quot;;IF([.$K83]=&quot;&quot;;&quot;TRUE&quot;;&quot;&quot;);&quot;&quot;)">
            <text:p/>
          </table:table-cell>
          <table:table-cell table:style-name="ce395" table:formula="of:=IF([.F83]=&quot;TRUE&quot;;IF([.K8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1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7" office:value-type="string" calcext:value-type="string">
            <text:p>TRUE</text:p>
          </table:table-cell>
          <table:table-cell table:number-columns-repeated="5"/>
          <table:table-cell table:formula="of:=IF([.F84]=&quot;TRUE&quot;;IF([.K84]=&quot;TRUE&quot;;&quot;TRUE&quot;;&quot;&quot;);&quot;&quot;)">
            <text:p/>
          </table:table-cell>
          <table:table-cell table:formula="of:=IF([.F84]=&quot;FALSE&quot;;IF([.K84]=&quot;TRUE&quot;;&quot;TRUE&quot;;&quot;&quot;);&quot;&quot;)">
            <text:p/>
          </table:table-cell>
          <table:table-cell table:style-name="ce395" table:formula="of:=IF([.$F84]=&quot;FALSE&quot;;IF([.$K84]=&quot;&quot;;&quot;TRUE&quot;;&quot;&quot;);&quot;&quot;)">
            <text:p/>
          </table:table-cell>
          <table:table-cell table:style-name="ce395" table:formula="of:=IF([.F84]=&quot;TRUE&quot;;IF([.K8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2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8" office:value-type="string" calcext:value-type="string">
            <text:p>TRUE</text:p>
          </table:table-cell>
          <table:table-cell table:number-columns-repeated="5"/>
          <table:table-cell table:formula="of:=IF([.F85]=&quot;TRUE&quot;;IF([.K85]=&quot;TRUE&quot;;&quot;TRUE&quot;;&quot;&quot;);&quot;&quot;)">
            <text:p/>
          </table:table-cell>
          <table:table-cell table:formula="of:=IF([.F85]=&quot;FALSE&quot;;IF([.K85]=&quot;TRUE&quot;;&quot;TRUE&quot;;&quot;&quot;);&quot;&quot;)">
            <text:p/>
          </table:table-cell>
          <table:table-cell table:style-name="ce395" table:formula="of:=IF([.$F85]=&quot;FALSE&quot;;IF([.$K85]=&quot;&quot;;&quot;TRUE&quot;;&quot;&quot;);&quot;&quot;)">
            <text:p/>
          </table:table-cell>
          <table:table-cell table:style-name="ce395" table:formula="of:=IF([.F85]=&quot;TRUE&quot;;IF([.K8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3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2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9" office:value-type="string" calcext:value-type="string">
            <text:p>TRUE</text:p>
          </table:table-cell>
          <table:table-cell table:number-columns-repeated="5"/>
          <table:table-cell table:formula="of:=IF([.F86]=&quot;TRUE&quot;;IF([.K86]=&quot;TRUE&quot;;&quot;TRUE&quot;;&quot;&quot;);&quot;&quot;)">
            <text:p/>
          </table:table-cell>
          <table:table-cell table:formula="of:=IF([.F86]=&quot;FALSE&quot;;IF([.K86]=&quot;TRUE&quot;;&quot;TRUE&quot;;&quot;&quot;);&quot;&quot;)">
            <text:p/>
          </table:table-cell>
          <table:table-cell table:style-name="ce395" table:formula="of:=IF([.$F86]=&quot;FALSE&quot;;IF([.$K86]=&quot;&quot;;&quot;TRUE&quot;;&quot;&quot;);&quot;&quot;)">
            <text:p/>
          </table:table-cell>
          <table:table-cell table:style-name="ce395" table:formula="of:=IF([.F86]=&quot;TRUE&quot;;IF([.K8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4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2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20" office:value-type="string" calcext:value-type="string">
            <text:p>TRUE</text:p>
          </table:table-cell>
          <table:table-cell table:number-columns-repeated="5"/>
          <table:table-cell table:formula="of:=IF([.F87]=&quot;TRUE&quot;;IF([.K87]=&quot;TRUE&quot;;&quot;TRUE&quot;;&quot;&quot;);&quot;&quot;)">
            <text:p/>
          </table:table-cell>
          <table:table-cell table:formula="of:=IF([.F87]=&quot;FALSE&quot;;IF([.K87]=&quot;TRUE&quot;;&quot;TRUE&quot;;&quot;&quot;);&quot;&quot;)">
            <text:p/>
          </table:table-cell>
          <table:table-cell table:style-name="ce395" table:formula="of:=IF([.$F87]=&quot;FALSE&quot;;IF([.$K87]=&quot;&quot;;&quot;TRUE&quot;;&quot;&quot;);&quot;&quot;)">
            <text:p/>
          </table:table-cell>
          <table:table-cell table:style-name="ce395" table:formula="of:=IF([.F87]=&quot;TRUE&quot;;IF([.K8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5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3.2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21" office:value-type="string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IF([.F88]=&quot;TRUE&quot;;IF([.K88]=&quot;TRUE&quot;;&quot;TRUE&quot;;&quot;&quot;);&quot;&quot;)">
            <text:p/>
          </table:table-cell>
          <table:table-cell table:formula="of:=IF([.F88]=&quot;FALSE&quot;;IF([.K88]=&quot;TRUE&quot;;&quot;TRUE&quot;;&quot;&quot;);&quot;&quot;)">
            <text:p/>
          </table:table-cell>
          <table:table-cell table:style-name="ce395" table:formula="of:=IF([.$F88]=&quot;FALSE&quot;;IF([.$K88]=&quot;&quot;;&quot;TRUE&quot;;&quot;&quot;);&quot;&quot;)">
            <text:p/>
          </table:table-cell>
          <table:table-cell table:style-name="ce395" table:formula="of:=IF([.F88]=&quot;TRUE&quot;;IF([.K8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6</text:p>
          </table:table-cell>
          <table:table-cell/>
          <table:table-cell table:style-name="ce4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2" office:value-type="string" calcext:value-type="string">
            <text:p>TRUE</text:p>
          </table:table-cell>
          <table:table-cell table:number-columns-repeated="5"/>
          <table:table-cell table:formula="of:=IF([.F89]=&quot;TRUE&quot;;IF([.K89]=&quot;TRUE&quot;;&quot;TRUE&quot;;&quot;&quot;);&quot;&quot;)">
            <text:p/>
          </table:table-cell>
          <table:table-cell table:formula="of:=IF([.F89]=&quot;FALSE&quot;;IF([.K89]=&quot;TRUE&quot;;&quot;TRUE&quot;;&quot;&quot;);&quot;&quot;)">
            <text:p/>
          </table:table-cell>
          <table:table-cell table:style-name="ce395" table:formula="of:=IF([.$F89]=&quot;FALSE&quot;;IF([.$K89]=&quot;&quot;;&quot;TRUE&quot;;&quot;&quot;);&quot;&quot;)">
            <text:p/>
          </table:table-cell>
          <table:table-cell table:style-name="ce395" table:formula="of:=IF([.F89]=&quot;TRUE&quot;;IF([.K8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1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3" office:value-type="string" calcext:value-type="string">
            <text:p>TRUE</text:p>
          </table:table-cell>
          <table:table-cell table:number-columns-repeated="5"/>
          <table:table-cell table:formula="of:=IF([.F90]=&quot;TRUE&quot;;IF([.K90]=&quot;TRUE&quot;;&quot;TRUE&quot;;&quot;&quot;);&quot;&quot;)">
            <text:p/>
          </table:table-cell>
          <table:table-cell table:formula="of:=IF([.F90]=&quot;FALSE&quot;;IF([.K90]=&quot;TRUE&quot;;&quot;TRUE&quot;;&quot;&quot;);&quot;&quot;)">
            <text:p/>
          </table:table-cell>
          <table:table-cell table:style-name="ce395" table:formula="of:=IF([.$F90]=&quot;FALSE&quot;;IF([.$K90]=&quot;&quot;;&quot;TRUE&quot;;&quot;&quot;);&quot;&quot;)">
            <text:p/>
          </table:table-cell>
          <table:table-cell table:style-name="ce395" table:formula="of:=IF([.F90]=&quot;TRUE&quot;;IF([.K9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2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4" office:value-type="string" calcext:value-type="string">
            <text:p>TRUE</text:p>
          </table:table-cell>
          <table:table-cell table:number-columns-repeated="5"/>
          <table:table-cell table:formula="of:=IF([.F91]=&quot;TRUE&quot;;IF([.K91]=&quot;TRUE&quot;;&quot;TRUE&quot;;&quot;&quot;);&quot;&quot;)">
            <text:p/>
          </table:table-cell>
          <table:table-cell table:formula="of:=IF([.F91]=&quot;FALSE&quot;;IF([.K91]=&quot;TRUE&quot;;&quot;TRUE&quot;;&quot;&quot;);&quot;&quot;)">
            <text:p/>
          </table:table-cell>
          <table:table-cell table:style-name="ce395" table:formula="of:=IF([.$F91]=&quot;FALSE&quot;;IF([.$K91]=&quot;&quot;;&quot;TRUE&quot;;&quot;&quot;);&quot;&quot;)">
            <text:p/>
          </table:table-cell>
          <table:table-cell table:style-name="ce395" table:formula="of:=IF([.F91]=&quot;TRUE&quot;;IF([.K9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3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4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5" office:value-type="string" calcext:value-type="string">
            <text:p>TRUE</text:p>
          </table:table-cell>
          <table:table-cell table:number-columns-repeated="5"/>
          <table:table-cell table:formula="of:=IF([.F92]=&quot;TRUE&quot;;IF([.K92]=&quot;TRUE&quot;;&quot;TRUE&quot;;&quot;&quot;);&quot;&quot;)">
            <text:p/>
          </table:table-cell>
          <table:table-cell table:formula="of:=IF([.F92]=&quot;FALSE&quot;;IF([.K92]=&quot;TRUE&quot;;&quot;TRUE&quot;;&quot;&quot;);&quot;&quot;)">
            <text:p/>
          </table:table-cell>
          <table:table-cell table:style-name="ce395" table:formula="of:=IF([.$F92]=&quot;FALSE&quot;;IF([.$K92]=&quot;&quot;;&quot;TRUE&quot;;&quot;&quot;);&quot;&quot;)">
            <text:p/>
          </table:table-cell>
          <table:table-cell table:style-name="ce395" table:formula="of:=IF([.F92]=&quot;TRUE&quot;;IF([.K9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4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6" office:value-type="string" calcext:value-type="string">
            <text:p>TRUE</text:p>
          </table:table-cell>
          <table:table-cell table:number-columns-repeated="5"/>
          <table:table-cell table:formula="of:=IF([.F93]=&quot;TRUE&quot;;IF([.K93]=&quot;TRUE&quot;;&quot;TRUE&quot;;&quot;&quot;);&quot;&quot;)">
            <text:p/>
          </table:table-cell>
          <table:table-cell table:formula="of:=IF([.F93]=&quot;FALSE&quot;;IF([.K93]=&quot;TRUE&quot;;&quot;TRUE&quot;;&quot;&quot;);&quot;&quot;)">
            <text:p/>
          </table:table-cell>
          <table:table-cell table:style-name="ce395" table:formula="of:=IF([.$F93]=&quot;FALSE&quot;;IF([.$K93]=&quot;&quot;;&quot;TRUE&quot;;&quot;&quot;);&quot;&quot;)">
            <text:p/>
          </table:table-cell>
          <table:table-cell table:style-name="ce395" table:formula="of:=IF([.F93]=&quot;TRUE&quot;;IF([.K9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1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7" office:value-type="string" calcext:value-type="string">
            <text:p>TRUE</text:p>
          </table:table-cell>
          <table:table-cell table:number-columns-repeated="5"/>
          <table:table-cell table:formula="of:=IF([.F94]=&quot;TRUE&quot;;IF([.K94]=&quot;TRUE&quot;;&quot;TRUE&quot;;&quot;&quot;);&quot;&quot;)">
            <text:p/>
          </table:table-cell>
          <table:table-cell table:formula="of:=IF([.F94]=&quot;FALSE&quot;;IF([.K94]=&quot;TRUE&quot;;&quot;TRUE&quot;;&quot;&quot;);&quot;&quot;)">
            <text:p/>
          </table:table-cell>
          <table:table-cell table:style-name="ce395" table:formula="of:=IF([.$F94]=&quot;FALSE&quot;;IF([.$K94]=&quot;&quot;;&quot;TRUE&quot;;&quot;&quot;);&quot;&quot;)">
            <text:p/>
          </table:table-cell>
          <table:table-cell table:style-name="ce395" table:formula="of:=IF([.F94]=&quot;TRUE&quot;;IF([.K9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2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8" office:value-type="string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IF([.F95]=&quot;TRUE&quot;;IF([.K95]=&quot;TRUE&quot;;&quot;TRUE&quot;;&quot;&quot;);&quot;&quot;)">
            <text:p/>
          </table:table-cell>
          <table:table-cell table:formula="of:=IF([.F95]=&quot;FALSE&quot;;IF([.K95]=&quot;TRUE&quot;;&quot;TRUE&quot;;&quot;&quot;);&quot;&quot;)">
            <text:p/>
          </table:table-cell>
          <table:table-cell table:style-name="ce395" table:formula="of:=IF([.$F95]=&quot;FALSE&quot;;IF([.$K95]=&quot;&quot;;&quot;TRUE&quot;;&quot;&quot;);&quot;&quot;)">
            <text:p/>
          </table:table-cell>
          <table:table-cell table:style-name="ce395" table:formula="of:=IF([.F95]=&quot;TRUE&quot;;IF([.K9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3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9" office:value-type="string" calcext:value-type="string">
            <text:p>TRUE</text:p>
          </table:table-cell>
          <table:table-cell table:number-columns-repeated="5"/>
          <table:table-cell table:formula="of:=IF([.F96]=&quot;TRUE&quot;;IF([.K96]=&quot;TRUE&quot;;&quot;TRUE&quot;;&quot;&quot;);&quot;&quot;)">
            <text:p/>
          </table:table-cell>
          <table:table-cell table:formula="of:=IF([.F96]=&quot;FALSE&quot;;IF([.K96]=&quot;TRUE&quot;;&quot;TRUE&quot;;&quot;&quot;);&quot;&quot;)">
            <text:p/>
          </table:table-cell>
          <table:table-cell table:style-name="ce395" table:formula="of:=IF([.$F96]=&quot;FALSE&quot;;IF([.$K96]=&quot;&quot;;&quot;TRUE&quot;;&quot;&quot;);&quot;&quot;)">
            <text:p/>
          </table:table-cell>
          <table:table-cell table:style-name="ce395" table:formula="of:=IF([.F96]=&quot;TRUE&quot;;IF([.K9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4</text:p>
          </table:table-cell>
          <table:table-cell/>
          <table:table-cell table:style-name="ce4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0" office:value-type="string" calcext:value-type="string">
            <text:p>TRUE</text:p>
          </table:table-cell>
          <table:table-cell table:number-columns-repeated="5"/>
          <table:table-cell table:formula="of:=IF([.F97]=&quot;TRUE&quot;;IF([.K97]=&quot;TRUE&quot;;&quot;TRUE&quot;;&quot;&quot;);&quot;&quot;)">
            <text:p/>
          </table:table-cell>
          <table:table-cell table:formula="of:=IF([.F97]=&quot;FALSE&quot;;IF([.K97]=&quot;TRUE&quot;;&quot;TRUE&quot;;&quot;&quot;);&quot;&quot;)">
            <text:p/>
          </table:table-cell>
          <table:table-cell table:style-name="ce395" table:formula="of:=IF([.$F97]=&quot;FALSE&quot;;IF([.$K97]=&quot;&quot;;&quot;TRUE&quot;;&quot;&quot;);&quot;&quot;)">
            <text:p/>
          </table:table-cell>
          <table:table-cell table:style-name="ce395" table:formula="of:=IF([.F97]=&quot;TRUE&quot;;IF([.K9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1.1</text:p>
          </table:table-cell>
          <table:table-cell/>
          <table:table-cell table:style-name="ce47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4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1" office:value-type="string" calcext:value-type="string">
            <text:p>FALSE</text:p>
          </table:table-cell>
          <table:table-cell table:number-columns-repeated="5"/>
          <table:table-cell table:formula="of:=IF([.F98]=&quot;TRUE&quot;;IF([.K98]=&quot;TRUE&quot;;&quot;TRUE&quot;;&quot;&quot;);&quot;&quot;)">
            <text:p/>
          </table:table-cell>
          <table:table-cell table:formula="of:=IF([.F98]=&quot;FALSE&quot;;IF([.K98]=&quot;TRUE&quot;;&quot;TRUE&quot;;&quot;&quot;);&quot;&quot;)">
            <text:p/>
          </table:table-cell>
          <table:table-cell table:style-name="ce395" table:formula="of:=IF([.$F98]=&quot;FALSE&quot;;IF([.$K9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98]=&quot;TRUE&quot;;IF([.K98]=&quot;&quot;;&quot;TRUE&quot;;&quot;&quot;);&quot;&quot;)">
            <text:p/>
          </table:table-cell>
          <table:table-cell table:style-name="ce396" office:value-type="string" calcext:value-type="string">
            <text:p>4.1.2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/>
          <table:table-cell table:style-name="ce32" office:value-type="string" calcext:value-type="string">
            <text:p>4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2" office:value-type="string" calcext:value-type="string">
            <text:p>TRUE</text:p>
          </table:table-cell>
          <table:table-cell table:number-columns-repeated="5"/>
          <table:table-cell table:formula="of:=IF([.F99]=&quot;TRUE&quot;;IF([.K99]=&quot;TRUE&quot;;&quot;TRUE&quot;;&quot;&quot;);&quot;&quot;)">
            <text:p/>
          </table:table-cell>
          <table:table-cell table:formula="of:=IF([.F99]=&quot;FALSE&quot;;IF([.K99]=&quot;TRUE&quot;;&quot;TRUE&quot;;&quot;&quot;);&quot;&quot;)">
            <text:p/>
          </table:table-cell>
          <table:table-cell table:style-name="ce395" table:formula="of:=IF([.$F99]=&quot;FALSE&quot;;IF([.$K99]=&quot;&quot;;&quot;TRUE&quot;;&quot;&quot;);&quot;&quot;)">
            <text:p/>
          </table:table-cell>
          <table:table-cell table:style-name="ce395" table:formula="of:=IF([.F99]=&quot;TRUE&quot;;IF([.K9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1.3</text:p>
          </table:table-cell>
          <table:table-cell/>
          <table:table-cell table:style-name="ce47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3" office:value-type="string" calcext:value-type="string">
            <text:p>TRUE</text:p>
          </table:table-cell>
          <table:table-cell table:number-columns-repeated="5"/>
          <table:table-cell table:formula="of:=IF([.F100]=&quot;TRUE&quot;;IF([.K100]=&quot;TRUE&quot;;&quot;TRUE&quot;;&quot;&quot;);&quot;&quot;)">
            <text:p/>
          </table:table-cell>
          <table:table-cell table:formula="of:=IF([.F100]=&quot;FALSE&quot;;IF([.K100]=&quot;TRUE&quot;;&quot;TRUE&quot;;&quot;&quot;);&quot;&quot;)">
            <text:p/>
          </table:table-cell>
          <table:table-cell table:style-name="ce395" table:formula="of:=IF([.$F100]=&quot;FALSE&quot;;IF([.$K100]=&quot;&quot;;&quot;TRUE&quot;;&quot;&quot;);&quot;&quot;)">
            <text:p/>
          </table:table-cell>
          <table:table-cell table:style-name="ce395" table:formula="of:=IF([.F100]=&quot;TRUE&quot;;IF([.K10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.1</text:p>
          </table:table-cell>
          <table:table-cell/>
          <table:table-cell table:style-name="ce4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4" office:value-type="string" calcext:value-type="string">
            <text:p>TRUE</text:p>
          </table:table-cell>
          <table:table-cell table:number-columns-repeated="5"/>
          <table:table-cell table:formula="of:=IF([.F101]=&quot;TRUE&quot;;IF([.K101]=&quot;TRUE&quot;;&quot;TRUE&quot;;&quot;&quot;);&quot;&quot;)">
            <text:p/>
          </table:table-cell>
          <table:table-cell table:formula="of:=IF([.F101]=&quot;FALSE&quot;;IF([.K101]=&quot;TRUE&quot;;&quot;TRUE&quot;;&quot;&quot;);&quot;&quot;)">
            <text:p/>
          </table:table-cell>
          <table:table-cell table:style-name="ce395" table:formula="of:=IF([.$F101]=&quot;FALSE&quot;;IF([.$K101]=&quot;&quot;;&quot;TRUE&quot;;&quot;&quot;);&quot;&quot;)">
            <text:p/>
          </table:table-cell>
          <table:table-cell table:style-name="ce395" table:formula="of:=IF([.F101]=&quot;TRUE&quot;;IF([.K10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.2</text:p>
          </table:table-cell>
          <table:table-cell/>
          <table:table-cell table:style-name="ce47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5" office:value-type="string" calcext:value-type="string">
            <text:p>TRUE</text:p>
          </table:table-cell>
          <table:table-cell table:number-columns-repeated="5"/>
          <table:table-cell table:formula="of:=IF([.F102]=&quot;TRUE&quot;;IF([.K102]=&quot;TRUE&quot;;&quot;TRUE&quot;;&quot;&quot;);&quot;&quot;)">
            <text:p/>
          </table:table-cell>
          <table:table-cell table:formula="of:=IF([.F102]=&quot;FALSE&quot;;IF([.K102]=&quot;TRUE&quot;;&quot;TRUE&quot;;&quot;&quot;);&quot;&quot;)">
            <text:p/>
          </table:table-cell>
          <table:table-cell table:style-name="ce395" table:formula="of:=IF([.$F102]=&quot;FALSE&quot;;IF([.$K102]=&quot;&quot;;&quot;TRUE&quot;;&quot;&quot;);&quot;&quot;)">
            <text:p/>
          </table:table-cell>
          <table:table-cell table:style-name="ce395" table:formula="of:=IF([.F102]=&quot;TRUE&quot;;IF([.K10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.3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6" office:value-type="string" calcext:value-type="string">
            <text:p>TRUE</text:p>
          </table:table-cell>
          <table:table-cell table:number-columns-repeated="5"/>
          <table:table-cell table:formula="of:=IF([.F103]=&quot;TRUE&quot;;IF([.K103]=&quot;TRUE&quot;;&quot;TRUE&quot;;&quot;&quot;);&quot;&quot;)">
            <text:p/>
          </table:table-cell>
          <table:table-cell table:formula="of:=IF([.F103]=&quot;FALSE&quot;;IF([.K103]=&quot;TRUE&quot;;&quot;TRUE&quot;;&quot;&quot;);&quot;&quot;)">
            <text:p/>
          </table:table-cell>
          <table:table-cell table:style-name="ce395" table:formula="of:=IF([.$F103]=&quot;FALSE&quot;;IF([.$K103]=&quot;&quot;;&quot;TRUE&quot;;&quot;&quot;);&quot;&quot;)">
            <text:p/>
          </table:table-cell>
          <table:table-cell table:style-name="ce395" table:formula="of:=IF([.F103]=&quot;TRUE&quot;;IF([.K10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3.1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7" office:value-type="string" calcext:value-type="string">
            <text:p>TRUE</text:p>
          </table:table-cell>
          <table:table-cell table:number-columns-repeated="5"/>
          <table:table-cell table:formula="of:=IF([.F104]=&quot;TRUE&quot;;IF([.K104]=&quot;TRUE&quot;;&quot;TRUE&quot;;&quot;&quot;);&quot;&quot;)">
            <text:p/>
          </table:table-cell>
          <table:table-cell table:formula="of:=IF([.F104]=&quot;FALSE&quot;;IF([.K104]=&quot;TRUE&quot;;&quot;TRUE&quot;;&quot;&quot;);&quot;&quot;)">
            <text:p/>
          </table:table-cell>
          <table:table-cell table:style-name="ce395" table:formula="of:=IF([.$F104]=&quot;FALSE&quot;;IF([.$K104]=&quot;&quot;;&quot;TRUE&quot;;&quot;&quot;);&quot;&quot;)">
            <text:p/>
          </table:table-cell>
          <table:table-cell table:style-name="ce395" table:formula="of:=IF([.F104]=&quot;TRUE&quot;;IF([.K10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3.2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8" office:value-type="string" calcext:value-type="string">
            <text:p>TRUE</text:p>
          </table:table-cell>
          <table:table-cell table:number-columns-repeated="5"/>
          <table:table-cell table:formula="of:=IF([.F105]=&quot;TRUE&quot;;IF([.K105]=&quot;TRUE&quot;;&quot;TRUE&quot;;&quot;&quot;);&quot;&quot;)">
            <text:p/>
          </table:table-cell>
          <table:table-cell table:formula="of:=IF([.F105]=&quot;FALSE&quot;;IF([.K105]=&quot;TRUE&quot;;&quot;TRUE&quot;;&quot;&quot;);&quot;&quot;)">
            <text:p/>
          </table:table-cell>
          <table:table-cell table:style-name="ce395" table:formula="of:=IF([.$F105]=&quot;FALSE&quot;;IF([.$K105]=&quot;&quot;;&quot;TRUE&quot;;&quot;&quot;);&quot;&quot;)">
            <text:p/>
          </table:table-cell>
          <table:table-cell table:style-name="ce395" table:formula="of:=IF([.F105]=&quot;TRUE&quot;;IF([.K10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4.1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5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39" office:value-type="string" calcext:value-type="string">
            <text:p>TRUE</text:p>
          </table:table-cell>
          <table:table-cell table:number-columns-repeated="5"/>
          <table:table-cell table:formula="of:=IF([.F106]=&quot;TRUE&quot;;IF([.K106]=&quot;TRUE&quot;;&quot;TRUE&quot;;&quot;&quot;);&quot;&quot;)">
            <text:p/>
          </table:table-cell>
          <table:table-cell table:formula="of:=IF([.F106]=&quot;FALSE&quot;;IF([.K106]=&quot;TRUE&quot;;&quot;TRUE&quot;;&quot;&quot;);&quot;&quot;)">
            <text:p/>
          </table:table-cell>
          <table:table-cell table:style-name="ce395" table:formula="of:=IF([.$F106]=&quot;FALSE&quot;;IF([.$K106]=&quot;&quot;;&quot;TRUE&quot;;&quot;&quot;);&quot;&quot;)">
            <text:p/>
          </table:table-cell>
          <table:table-cell table:style-name="ce395" table:formula="of:=IF([.F106]=&quot;TRUE&quot;;IF([.K10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5.1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5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0" office:value-type="string" calcext:value-type="string">
            <text:p>TRUE</text:p>
          </table:table-cell>
          <table:table-cell table:number-columns-repeated="5"/>
          <table:table-cell table:formula="of:=IF([.F107]=&quot;TRUE&quot;;IF([.K107]=&quot;TRUE&quot;;&quot;TRUE&quot;;&quot;&quot;);&quot;&quot;)">
            <text:p/>
          </table:table-cell>
          <table:table-cell table:formula="of:=IF([.F107]=&quot;FALSE&quot;;IF([.K107]=&quot;TRUE&quot;;&quot;TRUE&quot;;&quot;&quot;);&quot;&quot;)">
            <text:p/>
          </table:table-cell>
          <table:table-cell table:style-name="ce395" table:formula="of:=IF([.$F107]=&quot;FALSE&quot;;IF([.$K107]=&quot;&quot;;&quot;TRUE&quot;;&quot;&quot;);&quot;&quot;)">
            <text:p/>
          </table:table-cell>
          <table:table-cell table:style-name="ce395" table:formula="of:=IF([.F107]=&quot;TRUE&quot;;IF([.K10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5.2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6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1" office:value-type="string" calcext:value-type="string">
            <text:p>TRUE</text:p>
          </table:table-cell>
          <table:table-cell table:number-columns-repeated="5"/>
          <table:table-cell table:formula="of:=IF([.F108]=&quot;TRUE&quot;;IF([.K108]=&quot;TRUE&quot;;&quot;TRUE&quot;;&quot;&quot;);&quot;&quot;)">
            <text:p/>
          </table:table-cell>
          <table:table-cell table:formula="of:=IF([.F108]=&quot;FALSE&quot;;IF([.K108]=&quot;TRUE&quot;;&quot;TRUE&quot;;&quot;&quot;);&quot;&quot;)">
            <text:p/>
          </table:table-cell>
          <table:table-cell table:style-name="ce395" table:formula="of:=IF([.$F108]=&quot;FALSE&quot;;IF([.$K108]=&quot;&quot;;&quot;TRUE&quot;;&quot;&quot;);&quot;&quot;)">
            <text:p/>
          </table:table-cell>
          <table:table-cell table:style-name="ce395" table:formula="of:=IF([.F108]=&quot;TRUE&quot;;IF([.K10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6.1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6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2" office:value-type="string" calcext:value-type="string">
            <text:p>TRUE</text:p>
          </table:table-cell>
          <table:table-cell table:number-columns-repeated="5"/>
          <table:table-cell table:formula="of:=IF([.F109]=&quot;TRUE&quot;;IF([.K109]=&quot;TRUE&quot;;&quot;TRUE&quot;;&quot;&quot;);&quot;&quot;)">
            <text:p/>
          </table:table-cell>
          <table:table-cell table:formula="of:=IF([.F109]=&quot;FALSE&quot;;IF([.K109]=&quot;TRUE&quot;;&quot;TRUE&quot;;&quot;&quot;);&quot;&quot;)">
            <text:p/>
          </table:table-cell>
          <table:table-cell table:style-name="ce395" table:formula="of:=IF([.$F109]=&quot;FALSE&quot;;IF([.$K109]=&quot;&quot;;&quot;TRUE&quot;;&quot;&quot;);&quot;&quot;)">
            <text:p/>
          </table:table-cell>
          <table:table-cell table:style-name="ce395" table:formula="of:=IF([.F109]=&quot;TRUE&quot;;IF([.K10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6.2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7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3" office:value-type="string" calcext:value-type="string">
            <text:p>TRUE</text:p>
          </table:table-cell>
          <table:table-cell table:number-columns-repeated="5"/>
          <table:table-cell table:formula="of:=IF([.F110]=&quot;TRUE&quot;;IF([.K110]=&quot;TRUE&quot;;&quot;TRUE&quot;;&quot;&quot;);&quot;&quot;)">
            <text:p/>
          </table:table-cell>
          <table:table-cell table:formula="of:=IF([.F110]=&quot;FALSE&quot;;IF([.K110]=&quot;TRUE&quot;;&quot;TRUE&quot;;&quot;&quot;);&quot;&quot;)">
            <text:p/>
          </table:table-cell>
          <table:table-cell table:style-name="ce395" table:formula="of:=IF([.$F110]=&quot;FALSE&quot;;IF([.$K110]=&quot;&quot;;&quot;TRUE&quot;;&quot;&quot;);&quot;&quot;)">
            <text:p/>
          </table:table-cell>
          <table:table-cell table:style-name="ce395" table:formula="of:=IF([.F110]=&quot;TRUE&quot;;IF([.K11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7.1</text:p>
          </table:table-cell>
          <table:table-cell/>
          <table:table-cell table:style-name="ce4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7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4" office:value-type="string" calcext:value-type="string">
            <text:p>TRUE</text:p>
          </table:table-cell>
          <table:table-cell table:number-columns-repeated="5"/>
          <table:table-cell table:formula="of:=IF([.F111]=&quot;TRUE&quot;;IF([.K111]=&quot;TRUE&quot;;&quot;TRUE&quot;;&quot;&quot;);&quot;&quot;)">
            <text:p/>
          </table:table-cell>
          <table:table-cell table:formula="of:=IF([.F111]=&quot;FALSE&quot;;IF([.K111]=&quot;TRUE&quot;;&quot;TRUE&quot;;&quot;&quot;);&quot;&quot;)">
            <text:p/>
          </table:table-cell>
          <table:table-cell table:style-name="ce395" table:formula="of:=IF([.$F111]=&quot;FALSE&quot;;IF([.$K111]=&quot;&quot;;&quot;TRUE&quot;;&quot;&quot;);&quot;&quot;)">
            <text:p/>
          </table:table-cell>
          <table:table-cell table:style-name="ce395" table:formula="of:=IF([.F111]=&quot;TRUE&quot;;IF([.K11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7.2</text:p>
          </table:table-cell>
          <table:table-cell/>
          <table:table-cell table:style-name="ce477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8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5" office:value-type="string" calcext:value-type="string">
            <text:p>TRUE</text:p>
          </table:table-cell>
          <table:table-cell table:number-columns-repeated="5"/>
          <table:table-cell table:formula="of:=IF([.F112]=&quot;TRUE&quot;;IF([.K112]=&quot;TRUE&quot;;&quot;TRUE&quot;;&quot;&quot;);&quot;&quot;)">
            <text:p/>
          </table:table-cell>
          <table:table-cell table:formula="of:=IF([.F112]=&quot;FALSE&quot;;IF([.K112]=&quot;TRUE&quot;;&quot;TRUE&quot;;&quot;&quot;);&quot;&quot;)">
            <text:p/>
          </table:table-cell>
          <table:table-cell table:style-name="ce395" table:formula="of:=IF([.$F112]=&quot;FALSE&quot;;IF([.$K112]=&quot;&quot;;&quot;TRUE&quot;;&quot;&quot;);&quot;&quot;)">
            <text:p/>
          </table:table-cell>
          <table:table-cell table:style-name="ce395" table:formula="of:=IF([.F112]=&quot;TRUE&quot;;IF([.K11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8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8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6" office:value-type="string" calcext:value-type="string">
            <text:p>TRUE</text:p>
          </table:table-cell>
          <table:table-cell table:number-columns-repeated="5"/>
          <table:table-cell table:formula="of:=IF([.F113]=&quot;TRUE&quot;;IF([.K113]=&quot;TRUE&quot;;&quot;TRUE&quot;;&quot;&quot;);&quot;&quot;)">
            <text:p/>
          </table:table-cell>
          <table:table-cell table:formula="of:=IF([.F113]=&quot;FALSE&quot;;IF([.K113]=&quot;TRUE&quot;;&quot;TRUE&quot;;&quot;&quot;);&quot;&quot;)">
            <text:p/>
          </table:table-cell>
          <table:table-cell table:style-name="ce395" table:formula="of:=IF([.$F113]=&quot;FALSE&quot;;IF([.$K113]=&quot;&quot;;&quot;TRUE&quot;;&quot;&quot;);&quot;&quot;)">
            <text:p/>
          </table:table-cell>
          <table:table-cell table:style-name="ce395" table:formula="of:=IF([.F113]=&quot;TRUE&quot;;IF([.K113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8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47" office:value-type="string" calcext:value-type="string">
            <text:p>TRUE</text:p>
          </table:table-cell>
          <table:table-cell table:number-columns-repeated="5"/>
          <table:table-cell table:formula="of:=IF([.F114]=&quot;TRUE&quot;;IF([.K114]=&quot;TRUE&quot;;&quot;TRUE&quot;;&quot;&quot;);&quot;&quot;)">
            <text:p/>
          </table:table-cell>
          <table:table-cell table:formula="of:=IF([.F114]=&quot;FALSE&quot;;IF([.K114]=&quot;TRUE&quot;;&quot;TRUE&quot;;&quot;&quot;);&quot;&quot;)">
            <text:p/>
          </table:table-cell>
          <table:table-cell table:style-name="ce395" table:formula="of:=IF([.$F114]=&quot;FALSE&quot;;IF([.$K114]=&quot;&quot;;&quot;TRUE&quot;;&quot;&quot;);&quot;&quot;)">
            <text:p/>
          </table:table-cell>
          <table:table-cell table:style-name="ce395" table:formula="of:=IF([.F114]=&quot;TRUE&quot;;IF([.K114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9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9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48" office:value-type="string" calcext:value-type="string">
            <text:p>TRUE</text:p>
          </table:table-cell>
          <table:table-cell table:number-columns-repeated="5"/>
          <table:table-cell table:formula="of:=IF([.F115]=&quot;TRUE&quot;;IF([.K115]=&quot;TRUE&quot;;&quot;TRUE&quot;;&quot;&quot;);&quot;&quot;)">
            <text:p/>
          </table:table-cell>
          <table:table-cell table:formula="of:=IF([.F115]=&quot;FALSE&quot;;IF([.K115]=&quot;TRUE&quot;;&quot;TRUE&quot;;&quot;&quot;);&quot;&quot;)">
            <text:p/>
          </table:table-cell>
          <table:table-cell table:style-name="ce395" table:formula="of:=IF([.$F115]=&quot;FALSE&quot;;IF([.$K115]=&quot;&quot;;&quot;TRUE&quot;;&quot;&quot;);&quot;&quot;)">
            <text:p/>
          </table:table-cell>
          <table:table-cell table:style-name="ce395" table:formula="of:=IF([.F115]=&quot;TRUE&quot;;IF([.K11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9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10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49" office:value-type="string" calcext:value-type="string">
            <text:p>TRUE</text:p>
          </table:table-cell>
          <table:table-cell table:number-columns-repeated="5"/>
          <table:table-cell table:formula="of:=IF([.F116]=&quot;TRUE&quot;;IF([.K116]=&quot;TRUE&quot;;&quot;TRUE&quot;;&quot;&quot;);&quot;&quot;)">
            <text:p/>
          </table:table-cell>
          <table:table-cell table:formula="of:=IF([.F116]=&quot;FALSE&quot;;IF([.K116]=&quot;TRUE&quot;;&quot;TRUE&quot;;&quot;&quot;);&quot;&quot;)">
            <text:p/>
          </table:table-cell>
          <table:table-cell table:style-name="ce395" table:formula="of:=IF([.$F116]=&quot;FALSE&quot;;IF([.$K116]=&quot;&quot;;&quot;TRUE&quot;;&quot;&quot;);&quot;&quot;)">
            <text:p/>
          </table:table-cell>
          <table:table-cell table:style-name="ce395" table:formula="of:=IF([.F116]=&quot;TRUE&quot;;IF([.K116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0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10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0" office:value-type="string" calcext:value-type="string">
            <text:p>TRUE</text:p>
          </table:table-cell>
          <table:table-cell table:number-columns-repeated="5"/>
          <table:table-cell table:formula="of:=IF([.F117]=&quot;TRUE&quot;;IF([.K117]=&quot;TRUE&quot;;&quot;TRUE&quot;;&quot;&quot;);&quot;&quot;)">
            <text:p/>
          </table:table-cell>
          <table:table-cell table:formula="of:=IF([.F117]=&quot;FALSE&quot;;IF([.K117]=&quot;TRUE&quot;;&quot;TRUE&quot;;&quot;&quot;);&quot;&quot;)">
            <text:p/>
          </table:table-cell>
          <table:table-cell table:style-name="ce395" table:formula="of:=IF([.$F117]=&quot;FALSE&quot;;IF([.$K117]=&quot;&quot;;&quot;TRUE&quot;;&quot;&quot;);&quot;&quot;)">
            <text:p/>
          </table:table-cell>
          <table:table-cell table:style-name="ce395" table:formula="of:=IF([.F117]=&quot;TRUE&quot;;IF([.K117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0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11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1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18]=&quot;TRUE&quot;;IF([.K118]=&quot;TRUE&quot;;&quot;TRUE&quot;;&quot;&quot;);&quot;&quot;)">
            <text:p/>
          </table:table-cell>
          <table:table-cell table:formula="of:=IF([.F118]=&quot;FALSE&quot;;IF([.K118]=&quot;TRUE&quot;;&quot;TRUE&quot;;&quot;&quot;);&quot;&quot;)">
            <text:p/>
          </table:table-cell>
          <table:table-cell table:style-name="ce395" table:formula="of:=IF([.$F118]=&quot;FALSE&quot;;IF([.$K118]=&quot;&quot;;&quot;TRUE&quot;;&quot;&quot;);&quot;&quot;)">
            <text:p/>
          </table:table-cell>
          <table:table-cell table:style-name="ce395" table:formula="of:=IF([.F118]=&quot;TRUE&quot;;IF([.K118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1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11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2" office:value-type="string" calcext:value-type="string">
            <text:p>TRUE</text:p>
          </table:table-cell>
          <table:table-cell table:number-columns-repeated="5"/>
          <table:table-cell table:formula="of:=IF([.F119]=&quot;TRUE&quot;;IF([.K119]=&quot;TRUE&quot;;&quot;TRUE&quot;;&quot;&quot;);&quot;&quot;)">
            <text:p/>
          </table:table-cell>
          <table:table-cell table:formula="of:=IF([.F119]=&quot;FALSE&quot;;IF([.K119]=&quot;TRUE&quot;;&quot;TRUE&quot;;&quot;&quot;);&quot;&quot;)">
            <text:p/>
          </table:table-cell>
          <table:table-cell table:style-name="ce395" table:formula="of:=IF([.$F119]=&quot;FALSE&quot;;IF([.$K119]=&quot;&quot;;&quot;TRUE&quot;;&quot;&quot;);&quot;&quot;)">
            <text:p/>
          </table:table-cell>
          <table:table-cell table:style-name="ce395" table:formula="of:=IF([.F119]=&quot;TRUE&quot;;IF([.K11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1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12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3" office:value-type="string" calcext:value-type="string">
            <text:p>TRUE</text:p>
          </table:table-cell>
          <table:table-cell table:number-columns-repeated="5"/>
          <table:table-cell table:formula="of:=IF([.F120]=&quot;TRUE&quot;;IF([.K120]=&quot;TRUE&quot;;&quot;TRUE&quot;;&quot;&quot;);&quot;&quot;)">
            <text:p/>
          </table:table-cell>
          <table:table-cell table:formula="of:=IF([.F120]=&quot;FALSE&quot;;IF([.K120]=&quot;TRUE&quot;;&quot;TRUE&quot;;&quot;&quot;);&quot;&quot;)">
            <text:p/>
          </table:table-cell>
          <table:table-cell table:style-name="ce395" table:formula="of:=IF([.$F120]=&quot;FALSE&quot;;IF([.$K120]=&quot;&quot;;&quot;TRUE&quot;;&quot;&quot;);&quot;&quot;)">
            <text:p/>
          </table:table-cell>
          <table:table-cell table:style-name="ce395" table:formula="of:=IF([.F120]=&quot;TRUE&quot;;IF([.K12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2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12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4" office:value-type="string" calcext:value-type="string">
            <text:p>TRUE</text:p>
          </table:table-cell>
          <table:table-cell table:number-columns-repeated="5"/>
          <table:table-cell table:formula="of:=IF([.F121]=&quot;TRUE&quot;;IF([.K121]=&quot;TRUE&quot;;&quot;TRUE&quot;;&quot;&quot;);&quot;&quot;)">
            <text:p/>
          </table:table-cell>
          <table:table-cell table:formula="of:=IF([.F121]=&quot;FALSE&quot;;IF([.K121]=&quot;TRUE&quot;;&quot;TRUE&quot;;&quot;&quot;);&quot;&quot;)">
            <text:p/>
          </table:table-cell>
          <table:table-cell table:style-name="ce395" table:formula="of:=IF([.$F121]=&quot;FALSE&quot;;IF([.$K121]=&quot;&quot;;&quot;TRUE&quot;;&quot;&quot;);&quot;&quot;)">
            <text:p/>
          </table:table-cell>
          <table:table-cell table:style-name="ce395" table:formula="of:=IF([.F121]=&quot;TRUE&quot;;IF([.K121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2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3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22]=&quot;TRUE&quot;;IF([.K122]=&quot;TRUE&quot;;&quot;TRUE&quot;;&quot;&quot;);&quot;&quot;)">
            <text:p/>
          </table:table-cell>
          <table:table-cell table:formula="of:=IF([.F122]=&quot;FALSE&quot;;IF([.K122]=&quot;TRUE&quot;;&quot;TRUE&quot;;&quot;&quot;);&quot;&quot;)">
            <text:p/>
          </table:table-cell>
          <table:table-cell table:style-name="ce395" table:formula="of:=IF([.$F122]=&quot;FALSE&quot;;IF([.$K122]=&quot;&quot;;&quot;TRUE&quot;;&quot;&quot;);&quot;&quot;)">
            <text:p/>
          </table:table-cell>
          <table:table-cell table:style-name="ce395" table:formula="of:=IF([.F122]=&quot;TRUE&quot;;IF([.K122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3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3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23]=&quot;TRUE&quot;;IF([.K123]=&quot;TRUE&quot;;&quot;TRUE&quot;;&quot;&quot;);&quot;&quot;)">
            <text:p/>
          </table:table-cell>
          <table:table-cell table:formula="of:=IF([.F123]=&quot;FALSE&quot;;IF([.K123]=&quot;TRUE&quot;;&quot;TRUE&quot;;&quot;&quot;);&quot;&quot;)">
            <text:p/>
          </table:table-cell>
          <table:table-cell table:style-name="ce395" table:formula="of:=IF([.$F123]=&quot;FALSE&quot;;IF([.$K123]=&quot;&quot;;&quot;TRUE&quot;;&quot;&quot;);&quot;&quot;)">
            <text:p/>
          </table:table-cell>
          <table:table-cell table:style-name="ce395" table:formula="of:=IF([.F123]=&quot;TRUE&quot;;IF([.K123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3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4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7" office:value-type="string" calcext:value-type="string">
            <text:p>TRUE</text:p>
          </table:table-cell>
          <table:table-cell table:number-columns-repeated="5"/>
          <table:table-cell table:formula="of:=IF([.F124]=&quot;TRUE&quot;;IF([.K124]=&quot;TRUE&quot;;&quot;TRUE&quot;;&quot;&quot;);&quot;&quot;)">
            <text:p/>
          </table:table-cell>
          <table:table-cell table:formula="of:=IF([.F124]=&quot;FALSE&quot;;IF([.K124]=&quot;TRUE&quot;;&quot;TRUE&quot;;&quot;&quot;);&quot;&quot;)">
            <text:p/>
          </table:table-cell>
          <table:table-cell table:style-name="ce395" table:formula="of:=IF([.$F124]=&quot;FALSE&quot;;IF([.$K124]=&quot;&quot;;&quot;TRUE&quot;;&quot;&quot;);&quot;&quot;)">
            <text:p/>
          </table:table-cell>
          <table:table-cell table:style-name="ce395" table:formula="of:=IF([.F124]=&quot;TRUE&quot;;IF([.K124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4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4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8" office:value-type="string" calcext:value-type="string">
            <text:p>TRUE</text:p>
          </table:table-cell>
          <table:table-cell table:number-columns-repeated="5"/>
          <table:table-cell table:formula="of:=IF([.F125]=&quot;TRUE&quot;;IF([.K125]=&quot;TRUE&quot;;&quot;TRUE&quot;;&quot;&quot;);&quot;&quot;)">
            <text:p/>
          </table:table-cell>
          <table:table-cell table:formula="of:=IF([.F125]=&quot;FALSE&quot;;IF([.K125]=&quot;TRUE&quot;;&quot;TRUE&quot;;&quot;&quot;);&quot;&quot;)">
            <text:p/>
          </table:table-cell>
          <table:table-cell table:style-name="ce395" table:formula="of:=IF([.$F125]=&quot;FALSE&quot;;IF([.$K125]=&quot;&quot;;&quot;TRUE&quot;;&quot;&quot;);&quot;&quot;)">
            <text:p/>
          </table:table-cell>
          <table:table-cell table:style-name="ce395" table:formula="of:=IF([.F125]=&quot;TRUE&quot;;IF([.K12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4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5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59" office:value-type="string" calcext:value-type="string">
            <text:p>TRUE</text:p>
          </table:table-cell>
          <table:table-cell table:number-columns-repeated="5"/>
          <table:table-cell table:formula="of:=IF([.F126]=&quot;TRUE&quot;;IF([.K126]=&quot;TRUE&quot;;&quot;TRUE&quot;;&quot;&quot;);&quot;&quot;)">
            <text:p/>
          </table:table-cell>
          <table:table-cell table:formula="of:=IF([.F126]=&quot;FALSE&quot;;IF([.K126]=&quot;TRUE&quot;;&quot;TRUE&quot;;&quot;&quot;);&quot;&quot;)">
            <text:p/>
          </table:table-cell>
          <table:table-cell table:style-name="ce395" table:formula="of:=IF([.$F126]=&quot;FALSE&quot;;IF([.$K126]=&quot;&quot;;&quot;TRUE&quot;;&quot;&quot;);&quot;&quot;)">
            <text:p/>
          </table:table-cell>
          <table:table-cell table:style-name="ce395" table:formula="of:=IF([.F126]=&quot;TRUE&quot;;IF([.K126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5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5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60" office:value-type="string" calcext:value-type="string">
            <text:p>TRUE</text:p>
          </table:table-cell>
          <table:table-cell table:number-columns-repeated="5"/>
          <table:table-cell table:formula="of:=IF([.F127]=&quot;TRUE&quot;;IF([.K127]=&quot;TRUE&quot;;&quot;TRUE&quot;;&quot;&quot;);&quot;&quot;)">
            <text:p/>
          </table:table-cell>
          <table:table-cell table:formula="of:=IF([.F127]=&quot;FALSE&quot;;IF([.K127]=&quot;TRUE&quot;;&quot;TRUE&quot;;&quot;&quot;);&quot;&quot;)">
            <text:p/>
          </table:table-cell>
          <table:table-cell table:style-name="ce395" table:formula="of:=IF([.$F127]=&quot;FALSE&quot;;IF([.$K127]=&quot;&quot;;&quot;TRUE&quot;;&quot;&quot;);&quot;&quot;)">
            <text:p/>
          </table:table-cell>
          <table:table-cell table:style-name="ce395" table:formula="of:=IF([.F127]=&quot;TRUE&quot;;IF([.K127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5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6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61" office:value-type="string" calcext:value-type="string">
            <text:p>TRUE</text:p>
          </table:table-cell>
          <table:table-cell table:number-columns-repeated="5"/>
          <table:table-cell table:formula="of:=IF([.F128]=&quot;TRUE&quot;;IF([.K128]=&quot;TRUE&quot;;&quot;TRUE&quot;;&quot;&quot;);&quot;&quot;)">
            <text:p/>
          </table:table-cell>
          <table:table-cell table:formula="of:=IF([.F128]=&quot;FALSE&quot;;IF([.K128]=&quot;TRUE&quot;;&quot;TRUE&quot;;&quot;&quot;);&quot;&quot;)">
            <text:p/>
          </table:table-cell>
          <table:table-cell table:style-name="ce395" table:formula="of:=IF([.$F128]=&quot;FALSE&quot;;IF([.$K128]=&quot;&quot;;&quot;TRUE&quot;;&quot;&quot;);&quot;&quot;)">
            <text:p/>
          </table:table-cell>
          <table:table-cell table:style-name="ce395" table:formula="of:=IF([.F128]=&quot;TRUE&quot;;IF([.K128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6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4.16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62" office:value-type="string" calcext:value-type="string">
            <text:p>TRUE</text:p>
          </table:table-cell>
          <table:table-cell table:number-columns-repeated="5"/>
          <table:table-cell table:formula="of:=IF([.F129]=&quot;TRUE&quot;;IF([.K129]=&quot;TRUE&quot;;&quot;TRUE&quot;;&quot;&quot;);&quot;&quot;)">
            <text:p/>
          </table:table-cell>
          <table:table-cell table:formula="of:=IF([.F129]=&quot;FALSE&quot;;IF([.K129]=&quot;TRUE&quot;;&quot;TRUE&quot;;&quot;&quot;);&quot;&quot;)">
            <text:p/>
          </table:table-cell>
          <table:table-cell table:style-name="ce395" table:formula="of:=IF([.$F129]=&quot;FALSE&quot;;IF([.$K129]=&quot;&quot;;&quot;TRUE&quot;;&quot;&quot;);&quot;&quot;)">
            <text:p/>
          </table:table-cell>
          <table:table-cell table:style-name="ce395" table:formula="of:=IF([.F129]=&quot;TRUE&quot;;IF([.K12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6.2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4.1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3" office:value-type="string" calcext:value-type="string">
            <text:p>TRUE</text:p>
          </table:table-cell>
          <table:table-cell table:number-columns-repeated="5"/>
          <table:table-cell table:formula="of:=IF([.F130]=&quot;TRUE&quot;;IF([.K130]=&quot;TRUE&quot;;&quot;TRUE&quot;;&quot;&quot;);&quot;&quot;)">
            <text:p/>
          </table:table-cell>
          <table:table-cell table:formula="of:=IF([.F130]=&quot;FALSE&quot;;IF([.K130]=&quot;TRUE&quot;;&quot;TRUE&quot;;&quot;&quot;);&quot;&quot;)">
            <text:p/>
          </table:table-cell>
          <table:table-cell table:style-name="ce395" table:formula="of:=IF([.$F130]=&quot;FALSE&quot;;IF([.$K130]=&quot;&quot;;&quot;TRUE&quot;;&quot;&quot;);&quot;&quot;)">
            <text:p/>
          </table:table-cell>
          <table:table-cell table:style-name="ce395" table:formula="of:=IF([.F130]=&quot;TRUE&quot;;IF([.K13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17.1</text:p>
          </table:table-cell>
          <table:table-cell/>
          <table:table-cell table:style-name="ce47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4.1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4" office:value-type="string" calcext:value-type="string">
            <text:p>FALSE</text:p>
          </table:table-cell>
          <table:table-cell table:number-columns-repeated="5"/>
          <table:table-cell table:formula="of:=IF([.F131]=&quot;TRUE&quot;;IF([.K131]=&quot;TRUE&quot;;&quot;TRUE&quot;;&quot;&quot;);&quot;&quot;)">
            <text:p/>
          </table:table-cell>
          <table:table-cell table:formula="of:=IF([.F131]=&quot;FALSE&quot;;IF([.K131]=&quot;TRUE&quot;;&quot;TRUE&quot;;&quot;&quot;);&quot;&quot;)">
            <text:p/>
          </table:table-cell>
          <table:table-cell table:style-name="ce395" table:formula="of:=IF([.$F131]=&quot;FALSE&quot;;IF([.$K131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31]=&quot;TRUE&quot;;IF([.K131]=&quot;&quot;;&quot;TRUE&quot;;&quot;&quot;);&quot;&quot;)">
            <text:p/>
          </table:table-cell>
          <table:table-cell table:style-name="ce396" office:value-type="string" calcext:value-type="string">
            <text:p>4.18.1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office:value-type="string" calcext:value-type="string">
            <text:p>4.1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65" office:value-type="string" calcext:value-type="string">
            <text:p>FALSE</text:p>
          </table:table-cell>
          <table:table-cell table:number-columns-repeated="5"/>
          <table:table-cell table:formula="of:=IF([.F132]=&quot;TRUE&quot;;IF([.K132]=&quot;TRUE&quot;;&quot;TRUE&quot;;&quot;&quot;);&quot;&quot;)">
            <text:p/>
          </table:table-cell>
          <table:table-cell table:formula="of:=IF([.F132]=&quot;FALSE&quot;;IF([.K132]=&quot;TRUE&quot;;&quot;TRUE&quot;;&quot;&quot;);&quot;&quot;)">
            <text:p/>
          </table:table-cell>
          <table:table-cell table:style-name="ce395" table:formula="of:=IF([.$F132]=&quot;FALSE&quot;;IF([.$K13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32]=&quot;TRUE&quot;;IF([.K132]=&quot;&quot;;&quot;TRUE&quot;;&quot;&quot;);&quot;&quot;)">
            <text:p/>
          </table:table-cell>
          <table:table-cell table:style-name="ce396" office:value-type="string" calcext:value-type="string">
            <text:p>4.19.1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/>
          <table:table-cell table:style-name="ce32" office:value-type="string" calcext:value-type="string">
            <text:p>4.2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6" office:value-type="string" calcext:value-type="string">
            <text:p>TRUE</text:p>
          </table:table-cell>
          <table:table-cell table:number-columns-repeated="5"/>
          <table:table-cell table:formula="of:=IF([.F133]=&quot;TRUE&quot;;IF([.K133]=&quot;TRUE&quot;;&quot;TRUE&quot;;&quot;&quot;);&quot;&quot;)">
            <text:p/>
          </table:table-cell>
          <table:table-cell table:formula="of:=IF([.F133]=&quot;FALSE&quot;;IF([.K133]=&quot;TRUE&quot;;&quot;TRUE&quot;;&quot;&quot;);&quot;&quot;)">
            <text:p/>
          </table:table-cell>
          <table:table-cell table:style-name="ce395" table:formula="of:=IF([.$F133]=&quot;FALSE&quot;;IF([.$K133]=&quot;&quot;;&quot;TRUE&quot;;&quot;&quot;);&quot;&quot;)">
            <text:p/>
          </table:table-cell>
          <table:table-cell table:style-name="ce395" table:formula="of:=IF([.F133]=&quot;TRUE&quot;;IF([.K13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0.1</text:p>
          </table:table-cell>
          <table:table-cell/>
          <table:table-cell table:style-name="ce47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2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7" office:value-type="string" calcext:value-type="string">
            <text:p>TRUE</text:p>
          </table:table-cell>
          <table:table-cell table:number-columns-repeated="5"/>
          <table:table-cell table:formula="of:=IF([.F134]=&quot;TRUE&quot;;IF([.K134]=&quot;TRUE&quot;;&quot;TRUE&quot;;&quot;&quot;);&quot;&quot;)">
            <text:p/>
          </table:table-cell>
          <table:table-cell table:formula="of:=IF([.F134]=&quot;FALSE&quot;;IF([.K134]=&quot;TRUE&quot;;&quot;TRUE&quot;;&quot;&quot;);&quot;&quot;)">
            <text:p/>
          </table:table-cell>
          <table:table-cell table:style-name="ce395" table:formula="of:=IF([.$F134]=&quot;FALSE&quot;;IF([.$K134]=&quot;&quot;;&quot;TRUE&quot;;&quot;&quot;);&quot;&quot;)">
            <text:p/>
          </table:table-cell>
          <table:table-cell table:style-name="ce395" table:formula="of:=IF([.F134]=&quot;TRUE&quot;;IF([.K13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0.2</text:p>
          </table:table-cell>
          <table:table-cell/>
          <table:table-cell table:style-name="ce480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2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8" office:value-type="string" calcext:value-type="string">
            <text:p>TRUE</text:p>
          </table:table-cell>
          <table:table-cell table:number-columns-repeated="5"/>
          <table:table-cell table:formula="of:=IF([.F135]=&quot;TRUE&quot;;IF([.K135]=&quot;TRUE&quot;;&quot;TRUE&quot;;&quot;&quot;);&quot;&quot;)">
            <text:p/>
          </table:table-cell>
          <table:table-cell table:formula="of:=IF([.F135]=&quot;FALSE&quot;;IF([.K135]=&quot;TRUE&quot;;&quot;TRUE&quot;;&quot;&quot;);&quot;&quot;)">
            <text:p/>
          </table:table-cell>
          <table:table-cell table:style-name="ce395" table:formula="of:=IF([.$F135]=&quot;FALSE&quot;;IF([.$K135]=&quot;&quot;;&quot;TRUE&quot;;&quot;&quot;);&quot;&quot;)">
            <text:p/>
          </table:table-cell>
          <table:table-cell table:style-name="ce395" table:formula="of:=IF([.F135]=&quot;TRUE&quot;;IF([.K13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0.3</text:p>
          </table:table-cell>
          <table:table-cell/>
          <table:table-cell table:style-name="ce48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2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9" office:value-type="string" calcext:value-type="string">
            <text:p>TRUE</text:p>
          </table:table-cell>
          <table:table-cell table:number-columns-repeated="5"/>
          <table:table-cell table:formula="of:=IF([.F136]=&quot;TRUE&quot;;IF([.K136]=&quot;TRUE&quot;;&quot;TRUE&quot;;&quot;&quot;);&quot;&quot;)">
            <text:p/>
          </table:table-cell>
          <table:table-cell table:formula="of:=IF([.F136]=&quot;FALSE&quot;;IF([.K136]=&quot;TRUE&quot;;&quot;TRUE&quot;;&quot;&quot;);&quot;&quot;)">
            <text:p/>
          </table:table-cell>
          <table:table-cell table:style-name="ce395" table:formula="of:=IF([.$F136]=&quot;FALSE&quot;;IF([.$K136]=&quot;&quot;;&quot;TRUE&quot;;&quot;&quot;);&quot;&quot;)">
            <text:p/>
          </table:table-cell>
          <table:table-cell table:style-name="ce395" table:formula="of:=IF([.F136]=&quot;TRUE&quot;;IF([.K13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1.1</text:p>
          </table:table-cell>
          <table:table-cell/>
          <table:table-cell table:style-name="ce482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4.2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0" office:value-type="string" calcext:value-type="string">
            <text:p>TRUE</text:p>
          </table:table-cell>
          <table:table-cell table:number-columns-repeated="5"/>
          <table:table-cell table:formula="of:=IF([.F137]=&quot;TRUE&quot;;IF([.K137]=&quot;TRUE&quot;;&quot;TRUE&quot;;&quot;&quot;);&quot;&quot;)">
            <text:p/>
          </table:table-cell>
          <table:table-cell table:formula="of:=IF([.F137]=&quot;FALSE&quot;;IF([.K137]=&quot;TRUE&quot;;&quot;TRUE&quot;;&quot;&quot;);&quot;&quot;)">
            <text:p/>
          </table:table-cell>
          <table:table-cell table:style-name="ce395" table:formula="of:=IF([.$F137]=&quot;FALSE&quot;;IF([.$K137]=&quot;&quot;;&quot;TRUE&quot;;&quot;&quot;);&quot;&quot;)">
            <text:p/>
          </table:table-cell>
          <table:table-cell table:style-name="ce395" table:formula="of:=IF([.F137]=&quot;TRUE&quot;;IF([.K13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1.2</text:p>
          </table:table-cell>
          <table:table-cell/>
          <table:table-cell table:style-name="ce483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4.2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1" office:value-type="string" calcext:value-type="string">
            <text:p>TRUE</text:p>
          </table:table-cell>
          <table:table-cell table:number-columns-repeated="5"/>
          <table:table-cell table:formula="of:=IF([.F138]=&quot;TRUE&quot;;IF([.K138]=&quot;TRUE&quot;;&quot;TRUE&quot;;&quot;&quot;);&quot;&quot;)">
            <text:p/>
          </table:table-cell>
          <table:table-cell table:formula="of:=IF([.F138]=&quot;FALSE&quot;;IF([.K138]=&quot;TRUE&quot;;&quot;TRUE&quot;;&quot;&quot;);&quot;&quot;)">
            <text:p/>
          </table:table-cell>
          <table:table-cell table:style-name="ce395" table:formula="of:=IF([.$F138]=&quot;FALSE&quot;;IF([.$K138]=&quot;&quot;;&quot;TRUE&quot;;&quot;&quot;);&quot;&quot;)">
            <text:p/>
          </table:table-cell>
          <table:table-cell table:style-name="ce395" table:formula="of:=IF([.F138]=&quot;TRUE&quot;;IF([.K1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2.1</text:p>
          </table:table-cell>
          <table:table-cell/>
          <table:table-cell table:style-name="ce48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4.2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2" office:value-type="string" calcext:value-type="string">
            <text:p>TRUE</text:p>
          </table:table-cell>
          <table:table-cell table:number-columns-repeated="5"/>
          <table:table-cell table:formula="of:=IF([.F139]=&quot;TRUE&quot;;IF([.K139]=&quot;TRUE&quot;;&quot;TRUE&quot;;&quot;&quot;);&quot;&quot;)">
            <text:p/>
          </table:table-cell>
          <table:table-cell table:formula="of:=IF([.F139]=&quot;FALSE&quot;;IF([.K139]=&quot;TRUE&quot;;&quot;TRUE&quot;;&quot;&quot;);&quot;&quot;)">
            <text:p/>
          </table:table-cell>
          <table:table-cell table:style-name="ce395" table:formula="of:=IF([.$F139]=&quot;FALSE&quot;;IF([.$K139]=&quot;&quot;;&quot;TRUE&quot;;&quot;&quot;);&quot;&quot;)">
            <text:p/>
          </table:table-cell>
          <table:table-cell table:style-name="ce395" table:formula="of:=IF([.F139]=&quot;TRUE&quot;;IF([.K1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2.2</text:p>
          </table:table-cell>
          <table:table-cell/>
          <table:table-cell table:style-name="ce48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3" office:value-type="string" calcext:value-type="string">
            <text:p>TRUE</text:p>
          </table:table-cell>
          <table:table-cell table:number-columns-repeated="5"/>
          <table:table-cell table:formula="of:=IF([.F140]=&quot;TRUE&quot;;IF([.K140]=&quot;TRUE&quot;;&quot;TRUE&quot;;&quot;&quot;);&quot;&quot;)">
            <text:p/>
          </table:table-cell>
          <table:table-cell table:formula="of:=IF([.F140]=&quot;FALSE&quot;;IF([.K140]=&quot;TRUE&quot;;&quot;TRUE&quot;;&quot;&quot;);&quot;&quot;)">
            <text:p/>
          </table:table-cell>
          <table:table-cell table:style-name="ce395" table:formula="of:=IF([.$F140]=&quot;FALSE&quot;;IF([.$K140]=&quot;&quot;;&quot;TRUE&quot;;&quot;&quot;);&quot;&quot;)">
            <text:p/>
          </table:table-cell>
          <table:table-cell table:style-name="ce395" table:formula="of:=IF([.F140]=&quot;TRUE&quot;;IF([.K14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1.1</text:p>
          </table:table-cell>
          <table:table-cell/>
          <table:table-cell table:style-name="ce48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4" office:value-type="string" calcext:value-type="string">
            <text:p>TRUE</text:p>
          </table:table-cell>
          <table:table-cell table:number-columns-repeated="5"/>
          <table:table-cell table:formula="of:=IF([.F141]=&quot;TRUE&quot;;IF([.K141]=&quot;TRUE&quot;;&quot;TRUE&quot;;&quot;&quot;);&quot;&quot;)">
            <text:p/>
          </table:table-cell>
          <table:table-cell table:formula="of:=IF([.F141]=&quot;FALSE&quot;;IF([.K141]=&quot;TRUE&quot;;&quot;TRUE&quot;;&quot;&quot;);&quot;&quot;)">
            <text:p/>
          </table:table-cell>
          <table:table-cell table:style-name="ce395" table:formula="of:=IF([.$F141]=&quot;FALSE&quot;;IF([.$K141]=&quot;&quot;;&quot;TRUE&quot;;&quot;&quot;);&quot;&quot;)">
            <text:p/>
          </table:table-cell>
          <table:table-cell table:style-name="ce395" table:formula="of:=IF([.F141]=&quot;TRUE&quot;;IF([.K14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2.1</text:p>
          </table:table-cell>
          <table:table-cell/>
          <table:table-cell table:style-name="ce48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5" office:value-type="string" calcext:value-type="string">
            <text:p>FALSE</text:p>
          </table:table-cell>
          <table:table-cell table:number-columns-repeated="5"/>
          <table:table-cell table:formula="of:=IF([.F142]=&quot;TRUE&quot;;IF([.K142]=&quot;TRUE&quot;;&quot;TRUE&quot;;&quot;&quot;);&quot;&quot;)">
            <text:p/>
          </table:table-cell>
          <table:table-cell table:formula="of:=IF([.F142]=&quot;FALSE&quot;;IF([.K142]=&quot;TRUE&quot;;&quot;TRUE&quot;;&quot;&quot;);&quot;&quot;)">
            <text:p/>
          </table:table-cell>
          <table:table-cell table:style-name="ce395" table:formula="of:=IF([.$F142]=&quot;FALSE&quot;;IF([.$K14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42]=&quot;TRUE&quot;;IF([.K142]=&quot;&quot;;&quot;TRUE&quot;;&quot;&quot;);&quot;&quot;)">
            <text:p/>
          </table:table-cell>
          <table:table-cell table:style-name="ce396" office:value-type="string" calcext:value-type="string">
            <text:p>5.3.1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6" office:value-type="string" calcext:value-type="string">
            <text:p>TRUE</text:p>
          </table:table-cell>
          <table:table-cell table:number-columns-repeated="5"/>
          <table:table-cell table:formula="of:=IF([.F143]=&quot;TRUE&quot;;IF([.K143]=&quot;TRUE&quot;;&quot;TRUE&quot;;&quot;&quot;);&quot;&quot;)">
            <text:p/>
          </table:table-cell>
          <table:table-cell table:formula="of:=IF([.F143]=&quot;FALSE&quot;;IF([.K143]=&quot;TRUE&quot;;&quot;TRUE&quot;;&quot;&quot;);&quot;&quot;)">
            <text:p/>
          </table:table-cell>
          <table:table-cell table:style-name="ce395" table:formula="of:=IF([.$F143]=&quot;FALSE&quot;;IF([.$K143]=&quot;&quot;;&quot;TRUE&quot;;&quot;&quot;);&quot;&quot;)">
            <text:p/>
          </table:table-cell>
          <table:table-cell table:style-name="ce395" table:formula="of:=IF([.F143]=&quot;TRUE&quot;;IF([.K14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4.1</text:p>
          </table:table-cell>
          <table:table-cell/>
          <table:table-cell table:style-name="ce48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7" office:value-type="string" calcext:value-type="string">
            <text:p>TRUE</text:p>
          </table:table-cell>
          <table:table-cell table:number-columns-repeated="5"/>
          <table:table-cell table:formula="of:=IF([.F144]=&quot;TRUE&quot;;IF([.K144]=&quot;TRUE&quot;;&quot;TRUE&quot;;&quot;&quot;);&quot;&quot;)">
            <text:p/>
          </table:table-cell>
          <table:table-cell table:formula="of:=IF([.F144]=&quot;FALSE&quot;;IF([.K144]=&quot;TRUE&quot;;&quot;TRUE&quot;;&quot;&quot;);&quot;&quot;)">
            <text:p/>
          </table:table-cell>
          <table:table-cell table:style-name="ce395" table:formula="of:=IF([.$F144]=&quot;FALSE&quot;;IF([.$K144]=&quot;&quot;;&quot;TRUE&quot;;&quot;&quot;);&quot;&quot;)">
            <text:p/>
          </table:table-cell>
          <table:table-cell table:style-name="ce395" table:formula="of:=IF([.F144]=&quot;TRUE&quot;;IF([.K14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5.1</text:p>
          </table:table-cell>
          <table:table-cell/>
          <table:table-cell table:style-name="ce48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8" office:value-type="string" calcext:value-type="string">
            <text:p>TRUE</text:p>
          </table:table-cell>
          <table:table-cell table:number-columns-repeated="5"/>
          <table:table-cell table:formula="of:=IF([.F145]=&quot;TRUE&quot;;IF([.K145]=&quot;TRUE&quot;;&quot;TRUE&quot;;&quot;&quot;);&quot;&quot;)">
            <text:p/>
          </table:table-cell>
          <table:table-cell table:formula="of:=IF([.F145]=&quot;FALSE&quot;;IF([.K145]=&quot;TRUE&quot;;&quot;TRUE&quot;;&quot;&quot;);&quot;&quot;)">
            <text:p/>
          </table:table-cell>
          <table:table-cell table:style-name="ce395" table:formula="of:=IF([.$F145]=&quot;FALSE&quot;;IF([.$K145]=&quot;&quot;;&quot;TRUE&quot;;&quot;&quot;);&quot;&quot;)">
            <text:p/>
          </table:table-cell>
          <table:table-cell table:style-name="ce395" table:formula="of:=IF([.F145]=&quot;TRUE&quot;;IF([.K14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5.6.1</text:p>
          </table:table-cell>
          <table:table-cell/>
          <table:table-cell table:style-name="ce49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9" office:value-type="string" calcext:value-type="string">
            <text:p>TRUE</text:p>
          </table:table-cell>
          <table:table-cell table:number-columns-repeated="5"/>
          <table:table-cell table:formula="of:=IF([.F146]=&quot;TRUE&quot;;IF([.K146]=&quot;TRUE&quot;;&quot;TRUE&quot;;&quot;&quot;);&quot;&quot;)">
            <text:p/>
          </table:table-cell>
          <table:table-cell table:formula="of:=IF([.F146]=&quot;FALSE&quot;;IF([.K146]=&quot;TRUE&quot;;&quot;TRUE&quot;;&quot;&quot;);&quot;&quot;)">
            <text:p/>
          </table:table-cell>
          <table:table-cell table:style-name="ce395" table:formula="of:=IF([.$F146]=&quot;FALSE&quot;;IF([.$K146]=&quot;&quot;;&quot;TRUE&quot;;&quot;&quot;);&quot;&quot;)">
            <text:p/>
          </table:table-cell>
          <table:table-cell table:style-name="ce395" table:formula="of:=IF([.F146]=&quot;TRUE&quot;;IF([.K14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6.2</text:p>
          </table:table-cell>
          <table:table-cell/>
          <table:table-cell table:style-name="ce49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0" office:value-type="string" calcext:value-type="string">
            <text:p>TRUE</text:p>
          </table:table-cell>
          <table:table-cell table:number-columns-repeated="5"/>
          <table:table-cell table:formula="of:=IF([.F147]=&quot;TRUE&quot;;IF([.K147]=&quot;TRUE&quot;;&quot;TRUE&quot;;&quot;&quot;);&quot;&quot;)">
            <text:p/>
          </table:table-cell>
          <table:table-cell table:formula="of:=IF([.F147]=&quot;FALSE&quot;;IF([.K147]=&quot;TRUE&quot;;&quot;TRUE&quot;;&quot;&quot;);&quot;&quot;)">
            <text:p/>
          </table:table-cell>
          <table:table-cell table:style-name="ce395" table:formula="of:=IF([.$F147]=&quot;FALSE&quot;;IF([.$K147]=&quot;&quot;;&quot;TRUE&quot;;&quot;&quot;);&quot;&quot;)">
            <text:p/>
          </table:table-cell>
          <table:table-cell table:style-name="ce395" table:formula="of:=IF([.F147]=&quot;TRUE&quot;;IF([.K14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7.1</text:p>
          </table:table-cell>
          <table:table-cell/>
          <table:table-cell table:style-name="ce49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1" office:value-type="string" calcext:value-type="string">
            <text:p>TRUE</text:p>
          </table:table-cell>
          <table:table-cell table:number-columns-repeated="5"/>
          <table:table-cell table:formula="of:=IF([.F148]=&quot;TRUE&quot;;IF([.K148]=&quot;TRUE&quot;;&quot;TRUE&quot;;&quot;&quot;);&quot;&quot;)">
            <text:p/>
          </table:table-cell>
          <table:table-cell table:formula="of:=IF([.F148]=&quot;FALSE&quot;;IF([.K148]=&quot;TRUE&quot;;&quot;TRUE&quot;;&quot;&quot;);&quot;&quot;)">
            <text:p/>
          </table:table-cell>
          <table:table-cell table:style-name="ce395" table:formula="of:=IF([.$F148]=&quot;FALSE&quot;;IF([.$K148]=&quot;&quot;;&quot;TRUE&quot;;&quot;&quot;);&quot;&quot;)">
            <text:p/>
          </table:table-cell>
          <table:table-cell table:style-name="ce395" table:formula="of:=IF([.F148]=&quot;TRUE&quot;;IF([.K14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7.2</text:p>
          </table:table-cell>
          <table:table-cell/>
          <table:table-cell table:style-name="ce493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2" office:value-type="string" calcext:value-type="string">
            <text:p>TRUE</text:p>
          </table:table-cell>
          <table:table-cell table:number-columns-repeated="5"/>
          <table:table-cell table:formula="of:=IF([.F149]=&quot;TRUE&quot;;IF([.K149]=&quot;TRUE&quot;;&quot;TRUE&quot;;&quot;&quot;);&quot;&quot;)">
            <text:p/>
          </table:table-cell>
          <table:table-cell table:formula="of:=IF([.F149]=&quot;FALSE&quot;;IF([.K149]=&quot;TRUE&quot;;&quot;TRUE&quot;;&quot;&quot;);&quot;&quot;)">
            <text:p/>
          </table:table-cell>
          <table:table-cell table:style-name="ce395" table:formula="of:=IF([.$F149]=&quot;FALSE&quot;;IF([.$K149]=&quot;&quot;;&quot;TRUE&quot;;&quot;&quot;);&quot;&quot;)">
            <text:p/>
          </table:table-cell>
          <table:table-cell table:style-name="ce395" table:formula="of:=IF([.F149]=&quot;TRUE&quot;;IF([.K14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7.3</text:p>
          </table:table-cell>
          <table:table-cell/>
          <table:table-cell table:style-name="ce49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3" office:value-type="string" calcext:value-type="string">
            <text:p>TRUE</text:p>
          </table:table-cell>
          <table:table-cell table:number-columns-repeated="5"/>
          <table:table-cell table:formula="of:=IF([.F150]=&quot;TRUE&quot;;IF([.K150]=&quot;TRUE&quot;;&quot;TRUE&quot;;&quot;&quot;);&quot;&quot;)">
            <text:p/>
          </table:table-cell>
          <table:table-cell table:formula="of:=IF([.F150]=&quot;FALSE&quot;;IF([.K150]=&quot;TRUE&quot;;&quot;TRUE&quot;;&quot;&quot;);&quot;&quot;)">
            <text:p/>
          </table:table-cell>
          <table:table-cell table:style-name="ce395" table:formula="of:=IF([.$F150]=&quot;FALSE&quot;;IF([.$K150]=&quot;&quot;;&quot;TRUE&quot;;&quot;&quot;);&quot;&quot;)">
            <text:p/>
          </table:table-cell>
          <table:table-cell table:style-name="ce395" table:formula="of:=IF([.F150]=&quot;TRUE&quot;;IF([.K15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5.7.4</text:p>
          </table:table-cell>
          <table:table-cell/>
          <table:table-cell table:style-name="ce49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4" office:value-type="string" calcext:value-type="string">
            <text:p>TRUE</text:p>
          </table:table-cell>
          <table:table-cell table:number-columns-repeated="5"/>
          <table:table-cell table:formula="of:=IF([.F151]=&quot;TRUE&quot;;IF([.K151]=&quot;TRUE&quot;;&quot;TRUE&quot;;&quot;&quot;);&quot;&quot;)">
            <text:p/>
          </table:table-cell>
          <table:table-cell table:formula="of:=IF([.F151]=&quot;FALSE&quot;;IF([.K151]=&quot;TRUE&quot;;&quot;TRUE&quot;;&quot;&quot;);&quot;&quot;)">
            <text:p/>
          </table:table-cell>
          <table:table-cell table:style-name="ce395" table:formula="of:=IF([.$F151]=&quot;FALSE&quot;;IF([.$K151]=&quot;&quot;;&quot;TRUE&quot;;&quot;&quot;);&quot;&quot;)">
            <text:p/>
          </table:table-cell>
          <table:table-cell table:style-name="ce395" table:formula="of:=IF([.F151]=&quot;TRUE&quot;;IF([.K15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8.1</text:p>
          </table:table-cell>
          <table:table-cell/>
          <table:table-cell table:style-name="ce49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5" office:value-type="string" calcext:value-type="string">
            <text:p>TRUE</text:p>
          </table:table-cell>
          <table:table-cell table:number-columns-repeated="5"/>
          <table:table-cell table:formula="of:=IF([.F152]=&quot;TRUE&quot;;IF([.K152]=&quot;TRUE&quot;;&quot;TRUE&quot;;&quot;&quot;);&quot;&quot;)">
            <text:p/>
          </table:table-cell>
          <table:table-cell table:formula="of:=IF([.F152]=&quot;FALSE&quot;;IF([.K152]=&quot;TRUE&quot;;&quot;TRUE&quot;;&quot;&quot;);&quot;&quot;)">
            <text:p/>
          </table:table-cell>
          <table:table-cell table:style-name="ce395" table:formula="of:=IF([.$F152]=&quot;FALSE&quot;;IF([.$K152]=&quot;&quot;;&quot;TRUE&quot;;&quot;&quot;);&quot;&quot;)">
            <text:p/>
          </table:table-cell>
          <table:table-cell table:style-name="ce395" table:formula="of:=IF([.F152]=&quot;TRUE&quot;;IF([.K15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1.1</text:p>
          </table:table-cell>
          <table:table-cell/>
          <table:table-cell table:style-name="ce49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6" office:value-type="string" calcext:value-type="string">
            <text:p>FALSE</text:p>
          </table:table-cell>
          <table:table-cell table:number-columns-repeated="5"/>
          <table:table-cell table:formula="of:=IF([.F153]=&quot;TRUE&quot;;IF([.K153]=&quot;TRUE&quot;;&quot;TRUE&quot;;&quot;&quot;);&quot;&quot;)">
            <text:p/>
          </table:table-cell>
          <table:table-cell table:formula="of:=IF([.F153]=&quot;FALSE&quot;;IF([.K153]=&quot;TRUE&quot;;&quot;TRUE&quot;;&quot;&quot;);&quot;&quot;)">
            <text:p/>
          </table:table-cell>
          <table:table-cell table:style-name="ce395" table:formula="of:=IF([.$F153]=&quot;FALSE&quot;;IF([.$K15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53]=&quot;TRUE&quot;;IF([.K153]=&quot;&quot;;&quot;TRUE&quot;;&quot;&quot;);&quot;&quot;)">
            <text:p/>
          </table:table-cell>
          <table:table-cell table:style-name="ce396" office:value-type="string" calcext:value-type="string">
            <text:p>6.1.2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7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4]=&quot;TRUE&quot;;IF([.K154]=&quot;TRUE&quot;;&quot;TRUE&quot;;&quot;&quot;);&quot;&quot;)">
            <text:p/>
          </table:table-cell>
          <table:table-cell table:formula="of:=IF([.F154]=&quot;FALSE&quot;;IF([.K154]=&quot;TRUE&quot;;&quot;TRUE&quot;;&quot;&quot;);&quot;&quot;)">
            <text:p/>
          </table:table-cell>
          <table:table-cell table:style-name="ce395" table:formula="of:=IF([.$F154]=&quot;FALSE&quot;;IF([.$K154]=&quot;&quot;;&quot;TRUE&quot;;&quot;&quot;);&quot;&quot;)">
            <text:p/>
          </table:table-cell>
          <table:table-cell table:style-name="ce395" table:formula="of:=IF([.F154]=&quot;TRUE&quot;;IF([.K154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55]=&quot;TRUE&quot;;IF([.K155]=&quot;TRUE&quot;;&quot;TRUE&quot;;&quot;&quot;);&quot;&quot;)" office:value-type="string" office:string-value="TRUE" calcext:value-type="string">
            <text:p>TRUE</text:p>
          </table:table-cell>
          <table:table-cell table:formula="of:=IF([.F155]=&quot;FALSE&quot;;IF([.K155]=&quot;TRUE&quot;;&quot;TRUE&quot;;&quot;&quot;);&quot;&quot;)">
            <text:p/>
          </table:table-cell>
          <table:table-cell table:style-name="ce395" table:formula="of:=IF([.$F155]=&quot;FALSE&quot;;IF([.$K155]=&quot;&quot;;&quot;TRUE&quot;;&quot;&quot;);&quot;&quot;)">
            <text:p/>
          </table:table-cell>
          <table:table-cell table:style-name="ce395" table:formula="of:=IF([.F155]=&quot;TRUE&quot;;IF([.K155]=&quot;&quot;;&quot;TRUE&quot;;&quot;&quot;);&quot;&quot;)">
            <text:p/>
          </table:table-cell>
          <table:table-cell table:style-name="ce396" office:value-type="string" calcext:value-type="string">
            <text:p>6.1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9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6]=&quot;TRUE&quot;;IF([.K156]=&quot;TRUE&quot;;&quot;TRUE&quot;;&quot;&quot;);&quot;&quot;)">
            <text:p/>
          </table:table-cell>
          <table:table-cell table:formula="of:=IF([.F156]=&quot;FALSE&quot;;IF([.K156]=&quot;TRUE&quot;;&quot;TRUE&quot;;&quot;&quot;);&quot;&quot;)">
            <text:p/>
          </table:table-cell>
          <table:table-cell table:style-name="ce395" table:formula="of:=IF([.$F156]=&quot;FALSE&quot;;IF([.$K156]=&quot;&quot;;&quot;TRUE&quot;;&quot;&quot;);&quot;&quot;)">
            <text:p/>
          </table:table-cell>
          <table:table-cell table:style-name="ce395" table:formula="of:=IF([.F156]=&quot;TRUE&quot;;IF([.K156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0" office:value-type="string" calcext:value-type="string">
            <text:p>TRUE</text:p>
          </table:table-cell>
          <table:table-cell table:number-columns-repeated="5"/>
          <table:table-cell table:formula="of:=IF([.F157]=&quot;TRUE&quot;;IF([.K157]=&quot;TRUE&quot;;&quot;TRUE&quot;;&quot;&quot;);&quot;&quot;)">
            <text:p/>
          </table:table-cell>
          <table:table-cell table:formula="of:=IF([.F157]=&quot;FALSE&quot;;IF([.K157]=&quot;TRUE&quot;;&quot;TRUE&quot;;&quot;&quot;);&quot;&quot;)">
            <text:p/>
          </table:table-cell>
          <table:table-cell table:style-name="ce395" table:formula="of:=IF([.$F157]=&quot;FALSE&quot;;IF([.$K157]=&quot;&quot;;&quot;TRUE&quot;;&quot;&quot;);&quot;&quot;)">
            <text:p/>
          </table:table-cell>
          <table:table-cell table:style-name="ce395" table:formula="of:=IF([.F157]=&quot;TRUE&quot;;IF([.K15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2.1</text:p>
          </table:table-cell>
          <table:table-cell/>
          <table:table-cell table:style-name="ce49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1" office:value-type="string" calcext:value-type="string">
            <text:p>TRUE</text:p>
          </table:table-cell>
          <table:table-cell table:number-columns-repeated="5"/>
          <table:table-cell table:formula="of:=IF([.F158]=&quot;TRUE&quot;;IF([.K158]=&quot;TRUE&quot;;&quot;TRUE&quot;;&quot;&quot;);&quot;&quot;)">
            <text:p/>
          </table:table-cell>
          <table:table-cell table:formula="of:=IF([.F158]=&quot;FALSE&quot;;IF([.K158]=&quot;TRUE&quot;;&quot;TRUE&quot;;&quot;&quot;);&quot;&quot;)">
            <text:p/>
          </table:table-cell>
          <table:table-cell table:style-name="ce395" table:formula="of:=IF([.$F158]=&quot;FALSE&quot;;IF([.$K158]=&quot;&quot;;&quot;TRUE&quot;;&quot;&quot;);&quot;&quot;)">
            <text:p/>
          </table:table-cell>
          <table:table-cell table:style-name="ce395" table:formula="of:=IF([.F158]=&quot;TRUE&quot;;IF([.K15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2.2</text:p>
          </table:table-cell>
          <table:table-cell/>
          <table:table-cell table:style-name="ce49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2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9]=&quot;TRUE&quot;;IF([.K159]=&quot;TRUE&quot;;&quot;TRUE&quot;;&quot;&quot;);&quot;&quot;)">
            <text:p/>
          </table:table-cell>
          <table:table-cell table:formula="of:=IF([.F159]=&quot;FALSE&quot;;IF([.K159]=&quot;TRUE&quot;;&quot;TRUE&quot;;&quot;&quot;);&quot;&quot;)">
            <text:p/>
          </table:table-cell>
          <table:table-cell table:style-name="ce395" table:formula="of:=IF([.$F159]=&quot;FALSE&quot;;IF([.$K159]=&quot;&quot;;&quot;TRUE&quot;;&quot;&quot;);&quot;&quot;)">
            <text:p/>
          </table:table-cell>
          <table:table-cell table:style-name="ce395" table:formula="of:=IF([.F159]=&quot;TRUE&quot;;IF([.K159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60]=&quot;TRUE&quot;;IF([.K160]=&quot;TRUE&quot;;&quot;TRUE&quot;;&quot;&quot;);&quot;&quot;)" office:value-type="string" office:string-value="TRUE" calcext:value-type="string">
            <text:p>TRUE</text:p>
          </table:table-cell>
          <table:table-cell table:formula="of:=IF([.F160]=&quot;FALSE&quot;;IF([.K160]=&quot;TRUE&quot;;&quot;TRUE&quot;;&quot;&quot;);&quot;&quot;)">
            <text:p/>
          </table:table-cell>
          <table:table-cell table:style-name="ce395" table:formula="of:=IF([.$F160]=&quot;FALSE&quot;;IF([.$K160]=&quot;&quot;;&quot;TRUE&quot;;&quot;&quot;);&quot;&quot;)">
            <text:p/>
          </table:table-cell>
          <table:table-cell table:style-name="ce395" table:formula="of:=IF([.F160]=&quot;TRUE&quot;;IF([.K160]=&quot;&quot;;&quot;TRUE&quot;;&quot;&quot;);&quot;&quot;)">
            <text:p/>
          </table:table-cell>
          <table:table-cell table:style-name="ce396" office:value-type="string" calcext:value-type="string">
            <text:p>6.2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4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1]=&quot;TRUE&quot;;IF([.K161]=&quot;TRUE&quot;;&quot;TRUE&quot;;&quot;&quot;);&quot;&quot;)">
            <text:p/>
          </table:table-cell>
          <table:table-cell table:formula="of:=IF([.F161]=&quot;FALSE&quot;;IF([.K161]=&quot;TRUE&quot;;&quot;TRUE&quot;;&quot;&quot;);&quot;&quot;)">
            <text:p/>
          </table:table-cell>
          <table:table-cell table:style-name="ce395" table:formula="of:=IF([.$F161]=&quot;FALSE&quot;;IF([.$K161]=&quot;&quot;;&quot;TRUE&quot;;&quot;&quot;);&quot;&quot;)">
            <text:p/>
          </table:table-cell>
          <table:table-cell table:style-name="ce395" table:formula="of:=IF([.F161]=&quot;TRUE&quot;;IF([.K161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5" office:value-type="string" calcext:value-type="string">
            <text:p>TRUE</text:p>
          </table:table-cell>
          <table:table-cell table:number-columns-repeated="5"/>
          <table:table-cell table:formula="of:=IF([.F162]=&quot;TRUE&quot;;IF([.K162]=&quot;TRUE&quot;;&quot;TRUE&quot;;&quot;&quot;);&quot;&quot;)">
            <text:p/>
          </table:table-cell>
          <table:table-cell table:formula="of:=IF([.F162]=&quot;FALSE&quot;;IF([.K162]=&quot;TRUE&quot;;&quot;TRUE&quot;;&quot;&quot;);&quot;&quot;)">
            <text:p/>
          </table:table-cell>
          <table:table-cell table:style-name="ce395" table:formula="of:=IF([.$F162]=&quot;FALSE&quot;;IF([.$K162]=&quot;&quot;;&quot;TRUE&quot;;&quot;&quot;);&quot;&quot;)">
            <text:p/>
          </table:table-cell>
          <table:table-cell table:style-name="ce395" table:formula="of:=IF([.F162]=&quot;TRUE&quot;;IF([.K16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3.1</text:p>
          </table:table-cell>
          <table:table-cell/>
          <table:table-cell table:style-name="ce50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6" office:value-type="string" calcext:value-type="string">
            <text:p>FALSE</text:p>
          </table:table-cell>
          <table:table-cell table:number-columns-repeated="5"/>
          <table:table-cell table:formula="of:=IF([.F163]=&quot;TRUE&quot;;IF([.K163]=&quot;TRUE&quot;;&quot;TRUE&quot;;&quot;&quot;);&quot;&quot;)">
            <text:p/>
          </table:table-cell>
          <table:table-cell table:formula="of:=IF([.F163]=&quot;FALSE&quot;;IF([.K163]=&quot;TRUE&quot;;&quot;TRUE&quot;;&quot;&quot;);&quot;&quot;)">
            <text:p/>
          </table:table-cell>
          <table:table-cell table:style-name="ce395" table:formula="of:=IF([.$F163]=&quot;FALSE&quot;;IF([.$K16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63]=&quot;TRUE&quot;;IF([.K163]=&quot;&quot;;&quot;TRUE&quot;;&quot;&quot;);&quot;&quot;)">
            <text:p/>
          </table:table-cell>
          <table:table-cell table:style-name="ce396" office:value-type="string" calcext:value-type="string">
            <text:p>6.3.2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7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4]=&quot;TRUE&quot;;IF([.K164]=&quot;TRUE&quot;;&quot;TRUE&quot;;&quot;&quot;);&quot;&quot;)">
            <text:p/>
          </table:table-cell>
          <table:table-cell table:formula="of:=IF([.F164]=&quot;FALSE&quot;;IF([.K164]=&quot;TRUE&quot;;&quot;TRUE&quot;;&quot;&quot;);&quot;&quot;)">
            <text:p/>
          </table:table-cell>
          <table:table-cell table:style-name="ce395" table:formula="of:=IF([.$F164]=&quot;FALSE&quot;;IF([.$K164]=&quot;&quot;;&quot;TRUE&quot;;&quot;&quot;);&quot;&quot;)">
            <text:p/>
          </table:table-cell>
          <table:table-cell table:style-name="ce395" table:formula="of:=IF([.F164]=&quot;TRUE&quot;;IF([.K164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65]=&quot;TRUE&quot;;IF([.K165]=&quot;TRUE&quot;;&quot;TRUE&quot;;&quot;&quot;);&quot;&quot;)" office:value-type="string" office:string-value="TRUE" calcext:value-type="string">
            <text:p>TRUE</text:p>
          </table:table-cell>
          <table:table-cell table:formula="of:=IF([.F165]=&quot;FALSE&quot;;IF([.K165]=&quot;TRUE&quot;;&quot;TRUE&quot;;&quot;&quot;);&quot;&quot;)">
            <text:p/>
          </table:table-cell>
          <table:table-cell table:style-name="ce395" table:formula="of:=IF([.$F165]=&quot;FALSE&quot;;IF([.$K165]=&quot;&quot;;&quot;TRUE&quot;;&quot;&quot;);&quot;&quot;)">
            <text:p/>
          </table:table-cell>
          <table:table-cell table:style-name="ce395" table:formula="of:=IF([.F165]=&quot;TRUE&quot;;IF([.K165]=&quot;&quot;;&quot;TRUE&quot;;&quot;&quot;);&quot;&quot;)">
            <text:p/>
          </table:table-cell>
          <table:table-cell table:style-name="ce396" office:value-type="string" calcext:value-type="string">
            <text:p>6.3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5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9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6]=&quot;TRUE&quot;;IF([.K166]=&quot;TRUE&quot;;&quot;TRUE&quot;;&quot;&quot;);&quot;&quot;)">
            <text:p/>
          </table:table-cell>
          <table:table-cell table:formula="of:=IF([.F166]=&quot;FALSE&quot;;IF([.K166]=&quot;TRUE&quot;;&quot;TRUE&quot;;&quot;&quot;);&quot;&quot;)">
            <text:p/>
          </table:table-cell>
          <table:table-cell table:style-name="ce395" table:formula="of:=IF([.$F166]=&quot;FALSE&quot;;IF([.$K166]=&quot;&quot;;&quot;TRUE&quot;;&quot;&quot;);&quot;&quot;)">
            <text:p/>
          </table:table-cell>
          <table:table-cell table:style-name="ce395" table:formula="of:=IF([.F166]=&quot;TRUE&quot;;IF([.K166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0" office:value-type="string" calcext:value-type="string">
            <text:p>TRUE</text:p>
          </table:table-cell>
          <table:table-cell table:number-columns-repeated="5"/>
          <table:table-cell table:formula="of:=IF([.F167]=&quot;TRUE&quot;;IF([.K167]=&quot;TRUE&quot;;&quot;TRUE&quot;;&quot;&quot;);&quot;&quot;)">
            <text:p/>
          </table:table-cell>
          <table:table-cell table:formula="of:=IF([.F167]=&quot;FALSE&quot;;IF([.K167]=&quot;TRUE&quot;;&quot;TRUE&quot;;&quot;&quot;);&quot;&quot;)">
            <text:p/>
          </table:table-cell>
          <table:table-cell table:style-name="ce395" table:formula="of:=IF([.$F167]=&quot;FALSE&quot;;IF([.$K167]=&quot;&quot;;&quot;TRUE&quot;;&quot;&quot;);&quot;&quot;)">
            <text:p/>
          </table:table-cell>
          <table:table-cell table:style-name="ce395" table:formula="of:=IF([.F167]=&quot;TRUE&quot;;IF([.K16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4.1</text:p>
          </table:table-cell>
          <table:table-cell/>
          <table:table-cell table:style-name="ce50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1" office:value-type="string" calcext:value-type="string">
            <text:p>TRUE</text:p>
          </table:table-cell>
          <table:table-cell table:number-columns-repeated="5"/>
          <table:table-cell table:formula="of:=IF([.F168]=&quot;TRUE&quot;;IF([.K168]=&quot;TRUE&quot;;&quot;TRUE&quot;;&quot;&quot;);&quot;&quot;)">
            <text:p/>
          </table:table-cell>
          <table:table-cell table:formula="of:=IF([.F168]=&quot;FALSE&quot;;IF([.K168]=&quot;TRUE&quot;;&quot;TRUE&quot;;&quot;&quot;);&quot;&quot;)">
            <text:p/>
          </table:table-cell>
          <table:table-cell table:style-name="ce395" table:formula="of:=IF([.$F168]=&quot;FALSE&quot;;IF([.$K168]=&quot;&quot;;&quot;TRUE&quot;;&quot;&quot;);&quot;&quot;)">
            <text:p/>
          </table:table-cell>
          <table:table-cell table:style-name="ce395" table:formula="of:=IF([.F168]=&quot;TRUE&quot;;IF([.K16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4.2</text:p>
          </table:table-cell>
          <table:table-cell/>
          <table:table-cell table:style-name="ce50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2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9]=&quot;TRUE&quot;;IF([.K169]=&quot;TRUE&quot;;&quot;TRUE&quot;;&quot;&quot;);&quot;&quot;)">
            <text:p/>
          </table:table-cell>
          <table:table-cell table:formula="of:=IF([.F169]=&quot;FALSE&quot;;IF([.K169]=&quot;TRUE&quot;;&quot;TRUE&quot;;&quot;&quot;);&quot;&quot;)">
            <text:p/>
          </table:table-cell>
          <table:table-cell table:style-name="ce395" table:formula="of:=IF([.$F169]=&quot;FALSE&quot;;IF([.$K169]=&quot;&quot;;&quot;TRUE&quot;;&quot;&quot;);&quot;&quot;)">
            <text:p/>
          </table:table-cell>
          <table:table-cell table:style-name="ce395" table:formula="of:=IF([.F169]=&quot;TRUE&quot;;IF([.K169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70]=&quot;TRUE&quot;;IF([.K170]=&quot;TRUE&quot;;&quot;TRUE&quot;;&quot;&quot;);&quot;&quot;)" office:value-type="string" office:string-value="TRUE" calcext:value-type="string">
            <text:p>TRUE</text:p>
          </table:table-cell>
          <table:table-cell table:formula="of:=IF([.F170]=&quot;FALSE&quot;;IF([.K170]=&quot;TRUE&quot;;&quot;TRUE&quot;;&quot;&quot;);&quot;&quot;)">
            <text:p/>
          </table:table-cell>
          <table:table-cell table:style-name="ce395" table:formula="of:=IF([.$F170]=&quot;FALSE&quot;;IF([.$K170]=&quot;&quot;;&quot;TRUE&quot;;&quot;&quot;);&quot;&quot;)">
            <text:p/>
          </table:table-cell>
          <table:table-cell table:style-name="ce395" table:formula="of:=IF([.F170]=&quot;TRUE&quot;;IF([.K170]=&quot;&quot;;&quot;TRUE&quot;;&quot;&quot;);&quot;&quot;)">
            <text:p/>
          </table:table-cell>
          <table:table-cell table:style-name="ce396" office:value-type="string" calcext:value-type="string">
            <text:p>6.4.3</text:p>
          </table:table-cell>
          <table:table-cell table:style-name="ce32"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4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71]=&quot;TRUE&quot;;IF([.K171]=&quot;TRUE&quot;;&quot;TRUE&quot;;&quot;&quot;);&quot;&quot;)">
            <text:p/>
          </table:table-cell>
          <table:table-cell table:formula="of:=IF([.F171]=&quot;FALSE&quot;;IF([.K171]=&quot;TRUE&quot;;&quot;TRUE&quot;;&quot;&quot;);&quot;&quot;)">
            <text:p/>
          </table:table-cell>
          <table:table-cell table:style-name="ce395" table:formula="of:=IF([.$F171]=&quot;FALSE&quot;;IF([.$K171]=&quot;&quot;;&quot;TRUE&quot;;&quot;&quot;);&quot;&quot;)">
            <text:p/>
          </table:table-cell>
          <table:table-cell table:style-name="ce395" table:formula="of:=IF([.F171]=&quot;TRUE&quot;;IF([.K171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5" office:value-type="string" calcext:value-type="string">
            <text:p>TRUE</text:p>
          </table:table-cell>
          <table:table-cell table:number-columns-repeated="5"/>
          <table:table-cell table:formula="of:=IF([.F172]=&quot;TRUE&quot;;IF([.K172]=&quot;TRUE&quot;;&quot;TRUE&quot;;&quot;&quot;);&quot;&quot;)">
            <text:p/>
          </table:table-cell>
          <table:table-cell table:formula="of:=IF([.F172]=&quot;FALSE&quot;;IF([.K172]=&quot;TRUE&quot;;&quot;TRUE&quot;;&quot;&quot;);&quot;&quot;)">
            <text:p/>
          </table:table-cell>
          <table:table-cell table:style-name="ce395" table:formula="of:=IF([.$F172]=&quot;FALSE&quot;;IF([.$K172]=&quot;&quot;;&quot;TRUE&quot;;&quot;&quot;);&quot;&quot;)">
            <text:p/>
          </table:table-cell>
          <table:table-cell table:style-name="ce395" table:formula="of:=IF([.F172]=&quot;TRUE&quot;;IF([.K17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5.1</text:p>
          </table:table-cell>
          <table:table-cell/>
          <table:table-cell table:style-name="ce50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6" office:value-type="string" calcext:value-type="string">
            <text:p>TRUE</text:p>
          </table:table-cell>
          <table:table-cell table:number-columns-repeated="5"/>
          <table:table-cell table:formula="of:=IF([.F173]=&quot;TRUE&quot;;IF([.K173]=&quot;TRUE&quot;;&quot;TRUE&quot;;&quot;&quot;);&quot;&quot;)">
            <text:p/>
          </table:table-cell>
          <table:table-cell table:formula="of:=IF([.F173]=&quot;FALSE&quot;;IF([.K173]=&quot;TRUE&quot;;&quot;TRUE&quot;;&quot;&quot;);&quot;&quot;)">
            <text:p/>
          </table:table-cell>
          <table:table-cell table:style-name="ce395" table:formula="of:=IF([.$F173]=&quot;FALSE&quot;;IF([.$K173]=&quot;&quot;;&quot;TRUE&quot;;&quot;&quot;);&quot;&quot;)">
            <text:p/>
          </table:table-cell>
          <table:table-cell table:style-name="ce395" table:formula="of:=IF([.F173]=&quot;TRUE&quot;;IF([.K17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1</text:p>
          </table:table-cell>
          <table:table-cell/>
          <table:table-cell table:style-name="ce504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7" office:value-type="string" calcext:value-type="string">
            <text:p>TRUE</text:p>
          </table:table-cell>
          <table:table-cell table:number-columns-repeated="5"/>
          <table:table-cell table:formula="of:=IF([.F174]=&quot;TRUE&quot;;IF([.K174]=&quot;TRUE&quot;;&quot;TRUE&quot;;&quot;&quot;);&quot;&quot;)">
            <text:p/>
          </table:table-cell>
          <table:table-cell table:formula="of:=IF([.F174]=&quot;FALSE&quot;;IF([.K174]=&quot;TRUE&quot;;&quot;TRUE&quot;;&quot;&quot;);&quot;&quot;)">
            <text:p/>
          </table:table-cell>
          <table:table-cell table:style-name="ce395" table:formula="of:=IF([.$F174]=&quot;FALSE&quot;;IF([.$K174]=&quot;&quot;;&quot;TRUE&quot;;&quot;&quot;);&quot;&quot;)">
            <text:p/>
          </table:table-cell>
          <table:table-cell table:style-name="ce395" table:formula="of:=IF([.F174]=&quot;TRUE&quot;;IF([.K17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2</text:p>
          </table:table-cell>
          <table:table-cell/>
          <table:table-cell table:style-name="ce50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8" office:value-type="string" calcext:value-type="string">
            <text:p>TRUE</text:p>
          </table:table-cell>
          <table:table-cell table:number-columns-repeated="5"/>
          <table:table-cell table:formula="of:=IF([.F175]=&quot;TRUE&quot;;IF([.K175]=&quot;TRUE&quot;;&quot;TRUE&quot;;&quot;&quot;);&quot;&quot;)">
            <text:p/>
          </table:table-cell>
          <table:table-cell table:formula="of:=IF([.F175]=&quot;FALSE&quot;;IF([.K175]=&quot;TRUE&quot;;&quot;TRUE&quot;;&quot;&quot;);&quot;&quot;)">
            <text:p/>
          </table:table-cell>
          <table:table-cell table:style-name="ce395" table:formula="of:=IF([.$F175]=&quot;FALSE&quot;;IF([.$K175]=&quot;&quot;;&quot;TRUE&quot;;&quot;&quot;);&quot;&quot;)">
            <text:p/>
          </table:table-cell>
          <table:table-cell table:style-name="ce395" table:formula="of:=IF([.F175]=&quot;TRUE&quot;;IF([.K17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3</text:p>
          </table:table-cell>
          <table:table-cell/>
          <table:table-cell table:style-name="ce50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9" office:value-type="string" calcext:value-type="string">
            <text:p>TRUE</text:p>
          </table:table-cell>
          <table:table-cell table:number-columns-repeated="5"/>
          <table:table-cell table:formula="of:=IF([.F176]=&quot;TRUE&quot;;IF([.K176]=&quot;TRUE&quot;;&quot;TRUE&quot;;&quot;&quot;);&quot;&quot;)">
            <text:p/>
          </table:table-cell>
          <table:table-cell table:formula="of:=IF([.F176]=&quot;FALSE&quot;;IF([.K176]=&quot;TRUE&quot;;&quot;TRUE&quot;;&quot;&quot;);&quot;&quot;)">
            <text:p/>
          </table:table-cell>
          <table:table-cell table:style-name="ce395" table:formula="of:=IF([.$F176]=&quot;FALSE&quot;;IF([.$K176]=&quot;&quot;;&quot;TRUE&quot;;&quot;&quot;);&quot;&quot;)">
            <text:p/>
          </table:table-cell>
          <table:table-cell table:style-name="ce395" table:formula="of:=IF([.F176]=&quot;TRUE&quot;;IF([.K17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4</text:p>
          </table:table-cell>
          <table:table-cell/>
          <table:table-cell table:style-name="ce50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0" office:value-type="string" calcext:value-type="string">
            <text:p>TRUE</text:p>
          </table:table-cell>
          <table:table-cell table:number-columns-repeated="5"/>
          <table:table-cell table:formula="of:=IF([.F177]=&quot;TRUE&quot;;IF([.K177]=&quot;TRUE&quot;;&quot;TRUE&quot;;&quot;&quot;);&quot;&quot;)">
            <text:p/>
          </table:table-cell>
          <table:table-cell table:formula="of:=IF([.F177]=&quot;FALSE&quot;;IF([.K177]=&quot;TRUE&quot;;&quot;TRUE&quot;;&quot;&quot;);&quot;&quot;)">
            <text:p/>
          </table:table-cell>
          <table:table-cell table:style-name="ce395" table:formula="of:=IF([.$F177]=&quot;FALSE&quot;;IF([.$K177]=&quot;&quot;;&quot;TRUE&quot;;&quot;&quot;);&quot;&quot;)">
            <text:p/>
          </table:table-cell>
          <table:table-cell table:style-name="ce395" table:formula="of:=IF([.F177]=&quot;TRUE&quot;;IF([.K17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5</text:p>
          </table:table-cell>
          <table:table-cell/>
          <table:table-cell table:style-name="ce50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1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1" office:value-type="string" calcext:value-type="string">
            <text:p>TRUE</text:p>
          </table:table-cell>
          <table:table-cell table:number-columns-repeated="5"/>
          <table:table-cell table:formula="of:=IF([.F178]=&quot;TRUE&quot;;IF([.K178]=&quot;TRUE&quot;;&quot;TRUE&quot;;&quot;&quot;);&quot;&quot;)">
            <text:p/>
          </table:table-cell>
          <table:table-cell table:formula="of:=IF([.F178]=&quot;FALSE&quot;;IF([.K178]=&quot;TRUE&quot;;&quot;TRUE&quot;;&quot;&quot;);&quot;&quot;)">
            <text:p/>
          </table:table-cell>
          <table:table-cell table:style-name="ce395" table:formula="of:=IF([.$F178]=&quot;FALSE&quot;;IF([.$K178]=&quot;&quot;;&quot;TRUE&quot;;&quot;&quot;);&quot;&quot;)">
            <text:p/>
          </table:table-cell>
          <table:table-cell table:style-name="ce395" table:formula="of:=IF([.F178]=&quot;TRUE&quot;;IF([.K17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6</text:p>
          </table:table-cell>
          <table:table-cell/>
          <table:table-cell table:style-name="ce50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2" office:value-type="string" calcext:value-type="string">
            <text:p>TRUE</text:p>
          </table:table-cell>
          <table:table-cell table:number-columns-repeated="5"/>
          <table:table-cell table:formula="of:=IF([.F179]=&quot;TRUE&quot;;IF([.K179]=&quot;TRUE&quot;;&quot;TRUE&quot;;&quot;&quot;);&quot;&quot;)">
            <text:p/>
          </table:table-cell>
          <table:table-cell table:formula="of:=IF([.F179]=&quot;FALSE&quot;;IF([.K179]=&quot;TRUE&quot;;&quot;TRUE&quot;;&quot;&quot;);&quot;&quot;)">
            <text:p/>
          </table:table-cell>
          <table:table-cell table:style-name="ce395" table:formula="of:=IF([.$F179]=&quot;FALSE&quot;;IF([.$K179]=&quot;&quot;;&quot;TRUE&quot;;&quot;&quot;);&quot;&quot;)">
            <text:p/>
          </table:table-cell>
          <table:table-cell table:style-name="ce395" table:formula="of:=IF([.F179]=&quot;TRUE&quot;;IF([.K17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2.1</text:p>
          </table:table-cell>
          <table:table-cell/>
          <table:table-cell table:style-name="ce510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3" office:value-type="string" calcext:value-type="string">
            <text:p>TRUE</text:p>
          </table:table-cell>
          <table:table-cell table:number-columns-repeated="5"/>
          <table:table-cell table:formula="of:=IF([.F180]=&quot;TRUE&quot;;IF([.K180]=&quot;TRUE&quot;;&quot;TRUE&quot;;&quot;&quot;);&quot;&quot;)">
            <text:p/>
          </table:table-cell>
          <table:table-cell table:formula="of:=IF([.F180]=&quot;FALSE&quot;;IF([.K180]=&quot;TRUE&quot;;&quot;TRUE&quot;;&quot;&quot;);&quot;&quot;)">
            <text:p/>
          </table:table-cell>
          <table:table-cell table:style-name="ce395" table:formula="of:=IF([.$F180]=&quot;FALSE&quot;;IF([.$K180]=&quot;&quot;;&quot;TRUE&quot;;&quot;&quot;);&quot;&quot;)">
            <text:p/>
          </table:table-cell>
          <table:table-cell table:style-name="ce395" table:formula="of:=IF([.F180]=&quot;TRUE&quot;;IF([.K18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2.2</text:p>
          </table:table-cell>
          <table:table-cell/>
          <table:table-cell table:style-name="ce51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4" office:value-type="string" calcext:value-type="string">
            <text:p>TRUE</text:p>
          </table:table-cell>
          <table:table-cell table:number-columns-repeated="5"/>
          <table:table-cell table:formula="of:=IF([.F181]=&quot;TRUE&quot;;IF([.K181]=&quot;TRUE&quot;;&quot;TRUE&quot;;&quot;&quot;);&quot;&quot;)">
            <text:p/>
          </table:table-cell>
          <table:table-cell table:formula="of:=IF([.F181]=&quot;FALSE&quot;;IF([.K181]=&quot;TRUE&quot;;&quot;TRUE&quot;;&quot;&quot;);&quot;&quot;)">
            <text:p/>
          </table:table-cell>
          <table:table-cell table:style-name="ce395" table:formula="of:=IF([.$F181]=&quot;FALSE&quot;;IF([.$K181]=&quot;&quot;;&quot;TRUE&quot;;&quot;&quot;);&quot;&quot;)">
            <text:p/>
          </table:table-cell>
          <table:table-cell table:style-name="ce395" table:formula="of:=IF([.F181]=&quot;TRUE&quot;;IF([.K18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3.1</text:p>
          </table:table-cell>
          <table:table-cell/>
          <table:table-cell table:style-name="ce51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7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5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82]=&quot;TRUE&quot;;IF([.K182]=&quot;TRUE&quot;;&quot;TRUE&quot;;&quot;&quot;);&quot;&quot;)">
            <text:p/>
          </table:table-cell>
          <table:table-cell table:formula="of:=IF([.F182]=&quot;FALSE&quot;;IF([.K182]=&quot;TRUE&quot;;&quot;TRUE&quot;;&quot;&quot;);&quot;&quot;)">
            <text:p/>
          </table:table-cell>
          <table:table-cell table:style-name="ce395" table:formula="of:=IF([.$F182]=&quot;FALSE&quot;;IF([.$K182]=&quot;&quot;;&quot;TRUE&quot;;&quot;&quot;);&quot;&quot;)">
            <text:p/>
          </table:table-cell>
          <table:table-cell table:style-name="ce395" table:formula="of:=IF([.F182]=&quot;TRUE&quot;;IF([.K182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office:value-type="string" calcext:value-type="string">
            <text:p>7.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3]=&quot;TRUE&quot;;IF([.K183]=&quot;TRUE&quot;;&quot;TRUE&quot;;&quot;&quot;);&quot;&quot;)" office:value-type="string" office:string-value="TRUE" calcext:value-type="string">
            <text:p>TRUE</text:p>
          </table:table-cell>
          <table:table-cell table:formula="of:=IF([.F183]=&quot;FALSE&quot;;IF([.K183]=&quot;TRUE&quot;;&quot;TRUE&quot;;&quot;&quot;);&quot;&quot;)">
            <text:p/>
          </table:table-cell>
          <table:table-cell table:style-name="ce395" table:formula="of:=IF([.$F183]=&quot;FALSE&quot;;IF([.$K183]=&quot;&quot;;&quot;TRUE&quot;;&quot;&quot;);&quot;&quot;)">
            <text:p/>
          </table:table-cell>
          <table:table-cell table:style-name="ce395" table:formula="of:=IF([.F183]=&quot;TRUE&quot;;IF([.K183]=&quot;&quot;;&quot;TRUE&quot;;&quot;&quot;);&quot;&quot;)">
            <text:p/>
          </table:table-cell>
          <table:table-cell table:style-name="ce396" office:value-type="string" calcext:value-type="string">
            <text:p>7.3.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7.3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4]=&quot;TRUE&quot;;IF([.K184]=&quot;TRUE&quot;;&quot;TRUE&quot;;&quot;&quot;);&quot;&quot;)" office:value-type="string" office:string-value="TRUE" calcext:value-type="string">
            <text:p>TRUE</text:p>
          </table:table-cell>
          <table:table-cell table:formula="of:=IF([.F184]=&quot;FALSE&quot;;IF([.K184]=&quot;TRUE&quot;;&quot;TRUE&quot;;&quot;&quot;);&quot;&quot;)">
            <text:p/>
          </table:table-cell>
          <table:table-cell table:style-name="ce395" table:formula="of:=IF([.$F184]=&quot;FALSE&quot;;IF([.$K184]=&quot;&quot;;&quot;TRUE&quot;;&quot;&quot;);&quot;&quot;)">
            <text:p/>
          </table:table-cell>
          <table:table-cell table:style-name="ce395" table:formula="of:=IF([.F184]=&quot;TRUE&quot;;IF([.K184]=&quot;&quot;;&quot;TRUE&quot;;&quot;&quot;);&quot;&quot;)">
            <text:p/>
          </table:table-cell>
          <table:table-cell table:style-name="ce396" office:value-type="string" calcext:value-type="string">
            <text:p>7.3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7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8" office:value-type="string" calcext:value-type="string">
            <text:p>TRUE</text:p>
          </table:table-cell>
          <table:table-cell table:number-columns-repeated="5"/>
          <table:table-cell table:formula="of:=IF([.F185]=&quot;TRUE&quot;;IF([.K185]=&quot;TRUE&quot;;&quot;TRUE&quot;;&quot;&quot;);&quot;&quot;)">
            <text:p/>
          </table:table-cell>
          <table:table-cell table:formula="of:=IF([.F185]=&quot;FALSE&quot;;IF([.K185]=&quot;TRUE&quot;;&quot;TRUE&quot;;&quot;&quot;);&quot;&quot;)">
            <text:p/>
          </table:table-cell>
          <table:table-cell table:style-name="ce395" table:formula="of:=IF([.$F185]=&quot;FALSE&quot;;IF([.$K185]=&quot;&quot;;&quot;TRUE&quot;;&quot;&quot;);&quot;&quot;)">
            <text:p/>
          </table:table-cell>
          <table:table-cell table:style-name="ce395" table:formula="of:=IF([.F185]=&quot;TRUE&quot;;IF([.K18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4.1</text:p>
          </table:table-cell>
          <table:table-cell/>
          <table:table-cell table:style-name="ce51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7.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19" office:value-type="string" calcext:value-type="string">
            <text:p>TRUE</text:p>
          </table:table-cell>
          <table:table-cell table:number-columns-repeated="5"/>
          <table:table-cell table:formula="of:=IF([.F186]=&quot;TRUE&quot;;IF([.K186]=&quot;TRUE&quot;;&quot;TRUE&quot;;&quot;&quot;);&quot;&quot;)">
            <text:p/>
          </table:table-cell>
          <table:table-cell table:formula="of:=IF([.F186]=&quot;FALSE&quot;;IF([.K186]=&quot;TRUE&quot;;&quot;TRUE&quot;;&quot;&quot;);&quot;&quot;)">
            <text:p/>
          </table:table-cell>
          <table:table-cell table:style-name="ce395" table:formula="of:=IF([.$F186]=&quot;FALSE&quot;;IF([.$K186]=&quot;&quot;;&quot;TRUE&quot;;&quot;&quot;);&quot;&quot;)">
            <text:p/>
          </table:table-cell>
          <table:table-cell table:style-name="ce395" table:formula="of:=IF([.F186]=&quot;TRUE&quot;;IF([.K18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5.1</text:p>
          </table:table-cell>
          <table:table-cell/>
          <table:table-cell table:style-name="ce51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0" office:value-type="string" calcext:value-type="string">
            <text:p>TRUE</text:p>
          </table:table-cell>
          <table:table-cell table:number-columns-repeated="5"/>
          <table:table-cell table:formula="of:=IF([.F187]=&quot;TRUE&quot;;IF([.K187]=&quot;TRUE&quot;;&quot;TRUE&quot;;&quot;&quot;);&quot;&quot;)">
            <text:p/>
          </table:table-cell>
          <table:table-cell table:formula="of:=IF([.F187]=&quot;FALSE&quot;;IF([.K187]=&quot;TRUE&quot;;&quot;TRUE&quot;;&quot;&quot;);&quot;&quot;)">
            <text:p/>
          </table:table-cell>
          <table:table-cell table:style-name="ce395" table:formula="of:=IF([.$F187]=&quot;FALSE&quot;;IF([.$K187]=&quot;&quot;;&quot;TRUE&quot;;&quot;&quot;);&quot;&quot;)">
            <text:p/>
          </table:table-cell>
          <table:table-cell table:style-name="ce395" table:formula="of:=IF([.F187]=&quot;TRUE&quot;;IF([.K18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.1</text:p>
          </table:table-cell>
          <table:table-cell/>
          <table:table-cell table:style-name="ce51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1" office:value-type="string" calcext:value-type="string">
            <text:p>TRUE</text:p>
          </table:table-cell>
          <table:table-cell table:number-columns-repeated="5"/>
          <table:table-cell table:formula="of:=IF([.F188]=&quot;TRUE&quot;;IF([.K188]=&quot;TRUE&quot;;&quot;TRUE&quot;;&quot;&quot;);&quot;&quot;)">
            <text:p/>
          </table:table-cell>
          <table:table-cell table:formula="of:=IF([.F188]=&quot;FALSE&quot;;IF([.K188]=&quot;TRUE&quot;;&quot;TRUE&quot;;&quot;&quot;);&quot;&quot;)">
            <text:p/>
          </table:table-cell>
          <table:table-cell table:style-name="ce395" table:formula="of:=IF([.$F188]=&quot;FALSE&quot;;IF([.$K188]=&quot;&quot;;&quot;TRUE&quot;;&quot;&quot;);&quot;&quot;)">
            <text:p/>
          </table:table-cell>
          <table:table-cell table:style-name="ce395" table:formula="of:=IF([.F188]=&quot;TRUE&quot;;IF([.K18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.2</text:p>
          </table:table-cell>
          <table:table-cell/>
          <table:table-cell table:style-name="ce51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2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89]=&quot;TRUE&quot;;IF([.K189]=&quot;TRUE&quot;;&quot;TRUE&quot;;&quot;&quot;);&quot;&quot;)">
            <text:p/>
          </table:table-cell>
          <table:table-cell table:formula="of:=IF([.F189]=&quot;FALSE&quot;;IF([.K189]=&quot;TRUE&quot;;&quot;TRUE&quot;;&quot;&quot;);&quot;&quot;)">
            <text:p/>
          </table:table-cell>
          <table:table-cell table:style-name="ce395" table:formula="of:=IF([.$F189]=&quot;FALSE&quot;;IF([.$K189]=&quot;&quot;;&quot;TRUE&quot;;&quot;&quot;);&quot;&quot;)">
            <text:p/>
          </table:table-cell>
          <table:table-cell table:style-name="ce395" table:formula="of:=IF([.F189]=&quot;TRUE&quot;;IF([.K18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.3</text:p>
          </table:table-cell>
          <table:table-cell/>
          <table:table-cell table:style-name="ce51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8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3" office:value-type="string" calcext:value-type="string">
            <text:p>TRUE</text:p>
          </table:table-cell>
          <table:table-cell table:number-columns-repeated="5"/>
          <table:table-cell table:formula="of:=IF([.F190]=&quot;TRUE&quot;;IF([.K190]=&quot;TRUE&quot;;&quot;TRUE&quot;;&quot;&quot;);&quot;&quot;)">
            <text:p/>
          </table:table-cell>
          <table:table-cell table:formula="of:=IF([.F190]=&quot;FALSE&quot;;IF([.K190]=&quot;TRUE&quot;;&quot;TRUE&quot;;&quot;&quot;);&quot;&quot;)">
            <text:p/>
          </table:table-cell>
          <table:table-cell table:style-name="ce395" table:formula="of:=IF([.$F190]=&quot;FALSE&quot;;IF([.$K190]=&quot;&quot;;&quot;TRUE&quot;;&quot;&quot;);&quot;&quot;)">
            <text:p/>
          </table:table-cell>
          <table:table-cell table:style-name="ce395" table:formula="of:=IF([.F190]=&quot;TRUE&quot;;IF([.K19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2.1</text:p>
          </table:table-cell>
          <table:table-cell/>
          <table:table-cell table:style-name="ce518" office:value-type="string" calcext:value-type="string">
            <text:p>False</text:p>
          </table:table-cell>
          <table:table-cell office:value-type="string" calcext:value-type="string">
            <text:p>Ajout de « hors cas particulier »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8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4" office:value-type="string" calcext:value-type="string">
            <text:p>TRUE</text:p>
          </table:table-cell>
          <table:table-cell table:number-columns-repeated="5"/>
          <table:table-cell table:formula="of:=IF([.F191]=&quot;TRUE&quot;;IF([.K191]=&quot;TRUE&quot;;&quot;TRUE&quot;;&quot;&quot;);&quot;&quot;)">
            <text:p/>
          </table:table-cell>
          <table:table-cell table:formula="of:=IF([.F191]=&quot;FALSE&quot;;IF([.K191]=&quot;TRUE&quot;;&quot;TRUE&quot;;&quot;&quot;);&quot;&quot;)">
            <text:p/>
          </table:table-cell>
          <table:table-cell table:style-name="ce395" table:formula="of:=IF([.$F191]=&quot;FALSE&quot;;IF([.$K191]=&quot;&quot;;&quot;TRUE&quot;;&quot;&quot;);&quot;&quot;)">
            <text:p/>
          </table:table-cell>
          <table:table-cell table:style-name="ce395" table:formula="of:=IF([.F191]=&quot;TRUE&quot;;IF([.K19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2.2</text:p>
          </table:table-cell>
          <table:table-cell/>
          <table:table-cell table:style-name="ce51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5" office:value-type="string" calcext:value-type="string">
            <text:p>TRUE</text:p>
          </table:table-cell>
          <table:table-cell table:number-columns-repeated="5"/>
          <table:table-cell table:formula="of:=IF([.F192]=&quot;TRUE&quot;;IF([.K192]=&quot;TRUE&quot;;&quot;TRUE&quot;;&quot;&quot;);&quot;&quot;)">
            <text:p/>
          </table:table-cell>
          <table:table-cell table:formula="of:=IF([.F192]=&quot;FALSE&quot;;IF([.K192]=&quot;TRUE&quot;;&quot;TRUE&quot;;&quot;&quot;);&quot;&quot;)">
            <text:p/>
          </table:table-cell>
          <table:table-cell table:style-name="ce395" table:formula="of:=IF([.$F192]=&quot;FALSE&quot;;IF([.$K192]=&quot;&quot;;&quot;TRUE&quot;;&quot;&quot;);&quot;&quot;)">
            <text:p/>
          </table:table-cell>
          <table:table-cell table:style-name="ce395" table:formula="of:=IF([.F192]=&quot;TRUE&quot;;IF([.K19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3.1</text:p>
          </table:table-cell>
          <table:table-cell/>
          <table:table-cell table:style-name="ce52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6" office:value-type="string" calcext:value-type="string">
            <text:p>TRUE</text:p>
          </table:table-cell>
          <table:table-cell table:number-columns-repeated="5"/>
          <table:table-cell table:formula="of:=IF([.F193]=&quot;TRUE&quot;;IF([.K193]=&quot;TRUE&quot;;&quot;TRUE&quot;;&quot;&quot;);&quot;&quot;)">
            <text:p/>
          </table:table-cell>
          <table:table-cell table:formula="of:=IF([.F193]=&quot;FALSE&quot;;IF([.K193]=&quot;TRUE&quot;;&quot;TRUE&quot;;&quot;&quot;);&quot;&quot;)">
            <text:p/>
          </table:table-cell>
          <table:table-cell table:style-name="ce395" table:formula="of:=IF([.$F193]=&quot;FALSE&quot;;IF([.$K193]=&quot;&quot;;&quot;TRUE&quot;;&quot;&quot;);&quot;&quot;)">
            <text:p/>
          </table:table-cell>
          <table:table-cell table:style-name="ce395" table:formula="of:=IF([.F193]=&quot;TRUE&quot;;IF([.K19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4.1</text:p>
          </table:table-cell>
          <table:table-cell/>
          <table:table-cell table:style-name="ce52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7" office:value-type="string" calcext:value-type="string">
            <text:p>TRUE</text:p>
          </table:table-cell>
          <table:table-cell table:number-columns-repeated="5"/>
          <table:table-cell table:formula="of:=IF([.F194]=&quot;TRUE&quot;;IF([.K194]=&quot;TRUE&quot;;&quot;TRUE&quot;;&quot;&quot;);&quot;&quot;)">
            <text:p/>
          </table:table-cell>
          <table:table-cell table:formula="of:=IF([.F194]=&quot;FALSE&quot;;IF([.K194]=&quot;TRUE&quot;;&quot;TRUE&quot;;&quot;&quot;);&quot;&quot;)">
            <text:p/>
          </table:table-cell>
          <table:table-cell table:style-name="ce395" table:formula="of:=IF([.$F194]=&quot;FALSE&quot;;IF([.$K194]=&quot;&quot;;&quot;TRUE&quot;;&quot;&quot;);&quot;&quot;)">
            <text:p/>
          </table:table-cell>
          <table:table-cell table:style-name="ce395" table:formula="of:=IF([.F194]=&quot;TRUE&quot;;IF([.K19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5.1</text:p>
          </table:table-cell>
          <table:table-cell/>
          <table:table-cell table:style-name="ce52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8" office:value-type="string" calcext:value-type="string">
            <text:p>TRUE</text:p>
          </table:table-cell>
          <table:table-cell table:number-columns-repeated="5"/>
          <table:table-cell table:formula="of:=IF([.F195]=&quot;TRUE&quot;;IF([.K195]=&quot;TRUE&quot;;&quot;TRUE&quot;;&quot;&quot;);&quot;&quot;)">
            <text:p/>
          </table:table-cell>
          <table:table-cell table:formula="of:=IF([.F195]=&quot;FALSE&quot;;IF([.K195]=&quot;TRUE&quot;;&quot;TRUE&quot;;&quot;&quot;);&quot;&quot;)">
            <text:p/>
          </table:table-cell>
          <table:table-cell table:style-name="ce395" table:formula="of:=IF([.$F195]=&quot;FALSE&quot;;IF([.$K195]=&quot;&quot;;&quot;TRUE&quot;;&quot;&quot;);&quot;&quot;)">
            <text:p/>
          </table:table-cell>
          <table:table-cell table:style-name="ce395" table:formula="of:=IF([.F195]=&quot;TRUE&quot;;IF([.K19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6.1</text:p>
          </table:table-cell>
          <table:table-cell/>
          <table:table-cell table:style-name="ce52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7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29" office:value-type="string" calcext:value-type="string">
            <text:p>TRUE</text:p>
          </table:table-cell>
          <table:table-cell table:number-columns-repeated="5"/>
          <table:table-cell table:formula="of:=IF([.F196]=&quot;TRUE&quot;;IF([.K196]=&quot;TRUE&quot;;&quot;TRUE&quot;;&quot;&quot;);&quot;&quot;)">
            <text:p/>
          </table:table-cell>
          <table:table-cell table:formula="of:=IF([.F196]=&quot;FALSE&quot;;IF([.K196]=&quot;TRUE&quot;;&quot;TRUE&quot;;&quot;&quot;);&quot;&quot;)">
            <text:p/>
          </table:table-cell>
          <table:table-cell table:style-name="ce395" table:formula="of:=IF([.$F196]=&quot;FALSE&quot;;IF([.$K196]=&quot;&quot;;&quot;TRUE&quot;;&quot;&quot;);&quot;&quot;)">
            <text:p/>
          </table:table-cell>
          <table:table-cell table:style-name="ce395" table:formula="of:=IF([.F196]=&quot;TRUE&quot;;IF([.K19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7.1</text:p>
          </table:table-cell>
          <table:table-cell/>
          <table:table-cell table:style-name="ce52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8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30" office:value-type="string" calcext:value-type="string">
            <text:p>TRUE</text:p>
          </table:table-cell>
          <table:table-cell table:number-columns-repeated="5"/>
          <table:table-cell table:formula="of:=IF([.F197]=&quot;TRUE&quot;;IF([.K197]=&quot;TRUE&quot;;&quot;TRUE&quot;;&quot;&quot;);&quot;&quot;)">
            <text:p/>
          </table:table-cell>
          <table:table-cell table:formula="of:=IF([.F197]=&quot;FALSE&quot;;IF([.K197]=&quot;TRUE&quot;;&quot;TRUE&quot;;&quot;&quot;);&quot;&quot;)">
            <text:p/>
          </table:table-cell>
          <table:table-cell table:style-name="ce395" table:formula="of:=IF([.$F197]=&quot;FALSE&quot;;IF([.$K197]=&quot;&quot;;&quot;TRUE&quot;;&quot;&quot;);&quot;&quot;)">
            <text:p/>
          </table:table-cell>
          <table:table-cell table:style-name="ce395" table:formula="of:=IF([.F197]=&quot;TRUE&quot;;IF([.K19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8.1</text:p>
          </table:table-cell>
          <table:table-cell/>
          <table:table-cell table:style-name="ce52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8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31" office:value-type="string" calcext:value-type="string">
            <text:p>TRUE</text:p>
          </table:table-cell>
          <table:table-cell table:number-columns-repeated="5"/>
          <table:table-cell table:formula="of:=IF([.F198]=&quot;TRUE&quot;;IF([.K198]=&quot;TRUE&quot;;&quot;TRUE&quot;;&quot;&quot;);&quot;&quot;)">
            <text:p/>
          </table:table-cell>
          <table:table-cell table:formula="of:=IF([.F198]=&quot;FALSE&quot;;IF([.K198]=&quot;TRUE&quot;;&quot;TRUE&quot;;&quot;&quot;);&quot;&quot;)">
            <text:p/>
          </table:table-cell>
          <table:table-cell table:style-name="ce395" table:formula="of:=IF([.$F198]=&quot;FALSE&quot;;IF([.$K198]=&quot;&quot;;&quot;TRUE&quot;;&quot;&quot;);&quot;&quot;)">
            <text:p/>
          </table:table-cell>
          <table:table-cell table:style-name="ce395" table:formula="of:=IF([.F198]=&quot;TRUE&quot;;IF([.K19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8.2</text:p>
          </table:table-cell>
          <table:table-cell/>
          <table:table-cell table:style-name="ce52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9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2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99]=&quot;TRUE&quot;;IF([.K199]=&quot;TRUE&quot;;&quot;TRUE&quot;;&quot;&quot;);&quot;&quot;)">
            <text:p/>
          </table:table-cell>
          <table:table-cell table:formula="of:=IF([.F199]=&quot;FALSE&quot;;IF([.K199]=&quot;TRUE&quot;;&quot;TRUE&quot;;&quot;&quot;);&quot;&quot;)">
            <text:p/>
          </table:table-cell>
          <table:table-cell table:style-name="ce395" table:formula="of:=IF([.$F199]=&quot;FALSE&quot;;IF([.$K199]=&quot;&quot;;&quot;TRUE&quot;;&quot;&quot;);&quot;&quot;)">
            <text:p/>
          </table:table-cell>
          <table:table-cell table:style-name="ce395" table:formula="of:=IF([.F199]=&quot;TRUE&quot;;IF([.K19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9.1</text:p>
          </table:table-cell>
          <table:table-cell/>
          <table:table-cell table:style-name="ce52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8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3" office:value-type="string" calcext:value-type="string">
            <text:p>TRUE</text:p>
          </table:table-cell>
          <table:table-cell table:number-columns-repeated="5"/>
          <table:table-cell table:formula="of:=IF([.F200]=&quot;TRUE&quot;;IF([.K200]=&quot;TRUE&quot;;&quot;TRUE&quot;;&quot;&quot;);&quot;&quot;)">
            <text:p/>
          </table:table-cell>
          <table:table-cell table:formula="of:=IF([.F200]=&quot;FALSE&quot;;IF([.K200]=&quot;TRUE&quot;;&quot;TRUE&quot;;&quot;&quot;);&quot;&quot;)">
            <text:p/>
          </table:table-cell>
          <table:table-cell table:style-name="ce395" table:formula="of:=IF([.$F200]=&quot;FALSE&quot;;IF([.$K200]=&quot;&quot;;&quot;TRUE&quot;;&quot;&quot;);&quot;&quot;)">
            <text:p/>
          </table:table-cell>
          <table:table-cell table:style-name="ce395" table:formula="of:=IF([.F200]=&quot;TRUE&quot;;IF([.K20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0.1</text:p>
          </table:table-cell>
          <table:table-cell/>
          <table:table-cell table:style-name="ce52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234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01]=&quot;TRUE&quot;;IF([.K201]=&quot;TRUE&quot;;&quot;TRUE&quot;;&quot;&quot;);&quot;&quot;)">
            <text:p/>
          </table:table-cell>
          <table:table-cell table:formula="of:=IF([.F201]=&quot;FALSE&quot;;IF([.K201]=&quot;TRUE&quot;;&quot;TRUE&quot;;&quot;&quot;);&quot;&quot;)">
            <text:p/>
          </table:table-cell>
          <table:table-cell table:style-name="ce395" table:formula="of:=IF([.$F201]=&quot;FALSE&quot;;IF([.$K201]=&quot;&quot;;&quot;TRUE&quot;;&quot;&quot;);&quot;&quot;)">
            <text:p/>
          </table:table-cell>
          <table:table-cell table:style-name="ce395" table:formula="of:=IF([.F201]=&quot;TRUE&quot;;IF([.K201]=&quot;&quot;;&quot;TRUE&quot;;&quot;&quot;);&quot;&quot;)">
            <text:p/>
          </table:table-cell>
          <table:table-cell table:style-name="ce396" office:value-type="string" calcext:value-type="string">
            <text:p>8.10.2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9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5" office:value-type="string" calcext:value-type="string">
            <text:p>TRUE</text:p>
          </table:table-cell>
          <table:table-cell table:number-columns-repeated="3"/>
          <table:table-cell table:style-name="Default"/>
          <table:table-cell/>
          <table:table-cell table:formula="of:=IF([.F202]=&quot;TRUE&quot;;IF([.K202]=&quot;TRUE&quot;;&quot;TRUE&quot;;&quot;&quot;);&quot;&quot;)">
            <text:p/>
          </table:table-cell>
          <table:table-cell table:formula="of:=IF([.F202]=&quot;FALSE&quot;;IF([.K202]=&quot;TRUE&quot;;&quot;TRUE&quot;;&quot;&quot;);&quot;&quot;)">
            <text:p/>
          </table:table-cell>
          <table:table-cell table:style-name="ce395" table:formula="of:=IF([.$F202]=&quot;FALSE&quot;;IF([.$K202]=&quot;&quot;;&quot;TRUE&quot;;&quot;&quot;);&quot;&quot;)">
            <text:p/>
          </table:table-cell>
          <table:table-cell table:style-name="ce395" table:formula="of:=IF([.F202]=&quot;TRUE&quot;;IF([.K20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1</text:p>
          </table:table-cell>
          <table:table-cell/>
          <table:table-cell table:style-name="ce52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9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6" office:value-type="string" calcext:value-type="string">
            <text:p>TRUE</text:p>
          </table:table-cell>
          <table:table-cell table:number-columns-repeated="5"/>
          <table:table-cell table:formula="of:=IF([.F203]=&quot;TRUE&quot;;IF([.K203]=&quot;TRUE&quot;;&quot;TRUE&quot;;&quot;&quot;);&quot;&quot;)">
            <text:p/>
          </table:table-cell>
          <table:table-cell table:formula="of:=IF([.F203]=&quot;FALSE&quot;;IF([.K203]=&quot;TRUE&quot;;&quot;TRUE&quot;;&quot;&quot;);&quot;&quot;)">
            <text:p/>
          </table:table-cell>
          <table:table-cell table:style-name="ce395" table:formula="of:=IF([.$F203]=&quot;FALSE&quot;;IF([.$K203]=&quot;&quot;;&quot;TRUE&quot;;&quot;&quot;);&quot;&quot;)">
            <text:p/>
          </table:table-cell>
          <table:table-cell table:style-name="ce395" table:formula="of:=IF([.F203]=&quot;TRUE&quot;;IF([.K20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2</text:p>
          </table:table-cell>
          <table:table-cell/>
          <table:table-cell table:style-name="ce530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9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7" office:value-type="string" calcext:value-type="string">
            <text:p>TRUE</text:p>
          </table:table-cell>
          <table:table-cell table:number-columns-repeated="5"/>
          <table:table-cell table:formula="of:=IF([.F204]=&quot;TRUE&quot;;IF([.K204]=&quot;TRUE&quot;;&quot;TRUE&quot;;&quot;&quot;);&quot;&quot;)">
            <text:p/>
          </table:table-cell>
          <table:table-cell table:formula="of:=IF([.F204]=&quot;FALSE&quot;;IF([.K204]=&quot;TRUE&quot;;&quot;TRUE&quot;;&quot;&quot;);&quot;&quot;)">
            <text:p/>
          </table:table-cell>
          <table:table-cell table:style-name="ce395" table:formula="of:=IF([.$F204]=&quot;FALSE&quot;;IF([.$K204]=&quot;&quot;;&quot;TRUE&quot;;&quot;&quot;);&quot;&quot;)">
            <text:p/>
          </table:table-cell>
          <table:table-cell table:style-name="ce395" table:formula="of:=IF([.F204]=&quot;TRUE&quot;;IF([.K20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3</text:p>
          </table:table-cell>
          <table:table-cell/>
          <table:table-cell table:style-name="ce53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9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8" office:value-type="string" calcext:value-type="string">
            <text:p>TRUE</text:p>
          </table:table-cell>
          <table:table-cell table:number-columns-repeated="5"/>
          <table:table-cell table:formula="of:=IF([.F205]=&quot;TRUE&quot;;IF([.K205]=&quot;TRUE&quot;;&quot;TRUE&quot;;&quot;&quot;);&quot;&quot;)">
            <text:p/>
          </table:table-cell>
          <table:table-cell table:formula="of:=IF([.F205]=&quot;FALSE&quot;;IF([.K205]=&quot;TRUE&quot;;&quot;TRUE&quot;;&quot;&quot;);&quot;&quot;)">
            <text:p/>
          </table:table-cell>
          <table:table-cell table:style-name="ce395" table:formula="of:=IF([.$F205]=&quot;FALSE&quot;;IF([.$K205]=&quot;&quot;;&quot;TRUE&quot;;&quot;&quot;);&quot;&quot;)">
            <text:p/>
          </table:table-cell>
          <table:table-cell table:style-name="ce395" table:formula="of:=IF([.F205]=&quot;TRUE&quot;;IF([.K20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4</text:p>
          </table:table-cell>
          <table:table-cell/>
          <table:table-cell table:style-name="ce532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9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9" office:value-type="string" calcext:value-type="string">
            <text:p>TRUE</text:p>
          </table:table-cell>
          <table:table-cell table:number-columns-repeated="5"/>
          <table:table-cell table:formula="of:=IF([.F206]=&quot;TRUE&quot;;IF([.K206]=&quot;TRUE&quot;;&quot;TRUE&quot;;&quot;&quot;);&quot;&quot;)">
            <text:p/>
          </table:table-cell>
          <table:table-cell table:formula="of:=IF([.F206]=&quot;FALSE&quot;;IF([.K206]=&quot;TRUE&quot;;&quot;TRUE&quot;;&quot;&quot;);&quot;&quot;)">
            <text:p/>
          </table:table-cell>
          <table:table-cell table:style-name="ce395" table:formula="of:=IF([.$F206]=&quot;FALSE&quot;;IF([.$K206]=&quot;&quot;;&quot;TRUE&quot;;&quot;&quot;);&quot;&quot;)">
            <text:p/>
          </table:table-cell>
          <table:table-cell table:style-name="ce395" table:formula="of:=IF([.F206]=&quot;TRUE&quot;;IF([.K20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2.1</text:p>
          </table:table-cell>
          <table:table-cell/>
          <table:table-cell table:style-name="ce533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9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0" office:value-type="string" calcext:value-type="string">
            <text:p>TRUE</text:p>
          </table:table-cell>
          <table:table-cell table:number-columns-repeated="5"/>
          <table:table-cell table:formula="of:=IF([.F207]=&quot;TRUE&quot;;IF([.K207]=&quot;TRUE&quot;;&quot;TRUE&quot;;&quot;&quot;);&quot;&quot;)">
            <text:p/>
          </table:table-cell>
          <table:table-cell table:formula="of:=IF([.F207]=&quot;FALSE&quot;;IF([.K207]=&quot;TRUE&quot;;&quot;TRUE&quot;;&quot;&quot;);&quot;&quot;)">
            <text:p/>
          </table:table-cell>
          <table:table-cell table:style-name="ce395" table:formula="of:=IF([.$F207]=&quot;FALSE&quot;;IF([.$K207]=&quot;&quot;;&quot;TRUE&quot;;&quot;&quot;);&quot;&quot;)">
            <text:p/>
          </table:table-cell>
          <table:table-cell table:style-name="ce395" table:formula="of:=IF([.F207]=&quot;TRUE&quot;;IF([.K20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2.2</text:p>
          </table:table-cell>
          <table:table-cell/>
          <table:table-cell table:style-name="ce53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9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1" office:value-type="string" calcext:value-type="string">
            <text:p>TRUE</text:p>
          </table:table-cell>
          <table:table-cell table:number-columns-repeated="5"/>
          <table:table-cell table:formula="of:=IF([.F208]=&quot;TRUE&quot;;IF([.K208]=&quot;TRUE&quot;;&quot;TRUE&quot;;&quot;&quot;);&quot;&quot;)">
            <text:p/>
          </table:table-cell>
          <table:table-cell table:formula="of:=IF([.F208]=&quot;FALSE&quot;;IF([.K208]=&quot;TRUE&quot;;&quot;TRUE&quot;;&quot;&quot;);&quot;&quot;)">
            <text:p/>
          </table:table-cell>
          <table:table-cell table:style-name="ce395" table:formula="of:=IF([.$F208]=&quot;FALSE&quot;;IF([.$K208]=&quot;&quot;;&quot;TRUE&quot;;&quot;&quot;);&quot;&quot;)">
            <text:p/>
          </table:table-cell>
          <table:table-cell table:style-name="ce395" table:formula="of:=IF([.F208]=&quot;TRUE&quot;;IF([.K20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3.1</text:p>
          </table:table-cell>
          <table:table-cell/>
          <table:table-cell table:style-name="ce53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9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2" office:value-type="string" calcext:value-type="string">
            <text:p>TRUE</text:p>
          </table:table-cell>
          <table:table-cell table:number-columns-repeated="5"/>
          <table:table-cell table:formula="of:=IF([.F209]=&quot;TRUE&quot;;IF([.K209]=&quot;TRUE&quot;;&quot;TRUE&quot;;&quot;&quot;);&quot;&quot;)">
            <text:p/>
          </table:table-cell>
          <table:table-cell table:formula="of:=IF([.F209]=&quot;FALSE&quot;;IF([.K209]=&quot;TRUE&quot;;&quot;TRUE&quot;;&quot;&quot;);&quot;&quot;)">
            <text:p/>
          </table:table-cell>
          <table:table-cell table:style-name="ce395" table:formula="of:=IF([.$F209]=&quot;FALSE&quot;;IF([.$K209]=&quot;&quot;;&quot;TRUE&quot;;&quot;&quot;);&quot;&quot;)">
            <text:p/>
          </table:table-cell>
          <table:table-cell table:style-name="ce395" table:formula="of:=IF([.F209]=&quot;TRUE&quot;;IF([.K20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3.2</text:p>
          </table:table-cell>
          <table:table-cell/>
          <table:table-cell table:style-name="ce536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9.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3" office:value-type="string" calcext:value-type="string">
            <text:p>TRUE</text:p>
          </table:table-cell>
          <table:table-cell table:number-columns-repeated="5"/>
          <table:table-cell table:formula="of:=IF([.F210]=&quot;TRUE&quot;;IF([.K210]=&quot;TRUE&quot;;&quot;TRUE&quot;;&quot;&quot;);&quot;&quot;)">
            <text:p/>
          </table:table-cell>
          <table:table-cell table:formula="of:=IF([.F210]=&quot;FALSE&quot;;IF([.K210]=&quot;TRUE&quot;;&quot;TRUE&quot;;&quot;&quot;);&quot;&quot;)">
            <text:p/>
          </table:table-cell>
          <table:table-cell table:style-name="ce395" table:formula="of:=IF([.$F210]=&quot;FALSE&quot;;IF([.$K210]=&quot;&quot;;&quot;TRUE&quot;;&quot;&quot;);&quot;&quot;)">
            <text:p/>
          </table:table-cell>
          <table:table-cell table:style-name="ce395" table:formula="of:=IF([.F210]=&quot;TRUE&quot;;IF([.K21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3.3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9.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44" office:value-type="string" calcext:value-type="string">
            <text:p>TRUE</text:p>
          </table:table-cell>
          <table:table-cell table:number-columns-repeated="5"/>
          <table:table-cell table:formula="of:=IF([.F211]=&quot;TRUE&quot;;IF([.K211]=&quot;TRUE&quot;;&quot;TRUE&quot;;&quot;&quot;);&quot;&quot;)">
            <text:p/>
          </table:table-cell>
          <table:table-cell table:formula="of:=IF([.F211]=&quot;FALSE&quot;;IF([.K211]=&quot;TRUE&quot;;&quot;TRUE&quot;;&quot;&quot;);&quot;&quot;)">
            <text:p/>
          </table:table-cell>
          <table:table-cell table:style-name="ce395" table:formula="of:=IF([.$F211]=&quot;FALSE&quot;;IF([.$K211]=&quot;&quot;;&quot;TRUE&quot;;&quot;&quot;);&quot;&quot;)">
            <text:p/>
          </table:table-cell>
          <table:table-cell table:style-name="ce395" table:formula="of:=IF([.F211]=&quot;TRUE&quot;;IF([.K21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4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9.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45" office:value-type="string" calcext:value-type="string">
            <text:p>TRUE</text:p>
          </table:table-cell>
          <table:table-cell table:number-columns-repeated="5"/>
          <table:table-cell table:formula="of:=IF([.F212]=&quot;TRUE&quot;;IF([.K212]=&quot;TRUE&quot;;&quot;TRUE&quot;;&quot;&quot;);&quot;&quot;)">
            <text:p/>
          </table:table-cell>
          <table:table-cell table:formula="of:=IF([.F212]=&quot;FALSE&quot;;IF([.K212]=&quot;TRUE&quot;;&quot;TRUE&quot;;&quot;&quot;);&quot;&quot;)">
            <text:p/>
          </table:table-cell>
          <table:table-cell table:style-name="ce395" table:formula="of:=IF([.$F212]=&quot;FALSE&quot;;IF([.$K212]=&quot;&quot;;&quot;TRUE&quot;;&quot;&quot;);&quot;&quot;)">
            <text:p/>
          </table:table-cell>
          <table:table-cell table:style-name="ce395" table:formula="of:=IF([.F212]=&quot;TRUE&quot;;IF([.K21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5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9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6" office:value-type="string" calcext:value-type="string">
            <text:p>TRUE</text:p>
          </table:table-cell>
          <table:table-cell table:number-columns-repeated="5"/>
          <table:table-cell table:formula="of:=IF([.F213]=&quot;TRUE&quot;;IF([.K213]=&quot;TRUE&quot;;&quot;TRUE&quot;;&quot;&quot;);&quot;&quot;)">
            <text:p/>
          </table:table-cell>
          <table:table-cell table:formula="of:=IF([.F213]=&quot;FALSE&quot;;IF([.K213]=&quot;TRUE&quot;;&quot;TRUE&quot;;&quot;&quot;);&quot;&quot;)">
            <text:p/>
          </table:table-cell>
          <table:table-cell table:style-name="ce395" table:formula="of:=IF([.$F213]=&quot;FALSE&quot;;IF([.$K213]=&quot;&quot;;&quot;TRUE&quot;;&quot;&quot;);&quot;&quot;)">
            <text:p/>
          </table:table-cell>
          <table:table-cell table:style-name="ce395" table:formula="of:=IF([.F213]=&quot;TRUE&quot;;IF([.K21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6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9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7" office:value-type="string" calcext:value-type="string">
            <text:p>TRUE</text:p>
          </table:table-cell>
          <table:table-cell table:number-columns-repeated="5"/>
          <table:table-cell table:formula="of:=IF([.F214]=&quot;TRUE&quot;;IF([.K214]=&quot;TRUE&quot;;&quot;TRUE&quot;;&quot;&quot;);&quot;&quot;)">
            <text:p/>
          </table:table-cell>
          <table:table-cell table:formula="of:=IF([.F214]=&quot;FALSE&quot;;IF([.K214]=&quot;TRUE&quot;;&quot;TRUE&quot;;&quot;&quot;);&quot;&quot;)">
            <text:p/>
          </table:table-cell>
          <table:table-cell table:style-name="ce395" table:formula="of:=IF([.$F214]=&quot;FALSE&quot;;IF([.$K214]=&quot;&quot;;&quot;TRUE&quot;;&quot;&quot;);&quot;&quot;)">
            <text:p/>
          </table:table-cell>
          <table:table-cell table:style-name="ce395" table:formula="of:=IF([.F214]=&quot;TRUE&quot;;IF([.K21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6.2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8" office:value-type="string" calcext:value-type="string">
            <text:p>TRUE</text:p>
          </table:table-cell>
          <table:table-cell table:number-columns-repeated="5"/>
          <table:table-cell table:formula="of:=IF([.F215]=&quot;TRUE&quot;;IF([.K215]=&quot;TRUE&quot;;&quot;TRUE&quot;;&quot;&quot;);&quot;&quot;)">
            <text:p/>
          </table:table-cell>
          <table:table-cell table:formula="of:=IF([.F215]=&quot;FALSE&quot;;IF([.K215]=&quot;TRUE&quot;;&quot;TRUE&quot;;&quot;&quot;);&quot;&quot;)">
            <text:p/>
          </table:table-cell>
          <table:table-cell table:style-name="ce395" table:formula="of:=IF([.$F215]=&quot;FALSE&quot;;IF([.$K215]=&quot;&quot;;&quot;TRUE&quot;;&quot;&quot;);&quot;&quot;)">
            <text:p/>
          </table:table-cell>
          <table:table-cell table:style-name="ce395" table:formula="of:=IF([.F215]=&quot;TRUE&quot;;IF([.K21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9" office:value-type="string" calcext:value-type="string">
            <text:p>TRUE</text:p>
          </table:table-cell>
          <table:table-cell table:number-columns-repeated="5"/>
          <table:table-cell table:formula="of:=IF([.F216]=&quot;TRUE&quot;;IF([.K216]=&quot;TRUE&quot;;&quot;TRUE&quot;;&quot;&quot;);&quot;&quot;)">
            <text:p/>
          </table:table-cell>
          <table:table-cell table:formula="of:=IF([.F216]=&quot;FALSE&quot;;IF([.K216]=&quot;TRUE&quot;;&quot;TRUE&quot;;&quot;&quot;);&quot;&quot;)">
            <text:p/>
          </table:table-cell>
          <table:table-cell table:style-name="ce395" table:formula="of:=IF([.$F216]=&quot;FALSE&quot;;IF([.$K216]=&quot;&quot;;&quot;TRUE&quot;;&quot;&quot;);&quot;&quot;)">
            <text:p/>
          </table:table-cell>
          <table:table-cell table:style-name="ce395" table:formula="of:=IF([.F216]=&quot;TRUE&quot;;IF([.K21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.2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0" office:value-type="string" calcext:value-type="string">
            <text:p>TRUE</text:p>
          </table:table-cell>
          <table:table-cell table:number-columns-repeated="5"/>
          <table:table-cell table:formula="of:=IF([.F217]=&quot;TRUE&quot;;IF([.K217]=&quot;TRUE&quot;;&quot;TRUE&quot;;&quot;&quot;);&quot;&quot;)">
            <text:p/>
          </table:table-cell>
          <table:table-cell table:formula="of:=IF([.F217]=&quot;FALSE&quot;;IF([.K217]=&quot;TRUE&quot;;&quot;TRUE&quot;;&quot;&quot;);&quot;&quot;)">
            <text:p/>
          </table:table-cell>
          <table:table-cell table:style-name="ce395" table:formula="of:=IF([.$F217]=&quot;FALSE&quot;;IF([.$K217]=&quot;&quot;;&quot;TRUE&quot;;&quot;&quot;);&quot;&quot;)">
            <text:p/>
          </table:table-cell>
          <table:table-cell table:style-name="ce395" table:formula="of:=IF([.F217]=&quot;TRUE&quot;;IF([.K21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.3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1" office:value-type="string" calcext:value-type="string">
            <text:p>TRUE</text:p>
          </table:table-cell>
          <table:table-cell table:number-columns-repeated="5"/>
          <table:table-cell table:formula="of:=IF([.F218]=&quot;TRUE&quot;;IF([.K218]=&quot;TRUE&quot;;&quot;TRUE&quot;;&quot;&quot;);&quot;&quot;)">
            <text:p/>
          </table:table-cell>
          <table:table-cell table:formula="of:=IF([.F218]=&quot;FALSE&quot;;IF([.K218]=&quot;TRUE&quot;;&quot;TRUE&quot;;&quot;&quot;);&quot;&quot;)">
            <text:p/>
          </table:table-cell>
          <table:table-cell table:style-name="ce395" table:formula="of:=IF([.$F218]=&quot;FALSE&quot;;IF([.$K218]=&quot;&quot;;&quot;TRUE&quot;;&quot;&quot;);&quot;&quot;)">
            <text:p/>
          </table:table-cell>
          <table:table-cell table:style-name="ce395" table:formula="of:=IF([.F218]=&quot;TRUE&quot;;IF([.K21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2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2" office:value-type="string" calcext:value-type="string">
            <text:p>TRUE</text:p>
          </table:table-cell>
          <table:table-cell table:number-columns-repeated="5"/>
          <table:table-cell table:formula="of:=IF([.F219]=&quot;TRUE&quot;;IF([.K219]=&quot;TRUE&quot;;&quot;TRUE&quot;;&quot;&quot;);&quot;&quot;)">
            <text:p/>
          </table:table-cell>
          <table:table-cell table:formula="of:=IF([.F219]=&quot;FALSE&quot;;IF([.K219]=&quot;TRUE&quot;;&quot;TRUE&quot;;&quot;&quot;);&quot;&quot;)">
            <text:p/>
          </table:table-cell>
          <table:table-cell table:style-name="ce395" table:formula="of:=IF([.$F219]=&quot;FALSE&quot;;IF([.$K219]=&quot;&quot;;&quot;TRUE&quot;;&quot;&quot;);&quot;&quot;)">
            <text:p/>
          </table:table-cell>
          <table:table-cell table:style-name="ce395" table:formula="of:=IF([.F219]=&quot;TRUE&quot;;IF([.K21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3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4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3" office:value-type="string" calcext:value-type="string">
            <text:p>TRUE</text:p>
          </table:table-cell>
          <table:table-cell table:number-columns-repeated="5"/>
          <table:table-cell table:formula="of:=IF([.F220]=&quot;TRUE&quot;;IF([.K220]=&quot;TRUE&quot;;&quot;TRUE&quot;;&quot;&quot;);&quot;&quot;)">
            <text:p/>
          </table:table-cell>
          <table:table-cell table:formula="of:=IF([.F220]=&quot;FALSE&quot;;IF([.K220]=&quot;TRUE&quot;;&quot;TRUE&quot;;&quot;&quot;);&quot;&quot;)">
            <text:p/>
          </table:table-cell>
          <table:table-cell table:style-name="ce395" table:formula="of:=IF([.$F220]=&quot;FALSE&quot;;IF([.$K220]=&quot;&quot;;&quot;TRUE&quot;;&quot;&quot;);&quot;&quot;)">
            <text:p/>
          </table:table-cell>
          <table:table-cell table:style-name="ce395" table:formula="of:=IF([.F220]=&quot;TRUE&quot;;IF([.K22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4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4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1]=&quot;TRUE&quot;;IF([.K221]=&quot;TRUE&quot;;&quot;TRUE&quot;;&quot;&quot;);&quot;&quot;)">
            <text:p/>
          </table:table-cell>
          <table:table-cell table:formula="of:=IF([.F221]=&quot;FALSE&quot;;IF([.K221]=&quot;TRUE&quot;;&quot;TRUE&quot;;&quot;&quot;);&quot;&quot;)">
            <text:p/>
          </table:table-cell>
          <table:table-cell table:style-name="ce395" table:formula="of:=IF([.$F221]=&quot;FALSE&quot;;IF([.$K221]=&quot;&quot;;&quot;TRUE&quot;;&quot;&quot;);&quot;&quot;)">
            <text:p/>
          </table:table-cell>
          <table:table-cell table:style-name="ce395" table:formula="of:=IF([.F221]=&quot;TRUE&quot;;IF([.K22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4.2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4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2]=&quot;TRUE&quot;;IF([.K222]=&quot;TRUE&quot;;&quot;TRUE&quot;;&quot;&quot;);&quot;&quot;)">
            <text:p/>
          </table:table-cell>
          <table:table-cell table:formula="of:=IF([.F222]=&quot;FALSE&quot;;IF([.K222]=&quot;TRUE&quot;;&quot;TRUE&quot;;&quot;&quot;);&quot;&quot;)">
            <text:p/>
          </table:table-cell>
          <table:table-cell table:style-name="ce395" table:formula="of:=IF([.$F222]=&quot;FALSE&quot;;IF([.$K222]=&quot;&quot;;&quot;TRUE&quot;;&quot;&quot;);&quot;&quot;)">
            <text:p/>
          </table:table-cell>
          <table:table-cell table:style-name="ce395" table:formula="of:=IF([.F222]=&quot;TRUE&quot;;IF([.K22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4.3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5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3]=&quot;TRUE&quot;;IF([.K223]=&quot;TRUE&quot;;&quot;TRUE&quot;;&quot;&quot;);&quot;&quot;)">
            <text:p/>
          </table:table-cell>
          <table:table-cell table:formula="of:=IF([.F223]=&quot;FALSE&quot;;IF([.K223]=&quot;TRUE&quot;;&quot;TRUE&quot;;&quot;&quot;);&quot;&quot;)">
            <text:p/>
          </table:table-cell>
          <table:table-cell table:style-name="ce395" table:formula="of:=IF([.$F223]=&quot;FALSE&quot;;IF([.$K223]=&quot;&quot;;&quot;TRUE&quot;;&quot;&quot;);&quot;&quot;)">
            <text:p/>
          </table:table-cell>
          <table:table-cell table:style-name="ce395" table:formula="of:=IF([.F223]=&quot;TRUE&quot;;IF([.K22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5.1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5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7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4]=&quot;TRUE&quot;;IF([.K224]=&quot;TRUE&quot;;&quot;TRUE&quot;;&quot;&quot;);&quot;&quot;)">
            <text:p/>
          </table:table-cell>
          <table:table-cell table:formula="of:=IF([.F224]=&quot;FALSE&quot;;IF([.K224]=&quot;TRUE&quot;;&quot;TRUE&quot;;&quot;&quot;);&quot;&quot;)">
            <text:p/>
          </table:table-cell>
          <table:table-cell table:style-name="ce395" table:formula="of:=IF([.$F224]=&quot;FALSE&quot;;IF([.$K224]=&quot;&quot;;&quot;TRUE&quot;;&quot;&quot;);&quot;&quot;)">
            <text:p/>
          </table:table-cell>
          <table:table-cell table:style-name="ce395" table:formula="of:=IF([.F224]=&quot;TRUE&quot;;IF([.K22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5.2</text:p>
          </table:table-cell>
          <table:table-cell/>
          <table:table-cell table:style-name="ce53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5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8" office:value-type="string" calcext:value-type="string">
            <text:p>TRUE</text:p>
          </table:table-cell>
          <table:table-cell table:number-columns-repeated="5"/>
          <table:table-cell table:formula="of:=IF([.F225]=&quot;TRUE&quot;;IF([.K225]=&quot;TRUE&quot;;&quot;TRUE&quot;;&quot;&quot;);&quot;&quot;)">
            <text:p/>
          </table:table-cell>
          <table:table-cell table:formula="of:=IF([.F225]=&quot;FALSE&quot;;IF([.K225]=&quot;TRUE&quot;;&quot;TRUE&quot;;&quot;&quot;);&quot;&quot;)">
            <text:p/>
          </table:table-cell>
          <table:table-cell table:style-name="ce395" table:formula="of:=IF([.$F225]=&quot;FALSE&quot;;IF([.$K225]=&quot;&quot;;&quot;TRUE&quot;;&quot;&quot;);&quot;&quot;)">
            <text:p/>
          </table:table-cell>
          <table:table-cell table:style-name="ce395" table:formula="of:=IF([.F225]=&quot;TRUE&quot;;IF([.K22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5.3</text:p>
          </table:table-cell>
          <table:table-cell/>
          <table:table-cell table:style-name="ce53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9" office:value-type="string" calcext:value-type="string">
            <text:p>TRUE</text:p>
          </table:table-cell>
          <table:table-cell table:number-columns-repeated="5"/>
          <table:table-cell table:formula="of:=IF([.F226]=&quot;TRUE&quot;;IF([.K226]=&quot;TRUE&quot;;&quot;TRUE&quot;;&quot;&quot;);&quot;&quot;)">
            <text:p/>
          </table:table-cell>
          <table:table-cell table:formula="of:=IF([.F226]=&quot;FALSE&quot;;IF([.K226]=&quot;TRUE&quot;;&quot;TRUE&quot;;&quot;&quot;);&quot;&quot;)">
            <text:p/>
          </table:table-cell>
          <table:table-cell table:style-name="ce395" table:formula="of:=IF([.$F226]=&quot;FALSE&quot;;IF([.$K226]=&quot;&quot;;&quot;TRUE&quot;;&quot;&quot;);&quot;&quot;)">
            <text:p/>
          </table:table-cell>
          <table:table-cell table:style-name="ce395" table:formula="of:=IF([.F226]=&quot;TRUE&quot;;IF([.K22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6.1</text:p>
          </table:table-cell>
          <table:table-cell/>
          <table:table-cell table:style-name="ce53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60" office:value-type="string" calcext:value-type="string">
            <text:p>TRUE</text:p>
          </table:table-cell>
          <table:table-cell table:number-columns-repeated="5"/>
          <table:table-cell table:formula="of:=IF([.F227]=&quot;TRUE&quot;;IF([.K227]=&quot;TRUE&quot;;&quot;TRUE&quot;;&quot;&quot;);&quot;&quot;)">
            <text:p/>
          </table:table-cell>
          <table:table-cell table:formula="of:=IF([.F227]=&quot;FALSE&quot;;IF([.K227]=&quot;TRUE&quot;;&quot;TRUE&quot;;&quot;&quot;);&quot;&quot;)">
            <text:p/>
          </table:table-cell>
          <table:table-cell table:style-name="ce395" table:formula="of:=IF([.$F227]=&quot;FALSE&quot;;IF([.$K227]=&quot;&quot;;&quot;TRUE&quot;;&quot;&quot;);&quot;&quot;)">
            <text:p/>
          </table:table-cell>
          <table:table-cell table:style-name="ce395" table:formula="of:=IF([.F227]=&quot;TRUE&quot;;IF([.K22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7.1</text:p>
          </table:table-cell>
          <table:table-cell/>
          <table:table-cell table:style-name="ce540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7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61" office:value-type="string" calcext:value-type="string">
            <text:p>TRUE</text:p>
          </table:table-cell>
          <table:table-cell table:number-columns-repeated="5"/>
          <table:table-cell table:formula="of:=IF([.F228]=&quot;TRUE&quot;;IF([.K228]=&quot;TRUE&quot;;&quot;TRUE&quot;;&quot;&quot;);&quot;&quot;)">
            <text:p/>
          </table:table-cell>
          <table:table-cell table:formula="of:=IF([.F228]=&quot;FALSE&quot;;IF([.K228]=&quot;TRUE&quot;;&quot;TRUE&quot;;&quot;&quot;);&quot;&quot;)">
            <text:p/>
          </table:table-cell>
          <table:table-cell table:style-name="ce395" table:formula="of:=IF([.$F228]=&quot;FALSE&quot;;IF([.$K228]=&quot;&quot;;&quot;TRUE&quot;;&quot;&quot;);&quot;&quot;)">
            <text:p/>
          </table:table-cell>
          <table:table-cell table:style-name="ce395" table:formula="of:=IF([.F228]=&quot;TRUE&quot;;IF([.K22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7.2</text:p>
          </table:table-cell>
          <table:table-cell/>
          <table:table-cell table:style-name="ce54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7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62" office:value-type="string" calcext:value-type="string">
            <text:p>TRUE</text:p>
          </table:table-cell>
          <table:table-cell table:number-columns-repeated="5"/>
          <table:table-cell table:formula="of:=IF([.F229]=&quot;TRUE&quot;;IF([.K229]=&quot;TRUE&quot;;&quot;TRUE&quot;;&quot;&quot;);&quot;&quot;)">
            <text:p/>
          </table:table-cell>
          <table:table-cell table:formula="of:=IF([.F229]=&quot;FALSE&quot;;IF([.K229]=&quot;TRUE&quot;;&quot;TRUE&quot;;&quot;&quot;);&quot;&quot;)">
            <text:p/>
          </table:table-cell>
          <table:table-cell table:style-name="ce395" table:formula="of:=IF([.$F229]=&quot;FALSE&quot;;IF([.$K229]=&quot;&quot;;&quot;TRUE&quot;;&quot;&quot;);&quot;&quot;)">
            <text:p/>
          </table:table-cell>
          <table:table-cell table:style-name="ce395" table:formula="of:=IF([.F229]=&quot;TRUE&quot;;IF([.K22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7.3</text:p>
          </table:table-cell>
          <table:table-cell/>
          <table:table-cell table:style-name="ce542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8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3" office:value-type="string" calcext:value-type="string">
            <text:p>TRUE</text:p>
          </table:table-cell>
          <table:table-cell table:number-columns-repeated="5"/>
          <table:table-cell table:formula="of:=IF([.F230]=&quot;TRUE&quot;;IF([.K230]=&quot;TRUE&quot;;&quot;TRUE&quot;;&quot;&quot;);&quot;&quot;)">
            <text:p/>
          </table:table-cell>
          <table:table-cell table:formula="of:=IF([.F230]=&quot;FALSE&quot;;IF([.K230]=&quot;TRUE&quot;;&quot;TRUE&quot;;&quot;&quot;);&quot;&quot;)">
            <text:p/>
          </table:table-cell>
          <table:table-cell table:style-name="ce395" table:formula="of:=IF([.$F230]=&quot;FALSE&quot;;IF([.$K230]=&quot;&quot;;&quot;TRUE&quot;;&quot;&quot;);&quot;&quot;)">
            <text:p/>
          </table:table-cell>
          <table:table-cell table:style-name="ce395" table:formula="of:=IF([.F230]=&quot;TRUE&quot;;IF([.K23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1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8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4" office:value-type="string" calcext:value-type="string">
            <text:p>TRUE</text:p>
          </table:table-cell>
          <table:table-cell table:number-columns-repeated="5"/>
          <table:table-cell table:formula="of:=IF([.F231]=&quot;TRUE&quot;;IF([.K231]=&quot;TRUE&quot;;&quot;TRUE&quot;;&quot;&quot;);&quot;&quot;)">
            <text:p/>
          </table:table-cell>
          <table:table-cell table:formula="of:=IF([.F231]=&quot;FALSE&quot;;IF([.K231]=&quot;TRUE&quot;;&quot;TRUE&quot;;&quot;&quot;);&quot;&quot;)">
            <text:p/>
          </table:table-cell>
          <table:table-cell table:style-name="ce395" table:formula="of:=IF([.$F231]=&quot;FALSE&quot;;IF([.$K231]=&quot;&quot;;&quot;TRUE&quot;;&quot;&quot;);&quot;&quot;)">
            <text:p/>
          </table:table-cell>
          <table:table-cell table:style-name="ce395" table:formula="of:=IF([.F231]=&quot;TRUE&quot;;IF([.K23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2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8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5" office:value-type="string" calcext:value-type="string">
            <text:p>TRUE</text:p>
          </table:table-cell>
          <table:table-cell table:number-columns-repeated="5"/>
          <table:table-cell table:formula="of:=IF([.F232]=&quot;TRUE&quot;;IF([.K232]=&quot;TRUE&quot;;&quot;TRUE&quot;;&quot;&quot;);&quot;&quot;)">
            <text:p/>
          </table:table-cell>
          <table:table-cell table:formula="of:=IF([.F232]=&quot;FALSE&quot;;IF([.K232]=&quot;TRUE&quot;;&quot;TRUE&quot;;&quot;&quot;);&quot;&quot;)">
            <text:p/>
          </table:table-cell>
          <table:table-cell table:style-name="ce395" table:formula="of:=IF([.$F232]=&quot;FALSE&quot;;IF([.$K232]=&quot;&quot;;&quot;TRUE&quot;;&quot;&quot;);&quot;&quot;)">
            <text:p/>
          </table:table-cell>
          <table:table-cell table:style-name="ce395" table:formula="of:=IF([.F232]=&quot;TRUE&quot;;IF([.K23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3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8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6" office:value-type="string" calcext:value-type="string">
            <text:p>TRUE</text:p>
          </table:table-cell>
          <table:table-cell table:number-columns-repeated="5"/>
          <table:table-cell table:formula="of:=IF([.F233]=&quot;TRUE&quot;;IF([.K233]=&quot;TRUE&quot;;&quot;TRUE&quot;;&quot;&quot;);&quot;&quot;)">
            <text:p/>
          </table:table-cell>
          <table:table-cell table:formula="of:=IF([.F233]=&quot;FALSE&quot;;IF([.K233]=&quot;TRUE&quot;;&quot;TRUE&quot;;&quot;&quot;);&quot;&quot;)">
            <text:p/>
          </table:table-cell>
          <table:table-cell table:style-name="ce395" table:formula="of:=IF([.$F233]=&quot;FALSE&quot;;IF([.$K233]=&quot;&quot;;&quot;TRUE&quot;;&quot;&quot;);&quot;&quot;)">
            <text:p/>
          </table:table-cell>
          <table:table-cell table:style-name="ce395" table:formula="of:=IF([.F233]=&quot;TRUE&quot;;IF([.K23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4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7" office:value-type="string" calcext:value-type="string">
            <text:p>TRUE</text:p>
          </table:table-cell>
          <table:table-cell table:number-columns-repeated="5"/>
          <table:table-cell table:formula="of:=IF([.F234]=&quot;TRUE&quot;;IF([.K234]=&quot;TRUE&quot;;&quot;TRUE&quot;;&quot;&quot;);&quot;&quot;)">
            <text:p/>
          </table:table-cell>
          <table:table-cell table:formula="of:=IF([.F234]=&quot;FALSE&quot;;IF([.K234]=&quot;TRUE&quot;;&quot;TRUE&quot;;&quot;&quot;);&quot;&quot;)">
            <text:p/>
          </table:table-cell>
          <table:table-cell table:style-name="ce395" table:formula="of:=IF([.$F234]=&quot;FALSE&quot;;IF([.$K234]=&quot;&quot;;&quot;TRUE&quot;;&quot;&quot;);&quot;&quot;)">
            <text:p/>
          </table:table-cell>
          <table:table-cell table:style-name="ce395" table:formula="of:=IF([.F234]=&quot;TRUE&quot;;IF([.K23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9.1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10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8" office:value-type="string" calcext:value-type="string">
            <text:p>TRUE</text:p>
          </table:table-cell>
          <table:table-cell table:number-columns-repeated="5"/>
          <table:table-cell table:formula="of:=IF([.F235]=&quot;TRUE&quot;;IF([.K235]=&quot;TRUE&quot;;&quot;TRUE&quot;;&quot;&quot;);&quot;&quot;)">
            <text:p/>
          </table:table-cell>
          <table:table-cell table:formula="of:=IF([.F235]=&quot;FALSE&quot;;IF([.K235]=&quot;TRUE&quot;;&quot;TRUE&quot;;&quot;&quot;);&quot;&quot;)">
            <text:p/>
          </table:table-cell>
          <table:table-cell table:style-name="ce395" table:formula="of:=IF([.$F235]=&quot;FALSE&quot;;IF([.$K235]=&quot;&quot;;&quot;TRUE&quot;;&quot;&quot;);&quot;&quot;)">
            <text:p/>
          </table:table-cell>
          <table:table-cell table:style-name="ce395" table:formula="of:=IF([.F235]=&quot;TRUE&quot;;IF([.K23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0.1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11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9" office:value-type="string" calcext:value-type="string">
            <text:p>TRUE</text:p>
          </table:table-cell>
          <table:table-cell table:number-columns-repeated="5"/>
          <table:table-cell table:formula="of:=IF([.F236]=&quot;TRUE&quot;;IF([.K236]=&quot;TRUE&quot;;&quot;TRUE&quot;;&quot;&quot;);&quot;&quot;)">
            <text:p/>
          </table:table-cell>
          <table:table-cell table:formula="of:=IF([.F236]=&quot;FALSE&quot;;IF([.K236]=&quot;TRUE&quot;;&quot;TRUE&quot;;&quot;&quot;);&quot;&quot;)">
            <text:p/>
          </table:table-cell>
          <table:table-cell table:style-name="ce395" table:formula="of:=IF([.$F236]=&quot;FALSE&quot;;IF([.$K236]=&quot;&quot;;&quot;TRUE&quot;;&quot;&quot;);&quot;&quot;)">
            <text:p/>
          </table:table-cell>
          <table:table-cell table:style-name="ce395" table:formula="of:=IF([.F236]=&quot;TRUE&quot;;IF([.K23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1.1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12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70" office:value-type="string" calcext:value-type="string">
            <text:p>TRUE</text:p>
          </table:table-cell>
          <table:table-cell table:number-columns-repeated="5"/>
          <table:table-cell table:formula="of:=IF([.F237]=&quot;TRUE&quot;;IF([.K237]=&quot;TRUE&quot;;&quot;TRUE&quot;;&quot;&quot;);&quot;&quot;)">
            <text:p/>
          </table:table-cell>
          <table:table-cell table:formula="of:=IF([.F237]=&quot;FALSE&quot;;IF([.K237]=&quot;TRUE&quot;;&quot;TRUE&quot;;&quot;&quot;);&quot;&quot;)">
            <text:p/>
          </table:table-cell>
          <table:table-cell table:style-name="ce395" table:formula="of:=IF([.$F237]=&quot;FALSE&quot;;IF([.$K237]=&quot;&quot;;&quot;TRUE&quot;;&quot;&quot;);&quot;&quot;)">
            <text:p/>
          </table:table-cell>
          <table:table-cell table:style-name="ce395" table:formula="of:=IF([.F237]=&quot;TRUE&quot;;IF([.K23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2.1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0.12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71" office:value-type="string" calcext:value-type="string">
            <text:p>TRUE</text:p>
          </table:table-cell>
          <table:table-cell table:number-columns-repeated="5"/>
          <table:table-cell table:formula="of:=IF([.F238]=&quot;TRUE&quot;;IF([.K238]=&quot;TRUE&quot;;&quot;TRUE&quot;;&quot;&quot;);&quot;&quot;)">
            <text:p/>
          </table:table-cell>
          <table:table-cell table:formula="of:=IF([.F238]=&quot;FALSE&quot;;IF([.K238]=&quot;TRUE&quot;;&quot;TRUE&quot;;&quot;&quot;);&quot;&quot;)">
            <text:p/>
          </table:table-cell>
          <table:table-cell table:style-name="ce395" table:formula="of:=IF([.$F238]=&quot;FALSE&quot;;IF([.$K238]=&quot;&quot;;&quot;TRUE&quot;;&quot;&quot;);&quot;&quot;)">
            <text:p/>
          </table:table-cell>
          <table:table-cell table:style-name="ce395" table:formula="of:=IF([.F238]=&quot;TRUE&quot;;IF([.K2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2.2</text:p>
          </table:table-cell>
          <table:table-cell/>
          <table:table-cell table:style-name="ce54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office:value-type="string" calcext:value-type="string">
            <text:p>10.13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72" office:value-type="string" calcext:value-type="string">
            <text:p>TRUE</text:p>
          </table:table-cell>
          <table:table-cell table:number-columns-repeated="5"/>
          <table:table-cell table:formula="of:=IF([.F239]=&quot;TRUE&quot;;IF([.K239]=&quot;TRUE&quot;;&quot;TRUE&quot;;&quot;&quot;);&quot;&quot;)">
            <text:p/>
          </table:table-cell>
          <table:table-cell table:formula="of:=IF([.F239]=&quot;FALSE&quot;;IF([.K239]=&quot;TRUE&quot;;&quot;TRUE&quot;;&quot;&quot;);&quot;&quot;)">
            <text:p/>
          </table:table-cell>
          <table:table-cell table:style-name="ce395" table:formula="of:=IF([.$F239]=&quot;FALSE&quot;;IF([.$K239]=&quot;&quot;;&quot;TRUE&quot;;&quot;&quot;);&quot;&quot;)">
            <text:p/>
          </table:table-cell>
          <table:table-cell table:style-name="ce395" table:formula="of:=IF([.F239]=&quot;TRUE&quot;;IF([.K2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3.1</text:p>
          </table:table-cell>
          <table:table-cell/>
          <table:table-cell table:style-name="ce544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office:value-type="string" calcext:value-type="string">
            <text:p>10.13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73"/>
          <table:table-cell table:style-name="ce390" office:value-type="string" calcext:value-type="string">
            <text:p>cf. 10.13.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formula="of:=IF([.F240]=&quot;TRUE&quot;;IF([.K240]=&quot;TRUE&quot;;&quot;TRUE&quot;;&quot;&quot;);&quot;&quot;)">
            <text:p/>
          </table:table-cell>
          <table:table-cell table:formula="of:=IF([.F240]=&quot;FALSE&quot;;IF([.K240]=&quot;TRUE&quot;;&quot;TRUE&quot;;&quot;&quot;);&quot;&quot;)">
            <text:p/>
          </table:table-cell>
          <table:table-cell table:style-name="ce395" table:formula="of:=IF([.$F240]=&quot;FALSE&quot;;IF([.$K240]=&quot;&quot;;&quot;TRUE&quot;;&quot;&quot;);&quot;&quot;)">
            <text:p/>
          </table:table-cell>
          <table:table-cell table:style-name="ce395" table:formula="of:=IF([.F240]=&quot;TRUE&quot;;IF([.K240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office:value-type="string" calcext:value-type="string">
            <text:p>10.1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4"/>
          <table:table-cell table:style-name="ce390" office:value-type="string" calcext:value-type="string">
            <text:p>cf. 10.13.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formula="of:=IF([.F241]=&quot;TRUE&quot;;IF([.K241]=&quot;TRUE&quot;;&quot;TRUE&quot;;&quot;&quot;);&quot;&quot;)">
            <text:p/>
          </table:table-cell>
          <table:table-cell table:formula="of:=IF([.F241]=&quot;FALSE&quot;;IF([.K241]=&quot;TRUE&quot;;&quot;TRUE&quot;;&quot;&quot;);&quot;&quot;)">
            <text:p/>
          </table:table-cell>
          <table:table-cell table:style-name="ce395" table:formula="of:=IF([.$F241]=&quot;FALSE&quot;;IF([.$K241]=&quot;&quot;;&quot;TRUE&quot;;&quot;&quot;);&quot;&quot;)">
            <text:p/>
          </table:table-cell>
          <table:table-cell table:style-name="ce395" table:formula="of:=IF([.F241]=&quot;TRUE&quot;;IF([.K241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>
          <table:table-cell/>
          <table:table-cell table:style-name="ce32" office:value-type="string" calcext:value-type="string">
            <text:p>10.1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5" office:value-type="string" calcext:value-type="string">
            <text:p>TRUE</text:p>
          </table:table-cell>
          <table:table-cell table:number-columns-repeated="5"/>
          <table:table-cell table:formula="of:=IF([.F242]=&quot;TRUE&quot;;IF([.K242]=&quot;TRUE&quot;;&quot;TRUE&quot;;&quot;&quot;);&quot;&quot;)">
            <text:p/>
          </table:table-cell>
          <table:table-cell table:formula="of:=IF([.F242]=&quot;FALSE&quot;;IF([.K242]=&quot;TRUE&quot;;&quot;TRUE&quot;;&quot;&quot;);&quot;&quot;)">
            <text:p/>
          </table:table-cell>
          <table:table-cell table:style-name="ce395" table:formula="of:=IF([.$F242]=&quot;FALSE&quot;;IF([.$K242]=&quot;&quot;;&quot;TRUE&quot;;&quot;&quot;);&quot;&quot;)">
            <text:p/>
          </table:table-cell>
          <table:table-cell table:style-name="ce395" table:formula="of:=IF([.F242]=&quot;TRUE&quot;;IF([.K24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1</text:p>
          </table:table-cell>
          <table:table-cell/>
          <table:table-cell table:style-name="ce54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14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6" office:value-type="string" calcext:value-type="string">
            <text:p>TRUE</text:p>
          </table:table-cell>
          <table:table-cell table:number-columns-repeated="5"/>
          <table:table-cell table:formula="of:=IF([.F243]=&quot;TRUE&quot;;IF([.K243]=&quot;TRUE&quot;;&quot;TRUE&quot;;&quot;&quot;);&quot;&quot;)">
            <text:p/>
          </table:table-cell>
          <table:table-cell table:formula="of:=IF([.F243]=&quot;FALSE&quot;;IF([.K243]=&quot;TRUE&quot;;&quot;TRUE&quot;;&quot;&quot;);&quot;&quot;)">
            <text:p/>
          </table:table-cell>
          <table:table-cell table:style-name="ce395" table:formula="of:=IF([.$F243]=&quot;FALSE&quot;;IF([.$K243]=&quot;&quot;;&quot;TRUE&quot;;&quot;&quot;);&quot;&quot;)">
            <text:p/>
          </table:table-cell>
          <table:table-cell table:style-name="ce395" table:formula="of:=IF([.F243]=&quot;TRUE&quot;;IF([.K24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2</text:p>
          </table:table-cell>
          <table:table-cell/>
          <table:table-cell table:style-name="ce546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14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7" office:value-type="string" calcext:value-type="string">
            <text:p>TRUE</text:p>
          </table:table-cell>
          <table:table-cell table:number-columns-repeated="5"/>
          <table:table-cell table:formula="of:=IF([.F244]=&quot;TRUE&quot;;IF([.K244]=&quot;TRUE&quot;;&quot;TRUE&quot;;&quot;&quot;);&quot;&quot;)">
            <text:p/>
          </table:table-cell>
          <table:table-cell table:formula="of:=IF([.F244]=&quot;FALSE&quot;;IF([.K244]=&quot;TRUE&quot;;&quot;TRUE&quot;;&quot;&quot;);&quot;&quot;)">
            <text:p/>
          </table:table-cell>
          <table:table-cell table:style-name="ce395" table:formula="of:=IF([.$F244]=&quot;FALSE&quot;;IF([.$K244]=&quot;&quot;;&quot;TRUE&quot;;&quot;&quot;);&quot;&quot;)">
            <text:p/>
          </table:table-cell>
          <table:table-cell table:style-name="ce395" table:formula="of:=IF([.F244]=&quot;TRUE&quot;;IF([.K24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3</text:p>
          </table:table-cell>
          <table:table-cell/>
          <table:table-cell table:style-name="ce54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14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8" office:value-type="string" calcext:value-type="string">
            <text:p>TRUE</text:p>
          </table:table-cell>
          <table:table-cell table:number-columns-repeated="5"/>
          <table:table-cell table:formula="of:=IF([.F245]=&quot;TRUE&quot;;IF([.K245]=&quot;TRUE&quot;;&quot;TRUE&quot;;&quot;&quot;);&quot;&quot;)">
            <text:p/>
          </table:table-cell>
          <table:table-cell table:formula="of:=IF([.F245]=&quot;FALSE&quot;;IF([.K245]=&quot;TRUE&quot;;&quot;TRUE&quot;;&quot;&quot;);&quot;&quot;)">
            <text:p/>
          </table:table-cell>
          <table:table-cell table:style-name="ce395" table:formula="of:=IF([.$F245]=&quot;FALSE&quot;;IF([.$K245]=&quot;&quot;;&quot;TRUE&quot;;&quot;&quot;);&quot;&quot;)">
            <text:p/>
          </table:table-cell>
          <table:table-cell table:style-name="ce395" table:formula="of:=IF([.F245]=&quot;TRUE&quot;;IF([.K24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4</text:p>
          </table:table-cell>
          <table:table-cell/>
          <table:table-cell table:style-name="ce54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1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9" office:value-type="string" calcext:value-type="string">
            <text:p>TRUE</text:p>
          </table:table-cell>
          <table:table-cell table:number-columns-repeated="5"/>
          <table:table-cell table:formula="of:=IF([.F246]=&quot;TRUE&quot;;IF([.K246]=&quot;TRUE&quot;;&quot;TRUE&quot;;&quot;&quot;);&quot;&quot;)">
            <text:p/>
          </table:table-cell>
          <table:table-cell table:formula="of:=IF([.F246]=&quot;FALSE&quot;;IF([.K246]=&quot;TRUE&quot;;&quot;TRUE&quot;;&quot;&quot;);&quot;&quot;)">
            <text:p/>
          </table:table-cell>
          <table:table-cell table:style-name="ce395" table:formula="of:=IF([.$F246]=&quot;FALSE&quot;;IF([.$K246]=&quot;&quot;;&quot;TRUE&quot;;&quot;&quot;);&quot;&quot;)">
            <text:p/>
          </table:table-cell>
          <table:table-cell table:style-name="ce395" table:formula="of:=IF([.F246]=&quot;TRUE&quot;;IF([.K24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1</text:p>
          </table:table-cell>
          <table:table-cell/>
          <table:table-cell table:style-name="ce54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15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0" office:value-type="string" calcext:value-type="string">
            <text:p>TRUE</text:p>
          </table:table-cell>
          <table:table-cell table:number-columns-repeated="5"/>
          <table:table-cell table:formula="of:=IF([.F247]=&quot;TRUE&quot;;IF([.K247]=&quot;TRUE&quot;;&quot;TRUE&quot;;&quot;&quot;);&quot;&quot;)">
            <text:p/>
          </table:table-cell>
          <table:table-cell table:formula="of:=IF([.F247]=&quot;FALSE&quot;;IF([.K247]=&quot;TRUE&quot;;&quot;TRUE&quot;;&quot;&quot;);&quot;&quot;)">
            <text:p/>
          </table:table-cell>
          <table:table-cell table:style-name="ce395" table:formula="of:=IF([.$F247]=&quot;FALSE&quot;;IF([.$K247]=&quot;&quot;;&quot;TRUE&quot;;&quot;&quot;);&quot;&quot;)">
            <text:p/>
          </table:table-cell>
          <table:table-cell table:style-name="ce395" table:formula="of:=IF([.F247]=&quot;TRUE&quot;;IF([.K24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2</text:p>
          </table:table-cell>
          <table:table-cell/>
          <table:table-cell table:style-name="ce55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15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1" office:value-type="string" calcext:value-type="string">
            <text:p>TRUE</text:p>
          </table:table-cell>
          <table:table-cell table:number-columns-repeated="5"/>
          <table:table-cell table:formula="of:=IF([.F248]=&quot;TRUE&quot;;IF([.K248]=&quot;TRUE&quot;;&quot;TRUE&quot;;&quot;&quot;);&quot;&quot;)">
            <text:p/>
          </table:table-cell>
          <table:table-cell table:formula="of:=IF([.F248]=&quot;FALSE&quot;;IF([.K248]=&quot;TRUE&quot;;&quot;TRUE&quot;;&quot;&quot;);&quot;&quot;)">
            <text:p/>
          </table:table-cell>
          <table:table-cell table:style-name="ce395" table:formula="of:=IF([.$F248]=&quot;FALSE&quot;;IF([.$K248]=&quot;&quot;;&quot;TRUE&quot;;&quot;&quot;);&quot;&quot;)">
            <text:p/>
          </table:table-cell>
          <table:table-cell table:style-name="ce395" table:formula="of:=IF([.F248]=&quot;TRUE&quot;;IF([.K24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3</text:p>
          </table:table-cell>
          <table:table-cell/>
          <table:table-cell table:style-name="ce55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0.15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2" office:value-type="string" calcext:value-type="string">
            <text:p>TRUE</text:p>
          </table:table-cell>
          <table:table-cell table:number-columns-repeated="5"/>
          <table:table-cell table:formula="of:=IF([.F249]=&quot;TRUE&quot;;IF([.K249]=&quot;TRUE&quot;;&quot;TRUE&quot;;&quot;&quot;);&quot;&quot;)">
            <text:p/>
          </table:table-cell>
          <table:table-cell table:formula="of:=IF([.F249]=&quot;FALSE&quot;;IF([.K249]=&quot;TRUE&quot;;&quot;TRUE&quot;;&quot;&quot;);&quot;&quot;)">
            <text:p/>
          </table:table-cell>
          <table:table-cell table:style-name="ce395" table:formula="of:=IF([.$F249]=&quot;FALSE&quot;;IF([.$K249]=&quot;&quot;;&quot;TRUE&quot;;&quot;&quot;);&quot;&quot;)">
            <text:p/>
          </table:table-cell>
          <table:table-cell table:style-name="ce395" table:formula="of:=IF([.F249]=&quot;TRUE&quot;;IF([.K24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4</text:p>
          </table:table-cell>
          <table:table-cell/>
          <table:table-cell table:style-name="ce55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3" office:value-type="string" calcext:value-type="string">
            <text:p>TRUE</text:p>
          </table:table-cell>
          <table:table-cell table:number-columns-repeated="5"/>
          <table:table-cell table:formula="of:=IF([.F250]=&quot;TRUE&quot;;IF([.K250]=&quot;TRUE&quot;;&quot;TRUE&quot;;&quot;&quot;);&quot;&quot;)">
            <text:p/>
          </table:table-cell>
          <table:table-cell table:formula="of:=IF([.F250]=&quot;FALSE&quot;;IF([.K250]=&quot;TRUE&quot;;&quot;TRUE&quot;;&quot;&quot;);&quot;&quot;)">
            <text:p/>
          </table:table-cell>
          <table:table-cell table:style-name="ce395" table:formula="of:=IF([.$F250]=&quot;FALSE&quot;;IF([.$K250]=&quot;&quot;;&quot;TRUE&quot;;&quot;&quot;);&quot;&quot;)">
            <text:p/>
          </table:table-cell>
          <table:table-cell table:style-name="ce395" table:formula="of:=IF([.F250]=&quot;TRUE&quot;;IF([.K25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.1</text:p>
          </table:table-cell>
          <table:table-cell/>
          <table:table-cell table:style-name="ce55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4" office:value-type="string" calcext:value-type="string">
            <text:p>TRUE</text:p>
          </table:table-cell>
          <table:table-cell table:number-columns-repeated="5"/>
          <table:table-cell table:formula="of:=IF([.F251]=&quot;TRUE&quot;;IF([.K251]=&quot;TRUE&quot;;&quot;TRUE&quot;;&quot;&quot;);&quot;&quot;)">
            <text:p/>
          </table:table-cell>
          <table:table-cell table:formula="of:=IF([.F251]=&quot;FALSE&quot;;IF([.K251]=&quot;TRUE&quot;;&quot;TRUE&quot;;&quot;&quot;);&quot;&quot;)">
            <text:p/>
          </table:table-cell>
          <table:table-cell table:style-name="ce395" table:formula="of:=IF([.$F251]=&quot;FALSE&quot;;IF([.$K251]=&quot;&quot;;&quot;TRUE&quot;;&quot;&quot;);&quot;&quot;)">
            <text:p/>
          </table:table-cell>
          <table:table-cell table:style-name="ce395" table:formula="of:=IF([.F251]=&quot;TRUE&quot;;IF([.K25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.2</text:p>
          </table:table-cell>
          <table:table-cell/>
          <table:table-cell table:style-name="ce55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5" office:value-type="string" calcext:value-type="string">
            <text:p>FALSE</text:p>
          </table:table-cell>
          <table:table-cell table:number-columns-repeated="5"/>
          <table:table-cell table:formula="of:=IF([.F252]=&quot;TRUE&quot;;IF([.K252]=&quot;TRUE&quot;;&quot;TRUE&quot;;&quot;&quot;);&quot;&quot;)">
            <text:p/>
          </table:table-cell>
          <table:table-cell table:formula="of:=IF([.F252]=&quot;FALSE&quot;;IF([.K252]=&quot;TRUE&quot;;&quot;TRUE&quot;;&quot;&quot;);&quot;&quot;)">
            <text:p/>
          </table:table-cell>
          <table:table-cell table:style-name="ce395" table:formula="of:=IF([.$F252]=&quot;FALSE&quot;;IF([.$K25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52]=&quot;TRUE&quot;;IF([.K252]=&quot;&quot;;&quot;TRUE&quot;;&quot;&quot;);&quot;&quot;)">
            <text:p/>
          </table:table-cell>
          <table:table-cell table:style-name="ce396" office:value-type="string" calcext:value-type="string">
            <text:p>11.1.3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286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53]=&quot;TRUE&quot;;IF([.K253]=&quot;TRUE&quot;;&quot;TRUE&quot;;&quot;&quot;);&quot;&quot;)">
            <text:p/>
          </table:table-cell>
          <table:table-cell table:formula="of:=IF([.F253]=&quot;FALSE&quot;;IF([.K253]=&quot;TRUE&quot;;&quot;TRUE&quot;;&quot;&quot;);&quot;&quot;)">
            <text:p/>
          </table:table-cell>
          <table:table-cell table:style-name="ce395" table:formula="of:=IF([.$F253]=&quot;FALSE&quot;;IF([.$K253]=&quot;&quot;;&quot;TRUE&quot;;&quot;&quot;);&quot;&quot;)">
            <text:p/>
          </table:table-cell>
          <table:table-cell table:style-name="ce395" table:formula="of:=IF([.F253]=&quot;TRUE&quot;;IF([.K253]=&quot;&quot;;&quot;TRUE&quot;;&quot;&quot;);&quot;&quot;)">
            <text:p/>
          </table:table-cell>
          <table:table-cell table:style-name="ce396" office:value-type="string" calcext:value-type="string">
            <text:p>11.1.4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287"/>
          <table:table-cell table:style-name="ce390" office:value-type="string" calcext:value-type="string">
            <text:p>Erreur Changelo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table:formula="of:=IF([.F254]=&quot;TRUE&quot;;IF([.K254]=&quot;TRUE&quot;;&quot;TRUE&quot;;&quot;&quot;);&quot;&quot;)">
            <text:p/>
          </table:table-cell>
          <table:table-cell table:formula="of:=IF([.F254]=&quot;FALSE&quot;;IF([.K254]=&quot;TRUE&quot;;&quot;TRUE&quot;;&quot;&quot;);&quot;&quot;)">
            <text:p/>
          </table:table-cell>
          <table:table-cell table:style-name="ce395" table:formula="of:=IF([.$F254]=&quot;FALSE&quot;;IF([.$K254]=&quot;&quot;;&quot;TRUE&quot;;&quot;&quot;);&quot;&quot;)">
            <text:p/>
          </table:table-cell>
          <table:table-cell table:style-name="ce395" table:formula="of:=IF([.F254]=&quot;TRUE&quot;;IF([.K254]=&quot;&quot;;&quot;TRUE&quot;;&quot;&quot;);&quot;&quot;)">
            <text:p/>
          </table:table-cell>
          <table:table-cell table:style-name="ce396" office:value-type="string" calcext:value-type="string">
            <text:p>11.1.5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8" office:value-type="string" calcext:value-type="string">
            <text:p>TRUE</text:p>
          </table:table-cell>
          <table:table-cell table:number-columns-repeated="5"/>
          <table:table-cell table:formula="of:=IF([.F255]=&quot;TRUE&quot;;IF([.K255]=&quot;TRUE&quot;;&quot;TRUE&quot;;&quot;&quot;);&quot;&quot;)">
            <text:p/>
          </table:table-cell>
          <table:table-cell table:formula="of:=IF([.F255]=&quot;FALSE&quot;;IF([.K255]=&quot;TRUE&quot;;&quot;TRUE&quot;;&quot;&quot;);&quot;&quot;)">
            <text:p/>
          </table:table-cell>
          <table:table-cell table:style-name="ce395" table:formula="of:=IF([.$F255]=&quot;FALSE&quot;;IF([.$K255]=&quot;&quot;;&quot;TRUE&quot;;&quot;&quot;);&quot;&quot;)">
            <text:p/>
          </table:table-cell>
          <table:table-cell table:style-name="ce395" table:formula="of:=IF([.F255]=&quot;TRUE&quot;;IF([.K25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1</text:p>
          </table:table-cell>
          <table:table-cell/>
          <table:table-cell table:style-name="ce55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9" office:value-type="string" calcext:value-type="string">
            <text:p>TRUE</text:p>
          </table:table-cell>
          <table:table-cell table:number-columns-repeated="5"/>
          <table:table-cell table:formula="of:=IF([.F256]=&quot;TRUE&quot;;IF([.K256]=&quot;TRUE&quot;;&quot;TRUE&quot;;&quot;&quot;);&quot;&quot;)">
            <text:p/>
          </table:table-cell>
          <table:table-cell table:formula="of:=IF([.F256]=&quot;FALSE&quot;;IF([.K256]=&quot;TRUE&quot;;&quot;TRUE&quot;;&quot;&quot;);&quot;&quot;)">
            <text:p/>
          </table:table-cell>
          <table:table-cell table:style-name="ce395" table:formula="of:=IF([.$F256]=&quot;FALSE&quot;;IF([.$K256]=&quot;&quot;;&quot;TRUE&quot;;&quot;&quot;);&quot;&quot;)">
            <text:p/>
          </table:table-cell>
          <table:table-cell table:style-name="ce395" table:formula="of:=IF([.F256]=&quot;TRUE&quot;;IF([.K25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2</text:p>
          </table:table-cell>
          <table:table-cell/>
          <table:table-cell table:style-name="ce55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1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0" office:value-type="string" calcext:value-type="string">
            <text:p>TRUE</text:p>
          </table:table-cell>
          <table:table-cell table:number-columns-repeated="5"/>
          <table:table-cell table:formula="of:=IF([.F257]=&quot;TRUE&quot;;IF([.K257]=&quot;TRUE&quot;;&quot;TRUE&quot;;&quot;&quot;);&quot;&quot;)">
            <text:p/>
          </table:table-cell>
          <table:table-cell table:formula="of:=IF([.F257]=&quot;FALSE&quot;;IF([.K257]=&quot;TRUE&quot;;&quot;TRUE&quot;;&quot;&quot;);&quot;&quot;)">
            <text:p/>
          </table:table-cell>
          <table:table-cell table:style-name="ce395" table:formula="of:=IF([.$F257]=&quot;FALSE&quot;;IF([.$K257]=&quot;&quot;;&quot;TRUE&quot;;&quot;&quot;);&quot;&quot;)">
            <text:p/>
          </table:table-cell>
          <table:table-cell table:style-name="ce395" table:formula="of:=IF([.F257]=&quot;TRUE&quot;;IF([.K25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3</text:p>
          </table:table-cell>
          <table:table-cell/>
          <table:table-cell table:style-name="ce55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1.2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1" office:value-type="string" calcext:value-type="string">
            <text:p>TRUE</text:p>
          </table:table-cell>
          <table:table-cell table:number-columns-repeated="5"/>
          <table:table-cell table:formula="of:=IF([.F258]=&quot;TRUE&quot;;IF([.K258]=&quot;TRUE&quot;;&quot;TRUE&quot;;&quot;&quot;);&quot;&quot;)">
            <text:p/>
          </table:table-cell>
          <table:table-cell table:formula="of:=IF([.F258]=&quot;FALSE&quot;;IF([.K258]=&quot;TRUE&quot;;&quot;TRUE&quot;;&quot;&quot;);&quot;&quot;)">
            <text:p/>
          </table:table-cell>
          <table:table-cell table:style-name="ce395" table:formula="of:=IF([.$F258]=&quot;FALSE&quot;;IF([.$K258]=&quot;&quot;;&quot;TRUE&quot;;&quot;&quot;);&quot;&quot;)">
            <text:p/>
          </table:table-cell>
          <table:table-cell table:style-name="ce395" table:formula="of:=IF([.F258]=&quot;TRUE&quot;;IF([.K25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4</text:p>
          </table:table-cell>
          <table:table-cell/>
          <table:table-cell table:style-name="ce55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3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92" office:value-type="string" calcext:value-type="string">
            <text:p>TRUE</text:p>
          </table:table-cell>
          <table:table-cell table:number-columns-repeated="5"/>
          <table:table-cell table:formula="of:=IF([.F259]=&quot;TRUE&quot;;IF([.K259]=&quot;TRUE&quot;;&quot;TRUE&quot;;&quot;&quot;);&quot;&quot;)">
            <text:p/>
          </table:table-cell>
          <table:table-cell table:formula="of:=IF([.F259]=&quot;FALSE&quot;;IF([.K259]=&quot;TRUE&quot;;&quot;TRUE&quot;;&quot;&quot;);&quot;&quot;)">
            <text:p/>
          </table:table-cell>
          <table:table-cell table:style-name="ce395" table:formula="of:=IF([.$F259]=&quot;FALSE&quot;;IF([.$K259]=&quot;&quot;;&quot;TRUE&quot;;&quot;&quot;);&quot;&quot;)">
            <text:p/>
          </table:table-cell>
          <table:table-cell table:style-name="ce395" table:formula="of:=IF([.F259]=&quot;TRUE&quot;;IF([.K25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3.1</text:p>
          </table:table-cell>
          <table:table-cell/>
          <table:table-cell table:style-name="ce55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3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93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0]=&quot;TRUE&quot;;IF([.K260]=&quot;TRUE&quot;;&quot;TRUE&quot;;&quot;&quot;);&quot;&quot;)">
            <text:p/>
          </table:table-cell>
          <table:table-cell table:formula="of:=IF([.F260]=&quot;FALSE&quot;;IF([.K260]=&quot;TRUE&quot;;&quot;TRUE&quot;;&quot;&quot;);&quot;&quot;)">
            <text:p/>
          </table:table-cell>
          <table:table-cell table:style-name="ce395" table:formula="of:=IF([.$F260]=&quot;FALSE&quot;;IF([.$K260]=&quot;&quot;;&quot;TRUE&quot;;&quot;&quot;);&quot;&quot;)">
            <text:p/>
          </table:table-cell>
          <table:table-cell table:style-name="ce395" table:formula="of:=IF([.F260]=&quot;TRUE&quot;;IF([.K26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3.2</text:p>
          </table:table-cell>
          <table:table-cell/>
          <table:table-cell table:style-name="ce56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1]=&quot;TRUE&quot;;IF([.K261]=&quot;TRUE&quot;;&quot;TRUE&quot;;&quot;&quot;);&quot;&quot;)">
            <text:p/>
          </table:table-cell>
          <table:table-cell table:formula="of:=IF([.F261]=&quot;FALSE&quot;;IF([.K261]=&quot;TRUE&quot;;&quot;TRUE&quot;;&quot;&quot;);&quot;&quot;)">
            <text:p/>
          </table:table-cell>
          <table:table-cell table:style-name="ce395" table:formula="of:=IF([.$F261]=&quot;FALSE&quot;;IF([.$K261]=&quot;&quot;;&quot;TRUE&quot;;&quot;&quot;);&quot;&quot;)">
            <text:p/>
          </table:table-cell>
          <table:table-cell table:style-name="ce395" table:formula="of:=IF([.F261]=&quot;TRUE&quot;;IF([.K26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4.1</text:p>
          </table:table-cell>
          <table:table-cell/>
          <table:table-cell table:style-name="ce56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5" office:value-type="string" calcext:value-type="string">
            <text:p>TRUE</text:p>
          </table:table-cell>
          <table:table-cell table:number-columns-repeated="5"/>
          <table:table-cell table:formula="of:=IF([.F262]=&quot;TRUE&quot;;IF([.K262]=&quot;TRUE&quot;;&quot;TRUE&quot;;&quot;&quot;);&quot;&quot;)">
            <text:p/>
          </table:table-cell>
          <table:table-cell table:formula="of:=IF([.F262]=&quot;FALSE&quot;;IF([.K262]=&quot;TRUE&quot;;&quot;TRUE&quot;;&quot;&quot;);&quot;&quot;)">
            <text:p/>
          </table:table-cell>
          <table:table-cell table:style-name="ce395" table:formula="of:=IF([.$F262]=&quot;FALSE&quot;;IF([.$K262]=&quot;&quot;;&quot;TRUE&quot;;&quot;&quot;);&quot;&quot;)">
            <text:p/>
          </table:table-cell>
          <table:table-cell table:style-name="ce395" table:formula="of:=IF([.F262]=&quot;TRUE&quot;;IF([.K26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5.1</text:p>
          </table:table-cell>
          <table:table-cell/>
          <table:table-cell table:style-name="ce56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6" office:value-type="string" calcext:value-type="string">
            <text:p>TRUE</text:p>
          </table:table-cell>
          <table:table-cell table:number-columns-repeated="5"/>
          <table:table-cell table:formula="of:=IF([.F263]=&quot;TRUE&quot;;IF([.K263]=&quot;TRUE&quot;;&quot;TRUE&quot;;&quot;&quot;);&quot;&quot;)">
            <text:p/>
          </table:table-cell>
          <table:table-cell table:formula="of:=IF([.F263]=&quot;FALSE&quot;;IF([.K263]=&quot;TRUE&quot;;&quot;TRUE&quot;;&quot;&quot;);&quot;&quot;)">
            <text:p/>
          </table:table-cell>
          <table:table-cell table:style-name="ce395" table:formula="of:=IF([.$F263]=&quot;FALSE&quot;;IF([.$K263]=&quot;&quot;;&quot;TRUE&quot;;&quot;&quot;);&quot;&quot;)">
            <text:p/>
          </table:table-cell>
          <table:table-cell table:style-name="ce395" table:formula="of:=IF([.F263]=&quot;TRUE&quot;;IF([.K26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6.1</text:p>
          </table:table-cell>
          <table:table-cell/>
          <table:table-cell table:style-name="ce56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7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4]=&quot;TRUE&quot;;IF([.K264]=&quot;TRUE&quot;;&quot;TRUE&quot;;&quot;&quot;);&quot;&quot;)">
            <text:p/>
          </table:table-cell>
          <table:table-cell table:formula="of:=IF([.F264]=&quot;FALSE&quot;;IF([.K264]=&quot;TRUE&quot;;&quot;TRUE&quot;;&quot;&quot;);&quot;&quot;)">
            <text:p/>
          </table:table-cell>
          <table:table-cell table:style-name="ce395" table:formula="of:=IF([.$F264]=&quot;FALSE&quot;;IF([.$K264]=&quot;&quot;;&quot;TRUE&quot;;&quot;&quot;);&quot;&quot;)">
            <text:p/>
          </table:table-cell>
          <table:table-cell table:style-name="ce395" table:formula="of:=IF([.F264]=&quot;TRUE&quot;;IF([.K26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7.1</text:p>
          </table:table-cell>
          <table:table-cell/>
          <table:table-cell table:style-name="ce56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8" office:value-type="string" calcext:value-type="string">
            <text:p>TRUE</text:p>
          </table:table-cell>
          <table:table-cell table:number-columns-repeated="5"/>
          <table:table-cell table:formula="of:=IF([.F265]=&quot;TRUE&quot;;IF([.K265]=&quot;TRUE&quot;;&quot;TRUE&quot;;&quot;&quot;);&quot;&quot;)">
            <text:p/>
          </table:table-cell>
          <table:table-cell table:formula="of:=IF([.F265]=&quot;FALSE&quot;;IF([.K265]=&quot;TRUE&quot;;&quot;TRUE&quot;;&quot;&quot;);&quot;&quot;)">
            <text:p/>
          </table:table-cell>
          <table:table-cell table:style-name="ce395" table:formula="of:=IF([.$F265]=&quot;FALSE&quot;;IF([.$K265]=&quot;&quot;;&quot;TRUE&quot;;&quot;&quot;);&quot;&quot;)">
            <text:p/>
          </table:table-cell>
          <table:table-cell table:style-name="ce395" table:formula="of:=IF([.F265]=&quot;TRUE&quot;;IF([.K26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8.1</text:p>
          </table:table-cell>
          <table:table-cell/>
          <table:table-cell table:style-name="ce56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8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9" office:value-type="string" calcext:value-type="string">
            <text:p>TRUE</text:p>
          </table:table-cell>
          <table:table-cell table:number-columns-repeated="5"/>
          <table:table-cell table:formula="of:=IF([.F266]=&quot;TRUE&quot;;IF([.K266]=&quot;TRUE&quot;;&quot;TRUE&quot;;&quot;&quot;);&quot;&quot;)">
            <text:p/>
          </table:table-cell>
          <table:table-cell table:formula="of:=IF([.F266]=&quot;FALSE&quot;;IF([.K266]=&quot;TRUE&quot;;&quot;TRUE&quot;;&quot;&quot;);&quot;&quot;)">
            <text:p/>
          </table:table-cell>
          <table:table-cell table:style-name="ce395" table:formula="of:=IF([.$F266]=&quot;FALSE&quot;;IF([.$K266]=&quot;&quot;;&quot;TRUE&quot;;&quot;&quot;);&quot;&quot;)">
            <text:p/>
          </table:table-cell>
          <table:table-cell table:style-name="ce395" table:formula="of:=IF([.F266]=&quot;TRUE&quot;;IF([.K26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8.2</text:p>
          </table:table-cell>
          <table:table-cell/>
          <table:table-cell table:style-name="ce56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8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0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7]=&quot;TRUE&quot;;IF([.K267]=&quot;TRUE&quot;;&quot;TRUE&quot;;&quot;&quot;);&quot;&quot;)">
            <text:p/>
          </table:table-cell>
          <table:table-cell table:formula="of:=IF([.F267]=&quot;FALSE&quot;;IF([.K267]=&quot;TRUE&quot;;&quot;TRUE&quot;;&quot;&quot;);&quot;&quot;)">
            <text:p/>
          </table:table-cell>
          <table:table-cell table:style-name="ce395" table:formula="of:=IF([.$F267]=&quot;FALSE&quot;;IF([.$K267]=&quot;&quot;;&quot;TRUE&quot;;&quot;&quot;);&quot;&quot;)">
            <text:p/>
          </table:table-cell>
          <table:table-cell table:style-name="ce395" table:formula="of:=IF([.F267]=&quot;TRUE&quot;;IF([.K26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8.3</text:p>
          </table:table-cell>
          <table:table-cell/>
          <table:table-cell table:style-name="ce56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9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1" office:value-type="string" calcext:value-type="string">
            <text:p>FALSE</text:p>
          </table:table-cell>
          <table:table-cell table:number-columns-repeated="5"/>
          <table:table-cell table:formula="of:=IF([.F268]=&quot;TRUE&quot;;IF([.K268]=&quot;TRUE&quot;;&quot;TRUE&quot;;&quot;&quot;);&quot;&quot;)">
            <text:p/>
          </table:table-cell>
          <table:table-cell table:formula="of:=IF([.F268]=&quot;FALSE&quot;;IF([.K268]=&quot;TRUE&quot;;&quot;TRUE&quot;;&quot;&quot;);&quot;&quot;)">
            <text:p/>
          </table:table-cell>
          <table:table-cell table:style-name="ce395" table:formula="of:=IF([.$F268]=&quot;FALSE&quot;;IF([.$K26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68]=&quot;TRUE&quot;;IF([.K268]=&quot;&quot;;&quot;TRUE&quot;;&quot;&quot;);&quot;&quot;)">
            <text:p/>
          </table:table-cell>
          <table:table-cell table:style-name="ce396" office:value-type="string" calcext:value-type="string">
            <text:p>11.9.1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9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2" office:value-type="string" calcext:value-type="string">
            <text:p>FALSE</text:p>
          </table:table-cell>
          <table:table-cell table:number-columns-repeated="5"/>
          <table:table-cell table:formula="of:=IF([.F269]=&quot;TRUE&quot;;IF([.K269]=&quot;TRUE&quot;;&quot;TRUE&quot;;&quot;&quot;);&quot;&quot;)">
            <text:p/>
          </table:table-cell>
          <table:table-cell table:formula="of:=IF([.F269]=&quot;FALSE&quot;;IF([.K269]=&quot;TRUE&quot;;&quot;TRUE&quot;;&quot;&quot;);&quot;&quot;)">
            <text:p/>
          </table:table-cell>
          <table:table-cell table:style-name="ce395" table:formula="of:=IF([.$F269]=&quot;FALSE&quot;;IF([.$K269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69]=&quot;TRUE&quot;;IF([.K269]=&quot;&quot;;&quot;TRUE&quot;;&quot;&quot;);&quot;&quot;)">
            <text:p/>
          </table:table-cell>
          <table:table-cell table:style-name="ce396" office:value-type="string" calcext:value-type="string">
            <text:p>11.9.2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3" office:value-type="string" calcext:value-type="string">
            <text:p>TRUE</text:p>
          </table:table-cell>
          <table:table-cell table:number-columns-repeated="5"/>
          <table:table-cell table:formula="of:=IF([.F270]=&quot;TRUE&quot;;IF([.K270]=&quot;TRUE&quot;;&quot;TRUE&quot;;&quot;&quot;);&quot;&quot;)">
            <text:p/>
          </table:table-cell>
          <table:table-cell table:formula="of:=IF([.F270]=&quot;FALSE&quot;;IF([.K270]=&quot;TRUE&quot;;&quot;TRUE&quot;;&quot;&quot;);&quot;&quot;)">
            <text:p/>
          </table:table-cell>
          <table:table-cell table:style-name="ce395" table:formula="of:=IF([.$F270]=&quot;FALSE&quot;;IF([.$K270]=&quot;&quot;;&quot;TRUE&quot;;&quot;&quot;);&quot;&quot;)">
            <text:p/>
          </table:table-cell>
          <table:table-cell table:style-name="ce395" table:formula="of:=IF([.F270]=&quot;TRUE&quot;;IF([.K27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1</text:p>
          </table:table-cell>
          <table:table-cell/>
          <table:table-cell table:style-name="ce568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1.1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4" office:value-type="string" calcext:value-type="string">
            <text:p>TRUE</text:p>
          </table:table-cell>
          <table:table-cell table:number-columns-repeated="5"/>
          <table:table-cell table:formula="of:=IF([.F271]=&quot;TRUE&quot;;IF([.K271]=&quot;TRUE&quot;;&quot;TRUE&quot;;&quot;&quot;);&quot;&quot;)">
            <text:p/>
          </table:table-cell>
          <table:table-cell table:formula="of:=IF([.F271]=&quot;FALSE&quot;;IF([.K271]=&quot;TRUE&quot;;&quot;TRUE&quot;;&quot;&quot;);&quot;&quot;)">
            <text:p/>
          </table:table-cell>
          <table:table-cell table:style-name="ce395" table:formula="of:=IF([.$F271]=&quot;FALSE&quot;;IF([.$K271]=&quot;&quot;;&quot;TRUE&quot;;&quot;&quot;);&quot;&quot;)">
            <text:p/>
          </table:table-cell>
          <table:table-cell table:style-name="ce395" table:formula="of:=IF([.F271]=&quot;TRUE&quot;;IF([.K27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2</text:p>
          </table:table-cell>
          <table:table-cell/>
          <table:table-cell table:style-name="ce56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1.1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5" office:value-type="string" calcext:value-type="string">
            <text:p>FALSE</text:p>
          </table:table-cell>
          <table:table-cell table:number-columns-repeated="5"/>
          <table:table-cell table:formula="of:=IF([.F272]=&quot;TRUE&quot;;IF([.K272]=&quot;TRUE&quot;;&quot;TRUE&quot;;&quot;&quot;);&quot;&quot;)">
            <text:p/>
          </table:table-cell>
          <table:table-cell table:formula="of:=IF([.F272]=&quot;FALSE&quot;;IF([.K272]=&quot;TRUE&quot;;&quot;TRUE&quot;;&quot;&quot;);&quot;&quot;)">
            <text:p/>
          </table:table-cell>
          <table:table-cell table:style-name="ce395" table:formula="of:=IF([.$F272]=&quot;FALSE&quot;;IF([.$K27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2]=&quot;TRUE&quot;;IF([.K272]=&quot;&quot;;&quot;TRUE&quot;;&quot;&quot;);&quot;&quot;)">
            <text:p/>
          </table:table-cell>
          <table:table-cell table:style-name="ce396" office:value-type="string" calcext:value-type="string">
            <text:p>11.10.3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0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6" office:value-type="string" calcext:value-type="string">
            <text:p>TRUE</text:p>
          </table:table-cell>
          <table:table-cell table:number-columns-repeated="5"/>
          <table:table-cell table:formula="of:=IF([.F273]=&quot;TRUE&quot;;IF([.K273]=&quot;TRUE&quot;;&quot;TRUE&quot;;&quot;&quot;);&quot;&quot;)">
            <text:p/>
          </table:table-cell>
          <table:table-cell table:formula="of:=IF([.F273]=&quot;FALSE&quot;;IF([.K273]=&quot;TRUE&quot;;&quot;TRUE&quot;;&quot;&quot;);&quot;&quot;)">
            <text:p/>
          </table:table-cell>
          <table:table-cell table:style-name="ce395" table:formula="of:=IF([.$F273]=&quot;FALSE&quot;;IF([.$K273]=&quot;&quot;;&quot;TRUE&quot;;&quot;&quot;);&quot;&quot;)">
            <text:p/>
          </table:table-cell>
          <table:table-cell table:style-name="ce395" table:formula="of:=IF([.F273]=&quot;TRUE&quot;;IF([.K27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4</text:p>
          </table:table-cell>
          <table:table-cell/>
          <table:table-cell table:style-name="ce57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1.10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7" office:value-type="string" calcext:value-type="string">
            <text:p>TRUE</text:p>
          </table:table-cell>
          <table:table-cell table:number-columns-repeated="5"/>
          <table:table-cell table:formula="of:=IF([.F274]=&quot;TRUE&quot;;IF([.K274]=&quot;TRUE&quot;;&quot;TRUE&quot;;&quot;&quot;);&quot;&quot;)">
            <text:p/>
          </table:table-cell>
          <table:table-cell table:formula="of:=IF([.F274]=&quot;FALSE&quot;;IF([.K274]=&quot;TRUE&quot;;&quot;TRUE&quot;;&quot;&quot;);&quot;&quot;)">
            <text:p/>
          </table:table-cell>
          <table:table-cell table:style-name="ce395" table:formula="of:=IF([.$F274]=&quot;FALSE&quot;;IF([.$K274]=&quot;&quot;;&quot;TRUE&quot;;&quot;&quot;);&quot;&quot;)">
            <text:p/>
          </table:table-cell>
          <table:table-cell table:style-name="ce395" table:formula="of:=IF([.F274]=&quot;TRUE&quot;;IF([.K27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5</text:p>
          </table:table-cell>
          <table:table-cell/>
          <table:table-cell table:style-name="ce571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1.10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8" office:value-type="string" calcext:value-type="string">
            <text:p>FALSE</text:p>
          </table:table-cell>
          <table:table-cell table:number-columns-repeated="5"/>
          <table:table-cell table:formula="of:=IF([.F275]=&quot;TRUE&quot;;IF([.K275]=&quot;TRUE&quot;;&quot;TRUE&quot;;&quot;&quot;);&quot;&quot;)">
            <text:p/>
          </table:table-cell>
          <table:table-cell table:formula="of:=IF([.F275]=&quot;FALSE&quot;;IF([.K275]=&quot;TRUE&quot;;&quot;TRUE&quot;;&quot;&quot;);&quot;&quot;)">
            <text:p/>
          </table:table-cell>
          <table:table-cell table:style-name="ce395" table:formula="of:=IF([.$F275]=&quot;FALSE&quot;;IF([.$K275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5]=&quot;TRUE&quot;;IF([.K275]=&quot;&quot;;&quot;TRUE&quot;;&quot;&quot;);&quot;&quot;)">
            <text:p/>
          </table:table-cell>
          <table:table-cell table:style-name="ce396" office:value-type="string" calcext:value-type="string">
            <text:p>11.10.6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0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9" office:value-type="string" calcext:value-type="string">
            <text:p>TRUE</text:p>
          </table:table-cell>
          <table:table-cell table:number-columns-repeated="5"/>
          <table:table-cell table:formula="of:=IF([.F276]=&quot;TRUE&quot;;IF([.K276]=&quot;TRUE&quot;;&quot;TRUE&quot;;&quot;&quot;);&quot;&quot;)">
            <text:p/>
          </table:table-cell>
          <table:table-cell table:formula="of:=IF([.F276]=&quot;FALSE&quot;;IF([.K276]=&quot;TRUE&quot;;&quot;TRUE&quot;;&quot;&quot;);&quot;&quot;)">
            <text:p/>
          </table:table-cell>
          <table:table-cell table:style-name="ce395" table:formula="of:=IF([.$F276]=&quot;FALSE&quot;;IF([.$K276]=&quot;&quot;;&quot;TRUE&quot;;&quot;&quot;);&quot;&quot;)">
            <text:p/>
          </table:table-cell>
          <table:table-cell table:style-name="ce395" table:formula="of:=IF([.F276]=&quot;TRUE&quot;;IF([.K27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7</text:p>
          </table:table-cell>
          <table:table-cell/>
          <table:table-cell table:style-name="ce572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1.10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10" office:value-type="string" calcext:value-type="string">
            <text:p>TRUE</text:p>
          </table:table-cell>
          <table:table-cell table:number-columns-repeated="5"/>
          <table:table-cell table:formula="of:=IF([.F277]=&quot;TRUE&quot;;IF([.K277]=&quot;TRUE&quot;;&quot;TRUE&quot;;&quot;&quot;);&quot;&quot;)">
            <text:p/>
          </table:table-cell>
          <table:table-cell table:formula="of:=IF([.F277]=&quot;FALSE&quot;;IF([.K277]=&quot;TRUE&quot;;&quot;TRUE&quot;;&quot;&quot;);&quot;&quot;)">
            <text:p/>
          </table:table-cell>
          <table:table-cell table:style-name="ce395" table:formula="of:=IF([.$F277]=&quot;FALSE&quot;;IF([.$K277]=&quot;&quot;;&quot;TRUE&quot;;&quot;&quot;);&quot;&quot;)">
            <text:p/>
          </table:table-cell>
          <table:table-cell table:style-name="ce395" table:formula="of:=IF([.F277]=&quot;TRUE&quot;;IF([.K27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8</text:p>
          </table:table-cell>
          <table:table-cell/>
          <table:table-cell table:style-name="ce573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1.10.9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11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3"/>
          <table:table-cell table:formula="of:=IF([.F278]=&quot;TRUE&quot;;IF([.K278]=&quot;TRUE&quot;;&quot;TRUE&quot;;&quot;&quot;);&quot;&quot;)">
            <text:p/>
          </table:table-cell>
          <table:table-cell table:formula="of:=IF([.F278]=&quot;FALSE&quot;;IF([.K278]=&quot;TRUE&quot;;&quot;TRUE&quot;;&quot;&quot;);&quot;&quot;)">
            <text:p/>
          </table:table-cell>
          <table:table-cell table:style-name="ce395" table:formula="of:=IF([.$F278]=&quot;FALSE&quot;;IF([.$K27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8]=&quot;TRUE&quot;;IF([.K278]=&quot;&quot;;&quot;TRUE&quot;;&quot;&quot;);&quot;&quot;)">
            <text:p/>
          </table:table-cell>
          <table:table-cell table:style-name="ce396" office:value-type="string" calcext:value-type="string">
            <text:p>11.10.9</text:p>
          </table:table-cell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table:number-columns-repeated="3"/>
          <table:table-cell/>
          <table:table-cell table:style-name="ce312"/>
          <table:table-cell table:style-name="ce388" table:number-columns-repeated="2"/>
          <table:table-cell table:style-name="ce393"/>
          <table:table-cell office:value-type="string" calcext:value-type="string">
            <text:p>TRUE</text:p>
          </table:table-cell>
          <table:table-cell table:style-name="ce393"/>
          <table:table-cell table:formula="of:=IF([.F279]=&quot;TRUE&quot;;IF([.K279]=&quot;TRUE&quot;;&quot;TRUE&quot;;&quot;&quot;);&quot;&quot;)">
            <text:p/>
          </table:table-cell>
          <table:table-cell table:formula="of:=IF([.F279]=&quot;FALSE&quot;;IF([.K279]=&quot;TRUE&quot;;&quot;TRUE&quot;;&quot;&quot;);&quot;&quot;)">
            <text:p/>
          </table:table-cell>
          <table:table-cell table:style-name="ce395" table:formula="of:=IF([.$F279]=&quot;FALSE&quot;;IF([.$K279]=&quot;&quot;;&quot;TRUE&quot;;&quot;&quot;);&quot;&quot;)">
            <text:p/>
          </table:table-cell>
          <table:table-cell table:style-name="ce395" table:formula="of:=IF([.F279]=&quot;TRUE&quot;;IF([.K279]=&quot;&quot;;&quot;TRUE&quot;;&quot;&quot;);&quot;&quot;)">
            <text:p/>
          </table:table-cell>
          <table:table-cell table:style-name="ce396" office:value-type="string" calcext:value-type="string">
            <text:p>11.10.10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1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3" office:value-type="string" calcext:value-type="string">
            <text:p>TRUE</text:p>
          </table:table-cell>
          <table:table-cell table:number-columns-repeated="5"/>
          <table:table-cell table:formula="of:=IF([.F280]=&quot;TRUE&quot;;IF([.K280]=&quot;TRUE&quot;;&quot;TRUE&quot;;&quot;&quot;);&quot;&quot;)">
            <text:p/>
          </table:table-cell>
          <table:table-cell table:formula="of:=IF([.F280]=&quot;FALSE&quot;;IF([.K280]=&quot;TRUE&quot;;&quot;TRUE&quot;;&quot;&quot;);&quot;&quot;)">
            <text:p/>
          </table:table-cell>
          <table:table-cell table:style-name="ce395" table:formula="of:=IF([.$F280]=&quot;FALSE&quot;;IF([.$K280]=&quot;&quot;;&quot;TRUE&quot;;&quot;&quot;);&quot;&quot;)">
            <text:p/>
          </table:table-cell>
          <table:table-cell table:style-name="ce395" table:formula="of:=IF([.F280]=&quot;TRUE&quot;;IF([.K28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1.1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1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4" office:value-type="string" calcext:value-type="string">
            <text:p>TRUE</text:p>
          </table:table-cell>
          <table:table-cell table:number-columns-repeated="5"/>
          <table:table-cell table:formula="of:=IF([.F281]=&quot;TRUE&quot;;IF([.K281]=&quot;TRUE&quot;;&quot;TRUE&quot;;&quot;&quot;);&quot;&quot;)">
            <text:p/>
          </table:table-cell>
          <table:table-cell table:formula="of:=IF([.F281]=&quot;FALSE&quot;;IF([.K281]=&quot;TRUE&quot;;&quot;TRUE&quot;;&quot;&quot;);&quot;&quot;)">
            <text:p/>
          </table:table-cell>
          <table:table-cell table:style-name="ce395" table:formula="of:=IF([.$F281]=&quot;FALSE&quot;;IF([.$K281]=&quot;&quot;;&quot;TRUE&quot;;&quot;&quot;);&quot;&quot;)">
            <text:p/>
          </table:table-cell>
          <table:table-cell table:style-name="ce395" table:formula="of:=IF([.F281]=&quot;TRUE&quot;;IF([.K28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1.2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2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5" office:value-type="string" calcext:value-type="string">
            <text:p>TRUE</text:p>
          </table:table-cell>
          <table:table-cell table:number-columns-repeated="5"/>
          <table:table-cell table:formula="of:=IF([.F282]=&quot;TRUE&quot;;IF([.K282]=&quot;TRUE&quot;;&quot;TRUE&quot;;&quot;&quot;);&quot;&quot;)">
            <text:p/>
          </table:table-cell>
          <table:table-cell table:formula="of:=IF([.F282]=&quot;FALSE&quot;;IF([.K282]=&quot;TRUE&quot;;&quot;TRUE&quot;;&quot;&quot;);&quot;&quot;)">
            <text:p/>
          </table:table-cell>
          <table:table-cell table:style-name="ce395" table:formula="of:=IF([.$F282]=&quot;FALSE&quot;;IF([.$K282]=&quot;&quot;;&quot;TRUE&quot;;&quot;&quot;);&quot;&quot;)">
            <text:p/>
          </table:table-cell>
          <table:table-cell table:style-name="ce395" table:formula="of:=IF([.F282]=&quot;TRUE&quot;;IF([.K28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2.1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2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6" office:value-type="string" calcext:value-type="string">
            <text:p>TRUE</text:p>
          </table:table-cell>
          <table:table-cell table:number-columns-repeated="5"/>
          <table:table-cell table:formula="of:=IF([.F283]=&quot;TRUE&quot;;IF([.K283]=&quot;TRUE&quot;;&quot;TRUE&quot;;&quot;&quot;);&quot;&quot;)">
            <text:p/>
          </table:table-cell>
          <table:table-cell table:formula="of:=IF([.F283]=&quot;FALSE&quot;;IF([.K283]=&quot;TRUE&quot;;&quot;TRUE&quot;;&quot;&quot;);&quot;&quot;)">
            <text:p/>
          </table:table-cell>
          <table:table-cell table:style-name="ce395" table:formula="of:=IF([.$F283]=&quot;FALSE&quot;;IF([.$K283]=&quot;&quot;;&quot;TRUE&quot;;&quot;&quot;);&quot;&quot;)">
            <text:p/>
          </table:table-cell>
          <table:table-cell table:style-name="ce395" table:formula="of:=IF([.F283]=&quot;TRUE&quot;;IF([.K28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2.2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3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17" office:value-type="string" calcext:value-type="string">
            <text:p>TRUE</text:p>
          </table:table-cell>
          <table:table-cell table:number-columns-repeated="5"/>
          <table:table-cell table:formula="of:=IF([.F284]=&quot;TRUE&quot;;IF([.K284]=&quot;TRUE&quot;;&quot;TRUE&quot;;&quot;&quot;);&quot;&quot;)">
            <text:p/>
          </table:table-cell>
          <table:table-cell table:formula="of:=IF([.F284]=&quot;FALSE&quot;;IF([.K284]=&quot;TRUE&quot;;&quot;TRUE&quot;;&quot;&quot;);&quot;&quot;)">
            <text:p/>
          </table:table-cell>
          <table:table-cell table:style-name="ce395" table:formula="of:=IF([.$F284]=&quot;FALSE&quot;;IF([.$K284]=&quot;&quot;;&quot;TRUE&quot;;&quot;&quot;);&quot;&quot;)">
            <text:p/>
          </table:table-cell>
          <table:table-cell table:style-name="ce395" table:formula="of:=IF([.F284]=&quot;TRUE&quot;;IF([.K28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3.1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3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18" office:value-type="string" calcext:value-type="string">
            <text:p>TRUE</text:p>
          </table:table-cell>
          <table:table-cell table:number-columns-repeated="5"/>
          <table:table-cell table:formula="of:=IF([.F285]=&quot;TRUE&quot;;IF([.K285]=&quot;TRUE&quot;;&quot;TRUE&quot;;&quot;&quot;);&quot;&quot;)">
            <text:p/>
          </table:table-cell>
          <table:table-cell table:formula="of:=IF([.F285]=&quot;FALSE&quot;;IF([.K285]=&quot;TRUE&quot;;&quot;TRUE&quot;;&quot;&quot;);&quot;&quot;)">
            <text:p/>
          </table:table-cell>
          <table:table-cell table:style-name="ce395" table:formula="of:=IF([.$F285]=&quot;FALSE&quot;;IF([.$K285]=&quot;&quot;;&quot;TRUE&quot;;&quot;&quot;);&quot;&quot;)">
            <text:p/>
          </table:table-cell>
          <table:table-cell table:style-name="ce395" table:formula="of:=IF([.F285]=&quot;TRUE&quot;;IF([.K28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3.2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19" office:value-type="string" calcext:value-type="string">
            <text:p>TRUE</text:p>
          </table:table-cell>
          <table:table-cell table:number-columns-repeated="5"/>
          <table:table-cell table:formula="of:=IF([.F286]=&quot;TRUE&quot;;IF([.K286]=&quot;TRUE&quot;;&quot;TRUE&quot;;&quot;&quot;);&quot;&quot;)">
            <text:p/>
          </table:table-cell>
          <table:table-cell table:formula="of:=IF([.F286]=&quot;FALSE&quot;;IF([.K286]=&quot;TRUE&quot;;&quot;TRUE&quot;;&quot;&quot;);&quot;&quot;)">
            <text:p/>
          </table:table-cell>
          <table:table-cell table:style-name="ce395" table:formula="of:=IF([.$F286]=&quot;FALSE&quot;;IF([.$K286]=&quot;&quot;;&quot;TRUE&quot;;&quot;&quot;);&quot;&quot;)">
            <text:p/>
          </table:table-cell>
          <table:table-cell table:style-name="ce395" table:formula="of:=IF([.F286]=&quot;TRUE&quot;;IF([.K28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1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1.14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0" office:value-type="string" calcext:value-type="string">
            <text:p>TRUE</text:p>
          </table:table-cell>
          <table:table-cell table:number-columns-repeated="5"/>
          <table:table-cell table:formula="of:=IF([.F287]=&quot;TRUE&quot;;IF([.K287]=&quot;TRUE&quot;;&quot;TRUE&quot;;&quot;&quot;);&quot;&quot;)">
            <text:p/>
          </table:table-cell>
          <table:table-cell table:formula="of:=IF([.F287]=&quot;FALSE&quot;;IF([.K287]=&quot;TRUE&quot;;&quot;TRUE&quot;;&quot;&quot;);&quot;&quot;)">
            <text:p/>
          </table:table-cell>
          <table:table-cell table:style-name="ce395" table:formula="of:=IF([.$F287]=&quot;FALSE&quot;;IF([.$K287]=&quot;&quot;;&quot;TRUE&quot;;&quot;&quot;);&quot;&quot;)">
            <text:p/>
          </table:table-cell>
          <table:table-cell table:style-name="ce395" table:formula="of:=IF([.F287]=&quot;TRUE&quot;;IF([.K28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2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1.14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1" office:value-type="string" calcext:value-type="string">
            <text:p>TRUE</text:p>
          </table:table-cell>
          <table:table-cell table:number-columns-repeated="5"/>
          <table:table-cell table:formula="of:=IF([.F288]=&quot;TRUE&quot;;IF([.K288]=&quot;TRUE&quot;;&quot;TRUE&quot;;&quot;&quot;);&quot;&quot;)">
            <text:p/>
          </table:table-cell>
          <table:table-cell table:formula="of:=IF([.F288]=&quot;FALSE&quot;;IF([.K288]=&quot;TRUE&quot;;&quot;TRUE&quot;;&quot;&quot;);&quot;&quot;)">
            <text:p/>
          </table:table-cell>
          <table:table-cell table:style-name="ce395" table:formula="of:=IF([.$F288]=&quot;FALSE&quot;;IF([.$K288]=&quot;&quot;;&quot;TRUE&quot;;&quot;&quot;);&quot;&quot;)">
            <text:p/>
          </table:table-cell>
          <table:table-cell table:style-name="ce395" table:formula="of:=IF([.F288]=&quot;TRUE&quot;;IF([.K28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3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4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2" office:value-type="string" calcext:value-type="string">
            <text:p>TRUE</text:p>
          </table:table-cell>
          <table:table-cell table:number-columns-repeated="5"/>
          <table:table-cell table:formula="of:=IF([.F289]=&quot;TRUE&quot;;IF([.K289]=&quot;TRUE&quot;;&quot;TRUE&quot;;&quot;&quot;);&quot;&quot;)">
            <text:p/>
          </table:table-cell>
          <table:table-cell table:formula="of:=IF([.F289]=&quot;FALSE&quot;;IF([.K289]=&quot;TRUE&quot;;&quot;TRUE&quot;;&quot;&quot;);&quot;&quot;)">
            <text:p/>
          </table:table-cell>
          <table:table-cell table:style-name="ce395" table:formula="of:=IF([.$F289]=&quot;FALSE&quot;;IF([.$K289]=&quot;&quot;;&quot;TRUE&quot;;&quot;&quot;);&quot;&quot;)">
            <text:p/>
          </table:table-cell>
          <table:table-cell table:style-name="ce395" table:formula="of:=IF([.F289]=&quot;TRUE&quot;;IF([.K28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4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1.14.5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3" office:value-type="string" calcext:value-type="string">
            <text:p>TRUE</text:p>
          </table:table-cell>
          <table:table-cell table:number-columns-repeated="5"/>
          <table:table-cell table:formula="of:=IF([.F290]=&quot;TRUE&quot;;IF([.K290]=&quot;TRUE&quot;;&quot;TRUE&quot;;&quot;&quot;);&quot;&quot;)">
            <text:p/>
          </table:table-cell>
          <table:table-cell table:formula="of:=IF([.F290]=&quot;FALSE&quot;;IF([.K290]=&quot;TRUE&quot;;&quot;TRUE&quot;;&quot;&quot;);&quot;&quot;)">
            <text:p/>
          </table:table-cell>
          <table:table-cell table:style-name="ce395" table:formula="of:=IF([.$F290]=&quot;FALSE&quot;;IF([.$K290]=&quot;&quot;;&quot;TRUE&quot;;&quot;&quot;);&quot;&quot;)">
            <text:p/>
          </table:table-cell>
          <table:table-cell table:style-name="ce395" table:formula="of:=IF([.F290]=&quot;TRUE&quot;;IF([.K29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5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1.14.6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4" office:value-type="string" calcext:value-type="string">
            <text:p>TRUE</text:p>
          </table:table-cell>
          <table:table-cell table:number-columns-repeated="5"/>
          <table:table-cell table:formula="of:=IF([.F291]=&quot;TRUE&quot;;IF([.K291]=&quot;TRUE&quot;;&quot;TRUE&quot;;&quot;&quot;);&quot;&quot;)">
            <text:p/>
          </table:table-cell>
          <table:table-cell table:formula="of:=IF([.F291]=&quot;FALSE&quot;;IF([.K291]=&quot;TRUE&quot;;&quot;TRUE&quot;;&quot;&quot;);&quot;&quot;)">
            <text:p/>
          </table:table-cell>
          <table:table-cell table:style-name="ce395" table:formula="of:=IF([.$F291]=&quot;FALSE&quot;;IF([.$K291]=&quot;&quot;;&quot;TRUE&quot;;&quot;&quot;);&quot;&quot;)">
            <text:p/>
          </table:table-cell>
          <table:table-cell table:style-name="ce395" table:formula="of:=IF([.F291]=&quot;TRUE&quot;;IF([.K29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6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5" office:value-type="string" calcext:value-type="string">
            <text:p>TRUE</text:p>
          </table:table-cell>
          <table:table-cell table:number-columns-repeated="5"/>
          <table:table-cell table:formula="of:=IF([.F292]=&quot;TRUE&quot;;IF([.K292]=&quot;TRUE&quot;;&quot;TRUE&quot;;&quot;&quot;);&quot;&quot;)">
            <text:p/>
          </table:table-cell>
          <table:table-cell table:formula="of:=IF([.F292]=&quot;FALSE&quot;;IF([.K292]=&quot;TRUE&quot;;&quot;TRUE&quot;;&quot;&quot;);&quot;&quot;)">
            <text:p/>
          </table:table-cell>
          <table:table-cell table:style-name="ce395" table:formula="of:=IF([.$F292]=&quot;FALSE&quot;;IF([.$K292]=&quot;&quot;;&quot;TRUE&quot;;&quot;&quot;);&quot;&quot;)">
            <text:p/>
          </table:table-cell>
          <table:table-cell table:style-name="ce395" table:formula="of:=IF([.F292]=&quot;TRUE&quot;;IF([.K29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5.1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1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6" office:value-type="string" calcext:value-type="string">
            <text:p>TRUE</text:p>
          </table:table-cell>
          <table:table-cell table:number-columns-repeated="5"/>
          <table:table-cell table:formula="of:=IF([.F293]=&quot;TRUE&quot;;IF([.K293]=&quot;TRUE&quot;;&quot;TRUE&quot;;&quot;&quot;);&quot;&quot;)">
            <text:p/>
          </table:table-cell>
          <table:table-cell table:formula="of:=IF([.F293]=&quot;FALSE&quot;;IF([.K293]=&quot;TRUE&quot;;&quot;TRUE&quot;;&quot;&quot;);&quot;&quot;)">
            <text:p/>
          </table:table-cell>
          <table:table-cell table:style-name="ce395" table:formula="of:=IF([.$F293]=&quot;FALSE&quot;;IF([.$K293]=&quot;&quot;;&quot;TRUE&quot;;&quot;&quot;);&quot;&quot;)">
            <text:p/>
          </table:table-cell>
          <table:table-cell table:style-name="ce395" table:formula="of:=IF([.F293]=&quot;TRUE&quot;;IF([.K29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.1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2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7" office:value-type="string" calcext:value-type="string">
            <text:p>TRUE</text:p>
          </table:table-cell>
          <table:table-cell table:number-columns-repeated="5"/>
          <table:table-cell table:formula="of:=IF([.F294]=&quot;TRUE&quot;;IF([.K294]=&quot;TRUE&quot;;&quot;TRUE&quot;;&quot;&quot;);&quot;&quot;)">
            <text:p/>
          </table:table-cell>
          <table:table-cell table:formula="of:=IF([.F294]=&quot;FALSE&quot;;IF([.K294]=&quot;TRUE&quot;;&quot;TRUE&quot;;&quot;&quot;);&quot;&quot;)">
            <text:p/>
          </table:table-cell>
          <table:table-cell table:style-name="ce395" table:formula="of:=IF([.$F294]=&quot;FALSE&quot;;IF([.$K294]=&quot;&quot;;&quot;TRUE&quot;;&quot;&quot;);&quot;&quot;)">
            <text:p/>
          </table:table-cell>
          <table:table-cell table:style-name="ce395" table:formula="of:=IF([.F294]=&quot;TRUE&quot;;IF([.K29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2.1</text:p>
          </table:table-cell>
          <table:table-cell/>
          <table:table-cell table:style-name="ce57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2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8" office:value-type="string" calcext:value-type="string">
            <text:p>TRUE</text:p>
          </table:table-cell>
          <table:table-cell table:number-columns-repeated="5"/>
          <table:table-cell table:formula="of:=IF([.F295]=&quot;TRUE&quot;;IF([.K295]=&quot;TRUE&quot;;&quot;TRUE&quot;;&quot;&quot;);&quot;&quot;)">
            <text:p/>
          </table:table-cell>
          <table:table-cell table:formula="of:=IF([.F295]=&quot;FALSE&quot;;IF([.K295]=&quot;TRUE&quot;;&quot;TRUE&quot;;&quot;&quot;);&quot;&quot;)">
            <text:p/>
          </table:table-cell>
          <table:table-cell table:style-name="ce395" table:formula="of:=IF([.$F295]=&quot;FALSE&quot;;IF([.$K295]=&quot;&quot;;&quot;TRUE&quot;;&quot;&quot;);&quot;&quot;)">
            <text:p/>
          </table:table-cell>
          <table:table-cell table:style-name="ce395" table:formula="of:=IF([.F295]=&quot;TRUE&quot;;IF([.K29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2.2</text:p>
          </table:table-cell>
          <table:table-cell/>
          <table:table-cell table:style-name="ce57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3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9" office:value-type="string" calcext:value-type="string">
            <text:p>TRUE</text:p>
          </table:table-cell>
          <table:table-cell table:number-columns-repeated="5"/>
          <table:table-cell table:formula="of:=IF([.F296]=&quot;TRUE&quot;;IF([.K296]=&quot;TRUE&quot;;&quot;TRUE&quot;;&quot;&quot;);&quot;&quot;)">
            <text:p/>
          </table:table-cell>
          <table:table-cell table:formula="of:=IF([.F296]=&quot;FALSE&quot;;IF([.K296]=&quot;TRUE&quot;;&quot;TRUE&quot;;&quot;&quot;);&quot;&quot;)">
            <text:p/>
          </table:table-cell>
          <table:table-cell table:style-name="ce395" table:formula="of:=IF([.$F296]=&quot;FALSE&quot;;IF([.$K296]=&quot;&quot;;&quot;TRUE&quot;;&quot;&quot;);&quot;&quot;)">
            <text:p/>
          </table:table-cell>
          <table:table-cell table:style-name="ce395" table:formula="of:=IF([.F296]=&quot;TRUE&quot;;IF([.K29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3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3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0" office:value-type="string" calcext:value-type="string">
            <text:p>TRUE</text:p>
          </table:table-cell>
          <table:table-cell table:number-columns-repeated="5"/>
          <table:table-cell table:formula="of:=IF([.F297]=&quot;TRUE&quot;;IF([.K297]=&quot;TRUE&quot;;&quot;TRUE&quot;;&quot;&quot;);&quot;&quot;)">
            <text:p/>
          </table:table-cell>
          <table:table-cell table:formula="of:=IF([.F297]=&quot;FALSE&quot;;IF([.K297]=&quot;TRUE&quot;;&quot;TRUE&quot;;&quot;&quot;);&quot;&quot;)">
            <text:p/>
          </table:table-cell>
          <table:table-cell table:style-name="ce395" table:formula="of:=IF([.$F297]=&quot;FALSE&quot;;IF([.$K297]=&quot;&quot;;&quot;TRUE&quot;;&quot;&quot;);&quot;&quot;)">
            <text:p/>
          </table:table-cell>
          <table:table-cell table:style-name="ce395" table:formula="of:=IF([.F297]=&quot;TRUE&quot;;IF([.K29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3.2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4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1" office:value-type="string" calcext:value-type="string">
            <text:p>TRUE</text:p>
          </table:table-cell>
          <table:table-cell table:number-columns-repeated="5"/>
          <table:table-cell table:formula="of:=IF([.F298]=&quot;TRUE&quot;;IF([.K298]=&quot;TRUE&quot;;&quot;TRUE&quot;;&quot;&quot;);&quot;&quot;)">
            <text:p/>
          </table:table-cell>
          <table:table-cell table:formula="of:=IF([.F298]=&quot;FALSE&quot;;IF([.K298]=&quot;TRUE&quot;;&quot;TRUE&quot;;&quot;&quot;);&quot;&quot;)">
            <text:p/>
          </table:table-cell>
          <table:table-cell table:style-name="ce395" table:formula="of:=IF([.$F298]=&quot;FALSE&quot;;IF([.$K298]=&quot;&quot;;&quot;TRUE&quot;;&quot;&quot;);&quot;&quot;)">
            <text:p/>
          </table:table-cell>
          <table:table-cell table:style-name="ce395" table:formula="of:=IF([.F298]=&quot;TRUE&quot;;IF([.K29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4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4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2" office:value-type="string" calcext:value-type="string">
            <text:p>TRUE</text:p>
          </table:table-cell>
          <table:table-cell table:number-columns-repeated="5"/>
          <table:table-cell table:formula="of:=IF([.F299]=&quot;TRUE&quot;;IF([.K299]=&quot;TRUE&quot;;&quot;TRUE&quot;;&quot;&quot;);&quot;&quot;)">
            <text:p/>
          </table:table-cell>
          <table:table-cell table:formula="of:=IF([.F299]=&quot;FALSE&quot;;IF([.K299]=&quot;TRUE&quot;;&quot;TRUE&quot;;&quot;&quot;);&quot;&quot;)">
            <text:p/>
          </table:table-cell>
          <table:table-cell table:style-name="ce395" table:formula="of:=IF([.$F299]=&quot;FALSE&quot;;IF([.$K299]=&quot;&quot;;&quot;TRUE&quot;;&quot;&quot;);&quot;&quot;)">
            <text:p/>
          </table:table-cell>
          <table:table-cell table:style-name="ce395" table:formula="of:=IF([.F299]=&quot;TRUE&quot;;IF([.K29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4.2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4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3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300]=&quot;TRUE&quot;;IF([.K300]=&quot;TRUE&quot;;&quot;TRUE&quot;;&quot;&quot;);&quot;&quot;)">
            <text:p/>
          </table:table-cell>
          <table:table-cell table:formula="of:=IF([.F300]=&quot;FALSE&quot;;IF([.K300]=&quot;TRUE&quot;;&quot;TRUE&quot;;&quot;&quot;);&quot;&quot;)">
            <text:p/>
          </table:table-cell>
          <table:table-cell table:style-name="ce395" table:formula="of:=IF([.$F300]=&quot;FALSE&quot;;IF([.$K300]=&quot;&quot;;&quot;TRUE&quot;;&quot;&quot;);&quot;&quot;)">
            <text:p/>
          </table:table-cell>
          <table:table-cell table:style-name="ce395" table:formula="of:=IF([.F300]=&quot;TRUE&quot;;IF([.K30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4.3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5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301]=&quot;TRUE&quot;;IF([.K301]=&quot;TRUE&quot;;&quot;TRUE&quot;;&quot;&quot;);&quot;&quot;)">
            <text:p/>
          </table:table-cell>
          <table:table-cell table:formula="of:=IF([.F301]=&quot;FALSE&quot;;IF([.K301]=&quot;TRUE&quot;;&quot;TRUE&quot;;&quot;&quot;);&quot;&quot;)">
            <text:p/>
          </table:table-cell>
          <table:table-cell table:style-name="ce395" table:formula="of:=IF([.$F301]=&quot;FALSE&quot;;IF([.$K301]=&quot;&quot;;&quot;TRUE&quot;;&quot;&quot;);&quot;&quot;)">
            <text:p/>
          </table:table-cell>
          <table:table-cell table:style-name="ce395" table:formula="of:=IF([.F301]=&quot;TRUE&quot;;IF([.K30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5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5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5" office:value-type="string" calcext:value-type="string">
            <text:p>TRUE</text:p>
          </table:table-cell>
          <table:table-cell table:number-columns-repeated="5"/>
          <table:table-cell table:formula="of:=IF([.F302]=&quot;TRUE&quot;;IF([.K302]=&quot;TRUE&quot;;&quot;TRUE&quot;;&quot;&quot;);&quot;&quot;)">
            <text:p/>
          </table:table-cell>
          <table:table-cell table:formula="of:=IF([.F302]=&quot;FALSE&quot;;IF([.K302]=&quot;TRUE&quot;;&quot;TRUE&quot;;&quot;&quot;);&quot;&quot;)">
            <text:p/>
          </table:table-cell>
          <table:table-cell table:style-name="ce395" table:formula="of:=IF([.$F302]=&quot;FALSE&quot;;IF([.$K302]=&quot;&quot;;&quot;TRUE&quot;;&quot;&quot;);&quot;&quot;)">
            <text:p/>
          </table:table-cell>
          <table:table-cell table:style-name="ce395" table:formula="of:=IF([.F302]=&quot;TRUE&quot;;IF([.K30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5.2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5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6" office:value-type="string" calcext:value-type="string">
            <text:p>TRUE</text:p>
          </table:table-cell>
          <table:table-cell table:number-columns-repeated="5"/>
          <table:table-cell table:formula="of:=IF([.F303]=&quot;TRUE&quot;;IF([.K303]=&quot;TRUE&quot;;&quot;TRUE&quot;;&quot;&quot;);&quot;&quot;)">
            <text:p/>
          </table:table-cell>
          <table:table-cell table:formula="of:=IF([.F303]=&quot;FALSE&quot;;IF([.K303]=&quot;TRUE&quot;;&quot;TRUE&quot;;&quot;&quot;);&quot;&quot;)">
            <text:p/>
          </table:table-cell>
          <table:table-cell table:style-name="ce395" table:formula="of:=IF([.$F303]=&quot;FALSE&quot;;IF([.$K303]=&quot;&quot;;&quot;TRUE&quot;;&quot;&quot;);&quot;&quot;)">
            <text:p/>
          </table:table-cell>
          <table:table-cell table:style-name="ce395" table:formula="of:=IF([.F303]=&quot;TRUE&quot;;IF([.K30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5.3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6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7" office:value-type="string" calcext:value-type="string">
            <text:p>TRUE</text:p>
          </table:table-cell>
          <table:table-cell table:number-columns-repeated="5"/>
          <table:table-cell table:formula="of:=IF([.F304]=&quot;TRUE&quot;;IF([.K304]=&quot;TRUE&quot;;&quot;TRUE&quot;;&quot;&quot;);&quot;&quot;)">
            <text:p/>
          </table:table-cell>
          <table:table-cell table:formula="of:=IF([.F304]=&quot;FALSE&quot;;IF([.K304]=&quot;TRUE&quot;;&quot;TRUE&quot;;&quot;&quot;);&quot;&quot;)">
            <text:p/>
          </table:table-cell>
          <table:table-cell table:style-name="ce395" table:formula="of:=IF([.$F304]=&quot;FALSE&quot;;IF([.$K304]=&quot;&quot;;&quot;TRUE&quot;;&quot;&quot;);&quot;&quot;)">
            <text:p/>
          </table:table-cell>
          <table:table-cell table:style-name="ce395" table:formula="of:=IF([.F304]=&quot;TRUE&quot;;IF([.K30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6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6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8" office:value-type="string" calcext:value-type="string">
            <text:p>TRUE</text:p>
          </table:table-cell>
          <table:table-cell table:number-columns-repeated="5"/>
          <table:table-cell table:formula="of:=IF([.F305]=&quot;TRUE&quot;;IF([.K305]=&quot;TRUE&quot;;&quot;TRUE&quot;;&quot;&quot;);&quot;&quot;)">
            <text:p/>
          </table:table-cell>
          <table:table-cell table:formula="of:=IF([.F305]=&quot;FALSE&quot;;IF([.K305]=&quot;TRUE&quot;;&quot;TRUE&quot;;&quot;&quot;);&quot;&quot;)">
            <text:p/>
          </table:table-cell>
          <table:table-cell table:style-name="ce395" table:formula="of:=IF([.$F305]=&quot;FALSE&quot;;IF([.$K305]=&quot;&quot;;&quot;TRUE&quot;;&quot;&quot;);&quot;&quot;)">
            <text:p/>
          </table:table-cell>
          <table:table-cell table:style-name="ce395" table:formula="of:=IF([.F305]=&quot;TRUE&quot;;IF([.K30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6.2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6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9" office:value-type="string" calcext:value-type="string">
            <text:p>TRUE</text:p>
          </table:table-cell>
          <table:table-cell table:number-columns-repeated="5"/>
          <table:table-cell table:formula="of:=IF([.F306]=&quot;TRUE&quot;;IF([.K306]=&quot;TRUE&quot;;&quot;TRUE&quot;;&quot;&quot;);&quot;&quot;)">
            <text:p/>
          </table:table-cell>
          <table:table-cell table:formula="of:=IF([.F306]=&quot;FALSE&quot;;IF([.K306]=&quot;TRUE&quot;;&quot;TRUE&quot;;&quot;&quot;);&quot;&quot;)">
            <text:p/>
          </table:table-cell>
          <table:table-cell table:style-name="ce395" table:formula="of:=IF([.$F306]=&quot;FALSE&quot;;IF([.$K306]=&quot;&quot;;&quot;TRUE&quot;;&quot;&quot;);&quot;&quot;)">
            <text:p/>
          </table:table-cell>
          <table:table-cell table:style-name="ce395" table:formula="of:=IF([.F306]=&quot;TRUE&quot;;IF([.K30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6.3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7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40" office:value-type="string" calcext:value-type="string">
            <text:p>TRUE</text:p>
          </table:table-cell>
          <table:table-cell table:number-columns-repeated="5"/>
          <table:table-cell table:formula="of:=IF([.F307]=&quot;TRUE&quot;;IF([.K307]=&quot;TRUE&quot;;&quot;TRUE&quot;;&quot;&quot;);&quot;&quot;)">
            <text:p/>
          </table:table-cell>
          <table:table-cell table:formula="of:=IF([.F307]=&quot;FALSE&quot;;IF([.K307]=&quot;TRUE&quot;;&quot;TRUE&quot;;&quot;&quot;);&quot;&quot;)">
            <text:p/>
          </table:table-cell>
          <table:table-cell table:style-name="ce395" table:formula="of:=IF([.$F307]=&quot;FALSE&quot;;IF([.$K307]=&quot;&quot;;&quot;TRUE&quot;;&quot;&quot;);&quot;&quot;)">
            <text:p/>
          </table:table-cell>
          <table:table-cell table:style-name="ce395" table:formula="of:=IF([.F307]=&quot;TRUE&quot;;IF([.K30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7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8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41" office:value-type="string" calcext:value-type="string">
            <text:p>TRUE</text:p>
          </table:table-cell>
          <table:table-cell table:number-columns-repeated="5"/>
          <table:table-cell table:formula="of:=IF([.F308]=&quot;TRUE&quot;;IF([.K308]=&quot;TRUE&quot;;&quot;TRUE&quot;;&quot;&quot;);&quot;&quot;)">
            <text:p/>
          </table:table-cell>
          <table:table-cell table:formula="of:=IF([.F308]=&quot;FALSE&quot;;IF([.K308]=&quot;TRUE&quot;;&quot;TRUE&quot;;&quot;&quot;);&quot;&quot;)">
            <text:p/>
          </table:table-cell>
          <table:table-cell table:style-name="ce395" table:formula="of:=IF([.$F308]=&quot;FALSE&quot;;IF([.$K308]=&quot;&quot;;&quot;TRUE&quot;;&quot;&quot;);&quot;&quot;)">
            <text:p/>
          </table:table-cell>
          <table:table-cell table:style-name="ce395" table:formula="of:=IF([.F308]=&quot;TRUE&quot;;IF([.K30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8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42" office:value-type="string" calcext:value-type="string">
            <text:p>TRUE</text:p>
          </table:table-cell>
          <table:table-cell table:number-columns-repeated="5"/>
          <table:table-cell table:formula="of:=IF([.F309]=&quot;TRUE&quot;;IF([.K309]=&quot;TRUE&quot;;&quot;TRUE&quot;;&quot;&quot;);&quot;&quot;)">
            <text:p/>
          </table:table-cell>
          <table:table-cell table:formula="of:=IF([.F309]=&quot;FALSE&quot;;IF([.K309]=&quot;TRUE&quot;;&quot;TRUE&quot;;&quot;&quot;);&quot;&quot;)">
            <text:p/>
          </table:table-cell>
          <table:table-cell table:style-name="ce395" table:formula="of:=IF([.$F309]=&quot;FALSE&quot;;IF([.$K309]=&quot;&quot;;&quot;TRUE&quot;;&quot;&quot;);&quot;&quot;)">
            <text:p/>
          </table:table-cell>
          <table:table-cell table:style-name="ce395" table:formula="of:=IF([.F309]=&quot;TRUE&quot;;IF([.K30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9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3" office:value-type="string" calcext:value-type="string">
            <text:p>TRUE</text:p>
          </table:table-cell>
          <table:table-cell table:number-columns-repeated="5"/>
          <table:table-cell table:formula="of:=IF([.F310]=&quot;TRUE&quot;;IF([.K310]=&quot;TRUE&quot;;&quot;TRUE&quot;;&quot;&quot;);&quot;&quot;)">
            <text:p/>
          </table:table-cell>
          <table:table-cell table:formula="of:=IF([.F310]=&quot;FALSE&quot;;IF([.K310]=&quot;TRUE&quot;;&quot;TRUE&quot;;&quot;&quot;);&quot;&quot;)">
            <text:p/>
          </table:table-cell>
          <table:table-cell table:style-name="ce395" table:formula="of:=IF([.$F310]=&quot;FALSE&quot;;IF([.$K310]=&quot;&quot;;&quot;TRUE&quot;;&quot;&quot;);&quot;&quot;)">
            <text:p/>
          </table:table-cell>
          <table:table-cell table:style-name="ce395" table:formula="of:=IF([.F310]=&quot;TRUE&quot;;IF([.K31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10.1</text:p>
          </table:table-cell>
          <table:table-cell/>
          <table:table-cell table:style-name="ce57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4" office:value-type="string" calcext:value-type="string">
            <text:p>TRUE</text:p>
          </table:table-cell>
          <table:table-cell table:number-columns-repeated="5"/>
          <table:table-cell table:formula="of:=IF([.F311]=&quot;TRUE&quot;;IF([.K311]=&quot;TRUE&quot;;&quot;TRUE&quot;;&quot;&quot;);&quot;&quot;)">
            <text:p/>
          </table:table-cell>
          <table:table-cell table:formula="of:=IF([.F311]=&quot;FALSE&quot;;IF([.K311]=&quot;TRUE&quot;;&quot;TRUE&quot;;&quot;&quot;);&quot;&quot;)">
            <text:p/>
          </table:table-cell>
          <table:table-cell table:style-name="ce395" table:formula="of:=IF([.$F311]=&quot;FALSE&quot;;IF([.$K311]=&quot;&quot;;&quot;TRUE&quot;;&quot;&quot;);&quot;&quot;)">
            <text:p/>
          </table:table-cell>
          <table:table-cell table:style-name="ce395" table:formula="of:=IF([.F311]=&quot;TRUE&quot;;IF([.K311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10.2</text:p>
          </table:table-cell>
          <table:table-cell/>
          <table:table-cell table:style-name="ce577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5" office:value-type="string" calcext:value-type="string">
            <text:p>TRUE</text:p>
          </table:table-cell>
          <table:table-cell table:number-columns-repeated="5"/>
          <table:table-cell table:formula="of:=IF([.F312]=&quot;TRUE&quot;;IF([.K312]=&quot;TRUE&quot;;&quot;TRUE&quot;;&quot;&quot;);&quot;&quot;)">
            <text:p/>
          </table:table-cell>
          <table:table-cell table:formula="of:=IF([.F312]=&quot;FALSE&quot;;IF([.K312]=&quot;TRUE&quot;;&quot;TRUE&quot;;&quot;&quot;);&quot;&quot;)">
            <text:p/>
          </table:table-cell>
          <table:table-cell table:style-name="ce395" table:formula="of:=IF([.$F312]=&quot;FALSE&quot;;IF([.$K312]=&quot;&quot;;&quot;TRUE&quot;;&quot;&quot;);&quot;&quot;)">
            <text:p/>
          </table:table-cell>
          <table:table-cell table:style-name="ce395" table:formula="of:=IF([.F312]=&quot;TRUE&quot;;IF([.K31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0.3</text:p>
          </table:table-cell>
          <table:table-cell/>
          <table:table-cell table:style-name="ce578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0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313]=&quot;TRUE&quot;;IF([.K313]=&quot;TRUE&quot;;&quot;TRUE&quot;;&quot;&quot;);&quot;&quot;)">
            <text:p/>
          </table:table-cell>
          <table:table-cell table:formula="of:=IF([.F313]=&quot;FALSE&quot;;IF([.K313]=&quot;TRUE&quot;;&quot;TRUE&quot;;&quot;&quot;);&quot;&quot;)">
            <text:p/>
          </table:table-cell>
          <table:table-cell table:style-name="ce395" table:formula="of:=IF([.$F313]=&quot;FALSE&quot;;IF([.$K313]=&quot;&quot;;&quot;TRUE&quot;;&quot;&quot;);&quot;&quot;)">
            <text:p/>
          </table:table-cell>
          <table:table-cell table:style-name="ce395" table:formula="of:=IF([.F313]=&quot;TRUE&quot;;IF([.K31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0.4</text:p>
          </table:table-cell>
          <table:table-cell/>
          <table:table-cell table:style-name="ce57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1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7" office:value-type="string" calcext:value-type="string">
            <text:p>TRUE</text:p>
          </table:table-cell>
          <table:table-cell table:number-columns-repeated="5"/>
          <table:table-cell table:formula="of:=IF([.F314]=&quot;TRUE&quot;;IF([.K314]=&quot;TRUE&quot;;&quot;TRUE&quot;;&quot;&quot;);&quot;&quot;)">
            <text:p/>
          </table:table-cell>
          <table:table-cell table:formula="of:=IF([.F314]=&quot;FALSE&quot;;IF([.K314]=&quot;TRUE&quot;;&quot;TRUE&quot;;&quot;&quot;);&quot;&quot;)">
            <text:p/>
          </table:table-cell>
          <table:table-cell table:style-name="ce395" table:formula="of:=IF([.$F314]=&quot;FALSE&quot;;IF([.$K314]=&quot;&quot;;&quot;TRUE&quot;;&quot;&quot;);&quot;&quot;)">
            <text:p/>
          </table:table-cell>
          <table:table-cell table:style-name="ce395" table:formula="of:=IF([.F314]=&quot;TRUE&quot;;IF([.K31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1</text:p>
          </table:table-cell>
          <table:table-cell/>
          <table:table-cell table:style-name="ce580" office:value-type="string" calcext:value-type="string">
            <text:p>False</text:p>
          </table:table-cell>
          <table:table-cell office:value-type="string" calcext:value-type="string">
            <text:p>Ajout de « hors cas particulier »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8" office:value-type="string" calcext:value-type="string">
            <text:p>TRUE</text:p>
          </table:table-cell>
          <table:table-cell table:number-columns-repeated="5"/>
          <table:table-cell table:formula="of:=IF([.F315]=&quot;TRUE&quot;;IF([.K315]=&quot;TRUE&quot;;&quot;TRUE&quot;;&quot;&quot;);&quot;&quot;)">
            <text:p/>
          </table:table-cell>
          <table:table-cell table:formula="of:=IF([.F315]=&quot;FALSE&quot;;IF([.K315]=&quot;TRUE&quot;;&quot;TRUE&quot;;&quot;&quot;);&quot;&quot;)">
            <text:p/>
          </table:table-cell>
          <table:table-cell table:style-name="ce395" table:formula="of:=IF([.$F315]=&quot;FALSE&quot;;IF([.$K315]=&quot;&quot;;&quot;TRUE&quot;;&quot;&quot;);&quot;&quot;)">
            <text:p/>
          </table:table-cell>
          <table:table-cell table:style-name="ce395" table:formula="of:=IF([.F315]=&quot;TRUE&quot;;IF([.K31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2</text:p>
          </table:table-cell>
          <table:table-cell/>
          <table:table-cell table:style-name="ce581" office:value-type="string" calcext:value-type="string">
            <text:p>False</text:p>
          </table:table-cell>
          <table:table-cell office:value-type="string" calcext:value-type="string">
            <text:p>Ajout de « hors cas particulier »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9" office:value-type="string" calcext:value-type="string">
            <text:p>TRUE</text:p>
          </table:table-cell>
          <table:table-cell table:number-columns-repeated="5"/>
          <table:table-cell table:formula="of:=IF([.F316]=&quot;TRUE&quot;;IF([.K316]=&quot;TRUE&quot;;&quot;TRUE&quot;;&quot;&quot;);&quot;&quot;)">
            <text:p/>
          </table:table-cell>
          <table:table-cell table:formula="of:=IF([.F316]=&quot;FALSE&quot;;IF([.K316]=&quot;TRUE&quot;;&quot;TRUE&quot;;&quot;&quot;);&quot;&quot;)">
            <text:p/>
          </table:table-cell>
          <table:table-cell table:style-name="ce395" table:formula="of:=IF([.$F316]=&quot;FALSE&quot;;IF([.$K316]=&quot;&quot;;&quot;TRUE&quot;;&quot;&quot;);&quot;&quot;)">
            <text:p/>
          </table:table-cell>
          <table:table-cell table:style-name="ce395" table:formula="of:=IF([.F316]=&quot;TRUE&quot;;IF([.K31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3</text:p>
          </table:table-cell>
          <table:table-cell/>
          <table:table-cell table:style-name="ce582" office:value-type="string" calcext:value-type="string">
            <text:p>False</text:p>
          </table:table-cell>
          <table:table-cell office:value-type="string" calcext:value-type="string">
            <text:p>Ajout de « hors cas particulier »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1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0" office:value-type="string" calcext:value-type="string">
            <text:p>TRUE</text:p>
          </table:table-cell>
          <table:table-cell table:number-columns-repeated="5"/>
          <table:table-cell table:formula="of:=IF([.F317]=&quot;TRUE&quot;;IF([.K317]=&quot;TRUE&quot;;&quot;TRUE&quot;;&quot;&quot;);&quot;&quot;)">
            <text:p/>
          </table:table-cell>
          <table:table-cell table:formula="of:=IF([.F317]=&quot;FALSE&quot;;IF([.K317]=&quot;TRUE&quot;;&quot;TRUE&quot;;&quot;&quot;);&quot;&quot;)">
            <text:p/>
          </table:table-cell>
          <table:table-cell table:style-name="ce395" table:formula="of:=IF([.$F317]=&quot;FALSE&quot;;IF([.$K317]=&quot;&quot;;&quot;TRUE&quot;;&quot;&quot;);&quot;&quot;)">
            <text:p/>
          </table:table-cell>
          <table:table-cell table:style-name="ce395" table:formula="of:=IF([.F317]=&quot;TRUE&quot;;IF([.K31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4</text:p>
          </table:table-cell>
          <table:table-cell/>
          <table:table-cell table:style-name="ce583" office:value-type="string" calcext:value-type="string">
            <text:p>False</text:p>
          </table:table-cell>
          <table:table-cell office:value-type="string" calcext:value-type="string">
            <text:p>Ajout de « hors cas particulier »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2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51" office:value-type="string" calcext:value-type="string">
            <text:p>TRUE</text:p>
          </table:table-cell>
          <table:table-cell table:number-columns-repeated="5"/>
          <table:table-cell table:formula="of:=IF([.F318]=&quot;TRUE&quot;;IF([.K318]=&quot;TRUE&quot;;&quot;TRUE&quot;;&quot;&quot;);&quot;&quot;)">
            <text:p/>
          </table:table-cell>
          <table:table-cell table:formula="of:=IF([.F318]=&quot;FALSE&quot;;IF([.K318]=&quot;TRUE&quot;;&quot;TRUE&quot;;&quot;&quot;);&quot;&quot;)">
            <text:p/>
          </table:table-cell>
          <table:table-cell table:style-name="ce395" table:formula="of:=IF([.$F318]=&quot;FALSE&quot;;IF([.$K318]=&quot;&quot;;&quot;TRUE&quot;;&quot;&quot;);&quot;&quot;)">
            <text:p/>
          </table:table-cell>
          <table:table-cell table:style-name="ce395" table:formula="of:=IF([.F318]=&quot;TRUE&quot;;IF([.K31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2.1</text:p>
          </table:table-cell>
          <table:table-cell/>
          <table:table-cell table:style-name="ce58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2" office:value-type="string" calcext:value-type="string">
            <text:p>TRUE</text:p>
          </table:table-cell>
          <table:table-cell table:number-columns-repeated="5"/>
          <table:table-cell table:formula="of:=IF([.F319]=&quot;TRUE&quot;;IF([.K319]=&quot;TRUE&quot;;&quot;TRUE&quot;;&quot;&quot;);&quot;&quot;)">
            <text:p/>
          </table:table-cell>
          <table:table-cell table:formula="of:=IF([.F319]=&quot;FALSE&quot;;IF([.K319]=&quot;TRUE&quot;;&quot;TRUE&quot;;&quot;&quot;);&quot;&quot;)">
            <text:p/>
          </table:table-cell>
          <table:table-cell table:style-name="ce395" table:formula="of:=IF([.$F319]=&quot;FALSE&quot;;IF([.$K319]=&quot;&quot;;&quot;TRUE&quot;;&quot;&quot;);&quot;&quot;)">
            <text:p/>
          </table:table-cell>
          <table:table-cell table:style-name="ce395" table:formula="of:=IF([.F319]=&quot;TRUE&quot;;IF([.K31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3.1</text:p>
          </table:table-cell>
          <table:table-cell/>
          <table:table-cell table:style-name="ce58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3" office:value-type="string" calcext:value-type="string">
            <text:p>TRUE</text:p>
          </table:table-cell>
          <table:table-cell table:number-columns-repeated="5"/>
          <table:table-cell table:formula="of:=IF([.F320]=&quot;TRUE&quot;;IF([.K320]=&quot;TRUE&quot;;&quot;TRUE&quot;;&quot;&quot;);&quot;&quot;)">
            <text:p/>
          </table:table-cell>
          <table:table-cell table:formula="of:=IF([.F320]=&quot;FALSE&quot;;IF([.K320]=&quot;TRUE&quot;;&quot;TRUE&quot;;&quot;&quot;);&quot;&quot;)">
            <text:p/>
          </table:table-cell>
          <table:table-cell table:style-name="ce395" table:formula="of:=IF([.$F320]=&quot;FALSE&quot;;IF([.$K320]=&quot;&quot;;&quot;TRUE&quot;;&quot;&quot;);&quot;&quot;)">
            <text:p/>
          </table:table-cell>
          <table:table-cell table:style-name="ce395" table:formula="of:=IF([.F320]=&quot;TRUE&quot;;IF([.K32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3.2</text:p>
          </table:table-cell>
          <table:table-cell/>
          <table:table-cell table:style-name="ce58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2.1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4" office:value-type="string" calcext:value-type="string">
            <text:p>TRUE</text:p>
          </table:table-cell>
          <table:table-cell table:number-columns-repeated="5"/>
          <table:table-cell table:formula="of:=IF([.F321]=&quot;TRUE&quot;;IF([.K321]=&quot;TRUE&quot;;&quot;TRUE&quot;;&quot;&quot;);&quot;&quot;)">
            <text:p/>
          </table:table-cell>
          <table:table-cell table:formula="of:=IF([.F321]=&quot;FALSE&quot;;IF([.K321]=&quot;TRUE&quot;;&quot;TRUE&quot;;&quot;&quot;);&quot;&quot;)">
            <text:p/>
          </table:table-cell>
          <table:table-cell table:style-name="ce395" table:formula="of:=IF([.$F321]=&quot;FALSE&quot;;IF([.$K321]=&quot;&quot;;&quot;TRUE&quot;;&quot;&quot;);&quot;&quot;)">
            <text:p/>
          </table:table-cell>
          <table:table-cell table:style-name="ce395" table:formula="of:=IF([.F321]=&quot;TRUE&quot;;IF([.K32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4.1</text:p>
          </table:table-cell>
          <table:table-cell/>
          <table:table-cell table:style-name="ce58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3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5" office:value-type="string" calcext:value-type="string">
            <text:p>FALSE</text:p>
          </table:table-cell>
          <table:table-cell table:number-columns-repeated="5"/>
          <table:table-cell table:formula="of:=IF([.F322]=&quot;TRUE&quot;;IF([.K322]=&quot;TRUE&quot;;&quot;TRUE&quot;;&quot;&quot;);&quot;&quot;)">
            <text:p/>
          </table:table-cell>
          <table:table-cell table:formula="of:=IF([.F322]=&quot;FALSE&quot;;IF([.K322]=&quot;TRUE&quot;;&quot;TRUE&quot;;&quot;&quot;);&quot;&quot;)">
            <text:p/>
          </table:table-cell>
          <table:table-cell table:style-name="ce395" table:formula="of:=IF([.$F322]=&quot;FALSE&quot;;IF([.$K32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322]=&quot;TRUE&quot;;IF([.K322]=&quot;&quot;;&quot;TRUE&quot;;&quot;&quot;);&quot;&quot;)">
            <text:p/>
          </table:table-cell>
          <table:table-cell table:style-name="ce396" office:value-type="string" calcext:value-type="string">
            <text:p>13.1.1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6" office:value-type="string" calcext:value-type="string">
            <text:p>TRUE</text:p>
          </table:table-cell>
          <table:table-cell table:number-columns-repeated="5"/>
          <table:table-cell table:formula="of:=IF([.F323]=&quot;TRUE&quot;;IF([.K323]=&quot;TRUE&quot;;&quot;TRUE&quot;;&quot;&quot;);&quot;&quot;)">
            <text:p/>
          </table:table-cell>
          <table:table-cell table:formula="of:=IF([.F323]=&quot;FALSE&quot;;IF([.K323]=&quot;TRUE&quot;;&quot;TRUE&quot;;&quot;&quot;);&quot;&quot;)">
            <text:p/>
          </table:table-cell>
          <table:table-cell table:style-name="ce395" table:formula="of:=IF([.$F323]=&quot;FALSE&quot;;IF([.$K323]=&quot;&quot;;&quot;TRUE&quot;;&quot;&quot;);&quot;&quot;)">
            <text:p/>
          </table:table-cell>
          <table:table-cell table:style-name="ce395" table:formula="of:=IF([.F323]=&quot;TRUE&quot;;IF([.K32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.2</text:p>
          </table:table-cell>
          <table:table-cell/>
          <table:table-cell table:style-name="ce58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7" office:value-type="string" calcext:value-type="string">
            <text:p>TRUE</text:p>
          </table:table-cell>
          <table:table-cell table:number-columns-repeated="5"/>
          <table:table-cell table:formula="of:=IF([.F324]=&quot;TRUE&quot;;IF([.K324]=&quot;TRUE&quot;;&quot;TRUE&quot;;&quot;&quot;);&quot;&quot;)">
            <text:p/>
          </table:table-cell>
          <table:table-cell table:formula="of:=IF([.F324]=&quot;FALSE&quot;;IF([.K324]=&quot;TRUE&quot;;&quot;TRUE&quot;;&quot;&quot;);&quot;&quot;)">
            <text:p/>
          </table:table-cell>
          <table:table-cell table:style-name="ce395" table:formula="of:=IF([.$F324]=&quot;FALSE&quot;;IF([.$K324]=&quot;&quot;;&quot;TRUE&quot;;&quot;&quot;);&quot;&quot;)">
            <text:p/>
          </table:table-cell>
          <table:table-cell table:style-name="ce395" table:formula="of:=IF([.F324]=&quot;TRUE&quot;;IF([.K32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.3</text:p>
          </table:table-cell>
          <table:table-cell/>
          <table:table-cell table:style-name="ce58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/>
          <table:table-cell table:style-name="ce32" office:value-type="string" calcext:value-type="string">
            <text:p>13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8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325]=&quot;TRUE&quot;;IF([.K325]=&quot;TRUE&quot;;&quot;TRUE&quot;;&quot;&quot;);&quot;&quot;)">
            <text:p/>
          </table:table-cell>
          <table:table-cell table:formula="of:=IF([.F325]=&quot;FALSE&quot;;IF([.K325]=&quot;TRUE&quot;;&quot;TRUE&quot;;&quot;&quot;);&quot;&quot;)">
            <text:p/>
          </table:table-cell>
          <table:table-cell table:style-name="ce395" table:formula="of:=IF([.$F325]=&quot;FALSE&quot;;IF([.$K325]=&quot;&quot;;&quot;TRUE&quot;;&quot;&quot;);&quot;&quot;)">
            <text:p/>
          </table:table-cell>
          <table:table-cell table:style-name="ce395" table:formula="of:=IF([.F325]=&quot;TRUE&quot;;IF([.K325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10" table:visibility="filter">
          <table:table-cell/>
          <table:table-cell table:style-name="ce32" office:value-type="string" calcext:value-type="string">
            <text:p>13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26]=&quot;TRUE&quot;;IF([.K326]=&quot;TRUE&quot;;&quot;TRUE&quot;;&quot;&quot;);&quot;&quot;)" office:value-type="string" office:string-value="TRUE" calcext:value-type="string">
            <text:p>TRUE</text:p>
          </table:table-cell>
          <table:table-cell table:formula="of:=IF([.F326]=&quot;FALSE&quot;;IF([.K326]=&quot;TRUE&quot;;&quot;TRUE&quot;;&quot;&quot;);&quot;&quot;)">
            <text:p/>
          </table:table-cell>
          <table:table-cell table:style-name="ce395" table:formula="of:=IF([.$F326]=&quot;FALSE&quot;;IF([.$K326]=&quot;&quot;;&quot;TRUE&quot;;&quot;&quot;);&quot;&quot;)">
            <text:p/>
          </table:table-cell>
          <table:table-cell table:style-name="ce395" table:formula="of:=IF([.F326]=&quot;TRUE&quot;;IF([.K326]=&quot;&quot;;&quot;TRUE&quot;;&quot;&quot;);&quot;&quot;)">
            <text:p/>
          </table:table-cell>
          <table:table-cell table:style-name="ce396" office:value-type="string" calcext:value-type="string">
            <text:p>13.1.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0" office:value-type="string" calcext:value-type="string">
            <text:p>FALSE</text:p>
          </table:table-cell>
          <table:table-cell table:number-columns-repeated="5"/>
          <table:table-cell table:formula="of:=IF([.F327]=&quot;TRUE&quot;;IF([.K327]=&quot;TRUE&quot;;&quot;TRUE&quot;;&quot;&quot;);&quot;&quot;)">
            <text:p/>
          </table:table-cell>
          <table:table-cell table:formula="of:=IF([.F327]=&quot;FALSE&quot;;IF([.K327]=&quot;TRUE&quot;;&quot;TRUE&quot;;&quot;&quot;);&quot;&quot;)">
            <text:p/>
          </table:table-cell>
          <table:table-cell table:style-name="ce395" table:formula="of:=IF([.$F327]=&quot;FALSE&quot;;IF([.$K327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327]=&quot;TRUE&quot;;IF([.K327]=&quot;&quot;;&quot;TRUE&quot;;&quot;&quot;);&quot;&quot;)">
            <text:p/>
          </table:table-cell>
          <table:table-cell table:style-name="ce396" office:value-type="string" calcext:value-type="string">
            <text:p>13.2.1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1" office:value-type="string" calcext:value-type="string">
            <text:p>TRUE</text:p>
          </table:table-cell>
          <table:table-cell table:number-columns-repeated="5"/>
          <table:table-cell table:formula="of:=IF([.F328]=&quot;TRUE&quot;;IF([.K328]=&quot;TRUE&quot;;&quot;TRUE&quot;;&quot;&quot;);&quot;&quot;)">
            <text:p/>
          </table:table-cell>
          <table:table-cell table:formula="of:=IF([.F328]=&quot;FALSE&quot;;IF([.K328]=&quot;TRUE&quot;;&quot;TRUE&quot;;&quot;&quot;);&quot;&quot;)">
            <text:p/>
          </table:table-cell>
          <table:table-cell table:style-name="ce395" table:formula="of:=IF([.$F328]=&quot;FALSE&quot;;IF([.$K328]=&quot;&quot;;&quot;TRUE&quot;;&quot;&quot;);&quot;&quot;)">
            <text:p/>
          </table:table-cell>
          <table:table-cell table:style-name="ce395" table:formula="of:=IF([.F328]=&quot;TRUE&quot;;IF([.K32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2.2</text:p>
          </table:table-cell>
          <table:table-cell/>
          <table:table-cell table:style-name="ce59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2" office:value-type="string" calcext:value-type="string">
            <text:p>TRUE</text:p>
          </table:table-cell>
          <table:table-cell table:number-columns-repeated="5"/>
          <table:table-cell table:formula="of:=IF([.F329]=&quot;TRUE&quot;;IF([.K329]=&quot;TRUE&quot;;&quot;TRUE&quot;;&quot;&quot;);&quot;&quot;)">
            <text:p/>
          </table:table-cell>
          <table:table-cell table:formula="of:=IF([.F329]=&quot;FALSE&quot;;IF([.K329]=&quot;TRUE&quot;;&quot;TRUE&quot;;&quot;&quot;);&quot;&quot;)">
            <text:p/>
          </table:table-cell>
          <table:table-cell table:style-name="ce395" table:formula="of:=IF([.$F329]=&quot;FALSE&quot;;IF([.$K329]=&quot;&quot;;&quot;TRUE&quot;;&quot;&quot;);&quot;&quot;)">
            <text:p/>
          </table:table-cell>
          <table:table-cell table:style-name="ce395" table:formula="of:=IF([.F329]=&quot;TRUE&quot;;IF([.K32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2.3</text:p>
          </table:table-cell>
          <table:table-cell/>
          <table:table-cell table:style-name="ce59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3" office:value-type="string" calcext:value-type="string">
            <text:p>TRUE</text:p>
          </table:table-cell>
          <table:table-cell table:number-columns-repeated="5"/>
          <table:table-cell table:formula="of:=IF([.F330]=&quot;TRUE&quot;;IF([.K330]=&quot;TRUE&quot;;&quot;TRUE&quot;;&quot;&quot;);&quot;&quot;)">
            <text:p/>
          </table:table-cell>
          <table:table-cell table:formula="of:=IF([.F330]=&quot;FALSE&quot;;IF([.K330]=&quot;TRUE&quot;;&quot;TRUE&quot;;&quot;&quot;);&quot;&quot;)">
            <text:p/>
          </table:table-cell>
          <table:table-cell table:style-name="ce395" table:formula="of:=IF([.$F330]=&quot;FALSE&quot;;IF([.$K330]=&quot;&quot;;&quot;TRUE&quot;;&quot;&quot;);&quot;&quot;)">
            <text:p/>
          </table:table-cell>
          <table:table-cell table:style-name="ce395" table:formula="of:=IF([.F330]=&quot;TRUE&quot;;IF([.K33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3.1</text:p>
          </table:table-cell>
          <table:table-cell/>
          <table:table-cell table:style-name="ce59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64" office:value-type="string" calcext:value-type="string">
            <text:p>TRUE</text:p>
          </table:table-cell>
          <table:table-cell table:number-columns-repeated="5"/>
          <table:table-cell table:formula="of:=IF([.F331]=&quot;TRUE&quot;;IF([.K331]=&quot;TRUE&quot;;&quot;TRUE&quot;;&quot;&quot;);&quot;&quot;)">
            <text:p/>
          </table:table-cell>
          <table:table-cell table:formula="of:=IF([.F331]=&quot;FALSE&quot;;IF([.K331]=&quot;TRUE&quot;;&quot;TRUE&quot;;&quot;&quot;);&quot;&quot;)">
            <text:p/>
          </table:table-cell>
          <table:table-cell table:style-name="ce395" table:formula="of:=IF([.$F331]=&quot;FALSE&quot;;IF([.$K331]=&quot;&quot;;&quot;TRUE&quot;;&quot;&quot;);&quot;&quot;)">
            <text:p/>
          </table:table-cell>
          <table:table-cell table:style-name="ce395" table:formula="of:=IF([.F331]=&quot;TRUE&quot;;IF([.K33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4.1</text:p>
          </table:table-cell>
          <table:table-cell/>
          <table:table-cell table:style-name="ce59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65" office:value-type="string" calcext:value-type="string">
            <text:p>TRUE</text:p>
          </table:table-cell>
          <table:table-cell table:number-columns-repeated="5"/>
          <table:table-cell table:formula="of:=IF([.F332]=&quot;TRUE&quot;;IF([.K332]=&quot;TRUE&quot;;&quot;TRUE&quot;;&quot;&quot;);&quot;&quot;)">
            <text:p/>
          </table:table-cell>
          <table:table-cell table:formula="of:=IF([.F332]=&quot;FALSE&quot;;IF([.K332]=&quot;TRUE&quot;;&quot;TRUE&quot;;&quot;&quot;);&quot;&quot;)">
            <text:p/>
          </table:table-cell>
          <table:table-cell table:style-name="ce395" table:formula="of:=IF([.$F332]=&quot;FALSE&quot;;IF([.$K332]=&quot;&quot;;&quot;TRUE&quot;;&quot;&quot;);&quot;&quot;)">
            <text:p/>
          </table:table-cell>
          <table:table-cell table:style-name="ce395" table:formula="of:=IF([.F332]=&quot;TRUE&quot;;IF([.K33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5.1</text:p>
          </table:table-cell>
          <table:table-cell/>
          <table:table-cell table:style-name="ce59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6" office:value-type="string" calcext:value-type="string">
            <text:p>TRUE</text:p>
          </table:table-cell>
          <table:table-cell table:number-columns-repeated="5"/>
          <table:table-cell table:formula="of:=IF([.F333]=&quot;TRUE&quot;;IF([.K333]=&quot;TRUE&quot;;&quot;TRUE&quot;;&quot;&quot;);&quot;&quot;)">
            <text:p/>
          </table:table-cell>
          <table:table-cell table:formula="of:=IF([.F333]=&quot;FALSE&quot;;IF([.K333]=&quot;TRUE&quot;;&quot;TRUE&quot;;&quot;&quot;);&quot;&quot;)">
            <text:p/>
          </table:table-cell>
          <table:table-cell table:style-name="ce395" table:formula="of:=IF([.$F333]=&quot;FALSE&quot;;IF([.$K333]=&quot;&quot;;&quot;TRUE&quot;;&quot;&quot;);&quot;&quot;)">
            <text:p/>
          </table:table-cell>
          <table:table-cell table:style-name="ce395" table:formula="of:=IF([.F333]=&quot;TRUE&quot;;IF([.K33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6.1</text:p>
          </table:table-cell>
          <table:table-cell/>
          <table:table-cell table:style-name="ce595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7" office:value-type="string" calcext:value-type="string">
            <text:p>TRUE</text:p>
          </table:table-cell>
          <table:table-cell table:number-columns-repeated="5"/>
          <table:table-cell table:formula="of:=IF([.F334]=&quot;TRUE&quot;;IF([.K334]=&quot;TRUE&quot;;&quot;TRUE&quot;;&quot;&quot;);&quot;&quot;)">
            <text:p/>
          </table:table-cell>
          <table:table-cell table:formula="of:=IF([.F334]=&quot;FALSE&quot;;IF([.K334]=&quot;TRUE&quot;;&quot;TRUE&quot;;&quot;&quot;);&quot;&quot;)">
            <text:p/>
          </table:table-cell>
          <table:table-cell table:style-name="ce395" table:formula="of:=IF([.$F334]=&quot;FALSE&quot;;IF([.$K334]=&quot;&quot;;&quot;TRUE&quot;;&quot;&quot;);&quot;&quot;)">
            <text:p/>
          </table:table-cell>
          <table:table-cell table:style-name="ce395" table:formula="of:=IF([.F334]=&quot;TRUE&quot;;IF([.K33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6.2</text:p>
          </table:table-cell>
          <table:table-cell/>
          <table:table-cell table:style-name="ce59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6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8" office:value-type="string" calcext:value-type="string">
            <text:p>TRUE</text:p>
          </table:table-cell>
          <table:table-cell table:number-columns-repeated="5"/>
          <table:table-cell table:formula="of:=IF([.F335]=&quot;TRUE&quot;;IF([.K335]=&quot;TRUE&quot;;&quot;TRUE&quot;;&quot;&quot;);&quot;&quot;)">
            <text:p/>
          </table:table-cell>
          <table:table-cell table:formula="of:=IF([.F335]=&quot;FALSE&quot;;IF([.K335]=&quot;TRUE&quot;;&quot;TRUE&quot;;&quot;&quot;);&quot;&quot;)">
            <text:p/>
          </table:table-cell>
          <table:table-cell table:style-name="ce395" table:formula="of:=IF([.$F335]=&quot;FALSE&quot;;IF([.$K335]=&quot;&quot;;&quot;TRUE&quot;;&quot;&quot;);&quot;&quot;)">
            <text:p/>
          </table:table-cell>
          <table:table-cell table:style-name="ce395" table:formula="of:=IF([.F335]=&quot;TRUE&quot;;IF([.K33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6.3</text:p>
          </table:table-cell>
          <table:table-cell/>
          <table:table-cell table:style-name="ce59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9" office:value-type="string" calcext:value-type="string">
            <text:p>TRUE</text:p>
          </table:table-cell>
          <table:table-cell table:number-columns-repeated="5"/>
          <table:table-cell table:formula="of:=IF([.F336]=&quot;TRUE&quot;;IF([.K336]=&quot;TRUE&quot;;&quot;TRUE&quot;;&quot;&quot;);&quot;&quot;)">
            <text:p/>
          </table:table-cell>
          <table:table-cell table:formula="of:=IF([.F336]=&quot;FALSE&quot;;IF([.K336]=&quot;TRUE&quot;;&quot;TRUE&quot;;&quot;&quot;);&quot;&quot;)">
            <text:p/>
          </table:table-cell>
          <table:table-cell table:style-name="ce395" table:formula="of:=IF([.$F336]=&quot;FALSE&quot;;IF([.$K336]=&quot;&quot;;&quot;TRUE&quot;;&quot;&quot;);&quot;&quot;)">
            <text:p/>
          </table:table-cell>
          <table:table-cell table:style-name="ce395" table:formula="of:=IF([.F336]=&quot;TRUE&quot;;IF([.K33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7.1</text:p>
          </table:table-cell>
          <table:table-cell/>
          <table:table-cell table:style-name="ce598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70" office:value-type="string" calcext:value-type="string">
            <text:p>TRUE</text:p>
          </table:table-cell>
          <table:table-cell table:number-columns-repeated="5"/>
          <table:table-cell table:formula="of:=IF([.F337]=&quot;TRUE&quot;;IF([.K337]=&quot;TRUE&quot;;&quot;TRUE&quot;;&quot;&quot;);&quot;&quot;)">
            <text:p/>
          </table:table-cell>
          <table:table-cell table:formula="of:=IF([.F337]=&quot;FALSE&quot;;IF([.K337]=&quot;TRUE&quot;;&quot;TRUE&quot;;&quot;&quot;);&quot;&quot;)">
            <text:p/>
          </table:table-cell>
          <table:table-cell table:style-name="ce395" table:formula="of:=IF([.$F337]=&quot;FALSE&quot;;IF([.$K337]=&quot;&quot;;&quot;TRUE&quot;;&quot;&quot;);&quot;&quot;)">
            <text:p/>
          </table:table-cell>
          <table:table-cell table:style-name="ce395" table:formula="of:=IF([.F337]=&quot;TRUE&quot;;IF([.K33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8.1</text:p>
          </table:table-cell>
          <table:table-cell/>
          <table:table-cell table:style-name="ce59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71" office:value-type="string" calcext:value-type="string">
            <text:p>TRUE</text:p>
          </table:table-cell>
          <table:table-cell table:number-columns-repeated="5"/>
          <table:table-cell table:formula="of:=IF([.F338]=&quot;TRUE&quot;;IF([.K338]=&quot;TRUE&quot;;&quot;TRUE&quot;;&quot;&quot;);&quot;&quot;)">
            <text:p/>
          </table:table-cell>
          <table:table-cell table:formula="of:=IF([.F338]=&quot;FALSE&quot;;IF([.K338]=&quot;TRUE&quot;;&quot;TRUE&quot;;&quot;&quot;);&quot;&quot;)">
            <text:p/>
          </table:table-cell>
          <table:table-cell table:style-name="ce395" table:formula="of:=IF([.$F338]=&quot;FALSE&quot;;IF([.$K338]=&quot;&quot;;&quot;TRUE&quot;;&quot;&quot;);&quot;&quot;)">
            <text:p/>
          </table:table-cell>
          <table:table-cell table:style-name="ce395" table:formula="of:=IF([.F338]=&quot;TRUE&quot;;IF([.K3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9.1</text:p>
          </table:table-cell>
          <table:table-cell/>
          <table:table-cell table:style-name="ce60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10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72" office:value-type="string" calcext:value-type="string">
            <text:p>TRUE</text:p>
          </table:table-cell>
          <table:table-cell table:number-columns-repeated="5"/>
          <table:table-cell table:formula="of:=IF([.F339]=&quot;TRUE&quot;;IF([.K339]=&quot;TRUE&quot;;&quot;TRUE&quot;;&quot;&quot;);&quot;&quot;)">
            <text:p/>
          </table:table-cell>
          <table:table-cell table:formula="of:=IF([.F339]=&quot;FALSE&quot;;IF([.K339]=&quot;TRUE&quot;;&quot;TRUE&quot;;&quot;&quot;);&quot;&quot;)">
            <text:p/>
          </table:table-cell>
          <table:table-cell table:style-name="ce395" table:formula="of:=IF([.$F339]=&quot;FALSE&quot;;IF([.$K339]=&quot;&quot;;&quot;TRUE&quot;;&quot;&quot;);&quot;&quot;)">
            <text:p/>
          </table:table-cell>
          <table:table-cell table:style-name="ce395" table:formula="of:=IF([.F339]=&quot;TRUE&quot;;IF([.K3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0.1</text:p>
          </table:table-cell>
          <table:table-cell/>
          <table:table-cell table:style-name="ce60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1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73" office:value-type="string" calcext:value-type="string">
            <text:p>TRUE</text:p>
          </table:table-cell>
          <table:table-cell table:number-columns-repeated="5"/>
          <table:table-cell table:formula="of:=IF([.F340]=&quot;TRUE&quot;;IF([.K340]=&quot;TRUE&quot;;&quot;TRUE&quot;;&quot;&quot;);&quot;&quot;)">
            <text:p/>
          </table:table-cell>
          <table:table-cell table:formula="of:=IF([.F340]=&quot;FALSE&quot;;IF([.K340]=&quot;TRUE&quot;;&quot;TRUE&quot;;&quot;&quot;);&quot;&quot;)">
            <text:p/>
          </table:table-cell>
          <table:table-cell table:style-name="ce395" table:formula="of:=IF([.$F340]=&quot;FALSE&quot;;IF([.$K340]=&quot;&quot;;&quot;TRUE&quot;;&quot;&quot;);&quot;&quot;)">
            <text:p/>
          </table:table-cell>
          <table:table-cell table:style-name="ce395" table:formula="of:=IF([.F340]=&quot;TRUE&quot;;IF([.K34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1.1</text:p>
          </table:table-cell>
          <table:table-cell/>
          <table:table-cell table:style-name="ce60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table:style-name="ce32" office:value-type="string" calcext:value-type="string">
            <text:p>13.1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74" office:value-type="string" calcext:value-type="string">
            <text:p>TRUE</text:p>
          </table:table-cell>
          <table:table-cell table:number-columns-repeated="5"/>
          <table:table-cell table:formula="of:=IF([.F341]=&quot;TRUE&quot;;IF([.K341]=&quot;TRUE&quot;;&quot;TRUE&quot;;&quot;&quot;);&quot;&quot;)">
            <text:p/>
          </table:table-cell>
          <table:table-cell table:formula="of:=IF([.F341]=&quot;FALSE&quot;;IF([.K341]=&quot;TRUE&quot;;&quot;TRUE&quot;;&quot;&quot;);&quot;&quot;)">
            <text:p/>
          </table:table-cell>
          <table:table-cell table:style-name="ce395" table:formula="of:=IF([.$F341]=&quot;FALSE&quot;;IF([.$K341]=&quot;&quot;;&quot;TRUE&quot;;&quot;&quot;);&quot;&quot;)">
            <text:p/>
          </table:table-cell>
          <table:table-cell table:style-name="ce395" table:formula="of:=IF([.F341]=&quot;TRUE&quot;;IF([.K34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2.1</text:p>
          </table:table-cell>
          <table:table-cell/>
          <table:table-cell table:style-name="ce60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3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75" office:value-type="string" calcext:value-type="string">
            <text:p>TRUE</text:p>
          </table:table-cell>
          <table:table-cell table:number-columns-repeated="5"/>
          <table:table-cell table:formula="of:=IF([.F342]=&quot;TRUE&quot;;IF([.K342]=&quot;TRUE&quot;;&quot;TRUE&quot;;&quot;&quot;);&quot;&quot;)">
            <text:p/>
          </table:table-cell>
          <table:table-cell table:formula="of:=IF([.F342]=&quot;FALSE&quot;;IF([.K342]=&quot;TRUE&quot;;&quot;TRUE&quot;;&quot;&quot;);&quot;&quot;)">
            <text:p/>
          </table:table-cell>
          <table:table-cell table:style-name="ce395" table:formula="of:=IF([.$F342]=&quot;FALSE&quot;;IF([.$K342]=&quot;&quot;;&quot;TRUE&quot;;&quot;&quot;);&quot;&quot;)">
            <text:p/>
          </table:table-cell>
          <table:table-cell table:style-name="ce395" table:formula="of:=IF([.F342]=&quot;TRUE&quot;;IF([.K34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3.1</text:p>
          </table:table-cell>
          <table:table-cell/>
          <table:table-cell table:style-name="ce604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4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76" office:value-type="string" calcext:value-type="string">
            <text:p>TRUE</text:p>
          </table:table-cell>
          <table:table-cell table:number-columns-repeated="5"/>
          <table:table-cell table:formula="of:=IF([.F343]=&quot;TRUE&quot;;IF([.K343]=&quot;TRUE&quot;;&quot;TRUE&quot;;&quot;&quot;);&quot;&quot;)">
            <text:p/>
          </table:table-cell>
          <table:table-cell table:formula="of:=IF([.F343]=&quot;FALSE&quot;;IF([.K343]=&quot;TRUE&quot;;&quot;TRUE&quot;;&quot;&quot;);&quot;&quot;)">
            <text:p/>
          </table:table-cell>
          <table:table-cell table:style-name="ce395" table:formula="of:=IF([.$F343]=&quot;FALSE&quot;;IF([.$K343]=&quot;&quot;;&quot;TRUE&quot;;&quot;&quot;);&quot;&quot;)">
            <text:p/>
          </table:table-cell>
          <table:table-cell table:style-name="ce395" table:formula="of:=IF([.F343]=&quot;TRUE&quot;;IF([.K34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4.1</text:p>
          </table:table-cell>
          <table:table-cell/>
          <table:table-cell table:style-name="ce605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 table:visibility="filter">
          <table:table-cell/>
          <table:table-cell office:value-type="string" calcext:value-type="string">
            <text:p>13.15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77" office:value-type="string" calcext:value-type="string">
            <text:p>FALSE</text:p>
          </table:table-cell>
          <table:table-cell table:number-columns-repeated="5"/>
          <table:table-cell table:formula="of:=IF([.F344]=&quot;TRUE&quot;;IF([.K344]=&quot;TRUE&quot;;&quot;TRUE&quot;;&quot;&quot;);&quot;&quot;)">
            <text:p/>
          </table:table-cell>
          <table:table-cell table:formula="of:=IF([.F344]=&quot;FALSE&quot;;IF([.K344]=&quot;TRUE&quot;;&quot;TRUE&quot;;&quot;&quot;);&quot;&quot;)">
            <text:p/>
          </table:table-cell>
          <table:table-cell table:style-name="ce395" table:formula="of:=IF([.$F344]=&quot;FALSE&quot;;IF([.$K344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344]=&quot;TRUE&quot;;IF([.K344]=&quot;&quot;;&quot;TRUE&quot;;&quot;&quot;);&quot;&quot;)">
            <text:p/>
          </table:table-cell>
          <table:table-cell table:style-name="ce396" office:value-type="string" calcext:value-type="string">
            <text:p>13.15.1</text:p>
          </table:table-cell>
          <table:table-cell/>
          <table:table-cell table:style-name="Default"/>
          <table:table-cell table:number-columns-repeated="1006"/>
        </table:table-row>
        <table:table-row table:style-name="ro10">
          <table:table-cell/>
          <table:table-cell office:value-type="string" calcext:value-type="string">
            <text:p>13.15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78" office:value-type="string" calcext:value-type="string">
            <text:p>TRUE</text:p>
          </table:table-cell>
          <table:table-cell table:number-columns-repeated="5"/>
          <table:table-cell table:formula="of:=IF([.F345]=&quot;TRUE&quot;;IF([.K345]=&quot;TRUE&quot;;&quot;TRUE&quot;;&quot;&quot;);&quot;&quot;)">
            <text:p/>
          </table:table-cell>
          <table:table-cell table:formula="of:=IF([.F345]=&quot;FALSE&quot;;IF([.K345]=&quot;TRUE&quot;;&quot;TRUE&quot;;&quot;&quot;);&quot;&quot;)">
            <text:p/>
          </table:table-cell>
          <table:table-cell table:style-name="ce395" table:formula="of:=IF([.$F345]=&quot;FALSE&quot;;IF([.$K345]=&quot;&quot;;&quot;TRUE&quot;;&quot;&quot;);&quot;&quot;)">
            <text:p/>
          </table:table-cell>
          <table:table-cell table:style-name="ce395" table:formula="of:=IF([.F345]=&quot;TRUE&quot;;IF([.K34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5.2</text:p>
          </table:table-cell>
          <table:table-cell/>
          <table:table-cell table:style-name="ce60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5.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79" office:value-type="string" calcext:value-type="string">
            <text:p>TRUE</text:p>
          </table:table-cell>
          <table:table-cell table:number-columns-repeated="5"/>
          <table:table-cell table:formula="of:=IF([.F346]=&quot;TRUE&quot;;IF([.K346]=&quot;TRUE&quot;;&quot;TRUE&quot;;&quot;&quot;);&quot;&quot;)">
            <text:p/>
          </table:table-cell>
          <table:table-cell table:formula="of:=IF([.F346]=&quot;FALSE&quot;;IF([.K346]=&quot;TRUE&quot;;&quot;TRUE&quot;;&quot;&quot;);&quot;&quot;)">
            <text:p/>
          </table:table-cell>
          <table:table-cell table:style-name="ce395" table:formula="of:=IF([.$F346]=&quot;FALSE&quot;;IF([.$K346]=&quot;&quot;;&quot;TRUE&quot;;&quot;&quot;);&quot;&quot;)">
            <text:p/>
          </table:table-cell>
          <table:table-cell table:style-name="ce395" table:formula="of:=IF([.F346]=&quot;TRUE&quot;;IF([.K34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5.3</text:p>
          </table:table-cell>
          <table:table-cell/>
          <table:table-cell table:style-name="ce607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6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80" office:value-type="string" calcext:value-type="string">
            <text:p>TRUE</text:p>
          </table:table-cell>
          <table:table-cell table:number-columns-repeated="5"/>
          <table:table-cell table:formula="of:=IF([.F347]=&quot;TRUE&quot;;IF([.K347]=&quot;TRUE&quot;;&quot;TRUE&quot;;&quot;&quot;);&quot;&quot;)">
            <text:p/>
          </table:table-cell>
          <table:table-cell table:formula="of:=IF([.F347]=&quot;FALSE&quot;;IF([.K347]=&quot;TRUE&quot;;&quot;TRUE&quot;;&quot;&quot;);&quot;&quot;)">
            <text:p/>
          </table:table-cell>
          <table:table-cell table:style-name="ce395" table:formula="of:=IF([.$F347]=&quot;FALSE&quot;;IF([.$K347]=&quot;&quot;;&quot;TRUE&quot;;&quot;&quot;);&quot;&quot;)">
            <text:p/>
          </table:table-cell>
          <table:table-cell table:style-name="ce395" table:formula="of:=IF([.F347]=&quot;TRUE&quot;;IF([.K34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6.1</text:p>
          </table:table-cell>
          <table:table-cell/>
          <table:table-cell table:style-name="ce608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6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81" office:value-type="string" calcext:value-type="string">
            <text:p>TRUE</text:p>
          </table:table-cell>
          <table:table-cell table:number-columns-repeated="5"/>
          <table:table-cell table:formula="of:=IF([.F348]=&quot;TRUE&quot;;IF([.K348]=&quot;TRUE&quot;;&quot;TRUE&quot;;&quot;&quot;);&quot;&quot;)">
            <text:p/>
          </table:table-cell>
          <table:table-cell table:formula="of:=IF([.F348]=&quot;FALSE&quot;;IF([.K348]=&quot;TRUE&quot;;&quot;TRUE&quot;;&quot;&quot;);&quot;&quot;)">
            <text:p/>
          </table:table-cell>
          <table:table-cell table:style-name="ce395" table:formula="of:=IF([.$F348]=&quot;FALSE&quot;;IF([.$K348]=&quot;&quot;;&quot;TRUE&quot;;&quot;&quot;);&quot;&quot;)">
            <text:p/>
          </table:table-cell>
          <table:table-cell table:style-name="ce395" table:formula="of:=IF([.F348]=&quot;TRUE&quot;;IF([.K34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6.2</text:p>
          </table:table-cell>
          <table:table-cell/>
          <table:table-cell table:style-name="ce60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6.3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82" office:value-type="string" calcext:value-type="string">
            <text:p>TRUE</text:p>
          </table:table-cell>
          <table:table-cell table:number-columns-repeated="5"/>
          <table:table-cell table:formula="of:=IF([.F349]=&quot;TRUE&quot;;IF([.K349]=&quot;TRUE&quot;;&quot;TRUE&quot;;&quot;&quot;);&quot;&quot;)">
            <text:p/>
          </table:table-cell>
          <table:table-cell table:formula="of:=IF([.F349]=&quot;FALSE&quot;;IF([.K349]=&quot;TRUE&quot;;&quot;TRUE&quot;;&quot;&quot;);&quot;&quot;)">
            <text:p/>
          </table:table-cell>
          <table:table-cell table:style-name="ce395" table:formula="of:=IF([.$F349]=&quot;FALSE&quot;;IF([.$K349]=&quot;&quot;;&quot;TRUE&quot;;&quot;&quot;);&quot;&quot;)">
            <text:p/>
          </table:table-cell>
          <table:table-cell table:style-name="ce395" table:formula="of:=IF([.F349]=&quot;TRUE&quot;;IF([.K34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6.3</text:p>
          </table:table-cell>
          <table:table-cell/>
          <table:table-cell table:style-name="ce610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7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83" office:value-type="string" calcext:value-type="string">
            <text:p>TRUE</text:p>
          </table:table-cell>
          <table:table-cell table:number-columns-repeated="5"/>
          <table:table-cell table:formula="of:=IF([.F350]=&quot;TRUE&quot;;IF([.K350]=&quot;TRUE&quot;;&quot;TRUE&quot;;&quot;&quot;);&quot;&quot;)">
            <text:p/>
          </table:table-cell>
          <table:table-cell table:formula="of:=IF([.F350]=&quot;FALSE&quot;;IF([.K350]=&quot;TRUE&quot;;&quot;TRUE&quot;;&quot;&quot;);&quot;&quot;)">
            <text:p/>
          </table:table-cell>
          <table:table-cell table:style-name="ce395" table:formula="of:=IF([.$F350]=&quot;FALSE&quot;;IF([.$K350]=&quot;&quot;;&quot;TRUE&quot;;&quot;&quot;);&quot;&quot;)">
            <text:p/>
          </table:table-cell>
          <table:table-cell table:style-name="ce395" table:formula="of:=IF([.F350]=&quot;TRUE&quot;;IF([.K35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7.1</text:p>
          </table:table-cell>
          <table:table-cell/>
          <table:table-cell table:style-name="ce61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13.17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84" office:value-type="string" calcext:value-type="string">
            <text:p>TRUE</text:p>
          </table:table-cell>
          <table:table-cell table:number-columns-repeated="5"/>
          <table:table-cell table:formula="of:=IF([.F351]=&quot;TRUE&quot;;IF([.K351]=&quot;TRUE&quot;;&quot;TRUE&quot;;&quot;&quot;);&quot;&quot;)">
            <text:p/>
          </table:table-cell>
          <table:table-cell table:formula="of:=IF([.F351]=&quot;FALSE&quot;;IF([.K351]=&quot;TRUE&quot;;&quot;TRUE&quot;;&quot;&quot;);&quot;&quot;)">
            <text:p/>
          </table:table-cell>
          <table:table-cell table:style-name="ce395" table:formula="of:=IF([.$F351]=&quot;FALSE&quot;;IF([.$K351]=&quot;&quot;;&quot;TRUE&quot;;&quot;&quot;);&quot;&quot;)">
            <text:p/>
          </table:table-cell>
          <table:table-cell table:style-name="ce395" table:formula="of:=IF([.F351]=&quot;TRUE&quot;;IF([.K35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7.2</text:p>
          </table:table-cell>
          <table:table-cell/>
          <table:table-cell table:style-name="ce612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GAA3 -vs-RGAA3-2016'.F3:'RGAA3 -vs-RGAA3-2016'.F3">
            <calcext:condition calcext:apply-style-name="diff_rgaa3_0vs2016" calcext:value="=&quot;FALSE&quot;" calcext:base-cell-address="'RGAA3 -vs-RGAA3-2016'.F3"/>
          </calcext:conditional-format>
          <calcext:conditional-format calcext:target-range-address="'RGAA3 -vs-RGAA3-2016'.F4:'RGAA3 -vs-RGAA3-2016'.F4">
            <calcext:condition calcext:apply-style-name="diff_rgaa3_0vs2016" calcext:value="=&quot;FALSE&quot;" calcext:base-cell-address="'RGAA3 -vs-RGAA3-2016'.F4"/>
          </calcext:conditional-format>
          <calcext:conditional-format calcext:target-range-address="'RGAA3 -vs-RGAA3-2016'.F5:'RGAA3 -vs-RGAA3-2016'.F5">
            <calcext:condition calcext:apply-style-name="diff_rgaa3_0vs2016" calcext:value="=&quot;FALSE&quot;" calcext:base-cell-address="'RGAA3 -vs-RGAA3-2016'.F5"/>
          </calcext:conditional-format>
          <calcext:conditional-format calcext:target-range-address="'RGAA3 -vs-RGAA3-2016'.F6:'RGAA3 -vs-RGAA3-2016'.F6">
            <calcext:condition calcext:apply-style-name="diff_rgaa3_0vs2016" calcext:value="=&quot;FALSE&quot;" calcext:base-cell-address="'RGAA3 -vs-RGAA3-2016'.F6"/>
          </calcext:conditional-format>
          <calcext:conditional-format calcext:target-range-address="'RGAA3 -vs-RGAA3-2016'.F7:'RGAA3 -vs-RGAA3-2016'.F7">
            <calcext:condition calcext:apply-style-name="diff_rgaa3_0vs2016" calcext:value="=&quot;FALSE&quot;" calcext:base-cell-address="'RGAA3 -vs-RGAA3-2016'.F7"/>
          </calcext:conditional-format>
          <calcext:conditional-format calcext:target-range-address="'RGAA3 -vs-RGAA3-2016'.F8:'RGAA3 -vs-RGAA3-2016'.F8">
            <calcext:condition calcext:apply-style-name="diff_rgaa3_0vs2016" calcext:value="=&quot;FALSE&quot;" calcext:base-cell-address="'RGAA3 -vs-RGAA3-2016'.F8"/>
          </calcext:conditional-format>
          <calcext:conditional-format calcext:target-range-address="'RGAA3 -vs-RGAA3-2016'.F9:'RGAA3 -vs-RGAA3-2016'.F9">
            <calcext:condition calcext:apply-style-name="diff_rgaa3_0vs2016" calcext:value="=&quot;FALSE&quot;" calcext:base-cell-address="'RGAA3 -vs-RGAA3-2016'.F9"/>
          </calcext:conditional-format>
          <calcext:conditional-format calcext:target-range-address="'RGAA3 -vs-RGAA3-2016'.F10:'RGAA3 -vs-RGAA3-2016'.F10">
            <calcext:condition calcext:apply-style-name="diff_rgaa3_0vs2016" calcext:value="=&quot;FALSE&quot;" calcext:base-cell-address="'RGAA3 -vs-RGAA3-2016'.F10"/>
          </calcext:conditional-format>
          <calcext:conditional-format calcext:target-range-address="'RGAA3 -vs-RGAA3-2016'.F11:'RGAA3 -vs-RGAA3-2016'.F11">
            <calcext:condition calcext:apply-style-name="diff_rgaa3_0vs2016" calcext:value="=&quot;FALSE&quot;" calcext:base-cell-address="'RGAA3 -vs-RGAA3-2016'.F11"/>
          </calcext:conditional-format>
          <calcext:conditional-format calcext:target-range-address="'RGAA3 -vs-RGAA3-2016'.F12:'RGAA3 -vs-RGAA3-2016'.F12">
            <calcext:condition calcext:apply-style-name="diff_rgaa3_0vs2016" calcext:value="=&quot;FALSE&quot;" calcext:base-cell-address="'RGAA3 -vs-RGAA3-2016'.F12"/>
          </calcext:conditional-format>
          <calcext:conditional-format calcext:target-range-address="'RGAA3 -vs-RGAA3-2016'.F13:'RGAA3 -vs-RGAA3-2016'.F13">
            <calcext:condition calcext:apply-style-name="diff_rgaa3_0vs2016" calcext:value="=&quot;FALSE&quot;" calcext:base-cell-address="'RGAA3 -vs-RGAA3-2016'.F13"/>
          </calcext:conditional-format>
          <calcext:conditional-format calcext:target-range-address="'RGAA3 -vs-RGAA3-2016'.F14:'RGAA3 -vs-RGAA3-2016'.F14">
            <calcext:condition calcext:apply-style-name="diff_rgaa3_0vs2016" calcext:value="=&quot;FALSE&quot;" calcext:base-cell-address="'RGAA3 -vs-RGAA3-2016'.F14"/>
          </calcext:conditional-format>
          <calcext:conditional-format calcext:target-range-address="'RGAA3 -vs-RGAA3-2016'.F15:'RGAA3 -vs-RGAA3-2016'.F15">
            <calcext:condition calcext:apply-style-name="diff_rgaa3_0vs2016" calcext:value="=&quot;FALSE&quot;" calcext:base-cell-address="'RGAA3 -vs-RGAA3-2016'.F15"/>
          </calcext:conditional-format>
          <calcext:conditional-format calcext:target-range-address="'RGAA3 -vs-RGAA3-2016'.F16:'RGAA3 -vs-RGAA3-2016'.F16">
            <calcext:condition calcext:apply-style-name="diff_rgaa3_0vs2016" calcext:value="=&quot;FALSE&quot;" calcext:base-cell-address="'RGAA3 -vs-RGAA3-2016'.F16"/>
          </calcext:conditional-format>
          <calcext:conditional-format calcext:target-range-address="'RGAA3 -vs-RGAA3-2016'.F17:'RGAA3 -vs-RGAA3-2016'.F17">
            <calcext:condition calcext:apply-style-name="diff_rgaa3_0vs2016" calcext:value="=&quot;FALSE&quot;" calcext:base-cell-address="'RGAA3 -vs-RGAA3-2016'.F17"/>
          </calcext:conditional-format>
          <calcext:conditional-format calcext:target-range-address="'RGAA3 -vs-RGAA3-2016'.F18:'RGAA3 -vs-RGAA3-2016'.F18">
            <calcext:condition calcext:apply-style-name="diff_rgaa3_0vs2016" calcext:value="=&quot;FALSE&quot;" calcext:base-cell-address="'RGAA3 -vs-RGAA3-2016'.F18"/>
          </calcext:conditional-format>
          <calcext:conditional-format calcext:target-range-address="'RGAA3 -vs-RGAA3-2016'.F19:'RGAA3 -vs-RGAA3-2016'.F19">
            <calcext:condition calcext:apply-style-name="diff_rgaa3_0vs2016" calcext:value="=&quot;FALSE&quot;" calcext:base-cell-address="'RGAA3 -vs-RGAA3-2016'.F19"/>
          </calcext:conditional-format>
          <calcext:conditional-format calcext:target-range-address="'RGAA3 -vs-RGAA3-2016'.F20:'RGAA3 -vs-RGAA3-2016'.F20">
            <calcext:condition calcext:apply-style-name="diff_rgaa3_0vs2016" calcext:value="=&quot;FALSE&quot;" calcext:base-cell-address="'RGAA3 -vs-RGAA3-2016'.F20"/>
          </calcext:conditional-format>
          <calcext:conditional-format calcext:target-range-address="'RGAA3 -vs-RGAA3-2016'.F21:'RGAA3 -vs-RGAA3-2016'.F21">
            <calcext:condition calcext:apply-style-name="diff_rgaa3_0vs2016" calcext:value="=&quot;FALSE&quot;" calcext:base-cell-address="'RGAA3 -vs-RGAA3-2016'.F21"/>
          </calcext:conditional-format>
          <calcext:conditional-format calcext:target-range-address="'RGAA3 -vs-RGAA3-2016'.F22:'RGAA3 -vs-RGAA3-2016'.F22">
            <calcext:condition calcext:apply-style-name="diff_rgaa3_0vs2016" calcext:value="=&quot;FALSE&quot;" calcext:base-cell-address="'RGAA3 -vs-RGAA3-2016'.F22"/>
          </calcext:conditional-format>
          <calcext:conditional-format calcext:target-range-address="'RGAA3 -vs-RGAA3-2016'.F23:'RGAA3 -vs-RGAA3-2016'.F23">
            <calcext:condition calcext:apply-style-name="diff_rgaa3_0vs2016" calcext:value="=&quot;FALSE&quot;" calcext:base-cell-address="'RGAA3 -vs-RGAA3-2016'.F23"/>
          </calcext:conditional-format>
          <calcext:conditional-format calcext:target-range-address="'RGAA3 -vs-RGAA3-2016'.F24:'RGAA3 -vs-RGAA3-2016'.F24">
            <calcext:condition calcext:apply-style-name="diff_rgaa3_0vs2016" calcext:value="=&quot;FALSE&quot;" calcext:base-cell-address="'RGAA3 -vs-RGAA3-2016'.F24"/>
          </calcext:conditional-format>
          <calcext:conditional-format calcext:target-range-address="'RGAA3 -vs-RGAA3-2016'.F25:'RGAA3 -vs-RGAA3-2016'.F25">
            <calcext:condition calcext:apply-style-name="diff_rgaa3_0vs2016" calcext:value="=&quot;FALSE&quot;" calcext:base-cell-address="'RGAA3 -vs-RGAA3-2016'.F25"/>
          </calcext:conditional-format>
          <calcext:conditional-format calcext:target-range-address="'RGAA3 -vs-RGAA3-2016'.F26:'RGAA3 -vs-RGAA3-2016'.F26">
            <calcext:condition calcext:apply-style-name="diff_rgaa3_0vs2016" calcext:value="=&quot;FALSE&quot;" calcext:base-cell-address="'RGAA3 -vs-RGAA3-2016'.F26"/>
          </calcext:conditional-format>
          <calcext:conditional-format calcext:target-range-address="'RGAA3 -vs-RGAA3-2016'.F27:'RGAA3 -vs-RGAA3-2016'.F27">
            <calcext:condition calcext:apply-style-name="diff_rgaa3_0vs2016" calcext:value="=&quot;FALSE&quot;" calcext:base-cell-address="'RGAA3 -vs-RGAA3-2016'.F27"/>
          </calcext:conditional-format>
          <calcext:conditional-format calcext:target-range-address="'RGAA3 -vs-RGAA3-2016'.F28:'RGAA3 -vs-RGAA3-2016'.F28">
            <calcext:condition calcext:apply-style-name="diff_rgaa3_0vs2016" calcext:value="=&quot;FALSE&quot;" calcext:base-cell-address="'RGAA3 -vs-RGAA3-2016'.F28"/>
          </calcext:conditional-format>
          <calcext:conditional-format calcext:target-range-address="'RGAA3 -vs-RGAA3-2016'.F29:'RGAA3 -vs-RGAA3-2016'.F29">
            <calcext:condition calcext:apply-style-name="diff_rgaa3_0vs2016" calcext:value="=&quot;FALSE&quot;" calcext:base-cell-address="'RGAA3 -vs-RGAA3-2016'.F29"/>
          </calcext:conditional-format>
          <calcext:conditional-format calcext:target-range-address="'RGAA3 -vs-RGAA3-2016'.F30:'RGAA3 -vs-RGAA3-2016'.F30">
            <calcext:condition calcext:apply-style-name="diff_rgaa3_0vs2016" calcext:value="=&quot;FALSE&quot;" calcext:base-cell-address="'RGAA3 -vs-RGAA3-2016'.F30"/>
          </calcext:conditional-format>
          <calcext:conditional-format calcext:target-range-address="'RGAA3 -vs-RGAA3-2016'.F31:'RGAA3 -vs-RGAA3-2016'.F31">
            <calcext:condition calcext:apply-style-name="diff_rgaa3_0vs2016" calcext:value="=&quot;FALSE&quot;" calcext:base-cell-address="'RGAA3 -vs-RGAA3-2016'.F31"/>
          </calcext:conditional-format>
          <calcext:conditional-format calcext:target-range-address="'RGAA3 -vs-RGAA3-2016'.F32:'RGAA3 -vs-RGAA3-2016'.F32">
            <calcext:condition calcext:apply-style-name="diff_rgaa3_0vs2016" calcext:value="=&quot;FALSE&quot;" calcext:base-cell-address="'RGAA3 -vs-RGAA3-2016'.F32"/>
          </calcext:conditional-format>
          <calcext:conditional-format calcext:target-range-address="'RGAA3 -vs-RGAA3-2016'.F33:'RGAA3 -vs-RGAA3-2016'.F33">
            <calcext:condition calcext:apply-style-name="diff_rgaa3_0vs2016" calcext:value="=&quot;FALSE&quot;" calcext:base-cell-address="'RGAA3 -vs-RGAA3-2016'.F33"/>
          </calcext:conditional-format>
          <calcext:conditional-format calcext:target-range-address="'RGAA3 -vs-RGAA3-2016'.F34:'RGAA3 -vs-RGAA3-2016'.F34">
            <calcext:condition calcext:apply-style-name="diff_rgaa3_0vs2016" calcext:value="=&quot;FALSE&quot;" calcext:base-cell-address="'RGAA3 -vs-RGAA3-2016'.F34"/>
          </calcext:conditional-format>
          <calcext:conditional-format calcext:target-range-address="'RGAA3 -vs-RGAA3-2016'.F35:'RGAA3 -vs-RGAA3-2016'.F35">
            <calcext:condition calcext:apply-style-name="diff_rgaa3_0vs2016" calcext:value="=&quot;FALSE&quot;" calcext:base-cell-address="'RGAA3 -vs-RGAA3-2016'.F35"/>
          </calcext:conditional-format>
          <calcext:conditional-format calcext:target-range-address="'RGAA3 -vs-RGAA3-2016'.F36:'RGAA3 -vs-RGAA3-2016'.F36">
            <calcext:condition calcext:apply-style-name="diff_rgaa3_0vs2016" calcext:value="=&quot;FALSE&quot;" calcext:base-cell-address="'RGAA3 -vs-RGAA3-2016'.F36"/>
          </calcext:conditional-format>
          <calcext:conditional-format calcext:target-range-address="'RGAA3 -vs-RGAA3-2016'.F37:'RGAA3 -vs-RGAA3-2016'.F37">
            <calcext:condition calcext:apply-style-name="diff_rgaa3_0vs2016" calcext:value="=&quot;FALSE&quot;" calcext:base-cell-address="'RGAA3 -vs-RGAA3-2016'.F37"/>
          </calcext:conditional-format>
          <calcext:conditional-format calcext:target-range-address="'RGAA3 -vs-RGAA3-2016'.F38:'RGAA3 -vs-RGAA3-2016'.F38">
            <calcext:condition calcext:apply-style-name="diff_rgaa3_0vs2016" calcext:value="=&quot;FALSE&quot;" calcext:base-cell-address="'RGAA3 -vs-RGAA3-2016'.F38"/>
          </calcext:conditional-format>
          <calcext:conditional-format calcext:target-range-address="'RGAA3 -vs-RGAA3-2016'.F39:'RGAA3 -vs-RGAA3-2016'.F39">
            <calcext:condition calcext:apply-style-name="diff_rgaa3_0vs2016" calcext:value="=&quot;FALSE&quot;" calcext:base-cell-address="'RGAA3 -vs-RGAA3-2016'.F39"/>
          </calcext:conditional-format>
          <calcext:conditional-format calcext:target-range-address="'RGAA3 -vs-RGAA3-2016'.F40:'RGAA3 -vs-RGAA3-2016'.F40">
            <calcext:condition calcext:apply-style-name="diff_rgaa3_0vs2016" calcext:value="=&quot;FALSE&quot;" calcext:base-cell-address="'RGAA3 -vs-RGAA3-2016'.F40"/>
          </calcext:conditional-format>
          <calcext:conditional-format calcext:target-range-address="'RGAA3 -vs-RGAA3-2016'.F41:'RGAA3 -vs-RGAA3-2016'.F41">
            <calcext:condition calcext:apply-style-name="diff_rgaa3_0vs2016" calcext:value="=&quot;FALSE&quot;" calcext:base-cell-address="'RGAA3 -vs-RGAA3-2016'.F41"/>
          </calcext:conditional-format>
          <calcext:conditional-format calcext:target-range-address="'RGAA3 -vs-RGAA3-2016'.F42:'RGAA3 -vs-RGAA3-2016'.F42">
            <calcext:condition calcext:apply-style-name="diff_rgaa3_0vs2016" calcext:value="=&quot;FALSE&quot;" calcext:base-cell-address="'RGAA3 -vs-RGAA3-2016'.F42"/>
          </calcext:conditional-format>
          <calcext:conditional-format calcext:target-range-address="'RGAA3 -vs-RGAA3-2016'.F43:'RGAA3 -vs-RGAA3-2016'.F43">
            <calcext:condition calcext:apply-style-name="diff_rgaa3_0vs2016" calcext:value="=&quot;FALSE&quot;" calcext:base-cell-address="'RGAA3 -vs-RGAA3-2016'.F43"/>
          </calcext:conditional-format>
          <calcext:conditional-format calcext:target-range-address="'RGAA3 -vs-RGAA3-2016'.F44:'RGAA3 -vs-RGAA3-2016'.F44">
            <calcext:condition calcext:apply-style-name="diff_rgaa3_0vs2016" calcext:value="=&quot;FALSE&quot;" calcext:base-cell-address="'RGAA3 -vs-RGAA3-2016'.F44"/>
          </calcext:conditional-format>
          <calcext:conditional-format calcext:target-range-address="'RGAA3 -vs-RGAA3-2016'.F45:'RGAA3 -vs-RGAA3-2016'.F45">
            <calcext:condition calcext:apply-style-name="diff_rgaa3_0vs2016" calcext:value="=&quot;FALSE&quot;" calcext:base-cell-address="'RGAA3 -vs-RGAA3-2016'.F45"/>
          </calcext:conditional-format>
          <calcext:conditional-format calcext:target-range-address="'RGAA3 -vs-RGAA3-2016'.F46:'RGAA3 -vs-RGAA3-2016'.F46">
            <calcext:condition calcext:apply-style-name="diff_rgaa3_0vs2016" calcext:value="=&quot;FALSE&quot;" calcext:base-cell-address="'RGAA3 -vs-RGAA3-2016'.F46"/>
          </calcext:conditional-format>
          <calcext:conditional-format calcext:target-range-address="'RGAA3 -vs-RGAA3-2016'.F47:'RGAA3 -vs-RGAA3-2016'.F47">
            <calcext:condition calcext:apply-style-name="diff_rgaa3_0vs2016" calcext:value="=&quot;FALSE&quot;" calcext:base-cell-address="'RGAA3 -vs-RGAA3-2016'.F47"/>
          </calcext:conditional-format>
          <calcext:conditional-format calcext:target-range-address="'RGAA3 -vs-RGAA3-2016'.F48:'RGAA3 -vs-RGAA3-2016'.F48">
            <calcext:condition calcext:apply-style-name="diff_rgaa3_0vs2016" calcext:value="=&quot;FALSE&quot;" calcext:base-cell-address="'RGAA3 -vs-RGAA3-2016'.F48"/>
          </calcext:conditional-format>
          <calcext:conditional-format calcext:target-range-address="'RGAA3 -vs-RGAA3-2016'.F49:'RGAA3 -vs-RGAA3-2016'.F49">
            <calcext:condition calcext:apply-style-name="diff_rgaa3_0vs2016" calcext:value="=&quot;FALSE&quot;" calcext:base-cell-address="'RGAA3 -vs-RGAA3-2016'.F49"/>
          </calcext:conditional-format>
          <calcext:conditional-format calcext:target-range-address="'RGAA3 -vs-RGAA3-2016'.F50:'RGAA3 -vs-RGAA3-2016'.F50">
            <calcext:condition calcext:apply-style-name="diff_rgaa3_0vs2016" calcext:value="=&quot;FALSE&quot;" calcext:base-cell-address="'RGAA3 -vs-RGAA3-2016'.F50"/>
          </calcext:conditional-format>
          <calcext:conditional-format calcext:target-range-address="'RGAA3 -vs-RGAA3-2016'.F51:'RGAA3 -vs-RGAA3-2016'.F51">
            <calcext:condition calcext:apply-style-name="diff_rgaa3_0vs2016" calcext:value="=&quot;FALSE&quot;" calcext:base-cell-address="'RGAA3 -vs-RGAA3-2016'.F51"/>
          </calcext:conditional-format>
          <calcext:conditional-format calcext:target-range-address="'RGAA3 -vs-RGAA3-2016'.F52:'RGAA3 -vs-RGAA3-2016'.F52">
            <calcext:condition calcext:apply-style-name="diff_rgaa3_0vs2016" calcext:value="=&quot;FALSE&quot;" calcext:base-cell-address="'RGAA3 -vs-RGAA3-2016'.F52"/>
          </calcext:conditional-format>
          <calcext:conditional-format calcext:target-range-address="'RGAA3 -vs-RGAA3-2016'.F53:'RGAA3 -vs-RGAA3-2016'.F53">
            <calcext:condition calcext:apply-style-name="diff_rgaa3_0vs2016" calcext:value="=&quot;FALSE&quot;" calcext:base-cell-address="'RGAA3 -vs-RGAA3-2016'.F53"/>
          </calcext:conditional-format>
          <calcext:conditional-format calcext:target-range-address="'RGAA3 -vs-RGAA3-2016'.F54:'RGAA3 -vs-RGAA3-2016'.F54">
            <calcext:condition calcext:apply-style-name="diff_rgaa3_0vs2016" calcext:value="=&quot;FALSE&quot;" calcext:base-cell-address="'RGAA3 -vs-RGAA3-2016'.F54"/>
          </calcext:conditional-format>
          <calcext:conditional-format calcext:target-range-address="'RGAA3 -vs-RGAA3-2016'.F55:'RGAA3 -vs-RGAA3-2016'.F55">
            <calcext:condition calcext:apply-style-name="diff_rgaa3_0vs2016" calcext:value="=&quot;FALSE&quot;" calcext:base-cell-address="'RGAA3 -vs-RGAA3-2016'.F55"/>
          </calcext:conditional-format>
          <calcext:conditional-format calcext:target-range-address="'RGAA3 -vs-RGAA3-2016'.F56:'RGAA3 -vs-RGAA3-2016'.F56">
            <calcext:condition calcext:apply-style-name="diff_rgaa3_0vs2016" calcext:value="=&quot;FALSE&quot;" calcext:base-cell-address="'RGAA3 -vs-RGAA3-2016'.F56"/>
          </calcext:conditional-format>
          <calcext:conditional-format calcext:target-range-address="'RGAA3 -vs-RGAA3-2016'.F57:'RGAA3 -vs-RGAA3-2016'.F57">
            <calcext:condition calcext:apply-style-name="diff_rgaa3_0vs2016" calcext:value="=&quot;FALSE&quot;" calcext:base-cell-address="'RGAA3 -vs-RGAA3-2016'.F57"/>
          </calcext:conditional-format>
          <calcext:conditional-format calcext:target-range-address="'RGAA3 -vs-RGAA3-2016'.F58:'RGAA3 -vs-RGAA3-2016'.F58">
            <calcext:condition calcext:apply-style-name="diff_rgaa3_0vs2016" calcext:value="=&quot;FALSE&quot;" calcext:base-cell-address="'RGAA3 -vs-RGAA3-2016'.F58"/>
          </calcext:conditional-format>
          <calcext:conditional-format calcext:target-range-address="'RGAA3 -vs-RGAA3-2016'.F59:'RGAA3 -vs-RGAA3-2016'.F59">
            <calcext:condition calcext:apply-style-name="diff_rgaa3_0vs2016" calcext:value="=&quot;FALSE&quot;" calcext:base-cell-address="'RGAA3 -vs-RGAA3-2016'.F59"/>
          </calcext:conditional-format>
          <calcext:conditional-format calcext:target-range-address="'RGAA3 -vs-RGAA3-2016'.F60:'RGAA3 -vs-RGAA3-2016'.F60">
            <calcext:condition calcext:apply-style-name="diff_rgaa3_0vs2016" calcext:value="=&quot;FALSE&quot;" calcext:base-cell-address="'RGAA3 -vs-RGAA3-2016'.F60"/>
          </calcext:conditional-format>
          <calcext:conditional-format calcext:target-range-address="'RGAA3 -vs-RGAA3-2016'.F61:'RGAA3 -vs-RGAA3-2016'.F61">
            <calcext:condition calcext:apply-style-name="diff_rgaa3_0vs2016" calcext:value="=&quot;FALSE&quot;" calcext:base-cell-address="'RGAA3 -vs-RGAA3-2016'.F61"/>
          </calcext:conditional-format>
          <calcext:conditional-format calcext:target-range-address="'RGAA3 -vs-RGAA3-2016'.F62:'RGAA3 -vs-RGAA3-2016'.F62">
            <calcext:condition calcext:apply-style-name="diff_rgaa3_0vs2016" calcext:value="=&quot;FALSE&quot;" calcext:base-cell-address="'RGAA3 -vs-RGAA3-2016'.F62"/>
          </calcext:conditional-format>
          <calcext:conditional-format calcext:target-range-address="'RGAA3 -vs-RGAA3-2016'.F63:'RGAA3 -vs-RGAA3-2016'.F63">
            <calcext:condition calcext:apply-style-name="diff_rgaa3_0vs2016" calcext:value="=&quot;FALSE&quot;" calcext:base-cell-address="'RGAA3 -vs-RGAA3-2016'.F63"/>
          </calcext:conditional-format>
          <calcext:conditional-format calcext:target-range-address="'RGAA3 -vs-RGAA3-2016'.F64:'RGAA3 -vs-RGAA3-2016'.F64">
            <calcext:condition calcext:apply-style-name="diff_rgaa3_0vs2016" calcext:value="=&quot;FALSE&quot;" calcext:base-cell-address="'RGAA3 -vs-RGAA3-2016'.F64"/>
          </calcext:conditional-format>
          <calcext:conditional-format calcext:target-range-address="'RGAA3 -vs-RGAA3-2016'.F65:'RGAA3 -vs-RGAA3-2016'.F65">
            <calcext:condition calcext:apply-style-name="diff_rgaa3_0vs2016" calcext:value="=&quot;FALSE&quot;" calcext:base-cell-address="'RGAA3 -vs-RGAA3-2016'.F65"/>
          </calcext:conditional-format>
          <calcext:conditional-format calcext:target-range-address="'RGAA3 -vs-RGAA3-2016'.F66:'RGAA3 -vs-RGAA3-2016'.F66">
            <calcext:condition calcext:apply-style-name="diff_rgaa3_0vs2016" calcext:value="=&quot;FALSE&quot;" calcext:base-cell-address="'RGAA3 -vs-RGAA3-2016'.F66"/>
          </calcext:conditional-format>
          <calcext:conditional-format calcext:target-range-address="'RGAA3 -vs-RGAA3-2016'.F67:'RGAA3 -vs-RGAA3-2016'.F67">
            <calcext:condition calcext:apply-style-name="diff_rgaa3_0vs2016" calcext:value="=&quot;FALSE&quot;" calcext:base-cell-address="'RGAA3 -vs-RGAA3-2016'.F67"/>
          </calcext:conditional-format>
          <calcext:conditional-format calcext:target-range-address="'RGAA3 -vs-RGAA3-2016'.F68:'RGAA3 -vs-RGAA3-2016'.F68">
            <calcext:condition calcext:apply-style-name="diff_rgaa3_0vs2016" calcext:value="=&quot;FALSE&quot;" calcext:base-cell-address="'RGAA3 -vs-RGAA3-2016'.F68"/>
          </calcext:conditional-format>
          <calcext:conditional-format calcext:target-range-address="'RGAA3 -vs-RGAA3-2016'.F69:'RGAA3 -vs-RGAA3-2016'.F69">
            <calcext:condition calcext:apply-style-name="diff_rgaa3_0vs2016" calcext:value="=&quot;FALSE&quot;" calcext:base-cell-address="'RGAA3 -vs-RGAA3-2016'.F69"/>
          </calcext:conditional-format>
          <calcext:conditional-format calcext:target-range-address="'RGAA3 -vs-RGAA3-2016'.F70:'RGAA3 -vs-RGAA3-2016'.F70">
            <calcext:condition calcext:apply-style-name="diff_rgaa3_0vs2016" calcext:value="=&quot;FALSE&quot;" calcext:base-cell-address="'RGAA3 -vs-RGAA3-2016'.F70"/>
          </calcext:conditional-format>
          <calcext:conditional-format calcext:target-range-address="'RGAA3 -vs-RGAA3-2016'.F71:'RGAA3 -vs-RGAA3-2016'.F71">
            <calcext:condition calcext:apply-style-name="diff_rgaa3_0vs2016" calcext:value="=&quot;FALSE&quot;" calcext:base-cell-address="'RGAA3 -vs-RGAA3-2016'.F71"/>
          </calcext:conditional-format>
          <calcext:conditional-format calcext:target-range-address="'RGAA3 -vs-RGAA3-2016'.F72:'RGAA3 -vs-RGAA3-2016'.F72">
            <calcext:condition calcext:apply-style-name="diff_rgaa3_0vs2016" calcext:value="=&quot;FALSE&quot;" calcext:base-cell-address="'RGAA3 -vs-RGAA3-2016'.F72"/>
          </calcext:conditional-format>
          <calcext:conditional-format calcext:target-range-address="'RGAA3 -vs-RGAA3-2016'.F73:'RGAA3 -vs-RGAA3-2016'.F73">
            <calcext:condition calcext:apply-style-name="diff_rgaa3_0vs2016" calcext:value="=&quot;FALSE&quot;" calcext:base-cell-address="'RGAA3 -vs-RGAA3-2016'.F73"/>
          </calcext:conditional-format>
          <calcext:conditional-format calcext:target-range-address="'RGAA3 -vs-RGAA3-2016'.F74:'RGAA3 -vs-RGAA3-2016'.F74">
            <calcext:condition calcext:apply-style-name="diff_rgaa3_0vs2016" calcext:value="=&quot;FALSE&quot;" calcext:base-cell-address="'RGAA3 -vs-RGAA3-2016'.F74"/>
          </calcext:conditional-format>
          <calcext:conditional-format calcext:target-range-address="'RGAA3 -vs-RGAA3-2016'.F75:'RGAA3 -vs-RGAA3-2016'.F75">
            <calcext:condition calcext:apply-style-name="diff_rgaa3_0vs2016" calcext:value="=&quot;FALSE&quot;" calcext:base-cell-address="'RGAA3 -vs-RGAA3-2016'.F75"/>
          </calcext:conditional-format>
          <calcext:conditional-format calcext:target-range-address="'RGAA3 -vs-RGAA3-2016'.F76:'RGAA3 -vs-RGAA3-2016'.F76">
            <calcext:condition calcext:apply-style-name="diff_rgaa3_0vs2016" calcext:value="=&quot;FALSE&quot;" calcext:base-cell-address="'RGAA3 -vs-RGAA3-2016'.F76"/>
          </calcext:conditional-format>
          <calcext:conditional-format calcext:target-range-address="'RGAA3 -vs-RGAA3-2016'.F77:'RGAA3 -vs-RGAA3-2016'.F77">
            <calcext:condition calcext:apply-style-name="diff_rgaa3_0vs2016" calcext:value="=&quot;FALSE&quot;" calcext:base-cell-address="'RGAA3 -vs-RGAA3-2016'.F77"/>
          </calcext:conditional-format>
          <calcext:conditional-format calcext:target-range-address="'RGAA3 -vs-RGAA3-2016'.F78:'RGAA3 -vs-RGAA3-2016'.F78">
            <calcext:condition calcext:apply-style-name="diff_rgaa3_0vs2016" calcext:value="=&quot;FALSE&quot;" calcext:base-cell-address="'RGAA3 -vs-RGAA3-2016'.F78"/>
          </calcext:conditional-format>
          <calcext:conditional-format calcext:target-range-address="'RGAA3 -vs-RGAA3-2016'.F79:'RGAA3 -vs-RGAA3-2016'.F79">
            <calcext:condition calcext:apply-style-name="diff_rgaa3_0vs2016" calcext:value="=&quot;FALSE&quot;" calcext:base-cell-address="'RGAA3 -vs-RGAA3-2016'.F79"/>
          </calcext:conditional-format>
          <calcext:conditional-format calcext:target-range-address="'RGAA3 -vs-RGAA3-2016'.F80:'RGAA3 -vs-RGAA3-2016'.F80">
            <calcext:condition calcext:apply-style-name="diff_rgaa3_0vs2016" calcext:value="=&quot;FALSE&quot;" calcext:base-cell-address="'RGAA3 -vs-RGAA3-2016'.F80"/>
          </calcext:conditional-format>
          <calcext:conditional-format calcext:target-range-address="'RGAA3 -vs-RGAA3-2016'.F81:'RGAA3 -vs-RGAA3-2016'.F81">
            <calcext:condition calcext:apply-style-name="diff_rgaa3_0vs2016" calcext:value="=&quot;FALSE&quot;" calcext:base-cell-address="'RGAA3 -vs-RGAA3-2016'.F81"/>
          </calcext:conditional-format>
          <calcext:conditional-format calcext:target-range-address="'RGAA3 -vs-RGAA3-2016'.F82:'RGAA3 -vs-RGAA3-2016'.F82">
            <calcext:condition calcext:apply-style-name="diff_rgaa3_0vs2016" calcext:value="=&quot;FALSE&quot;" calcext:base-cell-address="'RGAA3 -vs-RGAA3-2016'.F82"/>
          </calcext:conditional-format>
          <calcext:conditional-format calcext:target-range-address="'RGAA3 -vs-RGAA3-2016'.F83:'RGAA3 -vs-RGAA3-2016'.F83">
            <calcext:condition calcext:apply-style-name="diff_rgaa3_0vs2016" calcext:value="=&quot;FALSE&quot;" calcext:base-cell-address="'RGAA3 -vs-RGAA3-2016'.F83"/>
          </calcext:conditional-format>
          <calcext:conditional-format calcext:target-range-address="'RGAA3 -vs-RGAA3-2016'.F84:'RGAA3 -vs-RGAA3-2016'.F84">
            <calcext:condition calcext:apply-style-name="diff_rgaa3_0vs2016" calcext:value="=&quot;FALSE&quot;" calcext:base-cell-address="'RGAA3 -vs-RGAA3-2016'.F84"/>
          </calcext:conditional-format>
          <calcext:conditional-format calcext:target-range-address="'RGAA3 -vs-RGAA3-2016'.F85:'RGAA3 -vs-RGAA3-2016'.F85">
            <calcext:condition calcext:apply-style-name="diff_rgaa3_0vs2016" calcext:value="=&quot;FALSE&quot;" calcext:base-cell-address="'RGAA3 -vs-RGAA3-2016'.F85"/>
          </calcext:conditional-format>
          <calcext:conditional-format calcext:target-range-address="'RGAA3 -vs-RGAA3-2016'.F86:'RGAA3 -vs-RGAA3-2016'.F86">
            <calcext:condition calcext:apply-style-name="diff_rgaa3_0vs2016" calcext:value="=&quot;FALSE&quot;" calcext:base-cell-address="'RGAA3 -vs-RGAA3-2016'.F86"/>
          </calcext:conditional-format>
          <calcext:conditional-format calcext:target-range-address="'RGAA3 -vs-RGAA3-2016'.F87:'RGAA3 -vs-RGAA3-2016'.F87">
            <calcext:condition calcext:apply-style-name="diff_rgaa3_0vs2016" calcext:value="=&quot;FALSE&quot;" calcext:base-cell-address="'RGAA3 -vs-RGAA3-2016'.F87"/>
          </calcext:conditional-format>
          <calcext:conditional-format calcext:target-range-address="'RGAA3 -vs-RGAA3-2016'.F88:'RGAA3 -vs-RGAA3-2016'.F88">
            <calcext:condition calcext:apply-style-name="diff_rgaa3_0vs2016" calcext:value="=&quot;FALSE&quot;" calcext:base-cell-address="'RGAA3 -vs-RGAA3-2016'.F88"/>
          </calcext:conditional-format>
          <calcext:conditional-format calcext:target-range-address="'RGAA3 -vs-RGAA3-2016'.F89:'RGAA3 -vs-RGAA3-2016'.F89">
            <calcext:condition calcext:apply-style-name="diff_rgaa3_0vs2016" calcext:value="=&quot;FALSE&quot;" calcext:base-cell-address="'RGAA3 -vs-RGAA3-2016'.F89"/>
          </calcext:conditional-format>
          <calcext:conditional-format calcext:target-range-address="'RGAA3 -vs-RGAA3-2016'.F90:'RGAA3 -vs-RGAA3-2016'.F90">
            <calcext:condition calcext:apply-style-name="diff_rgaa3_0vs2016" calcext:value="=&quot;FALSE&quot;" calcext:base-cell-address="'RGAA3 -vs-RGAA3-2016'.F90"/>
          </calcext:conditional-format>
          <calcext:conditional-format calcext:target-range-address="'RGAA3 -vs-RGAA3-2016'.F91:'RGAA3 -vs-RGAA3-2016'.F91">
            <calcext:condition calcext:apply-style-name="diff_rgaa3_0vs2016" calcext:value="=&quot;FALSE&quot;" calcext:base-cell-address="'RGAA3 -vs-RGAA3-2016'.F91"/>
          </calcext:conditional-format>
          <calcext:conditional-format calcext:target-range-address="'RGAA3 -vs-RGAA3-2016'.F92:'RGAA3 -vs-RGAA3-2016'.F92">
            <calcext:condition calcext:apply-style-name="diff_rgaa3_0vs2016" calcext:value="=&quot;FALSE&quot;" calcext:base-cell-address="'RGAA3 -vs-RGAA3-2016'.F92"/>
          </calcext:conditional-format>
          <calcext:conditional-format calcext:target-range-address="'RGAA3 -vs-RGAA3-2016'.F93:'RGAA3 -vs-RGAA3-2016'.F93">
            <calcext:condition calcext:apply-style-name="diff_rgaa3_0vs2016" calcext:value="=&quot;FALSE&quot;" calcext:base-cell-address="'RGAA3 -vs-RGAA3-2016'.F93"/>
          </calcext:conditional-format>
          <calcext:conditional-format calcext:target-range-address="'RGAA3 -vs-RGAA3-2016'.F94:'RGAA3 -vs-RGAA3-2016'.F94">
            <calcext:condition calcext:apply-style-name="diff_rgaa3_0vs2016" calcext:value="=&quot;FALSE&quot;" calcext:base-cell-address="'RGAA3 -vs-RGAA3-2016'.F94"/>
          </calcext:conditional-format>
          <calcext:conditional-format calcext:target-range-address="'RGAA3 -vs-RGAA3-2016'.F95:'RGAA3 -vs-RGAA3-2016'.F95">
            <calcext:condition calcext:apply-style-name="diff_rgaa3_0vs2016" calcext:value="=&quot;FALSE&quot;" calcext:base-cell-address="'RGAA3 -vs-RGAA3-2016'.F95"/>
          </calcext:conditional-format>
          <calcext:conditional-format calcext:target-range-address="'RGAA3 -vs-RGAA3-2016'.F96:'RGAA3 -vs-RGAA3-2016'.F96">
            <calcext:condition calcext:apply-style-name="diff_rgaa3_0vs2016" calcext:value="=&quot;FALSE&quot;" calcext:base-cell-address="'RGAA3 -vs-RGAA3-2016'.F96"/>
          </calcext:conditional-format>
          <calcext:conditional-format calcext:target-range-address="'RGAA3 -vs-RGAA3-2016'.F97:'RGAA3 -vs-RGAA3-2016'.F97">
            <calcext:condition calcext:apply-style-name="diff_rgaa3_0vs2016" calcext:value="=&quot;FALSE&quot;" calcext:base-cell-address="'RGAA3 -vs-RGAA3-2016'.F97"/>
          </calcext:conditional-format>
          <calcext:conditional-format calcext:target-range-address="'RGAA3 -vs-RGAA3-2016'.F98:'RGAA3 -vs-RGAA3-2016'.F98">
            <calcext:condition calcext:apply-style-name="diff_rgaa3_0vs2016" calcext:value="=&quot;FALSE&quot;" calcext:base-cell-address="'RGAA3 -vs-RGAA3-2016'.F98"/>
          </calcext:conditional-format>
          <calcext:conditional-format calcext:target-range-address="'RGAA3 -vs-RGAA3-2016'.F99:'RGAA3 -vs-RGAA3-2016'.F99">
            <calcext:condition calcext:apply-style-name="diff_rgaa3_0vs2016" calcext:value="=&quot;FALSE&quot;" calcext:base-cell-address="'RGAA3 -vs-RGAA3-2016'.F99"/>
          </calcext:conditional-format>
          <calcext:conditional-format calcext:target-range-address="'RGAA3 -vs-RGAA3-2016'.F100:'RGAA3 -vs-RGAA3-2016'.F100">
            <calcext:condition calcext:apply-style-name="diff_rgaa3_0vs2016" calcext:value="=&quot;FALSE&quot;" calcext:base-cell-address="'RGAA3 -vs-RGAA3-2016'.F100"/>
          </calcext:conditional-format>
          <calcext:conditional-format calcext:target-range-address="'RGAA3 -vs-RGAA3-2016'.F101:'RGAA3 -vs-RGAA3-2016'.F101">
            <calcext:condition calcext:apply-style-name="diff_rgaa3_0vs2016" calcext:value="=&quot;FALSE&quot;" calcext:base-cell-address="'RGAA3 -vs-RGAA3-2016'.F101"/>
          </calcext:conditional-format>
          <calcext:conditional-format calcext:target-range-address="'RGAA3 -vs-RGAA3-2016'.F102:'RGAA3 -vs-RGAA3-2016'.F102">
            <calcext:condition calcext:apply-style-name="diff_rgaa3_0vs2016" calcext:value="=&quot;FALSE&quot;" calcext:base-cell-address="'RGAA3 -vs-RGAA3-2016'.F102"/>
          </calcext:conditional-format>
          <calcext:conditional-format calcext:target-range-address="'RGAA3 -vs-RGAA3-2016'.F103:'RGAA3 -vs-RGAA3-2016'.F103">
            <calcext:condition calcext:apply-style-name="diff_rgaa3_0vs2016" calcext:value="=&quot;FALSE&quot;" calcext:base-cell-address="'RGAA3 -vs-RGAA3-2016'.F103"/>
          </calcext:conditional-format>
          <calcext:conditional-format calcext:target-range-address="'RGAA3 -vs-RGAA3-2016'.F104:'RGAA3 -vs-RGAA3-2016'.F104">
            <calcext:condition calcext:apply-style-name="diff_rgaa3_0vs2016" calcext:value="=&quot;FALSE&quot;" calcext:base-cell-address="'RGAA3 -vs-RGAA3-2016'.F104"/>
          </calcext:conditional-format>
          <calcext:conditional-format calcext:target-range-address="'RGAA3 -vs-RGAA3-2016'.F105:'RGAA3 -vs-RGAA3-2016'.F105">
            <calcext:condition calcext:apply-style-name="diff_rgaa3_0vs2016" calcext:value="=&quot;FALSE&quot;" calcext:base-cell-address="'RGAA3 -vs-RGAA3-2016'.F105"/>
          </calcext:conditional-format>
          <calcext:conditional-format calcext:target-range-address="'RGAA3 -vs-RGAA3-2016'.F106:'RGAA3 -vs-RGAA3-2016'.F106">
            <calcext:condition calcext:apply-style-name="diff_rgaa3_0vs2016" calcext:value="=&quot;FALSE&quot;" calcext:base-cell-address="'RGAA3 -vs-RGAA3-2016'.F106"/>
          </calcext:conditional-format>
          <calcext:conditional-format calcext:target-range-address="'RGAA3 -vs-RGAA3-2016'.F107:'RGAA3 -vs-RGAA3-2016'.F107">
            <calcext:condition calcext:apply-style-name="diff_rgaa3_0vs2016" calcext:value="=&quot;FALSE&quot;" calcext:base-cell-address="'RGAA3 -vs-RGAA3-2016'.F107"/>
          </calcext:conditional-format>
          <calcext:conditional-format calcext:target-range-address="'RGAA3 -vs-RGAA3-2016'.F108:'RGAA3 -vs-RGAA3-2016'.F108">
            <calcext:condition calcext:apply-style-name="diff_rgaa3_0vs2016" calcext:value="=&quot;FALSE&quot;" calcext:base-cell-address="'RGAA3 -vs-RGAA3-2016'.F108"/>
          </calcext:conditional-format>
          <calcext:conditional-format calcext:target-range-address="'RGAA3 -vs-RGAA3-2016'.F109:'RGAA3 -vs-RGAA3-2016'.F109">
            <calcext:condition calcext:apply-style-name="diff_rgaa3_0vs2016" calcext:value="=&quot;FALSE&quot;" calcext:base-cell-address="'RGAA3 -vs-RGAA3-2016'.F109"/>
          </calcext:conditional-format>
          <calcext:conditional-format calcext:target-range-address="'RGAA3 -vs-RGAA3-2016'.F110:'RGAA3 -vs-RGAA3-2016'.F110">
            <calcext:condition calcext:apply-style-name="diff_rgaa3_0vs2016" calcext:value="=&quot;FALSE&quot;" calcext:base-cell-address="'RGAA3 -vs-RGAA3-2016'.F110"/>
          </calcext:conditional-format>
          <calcext:conditional-format calcext:target-range-address="'RGAA3 -vs-RGAA3-2016'.F111:'RGAA3 -vs-RGAA3-2016'.F111">
            <calcext:condition calcext:apply-style-name="diff_rgaa3_0vs2016" calcext:value="=&quot;FALSE&quot;" calcext:base-cell-address="'RGAA3 -vs-RGAA3-2016'.F111"/>
          </calcext:conditional-format>
          <calcext:conditional-format calcext:target-range-address="'RGAA3 -vs-RGAA3-2016'.F112:'RGAA3 -vs-RGAA3-2016'.F112">
            <calcext:condition calcext:apply-style-name="diff_rgaa3_0vs2016" calcext:value="=&quot;FALSE&quot;" calcext:base-cell-address="'RGAA3 -vs-RGAA3-2016'.F112"/>
          </calcext:conditional-format>
          <calcext:conditional-format calcext:target-range-address="'RGAA3 -vs-RGAA3-2016'.F113:'RGAA3 -vs-RGAA3-2016'.F113">
            <calcext:condition calcext:apply-style-name="diff_rgaa3_0vs2016" calcext:value="=&quot;FALSE&quot;" calcext:base-cell-address="'RGAA3 -vs-RGAA3-2016'.F113"/>
          </calcext:conditional-format>
          <calcext:conditional-format calcext:target-range-address="'RGAA3 -vs-RGAA3-2016'.F114:'RGAA3 -vs-RGAA3-2016'.F114">
            <calcext:condition calcext:apply-style-name="diff_rgaa3_0vs2016" calcext:value="=&quot;FALSE&quot;" calcext:base-cell-address="'RGAA3 -vs-RGAA3-2016'.F114"/>
          </calcext:conditional-format>
          <calcext:conditional-format calcext:target-range-address="'RGAA3 -vs-RGAA3-2016'.F115:'RGAA3 -vs-RGAA3-2016'.F115">
            <calcext:condition calcext:apply-style-name="diff_rgaa3_0vs2016" calcext:value="=&quot;FALSE&quot;" calcext:base-cell-address="'RGAA3 -vs-RGAA3-2016'.F115"/>
          </calcext:conditional-format>
          <calcext:conditional-format calcext:target-range-address="'RGAA3 -vs-RGAA3-2016'.F116:'RGAA3 -vs-RGAA3-2016'.F116">
            <calcext:condition calcext:apply-style-name="diff_rgaa3_0vs2016" calcext:value="=&quot;FALSE&quot;" calcext:base-cell-address="'RGAA3 -vs-RGAA3-2016'.F116"/>
          </calcext:conditional-format>
          <calcext:conditional-format calcext:target-range-address="'RGAA3 -vs-RGAA3-2016'.F117:'RGAA3 -vs-RGAA3-2016'.F117">
            <calcext:condition calcext:apply-style-name="diff_rgaa3_0vs2016" calcext:value="=&quot;FALSE&quot;" calcext:base-cell-address="'RGAA3 -vs-RGAA3-2016'.F117"/>
          </calcext:conditional-format>
          <calcext:conditional-format calcext:target-range-address="'RGAA3 -vs-RGAA3-2016'.F118:'RGAA3 -vs-RGAA3-2016'.F118">
            <calcext:condition calcext:apply-style-name="diff_rgaa3_0vs2016" calcext:value="=&quot;FALSE&quot;" calcext:base-cell-address="'RGAA3 -vs-RGAA3-2016'.F118"/>
          </calcext:conditional-format>
          <calcext:conditional-format calcext:target-range-address="'RGAA3 -vs-RGAA3-2016'.F119:'RGAA3 -vs-RGAA3-2016'.F119">
            <calcext:condition calcext:apply-style-name="diff_rgaa3_0vs2016" calcext:value="=&quot;FALSE&quot;" calcext:base-cell-address="'RGAA3 -vs-RGAA3-2016'.F119"/>
          </calcext:conditional-format>
          <calcext:conditional-format calcext:target-range-address="'RGAA3 -vs-RGAA3-2016'.F120:'RGAA3 -vs-RGAA3-2016'.F120">
            <calcext:condition calcext:apply-style-name="diff_rgaa3_0vs2016" calcext:value="=&quot;FALSE&quot;" calcext:base-cell-address="'RGAA3 -vs-RGAA3-2016'.F120"/>
          </calcext:conditional-format>
          <calcext:conditional-format calcext:target-range-address="'RGAA3 -vs-RGAA3-2016'.F121:'RGAA3 -vs-RGAA3-2016'.F121">
            <calcext:condition calcext:apply-style-name="diff_rgaa3_0vs2016" calcext:value="=&quot;FALSE&quot;" calcext:base-cell-address="'RGAA3 -vs-RGAA3-2016'.F121"/>
          </calcext:conditional-format>
          <calcext:conditional-format calcext:target-range-address="'RGAA3 -vs-RGAA3-2016'.F122:'RGAA3 -vs-RGAA3-2016'.F122">
            <calcext:condition calcext:apply-style-name="diff_rgaa3_0vs2016" calcext:value="=&quot;FALSE&quot;" calcext:base-cell-address="'RGAA3 -vs-RGAA3-2016'.F122"/>
          </calcext:conditional-format>
          <calcext:conditional-format calcext:target-range-address="'RGAA3 -vs-RGAA3-2016'.F123:'RGAA3 -vs-RGAA3-2016'.F123">
            <calcext:condition calcext:apply-style-name="diff_rgaa3_0vs2016" calcext:value="=&quot;FALSE&quot;" calcext:base-cell-address="'RGAA3 -vs-RGAA3-2016'.F123"/>
          </calcext:conditional-format>
          <calcext:conditional-format calcext:target-range-address="'RGAA3 -vs-RGAA3-2016'.F124:'RGAA3 -vs-RGAA3-2016'.F124">
            <calcext:condition calcext:apply-style-name="diff_rgaa3_0vs2016" calcext:value="=&quot;FALSE&quot;" calcext:base-cell-address="'RGAA3 -vs-RGAA3-2016'.F124"/>
          </calcext:conditional-format>
          <calcext:conditional-format calcext:target-range-address="'RGAA3 -vs-RGAA3-2016'.F125:'RGAA3 -vs-RGAA3-2016'.F125">
            <calcext:condition calcext:apply-style-name="diff_rgaa3_0vs2016" calcext:value="=&quot;FALSE&quot;" calcext:base-cell-address="'RGAA3 -vs-RGAA3-2016'.F125"/>
          </calcext:conditional-format>
          <calcext:conditional-format calcext:target-range-address="'RGAA3 -vs-RGAA3-2016'.F126:'RGAA3 -vs-RGAA3-2016'.F126">
            <calcext:condition calcext:apply-style-name="diff_rgaa3_0vs2016" calcext:value="=&quot;FALSE&quot;" calcext:base-cell-address="'RGAA3 -vs-RGAA3-2016'.F126"/>
          </calcext:conditional-format>
          <calcext:conditional-format calcext:target-range-address="'RGAA3 -vs-RGAA3-2016'.F127:'RGAA3 -vs-RGAA3-2016'.F127">
            <calcext:condition calcext:apply-style-name="diff_rgaa3_0vs2016" calcext:value="=&quot;FALSE&quot;" calcext:base-cell-address="'RGAA3 -vs-RGAA3-2016'.F127"/>
          </calcext:conditional-format>
          <calcext:conditional-format calcext:target-range-address="'RGAA3 -vs-RGAA3-2016'.F128:'RGAA3 -vs-RGAA3-2016'.F128">
            <calcext:condition calcext:apply-style-name="diff_rgaa3_0vs2016" calcext:value="=&quot;FALSE&quot;" calcext:base-cell-address="'RGAA3 -vs-RGAA3-2016'.F128"/>
          </calcext:conditional-format>
          <calcext:conditional-format calcext:target-range-address="'RGAA3 -vs-RGAA3-2016'.F129:'RGAA3 -vs-RGAA3-2016'.F129">
            <calcext:condition calcext:apply-style-name="diff_rgaa3_0vs2016" calcext:value="=&quot;FALSE&quot;" calcext:base-cell-address="'RGAA3 -vs-RGAA3-2016'.F129"/>
          </calcext:conditional-format>
          <calcext:conditional-format calcext:target-range-address="'RGAA3 -vs-RGAA3-2016'.F130:'RGAA3 -vs-RGAA3-2016'.F130">
            <calcext:condition calcext:apply-style-name="diff_rgaa3_0vs2016" calcext:value="=&quot;FALSE&quot;" calcext:base-cell-address="'RGAA3 -vs-RGAA3-2016'.F130"/>
          </calcext:conditional-format>
          <calcext:conditional-format calcext:target-range-address="'RGAA3 -vs-RGAA3-2016'.F131:'RGAA3 -vs-RGAA3-2016'.F131">
            <calcext:condition calcext:apply-style-name="diff_rgaa3_0vs2016" calcext:value="=&quot;FALSE&quot;" calcext:base-cell-address="'RGAA3 -vs-RGAA3-2016'.F131"/>
          </calcext:conditional-format>
          <calcext:conditional-format calcext:target-range-address="'RGAA3 -vs-RGAA3-2016'.F132:'RGAA3 -vs-RGAA3-2016'.F132">
            <calcext:condition calcext:apply-style-name="diff_rgaa3_0vs2016" calcext:value="=&quot;FALSE&quot;" calcext:base-cell-address="'RGAA3 -vs-RGAA3-2016'.F132"/>
          </calcext:conditional-format>
          <calcext:conditional-format calcext:target-range-address="'RGAA3 -vs-RGAA3-2016'.F133:'RGAA3 -vs-RGAA3-2016'.F133">
            <calcext:condition calcext:apply-style-name="diff_rgaa3_0vs2016" calcext:value="=&quot;FALSE&quot;" calcext:base-cell-address="'RGAA3 -vs-RGAA3-2016'.F133"/>
          </calcext:conditional-format>
          <calcext:conditional-format calcext:target-range-address="'RGAA3 -vs-RGAA3-2016'.F134:'RGAA3 -vs-RGAA3-2016'.F134">
            <calcext:condition calcext:apply-style-name="diff_rgaa3_0vs2016" calcext:value="=&quot;FALSE&quot;" calcext:base-cell-address="'RGAA3 -vs-RGAA3-2016'.F134"/>
          </calcext:conditional-format>
          <calcext:conditional-format calcext:target-range-address="'RGAA3 -vs-RGAA3-2016'.F135:'RGAA3 -vs-RGAA3-2016'.F135">
            <calcext:condition calcext:apply-style-name="diff_rgaa3_0vs2016" calcext:value="=&quot;FALSE&quot;" calcext:base-cell-address="'RGAA3 -vs-RGAA3-2016'.F135"/>
          </calcext:conditional-format>
          <calcext:conditional-format calcext:target-range-address="'RGAA3 -vs-RGAA3-2016'.F136:'RGAA3 -vs-RGAA3-2016'.F136">
            <calcext:condition calcext:apply-style-name="diff_rgaa3_0vs2016" calcext:value="=&quot;FALSE&quot;" calcext:base-cell-address="'RGAA3 -vs-RGAA3-2016'.F136"/>
          </calcext:conditional-format>
          <calcext:conditional-format calcext:target-range-address="'RGAA3 -vs-RGAA3-2016'.F137:'RGAA3 -vs-RGAA3-2016'.F137">
            <calcext:condition calcext:apply-style-name="diff_rgaa3_0vs2016" calcext:value="=&quot;FALSE&quot;" calcext:base-cell-address="'RGAA3 -vs-RGAA3-2016'.F137"/>
          </calcext:conditional-format>
          <calcext:conditional-format calcext:target-range-address="'RGAA3 -vs-RGAA3-2016'.F138:'RGAA3 -vs-RGAA3-2016'.F138">
            <calcext:condition calcext:apply-style-name="diff_rgaa3_0vs2016" calcext:value="=&quot;FALSE&quot;" calcext:base-cell-address="'RGAA3 -vs-RGAA3-2016'.F138"/>
          </calcext:conditional-format>
          <calcext:conditional-format calcext:target-range-address="'RGAA3 -vs-RGAA3-2016'.F139:'RGAA3 -vs-RGAA3-2016'.F139">
            <calcext:condition calcext:apply-style-name="diff_rgaa3_0vs2016" calcext:value="=&quot;FALSE&quot;" calcext:base-cell-address="'RGAA3 -vs-RGAA3-2016'.F139"/>
          </calcext:conditional-format>
          <calcext:conditional-format calcext:target-range-address="'RGAA3 -vs-RGAA3-2016'.F140:'RGAA3 -vs-RGAA3-2016'.F140">
            <calcext:condition calcext:apply-style-name="diff_rgaa3_0vs2016" calcext:value="=&quot;FALSE&quot;" calcext:base-cell-address="'RGAA3 -vs-RGAA3-2016'.F140"/>
          </calcext:conditional-format>
          <calcext:conditional-format calcext:target-range-address="'RGAA3 -vs-RGAA3-2016'.F141:'RGAA3 -vs-RGAA3-2016'.F141">
            <calcext:condition calcext:apply-style-name="diff_rgaa3_0vs2016" calcext:value="=&quot;FALSE&quot;" calcext:base-cell-address="'RGAA3 -vs-RGAA3-2016'.F141"/>
          </calcext:conditional-format>
          <calcext:conditional-format calcext:target-range-address="'RGAA3 -vs-RGAA3-2016'.F142:'RGAA3 -vs-RGAA3-2016'.F142">
            <calcext:condition calcext:apply-style-name="diff_rgaa3_0vs2016" calcext:value="=&quot;FALSE&quot;" calcext:base-cell-address="'RGAA3 -vs-RGAA3-2016'.F142"/>
          </calcext:conditional-format>
          <calcext:conditional-format calcext:target-range-address="'RGAA3 -vs-RGAA3-2016'.F143:'RGAA3 -vs-RGAA3-2016'.F143">
            <calcext:condition calcext:apply-style-name="diff_rgaa3_0vs2016" calcext:value="=&quot;FALSE&quot;" calcext:base-cell-address="'RGAA3 -vs-RGAA3-2016'.F143"/>
          </calcext:conditional-format>
          <calcext:conditional-format calcext:target-range-address="'RGAA3 -vs-RGAA3-2016'.F144:'RGAA3 -vs-RGAA3-2016'.F144">
            <calcext:condition calcext:apply-style-name="diff_rgaa3_0vs2016" calcext:value="=&quot;FALSE&quot;" calcext:base-cell-address="'RGAA3 -vs-RGAA3-2016'.F144"/>
          </calcext:conditional-format>
          <calcext:conditional-format calcext:target-range-address="'RGAA3 -vs-RGAA3-2016'.F145:'RGAA3 -vs-RGAA3-2016'.F145">
            <calcext:condition calcext:apply-style-name="diff_rgaa3_0vs2016" calcext:value="=&quot;FALSE&quot;" calcext:base-cell-address="'RGAA3 -vs-RGAA3-2016'.F145"/>
          </calcext:conditional-format>
          <calcext:conditional-format calcext:target-range-address="'RGAA3 -vs-RGAA3-2016'.F146:'RGAA3 -vs-RGAA3-2016'.F146">
            <calcext:condition calcext:apply-style-name="diff_rgaa3_0vs2016" calcext:value="=&quot;FALSE&quot;" calcext:base-cell-address="'RGAA3 -vs-RGAA3-2016'.F146"/>
          </calcext:conditional-format>
          <calcext:conditional-format calcext:target-range-address="'RGAA3 -vs-RGAA3-2016'.F147:'RGAA3 -vs-RGAA3-2016'.F147">
            <calcext:condition calcext:apply-style-name="diff_rgaa3_0vs2016" calcext:value="=&quot;FALSE&quot;" calcext:base-cell-address="'RGAA3 -vs-RGAA3-2016'.F147"/>
          </calcext:conditional-format>
          <calcext:conditional-format calcext:target-range-address="'RGAA3 -vs-RGAA3-2016'.F148:'RGAA3 -vs-RGAA3-2016'.F148">
            <calcext:condition calcext:apply-style-name="diff_rgaa3_0vs2016" calcext:value="=&quot;FALSE&quot;" calcext:base-cell-address="'RGAA3 -vs-RGAA3-2016'.F148"/>
          </calcext:conditional-format>
          <calcext:conditional-format calcext:target-range-address="'RGAA3 -vs-RGAA3-2016'.F149:'RGAA3 -vs-RGAA3-2016'.F149">
            <calcext:condition calcext:apply-style-name="diff_rgaa3_0vs2016" calcext:value="=&quot;FALSE&quot;" calcext:base-cell-address="'RGAA3 -vs-RGAA3-2016'.F149"/>
          </calcext:conditional-format>
          <calcext:conditional-format calcext:target-range-address="'RGAA3 -vs-RGAA3-2016'.F150:'RGAA3 -vs-RGAA3-2016'.F150">
            <calcext:condition calcext:apply-style-name="diff_rgaa3_0vs2016" calcext:value="=&quot;FALSE&quot;" calcext:base-cell-address="'RGAA3 -vs-RGAA3-2016'.F150"/>
          </calcext:conditional-format>
          <calcext:conditional-format calcext:target-range-address="'RGAA3 -vs-RGAA3-2016'.F151:'RGAA3 -vs-RGAA3-2016'.F151">
            <calcext:condition calcext:apply-style-name="diff_rgaa3_0vs2016" calcext:value="=&quot;FALSE&quot;" calcext:base-cell-address="'RGAA3 -vs-RGAA3-2016'.F151"/>
          </calcext:conditional-format>
          <calcext:conditional-format calcext:target-range-address="'RGAA3 -vs-RGAA3-2016'.F152:'RGAA3 -vs-RGAA3-2016'.F152">
            <calcext:condition calcext:apply-style-name="diff_rgaa3_0vs2016" calcext:value="=&quot;FALSE&quot;" calcext:base-cell-address="'RGAA3 -vs-RGAA3-2016'.F152"/>
          </calcext:conditional-format>
          <calcext:conditional-format calcext:target-range-address="'RGAA3 -vs-RGAA3-2016'.F153:'RGAA3 -vs-RGAA3-2016'.F153">
            <calcext:condition calcext:apply-style-name="diff_rgaa3_0vs2016" calcext:value="=&quot;FALSE&quot;" calcext:base-cell-address="'RGAA3 -vs-RGAA3-2016'.F153"/>
          </calcext:conditional-format>
          <calcext:conditional-format calcext:target-range-address="'RGAA3 -vs-RGAA3-2016'.F154:'RGAA3 -vs-RGAA3-2016'.F154">
            <calcext:condition calcext:apply-style-name="diff_rgaa3_0vs2016" calcext:value="=&quot;FALSE&quot;" calcext:base-cell-address="'RGAA3 -vs-RGAA3-2016'.F154"/>
          </calcext:conditional-format>
          <calcext:conditional-format calcext:target-range-address="'RGAA3 -vs-RGAA3-2016'.F155:'RGAA3 -vs-RGAA3-2016'.F155">
            <calcext:condition calcext:apply-style-name="diff_rgaa3_0vs2016" calcext:value="=&quot;FALSE&quot;" calcext:base-cell-address="'RGAA3 -vs-RGAA3-2016'.F155"/>
          </calcext:conditional-format>
          <calcext:conditional-format calcext:target-range-address="'RGAA3 -vs-RGAA3-2016'.F156:'RGAA3 -vs-RGAA3-2016'.F156">
            <calcext:condition calcext:apply-style-name="diff_rgaa3_0vs2016" calcext:value="=&quot;FALSE&quot;" calcext:base-cell-address="'RGAA3 -vs-RGAA3-2016'.F156"/>
          </calcext:conditional-format>
          <calcext:conditional-format calcext:target-range-address="'RGAA3 -vs-RGAA3-2016'.F157:'RGAA3 -vs-RGAA3-2016'.F157">
            <calcext:condition calcext:apply-style-name="diff_rgaa3_0vs2016" calcext:value="=&quot;FALSE&quot;" calcext:base-cell-address="'RGAA3 -vs-RGAA3-2016'.F157"/>
          </calcext:conditional-format>
          <calcext:conditional-format calcext:target-range-address="'RGAA3 -vs-RGAA3-2016'.F158:'RGAA3 -vs-RGAA3-2016'.F158">
            <calcext:condition calcext:apply-style-name="diff_rgaa3_0vs2016" calcext:value="=&quot;FALSE&quot;" calcext:base-cell-address="'RGAA3 -vs-RGAA3-2016'.F158"/>
          </calcext:conditional-format>
          <calcext:conditional-format calcext:target-range-address="'RGAA3 -vs-RGAA3-2016'.F159:'RGAA3 -vs-RGAA3-2016'.F159">
            <calcext:condition calcext:apply-style-name="diff_rgaa3_0vs2016" calcext:value="=&quot;FALSE&quot;" calcext:base-cell-address="'RGAA3 -vs-RGAA3-2016'.F159"/>
          </calcext:conditional-format>
          <calcext:conditional-format calcext:target-range-address="'RGAA3 -vs-RGAA3-2016'.F160:'RGAA3 -vs-RGAA3-2016'.F160">
            <calcext:condition calcext:apply-style-name="diff_rgaa3_0vs2016" calcext:value="=&quot;FALSE&quot;" calcext:base-cell-address="'RGAA3 -vs-RGAA3-2016'.F160"/>
          </calcext:conditional-format>
          <calcext:conditional-format calcext:target-range-address="'RGAA3 -vs-RGAA3-2016'.F161:'RGAA3 -vs-RGAA3-2016'.F161">
            <calcext:condition calcext:apply-style-name="diff_rgaa3_0vs2016" calcext:value="=&quot;FALSE&quot;" calcext:base-cell-address="'RGAA3 -vs-RGAA3-2016'.F161"/>
          </calcext:conditional-format>
          <calcext:conditional-format calcext:target-range-address="'RGAA3 -vs-RGAA3-2016'.F162:'RGAA3 -vs-RGAA3-2016'.F162">
            <calcext:condition calcext:apply-style-name="diff_rgaa3_0vs2016" calcext:value="=&quot;FALSE&quot;" calcext:base-cell-address="'RGAA3 -vs-RGAA3-2016'.F162"/>
          </calcext:conditional-format>
          <calcext:conditional-format calcext:target-range-address="'RGAA3 -vs-RGAA3-2016'.F163:'RGAA3 -vs-RGAA3-2016'.F163">
            <calcext:condition calcext:apply-style-name="diff_rgaa3_0vs2016" calcext:value="=&quot;FALSE&quot;" calcext:base-cell-address="'RGAA3 -vs-RGAA3-2016'.F163"/>
          </calcext:conditional-format>
          <calcext:conditional-format calcext:target-range-address="'RGAA3 -vs-RGAA3-2016'.F164:'RGAA3 -vs-RGAA3-2016'.F164">
            <calcext:condition calcext:apply-style-name="diff_rgaa3_0vs2016" calcext:value="=&quot;FALSE&quot;" calcext:base-cell-address="'RGAA3 -vs-RGAA3-2016'.F164"/>
          </calcext:conditional-format>
          <calcext:conditional-format calcext:target-range-address="'RGAA3 -vs-RGAA3-2016'.F165:'RGAA3 -vs-RGAA3-2016'.F165">
            <calcext:condition calcext:apply-style-name="diff_rgaa3_0vs2016" calcext:value="=&quot;FALSE&quot;" calcext:base-cell-address="'RGAA3 -vs-RGAA3-2016'.F165"/>
          </calcext:conditional-format>
          <calcext:conditional-format calcext:target-range-address="'RGAA3 -vs-RGAA3-2016'.F166:'RGAA3 -vs-RGAA3-2016'.F166">
            <calcext:condition calcext:apply-style-name="diff_rgaa3_0vs2016" calcext:value="=&quot;FALSE&quot;" calcext:base-cell-address="'RGAA3 -vs-RGAA3-2016'.F166"/>
          </calcext:conditional-format>
          <calcext:conditional-format calcext:target-range-address="'RGAA3 -vs-RGAA3-2016'.F167:'RGAA3 -vs-RGAA3-2016'.F167">
            <calcext:condition calcext:apply-style-name="diff_rgaa3_0vs2016" calcext:value="=&quot;FALSE&quot;" calcext:base-cell-address="'RGAA3 -vs-RGAA3-2016'.F167"/>
          </calcext:conditional-format>
          <calcext:conditional-format calcext:target-range-address="'RGAA3 -vs-RGAA3-2016'.F168:'RGAA3 -vs-RGAA3-2016'.F168">
            <calcext:condition calcext:apply-style-name="diff_rgaa3_0vs2016" calcext:value="=&quot;FALSE&quot;" calcext:base-cell-address="'RGAA3 -vs-RGAA3-2016'.F168"/>
          </calcext:conditional-format>
          <calcext:conditional-format calcext:target-range-address="'RGAA3 -vs-RGAA3-2016'.F169:'RGAA3 -vs-RGAA3-2016'.F169">
            <calcext:condition calcext:apply-style-name="diff_rgaa3_0vs2016" calcext:value="=&quot;FALSE&quot;" calcext:base-cell-address="'RGAA3 -vs-RGAA3-2016'.F169"/>
          </calcext:conditional-format>
          <calcext:conditional-format calcext:target-range-address="'RGAA3 -vs-RGAA3-2016'.F170:'RGAA3 -vs-RGAA3-2016'.F170">
            <calcext:condition calcext:apply-style-name="diff_rgaa3_0vs2016" calcext:value="=&quot;FALSE&quot;" calcext:base-cell-address="'RGAA3 -vs-RGAA3-2016'.F170"/>
          </calcext:conditional-format>
          <calcext:conditional-format calcext:target-range-address="'RGAA3 -vs-RGAA3-2016'.F171:'RGAA3 -vs-RGAA3-2016'.F171">
            <calcext:condition calcext:apply-style-name="diff_rgaa3_0vs2016" calcext:value="=&quot;FALSE&quot;" calcext:base-cell-address="'RGAA3 -vs-RGAA3-2016'.F171"/>
          </calcext:conditional-format>
          <calcext:conditional-format calcext:target-range-address="'RGAA3 -vs-RGAA3-2016'.F172:'RGAA3 -vs-RGAA3-2016'.F172">
            <calcext:condition calcext:apply-style-name="diff_rgaa3_0vs2016" calcext:value="=&quot;FALSE&quot;" calcext:base-cell-address="'RGAA3 -vs-RGAA3-2016'.F172"/>
          </calcext:conditional-format>
          <calcext:conditional-format calcext:target-range-address="'RGAA3 -vs-RGAA3-2016'.F173:'RGAA3 -vs-RGAA3-2016'.F173">
            <calcext:condition calcext:apply-style-name="diff_rgaa3_0vs2016" calcext:value="=&quot;FALSE&quot;" calcext:base-cell-address="'RGAA3 -vs-RGAA3-2016'.F173"/>
          </calcext:conditional-format>
          <calcext:conditional-format calcext:target-range-address="'RGAA3 -vs-RGAA3-2016'.F174:'RGAA3 -vs-RGAA3-2016'.F174">
            <calcext:condition calcext:apply-style-name="diff_rgaa3_0vs2016" calcext:value="=&quot;FALSE&quot;" calcext:base-cell-address="'RGAA3 -vs-RGAA3-2016'.F174"/>
          </calcext:conditional-format>
          <calcext:conditional-format calcext:target-range-address="'RGAA3 -vs-RGAA3-2016'.F175:'RGAA3 -vs-RGAA3-2016'.F175">
            <calcext:condition calcext:apply-style-name="diff_rgaa3_0vs2016" calcext:value="=&quot;FALSE&quot;" calcext:base-cell-address="'RGAA3 -vs-RGAA3-2016'.F175"/>
          </calcext:conditional-format>
          <calcext:conditional-format calcext:target-range-address="'RGAA3 -vs-RGAA3-2016'.F176:'RGAA3 -vs-RGAA3-2016'.F176">
            <calcext:condition calcext:apply-style-name="diff_rgaa3_0vs2016" calcext:value="=&quot;FALSE&quot;" calcext:base-cell-address="'RGAA3 -vs-RGAA3-2016'.F176"/>
          </calcext:conditional-format>
          <calcext:conditional-format calcext:target-range-address="'RGAA3 -vs-RGAA3-2016'.F177:'RGAA3 -vs-RGAA3-2016'.F177">
            <calcext:condition calcext:apply-style-name="diff_rgaa3_0vs2016" calcext:value="=&quot;FALSE&quot;" calcext:base-cell-address="'RGAA3 -vs-RGAA3-2016'.F177"/>
          </calcext:conditional-format>
          <calcext:conditional-format calcext:target-range-address="'RGAA3 -vs-RGAA3-2016'.F178:'RGAA3 -vs-RGAA3-2016'.F178">
            <calcext:condition calcext:apply-style-name="diff_rgaa3_0vs2016" calcext:value="=&quot;FALSE&quot;" calcext:base-cell-address="'RGAA3 -vs-RGAA3-2016'.F178"/>
          </calcext:conditional-format>
          <calcext:conditional-format calcext:target-range-address="'RGAA3 -vs-RGAA3-2016'.F179:'RGAA3 -vs-RGAA3-2016'.F179">
            <calcext:condition calcext:apply-style-name="diff_rgaa3_0vs2016" calcext:value="=&quot;FALSE&quot;" calcext:base-cell-address="'RGAA3 -vs-RGAA3-2016'.F179"/>
          </calcext:conditional-format>
          <calcext:conditional-format calcext:target-range-address="'RGAA3 -vs-RGAA3-2016'.F180:'RGAA3 -vs-RGAA3-2016'.F180">
            <calcext:condition calcext:apply-style-name="diff_rgaa3_0vs2016" calcext:value="=&quot;FALSE&quot;" calcext:base-cell-address="'RGAA3 -vs-RGAA3-2016'.F180"/>
          </calcext:conditional-format>
          <calcext:conditional-format calcext:target-range-address="'RGAA3 -vs-RGAA3-2016'.F181:'RGAA3 -vs-RGAA3-2016'.F181">
            <calcext:condition calcext:apply-style-name="diff_rgaa3_0vs2016" calcext:value="=&quot;FALSE&quot;" calcext:base-cell-address="'RGAA3 -vs-RGAA3-2016'.F181"/>
          </calcext:conditional-format>
          <calcext:conditional-format calcext:target-range-address="'RGAA3 -vs-RGAA3-2016'.F182:'RGAA3 -vs-RGAA3-2016'.F182">
            <calcext:condition calcext:apply-style-name="diff_rgaa3_0vs2016" calcext:value="=&quot;FALSE&quot;" calcext:base-cell-address="'RGAA3 -vs-RGAA3-2016'.F182"/>
          </calcext:conditional-format>
          <calcext:conditional-format calcext:target-range-address="'RGAA3 -vs-RGAA3-2016'.F183:'RGAA3 -vs-RGAA3-2016'.F183">
            <calcext:condition calcext:apply-style-name="diff_rgaa3_0vs2016" calcext:value="=&quot;FALSE&quot;" calcext:base-cell-address="'RGAA3 -vs-RGAA3-2016'.F183"/>
          </calcext:conditional-format>
          <calcext:conditional-format calcext:target-range-address="'RGAA3 -vs-RGAA3-2016'.F184:'RGAA3 -vs-RGAA3-2016'.F184">
            <calcext:condition calcext:apply-style-name="diff_rgaa3_0vs2016" calcext:value="=&quot;FALSE&quot;" calcext:base-cell-address="'RGAA3 -vs-RGAA3-2016'.F184"/>
          </calcext:conditional-format>
          <calcext:conditional-format calcext:target-range-address="'RGAA3 -vs-RGAA3-2016'.F185:'RGAA3 -vs-RGAA3-2016'.F185">
            <calcext:condition calcext:apply-style-name="diff_rgaa3_0vs2016" calcext:value="=&quot;FALSE&quot;" calcext:base-cell-address="'RGAA3 -vs-RGAA3-2016'.F185"/>
          </calcext:conditional-format>
          <calcext:conditional-format calcext:target-range-address="'RGAA3 -vs-RGAA3-2016'.F186:'RGAA3 -vs-RGAA3-2016'.F186">
            <calcext:condition calcext:apply-style-name="diff_rgaa3_0vs2016" calcext:value="=&quot;FALSE&quot;" calcext:base-cell-address="'RGAA3 -vs-RGAA3-2016'.F186"/>
          </calcext:conditional-format>
          <calcext:conditional-format calcext:target-range-address="'RGAA3 -vs-RGAA3-2016'.F187:'RGAA3 -vs-RGAA3-2016'.F187">
            <calcext:condition calcext:apply-style-name="diff_rgaa3_0vs2016" calcext:value="=&quot;FALSE&quot;" calcext:base-cell-address="'RGAA3 -vs-RGAA3-2016'.F187"/>
          </calcext:conditional-format>
          <calcext:conditional-format calcext:target-range-address="'RGAA3 -vs-RGAA3-2016'.F188:'RGAA3 -vs-RGAA3-2016'.F188">
            <calcext:condition calcext:apply-style-name="diff_rgaa3_0vs2016" calcext:value="=&quot;FALSE&quot;" calcext:base-cell-address="'RGAA3 -vs-RGAA3-2016'.F188"/>
          </calcext:conditional-format>
          <calcext:conditional-format calcext:target-range-address="'RGAA3 -vs-RGAA3-2016'.F189:'RGAA3 -vs-RGAA3-2016'.F189">
            <calcext:condition calcext:apply-style-name="diff_rgaa3_0vs2016" calcext:value="=&quot;FALSE&quot;" calcext:base-cell-address="'RGAA3 -vs-RGAA3-2016'.F189"/>
          </calcext:conditional-format>
          <calcext:conditional-format calcext:target-range-address="'RGAA3 -vs-RGAA3-2016'.F190:'RGAA3 -vs-RGAA3-2016'.F190">
            <calcext:condition calcext:apply-style-name="diff_rgaa3_0vs2016" calcext:value="=&quot;FALSE&quot;" calcext:base-cell-address="'RGAA3 -vs-RGAA3-2016'.F190"/>
          </calcext:conditional-format>
          <calcext:conditional-format calcext:target-range-address="'RGAA3 -vs-RGAA3-2016'.F191:'RGAA3 -vs-RGAA3-2016'.F191">
            <calcext:condition calcext:apply-style-name="diff_rgaa3_0vs2016" calcext:value="=&quot;FALSE&quot;" calcext:base-cell-address="'RGAA3 -vs-RGAA3-2016'.F191"/>
          </calcext:conditional-format>
          <calcext:conditional-format calcext:target-range-address="'RGAA3 -vs-RGAA3-2016'.F192:'RGAA3 -vs-RGAA3-2016'.F192">
            <calcext:condition calcext:apply-style-name="diff_rgaa3_0vs2016" calcext:value="=&quot;FALSE&quot;" calcext:base-cell-address="'RGAA3 -vs-RGAA3-2016'.F192"/>
          </calcext:conditional-format>
          <calcext:conditional-format calcext:target-range-address="'RGAA3 -vs-RGAA3-2016'.F193:'RGAA3 -vs-RGAA3-2016'.F193">
            <calcext:condition calcext:apply-style-name="diff_rgaa3_0vs2016" calcext:value="=&quot;FALSE&quot;" calcext:base-cell-address="'RGAA3 -vs-RGAA3-2016'.F193"/>
          </calcext:conditional-format>
          <calcext:conditional-format calcext:target-range-address="'RGAA3 -vs-RGAA3-2016'.F194:'RGAA3 -vs-RGAA3-2016'.F194">
            <calcext:condition calcext:apply-style-name="diff_rgaa3_0vs2016" calcext:value="=&quot;FALSE&quot;" calcext:base-cell-address="'RGAA3 -vs-RGAA3-2016'.F194"/>
          </calcext:conditional-format>
          <calcext:conditional-format calcext:target-range-address="'RGAA3 -vs-RGAA3-2016'.F195:'RGAA3 -vs-RGAA3-2016'.F195">
            <calcext:condition calcext:apply-style-name="diff_rgaa3_0vs2016" calcext:value="=&quot;FALSE&quot;" calcext:base-cell-address="'RGAA3 -vs-RGAA3-2016'.F195"/>
          </calcext:conditional-format>
          <calcext:conditional-format calcext:target-range-address="'RGAA3 -vs-RGAA3-2016'.F196:'RGAA3 -vs-RGAA3-2016'.F196">
            <calcext:condition calcext:apply-style-name="diff_rgaa3_0vs2016" calcext:value="=&quot;FALSE&quot;" calcext:base-cell-address="'RGAA3 -vs-RGAA3-2016'.F196"/>
          </calcext:conditional-format>
          <calcext:conditional-format calcext:target-range-address="'RGAA3 -vs-RGAA3-2016'.F197:'RGAA3 -vs-RGAA3-2016'.F197">
            <calcext:condition calcext:apply-style-name="diff_rgaa3_0vs2016" calcext:value="=&quot;FALSE&quot;" calcext:base-cell-address="'RGAA3 -vs-RGAA3-2016'.F197"/>
          </calcext:conditional-format>
          <calcext:conditional-format calcext:target-range-address="'RGAA3 -vs-RGAA3-2016'.F198:'RGAA3 -vs-RGAA3-2016'.F198">
            <calcext:condition calcext:apply-style-name="diff_rgaa3_0vs2016" calcext:value="=&quot;FALSE&quot;" calcext:base-cell-address="'RGAA3 -vs-RGAA3-2016'.F198"/>
          </calcext:conditional-format>
          <calcext:conditional-format calcext:target-range-address="'RGAA3 -vs-RGAA3-2016'.F199:'RGAA3 -vs-RGAA3-2016'.F199">
            <calcext:condition calcext:apply-style-name="diff_rgaa3_0vs2016" calcext:value="=&quot;FALSE&quot;" calcext:base-cell-address="'RGAA3 -vs-RGAA3-2016'.F199"/>
          </calcext:conditional-format>
          <calcext:conditional-format calcext:target-range-address="'RGAA3 -vs-RGAA3-2016'.F200:'RGAA3 -vs-RGAA3-2016'.F200">
            <calcext:condition calcext:apply-style-name="diff_rgaa3_0vs2016" calcext:value="=&quot;FALSE&quot;" calcext:base-cell-address="'RGAA3 -vs-RGAA3-2016'.F200"/>
          </calcext:conditional-format>
          <calcext:conditional-format calcext:target-range-address="'RGAA3 -vs-RGAA3-2016'.F201:'RGAA3 -vs-RGAA3-2016'.F201">
            <calcext:condition calcext:apply-style-name="diff_rgaa3_0vs2016" calcext:value="=&quot;FALSE&quot;" calcext:base-cell-address="'RGAA3 -vs-RGAA3-2016'.F201"/>
          </calcext:conditional-format>
          <calcext:conditional-format calcext:target-range-address="'RGAA3 -vs-RGAA3-2016'.F202:'RGAA3 -vs-RGAA3-2016'.F202">
            <calcext:condition calcext:apply-style-name="diff_rgaa3_0vs2016" calcext:value="=&quot;FALSE&quot;" calcext:base-cell-address="'RGAA3 -vs-RGAA3-2016'.F202"/>
          </calcext:conditional-format>
          <calcext:conditional-format calcext:target-range-address="'RGAA3 -vs-RGAA3-2016'.F203:'RGAA3 -vs-RGAA3-2016'.F203">
            <calcext:condition calcext:apply-style-name="diff_rgaa3_0vs2016" calcext:value="=&quot;FALSE&quot;" calcext:base-cell-address="'RGAA3 -vs-RGAA3-2016'.F203"/>
          </calcext:conditional-format>
          <calcext:conditional-format calcext:target-range-address="'RGAA3 -vs-RGAA3-2016'.F204:'RGAA3 -vs-RGAA3-2016'.F204">
            <calcext:condition calcext:apply-style-name="diff_rgaa3_0vs2016" calcext:value="=&quot;FALSE&quot;" calcext:base-cell-address="'RGAA3 -vs-RGAA3-2016'.F204"/>
          </calcext:conditional-format>
          <calcext:conditional-format calcext:target-range-address="'RGAA3 -vs-RGAA3-2016'.F205:'RGAA3 -vs-RGAA3-2016'.F205">
            <calcext:condition calcext:apply-style-name="diff_rgaa3_0vs2016" calcext:value="=&quot;FALSE&quot;" calcext:base-cell-address="'RGAA3 -vs-RGAA3-2016'.F205"/>
          </calcext:conditional-format>
          <calcext:conditional-format calcext:target-range-address="'RGAA3 -vs-RGAA3-2016'.F206:'RGAA3 -vs-RGAA3-2016'.F206">
            <calcext:condition calcext:apply-style-name="diff_rgaa3_0vs2016" calcext:value="=&quot;FALSE&quot;" calcext:base-cell-address="'RGAA3 -vs-RGAA3-2016'.F206"/>
          </calcext:conditional-format>
          <calcext:conditional-format calcext:target-range-address="'RGAA3 -vs-RGAA3-2016'.F207:'RGAA3 -vs-RGAA3-2016'.F207">
            <calcext:condition calcext:apply-style-name="diff_rgaa3_0vs2016" calcext:value="=&quot;FALSE&quot;" calcext:base-cell-address="'RGAA3 -vs-RGAA3-2016'.F207"/>
          </calcext:conditional-format>
          <calcext:conditional-format calcext:target-range-address="'RGAA3 -vs-RGAA3-2016'.F208:'RGAA3 -vs-RGAA3-2016'.F208">
            <calcext:condition calcext:apply-style-name="diff_rgaa3_0vs2016" calcext:value="=&quot;FALSE&quot;" calcext:base-cell-address="'RGAA3 -vs-RGAA3-2016'.F208"/>
          </calcext:conditional-format>
          <calcext:conditional-format calcext:target-range-address="'RGAA3 -vs-RGAA3-2016'.F209:'RGAA3 -vs-RGAA3-2016'.F209">
            <calcext:condition calcext:apply-style-name="diff_rgaa3_0vs2016" calcext:value="=&quot;FALSE&quot;" calcext:base-cell-address="'RGAA3 -vs-RGAA3-2016'.F209"/>
          </calcext:conditional-format>
          <calcext:conditional-format calcext:target-range-address="'RGAA3 -vs-RGAA3-2016'.F210:'RGAA3 -vs-RGAA3-2016'.F210">
            <calcext:condition calcext:apply-style-name="diff_rgaa3_0vs2016" calcext:value="=&quot;FALSE&quot;" calcext:base-cell-address="'RGAA3 -vs-RGAA3-2016'.F210"/>
          </calcext:conditional-format>
          <calcext:conditional-format calcext:target-range-address="'RGAA3 -vs-RGAA3-2016'.F211:'RGAA3 -vs-RGAA3-2016'.F211">
            <calcext:condition calcext:apply-style-name="diff_rgaa3_0vs2016" calcext:value="=&quot;FALSE&quot;" calcext:base-cell-address="'RGAA3 -vs-RGAA3-2016'.F211"/>
          </calcext:conditional-format>
          <calcext:conditional-format calcext:target-range-address="'RGAA3 -vs-RGAA3-2016'.F212:'RGAA3 -vs-RGAA3-2016'.F212">
            <calcext:condition calcext:apply-style-name="diff_rgaa3_0vs2016" calcext:value="=&quot;FALSE&quot;" calcext:base-cell-address="'RGAA3 -vs-RGAA3-2016'.F212"/>
          </calcext:conditional-format>
          <calcext:conditional-format calcext:target-range-address="'RGAA3 -vs-RGAA3-2016'.F213:'RGAA3 -vs-RGAA3-2016'.F213">
            <calcext:condition calcext:apply-style-name="diff_rgaa3_0vs2016" calcext:value="=&quot;FALSE&quot;" calcext:base-cell-address="'RGAA3 -vs-RGAA3-2016'.F213"/>
          </calcext:conditional-format>
          <calcext:conditional-format calcext:target-range-address="'RGAA3 -vs-RGAA3-2016'.F214:'RGAA3 -vs-RGAA3-2016'.F214">
            <calcext:condition calcext:apply-style-name="diff_rgaa3_0vs2016" calcext:value="=&quot;FALSE&quot;" calcext:base-cell-address="'RGAA3 -vs-RGAA3-2016'.F214"/>
          </calcext:conditional-format>
          <calcext:conditional-format calcext:target-range-address="'RGAA3 -vs-RGAA3-2016'.F215:'RGAA3 -vs-RGAA3-2016'.F215">
            <calcext:condition calcext:apply-style-name="diff_rgaa3_0vs2016" calcext:value="=&quot;FALSE&quot;" calcext:base-cell-address="'RGAA3 -vs-RGAA3-2016'.F215"/>
          </calcext:conditional-format>
          <calcext:conditional-format calcext:target-range-address="'RGAA3 -vs-RGAA3-2016'.F216:'RGAA3 -vs-RGAA3-2016'.F216">
            <calcext:condition calcext:apply-style-name="diff_rgaa3_0vs2016" calcext:value="=&quot;FALSE&quot;" calcext:base-cell-address="'RGAA3 -vs-RGAA3-2016'.F216"/>
          </calcext:conditional-format>
          <calcext:conditional-format calcext:target-range-address="'RGAA3 -vs-RGAA3-2016'.F217:'RGAA3 -vs-RGAA3-2016'.F217">
            <calcext:condition calcext:apply-style-name="diff_rgaa3_0vs2016" calcext:value="=&quot;FALSE&quot;" calcext:base-cell-address="'RGAA3 -vs-RGAA3-2016'.F217"/>
          </calcext:conditional-format>
          <calcext:conditional-format calcext:target-range-address="'RGAA3 -vs-RGAA3-2016'.F218:'RGAA3 -vs-RGAA3-2016'.F218">
            <calcext:condition calcext:apply-style-name="diff_rgaa3_0vs2016" calcext:value="=&quot;FALSE&quot;" calcext:base-cell-address="'RGAA3 -vs-RGAA3-2016'.F218"/>
          </calcext:conditional-format>
          <calcext:conditional-format calcext:target-range-address="'RGAA3 -vs-RGAA3-2016'.F219:'RGAA3 -vs-RGAA3-2016'.F219">
            <calcext:condition calcext:apply-style-name="diff_rgaa3_0vs2016" calcext:value="=&quot;FALSE&quot;" calcext:base-cell-address="'RGAA3 -vs-RGAA3-2016'.F219"/>
          </calcext:conditional-format>
          <calcext:conditional-format calcext:target-range-address="'RGAA3 -vs-RGAA3-2016'.F220:'RGAA3 -vs-RGAA3-2016'.F220">
            <calcext:condition calcext:apply-style-name="diff_rgaa3_0vs2016" calcext:value="=&quot;FALSE&quot;" calcext:base-cell-address="'RGAA3 -vs-RGAA3-2016'.F220"/>
          </calcext:conditional-format>
          <calcext:conditional-format calcext:target-range-address="'RGAA3 -vs-RGAA3-2016'.F221:'RGAA3 -vs-RGAA3-2016'.F221">
            <calcext:condition calcext:apply-style-name="diff_rgaa3_0vs2016" calcext:value="=&quot;FALSE&quot;" calcext:base-cell-address="'RGAA3 -vs-RGAA3-2016'.F221"/>
          </calcext:conditional-format>
          <calcext:conditional-format calcext:target-range-address="'RGAA3 -vs-RGAA3-2016'.F222:'RGAA3 -vs-RGAA3-2016'.F222">
            <calcext:condition calcext:apply-style-name="diff_rgaa3_0vs2016" calcext:value="=&quot;FALSE&quot;" calcext:base-cell-address="'RGAA3 -vs-RGAA3-2016'.F222"/>
          </calcext:conditional-format>
          <calcext:conditional-format calcext:target-range-address="'RGAA3 -vs-RGAA3-2016'.F223:'RGAA3 -vs-RGAA3-2016'.F223">
            <calcext:condition calcext:apply-style-name="diff_rgaa3_0vs2016" calcext:value="=&quot;FALSE&quot;" calcext:base-cell-address="'RGAA3 -vs-RGAA3-2016'.F223"/>
          </calcext:conditional-format>
          <calcext:conditional-format calcext:target-range-address="'RGAA3 -vs-RGAA3-2016'.F224:'RGAA3 -vs-RGAA3-2016'.F224">
            <calcext:condition calcext:apply-style-name="diff_rgaa3_0vs2016" calcext:value="=&quot;FALSE&quot;" calcext:base-cell-address="'RGAA3 -vs-RGAA3-2016'.F224"/>
          </calcext:conditional-format>
          <calcext:conditional-format calcext:target-range-address="'RGAA3 -vs-RGAA3-2016'.F225:'RGAA3 -vs-RGAA3-2016'.F225">
            <calcext:condition calcext:apply-style-name="diff_rgaa3_0vs2016" calcext:value="=&quot;FALSE&quot;" calcext:base-cell-address="'RGAA3 -vs-RGAA3-2016'.F225"/>
          </calcext:conditional-format>
          <calcext:conditional-format calcext:target-range-address="'RGAA3 -vs-RGAA3-2016'.F226:'RGAA3 -vs-RGAA3-2016'.F226">
            <calcext:condition calcext:apply-style-name="diff_rgaa3_0vs2016" calcext:value="=&quot;FALSE&quot;" calcext:base-cell-address="'RGAA3 -vs-RGAA3-2016'.F226"/>
          </calcext:conditional-format>
          <calcext:conditional-format calcext:target-range-address="'RGAA3 -vs-RGAA3-2016'.F227:'RGAA3 -vs-RGAA3-2016'.F227">
            <calcext:condition calcext:apply-style-name="diff_rgaa3_0vs2016" calcext:value="=&quot;FALSE&quot;" calcext:base-cell-address="'RGAA3 -vs-RGAA3-2016'.F227"/>
          </calcext:conditional-format>
          <calcext:conditional-format calcext:target-range-address="'RGAA3 -vs-RGAA3-2016'.F228:'RGAA3 -vs-RGAA3-2016'.F228">
            <calcext:condition calcext:apply-style-name="diff_rgaa3_0vs2016" calcext:value="=&quot;FALSE&quot;" calcext:base-cell-address="'RGAA3 -vs-RGAA3-2016'.F228"/>
          </calcext:conditional-format>
          <calcext:conditional-format calcext:target-range-address="'RGAA3 -vs-RGAA3-2016'.F229:'RGAA3 -vs-RGAA3-2016'.F229">
            <calcext:condition calcext:apply-style-name="diff_rgaa3_0vs2016" calcext:value="=&quot;FALSE&quot;" calcext:base-cell-address="'RGAA3 -vs-RGAA3-2016'.F229"/>
          </calcext:conditional-format>
          <calcext:conditional-format calcext:target-range-address="'RGAA3 -vs-RGAA3-2016'.F230:'RGAA3 -vs-RGAA3-2016'.F230">
            <calcext:condition calcext:apply-style-name="diff_rgaa3_0vs2016" calcext:value="=&quot;FALSE&quot;" calcext:base-cell-address="'RGAA3 -vs-RGAA3-2016'.F230"/>
          </calcext:conditional-format>
          <calcext:conditional-format calcext:target-range-address="'RGAA3 -vs-RGAA3-2016'.F231:'RGAA3 -vs-RGAA3-2016'.F231">
            <calcext:condition calcext:apply-style-name="diff_rgaa3_0vs2016" calcext:value="=&quot;FALSE&quot;" calcext:base-cell-address="'RGAA3 -vs-RGAA3-2016'.F231"/>
          </calcext:conditional-format>
          <calcext:conditional-format calcext:target-range-address="'RGAA3 -vs-RGAA3-2016'.F232:'RGAA3 -vs-RGAA3-2016'.F232">
            <calcext:condition calcext:apply-style-name="diff_rgaa3_0vs2016" calcext:value="=&quot;FALSE&quot;" calcext:base-cell-address="'RGAA3 -vs-RGAA3-2016'.F232"/>
          </calcext:conditional-format>
          <calcext:conditional-format calcext:target-range-address="'RGAA3 -vs-RGAA3-2016'.F233:'RGAA3 -vs-RGAA3-2016'.F233">
            <calcext:condition calcext:apply-style-name="diff_rgaa3_0vs2016" calcext:value="=&quot;FALSE&quot;" calcext:base-cell-address="'RGAA3 -vs-RGAA3-2016'.F233"/>
          </calcext:conditional-format>
          <calcext:conditional-format calcext:target-range-address="'RGAA3 -vs-RGAA3-2016'.F234:'RGAA3 -vs-RGAA3-2016'.F234">
            <calcext:condition calcext:apply-style-name="diff_rgaa3_0vs2016" calcext:value="=&quot;FALSE&quot;" calcext:base-cell-address="'RGAA3 -vs-RGAA3-2016'.F234"/>
          </calcext:conditional-format>
          <calcext:conditional-format calcext:target-range-address="'RGAA3 -vs-RGAA3-2016'.F235:'RGAA3 -vs-RGAA3-2016'.F235">
            <calcext:condition calcext:apply-style-name="diff_rgaa3_0vs2016" calcext:value="=&quot;FALSE&quot;" calcext:base-cell-address="'RGAA3 -vs-RGAA3-2016'.F235"/>
          </calcext:conditional-format>
          <calcext:conditional-format calcext:target-range-address="'RGAA3 -vs-RGAA3-2016'.F236:'RGAA3 -vs-RGAA3-2016'.F236">
            <calcext:condition calcext:apply-style-name="diff_rgaa3_0vs2016" calcext:value="=&quot;FALSE&quot;" calcext:base-cell-address="'RGAA3 -vs-RGAA3-2016'.F236"/>
          </calcext:conditional-format>
          <calcext:conditional-format calcext:target-range-address="'RGAA3 -vs-RGAA3-2016'.F237:'RGAA3 -vs-RGAA3-2016'.F237">
            <calcext:condition calcext:apply-style-name="diff_rgaa3_0vs2016" calcext:value="=&quot;FALSE&quot;" calcext:base-cell-address="'RGAA3 -vs-RGAA3-2016'.F237"/>
          </calcext:conditional-format>
          <calcext:conditional-format calcext:target-range-address="'RGAA3 -vs-RGAA3-2016'.F238:'RGAA3 -vs-RGAA3-2016'.F238">
            <calcext:condition calcext:apply-style-name="diff_rgaa3_0vs2016" calcext:value="=&quot;FALSE&quot;" calcext:base-cell-address="'RGAA3 -vs-RGAA3-2016'.F238"/>
          </calcext:conditional-format>
          <calcext:conditional-format calcext:target-range-address="'RGAA3 -vs-RGAA3-2016'.F239:'RGAA3 -vs-RGAA3-2016'.F239">
            <calcext:condition calcext:apply-style-name="diff_rgaa3_0vs2016" calcext:value="=&quot;FALSE&quot;" calcext:base-cell-address="'RGAA3 -vs-RGAA3-2016'.F239"/>
          </calcext:conditional-format>
          <calcext:conditional-format calcext:target-range-address="'RGAA3 -vs-RGAA3-2016'.F240:'RGAA3 -vs-RGAA3-2016'.F240">
            <calcext:condition calcext:apply-style-name="diff_rgaa3_0vs2016" calcext:value="=&quot;FALSE&quot;" calcext:base-cell-address="'RGAA3 -vs-RGAA3-2016'.F240"/>
          </calcext:conditional-format>
          <calcext:conditional-format calcext:target-range-address="'RGAA3 -vs-RGAA3-2016'.F241:'RGAA3 -vs-RGAA3-2016'.F241">
            <calcext:condition calcext:apply-style-name="diff_rgaa3_0vs2016" calcext:value="=&quot;FALSE&quot;" calcext:base-cell-address="'RGAA3 -vs-RGAA3-2016'.F241"/>
          </calcext:conditional-format>
          <calcext:conditional-format calcext:target-range-address="'RGAA3 -vs-RGAA3-2016'.F242:'RGAA3 -vs-RGAA3-2016'.F242">
            <calcext:condition calcext:apply-style-name="diff_rgaa3_0vs2016" calcext:value="=&quot;FALSE&quot;" calcext:base-cell-address="'RGAA3 -vs-RGAA3-2016'.F242"/>
          </calcext:conditional-format>
          <calcext:conditional-format calcext:target-range-address="'RGAA3 -vs-RGAA3-2016'.F243:'RGAA3 -vs-RGAA3-2016'.F243">
            <calcext:condition calcext:apply-style-name="diff_rgaa3_0vs2016" calcext:value="=&quot;FALSE&quot;" calcext:base-cell-address="'RGAA3 -vs-RGAA3-2016'.F243"/>
          </calcext:conditional-format>
          <calcext:conditional-format calcext:target-range-address="'RGAA3 -vs-RGAA3-2016'.F244:'RGAA3 -vs-RGAA3-2016'.F244">
            <calcext:condition calcext:apply-style-name="diff_rgaa3_0vs2016" calcext:value="=&quot;FALSE&quot;" calcext:base-cell-address="'RGAA3 -vs-RGAA3-2016'.F244"/>
          </calcext:conditional-format>
          <calcext:conditional-format calcext:target-range-address="'RGAA3 -vs-RGAA3-2016'.F245:'RGAA3 -vs-RGAA3-2016'.F245">
            <calcext:condition calcext:apply-style-name="diff_rgaa3_0vs2016" calcext:value="=&quot;FALSE&quot;" calcext:base-cell-address="'RGAA3 -vs-RGAA3-2016'.F245"/>
          </calcext:conditional-format>
          <calcext:conditional-format calcext:target-range-address="'RGAA3 -vs-RGAA3-2016'.F246:'RGAA3 -vs-RGAA3-2016'.F246">
            <calcext:condition calcext:apply-style-name="diff_rgaa3_0vs2016" calcext:value="=&quot;FALSE&quot;" calcext:base-cell-address="'RGAA3 -vs-RGAA3-2016'.F246"/>
          </calcext:conditional-format>
          <calcext:conditional-format calcext:target-range-address="'RGAA3 -vs-RGAA3-2016'.F247:'RGAA3 -vs-RGAA3-2016'.F247">
            <calcext:condition calcext:apply-style-name="diff_rgaa3_0vs2016" calcext:value="=&quot;FALSE&quot;" calcext:base-cell-address="'RGAA3 -vs-RGAA3-2016'.F247"/>
          </calcext:conditional-format>
          <calcext:conditional-format calcext:target-range-address="'RGAA3 -vs-RGAA3-2016'.F248:'RGAA3 -vs-RGAA3-2016'.F248">
            <calcext:condition calcext:apply-style-name="diff_rgaa3_0vs2016" calcext:value="=&quot;FALSE&quot;" calcext:base-cell-address="'RGAA3 -vs-RGAA3-2016'.F248"/>
          </calcext:conditional-format>
          <calcext:conditional-format calcext:target-range-address="'RGAA3 -vs-RGAA3-2016'.F249:'RGAA3 -vs-RGAA3-2016'.F249">
            <calcext:condition calcext:apply-style-name="diff_rgaa3_0vs2016" calcext:value="=&quot;FALSE&quot;" calcext:base-cell-address="'RGAA3 -vs-RGAA3-2016'.F249"/>
          </calcext:conditional-format>
          <calcext:conditional-format calcext:target-range-address="'RGAA3 -vs-RGAA3-2016'.F250:'RGAA3 -vs-RGAA3-2016'.F250">
            <calcext:condition calcext:apply-style-name="diff_rgaa3_0vs2016" calcext:value="=&quot;FALSE&quot;" calcext:base-cell-address="'RGAA3 -vs-RGAA3-2016'.F250"/>
          </calcext:conditional-format>
          <calcext:conditional-format calcext:target-range-address="'RGAA3 -vs-RGAA3-2016'.F251:'RGAA3 -vs-RGAA3-2016'.F251">
            <calcext:condition calcext:apply-style-name="diff_rgaa3_0vs2016" calcext:value="=&quot;FALSE&quot;" calcext:base-cell-address="'RGAA3 -vs-RGAA3-2016'.F251"/>
          </calcext:conditional-format>
          <calcext:conditional-format calcext:target-range-address="'RGAA3 -vs-RGAA3-2016'.F252:'RGAA3 -vs-RGAA3-2016'.F252">
            <calcext:condition calcext:apply-style-name="diff_rgaa3_0vs2016" calcext:value="=&quot;FALSE&quot;" calcext:base-cell-address="'RGAA3 -vs-RGAA3-2016'.F252"/>
          </calcext:conditional-format>
          <calcext:conditional-format calcext:target-range-address="'RGAA3 -vs-RGAA3-2016'.F253:'RGAA3 -vs-RGAA3-2016'.F253">
            <calcext:condition calcext:apply-style-name="diff_rgaa3_0vs2016" calcext:value="=&quot;FALSE&quot;" calcext:base-cell-address="'RGAA3 -vs-RGAA3-2016'.F253"/>
          </calcext:conditional-format>
          <calcext:conditional-format calcext:target-range-address="'RGAA3 -vs-RGAA3-2016'.F254:'RGAA3 -vs-RGAA3-2016'.F254">
            <calcext:condition calcext:apply-style-name="diff_rgaa3_0vs2016" calcext:value="=&quot;FALSE&quot;" calcext:base-cell-address="'RGAA3 -vs-RGAA3-2016'.F254"/>
          </calcext:conditional-format>
          <calcext:conditional-format calcext:target-range-address="'RGAA3 -vs-RGAA3-2016'.F255:'RGAA3 -vs-RGAA3-2016'.F255">
            <calcext:condition calcext:apply-style-name="diff_rgaa3_0vs2016" calcext:value="=&quot;FALSE&quot;" calcext:base-cell-address="'RGAA3 -vs-RGAA3-2016'.F255"/>
          </calcext:conditional-format>
          <calcext:conditional-format calcext:target-range-address="'RGAA3 -vs-RGAA3-2016'.F256:'RGAA3 -vs-RGAA3-2016'.F256">
            <calcext:condition calcext:apply-style-name="diff_rgaa3_0vs2016" calcext:value="=&quot;FALSE&quot;" calcext:base-cell-address="'RGAA3 -vs-RGAA3-2016'.F256"/>
          </calcext:conditional-format>
          <calcext:conditional-format calcext:target-range-address="'RGAA3 -vs-RGAA3-2016'.F257:'RGAA3 -vs-RGAA3-2016'.F257">
            <calcext:condition calcext:apply-style-name="diff_rgaa3_0vs2016" calcext:value="=&quot;FALSE&quot;" calcext:base-cell-address="'RGAA3 -vs-RGAA3-2016'.F257"/>
          </calcext:conditional-format>
          <calcext:conditional-format calcext:target-range-address="'RGAA3 -vs-RGAA3-2016'.F258:'RGAA3 -vs-RGAA3-2016'.F258">
            <calcext:condition calcext:apply-style-name="diff_rgaa3_0vs2016" calcext:value="=&quot;FALSE&quot;" calcext:base-cell-address="'RGAA3 -vs-RGAA3-2016'.F258"/>
          </calcext:conditional-format>
          <calcext:conditional-format calcext:target-range-address="'RGAA3 -vs-RGAA3-2016'.F259:'RGAA3 -vs-RGAA3-2016'.F259">
            <calcext:condition calcext:apply-style-name="diff_rgaa3_0vs2016" calcext:value="=&quot;FALSE&quot;" calcext:base-cell-address="'RGAA3 -vs-RGAA3-2016'.F259"/>
          </calcext:conditional-format>
          <calcext:conditional-format calcext:target-range-address="'RGAA3 -vs-RGAA3-2016'.F260:'RGAA3 -vs-RGAA3-2016'.F260">
            <calcext:condition calcext:apply-style-name="diff_rgaa3_0vs2016" calcext:value="=&quot;FALSE&quot;" calcext:base-cell-address="'RGAA3 -vs-RGAA3-2016'.F260"/>
          </calcext:conditional-format>
          <calcext:conditional-format calcext:target-range-address="'RGAA3 -vs-RGAA3-2016'.F261:'RGAA3 -vs-RGAA3-2016'.F261">
            <calcext:condition calcext:apply-style-name="diff_rgaa3_0vs2016" calcext:value="=&quot;FALSE&quot;" calcext:base-cell-address="'RGAA3 -vs-RGAA3-2016'.F261"/>
          </calcext:conditional-format>
          <calcext:conditional-format calcext:target-range-address="'RGAA3 -vs-RGAA3-2016'.F262:'RGAA3 -vs-RGAA3-2016'.F262">
            <calcext:condition calcext:apply-style-name="diff_rgaa3_0vs2016" calcext:value="=&quot;FALSE&quot;" calcext:base-cell-address="'RGAA3 -vs-RGAA3-2016'.F262"/>
          </calcext:conditional-format>
          <calcext:conditional-format calcext:target-range-address="'RGAA3 -vs-RGAA3-2016'.F263:'RGAA3 -vs-RGAA3-2016'.F263">
            <calcext:condition calcext:apply-style-name="diff_rgaa3_0vs2016" calcext:value="=&quot;FALSE&quot;" calcext:base-cell-address="'RGAA3 -vs-RGAA3-2016'.F263"/>
          </calcext:conditional-format>
          <calcext:conditional-format calcext:target-range-address="'RGAA3 -vs-RGAA3-2016'.F264:'RGAA3 -vs-RGAA3-2016'.F264">
            <calcext:condition calcext:apply-style-name="diff_rgaa3_0vs2016" calcext:value="=&quot;FALSE&quot;" calcext:base-cell-address="'RGAA3 -vs-RGAA3-2016'.F264"/>
          </calcext:conditional-format>
          <calcext:conditional-format calcext:target-range-address="'RGAA3 -vs-RGAA3-2016'.F265:'RGAA3 -vs-RGAA3-2016'.F265">
            <calcext:condition calcext:apply-style-name="diff_rgaa3_0vs2016" calcext:value="=&quot;FALSE&quot;" calcext:base-cell-address="'RGAA3 -vs-RGAA3-2016'.F265"/>
          </calcext:conditional-format>
          <calcext:conditional-format calcext:target-range-address="'RGAA3 -vs-RGAA3-2016'.F266:'RGAA3 -vs-RGAA3-2016'.F266">
            <calcext:condition calcext:apply-style-name="diff_rgaa3_0vs2016" calcext:value="=&quot;FALSE&quot;" calcext:base-cell-address="'RGAA3 -vs-RGAA3-2016'.F266"/>
          </calcext:conditional-format>
          <calcext:conditional-format calcext:target-range-address="'RGAA3 -vs-RGAA3-2016'.F267:'RGAA3 -vs-RGAA3-2016'.F267">
            <calcext:condition calcext:apply-style-name="diff_rgaa3_0vs2016" calcext:value="=&quot;FALSE&quot;" calcext:base-cell-address="'RGAA3 -vs-RGAA3-2016'.F267"/>
          </calcext:conditional-format>
          <calcext:conditional-format calcext:target-range-address="'RGAA3 -vs-RGAA3-2016'.F268:'RGAA3 -vs-RGAA3-2016'.F268">
            <calcext:condition calcext:apply-style-name="diff_rgaa3_0vs2016" calcext:value="=&quot;FALSE&quot;" calcext:base-cell-address="'RGAA3 -vs-RGAA3-2016'.F268"/>
          </calcext:conditional-format>
          <calcext:conditional-format calcext:target-range-address="'RGAA3 -vs-RGAA3-2016'.F269:'RGAA3 -vs-RGAA3-2016'.F269">
            <calcext:condition calcext:apply-style-name="diff_rgaa3_0vs2016" calcext:value="=&quot;FALSE&quot;" calcext:base-cell-address="'RGAA3 -vs-RGAA3-2016'.F269"/>
          </calcext:conditional-format>
          <calcext:conditional-format calcext:target-range-address="'RGAA3 -vs-RGAA3-2016'.F270:'RGAA3 -vs-RGAA3-2016'.F270">
            <calcext:condition calcext:apply-style-name="diff_rgaa3_0vs2016" calcext:value="=&quot;FALSE&quot;" calcext:base-cell-address="'RGAA3 -vs-RGAA3-2016'.F270"/>
          </calcext:conditional-format>
          <calcext:conditional-format calcext:target-range-address="'RGAA3 -vs-RGAA3-2016'.F271:'RGAA3 -vs-RGAA3-2016'.F271">
            <calcext:condition calcext:apply-style-name="diff_rgaa3_0vs2016" calcext:value="=&quot;FALSE&quot;" calcext:base-cell-address="'RGAA3 -vs-RGAA3-2016'.F271"/>
          </calcext:conditional-format>
          <calcext:conditional-format calcext:target-range-address="'RGAA3 -vs-RGAA3-2016'.F272:'RGAA3 -vs-RGAA3-2016'.F272">
            <calcext:condition calcext:apply-style-name="diff_rgaa3_0vs2016" calcext:value="=&quot;FALSE&quot;" calcext:base-cell-address="'RGAA3 -vs-RGAA3-2016'.F272"/>
          </calcext:conditional-format>
          <calcext:conditional-format calcext:target-range-address="'RGAA3 -vs-RGAA3-2016'.F273:'RGAA3 -vs-RGAA3-2016'.F273">
            <calcext:condition calcext:apply-style-name="diff_rgaa3_0vs2016" calcext:value="=&quot;FALSE&quot;" calcext:base-cell-address="'RGAA3 -vs-RGAA3-2016'.F273"/>
          </calcext:conditional-format>
          <calcext:conditional-format calcext:target-range-address="'RGAA3 -vs-RGAA3-2016'.F274:'RGAA3 -vs-RGAA3-2016'.F274">
            <calcext:condition calcext:apply-style-name="diff_rgaa3_0vs2016" calcext:value="=&quot;FALSE&quot;" calcext:base-cell-address="'RGAA3 -vs-RGAA3-2016'.F274"/>
          </calcext:conditional-format>
          <calcext:conditional-format calcext:target-range-address="'RGAA3 -vs-RGAA3-2016'.F275:'RGAA3 -vs-RGAA3-2016'.F275">
            <calcext:condition calcext:apply-style-name="diff_rgaa3_0vs2016" calcext:value="=&quot;FALSE&quot;" calcext:base-cell-address="'RGAA3 -vs-RGAA3-2016'.F275"/>
          </calcext:conditional-format>
          <calcext:conditional-format calcext:target-range-address="'RGAA3 -vs-RGAA3-2016'.F276:'RGAA3 -vs-RGAA3-2016'.F276">
            <calcext:condition calcext:apply-style-name="diff_rgaa3_0vs2016" calcext:value="=&quot;FALSE&quot;" calcext:base-cell-address="'RGAA3 -vs-RGAA3-2016'.F276"/>
          </calcext:conditional-format>
          <calcext:conditional-format calcext:target-range-address="'RGAA3 -vs-RGAA3-2016'.F277:'RGAA3 -vs-RGAA3-2016'.F277">
            <calcext:condition calcext:apply-style-name="diff_rgaa3_0vs2016" calcext:value="=&quot;FALSE&quot;" calcext:base-cell-address="'RGAA3 -vs-RGAA3-2016'.F277"/>
          </calcext:conditional-format>
          <calcext:conditional-format calcext:target-range-address="'RGAA3 -vs-RGAA3-2016'.F278:'RGAA3 -vs-RGAA3-2016'.F278">
            <calcext:condition calcext:apply-style-name="diff_rgaa3_0vs2016" calcext:value="=&quot;FALSE&quot;" calcext:base-cell-address="'RGAA3 -vs-RGAA3-2016'.F278"/>
          </calcext:conditional-format>
          <calcext:conditional-format calcext:target-range-address="'RGAA3 -vs-RGAA3-2016'.F279:'RGAA3 -vs-RGAA3-2016'.F279">
            <calcext:condition calcext:apply-style-name="diff_rgaa3_0vs2016" calcext:value="=&quot;FALSE&quot;" calcext:base-cell-address="'RGAA3 -vs-RGAA3-2016'.F279"/>
          </calcext:conditional-format>
          <calcext:conditional-format calcext:target-range-address="'RGAA3 -vs-RGAA3-2016'.F280:'RGAA3 -vs-RGAA3-2016'.F280">
            <calcext:condition calcext:apply-style-name="diff_rgaa3_0vs2016" calcext:value="=&quot;FALSE&quot;" calcext:base-cell-address="'RGAA3 -vs-RGAA3-2016'.F280"/>
          </calcext:conditional-format>
          <calcext:conditional-format calcext:target-range-address="'RGAA3 -vs-RGAA3-2016'.F281:'RGAA3 -vs-RGAA3-2016'.F281">
            <calcext:condition calcext:apply-style-name="diff_rgaa3_0vs2016" calcext:value="=&quot;FALSE&quot;" calcext:base-cell-address="'RGAA3 -vs-RGAA3-2016'.F281"/>
          </calcext:conditional-format>
          <calcext:conditional-format calcext:target-range-address="'RGAA3 -vs-RGAA3-2016'.F282:'RGAA3 -vs-RGAA3-2016'.F282">
            <calcext:condition calcext:apply-style-name="diff_rgaa3_0vs2016" calcext:value="=&quot;FALSE&quot;" calcext:base-cell-address="'RGAA3 -vs-RGAA3-2016'.F282"/>
          </calcext:conditional-format>
          <calcext:conditional-format calcext:target-range-address="'RGAA3 -vs-RGAA3-2016'.F283:'RGAA3 -vs-RGAA3-2016'.F283">
            <calcext:condition calcext:apply-style-name="diff_rgaa3_0vs2016" calcext:value="=&quot;FALSE&quot;" calcext:base-cell-address="'RGAA3 -vs-RGAA3-2016'.F283"/>
          </calcext:conditional-format>
          <calcext:conditional-format calcext:target-range-address="'RGAA3 -vs-RGAA3-2016'.F284:'RGAA3 -vs-RGAA3-2016'.F284">
            <calcext:condition calcext:apply-style-name="diff_rgaa3_0vs2016" calcext:value="=&quot;FALSE&quot;" calcext:base-cell-address="'RGAA3 -vs-RGAA3-2016'.F284"/>
          </calcext:conditional-format>
          <calcext:conditional-format calcext:target-range-address="'RGAA3 -vs-RGAA3-2016'.F285:'RGAA3 -vs-RGAA3-2016'.F285">
            <calcext:condition calcext:apply-style-name="diff_rgaa3_0vs2016" calcext:value="=&quot;FALSE&quot;" calcext:base-cell-address="'RGAA3 -vs-RGAA3-2016'.F285"/>
          </calcext:conditional-format>
          <calcext:conditional-format calcext:target-range-address="'RGAA3 -vs-RGAA3-2016'.F286:'RGAA3 -vs-RGAA3-2016'.F286">
            <calcext:condition calcext:apply-style-name="diff_rgaa3_0vs2016" calcext:value="=&quot;FALSE&quot;" calcext:base-cell-address="'RGAA3 -vs-RGAA3-2016'.F286"/>
          </calcext:conditional-format>
          <calcext:conditional-format calcext:target-range-address="'RGAA3 -vs-RGAA3-2016'.F287:'RGAA3 -vs-RGAA3-2016'.F287">
            <calcext:condition calcext:apply-style-name="diff_rgaa3_0vs2016" calcext:value="=&quot;FALSE&quot;" calcext:base-cell-address="'RGAA3 -vs-RGAA3-2016'.F287"/>
          </calcext:conditional-format>
          <calcext:conditional-format calcext:target-range-address="'RGAA3 -vs-RGAA3-2016'.F288:'RGAA3 -vs-RGAA3-2016'.F288">
            <calcext:condition calcext:apply-style-name="diff_rgaa3_0vs2016" calcext:value="=&quot;FALSE&quot;" calcext:base-cell-address="'RGAA3 -vs-RGAA3-2016'.F288"/>
          </calcext:conditional-format>
          <calcext:conditional-format calcext:target-range-address="'RGAA3 -vs-RGAA3-2016'.F289:'RGAA3 -vs-RGAA3-2016'.F289">
            <calcext:condition calcext:apply-style-name="diff_rgaa3_0vs2016" calcext:value="=&quot;FALSE&quot;" calcext:base-cell-address="'RGAA3 -vs-RGAA3-2016'.F289"/>
          </calcext:conditional-format>
          <calcext:conditional-format calcext:target-range-address="'RGAA3 -vs-RGAA3-2016'.F290:'RGAA3 -vs-RGAA3-2016'.F290">
            <calcext:condition calcext:apply-style-name="diff_rgaa3_0vs2016" calcext:value="=&quot;FALSE&quot;" calcext:base-cell-address="'RGAA3 -vs-RGAA3-2016'.F290"/>
          </calcext:conditional-format>
          <calcext:conditional-format calcext:target-range-address="'RGAA3 -vs-RGAA3-2016'.F291:'RGAA3 -vs-RGAA3-2016'.F291">
            <calcext:condition calcext:apply-style-name="diff_rgaa3_0vs2016" calcext:value="=&quot;FALSE&quot;" calcext:base-cell-address="'RGAA3 -vs-RGAA3-2016'.F291"/>
          </calcext:conditional-format>
          <calcext:conditional-format calcext:target-range-address="'RGAA3 -vs-RGAA3-2016'.F292:'RGAA3 -vs-RGAA3-2016'.F292">
            <calcext:condition calcext:apply-style-name="diff_rgaa3_0vs2016" calcext:value="=&quot;FALSE&quot;" calcext:base-cell-address="'RGAA3 -vs-RGAA3-2016'.F292"/>
          </calcext:conditional-format>
          <calcext:conditional-format calcext:target-range-address="'RGAA3 -vs-RGAA3-2016'.F293:'RGAA3 -vs-RGAA3-2016'.F293">
            <calcext:condition calcext:apply-style-name="diff_rgaa3_0vs2016" calcext:value="=&quot;FALSE&quot;" calcext:base-cell-address="'RGAA3 -vs-RGAA3-2016'.F293"/>
          </calcext:conditional-format>
          <calcext:conditional-format calcext:target-range-address="'RGAA3 -vs-RGAA3-2016'.F294:'RGAA3 -vs-RGAA3-2016'.F294">
            <calcext:condition calcext:apply-style-name="diff_rgaa3_0vs2016" calcext:value="=&quot;FALSE&quot;" calcext:base-cell-address="'RGAA3 -vs-RGAA3-2016'.F294"/>
          </calcext:conditional-format>
          <calcext:conditional-format calcext:target-range-address="'RGAA3 -vs-RGAA3-2016'.F295:'RGAA3 -vs-RGAA3-2016'.F295">
            <calcext:condition calcext:apply-style-name="diff_rgaa3_0vs2016" calcext:value="=&quot;FALSE&quot;" calcext:base-cell-address="'RGAA3 -vs-RGAA3-2016'.F295"/>
          </calcext:conditional-format>
          <calcext:conditional-format calcext:target-range-address="'RGAA3 -vs-RGAA3-2016'.F296:'RGAA3 -vs-RGAA3-2016'.F296">
            <calcext:condition calcext:apply-style-name="diff_rgaa3_0vs2016" calcext:value="=&quot;FALSE&quot;" calcext:base-cell-address="'RGAA3 -vs-RGAA3-2016'.F296"/>
          </calcext:conditional-format>
          <calcext:conditional-format calcext:target-range-address="'RGAA3 -vs-RGAA3-2016'.F297:'RGAA3 -vs-RGAA3-2016'.F297">
            <calcext:condition calcext:apply-style-name="diff_rgaa3_0vs2016" calcext:value="=&quot;FALSE&quot;" calcext:base-cell-address="'RGAA3 -vs-RGAA3-2016'.F297"/>
          </calcext:conditional-format>
          <calcext:conditional-format calcext:target-range-address="'RGAA3 -vs-RGAA3-2016'.F298:'RGAA3 -vs-RGAA3-2016'.F298">
            <calcext:condition calcext:apply-style-name="diff_rgaa3_0vs2016" calcext:value="=&quot;FALSE&quot;" calcext:base-cell-address="'RGAA3 -vs-RGAA3-2016'.F298"/>
          </calcext:conditional-format>
          <calcext:conditional-format calcext:target-range-address="'RGAA3 -vs-RGAA3-2016'.F299:'RGAA3 -vs-RGAA3-2016'.F299">
            <calcext:condition calcext:apply-style-name="diff_rgaa3_0vs2016" calcext:value="=&quot;FALSE&quot;" calcext:base-cell-address="'RGAA3 -vs-RGAA3-2016'.F299"/>
          </calcext:conditional-format>
          <calcext:conditional-format calcext:target-range-address="'RGAA3 -vs-RGAA3-2016'.F300:'RGAA3 -vs-RGAA3-2016'.F300">
            <calcext:condition calcext:apply-style-name="diff_rgaa3_0vs2016" calcext:value="=&quot;FALSE&quot;" calcext:base-cell-address="'RGAA3 -vs-RGAA3-2016'.F300"/>
          </calcext:conditional-format>
          <calcext:conditional-format calcext:target-range-address="'RGAA3 -vs-RGAA3-2016'.F301:'RGAA3 -vs-RGAA3-2016'.F301">
            <calcext:condition calcext:apply-style-name="diff_rgaa3_0vs2016" calcext:value="=&quot;FALSE&quot;" calcext:base-cell-address="'RGAA3 -vs-RGAA3-2016'.F301"/>
          </calcext:conditional-format>
          <calcext:conditional-format calcext:target-range-address="'RGAA3 -vs-RGAA3-2016'.F302:'RGAA3 -vs-RGAA3-2016'.F302">
            <calcext:condition calcext:apply-style-name="diff_rgaa3_0vs2016" calcext:value="=&quot;FALSE&quot;" calcext:base-cell-address="'RGAA3 -vs-RGAA3-2016'.F302"/>
          </calcext:conditional-format>
          <calcext:conditional-format calcext:target-range-address="'RGAA3 -vs-RGAA3-2016'.F303:'RGAA3 -vs-RGAA3-2016'.F303">
            <calcext:condition calcext:apply-style-name="diff_rgaa3_0vs2016" calcext:value="=&quot;FALSE&quot;" calcext:base-cell-address="'RGAA3 -vs-RGAA3-2016'.F303"/>
          </calcext:conditional-format>
          <calcext:conditional-format calcext:target-range-address="'RGAA3 -vs-RGAA3-2016'.F304:'RGAA3 -vs-RGAA3-2016'.F304">
            <calcext:condition calcext:apply-style-name="diff_rgaa3_0vs2016" calcext:value="=&quot;FALSE&quot;" calcext:base-cell-address="'RGAA3 -vs-RGAA3-2016'.F304"/>
          </calcext:conditional-format>
          <calcext:conditional-format calcext:target-range-address="'RGAA3 -vs-RGAA3-2016'.F305:'RGAA3 -vs-RGAA3-2016'.F305">
            <calcext:condition calcext:apply-style-name="diff_rgaa3_0vs2016" calcext:value="=&quot;FALSE&quot;" calcext:base-cell-address="'RGAA3 -vs-RGAA3-2016'.F305"/>
          </calcext:conditional-format>
          <calcext:conditional-format calcext:target-range-address="'RGAA3 -vs-RGAA3-2016'.F306:'RGAA3 -vs-RGAA3-2016'.F306">
            <calcext:condition calcext:apply-style-name="diff_rgaa3_0vs2016" calcext:value="=&quot;FALSE&quot;" calcext:base-cell-address="'RGAA3 -vs-RGAA3-2016'.F306"/>
          </calcext:conditional-format>
          <calcext:conditional-format calcext:target-range-address="'RGAA3 -vs-RGAA3-2016'.F307:'RGAA3 -vs-RGAA3-2016'.F307">
            <calcext:condition calcext:apply-style-name="diff_rgaa3_0vs2016" calcext:value="=&quot;FALSE&quot;" calcext:base-cell-address="'RGAA3 -vs-RGAA3-2016'.F307"/>
          </calcext:conditional-format>
          <calcext:conditional-format calcext:target-range-address="'RGAA3 -vs-RGAA3-2016'.F308:'RGAA3 -vs-RGAA3-2016'.F308">
            <calcext:condition calcext:apply-style-name="diff_rgaa3_0vs2016" calcext:value="=&quot;FALSE&quot;" calcext:base-cell-address="'RGAA3 -vs-RGAA3-2016'.F308"/>
          </calcext:conditional-format>
          <calcext:conditional-format calcext:target-range-address="'RGAA3 -vs-RGAA3-2016'.F309:'RGAA3 -vs-RGAA3-2016'.F309">
            <calcext:condition calcext:apply-style-name="diff_rgaa3_0vs2016" calcext:value="=&quot;FALSE&quot;" calcext:base-cell-address="'RGAA3 -vs-RGAA3-2016'.F309"/>
          </calcext:conditional-format>
          <calcext:conditional-format calcext:target-range-address="'RGAA3 -vs-RGAA3-2016'.F310:'RGAA3 -vs-RGAA3-2016'.F310">
            <calcext:condition calcext:apply-style-name="diff_rgaa3_0vs2016" calcext:value="=&quot;FALSE&quot;" calcext:base-cell-address="'RGAA3 -vs-RGAA3-2016'.F310"/>
          </calcext:conditional-format>
          <calcext:conditional-format calcext:target-range-address="'RGAA3 -vs-RGAA3-2016'.F311:'RGAA3 -vs-RGAA3-2016'.F311">
            <calcext:condition calcext:apply-style-name="diff_rgaa3_0vs2016" calcext:value="=&quot;FALSE&quot;" calcext:base-cell-address="'RGAA3 -vs-RGAA3-2016'.F311"/>
          </calcext:conditional-format>
          <calcext:conditional-format calcext:target-range-address="'RGAA3 -vs-RGAA3-2016'.F312:'RGAA3 -vs-RGAA3-2016'.F312">
            <calcext:condition calcext:apply-style-name="diff_rgaa3_0vs2016" calcext:value="=&quot;FALSE&quot;" calcext:base-cell-address="'RGAA3 -vs-RGAA3-2016'.F312"/>
          </calcext:conditional-format>
          <calcext:conditional-format calcext:target-range-address="'RGAA3 -vs-RGAA3-2016'.F313:'RGAA3 -vs-RGAA3-2016'.F313">
            <calcext:condition calcext:apply-style-name="diff_rgaa3_0vs2016" calcext:value="=&quot;FALSE&quot;" calcext:base-cell-address="'RGAA3 -vs-RGAA3-2016'.F313"/>
          </calcext:conditional-format>
          <calcext:conditional-format calcext:target-range-address="'RGAA3 -vs-RGAA3-2016'.F314:'RGAA3 -vs-RGAA3-2016'.F314">
            <calcext:condition calcext:apply-style-name="diff_rgaa3_0vs2016" calcext:value="=&quot;FALSE&quot;" calcext:base-cell-address="'RGAA3 -vs-RGAA3-2016'.F314"/>
          </calcext:conditional-format>
          <calcext:conditional-format calcext:target-range-address="'RGAA3 -vs-RGAA3-2016'.F315:'RGAA3 -vs-RGAA3-2016'.F315">
            <calcext:condition calcext:apply-style-name="diff_rgaa3_0vs2016" calcext:value="=&quot;FALSE&quot;" calcext:base-cell-address="'RGAA3 -vs-RGAA3-2016'.F315"/>
          </calcext:conditional-format>
          <calcext:conditional-format calcext:target-range-address="'RGAA3 -vs-RGAA3-2016'.F316:'RGAA3 -vs-RGAA3-2016'.F316">
            <calcext:condition calcext:apply-style-name="diff_rgaa3_0vs2016" calcext:value="=&quot;FALSE&quot;" calcext:base-cell-address="'RGAA3 -vs-RGAA3-2016'.F316"/>
          </calcext:conditional-format>
          <calcext:conditional-format calcext:target-range-address="'RGAA3 -vs-RGAA3-2016'.F317:'RGAA3 -vs-RGAA3-2016'.F317">
            <calcext:condition calcext:apply-style-name="diff_rgaa3_0vs2016" calcext:value="=&quot;FALSE&quot;" calcext:base-cell-address="'RGAA3 -vs-RGAA3-2016'.F317"/>
          </calcext:conditional-format>
          <calcext:conditional-format calcext:target-range-address="'RGAA3 -vs-RGAA3-2016'.F318:'RGAA3 -vs-RGAA3-2016'.F318">
            <calcext:condition calcext:apply-style-name="diff_rgaa3_0vs2016" calcext:value="=&quot;FALSE&quot;" calcext:base-cell-address="'RGAA3 -vs-RGAA3-2016'.F318"/>
          </calcext:conditional-format>
          <calcext:conditional-format calcext:target-range-address="'RGAA3 -vs-RGAA3-2016'.F319:'RGAA3 -vs-RGAA3-2016'.F319">
            <calcext:condition calcext:apply-style-name="diff_rgaa3_0vs2016" calcext:value="=&quot;FALSE&quot;" calcext:base-cell-address="'RGAA3 -vs-RGAA3-2016'.F319"/>
          </calcext:conditional-format>
          <calcext:conditional-format calcext:target-range-address="'RGAA3 -vs-RGAA3-2016'.F320:'RGAA3 -vs-RGAA3-2016'.F320">
            <calcext:condition calcext:apply-style-name="diff_rgaa3_0vs2016" calcext:value="=&quot;FALSE&quot;" calcext:base-cell-address="'RGAA3 -vs-RGAA3-2016'.F320"/>
          </calcext:conditional-format>
          <calcext:conditional-format calcext:target-range-address="'RGAA3 -vs-RGAA3-2016'.F321:'RGAA3 -vs-RGAA3-2016'.F321">
            <calcext:condition calcext:apply-style-name="diff_rgaa3_0vs2016" calcext:value="=&quot;FALSE&quot;" calcext:base-cell-address="'RGAA3 -vs-RGAA3-2016'.F321"/>
          </calcext:conditional-format>
          <calcext:conditional-format calcext:target-range-address="'RGAA3 -vs-RGAA3-2016'.F322:'RGAA3 -vs-RGAA3-2016'.F322">
            <calcext:condition calcext:apply-style-name="diff_rgaa3_0vs2016" calcext:value="=&quot;FALSE&quot;" calcext:base-cell-address="'RGAA3 -vs-RGAA3-2016'.F322"/>
          </calcext:conditional-format>
          <calcext:conditional-format calcext:target-range-address="'RGAA3 -vs-RGAA3-2016'.F323:'RGAA3 -vs-RGAA3-2016'.F323">
            <calcext:condition calcext:apply-style-name="diff_rgaa3_0vs2016" calcext:value="=&quot;FALSE&quot;" calcext:base-cell-address="'RGAA3 -vs-RGAA3-2016'.F323"/>
          </calcext:conditional-format>
          <calcext:conditional-format calcext:target-range-address="'RGAA3 -vs-RGAA3-2016'.F324:'RGAA3 -vs-RGAA3-2016'.F324">
            <calcext:condition calcext:apply-style-name="diff_rgaa3_0vs2016" calcext:value="=&quot;FALSE&quot;" calcext:base-cell-address="'RGAA3 -vs-RGAA3-2016'.F324"/>
          </calcext:conditional-format>
          <calcext:conditional-format calcext:target-range-address="'RGAA3 -vs-RGAA3-2016'.F325:'RGAA3 -vs-RGAA3-2016'.F325">
            <calcext:condition calcext:apply-style-name="diff_rgaa3_0vs2016" calcext:value="=&quot;FALSE&quot;" calcext:base-cell-address="'RGAA3 -vs-RGAA3-2016'.F325"/>
          </calcext:conditional-format>
          <calcext:conditional-format calcext:target-range-address="'RGAA3 -vs-RGAA3-2016'.F326:'RGAA3 -vs-RGAA3-2016'.F326">
            <calcext:condition calcext:apply-style-name="diff_rgaa3_0vs2016" calcext:value="=&quot;FALSE&quot;" calcext:base-cell-address="'RGAA3 -vs-RGAA3-2016'.F326"/>
          </calcext:conditional-format>
          <calcext:conditional-format calcext:target-range-address="'RGAA3 -vs-RGAA3-2016'.F327:'RGAA3 -vs-RGAA3-2016'.F327">
            <calcext:condition calcext:apply-style-name="diff_rgaa3_0vs2016" calcext:value="=&quot;FALSE&quot;" calcext:base-cell-address="'RGAA3 -vs-RGAA3-2016'.F327"/>
          </calcext:conditional-format>
          <calcext:conditional-format calcext:target-range-address="'RGAA3 -vs-RGAA3-2016'.F328:'RGAA3 -vs-RGAA3-2016'.F328">
            <calcext:condition calcext:apply-style-name="diff_rgaa3_0vs2016" calcext:value="=&quot;FALSE&quot;" calcext:base-cell-address="'RGAA3 -vs-RGAA3-2016'.F328"/>
          </calcext:conditional-format>
          <calcext:conditional-format calcext:target-range-address="'RGAA3 -vs-RGAA3-2016'.F329:'RGAA3 -vs-RGAA3-2016'.F329">
            <calcext:condition calcext:apply-style-name="diff_rgaa3_0vs2016" calcext:value="=&quot;FALSE&quot;" calcext:base-cell-address="'RGAA3 -vs-RGAA3-2016'.F329"/>
          </calcext:conditional-format>
          <calcext:conditional-format calcext:target-range-address="'RGAA3 -vs-RGAA3-2016'.F330:'RGAA3 -vs-RGAA3-2016'.F330">
            <calcext:condition calcext:apply-style-name="diff_rgaa3_0vs2016" calcext:value="=&quot;FALSE&quot;" calcext:base-cell-address="'RGAA3 -vs-RGAA3-2016'.F330"/>
          </calcext:conditional-format>
          <calcext:conditional-format calcext:target-range-address="'RGAA3 -vs-RGAA3-2016'.F331:'RGAA3 -vs-RGAA3-2016'.F331">
            <calcext:condition calcext:apply-style-name="diff_rgaa3_0vs2016" calcext:value="=&quot;FALSE&quot;" calcext:base-cell-address="'RGAA3 -vs-RGAA3-2016'.F331"/>
          </calcext:conditional-format>
          <calcext:conditional-format calcext:target-range-address="'RGAA3 -vs-RGAA3-2016'.F332:'RGAA3 -vs-RGAA3-2016'.F332">
            <calcext:condition calcext:apply-style-name="diff_rgaa3_0vs2016" calcext:value="=&quot;FALSE&quot;" calcext:base-cell-address="'RGAA3 -vs-RGAA3-2016'.F332"/>
          </calcext:conditional-format>
          <calcext:conditional-format calcext:target-range-address="'RGAA3 -vs-RGAA3-2016'.F333:'RGAA3 -vs-RGAA3-2016'.F333">
            <calcext:condition calcext:apply-style-name="diff_rgaa3_0vs2016" calcext:value="=&quot;FALSE&quot;" calcext:base-cell-address="'RGAA3 -vs-RGAA3-2016'.F333"/>
          </calcext:conditional-format>
          <calcext:conditional-format calcext:target-range-address="'RGAA3 -vs-RGAA3-2016'.F334:'RGAA3 -vs-RGAA3-2016'.F334">
            <calcext:condition calcext:apply-style-name="diff_rgaa3_0vs2016" calcext:value="=&quot;FALSE&quot;" calcext:base-cell-address="'RGAA3 -vs-RGAA3-2016'.F334"/>
          </calcext:conditional-format>
          <calcext:conditional-format calcext:target-range-address="'RGAA3 -vs-RGAA3-2016'.F335:'RGAA3 -vs-RGAA3-2016'.F335">
            <calcext:condition calcext:apply-style-name="diff_rgaa3_0vs2016" calcext:value="=&quot;FALSE&quot;" calcext:base-cell-address="'RGAA3 -vs-RGAA3-2016'.F335"/>
          </calcext:conditional-format>
          <calcext:conditional-format calcext:target-range-address="'RGAA3 -vs-RGAA3-2016'.F336:'RGAA3 -vs-RGAA3-2016'.F336">
            <calcext:condition calcext:apply-style-name="diff_rgaa3_0vs2016" calcext:value="=&quot;FALSE&quot;" calcext:base-cell-address="'RGAA3 -vs-RGAA3-2016'.F336"/>
          </calcext:conditional-format>
          <calcext:conditional-format calcext:target-range-address="'RGAA3 -vs-RGAA3-2016'.F337:'RGAA3 -vs-RGAA3-2016'.F337">
            <calcext:condition calcext:apply-style-name="diff_rgaa3_0vs2016" calcext:value="=&quot;FALSE&quot;" calcext:base-cell-address="'RGAA3 -vs-RGAA3-2016'.F337"/>
          </calcext:conditional-format>
          <calcext:conditional-format calcext:target-range-address="'RGAA3 -vs-RGAA3-2016'.F338:'RGAA3 -vs-RGAA3-2016'.F338">
            <calcext:condition calcext:apply-style-name="diff_rgaa3_0vs2016" calcext:value="=&quot;FALSE&quot;" calcext:base-cell-address="'RGAA3 -vs-RGAA3-2016'.F338"/>
          </calcext:conditional-format>
          <calcext:conditional-format calcext:target-range-address="'RGAA3 -vs-RGAA3-2016'.F339:'RGAA3 -vs-RGAA3-2016'.F339">
            <calcext:condition calcext:apply-style-name="diff_rgaa3_0vs2016" calcext:value="=&quot;FALSE&quot;" calcext:base-cell-address="'RGAA3 -vs-RGAA3-2016'.F339"/>
          </calcext:conditional-format>
          <calcext:conditional-format calcext:target-range-address="'RGAA3 -vs-RGAA3-2016'.F340:'RGAA3 -vs-RGAA3-2016'.F340">
            <calcext:condition calcext:apply-style-name="diff_rgaa3_0vs2016" calcext:value="=&quot;FALSE&quot;" calcext:base-cell-address="'RGAA3 -vs-RGAA3-2016'.F340"/>
          </calcext:conditional-format>
          <calcext:conditional-format calcext:target-range-address="'RGAA3 -vs-RGAA3-2016'.F341:'RGAA3 -vs-RGAA3-2016'.F341">
            <calcext:condition calcext:apply-style-name="diff_rgaa3_0vs2016" calcext:value="=&quot;FALSE&quot;" calcext:base-cell-address="'RGAA3 -vs-RGAA3-2016'.F341"/>
          </calcext:conditional-format>
          <calcext:conditional-format calcext:target-range-address="'RGAA3 -vs-RGAA3-2016'.F342:'RGAA3 -vs-RGAA3-2016'.F342">
            <calcext:condition calcext:apply-style-name="diff_rgaa3_0vs2016" calcext:value="=&quot;FALSE&quot;" calcext:base-cell-address="'RGAA3 -vs-RGAA3-2016'.F342"/>
          </calcext:conditional-format>
          <calcext:conditional-format calcext:target-range-address="'RGAA3 -vs-RGAA3-2016'.F343:'RGAA3 -vs-RGAA3-2016'.F343">
            <calcext:condition calcext:apply-style-name="diff_rgaa3_0vs2016" calcext:value="=&quot;FALSE&quot;" calcext:base-cell-address="'RGAA3 -vs-RGAA3-2016'.F343"/>
          </calcext:conditional-format>
          <calcext:conditional-format calcext:target-range-address="'RGAA3 -vs-RGAA3-2016'.F344:'RGAA3 -vs-RGAA3-2016'.F344">
            <calcext:condition calcext:apply-style-name="diff_rgaa3_0vs2016" calcext:value="=&quot;FALSE&quot;" calcext:base-cell-address="'RGAA3 -vs-RGAA3-2016'.F344"/>
          </calcext:conditional-format>
          <calcext:conditional-format calcext:target-range-address="'RGAA3 -vs-RGAA3-2016'.F345:'RGAA3 -vs-RGAA3-2016'.F345">
            <calcext:condition calcext:apply-style-name="diff_rgaa3_0vs2016" calcext:value="=&quot;FALSE&quot;" calcext:base-cell-address="'RGAA3 -vs-RGAA3-2016'.F345"/>
          </calcext:conditional-format>
          <calcext:conditional-format calcext:target-range-address="'RGAA3 -vs-RGAA3-2016'.F346:'RGAA3 -vs-RGAA3-2016'.F346">
            <calcext:condition calcext:apply-style-name="diff_rgaa3_0vs2016" calcext:value="=&quot;FALSE&quot;" calcext:base-cell-address="'RGAA3 -vs-RGAA3-2016'.F346"/>
          </calcext:conditional-format>
          <calcext:conditional-format calcext:target-range-address="'RGAA3 -vs-RGAA3-2016'.F347:'RGAA3 -vs-RGAA3-2016'.F347">
            <calcext:condition calcext:apply-style-name="diff_rgaa3_0vs2016" calcext:value="=&quot;FALSE&quot;" calcext:base-cell-address="'RGAA3 -vs-RGAA3-2016'.F347"/>
          </calcext:conditional-format>
          <calcext:conditional-format calcext:target-range-address="'RGAA3 -vs-RGAA3-2016'.F348:'RGAA3 -vs-RGAA3-2016'.F348">
            <calcext:condition calcext:apply-style-name="diff_rgaa3_0vs2016" calcext:value="=&quot;FALSE&quot;" calcext:base-cell-address="'RGAA3 -vs-RGAA3-2016'.F348"/>
          </calcext:conditional-format>
          <calcext:conditional-format calcext:target-range-address="'RGAA3 -vs-RGAA3-2016'.F349:'RGAA3 -vs-RGAA3-2016'.F349">
            <calcext:condition calcext:apply-style-name="diff_rgaa3_0vs2016" calcext:value="=&quot;FALSE&quot;" calcext:base-cell-address="'RGAA3 -vs-RGAA3-2016'.F349"/>
          </calcext:conditional-format>
          <calcext:conditional-format calcext:target-range-address="'RGAA3 -vs-RGAA3-2016'.F350:'RGAA3 -vs-RGAA3-2016'.F350">
            <calcext:condition calcext:apply-style-name="diff_rgaa3_0vs2016" calcext:value="=&quot;FALSE&quot;" calcext:base-cell-address="'RGAA3 -vs-RGAA3-2016'.F350"/>
          </calcext:conditional-format>
          <calcext:conditional-format calcext:target-range-address="'RGAA3 -vs-RGAA3-2016'.F351:'RGAA3 -vs-RGAA3-2016'.F351">
            <calcext:condition calcext:apply-style-name="diff_rgaa3_0vs2016" calcext:value="=&quot;FALSE&quot;" calcext:base-cell-address="'RGAA3 -vs-RGAA3-2016'.F351"/>
          </calcext:conditional-format>
          <calcext:conditional-format calcext:target-range-address="'RGAA3 -vs-RGAA3-2016'.R6:'RGAA3 -vs-RGAA3-2016'.R6">
            <calcext:condition calcext:apply-style-name="diff_rgaa3_0vs2016" calcext:value="=&quot;FALSE&quot;" calcext:base-cell-address="'RGAA3 -vs-RGAA3-2016'.R6"/>
          </calcext:conditional-format>
          <calcext:conditional-format calcext:target-range-address="'RGAA3 -vs-RGAA3-2016'.R7:'RGAA3 -vs-RGAA3-2016'.R7">
            <calcext:condition calcext:apply-style-name="diff_rgaa3_0vs2016" calcext:value="=&quot;FALSE&quot;" calcext:base-cell-address="'RGAA3 -vs-RGAA3-2016'.R7"/>
          </calcext:conditional-format>
          <calcext:conditional-format calcext:target-range-address="'RGAA3 -vs-RGAA3-2016'.R8:'RGAA3 -vs-RGAA3-2016'.R8">
            <calcext:condition calcext:apply-style-name="diff_rgaa3_0vs2016" calcext:value="=&quot;FALSE&quot;" calcext:base-cell-address="'RGAA3 -vs-RGAA3-2016'.R8"/>
          </calcext:conditional-format>
          <calcext:conditional-format calcext:target-range-address="'RGAA3 -vs-RGAA3-2016'.R9:'RGAA3 -vs-RGAA3-2016'.R9">
            <calcext:condition calcext:apply-style-name="diff_rgaa3_0vs2016" calcext:value="=&quot;FALSE&quot;" calcext:base-cell-address="'RGAA3 -vs-RGAA3-2016'.R9"/>
          </calcext:conditional-format>
          <calcext:conditional-format calcext:target-range-address="'RGAA3 -vs-RGAA3-2016'.R10:'RGAA3 -vs-RGAA3-2016'.R10">
            <calcext:condition calcext:apply-style-name="diff_rgaa3_0vs2016" calcext:value="=&quot;FALSE&quot;" calcext:base-cell-address="'RGAA3 -vs-RGAA3-2016'.R10"/>
          </calcext:conditional-format>
          <calcext:conditional-format calcext:target-range-address="'RGAA3 -vs-RGAA3-2016'.R11:'RGAA3 -vs-RGAA3-2016'.R11">
            <calcext:condition calcext:apply-style-name="diff_rgaa3_0vs2016" calcext:value="=&quot;FALSE&quot;" calcext:base-cell-address="'RGAA3 -vs-RGAA3-2016'.R11"/>
          </calcext:conditional-format>
          <calcext:conditional-format calcext:target-range-address="'RGAA3 -vs-RGAA3-2016'.R12:'RGAA3 -vs-RGAA3-2016'.R12">
            <calcext:condition calcext:apply-style-name="diff_rgaa3_0vs2016" calcext:value="=&quot;FALSE&quot;" calcext:base-cell-address="'RGAA3 -vs-RGAA3-2016'.R12"/>
          </calcext:conditional-format>
          <calcext:conditional-format calcext:target-range-address="'RGAA3 -vs-RGAA3-2016'.R13:'RGAA3 -vs-RGAA3-2016'.R13">
            <calcext:condition calcext:apply-style-name="diff_rgaa3_0vs2016" calcext:value="=&quot;FALSE&quot;" calcext:base-cell-address="'RGAA3 -vs-RGAA3-2016'.R13"/>
          </calcext:conditional-format>
          <calcext:conditional-format calcext:target-range-address="'RGAA3 -vs-RGAA3-2016'.R14:'RGAA3 -vs-RGAA3-2016'.R14">
            <calcext:condition calcext:apply-style-name="diff_rgaa3_0vs2016" calcext:value="=&quot;FALSE&quot;" calcext:base-cell-address="'RGAA3 -vs-RGAA3-2016'.R14"/>
          </calcext:conditional-format>
          <calcext:conditional-format calcext:target-range-address="'RGAA3 -vs-RGAA3-2016'.R15:'RGAA3 -vs-RGAA3-2016'.R15">
            <calcext:condition calcext:apply-style-name="diff_rgaa3_0vs2016" calcext:value="=&quot;FALSE&quot;" calcext:base-cell-address="'RGAA3 -vs-RGAA3-2016'.R15"/>
          </calcext:conditional-format>
          <calcext:conditional-format calcext:target-range-address="'RGAA3 -vs-RGAA3-2016'.R16:'RGAA3 -vs-RGAA3-2016'.R16">
            <calcext:condition calcext:apply-style-name="diff_rgaa3_0vs2016" calcext:value="=&quot;FALSE&quot;" calcext:base-cell-address="'RGAA3 -vs-RGAA3-2016'.R16"/>
          </calcext:conditional-format>
          <calcext:conditional-format calcext:target-range-address="'RGAA3 -vs-RGAA3-2016'.R17:'RGAA3 -vs-RGAA3-2016'.R17">
            <calcext:condition calcext:apply-style-name="diff_rgaa3_0vs2016" calcext:value="=&quot;FALSE&quot;" calcext:base-cell-address="'RGAA3 -vs-RGAA3-2016'.R17"/>
          </calcext:conditional-format>
          <calcext:conditional-format calcext:target-range-address="'RGAA3 -vs-RGAA3-2016'.R18:'RGAA3 -vs-RGAA3-2016'.R18">
            <calcext:condition calcext:apply-style-name="diff_rgaa3_0vs2016" calcext:value="=&quot;FALSE&quot;" calcext:base-cell-address="'RGAA3 -vs-RGAA3-2016'.R18"/>
          </calcext:conditional-format>
          <calcext:conditional-format calcext:target-range-address="'RGAA3 -vs-RGAA3-2016'.R19:'RGAA3 -vs-RGAA3-2016'.R19">
            <calcext:condition calcext:apply-style-name="diff_rgaa3_0vs2016" calcext:value="=&quot;FALSE&quot;" calcext:base-cell-address="'RGAA3 -vs-RGAA3-2016'.R19"/>
          </calcext:conditional-format>
          <calcext:conditional-format calcext:target-range-address="'RGAA3 -vs-RGAA3-2016'.R20:'RGAA3 -vs-RGAA3-2016'.R20">
            <calcext:condition calcext:apply-style-name="diff_rgaa3_0vs2016" calcext:value="=&quot;FALSE&quot;" calcext:base-cell-address="'RGAA3 -vs-RGAA3-2016'.R20"/>
          </calcext:conditional-format>
          <calcext:conditional-format calcext:target-range-address="'RGAA3 -vs-RGAA3-2016'.R21:'RGAA3 -vs-RGAA3-2016'.R21">
            <calcext:condition calcext:apply-style-name="diff_rgaa3_0vs2016" calcext:value="=&quot;FALSE&quot;" calcext:base-cell-address="'RGAA3 -vs-RGAA3-2016'.R21"/>
          </calcext:conditional-format>
          <calcext:conditional-format calcext:target-range-address="'RGAA3 -vs-RGAA3-2016'.R22:'RGAA3 -vs-RGAA3-2016'.R22">
            <calcext:condition calcext:apply-style-name="diff_rgaa3_0vs2016" calcext:value="=&quot;FALSE&quot;" calcext:base-cell-address="'RGAA3 -vs-RGAA3-2016'.R22"/>
          </calcext:conditional-format>
          <calcext:conditional-format calcext:target-range-address="'RGAA3 -vs-RGAA3-2016'.R23:'RGAA3 -vs-RGAA3-2016'.R23">
            <calcext:condition calcext:apply-style-name="diff_rgaa3_0vs2016" calcext:value="=&quot;FALSE&quot;" calcext:base-cell-address="'RGAA3 -vs-RGAA3-2016'.R23"/>
          </calcext:conditional-format>
          <calcext:conditional-format calcext:target-range-address="'RGAA3 -vs-RGAA3-2016'.R24:'RGAA3 -vs-RGAA3-2016'.R24">
            <calcext:condition calcext:apply-style-name="diff_rgaa3_0vs2016" calcext:value="=&quot;FALSE&quot;" calcext:base-cell-address="'RGAA3 -vs-RGAA3-2016'.R24"/>
          </calcext:conditional-format>
          <calcext:conditional-format calcext:target-range-address="'RGAA3 -vs-RGAA3-2016'.R25:'RGAA3 -vs-RGAA3-2016'.R25">
            <calcext:condition calcext:apply-style-name="diff_rgaa3_0vs2016" calcext:value="=&quot;FALSE&quot;" calcext:base-cell-address="'RGAA3 -vs-RGAA3-2016'.R25"/>
          </calcext:conditional-format>
          <calcext:conditional-format calcext:target-range-address="'RGAA3 -vs-RGAA3-2016'.R26:'RGAA3 -vs-RGAA3-2016'.R26">
            <calcext:condition calcext:apply-style-name="diff_rgaa3_0vs2016" calcext:value="=&quot;FALSE&quot;" calcext:base-cell-address="'RGAA3 -vs-RGAA3-2016'.R26"/>
          </calcext:conditional-format>
          <calcext:conditional-format calcext:target-range-address="'RGAA3 -vs-RGAA3-2016'.R27:'RGAA3 -vs-RGAA3-2016'.R27">
            <calcext:condition calcext:apply-style-name="diff_rgaa3_0vs2016" calcext:value="=&quot;FALSE&quot;" calcext:base-cell-address="'RGAA3 -vs-RGAA3-2016'.R27"/>
          </calcext:conditional-format>
          <calcext:conditional-format calcext:target-range-address="'RGAA3 -vs-RGAA3-2016'.R28:'RGAA3 -vs-RGAA3-2016'.R28">
            <calcext:condition calcext:apply-style-name="diff_rgaa3_0vs2016" calcext:value="=&quot;FALSE&quot;" calcext:base-cell-address="'RGAA3 -vs-RGAA3-2016'.R28"/>
          </calcext:conditional-format>
          <calcext:conditional-format calcext:target-range-address="'RGAA3 -vs-RGAA3-2016'.R29:'RGAA3 -vs-RGAA3-2016'.R29">
            <calcext:condition calcext:apply-style-name="diff_rgaa3_0vs2016" calcext:value="=&quot;FALSE&quot;" calcext:base-cell-address="'RGAA3 -vs-RGAA3-2016'.R29"/>
          </calcext:conditional-format>
          <calcext:conditional-format calcext:target-range-address="'RGAA3 -vs-RGAA3-2016'.R30:'RGAA3 -vs-RGAA3-2016'.R30">
            <calcext:condition calcext:apply-style-name="diff_rgaa3_0vs2016" calcext:value="=&quot;FALSE&quot;" calcext:base-cell-address="'RGAA3 -vs-RGAA3-2016'.R30"/>
          </calcext:conditional-format>
          <calcext:conditional-format calcext:target-range-address="'RGAA3 -vs-RGAA3-2016'.R31:'RGAA3 -vs-RGAA3-2016'.R31">
            <calcext:condition calcext:apply-style-name="diff_rgaa3_0vs2016" calcext:value="=&quot;FALSE&quot;" calcext:base-cell-address="'RGAA3 -vs-RGAA3-2016'.R31"/>
          </calcext:conditional-format>
          <calcext:conditional-format calcext:target-range-address="'RGAA3 -vs-RGAA3-2016'.R32:'RGAA3 -vs-RGAA3-2016'.R32">
            <calcext:condition calcext:apply-style-name="diff_rgaa3_0vs2016" calcext:value="=&quot;FALSE&quot;" calcext:base-cell-address="'RGAA3 -vs-RGAA3-2016'.R32"/>
          </calcext:conditional-format>
          <calcext:conditional-format calcext:target-range-address="'RGAA3 -vs-RGAA3-2016'.R33:'RGAA3 -vs-RGAA3-2016'.R33">
            <calcext:condition calcext:apply-style-name="diff_rgaa3_0vs2016" calcext:value="=&quot;FALSE&quot;" calcext:base-cell-address="'RGAA3 -vs-RGAA3-2016'.R33"/>
          </calcext:conditional-format>
          <calcext:conditional-format calcext:target-range-address="'RGAA3 -vs-RGAA3-2016'.R34:'RGAA3 -vs-RGAA3-2016'.R34">
            <calcext:condition calcext:apply-style-name="diff_rgaa3_0vs2016" calcext:value="=&quot;FALSE&quot;" calcext:base-cell-address="'RGAA3 -vs-RGAA3-2016'.R34"/>
          </calcext:conditional-format>
          <calcext:conditional-format calcext:target-range-address="'RGAA3 -vs-RGAA3-2016'.R35:'RGAA3 -vs-RGAA3-2016'.R35">
            <calcext:condition calcext:apply-style-name="diff_rgaa3_0vs2016" calcext:value="=&quot;FALSE&quot;" calcext:base-cell-address="'RGAA3 -vs-RGAA3-2016'.R35"/>
          </calcext:conditional-format>
          <calcext:conditional-format calcext:target-range-address="'RGAA3 -vs-RGAA3-2016'.R36:'RGAA3 -vs-RGAA3-2016'.R36">
            <calcext:condition calcext:apply-style-name="diff_rgaa3_0vs2016" calcext:value="=&quot;FALSE&quot;" calcext:base-cell-address="'RGAA3 -vs-RGAA3-2016'.R36"/>
          </calcext:conditional-format>
          <calcext:conditional-format calcext:target-range-address="'RGAA3 -vs-RGAA3-2016'.R37:'RGAA3 -vs-RGAA3-2016'.R37">
            <calcext:condition calcext:apply-style-name="diff_rgaa3_0vs2016" calcext:value="=&quot;FALSE&quot;" calcext:base-cell-address="'RGAA3 -vs-RGAA3-2016'.R37"/>
          </calcext:conditional-format>
          <calcext:conditional-format calcext:target-range-address="'RGAA3 -vs-RGAA3-2016'.R43:'RGAA3 -vs-RGAA3-2016'.R43">
            <calcext:condition calcext:apply-style-name="diff_rgaa3_0vs2016" calcext:value="=&quot;FALSE&quot;" calcext:base-cell-address="'RGAA3 -vs-RGAA3-2016'.R43"/>
          </calcext:conditional-format>
          <calcext:conditional-format calcext:target-range-address="'RGAA3 -vs-RGAA3-2016'.R44:'RGAA3 -vs-RGAA3-2016'.R44">
            <calcext:condition calcext:apply-style-name="diff_rgaa3_0vs2016" calcext:value="=&quot;FALSE&quot;" calcext:base-cell-address="'RGAA3 -vs-RGAA3-2016'.R44"/>
          </calcext:conditional-format>
          <calcext:conditional-format calcext:target-range-address="'RGAA3 -vs-RGAA3-2016'.R45:'RGAA3 -vs-RGAA3-2016'.R45">
            <calcext:condition calcext:apply-style-name="diff_rgaa3_0vs2016" calcext:value="=&quot;FALSE&quot;" calcext:base-cell-address="'RGAA3 -vs-RGAA3-2016'.R45"/>
          </calcext:conditional-format>
          <calcext:conditional-format calcext:target-range-address="'RGAA3 -vs-RGAA3-2016'.R46:'RGAA3 -vs-RGAA3-2016'.R46">
            <calcext:condition calcext:apply-style-name="diff_rgaa3_0vs2016" calcext:value="=&quot;FALSE&quot;" calcext:base-cell-address="'RGAA3 -vs-RGAA3-2016'.R46"/>
          </calcext:conditional-format>
          <calcext:conditional-format calcext:target-range-address="'RGAA3 -vs-RGAA3-2016'.R47:'RGAA3 -vs-RGAA3-2016'.R47">
            <calcext:condition calcext:apply-style-name="diff_rgaa3_0vs2016" calcext:value="=&quot;FALSE&quot;" calcext:base-cell-address="'RGAA3 -vs-RGAA3-2016'.R47"/>
          </calcext:conditional-format>
          <calcext:conditional-format calcext:target-range-address="'RGAA3 -vs-RGAA3-2016'.R48:'RGAA3 -vs-RGAA3-2016'.R48">
            <calcext:condition calcext:apply-style-name="diff_rgaa3_0vs2016" calcext:value="=&quot;FALSE&quot;" calcext:base-cell-address="'RGAA3 -vs-RGAA3-2016'.R48"/>
          </calcext:conditional-format>
          <calcext:conditional-format calcext:target-range-address="'RGAA3 -vs-RGAA3-2016'.R49:'RGAA3 -vs-RGAA3-2016'.R49">
            <calcext:condition calcext:apply-style-name="diff_rgaa3_0vs2016" calcext:value="=&quot;FALSE&quot;" calcext:base-cell-address="'RGAA3 -vs-RGAA3-2016'.R49"/>
          </calcext:conditional-format>
          <calcext:conditional-format calcext:target-range-address="'RGAA3 -vs-RGAA3-2016'.R50:'RGAA3 -vs-RGAA3-2016'.R50">
            <calcext:condition calcext:apply-style-name="diff_rgaa3_0vs2016" calcext:value="=&quot;FALSE&quot;" calcext:base-cell-address="'RGAA3 -vs-RGAA3-2016'.R50"/>
          </calcext:conditional-format>
          <calcext:conditional-format calcext:target-range-address="'RGAA3 -vs-RGAA3-2016'.R51:'RGAA3 -vs-RGAA3-2016'.R51">
            <calcext:condition calcext:apply-style-name="diff_rgaa3_0vs2016" calcext:value="=&quot;FALSE&quot;" calcext:base-cell-address="'RGAA3 -vs-RGAA3-2016'.R51"/>
          </calcext:conditional-format>
          <calcext:conditional-format calcext:target-range-address="'RGAA3 -vs-RGAA3-2016'.R52:'RGAA3 -vs-RGAA3-2016'.R52">
            <calcext:condition calcext:apply-style-name="diff_rgaa3_0vs2016" calcext:value="=&quot;FALSE&quot;" calcext:base-cell-address="'RGAA3 -vs-RGAA3-2016'.R52"/>
          </calcext:conditional-format>
          <calcext:conditional-format calcext:target-range-address="'RGAA3 -vs-RGAA3-2016'.R53:'RGAA3 -vs-RGAA3-2016'.R53">
            <calcext:condition calcext:apply-style-name="diff_rgaa3_0vs2016" calcext:value="=&quot;FALSE&quot;" calcext:base-cell-address="'RGAA3 -vs-RGAA3-2016'.R53"/>
          </calcext:conditional-format>
          <calcext:conditional-format calcext:target-range-address="'RGAA3 -vs-RGAA3-2016'.R54:'RGAA3 -vs-RGAA3-2016'.R54">
            <calcext:condition calcext:apply-style-name="diff_rgaa3_0vs2016" calcext:value="=&quot;FALSE&quot;" calcext:base-cell-address="'RGAA3 -vs-RGAA3-2016'.R54"/>
          </calcext:conditional-format>
          <calcext:conditional-format calcext:target-range-address="'RGAA3 -vs-RGAA3-2016'.R55:'RGAA3 -vs-RGAA3-2016'.R55">
            <calcext:condition calcext:apply-style-name="diff_rgaa3_0vs2016" calcext:value="=&quot;FALSE&quot;" calcext:base-cell-address="'RGAA3 -vs-RGAA3-2016'.R55"/>
          </calcext:conditional-format>
          <calcext:conditional-format calcext:target-range-address="'RGAA3 -vs-RGAA3-2016'.R56:'RGAA3 -vs-RGAA3-2016'.R56">
            <calcext:condition calcext:apply-style-name="diff_rgaa3_0vs2016" calcext:value="=&quot;FALSE&quot;" calcext:base-cell-address="'RGAA3 -vs-RGAA3-2016'.R56"/>
          </calcext:conditional-format>
          <calcext:conditional-format calcext:target-range-address="'RGAA3 -vs-RGAA3-2016'.R57:'RGAA3 -vs-RGAA3-2016'.R57">
            <calcext:condition calcext:apply-style-name="diff_rgaa3_0vs2016" calcext:value="=&quot;FALSE&quot;" calcext:base-cell-address="'RGAA3 -vs-RGAA3-2016'.R57"/>
          </calcext:conditional-format>
          <calcext:conditional-format calcext:target-range-address="'RGAA3 -vs-RGAA3-2016'.R59:'RGAA3 -vs-RGAA3-2016'.R59">
            <calcext:condition calcext:apply-style-name="diff_rgaa3_0vs2016" calcext:value="=&quot;FALSE&quot;" calcext:base-cell-address="'RGAA3 -vs-RGAA3-2016'.R59"/>
          </calcext:conditional-format>
          <calcext:conditional-format calcext:target-range-address="'RGAA3 -vs-RGAA3-2016'.R60:'RGAA3 -vs-RGAA3-2016'.R60">
            <calcext:condition calcext:apply-style-name="diff_rgaa3_0vs2016" calcext:value="=&quot;FALSE&quot;" calcext:base-cell-address="'RGAA3 -vs-RGAA3-2016'.R60"/>
          </calcext:conditional-format>
          <calcext:conditional-format calcext:target-range-address="'RGAA3 -vs-RGAA3-2016'.R61:'RGAA3 -vs-RGAA3-2016'.R61">
            <calcext:condition calcext:apply-style-name="diff_rgaa3_0vs2016" calcext:value="=&quot;FALSE&quot;" calcext:base-cell-address="'RGAA3 -vs-RGAA3-2016'.R61"/>
          </calcext:conditional-format>
          <calcext:conditional-format calcext:target-range-address="'RGAA3 -vs-RGAA3-2016'.R62:'RGAA3 -vs-RGAA3-2016'.R62">
            <calcext:condition calcext:apply-style-name="diff_rgaa3_0vs2016" calcext:value="=&quot;FALSE&quot;" calcext:base-cell-address="'RGAA3 -vs-RGAA3-2016'.R62"/>
          </calcext:conditional-format>
          <calcext:conditional-format calcext:target-range-address="'RGAA3 -vs-RGAA3-2016'.R63:'RGAA3 -vs-RGAA3-2016'.R63">
            <calcext:condition calcext:apply-style-name="diff_rgaa3_0vs2016" calcext:value="=&quot;FALSE&quot;" calcext:base-cell-address="'RGAA3 -vs-RGAA3-2016'.R63"/>
          </calcext:conditional-format>
          <calcext:conditional-format calcext:target-range-address="'RGAA3 -vs-RGAA3-2016'.R64:'RGAA3 -vs-RGAA3-2016'.R64">
            <calcext:condition calcext:apply-style-name="diff_rgaa3_0vs2016" calcext:value="=&quot;FALSE&quot;" calcext:base-cell-address="'RGAA3 -vs-RGAA3-2016'.R64"/>
          </calcext:conditional-format>
          <calcext:conditional-format calcext:target-range-address="'RGAA3 -vs-RGAA3-2016'.R65:'RGAA3 -vs-RGAA3-2016'.R65">
            <calcext:condition calcext:apply-style-name="diff_rgaa3_0vs2016" calcext:value="=&quot;FALSE&quot;" calcext:base-cell-address="'RGAA3 -vs-RGAA3-2016'.R65"/>
          </calcext:conditional-format>
          <calcext:conditional-format calcext:target-range-address="'RGAA3 -vs-RGAA3-2016'.R66:'RGAA3 -vs-RGAA3-2016'.R66">
            <calcext:condition calcext:apply-style-name="diff_rgaa3_0vs2016" calcext:value="=&quot;FALSE&quot;" calcext:base-cell-address="'RGAA3 -vs-RGAA3-2016'.R66"/>
          </calcext:conditional-format>
          <calcext:conditional-format calcext:target-range-address="'RGAA3 -vs-RGAA3-2016'.R67:'RGAA3 -vs-RGAA3-2016'.R67">
            <calcext:condition calcext:apply-style-name="diff_rgaa3_0vs2016" calcext:value="=&quot;FALSE&quot;" calcext:base-cell-address="'RGAA3 -vs-RGAA3-2016'.R67"/>
          </calcext:conditional-format>
          <calcext:conditional-format calcext:target-range-address="'RGAA3 -vs-RGAA3-2016'.R68:'RGAA3 -vs-RGAA3-2016'.R68">
            <calcext:condition calcext:apply-style-name="diff_rgaa3_0vs2016" calcext:value="=&quot;FALSE&quot;" calcext:base-cell-address="'RGAA3 -vs-RGAA3-2016'.R68"/>
          </calcext:conditional-format>
          <calcext:conditional-format calcext:target-range-address="'RGAA3 -vs-RGAA3-2016'.R69:'RGAA3 -vs-RGAA3-2016'.R69">
            <calcext:condition calcext:apply-style-name="diff_rgaa3_0vs2016" calcext:value="=&quot;FALSE&quot;" calcext:base-cell-address="'RGAA3 -vs-RGAA3-2016'.R69"/>
          </calcext:conditional-format>
          <calcext:conditional-format calcext:target-range-address="'RGAA3 -vs-RGAA3-2016'.R39:'RGAA3 -vs-RGAA3-2016'.R39">
            <calcext:condition calcext:apply-style-name="diff_rgaa3_0vs2016" calcext:value="=&quot;FALSE&quot;" calcext:base-cell-address="'RGAA3 -vs-RGAA3-2016'.R39"/>
          </calcext:conditional-format>
          <calcext:conditional-format calcext:target-range-address="'RGAA3 -vs-RGAA3-2016'.R3:'RGAA3 -vs-RGAA3-2016'.R3">
            <calcext:condition calcext:apply-style-name="diff_rgaa3_0vs2016" calcext:value="=&quot;FALSE&quot;" calcext:base-cell-address="'RGAA3 -vs-RGAA3-2016'.R3"/>
          </calcext:conditional-format>
          <calcext:conditional-format calcext:target-range-address="'RGAA3 -vs-RGAA3-2016'.R4:'RGAA3 -vs-RGAA3-2016'.R4">
            <calcext:condition calcext:apply-style-name="diff_rgaa3_0vs2016" calcext:value="=&quot;FALSE&quot;" calcext:base-cell-address="'RGAA3 -vs-RGAA3-2016'.R4"/>
          </calcext:conditional-format>
          <calcext:conditional-format calcext:target-range-address="'RGAA3 -vs-RGAA3-2016'.R5:'RGAA3 -vs-RGAA3-2016'.R5">
            <calcext:condition calcext:apply-style-name="diff_rgaa3_0vs2016" calcext:value="=&quot;FALSE&quot;" calcext:base-cell-address="'RGAA3 -vs-RGAA3-2016'.R5"/>
          </calcext:conditional-format>
          <calcext:conditional-format calcext:target-range-address="'RGAA3 -vs-RGAA3-2016'.R38:'RGAA3 -vs-RGAA3-2016'.R38">
            <calcext:condition calcext:apply-style-name="diff_rgaa3_0vs2016" calcext:value="=&quot;FALSE&quot;" calcext:base-cell-address="'RGAA3 -vs-RGAA3-2016'.R38"/>
          </calcext:conditional-format>
          <calcext:conditional-format calcext:target-range-address="'RGAA3 -vs-RGAA3-2016'.R40:'RGAA3 -vs-RGAA3-2016'.R40">
            <calcext:condition calcext:apply-style-name="diff_rgaa3_0vs2016" calcext:value="=&quot;FALSE&quot;" calcext:base-cell-address="'RGAA3 -vs-RGAA3-2016'.R40"/>
          </calcext:conditional-format>
          <calcext:conditional-format calcext:target-range-address="'RGAA3 -vs-RGAA3-2016'.R41:'RGAA3 -vs-RGAA3-2016'.R41">
            <calcext:condition calcext:apply-style-name="diff_rgaa3_0vs2016" calcext:value="=&quot;FALSE&quot;" calcext:base-cell-address="'RGAA3 -vs-RGAA3-2016'.R41"/>
          </calcext:conditional-format>
          <calcext:conditional-format calcext:target-range-address="'RGAA3 -vs-RGAA3-2016'.R42:'RGAA3 -vs-RGAA3-2016'.R42">
            <calcext:condition calcext:apply-style-name="diff_rgaa3_0vs2016" calcext:value="=&quot;FALSE&quot;" calcext:base-cell-address="'RGAA3 -vs-RGAA3-2016'.R42"/>
          </calcext:conditional-format>
          <calcext:conditional-format calcext:target-range-address="'RGAA3 -vs-RGAA3-2016'.R58:'RGAA3 -vs-RGAA3-2016'.R58">
            <calcext:condition calcext:apply-style-name="diff_rgaa3_0vs2016" calcext:value="=&quot;FALSE&quot;" calcext:base-cell-address="'RGAA3 -vs-RGAA3-2016'.R58"/>
          </calcext:conditional-format>
          <calcext:conditional-format calcext:target-range-address="'RGAA3 -vs-RGAA3-2016'.R71:'RGAA3 -vs-RGAA3-2016'.R71">
            <calcext:condition calcext:apply-style-name="diff_rgaa3_0vs2016" calcext:value="=&quot;FALSE&quot;" calcext:base-cell-address="'RGAA3 -vs-RGAA3-2016'.R71"/>
          </calcext:conditional-format>
          <calcext:conditional-format calcext:target-range-address="'RGAA3 -vs-RGAA3-2016'.R74:'RGAA3 -vs-RGAA3-2016'.R74">
            <calcext:condition calcext:apply-style-name="diff_rgaa3_0vs2016" calcext:value="=&quot;FALSE&quot;" calcext:base-cell-address="'RGAA3 -vs-RGAA3-2016'.R74"/>
          </calcext:conditional-format>
          <calcext:conditional-format calcext:target-range-address="'RGAA3 -vs-RGAA3-2016'.R75:'RGAA3 -vs-RGAA3-2016'.R88">
            <calcext:condition calcext:apply-style-name="diff_rgaa3_0vs2016" calcext:value="=&quot;FALSE&quot;" calcext:base-cell-address="'RGAA3 -vs-RGAA3-2016'.R75"/>
          </calcext:conditional-format>
          <calcext:conditional-format calcext:target-range-address="'RGAA3 -vs-RGAA3-2016'.R97:'RGAA3 -vs-RGAA3-2016'.R97">
            <calcext:condition calcext:apply-style-name="diff_rgaa3_0vs2016" calcext:value="=&quot;FALSE&quot;" calcext:base-cell-address="'RGAA3 -vs-RGAA3-2016'.R97"/>
          </calcext:conditional-format>
          <calcext:conditional-format calcext:target-range-address="'RGAA3 -vs-RGAA3-2016'.R99:'RGAA3 -vs-RGAA3-2016'.R99">
            <calcext:condition calcext:apply-style-name="diff_rgaa3_0vs2016" calcext:value="=&quot;FALSE&quot;" calcext:base-cell-address="'RGAA3 -vs-RGAA3-2016'.R99"/>
          </calcext:conditional-format>
          <calcext:conditional-format calcext:target-range-address="'RGAA3 -vs-RGAA3-2016'.R100:'RGAA3 -vs-RGAA3-2016'.R100">
            <calcext:condition calcext:apply-style-name="diff_rgaa3_0vs2016" calcext:value="=&quot;FALSE&quot;" calcext:base-cell-address="'RGAA3 -vs-RGAA3-2016'.R100"/>
          </calcext:conditional-format>
          <calcext:conditional-format calcext:target-range-address="'RGAA3 -vs-RGAA3-2016'.R102:'RGAA3 -vs-RGAA3-2016'.R110">
            <calcext:condition calcext:apply-style-name="diff_rgaa3_0vs2016" calcext:value="=&quot;FALSE&quot;" calcext:base-cell-address="'RGAA3 -vs-RGAA3-2016'.R102"/>
          </calcext:conditional-format>
          <calcext:conditional-format calcext:target-range-address="'RGAA3 -vs-RGAA3-2016'.R112:'RGAA3 -vs-RGAA3-2016'.R130">
            <calcext:condition calcext:apply-style-name="diff_rgaa3_0vs2016" calcext:value="=&quot;FALSE&quot;" calcext:base-cell-address="'RGAA3 -vs-RGAA3-2016'.R112"/>
          </calcext:conditional-format>
          <calcext:conditional-format calcext:target-range-address="'RGAA3 -vs-RGAA3-2016'.R133:'RGAA3 -vs-RGAA3-2016'.R133">
            <calcext:condition calcext:apply-style-name="diff_rgaa3_0vs2016" calcext:value="=&quot;FALSE&quot;" calcext:base-cell-address="'RGAA3 -vs-RGAA3-2016'.R133"/>
          </calcext:conditional-format>
          <calcext:conditional-format calcext:target-range-address="'RGAA3 -vs-RGAA3-2016'.R138:'RGAA3 -vs-RGAA3-2016'.R138">
            <calcext:condition calcext:apply-style-name="diff_rgaa3_0vs2016" calcext:value="=&quot;FALSE&quot;" calcext:base-cell-address="'RGAA3 -vs-RGAA3-2016'.R138"/>
          </calcext:conditional-format>
          <calcext:conditional-format calcext:target-range-address="'RGAA3 -vs-RGAA3-2016'.R140:'RGAA3 -vs-RGAA3-2016'.R140">
            <calcext:condition calcext:apply-style-name="diff_rgaa3_0vs2016" calcext:value="=&quot;FALSE&quot;" calcext:base-cell-address="'RGAA3 -vs-RGAA3-2016'.R140"/>
          </calcext:conditional-format>
          <calcext:conditional-format calcext:target-range-address="'RGAA3 -vs-RGAA3-2016'.R141:'RGAA3 -vs-RGAA3-2016'.R141">
            <calcext:condition calcext:apply-style-name="diff_rgaa3_0vs2016" calcext:value="=&quot;FALSE&quot;" calcext:base-cell-address="'RGAA3 -vs-RGAA3-2016'.R141"/>
          </calcext:conditional-format>
          <calcext:conditional-format calcext:target-range-address="'RGAA3 -vs-RGAA3-2016'.R143:'RGAA3 -vs-RGAA3-2016'.R143">
            <calcext:condition calcext:apply-style-name="diff_rgaa3_0vs2016" calcext:value="=&quot;FALSE&quot;" calcext:base-cell-address="'RGAA3 -vs-RGAA3-2016'.R143"/>
          </calcext:conditional-format>
          <calcext:conditional-format calcext:target-range-address="'RGAA3 -vs-RGAA3-2016'.R144:'RGAA3 -vs-RGAA3-2016'.R144">
            <calcext:condition calcext:apply-style-name="diff_rgaa3_0vs2016" calcext:value="=&quot;FALSE&quot;" calcext:base-cell-address="'RGAA3 -vs-RGAA3-2016'.R144"/>
          </calcext:conditional-format>
          <calcext:conditional-format calcext:target-range-address="'RGAA3 -vs-RGAA3-2016'.R145:'RGAA3 -vs-RGAA3-2016'.R145">
            <calcext:condition calcext:apply-style-name="diff_rgaa3_0vs2016" calcext:value="=&quot;FALSE&quot;" calcext:base-cell-address="'RGAA3 -vs-RGAA3-2016'.R145"/>
          </calcext:conditional-format>
          <calcext:conditional-format calcext:target-range-address="'RGAA3 -vs-RGAA3-2016'.R146:'RGAA3 -vs-RGAA3-2016'.R146">
            <calcext:condition calcext:apply-style-name="diff_rgaa3_0vs2016" calcext:value="=&quot;FALSE&quot;" calcext:base-cell-address="'RGAA3 -vs-RGAA3-2016'.R146"/>
          </calcext:conditional-format>
          <calcext:conditional-format calcext:target-range-address="'RGAA3 -vs-RGAA3-2016'.R147:'RGAA3 -vs-RGAA3-2016'.R147">
            <calcext:condition calcext:apply-style-name="diff_rgaa3_0vs2016" calcext:value="=&quot;FALSE&quot;" calcext:base-cell-address="'RGAA3 -vs-RGAA3-2016'.R147"/>
          </calcext:conditional-format>
          <calcext:conditional-format calcext:target-range-address="'RGAA3 -vs-RGAA3-2016'.R149:'RGAA3 -vs-RGAA3-2016'.R149">
            <calcext:condition calcext:apply-style-name="diff_rgaa3_0vs2016" calcext:value="=&quot;FALSE&quot;" calcext:base-cell-address="'RGAA3 -vs-RGAA3-2016'.R149"/>
          </calcext:conditional-format>
          <calcext:conditional-format calcext:target-range-address="'RGAA3 -vs-RGAA3-2016'.R150:'RGAA3 -vs-RGAA3-2016'.R150">
            <calcext:condition calcext:apply-style-name="diff_rgaa3_0vs2016" calcext:value="=&quot;FALSE&quot;" calcext:base-cell-address="'RGAA3 -vs-RGAA3-2016'.R150"/>
          </calcext:conditional-format>
          <calcext:conditional-format calcext:target-range-address="'RGAA3 -vs-RGAA3-2016'.R151:'RGAA3 -vs-RGAA3-2016'.R151">
            <calcext:condition calcext:apply-style-name="diff_rgaa3_0vs2016" calcext:value="=&quot;FALSE&quot;" calcext:base-cell-address="'RGAA3 -vs-RGAA3-2016'.R151"/>
          </calcext:conditional-format>
          <calcext:conditional-format calcext:target-range-address="'RGAA3 -vs-RGAA3-2016'.R152:'RGAA3 -vs-RGAA3-2016'.R152">
            <calcext:condition calcext:apply-style-name="diff_rgaa3_0vs2016" calcext:value="=&quot;FALSE&quot;" calcext:base-cell-address="'RGAA3 -vs-RGAA3-2016'.R152"/>
          </calcext:conditional-format>
          <calcext:conditional-format calcext:target-range-address="'RGAA3 -vs-RGAA3-2016'.R157:'RGAA3 -vs-RGAA3-2016'.R157">
            <calcext:condition calcext:apply-style-name="diff_rgaa3_0vs2016" calcext:value="=&quot;FALSE&quot;" calcext:base-cell-address="'RGAA3 -vs-RGAA3-2016'.R157"/>
          </calcext:conditional-format>
          <calcext:conditional-format calcext:target-range-address="'RGAA3 -vs-RGAA3-2016'.R158:'RGAA3 -vs-RGAA3-2016'.R158">
            <calcext:condition calcext:apply-style-name="diff_rgaa3_0vs2016" calcext:value="=&quot;FALSE&quot;" calcext:base-cell-address="'RGAA3 -vs-RGAA3-2016'.R158"/>
          </calcext:conditional-format>
          <calcext:conditional-format calcext:target-range-address="'RGAA3 -vs-RGAA3-2016'.R162:'RGAA3 -vs-RGAA3-2016'.R162">
            <calcext:condition calcext:apply-style-name="diff_rgaa3_0vs2016" calcext:value="=&quot;FALSE&quot;" calcext:base-cell-address="'RGAA3 -vs-RGAA3-2016'.R162"/>
          </calcext:conditional-format>
          <calcext:conditional-format calcext:target-range-address="'RGAA3 -vs-RGAA3-2016'.R167:'RGAA3 -vs-RGAA3-2016'.R167">
            <calcext:condition calcext:apply-style-name="diff_rgaa3_0vs2016" calcext:value="=&quot;FALSE&quot;" calcext:base-cell-address="'RGAA3 -vs-RGAA3-2016'.R167"/>
          </calcext:conditional-format>
          <calcext:conditional-format calcext:target-range-address="'RGAA3 -vs-RGAA3-2016'.R168:'RGAA3 -vs-RGAA3-2016'.R168">
            <calcext:condition calcext:apply-style-name="diff_rgaa3_0vs2016" calcext:value="=&quot;FALSE&quot;" calcext:base-cell-address="'RGAA3 -vs-RGAA3-2016'.R168"/>
          </calcext:conditional-format>
          <calcext:conditional-format calcext:target-range-address="'RGAA3 -vs-RGAA3-2016'.R172:'RGAA3 -vs-RGAA3-2016'.R172">
            <calcext:condition calcext:apply-style-name="diff_rgaa3_0vs2016" calcext:value="=&quot;FALSE&quot;" calcext:base-cell-address="'RGAA3 -vs-RGAA3-2016'.R172"/>
          </calcext:conditional-format>
          <calcext:conditional-format calcext:target-range-address="'RGAA3 -vs-RGAA3-2016'.R175:'RGAA3 -vs-RGAA3-2016'.R175">
            <calcext:condition calcext:apply-style-name="diff_rgaa3_0vs2016" calcext:value="=&quot;FALSE&quot;" calcext:base-cell-address="'RGAA3 -vs-RGAA3-2016'.R175"/>
          </calcext:conditional-format>
          <calcext:conditional-format calcext:target-range-address="'RGAA3 -vs-RGAA3-2016'.R176:'RGAA3 -vs-RGAA3-2016'.R176">
            <calcext:condition calcext:apply-style-name="diff_rgaa3_0vs2016" calcext:value="=&quot;FALSE&quot;" calcext:base-cell-address="'RGAA3 -vs-RGAA3-2016'.R176"/>
          </calcext:conditional-format>
          <calcext:conditional-format calcext:target-range-address="'RGAA3 -vs-RGAA3-2016'.R177:'RGAA3 -vs-RGAA3-2016'.R177">
            <calcext:condition calcext:apply-style-name="diff_rgaa3_0vs2016" calcext:value="=&quot;FALSE&quot;" calcext:base-cell-address="'RGAA3 -vs-RGAA3-2016'.R177"/>
          </calcext:conditional-format>
          <calcext:conditional-format calcext:target-range-address="'RGAA3 -vs-RGAA3-2016'.R180:'RGAA3 -vs-RGAA3-2016'.R180">
            <calcext:condition calcext:apply-style-name="diff_rgaa3_0vs2016" calcext:value="=&quot;FALSE&quot;" calcext:base-cell-address="'RGAA3 -vs-RGAA3-2016'.R180"/>
          </calcext:conditional-format>
          <calcext:conditional-format calcext:target-range-address="'RGAA3 -vs-RGAA3-2016'.R181:'RGAA3 -vs-RGAA3-2016'.R181">
            <calcext:condition calcext:apply-style-name="diff_rgaa3_0vs2016" calcext:value="=&quot;FALSE&quot;" calcext:base-cell-address="'RGAA3 -vs-RGAA3-2016'.R181"/>
          </calcext:conditional-format>
          <calcext:conditional-format calcext:target-range-address="'RGAA3 -vs-RGAA3-2016'.R185:'RGAA3 -vs-RGAA3-2016'.R185">
            <calcext:condition calcext:apply-style-name="diff_rgaa3_0vs2016" calcext:value="=&quot;FALSE&quot;" calcext:base-cell-address="'RGAA3 -vs-RGAA3-2016'.R185"/>
          </calcext:conditional-format>
          <calcext:conditional-format calcext:target-range-address="'RGAA3 -vs-RGAA3-2016'.R186:'RGAA3 -vs-RGAA3-2016'.R186">
            <calcext:condition calcext:apply-style-name="diff_rgaa3_0vs2016" calcext:value="=&quot;FALSE&quot;" calcext:base-cell-address="'RGAA3 -vs-RGAA3-2016'.R186"/>
          </calcext:conditional-format>
          <calcext:conditional-format calcext:target-range-address="'RGAA3 -vs-RGAA3-2016'.R187:'RGAA3 -vs-RGAA3-2016'.R187">
            <calcext:condition calcext:apply-style-name="diff_rgaa3_0vs2016" calcext:value="=&quot;FALSE&quot;" calcext:base-cell-address="'RGAA3 -vs-RGAA3-2016'.R187"/>
          </calcext:conditional-format>
          <calcext:conditional-format calcext:target-range-address="'RGAA3 -vs-RGAA3-2016'.R188:'RGAA3 -vs-RGAA3-2016'.R188">
            <calcext:condition calcext:apply-style-name="diff_rgaa3_0vs2016" calcext:value="=&quot;FALSE&quot;" calcext:base-cell-address="'RGAA3 -vs-RGAA3-2016'.R188"/>
          </calcext:conditional-format>
          <calcext:conditional-format calcext:target-range-address="'RGAA3 -vs-RGAA3-2016'.R189:'RGAA3 -vs-RGAA3-2016'.R189">
            <calcext:condition calcext:apply-style-name="diff_rgaa3_0vs2016" calcext:value="=&quot;FALSE&quot;" calcext:base-cell-address="'RGAA3 -vs-RGAA3-2016'.R189"/>
          </calcext:conditional-format>
          <calcext:conditional-format calcext:target-range-address="'RGAA3 -vs-RGAA3-2016'.R192:'RGAA3 -vs-RGAA3-2016'.R192">
            <calcext:condition calcext:apply-style-name="diff_rgaa3_0vs2016" calcext:value="=&quot;FALSE&quot;" calcext:base-cell-address="'RGAA3 -vs-RGAA3-2016'.R192"/>
          </calcext:conditional-format>
          <calcext:conditional-format calcext:target-range-address="'RGAA3 -vs-RGAA3-2016'.R193:'RGAA3 -vs-RGAA3-2016'.R193">
            <calcext:condition calcext:apply-style-name="diff_rgaa3_0vs2016" calcext:value="=&quot;FALSE&quot;" calcext:base-cell-address="'RGAA3 -vs-RGAA3-2016'.R193"/>
          </calcext:conditional-format>
          <calcext:conditional-format calcext:target-range-address="'RGAA3 -vs-RGAA3-2016'.R194:'RGAA3 -vs-RGAA3-2016'.R194">
            <calcext:condition calcext:apply-style-name="diff_rgaa3_0vs2016" calcext:value="=&quot;FALSE&quot;" calcext:base-cell-address="'RGAA3 -vs-RGAA3-2016'.R194"/>
          </calcext:conditional-format>
          <calcext:conditional-format calcext:target-range-address="'RGAA3 -vs-RGAA3-2016'.R195:'RGAA3 -vs-RGAA3-2016'.R195">
            <calcext:condition calcext:apply-style-name="diff_rgaa3_0vs2016" calcext:value="=&quot;FALSE&quot;" calcext:base-cell-address="'RGAA3 -vs-RGAA3-2016'.R195"/>
          </calcext:conditional-format>
          <calcext:conditional-format calcext:target-range-address="'RGAA3 -vs-RGAA3-2016'.R196:'RGAA3 -vs-RGAA3-2016'.R196">
            <calcext:condition calcext:apply-style-name="diff_rgaa3_0vs2016" calcext:value="=&quot;FALSE&quot;" calcext:base-cell-address="'RGAA3 -vs-RGAA3-2016'.R196"/>
          </calcext:conditional-format>
          <calcext:conditional-format calcext:target-range-address="'RGAA3 -vs-RGAA3-2016'.R197:'RGAA3 -vs-RGAA3-2016'.R197">
            <calcext:condition calcext:apply-style-name="diff_rgaa3_0vs2016" calcext:value="=&quot;FALSE&quot;" calcext:base-cell-address="'RGAA3 -vs-RGAA3-2016'.R197"/>
          </calcext:conditional-format>
          <calcext:conditional-format calcext:target-range-address="'RGAA3 -vs-RGAA3-2016'.R198:'RGAA3 -vs-RGAA3-2016'.R198">
            <calcext:condition calcext:apply-style-name="diff_rgaa3_0vs2016" calcext:value="=&quot;FALSE&quot;" calcext:base-cell-address="'RGAA3 -vs-RGAA3-2016'.R198"/>
          </calcext:conditional-format>
          <calcext:conditional-format calcext:target-range-address="'RGAA3 -vs-RGAA3-2016'.R199:'RGAA3 -vs-RGAA3-2016'.R199">
            <calcext:condition calcext:apply-style-name="diff_rgaa3_0vs2016" calcext:value="=&quot;FALSE&quot;" calcext:base-cell-address="'RGAA3 -vs-RGAA3-2016'.R199"/>
          </calcext:conditional-format>
          <calcext:conditional-format calcext:target-range-address="'RGAA3 -vs-RGAA3-2016'.R200:'RGAA3 -vs-RGAA3-2016'.R200">
            <calcext:condition calcext:apply-style-name="diff_rgaa3_0vs2016" calcext:value="=&quot;FALSE&quot;" calcext:base-cell-address="'RGAA3 -vs-RGAA3-2016'.R200"/>
          </calcext:conditional-format>
          <calcext:conditional-format calcext:target-range-address="'RGAA3 -vs-RGAA3-2016'.R207:'RGAA3 -vs-RGAA3-2016'.R207">
            <calcext:condition calcext:apply-style-name="diff_rgaa3_0vs2016" calcext:value="=&quot;FALSE&quot;" calcext:base-cell-address="'RGAA3 -vs-RGAA3-2016'.R207"/>
          </calcext:conditional-format>
          <calcext:conditional-format calcext:target-range-address="'RGAA3 -vs-RGAA3-2016'.R210:'RGAA3 -vs-RGAA3-2016'.R224">
            <calcext:condition calcext:apply-style-name="diff_rgaa3_0vs2016" calcext:value="=&quot;FALSE&quot;" calcext:base-cell-address="'RGAA3 -vs-RGAA3-2016'.R210"/>
          </calcext:conditional-format>
          <calcext:conditional-format calcext:target-range-address="'RGAA3 -vs-RGAA3-2016'.R225:'RGAA3 -vs-RGAA3-2016'.R225">
            <calcext:condition calcext:apply-style-name="diff_rgaa3_0vs2016" calcext:value="=&quot;FALSE&quot;" calcext:base-cell-address="'RGAA3 -vs-RGAA3-2016'.R225"/>
          </calcext:conditional-format>
          <calcext:conditional-format calcext:target-range-address="'RGAA3 -vs-RGAA3-2016'.R230:'RGAA3 -vs-RGAA3-2016'.R238">
            <calcext:condition calcext:apply-style-name="diff_rgaa3_0vs2016" calcext:value="=&quot;FALSE&quot;" calcext:base-cell-address="'RGAA3 -vs-RGAA3-2016'.R230"/>
          </calcext:conditional-format>
          <calcext:conditional-format calcext:target-range-address="'RGAA3 -vs-RGAA3-2016'.R244:'RGAA3 -vs-RGAA3-2016'.R244">
            <calcext:condition calcext:apply-style-name="diff_rgaa3_0vs2016" calcext:value="=&quot;FALSE&quot;" calcext:base-cell-address="'RGAA3 -vs-RGAA3-2016'.R244"/>
          </calcext:conditional-format>
          <calcext:conditional-format calcext:target-range-address="'RGAA3 -vs-RGAA3-2016'.R245:'RGAA3 -vs-RGAA3-2016'.R245">
            <calcext:condition calcext:apply-style-name="diff_rgaa3_0vs2016" calcext:value="=&quot;FALSE&quot;" calcext:base-cell-address="'RGAA3 -vs-RGAA3-2016'.R245"/>
          </calcext:conditional-format>
          <calcext:conditional-format calcext:target-range-address="'RGAA3 -vs-RGAA3-2016'.R246:'RGAA3 -vs-RGAA3-2016'.R246">
            <calcext:condition calcext:apply-style-name="diff_rgaa3_0vs2016" calcext:value="=&quot;FALSE&quot;" calcext:base-cell-address="'RGAA3 -vs-RGAA3-2016'.R246"/>
          </calcext:conditional-format>
          <calcext:conditional-format calcext:target-range-address="'RGAA3 -vs-RGAA3-2016'.R247:'RGAA3 -vs-RGAA3-2016'.R247">
            <calcext:condition calcext:apply-style-name="diff_rgaa3_0vs2016" calcext:value="=&quot;FALSE&quot;" calcext:base-cell-address="'RGAA3 -vs-RGAA3-2016'.R247"/>
          </calcext:conditional-format>
          <calcext:conditional-format calcext:target-range-address="'RGAA3 -vs-RGAA3-2016'.R248:'RGAA3 -vs-RGAA3-2016'.R248">
            <calcext:condition calcext:apply-style-name="diff_rgaa3_0vs2016" calcext:value="=&quot;FALSE&quot;" calcext:base-cell-address="'RGAA3 -vs-RGAA3-2016'.R248"/>
          </calcext:conditional-format>
          <calcext:conditional-format calcext:target-range-address="'RGAA3 -vs-RGAA3-2016'.R249:'RGAA3 -vs-RGAA3-2016'.R249">
            <calcext:condition calcext:apply-style-name="diff_rgaa3_0vs2016" calcext:value="=&quot;FALSE&quot;" calcext:base-cell-address="'RGAA3 -vs-RGAA3-2016'.R249"/>
          </calcext:conditional-format>
          <calcext:conditional-format calcext:target-range-address="'RGAA3 -vs-RGAA3-2016'.R250:'RGAA3 -vs-RGAA3-2016'.R250">
            <calcext:condition calcext:apply-style-name="diff_rgaa3_0vs2016" calcext:value="=&quot;FALSE&quot;" calcext:base-cell-address="'RGAA3 -vs-RGAA3-2016'.R250"/>
          </calcext:conditional-format>
          <calcext:conditional-format calcext:target-range-address="'RGAA3 -vs-RGAA3-2016'.R251:'RGAA3 -vs-RGAA3-2016'.R251">
            <calcext:condition calcext:apply-style-name="diff_rgaa3_0vs2016" calcext:value="=&quot;FALSE&quot;" calcext:base-cell-address="'RGAA3 -vs-RGAA3-2016'.R251"/>
          </calcext:conditional-format>
          <calcext:conditional-format calcext:target-range-address="'RGAA3 -vs-RGAA3-2016'.R255:'RGAA3 -vs-RGAA3-2016'.R255">
            <calcext:condition calcext:apply-style-name="diff_rgaa3_0vs2016" calcext:value="=&quot;FALSE&quot;" calcext:base-cell-address="'RGAA3 -vs-RGAA3-2016'.R255"/>
          </calcext:conditional-format>
          <calcext:conditional-format calcext:target-range-address="'RGAA3 -vs-RGAA3-2016'.R256:'RGAA3 -vs-RGAA3-2016'.R256">
            <calcext:condition calcext:apply-style-name="diff_rgaa3_0vs2016" calcext:value="=&quot;FALSE&quot;" calcext:base-cell-address="'RGAA3 -vs-RGAA3-2016'.R256"/>
          </calcext:conditional-format>
          <calcext:conditional-format calcext:target-range-address="'RGAA3 -vs-RGAA3-2016'.R257:'RGAA3 -vs-RGAA3-2016'.R257">
            <calcext:condition calcext:apply-style-name="diff_rgaa3_0vs2016" calcext:value="=&quot;FALSE&quot;" calcext:base-cell-address="'RGAA3 -vs-RGAA3-2016'.R257"/>
          </calcext:conditional-format>
          <calcext:conditional-format calcext:target-range-address="'RGAA3 -vs-RGAA3-2016'.R258:'RGAA3 -vs-RGAA3-2016'.R258">
            <calcext:condition calcext:apply-style-name="diff_rgaa3_0vs2016" calcext:value="=&quot;FALSE&quot;" calcext:base-cell-address="'RGAA3 -vs-RGAA3-2016'.R258"/>
          </calcext:conditional-format>
          <calcext:conditional-format calcext:target-range-address="'RGAA3 -vs-RGAA3-2016'.R259:'RGAA3 -vs-RGAA3-2016'.R259">
            <calcext:condition calcext:apply-style-name="diff_rgaa3_0vs2016" calcext:value="=&quot;FALSE&quot;" calcext:base-cell-address="'RGAA3 -vs-RGAA3-2016'.R259"/>
          </calcext:conditional-format>
          <calcext:conditional-format calcext:target-range-address="'RGAA3 -vs-RGAA3-2016'.R260:'RGAA3 -vs-RGAA3-2016'.R260">
            <calcext:condition calcext:apply-style-name="diff_rgaa3_0vs2016" calcext:value="=&quot;FALSE&quot;" calcext:base-cell-address="'RGAA3 -vs-RGAA3-2016'.R260"/>
          </calcext:conditional-format>
          <calcext:conditional-format calcext:target-range-address="'RGAA3 -vs-RGAA3-2016'.R261:'RGAA3 -vs-RGAA3-2016'.R261">
            <calcext:condition calcext:apply-style-name="diff_rgaa3_0vs2016" calcext:value="=&quot;FALSE&quot;" calcext:base-cell-address="'RGAA3 -vs-RGAA3-2016'.R261"/>
          </calcext:conditional-format>
          <calcext:conditional-format calcext:target-range-address="'RGAA3 -vs-RGAA3-2016'.R262:'RGAA3 -vs-RGAA3-2016'.R262">
            <calcext:condition calcext:apply-style-name="diff_rgaa3_0vs2016" calcext:value="=&quot;FALSE&quot;" calcext:base-cell-address="'RGAA3 -vs-RGAA3-2016'.R262"/>
          </calcext:conditional-format>
          <calcext:conditional-format calcext:target-range-address="'RGAA3 -vs-RGAA3-2016'.R263:'RGAA3 -vs-RGAA3-2016'.R263">
            <calcext:condition calcext:apply-style-name="diff_rgaa3_0vs2016" calcext:value="=&quot;FALSE&quot;" calcext:base-cell-address="'RGAA3 -vs-RGAA3-2016'.R263"/>
          </calcext:conditional-format>
          <calcext:conditional-format calcext:target-range-address="'RGAA3 -vs-RGAA3-2016'.R264:'RGAA3 -vs-RGAA3-2016'.R264">
            <calcext:condition calcext:apply-style-name="diff_rgaa3_0vs2016" calcext:value="=&quot;FALSE&quot;" calcext:base-cell-address="'RGAA3 -vs-RGAA3-2016'.R264"/>
          </calcext:conditional-format>
          <calcext:conditional-format calcext:target-range-address="'RGAA3 -vs-RGAA3-2016'.R265:'RGAA3 -vs-RGAA3-2016'.R265">
            <calcext:condition calcext:apply-style-name="diff_rgaa3_0vs2016" calcext:value="=&quot;FALSE&quot;" calcext:base-cell-address="'RGAA3 -vs-RGAA3-2016'.R265"/>
          </calcext:conditional-format>
          <calcext:conditional-format calcext:target-range-address="'RGAA3 -vs-RGAA3-2016'.R266:'RGAA3 -vs-RGAA3-2016'.R266">
            <calcext:condition calcext:apply-style-name="diff_rgaa3_0vs2016" calcext:value="=&quot;FALSE&quot;" calcext:base-cell-address="'RGAA3 -vs-RGAA3-2016'.R266"/>
          </calcext:conditional-format>
          <calcext:conditional-format calcext:target-range-address="'RGAA3 -vs-RGAA3-2016'.R267:'RGAA3 -vs-RGAA3-2016'.R267">
            <calcext:condition calcext:apply-style-name="diff_rgaa3_0vs2016" calcext:value="=&quot;FALSE&quot;" calcext:base-cell-address="'RGAA3 -vs-RGAA3-2016'.R267"/>
          </calcext:conditional-format>
          <calcext:conditional-format calcext:target-range-address="'RGAA3 -vs-RGAA3-2016'.R271:'RGAA3 -vs-RGAA3-2016'.R271">
            <calcext:condition calcext:apply-style-name="diff_rgaa3_0vs2016" calcext:value="=&quot;FALSE&quot;" calcext:base-cell-address="'RGAA3 -vs-RGAA3-2016'.R271"/>
          </calcext:conditional-format>
          <calcext:conditional-format calcext:target-range-address="'RGAA3 -vs-RGAA3-2016'.R273:'RGAA3 -vs-RGAA3-2016'.R273">
            <calcext:condition calcext:apply-style-name="diff_rgaa3_0vs2016" calcext:value="=&quot;FALSE&quot;" calcext:base-cell-address="'RGAA3 -vs-RGAA3-2016'.R273"/>
          </calcext:conditional-format>
          <calcext:conditional-format calcext:target-range-address="'RGAA3 -vs-RGAA3-2016'.R280:'RGAA3 -vs-RGAA3-2016'.R294">
            <calcext:condition calcext:apply-style-name="diff_rgaa3_0vs2016" calcext:value="=&quot;FALSE&quot;" calcext:base-cell-address="'RGAA3 -vs-RGAA3-2016'.R280"/>
          </calcext:conditional-format>
          <calcext:conditional-format calcext:target-range-address="'RGAA3 -vs-RGAA3-2016'.R296:'RGAA3 -vs-RGAA3-2016'.R310">
            <calcext:condition calcext:apply-style-name="diff_rgaa3_0vs2016" calcext:value="=&quot;FALSE&quot;" calcext:base-cell-address="'RGAA3 -vs-RGAA3-2016'.R296"/>
          </calcext:conditional-format>
          <calcext:conditional-format calcext:target-range-address="'RGAA3 -vs-RGAA3-2016'.R313:'RGAA3 -vs-RGAA3-2016'.R313">
            <calcext:condition calcext:apply-style-name="diff_rgaa3_0vs2016" calcext:value="=&quot;FALSE&quot;" calcext:base-cell-address="'RGAA3 -vs-RGAA3-2016'.R313"/>
          </calcext:conditional-format>
          <calcext:conditional-format calcext:target-range-address="'RGAA3 -vs-RGAA3-2016'.R318:'RGAA3 -vs-RGAA3-2016'.R318">
            <calcext:condition calcext:apply-style-name="diff_rgaa3_0vs2016" calcext:value="=&quot;FALSE&quot;" calcext:base-cell-address="'RGAA3 -vs-RGAA3-2016'.R318"/>
          </calcext:conditional-format>
          <calcext:conditional-format calcext:target-range-address="'RGAA3 -vs-RGAA3-2016'.R319:'RGAA3 -vs-RGAA3-2016'.R319">
            <calcext:condition calcext:apply-style-name="diff_rgaa3_0vs2016" calcext:value="=&quot;FALSE&quot;" calcext:base-cell-address="'RGAA3 -vs-RGAA3-2016'.R319"/>
          </calcext:conditional-format>
          <calcext:conditional-format calcext:target-range-address="'RGAA3 -vs-RGAA3-2016'.R320:'RGAA3 -vs-RGAA3-2016'.R320">
            <calcext:condition calcext:apply-style-name="diff_rgaa3_0vs2016" calcext:value="=&quot;FALSE&quot;" calcext:base-cell-address="'RGAA3 -vs-RGAA3-2016'.R320"/>
          </calcext:conditional-format>
          <calcext:conditional-format calcext:target-range-address="'RGAA3 -vs-RGAA3-2016'.R323:'RGAA3 -vs-RGAA3-2016'.R323">
            <calcext:condition calcext:apply-style-name="diff_rgaa3_0vs2016" calcext:value="=&quot;FALSE&quot;" calcext:base-cell-address="'RGAA3 -vs-RGAA3-2016'.R323"/>
          </calcext:conditional-format>
          <calcext:conditional-format calcext:target-range-address="'RGAA3 -vs-RGAA3-2016'.R324:'RGAA3 -vs-RGAA3-2016'.R324">
            <calcext:condition calcext:apply-style-name="diff_rgaa3_0vs2016" calcext:value="=&quot;FALSE&quot;" calcext:base-cell-address="'RGAA3 -vs-RGAA3-2016'.R324"/>
          </calcext:conditional-format>
          <calcext:conditional-format calcext:target-range-address="'RGAA3 -vs-RGAA3-2016'.R328:'RGAA3 -vs-RGAA3-2016'.R328">
            <calcext:condition calcext:apply-style-name="diff_rgaa3_0vs2016" calcext:value="=&quot;FALSE&quot;" calcext:base-cell-address="'RGAA3 -vs-RGAA3-2016'.R328"/>
          </calcext:conditional-format>
          <calcext:conditional-format calcext:target-range-address="'RGAA3 -vs-RGAA3-2016'.R329:'RGAA3 -vs-RGAA3-2016'.R329">
            <calcext:condition calcext:apply-style-name="diff_rgaa3_0vs2016" calcext:value="=&quot;FALSE&quot;" calcext:base-cell-address="'RGAA3 -vs-RGAA3-2016'.R329"/>
          </calcext:conditional-format>
          <calcext:conditional-format calcext:target-range-address="'RGAA3 -vs-RGAA3-2016'.R330:'RGAA3 -vs-RGAA3-2016'.R330">
            <calcext:condition calcext:apply-style-name="diff_rgaa3_0vs2016" calcext:value="=&quot;FALSE&quot;" calcext:base-cell-address="'RGAA3 -vs-RGAA3-2016'.R330"/>
          </calcext:conditional-format>
          <calcext:conditional-format calcext:target-range-address="'RGAA3 -vs-RGAA3-2016'.R331:'RGAA3 -vs-RGAA3-2016'.R331">
            <calcext:condition calcext:apply-style-name="diff_rgaa3_0vs2016" calcext:value="=&quot;FALSE&quot;" calcext:base-cell-address="'RGAA3 -vs-RGAA3-2016'.R331"/>
          </calcext:conditional-format>
          <calcext:conditional-format calcext:target-range-address="'RGAA3 -vs-RGAA3-2016'.R332:'RGAA3 -vs-RGAA3-2016'.R332">
            <calcext:condition calcext:apply-style-name="diff_rgaa3_0vs2016" calcext:value="=&quot;FALSE&quot;" calcext:base-cell-address="'RGAA3 -vs-RGAA3-2016'.R332"/>
          </calcext:conditional-format>
          <calcext:conditional-format calcext:target-range-address="'RGAA3 -vs-RGAA3-2016'.R333:'RGAA3 -vs-RGAA3-2016'.R333">
            <calcext:condition calcext:apply-style-name="diff_rgaa3_0vs2016" calcext:value="=&quot;FALSE&quot;" calcext:base-cell-address="'RGAA3 -vs-RGAA3-2016'.R333"/>
          </calcext:conditional-format>
          <calcext:conditional-format calcext:target-range-address="'RGAA3 -vs-RGAA3-2016'.R334:'RGAA3 -vs-RGAA3-2016'.R334">
            <calcext:condition calcext:apply-style-name="diff_rgaa3_0vs2016" calcext:value="=&quot;FALSE&quot;" calcext:base-cell-address="'RGAA3 -vs-RGAA3-2016'.R334"/>
          </calcext:conditional-format>
          <calcext:conditional-format calcext:target-range-address="'RGAA3 -vs-RGAA3-2016'.R335:'RGAA3 -vs-RGAA3-2016'.R335">
            <calcext:condition calcext:apply-style-name="diff_rgaa3_0vs2016" calcext:value="=&quot;FALSE&quot;" calcext:base-cell-address="'RGAA3 -vs-RGAA3-2016'.R335"/>
          </calcext:conditional-format>
          <calcext:conditional-format calcext:target-range-address="'RGAA3 -vs-RGAA3-2016'.R336:'RGAA3 -vs-RGAA3-2016'.R336">
            <calcext:condition calcext:apply-style-name="diff_rgaa3_0vs2016" calcext:value="=&quot;FALSE&quot;" calcext:base-cell-address="'RGAA3 -vs-RGAA3-2016'.R336"/>
          </calcext:conditional-format>
          <calcext:conditional-format calcext:target-range-address="'RGAA3 -vs-RGAA3-2016'.R337:'RGAA3 -vs-RGAA3-2016'.R337">
            <calcext:condition calcext:apply-style-name="diff_rgaa3_0vs2016" calcext:value="=&quot;FALSE&quot;" calcext:base-cell-address="'RGAA3 -vs-RGAA3-2016'.R337"/>
          </calcext:conditional-format>
          <calcext:conditional-format calcext:target-range-address="'RGAA3 -vs-RGAA3-2016'.R338:'RGAA3 -vs-RGAA3-2016'.R338">
            <calcext:condition calcext:apply-style-name="diff_rgaa3_0vs2016" calcext:value="=&quot;FALSE&quot;" calcext:base-cell-address="'RGAA3 -vs-RGAA3-2016'.R338"/>
          </calcext:conditional-format>
          <calcext:conditional-format calcext:target-range-address="'RGAA3 -vs-RGAA3-2016'.R339:'RGAA3 -vs-RGAA3-2016'.R339">
            <calcext:condition calcext:apply-style-name="diff_rgaa3_0vs2016" calcext:value="=&quot;FALSE&quot;" calcext:base-cell-address="'RGAA3 -vs-RGAA3-2016'.R339"/>
          </calcext:conditional-format>
          <calcext:conditional-format calcext:target-range-address="'RGAA3 -vs-RGAA3-2016'.R340:'RGAA3 -vs-RGAA3-2016'.R340">
            <calcext:condition calcext:apply-style-name="diff_rgaa3_0vs2016" calcext:value="=&quot;FALSE&quot;" calcext:base-cell-address="'RGAA3 -vs-RGAA3-2016'.R340"/>
          </calcext:conditional-format>
          <calcext:conditional-format calcext:target-range-address="'RGAA3 -vs-RGAA3-2016'.R341:'RGAA3 -vs-RGAA3-2016'.R341">
            <calcext:condition calcext:apply-style-name="diff_rgaa3_0vs2016" calcext:value="=&quot;FALSE&quot;" calcext:base-cell-address="'RGAA3 -vs-RGAA3-2016'.R341"/>
          </calcext:conditional-format>
          <calcext:conditional-format calcext:target-range-address="'RGAA3 -vs-RGAA3-2016'.R342:'RGAA3 -vs-RGAA3-2016'.R342">
            <calcext:condition calcext:apply-style-name="diff_rgaa3_0vs2016" calcext:value="=&quot;FALSE&quot;" calcext:base-cell-address="'RGAA3 -vs-RGAA3-2016'.R342"/>
          </calcext:conditional-format>
          <calcext:conditional-format calcext:target-range-address="'RGAA3 -vs-RGAA3-2016'.R346:'RGAA3 -vs-RGAA3-2016'.R346">
            <calcext:condition calcext:apply-style-name="diff_rgaa3_0vs2016" calcext:value="=&quot;FALSE&quot;" calcext:base-cell-address="'RGAA3 -vs-RGAA3-2016'.R346"/>
          </calcext:conditional-format>
          <calcext:conditional-format calcext:target-range-address="'RGAA3 -vs-RGAA3-2016'.R350:'RGAA3 -vs-RGAA3-2016'.R350">
            <calcext:condition calcext:apply-style-name="diff_rgaa3_0vs2016" calcext:value="=&quot;FALSE&quot;" calcext:base-cell-address="'RGAA3 -vs-RGAA3-2016'.R350"/>
          </calcext:conditional-format>
          <calcext:conditional-format calcext:target-range-address="'RGAA3 -vs-RGAA3-2016'.R351:'RGAA3 -vs-RGAA3-2016'.R351">
            <calcext:condition calcext:apply-style-name="diff_rgaa3_0vs2016" calcext:value="=&quot;FALSE&quot;" calcext:base-cell-address="'RGAA3 -vs-RGAA3-2016'.R351"/>
          </calcext:conditional-format>
          <calcext:conditional-format calcext:target-range-address="'RGAA3 -vs-RGAA3-2016'.R89:'RGAA3 -vs-RGAA3-2016'.R96">
            <calcext:condition calcext:apply-style-name="diff_rgaa3_0vs2016" calcext:value="=&quot;FALSE&quot;" calcext:base-cell-address="'RGAA3 -vs-RGAA3-2016'.R89"/>
          </calcext:conditional-format>
          <calcext:conditional-format calcext:target-range-address="'RGAA3 -vs-RGAA3-2016'.R101:'RGAA3 -vs-RGAA3-2016'.R101">
            <calcext:condition calcext:apply-style-name="diff_rgaa3_0vs2016" calcext:value="=&quot;FALSE&quot;" calcext:base-cell-address="'RGAA3 -vs-RGAA3-2016'.R101"/>
          </calcext:conditional-format>
          <calcext:conditional-format calcext:target-range-address="'RGAA3 -vs-RGAA3-2016'.R111:'RGAA3 -vs-RGAA3-2016'.R111">
            <calcext:condition calcext:apply-style-name="diff_rgaa3_0vs2016" calcext:value="=&quot;FALSE&quot;" calcext:base-cell-address="'RGAA3 -vs-RGAA3-2016'.R111"/>
          </calcext:conditional-format>
          <calcext:conditional-format calcext:target-range-address="'RGAA3 -vs-RGAA3-2016'.R134:'RGAA3 -vs-RGAA3-2016'.R134">
            <calcext:condition calcext:apply-style-name="diff_rgaa3_0vs2016" calcext:value="=&quot;FALSE&quot;" calcext:base-cell-address="'RGAA3 -vs-RGAA3-2016'.R134"/>
          </calcext:conditional-format>
          <calcext:conditional-format calcext:target-range-address="'RGAA3 -vs-RGAA3-2016'.R135:'RGAA3 -vs-RGAA3-2016'.R135">
            <calcext:condition calcext:apply-style-name="diff_rgaa3_0vs2016" calcext:value="=&quot;FALSE&quot;" calcext:base-cell-address="'RGAA3 -vs-RGAA3-2016'.R135"/>
          </calcext:conditional-format>
          <calcext:conditional-format calcext:target-range-address="'RGAA3 -vs-RGAA3-2016'.R136:'RGAA3 -vs-RGAA3-2016'.R136">
            <calcext:condition calcext:apply-style-name="diff_rgaa3_0vs2016" calcext:value="=&quot;FALSE&quot;" calcext:base-cell-address="'RGAA3 -vs-RGAA3-2016'.R136"/>
          </calcext:conditional-format>
          <calcext:conditional-format calcext:target-range-address="'RGAA3 -vs-RGAA3-2016'.R137:'RGAA3 -vs-RGAA3-2016'.R137">
            <calcext:condition calcext:apply-style-name="diff_rgaa3_0vs2016" calcext:value="=&quot;FALSE&quot;" calcext:base-cell-address="'RGAA3 -vs-RGAA3-2016'.R137"/>
          </calcext:conditional-format>
          <calcext:conditional-format calcext:target-range-address="'RGAA3 -vs-RGAA3-2016'.R139:'RGAA3 -vs-RGAA3-2016'.R139">
            <calcext:condition calcext:apply-style-name="diff_rgaa3_0vs2016" calcext:value="=&quot;FALSE&quot;" calcext:base-cell-address="'RGAA3 -vs-RGAA3-2016'.R139"/>
          </calcext:conditional-format>
          <calcext:conditional-format calcext:target-range-address="'RGAA3 -vs-RGAA3-2016'.R148:'RGAA3 -vs-RGAA3-2016'.R148">
            <calcext:condition calcext:apply-style-name="diff_rgaa3_0vs2016" calcext:value="=&quot;FALSE&quot;" calcext:base-cell-address="'RGAA3 -vs-RGAA3-2016'.R148"/>
          </calcext:conditional-format>
          <calcext:conditional-format calcext:target-range-address="'RGAA3 -vs-RGAA3-2016'.R173:'RGAA3 -vs-RGAA3-2016'.R173">
            <calcext:condition calcext:apply-style-name="diff_rgaa3_0vs2016" calcext:value="=&quot;FALSE&quot;" calcext:base-cell-address="'RGAA3 -vs-RGAA3-2016'.R173"/>
          </calcext:conditional-format>
          <calcext:conditional-format calcext:target-range-address="'RGAA3 -vs-RGAA3-2016'.R174:'RGAA3 -vs-RGAA3-2016'.R174">
            <calcext:condition calcext:apply-style-name="diff_rgaa3_0vs2016" calcext:value="=&quot;FALSE&quot;" calcext:base-cell-address="'RGAA3 -vs-RGAA3-2016'.R174"/>
          </calcext:conditional-format>
          <calcext:conditional-format calcext:target-range-address="'RGAA3 -vs-RGAA3-2016'.R178:'RGAA3 -vs-RGAA3-2016'.R178">
            <calcext:condition calcext:apply-style-name="diff_rgaa3_0vs2016" calcext:value="=&quot;FALSE&quot;" calcext:base-cell-address="'RGAA3 -vs-RGAA3-2016'.R178"/>
          </calcext:conditional-format>
          <calcext:conditional-format calcext:target-range-address="'RGAA3 -vs-RGAA3-2016'.R179:'RGAA3 -vs-RGAA3-2016'.R179">
            <calcext:condition calcext:apply-style-name="diff_rgaa3_0vs2016" calcext:value="=&quot;FALSE&quot;" calcext:base-cell-address="'RGAA3 -vs-RGAA3-2016'.R179"/>
          </calcext:conditional-format>
          <calcext:conditional-format calcext:target-range-address="'RGAA3 -vs-RGAA3-2016'.R190:'RGAA3 -vs-RGAA3-2016'.R190">
            <calcext:condition calcext:apply-style-name="diff_rgaa3_0vs2016" calcext:value="=&quot;FALSE&quot;" calcext:base-cell-address="'RGAA3 -vs-RGAA3-2016'.R190"/>
          </calcext:conditional-format>
          <calcext:conditional-format calcext:target-range-address="'RGAA3 -vs-RGAA3-2016'.R191:'RGAA3 -vs-RGAA3-2016'.R191">
            <calcext:condition calcext:apply-style-name="diff_rgaa3_0vs2016" calcext:value="=&quot;FALSE&quot;" calcext:base-cell-address="'RGAA3 -vs-RGAA3-2016'.R191"/>
          </calcext:conditional-format>
          <calcext:conditional-format calcext:target-range-address="'RGAA3 -vs-RGAA3-2016'.R202:'RGAA3 -vs-RGAA3-2016'.R202">
            <calcext:condition calcext:apply-style-name="diff_rgaa3_0vs2016" calcext:value="=&quot;FALSE&quot;" calcext:base-cell-address="'RGAA3 -vs-RGAA3-2016'.R202"/>
          </calcext:conditional-format>
          <calcext:conditional-format calcext:target-range-address="'RGAA3 -vs-RGAA3-2016'.R203:'RGAA3 -vs-RGAA3-2016'.R203">
            <calcext:condition calcext:apply-style-name="diff_rgaa3_0vs2016" calcext:value="=&quot;FALSE&quot;" calcext:base-cell-address="'RGAA3 -vs-RGAA3-2016'.R203"/>
          </calcext:conditional-format>
          <calcext:conditional-format calcext:target-range-address="'RGAA3 -vs-RGAA3-2016'.R204:'RGAA3 -vs-RGAA3-2016'.R204">
            <calcext:condition calcext:apply-style-name="diff_rgaa3_0vs2016" calcext:value="=&quot;FALSE&quot;" calcext:base-cell-address="'RGAA3 -vs-RGAA3-2016'.R204"/>
          </calcext:conditional-format>
          <calcext:conditional-format calcext:target-range-address="'RGAA3 -vs-RGAA3-2016'.R205:'RGAA3 -vs-RGAA3-2016'.R205">
            <calcext:condition calcext:apply-style-name="diff_rgaa3_0vs2016" calcext:value="=&quot;FALSE&quot;" calcext:base-cell-address="'RGAA3 -vs-RGAA3-2016'.R205"/>
          </calcext:conditional-format>
          <calcext:conditional-format calcext:target-range-address="'RGAA3 -vs-RGAA3-2016'.R206:'RGAA3 -vs-RGAA3-2016'.R206">
            <calcext:condition calcext:apply-style-name="diff_rgaa3_0vs2016" calcext:value="=&quot;FALSE&quot;" calcext:base-cell-address="'RGAA3 -vs-RGAA3-2016'.R206"/>
          </calcext:conditional-format>
          <calcext:conditional-format calcext:target-range-address="'RGAA3 -vs-RGAA3-2016'.R208:'RGAA3 -vs-RGAA3-2016'.R208">
            <calcext:condition calcext:apply-style-name="diff_rgaa3_0vs2016" calcext:value="=&quot;FALSE&quot;" calcext:base-cell-address="'RGAA3 -vs-RGAA3-2016'.R208"/>
          </calcext:conditional-format>
          <calcext:conditional-format calcext:target-range-address="'RGAA3 -vs-RGAA3-2016'.R209:'RGAA3 -vs-RGAA3-2016'.R209">
            <calcext:condition calcext:apply-style-name="diff_rgaa3_0vs2016" calcext:value="=&quot;FALSE&quot;" calcext:base-cell-address="'RGAA3 -vs-RGAA3-2016'.R209"/>
          </calcext:conditional-format>
          <calcext:conditional-format calcext:target-range-address="'RGAA3 -vs-RGAA3-2016'.R226:'RGAA3 -vs-RGAA3-2016'.R226">
            <calcext:condition calcext:apply-style-name="diff_rgaa3_0vs2016" calcext:value="=&quot;FALSE&quot;" calcext:base-cell-address="'RGAA3 -vs-RGAA3-2016'.R226"/>
          </calcext:conditional-format>
          <calcext:conditional-format calcext:target-range-address="'RGAA3 -vs-RGAA3-2016'.R227:'RGAA3 -vs-RGAA3-2016'.R227">
            <calcext:condition calcext:apply-style-name="diff_rgaa3_0vs2016" calcext:value="=&quot;FALSE&quot;" calcext:base-cell-address="'RGAA3 -vs-RGAA3-2016'.R227"/>
          </calcext:conditional-format>
          <calcext:conditional-format calcext:target-range-address="'RGAA3 -vs-RGAA3-2016'.R228:'RGAA3 -vs-RGAA3-2016'.R228">
            <calcext:condition calcext:apply-style-name="diff_rgaa3_0vs2016" calcext:value="=&quot;FALSE&quot;" calcext:base-cell-address="'RGAA3 -vs-RGAA3-2016'.R228"/>
          </calcext:conditional-format>
          <calcext:conditional-format calcext:target-range-address="'RGAA3 -vs-RGAA3-2016'.R229:'RGAA3 -vs-RGAA3-2016'.R229">
            <calcext:condition calcext:apply-style-name="diff_rgaa3_0vs2016" calcext:value="=&quot;FALSE&quot;" calcext:base-cell-address="'RGAA3 -vs-RGAA3-2016'.R229"/>
          </calcext:conditional-format>
          <calcext:conditional-format calcext:target-range-address="'RGAA3 -vs-RGAA3-2016'.R239:'RGAA3 -vs-RGAA3-2016'.R239">
            <calcext:condition calcext:apply-style-name="diff_rgaa3_0vs2016" calcext:value="=&quot;FALSE&quot;" calcext:base-cell-address="'RGAA3 -vs-RGAA3-2016'.R239"/>
          </calcext:conditional-format>
          <calcext:conditional-format calcext:target-range-address="'RGAA3 -vs-RGAA3-2016'.R242:'RGAA3 -vs-RGAA3-2016'.R242">
            <calcext:condition calcext:apply-style-name="diff_rgaa3_0vs2016" calcext:value="=&quot;FALSE&quot;" calcext:base-cell-address="'RGAA3 -vs-RGAA3-2016'.R242"/>
          </calcext:conditional-format>
          <calcext:conditional-format calcext:target-range-address="'RGAA3 -vs-RGAA3-2016'.R243:'RGAA3 -vs-RGAA3-2016'.R243">
            <calcext:condition calcext:apply-style-name="diff_rgaa3_0vs2016" calcext:value="=&quot;FALSE&quot;" calcext:base-cell-address="'RGAA3 -vs-RGAA3-2016'.R243"/>
          </calcext:conditional-format>
          <calcext:conditional-format calcext:target-range-address="'RGAA3 -vs-RGAA3-2016'.R270:'RGAA3 -vs-RGAA3-2016'.R270">
            <calcext:condition calcext:apply-style-name="diff_rgaa3_0vs2016" calcext:value="=&quot;FALSE&quot;" calcext:base-cell-address="'RGAA3 -vs-RGAA3-2016'.R270"/>
          </calcext:conditional-format>
          <calcext:conditional-format calcext:target-range-address="'RGAA3 -vs-RGAA3-2016'.R276:'RGAA3 -vs-RGAA3-2016'.R276">
            <calcext:condition calcext:apply-style-name="diff_rgaa3_0vs2016" calcext:value="=&quot;FALSE&quot;" calcext:base-cell-address="'RGAA3 -vs-RGAA3-2016'.R276"/>
          </calcext:conditional-format>
          <calcext:conditional-format calcext:target-range-address="'RGAA3 -vs-RGAA3-2016'.R277:'RGAA3 -vs-RGAA3-2016'.R277">
            <calcext:condition calcext:apply-style-name="diff_rgaa3_0vs2016" calcext:value="=&quot;FALSE&quot;" calcext:base-cell-address="'RGAA3 -vs-RGAA3-2016'.R277"/>
          </calcext:conditional-format>
          <calcext:conditional-format calcext:target-range-address="'RGAA3 -vs-RGAA3-2016'.R295:'RGAA3 -vs-RGAA3-2016'.R295">
            <calcext:condition calcext:apply-style-name="diff_rgaa3_0vs2016" calcext:value="=&quot;FALSE&quot;" calcext:base-cell-address="'RGAA3 -vs-RGAA3-2016'.R295"/>
          </calcext:conditional-format>
          <calcext:conditional-format calcext:target-range-address="'RGAA3 -vs-RGAA3-2016'.R314:'RGAA3 -vs-RGAA3-2016'.R314">
            <calcext:condition calcext:apply-style-name="diff_rgaa3_0vs2016" calcext:value="=&quot;FALSE&quot;" calcext:base-cell-address="'RGAA3 -vs-RGAA3-2016'.R314"/>
          </calcext:conditional-format>
          <calcext:conditional-format calcext:target-range-address="'RGAA3 -vs-RGAA3-2016'.R315:'RGAA3 -vs-RGAA3-2016'.R315">
            <calcext:condition calcext:apply-style-name="diff_rgaa3_0vs2016" calcext:value="=&quot;FALSE&quot;" calcext:base-cell-address="'RGAA3 -vs-RGAA3-2016'.R315"/>
          </calcext:conditional-format>
          <calcext:conditional-format calcext:target-range-address="'RGAA3 -vs-RGAA3-2016'.R316:'RGAA3 -vs-RGAA3-2016'.R316">
            <calcext:condition calcext:apply-style-name="diff_rgaa3_0vs2016" calcext:value="=&quot;FALSE&quot;" calcext:base-cell-address="'RGAA3 -vs-RGAA3-2016'.R316"/>
          </calcext:conditional-format>
          <calcext:conditional-format calcext:target-range-address="'RGAA3 -vs-RGAA3-2016'.R317:'RGAA3 -vs-RGAA3-2016'.R317">
            <calcext:condition calcext:apply-style-name="diff_rgaa3_0vs2016" calcext:value="=&quot;FALSE&quot;" calcext:base-cell-address="'RGAA3 -vs-RGAA3-2016'.R317"/>
          </calcext:conditional-format>
          <calcext:conditional-format calcext:target-range-address="'RGAA3 -vs-RGAA3-2016'.R321:'RGAA3 -vs-RGAA3-2016'.R321">
            <calcext:condition calcext:apply-style-name="diff_rgaa3_0vs2016" calcext:value="=&quot;FALSE&quot;" calcext:base-cell-address="'RGAA3 -vs-RGAA3-2016'.R321"/>
          </calcext:conditional-format>
          <calcext:conditional-format calcext:target-range-address="'RGAA3 -vs-RGAA3-2016'.R343:'RGAA3 -vs-RGAA3-2016'.R343">
            <calcext:condition calcext:apply-style-name="diff_rgaa3_0vs2016" calcext:value="=&quot;FALSE&quot;" calcext:base-cell-address="'RGAA3 -vs-RGAA3-2016'.R343"/>
          </calcext:conditional-format>
          <calcext:conditional-format calcext:target-range-address="'RGAA3 -vs-RGAA3-2016'.R345:'RGAA3 -vs-RGAA3-2016'.R345">
            <calcext:condition calcext:apply-style-name="diff_rgaa3_0vs2016" calcext:value="=&quot;FALSE&quot;" calcext:base-cell-address="'RGAA3 -vs-RGAA3-2016'.R345"/>
          </calcext:conditional-format>
          <calcext:conditional-format calcext:target-range-address="'RGAA3 -vs-RGAA3-2016'.R347:'RGAA3 -vs-RGAA3-2016'.R347">
            <calcext:condition calcext:apply-style-name="diff_rgaa3_0vs2016" calcext:value="=&quot;FALSE&quot;" calcext:base-cell-address="'RGAA3 -vs-RGAA3-2016'.R347"/>
          </calcext:conditional-format>
          <calcext:conditional-format calcext:target-range-address="'RGAA3 -vs-RGAA3-2016'.R348:'RGAA3 -vs-RGAA3-2016'.R348">
            <calcext:condition calcext:apply-style-name="diff_rgaa3_0vs2016" calcext:value="=&quot;FALSE&quot;" calcext:base-cell-address="'RGAA3 -vs-RGAA3-2016'.R348"/>
          </calcext:conditional-format>
          <calcext:conditional-format calcext:target-range-address="'RGAA3 -vs-RGAA3-2016'.R349:'RGAA3 -vs-RGAA3-2016'.R349">
            <calcext:condition calcext:apply-style-name="diff_rgaa3_0vs2016" calcext:value="=&quot;FALSE&quot;" calcext:base-cell-address="'RGAA3 -vs-RGAA3-2016'.R349"/>
          </calcext:conditional-format>
          <calcext:conditional-format calcext:target-range-address="'RGAA3 -vs-RGAA3-2016'.R274:'RGAA3 -vs-RGAA3-2016'.R274">
            <calcext:condition calcext:apply-style-name="diff_rgaa3_0vs2016" calcext:value="=&quot;FALSE&quot;" calcext:base-cell-address="'RGAA3 -vs-RGAA3-2016'.R274"/>
          </calcext:conditional-format>
          <calcext:conditional-format calcext:target-range-address="'RGAA3 -vs-RGAA3-2016'.R311:'RGAA3 -vs-RGAA3-2016'.R311">
            <calcext:condition calcext:apply-style-name="diff_rgaa3_0vs2016" calcext:value="=&quot;FALSE&quot;" calcext:base-cell-address="'RGAA3 -vs-RGAA3-2016'.R311"/>
          </calcext:conditional-format>
          <calcext:conditional-format calcext:target-range-address="'RGAA3 -vs-RGAA3-2016'.R312:'RGAA3 -vs-RGAA3-2016'.R312">
            <calcext:condition calcext:apply-style-name="diff_rgaa3_0vs2016" calcext:value="=&quot;FALSE&quot;" calcext:base-cell-address="'RGAA3 -vs-RGAA3-2016'.R312"/>
          </calcext:conditional-format>
        </calcext:conditional-formats>
      </table:table>
      <table:table table:name="Asqatasun" table:style-name="ta1" table:print="false">
        <table:table-column table:style-name="co1" table:default-cell-style-name="ce31"/>
        <table:table-column table:style-name="co1" table:default-cell-style-name="ce34"/>
        <table:table-column-group table:display="false">
          <table:table-column table:style-name="co1" table:visibility="collapse" table:number-columns-repeated="3" table:default-cell-style-name="ce34"/>
        </table:table-column-group>
        <table:table-column table:style-name="co26" table:default-cell-style-name="ce31"/>
        <table:table-column-group>
          <table:table-column-group>
            <table:table-column table:style-name="co1" table:number-columns-repeated="2" table:default-cell-style-name="ce387"/>
          </table:table-column-group>
          <table:table-column table:style-name="co1" table:number-columns-repeated="3" table:default-cell-style-name="ce31"/>
          <table:table-column-group>
            <table:table-column table:style-name="co1" table:number-columns-repeated="2" table:default-cell-style-name="ce387"/>
            <table:table-column table:style-name="co27" table:default-cell-style-name="ce387"/>
            <table:table-column table:style-name="co1" table:default-cell-style-name="ce387"/>
          </table:table-column-group>
        </table:table-column-group>
        <table:table-column table:style-name="co1" table:default-cell-style-name="ce398"/>
        <table:table-column-group table:display="false">
          <table:table-column table:style-name="co1" table:visibility="collapse" table:default-cell-style-name="ce398"/>
        </table:table-column-group>
        <table:table-column table:style-name="co1" table:number-columns-repeated="1007" table:default-cell-style-name="ce31"/>
        <table:table-row table:style-name="ro7">
          <table:table-cell table:style-name="ce29" table:formula="of:=COUNTIF([.A3:.A351];  &quot;true&quot; )" office:value-type="float" office:value="173" calcext:value-type="float">
            <text:p>173</text:p>
          </table:table-cell>
          <table:table-cell table:style-name="ce32" table:formula="of:=COUNTIF([.B3:.B351];  &quot;.+&quot;)" office:value-type="float" office:value="173" calcext:value-type="float">
            <text:p>173</text:p>
          </table:table-cell>
          <table:table-cell table:style-name="ce32" table:number-columns-repeated="2"/>
          <table:table-cell/>
          <table:table-cell table:style-name="ce29" table:formula="of:=COUNTIF([.F3:.F351];  &quot;TRUE&quot; )" office:value-type="float" office:value="134" calcext:value-type="float">
            <text:p>134</text:p>
          </table:table-cell>
          <table:table-cell table:style-name="ce385" table:formula="of:=COUNTIF([.F3:.F351];  &quot;false&quot; )" office:value-type="float" office:value="29" calcext:value-type="float">
            <text:p>29</text:p>
          </table:table-cell>
          <table:table-cell table:style-name="ce385" table:formula="of:=[.G1]+[.F1]+[.I1]" office:value-type="float" office:value="173" calcext:value-type="float">
            <text:p>173</text:p>
          </table:table-cell>
          <table:table-cell table:style-name="ce29" table:formula="of:=COUNTIF([.I3:.I351];  &quot;true&quot; )" office:value-type="float" office:value="10" calcext:value-type="float">
            <text:p>10</text:p>
          </table:table-cell>
          <table:table-cell table:style-name="ce29" table:formula="of:=COUNTIF([.J3:.J351];  &quot;true&quot; )" office:value-type="float" office:value="0" calcext:value-type="float">
            <text:p>0</text:p>
          </table:table-cell>
          <table:table-cell table:style-name="ce29" table:formula="of:=COUNTIF([.K3:.K351];  &quot;true&quot; )" office:value-type="float" office:value="32" calcext:value-type="float">
            <text:p>32</text:p>
          </table:table-cell>
          <table:table-cell table:style-name="ce29" table:formula="of:=COUNTIF([.L3:.L351];  &quot;true&quot; )" office:value-type="float" office:value="25" calcext:value-type="float">
            <text:p>25</text:p>
          </table:table-cell>
          <table:table-cell table:style-name="ce29" table:formula="of:=COUNTIF([.M3:.M351];  &quot;true&quot; )" office:value-type="float" office:value="7" calcext:value-type="float">
            <text:p>7</text:p>
          </table:table-cell>
          <table:table-cell table:style-name="ce29" table:formula="of:=COUNTIF([.N3:.N351];  &quot;true&quot; )" office:value-type="float" office:value="109" calcext:value-type="float">
            <text:p>109</text:p>
          </table:table-cell>
          <table:table-cell table:style-name="ce29" table:formula="of:=COUNTIF([.O3:.O351];  &quot;true&quot; )" office:value-type="float" office:value="0" calcext:value-type="float">
            <text:p>0</text:p>
          </table:table-cell>
          <table:table-cell table:style-name="ce396" table:formula="of:=COUNTIF([.P3:.P351];  &quot;.+&quot;)" office:value-type="float" office:value="163" calcext:value-type="float">
            <text:p>163</text:p>
          </table:table-cell>
          <table:table-cell/>
          <table:table-cell table:style-name="ce29" table:number-columns-repeated="1007"/>
        </table:table-row>
        <table:table-row table:style-name="ro14">
          <table:table-cell table:style-name="ce30" office:value-type="string" calcext:value-type="string">
            <text:p><text:span text:style-name="T5">Asqatasun Rgaa3</text:span> Process ?</text:p>
          </table:table-cell>
          <table:table-cell table:style-name="ce33" office:value-type="string" calcext:value-type="string">
            <text:p>Rgaa3 TEST</text:p>
          </table:table-cell>
          <table:table-cell table:style-name="ce33" office:value-type="string" calcext:value-type="string">
            <text:p>Level</text:p>
          </table:table-cell>
          <table:table-cell table:style-name="ce33" office:value-type="string" calcext:value-type="string">
            <text:p>Scope</text:p>
          </table:table-cell>
          <table:table-cell table:style-name="ce33" office:value-type="string" calcext:value-type="string">
            <text:p><text:s/>Rgaa3 TITLE</text:p>
          </table:table-cell>
          <table:table-cell table:style-name="ce35" office:value-type="string" calcext:value-type="string">
            <text:p><text:span text:style-name="T3">Changelog</text:span> IDENTICAL <text:span text:style-name="T6">Rgaa3 vs  Rgaa3-2016</text:span></text:p>
          </table:table-cell>
          <table:table-cell table:style-name="ce386" office:value-type="string" calcext:value-type="string">
            <text:p>Diff</text:p>
          </table:table-cell>
          <table:table-cell table:style-name="ce386" office:value-type="string" calcext:value-type="string">
            <text:p>verif</text:p>
          </table:table-cell>
          <table:table-cell table:style-name="ce386" office:value-type="string" calcext:value-type="string">
            <text:p><text:span text:style-name="T7">Changelog</text:span><text:span text:style-name="T8"> </text:span>DEL</text:p>
          </table:table-cell>
          <table:table-cell table:style-name="ce386" office:value-type="string" calcext:value-type="string">
            <text:p><text:span text:style-name="T7">Changelog</text:span><text:span text:style-name="T8"> </text:span>NEW</text:p>
          </table:table-cell>
          <table:table-cell table:style-name="ce386" office:value-type="string" calcext:value-type="string">
            <text:p><text:span text:style-name="T7">Changelog</text:span><text:span text:style-name="T8"> </text:span>ID change</text:p>
          </table:table-cell>
          <table:table-cell table:style-name="ce386" office:value-type="string" calcext:value-type="string">
            <text:p><text:span text:style-name="T7">Changelog   </text:span>ID change only</text:p>
          </table:table-cell>
          <table:table-cell table:style-name="ce386" office:value-type="string" calcext:value-type="string">
            <text:p><text:span text:style-name="T7">Changelog   </text:span>ID change + Diff</text:p>
          </table:table-cell>
          <table:table-cell table:style-name="ce386" office:value-type="string" calcext:value-type="string">
            <text:p>   <text:span text:style-name="T7">Changelog</text:span> Identical  (ID + Content)</text:p>
          </table:table-cell>
          <table:table-cell table:style-name="ce386" office:value-type="string" calcext:value-type="string">
            <text:p>   <text:span text:style-name="T7">Changelog  </text:span>   Diff       only</text:p>
          </table:table-cell>
          <table:table-cell table:style-name="ce397" office:value-type="string" calcext:value-type="string">
            <text:p>Rgaa3-2016 TEST</text:p>
          </table:table-cell>
          <table:table-cell table:style-name="ce399" office:value-type="string" calcext:value-type="string">
            <text:p>Rgaa3-2016 <text:s text:c="2"/>TITLE</text:p>
          </table:table-cell>
          <table:table-cell table:style-name="ce30" office:value-type="string" calcext:value-type="string">
            <text:p>Difference type</text:p>
          </table:table-cell>
          <table:table-cell table:style-name="ce30" office:value-type="string" calcext:value-type="string">
            <text:p>explanation</text:p>
          </table:table-cell>
          <table:table-cell table:style-name="ce30" table:number-columns-repeated="1005"/>
        </table:table-row>
        <table:table-row table:style-name="ro15">
          <table:table-cell table:formula="of:=[$'RGAA3 -vs-RGAA3-2016'.$A$3]" office:value-type="string" office:string-value="TRUE" calcext:value-type="string">
            <text:p>TRUE</text:p>
          </table:table-cell>
          <table:table-cell table:style-name="ce32" table:formula="of:=[$'RGAA3 -vs-RGAA3-2016'.$B$3]" office:value-type="string" office:string-value="1.1.1" calcext:value-type="string">
            <text:p>1.1.1</text:p>
          </table:table-cell>
          <table:table-cell table:style-name="ce32" table:formula="of:=[$'RGAA3 -vs-RGAA3-2016'.$C$3]" office:value-type="string" office:string-value="A" calcext:value-type="string">
            <text:p>A</text:p>
          </table:table-cell>
          <table:table-cell table:style-name="ce32" table:formula="of:=[$'RGAA3 -vs-RGAA3-2016'.$D$3]" office:value-type="string" office:string-value="page" calcext:value-type="string">
            <text:p>page</text:p>
          </table:table-cell>
          <table:table-cell/>
          <table:table-cell table:style-name="ce613" table:formula="of:=[$'RGAA3 -vs-RGAA3-2016'.$F$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]">
            <text:p/>
          </table:table-cell>
          <table:table-cell table:formula="of:=[$'RGAA3 -vs-RGAA3-2016'.$M$3]">
            <text:p/>
          </table:table-cell>
          <table:table-cell table:style-name="ce395" table:formula="of:=[$'RGAA3 -vs-RGAA3-2016'.$O$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]" office:value-type="string" office:string-value="1.1.1" calcext:value-type="string">
            <text:p>1.1.1</text:p>
          </table:table-cell>
          <table:table-cell table:number-columns-repeated="1008"/>
        </table:table-row>
        <table:table-row table:style-name="ro15">
          <table:table-cell table:formula="of:=[$'RGAA3 -vs-RGAA3-2016'.$A$4]" office:value-type="string" office:string-value="TRUE" calcext:value-type="string">
            <text:p>TRUE</text:p>
          </table:table-cell>
          <table:table-cell table:style-name="ce32" table:formula="of:=[$'RGAA3 -vs-RGAA3-2016'.$B$4]" office:value-type="string" office:string-value="1.1.2" calcext:value-type="string">
            <text:p>1.1.2</text:p>
          </table:table-cell>
          <table:table-cell table:style-name="ce32" table:formula="of:=[$'RGAA3 -vs-RGAA3-2016'.$C$4]" office:value-type="string" office:string-value="A" calcext:value-type="string">
            <text:p>A</text:p>
          </table:table-cell>
          <table:table-cell table:style-name="ce32" table:formula="of:=[$'RGAA3 -vs-RGAA3-2016'.$D$4]" office:value-type="string" office:string-value="page" calcext:value-type="string">
            <text:p>page</text:p>
          </table:table-cell>
          <table:table-cell/>
          <table:table-cell table:style-name="ce614" table:formula="of:=[$'RGAA3 -vs-RGAA3-2016'.$F$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]">
            <text:p/>
          </table:table-cell>
          <table:table-cell table:formula="of:=[$'RGAA3 -vs-RGAA3-2016'.$M$4]">
            <text:p/>
          </table:table-cell>
          <table:table-cell table:style-name="ce395" table:formula="of:=[$'RGAA3 -vs-RGAA3-2016'.$O$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]" office:value-type="string" office:string-value="1.1.2" calcext:value-type="string">
            <text:p>1.1.2</text:p>
          </table:table-cell>
          <table:table-cell table:number-columns-repeated="1008"/>
        </table:table-row>
        <table:table-row table:style-name="ro15">
          <table:table-cell table:formula="of:=[$'RGAA3 -vs-RGAA3-2016'.$A$5]" office:value-type="string" office:string-value="TRUE" calcext:value-type="string">
            <text:p>TRUE</text:p>
          </table:table-cell>
          <table:table-cell table:style-name="ce32" table:formula="of:=[$'RGAA3 -vs-RGAA3-2016'.$B$5]" office:value-type="string" office:string-value="1.1.3" calcext:value-type="string">
            <text:p>1.1.3</text:p>
          </table:table-cell>
          <table:table-cell table:style-name="ce32" table:formula="of:=[$'RGAA3 -vs-RGAA3-2016'.$C$5]" office:value-type="string" office:string-value="A" calcext:value-type="string">
            <text:p>A</text:p>
          </table:table-cell>
          <table:table-cell table:style-name="ce32" table:formula="of:=[$'RGAA3 -vs-RGAA3-2016'.$D$5]" office:value-type="string" office:string-value="page" calcext:value-type="string">
            <text:p>page</text:p>
          </table:table-cell>
          <table:table-cell/>
          <table:table-cell table:style-name="ce615" table:formula="of:=[$'RGAA3 -vs-RGAA3-2016'.$F$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5]">
            <text:p/>
          </table:table-cell>
          <table:table-cell table:formula="of:=[$'RGAA3 -vs-RGAA3-2016'.$M$5]">
            <text:p/>
          </table:table-cell>
          <table:table-cell table:style-name="ce395" table:formula="of:=[$'RGAA3 -vs-RGAA3-2016'.$O$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formula="of:=[$'RGAA3 -vs-RGAA3-2016'.$P$5]" office:value-type="string" office:string-value="1.1.3" calcext:value-type="string">
            <text:p>1.1.3</text:p>
          </table:table-cell>
          <table:table-cell table:number-columns-repeated="1008"/>
        </table:table-row>
        <table:table-row table:style-name="ro15">
          <table:table-cell table:formula="of:=[$'RGAA3 -vs-RGAA3-2016'.$A$6]" office:value-type="string" office:string-value="TRUE" calcext:value-type="string">
            <text:p>TRUE</text:p>
          </table:table-cell>
          <table:table-cell table:style-name="ce32" table:formula="of:=[$'RGAA3 -vs-RGAA3-2016'.$B$6]" office:value-type="string" office:string-value="1.1.4" calcext:value-type="string">
            <text:p>1.1.4</text:p>
          </table:table-cell>
          <table:table-cell table:style-name="ce32" table:formula="of:=[$'RGAA3 -vs-RGAA3-2016'.$C$6]" office:value-type="string" office:string-value="A" calcext:value-type="string">
            <text:p>A</text:p>
          </table:table-cell>
          <table:table-cell table:style-name="ce32" table:formula="of:=[$'RGAA3 -vs-RGAA3-2016'.$D$6]" office:value-type="string" office:string-value="page" calcext:value-type="string">
            <text:p>page</text:p>
          </table:table-cell>
          <table:table-cell/>
          <table:table-cell table:style-name="ce616" table:formula="of:=[$'RGAA3 -vs-RGAA3-2016'.$F$6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6]">
            <text:p/>
          </table:table-cell>
          <table:table-cell table:formula="of:=[$'RGAA3 -vs-RGAA3-2016'.$M$6]">
            <text:p/>
          </table:table-cell>
          <table:table-cell table:style-name="ce395" table:formula="of:=[$'RGAA3 -vs-RGAA3-2016'.$O$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]" office:value-type="string" office:string-value="1.1.4" calcext:value-type="string">
            <text:p>1.1.4</text:p>
          </table:table-cell>
          <table:table-cell table:number-columns-repeated="1008"/>
        </table:table-row>
        <table:table-row table:style-name="ro15">
          <table:table-cell table:formula="of:=[$'RGAA3 -vs-RGAA3-2016'.$A$7]" office:value-type="string" office:string-value="TRUE" calcext:value-type="string">
            <text:p>TRUE</text:p>
          </table:table-cell>
          <table:table-cell table:style-name="ce32" table:formula="of:=[$'RGAA3 -vs-RGAA3-2016'.$B$7]" office:value-type="string" office:string-value="1.2.1" calcext:value-type="string">
            <text:p>1.2.1</text:p>
          </table:table-cell>
          <table:table-cell table:style-name="ce32" table:formula="of:=[$'RGAA3 -vs-RGAA3-2016'.$C$7]" office:value-type="string" office:string-value="A" calcext:value-type="string">
            <text:p>A</text:p>
          </table:table-cell>
          <table:table-cell table:style-name="ce32" table:formula="of:=[$'RGAA3 -vs-RGAA3-2016'.$D$7]" office:value-type="string" office:string-value="page" calcext:value-type="string">
            <text:p>page</text:p>
          </table:table-cell>
          <table:table-cell/>
          <table:table-cell table:style-name="ce617" table:formula="of:=[$'RGAA3 -vs-RGAA3-2016'.$F$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7]">
            <text:p/>
          </table:table-cell>
          <table:table-cell table:formula="of:=[$'RGAA3 -vs-RGAA3-2016'.$M$7]">
            <text:p/>
          </table:table-cell>
          <table:table-cell table:style-name="ce395" table:formula="of:=[$'RGAA3 -vs-RGAA3-2016'.$O$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7]" office:value-type="string" office:string-value="1.2.1" calcext:value-type="string">
            <text:p>1.2.1</text:p>
          </table:table-cell>
          <table:table-cell table:number-columns-repeated="1008"/>
        </table:table-row>
        <table:table-row table:style-name="ro15">
          <table:table-cell table:formula="of:=[$'RGAA3 -vs-RGAA3-2016'.$A$8]" office:value-type="string" office:string-value="TRUE" calcext:value-type="string">
            <text:p>TRUE</text:p>
          </table:table-cell>
          <table:table-cell table:style-name="ce32" table:formula="of:=[$'RGAA3 -vs-RGAA3-2016'.$B$8]" office:value-type="string" office:string-value="1.2.2" calcext:value-type="string">
            <text:p>1.2.2</text:p>
          </table:table-cell>
          <table:table-cell table:style-name="ce32" table:formula="of:=[$'RGAA3 -vs-RGAA3-2016'.$C$8]" office:value-type="string" office:string-value="A" calcext:value-type="string">
            <text:p>A</text:p>
          </table:table-cell>
          <table:table-cell table:style-name="ce32" table:formula="of:=[$'RGAA3 -vs-RGAA3-2016'.$D$8]" office:value-type="string" office:string-value="page" calcext:value-type="string">
            <text:p>page</text:p>
          </table:table-cell>
          <table:table-cell/>
          <table:table-cell table:style-name="ce618" table:formula="of:=[$'RGAA3 -vs-RGAA3-2016'.$F$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8]">
            <text:p/>
          </table:table-cell>
          <table:table-cell table:formula="of:=[$'RGAA3 -vs-RGAA3-2016'.$M$8]">
            <text:p/>
          </table:table-cell>
          <table:table-cell table:style-name="ce395" table:formula="of:=[$'RGAA3 -vs-RGAA3-2016'.$O$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8]" office:value-type="string" office:string-value="1.2.2" calcext:value-type="string">
            <text:p>1.2.2</text:p>
          </table:table-cell>
          <table:table-cell table:number-columns-repeated="1008"/>
        </table:table-row>
        <table:table-row table:style-name="ro15">
          <table:table-cell table:formula="of:=[$'RGAA3 -vs-RGAA3-2016'.$A$9]" office:value-type="string" office:string-value="TRUE" calcext:value-type="string">
            <text:p>TRUE</text:p>
          </table:table-cell>
          <table:table-cell table:style-name="ce32" table:formula="of:=[$'RGAA3 -vs-RGAA3-2016'.$B$9]" office:value-type="string" office:string-value="1.2.3" calcext:value-type="string">
            <text:p>1.2.3</text:p>
          </table:table-cell>
          <table:table-cell table:style-name="ce32" table:formula="of:=[$'RGAA3 -vs-RGAA3-2016'.$C$9]" office:value-type="string" office:string-value="A" calcext:value-type="string">
            <text:p>A</text:p>
          </table:table-cell>
          <table:table-cell table:style-name="ce32" table:formula="of:=[$'RGAA3 -vs-RGAA3-2016'.$D$9]" office:value-type="string" office:string-value="page" calcext:value-type="string">
            <text:p>page</text:p>
          </table:table-cell>
          <table:table-cell/>
          <table:table-cell table:style-name="ce619" table:formula="of:=[$'RGAA3 -vs-RGAA3-2016'.$F$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9]">
            <text:p/>
          </table:table-cell>
          <table:table-cell table:formula="of:=[$'RGAA3 -vs-RGAA3-2016'.$M$9]">
            <text:p/>
          </table:table-cell>
          <table:table-cell table:style-name="ce395" table:formula="of:=[$'RGAA3 -vs-RGAA3-2016'.$O$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]" office:value-type="string" office:string-value="1.2.3" calcext:value-type="string">
            <text:p>1.2.3</text:p>
          </table:table-cell>
          <table:table-cell table:number-columns-repeated="1008"/>
        </table:table-row>
        <table:table-row table:style-name="ro15">
          <table:table-cell table:formula="of:=[$'RGAA3 -vs-RGAA3-2016'.$A$10]" office:value-type="string" office:string-value="TRUE" calcext:value-type="string">
            <text:p>TRUE</text:p>
          </table:table-cell>
          <table:table-cell table:style-name="ce32" table:formula="of:=[$'RGAA3 -vs-RGAA3-2016'.$B$10]" office:value-type="string" office:string-value="1.2.4" calcext:value-type="string">
            <text:p>1.2.4</text:p>
          </table:table-cell>
          <table:table-cell table:style-name="ce32" table:formula="of:=[$'RGAA3 -vs-RGAA3-2016'.$C$10]" office:value-type="string" office:string-value="A" calcext:value-type="string">
            <text:p>A</text:p>
          </table:table-cell>
          <table:table-cell table:style-name="ce32" table:formula="of:=[$'RGAA3 -vs-RGAA3-2016'.$D$10]" office:value-type="string" office:string-value="page" calcext:value-type="string">
            <text:p>page</text:p>
          </table:table-cell>
          <table:table-cell/>
          <table:table-cell table:style-name="ce620" table:formula="of:=[$'RGAA3 -vs-RGAA3-2016'.$F$10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0]">
            <text:p/>
          </table:table-cell>
          <table:table-cell table:formula="of:=[$'RGAA3 -vs-RGAA3-2016'.$M$10]">
            <text:p/>
          </table:table-cell>
          <table:table-cell table:style-name="ce395" table:formula="of:=[$'RGAA3 -vs-RGAA3-2016'.$O$1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0]" office:value-type="string" office:string-value="1.2.4" calcext:value-type="string">
            <text:p>1.2.4</text:p>
          </table:table-cell>
          <table:table-cell table:number-columns-repeated="1008"/>
        </table:table-row>
        <table:table-row table:style-name="ro15">
          <table:table-cell table:formula="of:=[$'RGAA3 -vs-RGAA3-2016'.$A$11]" office:value-type="string" office:string-value="TRUE" calcext:value-type="string">
            <text:p>TRUE</text:p>
          </table:table-cell>
          <table:table-cell table:style-name="ce32" table:formula="of:=[$'RGAA3 -vs-RGAA3-2016'.$B$11]" office:value-type="string" office:string-value="1.2.5" calcext:value-type="string">
            <text:p>1.2.5</text:p>
          </table:table-cell>
          <table:table-cell table:style-name="ce32" table:formula="of:=[$'RGAA3 -vs-RGAA3-2016'.$C$11]" office:value-type="string" office:string-value="A" calcext:value-type="string">
            <text:p>A</text:p>
          </table:table-cell>
          <table:table-cell table:style-name="ce32" table:formula="of:=[$'RGAA3 -vs-RGAA3-2016'.$D$11]" office:value-type="string" office:string-value="page" calcext:value-type="string">
            <text:p>page</text:p>
          </table:table-cell>
          <table:table-cell/>
          <table:table-cell table:style-name="ce621" table:formula="of:=[$'RGAA3 -vs-RGAA3-2016'.$F$11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1]">
            <text:p/>
          </table:table-cell>
          <table:table-cell table:formula="of:=[$'RGAA3 -vs-RGAA3-2016'.$M$11]">
            <text:p/>
          </table:table-cell>
          <table:table-cell table:style-name="ce395" table:formula="of:=[$'RGAA3 -vs-RGAA3-2016'.$O$1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1]" office:value-type="string" office:string-value="1.2.5" calcext:value-type="string">
            <text:p>1.2.5</text:p>
          </table:table-cell>
          <table:table-cell table:number-columns-repeated="1008"/>
        </table:table-row>
        <table:table-row table:style-name="ro15">
          <table:table-cell table:formula="of:=[$'RGAA3 -vs-RGAA3-2016'.$A$13]" office:value-type="string" office:string-value="TRUE" calcext:value-type="string">
            <text:p>TRUE</text:p>
          </table:table-cell>
          <table:table-cell table:style-name="ce32" table:formula="of:=[$'RGAA3 -vs-RGAA3-2016'.$B$13]" office:value-type="string" office:string-value="1.3.1" calcext:value-type="string">
            <text:p>1.3.1</text:p>
          </table:table-cell>
          <table:table-cell table:style-name="ce32" table:formula="of:=[$'RGAA3 -vs-RGAA3-2016'.$C$13]" office:value-type="string" office:string-value="A" calcext:value-type="string">
            <text:p>A</text:p>
          </table:table-cell>
          <table:table-cell table:style-name="ce32"/>
          <table:table-cell/>
          <table:table-cell table:style-name="ce622" table:formula="of:=[$'RGAA3 -vs-RGAA3-2016'.$F$1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3]">
            <text:p/>
          </table:table-cell>
          <table:table-cell table:formula="of:=[$'RGAA3 -vs-RGAA3-2016'.$M$13]">
            <text:p/>
          </table:table-cell>
          <table:table-cell table:style-name="ce395" table:formula="of:=[$'RGAA3 -vs-RGAA3-2016'.$O$1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3]" office:value-type="string" office:string-value="1.3.1" calcext:value-type="string">
            <text:p>1.3.1</text:p>
          </table:table-cell>
          <table:table-cell table:number-columns-repeated="1008"/>
        </table:table-row>
        <table:table-row table:style-name="ro15">
          <table:table-cell table:formula="of:=[$'RGAA3 -vs-RGAA3-2016'.$A$14]" office:value-type="string" office:string-value="TRUE" calcext:value-type="string">
            <text:p>TRUE</text:p>
          </table:table-cell>
          <table:table-cell table:style-name="ce32" table:formula="of:=[$'RGAA3 -vs-RGAA3-2016'.$B$14]" office:value-type="string" office:string-value="1.3.2" calcext:value-type="string">
            <text:p>1.3.2</text:p>
          </table:table-cell>
          <table:table-cell table:style-name="ce32" table:formula="of:=[$'RGAA3 -vs-RGAA3-2016'.$C$14]" office:value-type="string" office:string-value="A" calcext:value-type="string">
            <text:p>A</text:p>
          </table:table-cell>
          <table:table-cell table:style-name="ce32"/>
          <table:table-cell/>
          <table:table-cell table:style-name="ce623" table:formula="of:=[$'RGAA3 -vs-RGAA3-2016'.$F$14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4]">
            <text:p/>
          </table:table-cell>
          <table:table-cell table:formula="of:=[$'RGAA3 -vs-RGAA3-2016'.$M$14]">
            <text:p/>
          </table:table-cell>
          <table:table-cell table:style-name="ce395" table:formula="of:=[$'RGAA3 -vs-RGAA3-2016'.$O$1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]" office:value-type="string" office:string-value="1.3.2" calcext:value-type="string">
            <text:p>1.3.2</text:p>
          </table:table-cell>
          <table:table-cell table:number-columns-repeated="1008"/>
        </table:table-row>
        <table:table-row table:style-name="ro15">
          <table:table-cell table:formula="of:=[$'RGAA3 -vs-RGAA3-2016'.$A$15]" office:value-type="string" office:string-value="TRUE" calcext:value-type="string">
            <text:p>TRUE</text:p>
          </table:table-cell>
          <table:table-cell table:style-name="ce32" table:formula="of:=[$'RGAA3 -vs-RGAA3-2016'.$B$15]" office:value-type="string" office:string-value="1.3.3" calcext:value-type="string">
            <text:p>1.3.3</text:p>
          </table:table-cell>
          <table:table-cell table:style-name="ce32" table:formula="of:=[$'RGAA3 -vs-RGAA3-2016'.$C$15]" office:value-type="string" office:string-value="A" calcext:value-type="string">
            <text:p>A</text:p>
          </table:table-cell>
          <table:table-cell table:style-name="ce32"/>
          <table:table-cell/>
          <table:table-cell table:style-name="ce624" table:formula="of:=[$'RGAA3 -vs-RGAA3-2016'.$F$15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5]">
            <text:p/>
          </table:table-cell>
          <table:table-cell table:formula="of:=[$'RGAA3 -vs-RGAA3-2016'.$M$15]">
            <text:p/>
          </table:table-cell>
          <table:table-cell table:style-name="ce395" table:formula="of:=[$'RGAA3 -vs-RGAA3-2016'.$O$1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]" office:value-type="string" office:string-value="1.3.3" calcext:value-type="string">
            <text:p>1.3.3</text:p>
          </table:table-cell>
          <table:table-cell table:number-columns-repeated="1008"/>
        </table:table-row>
        <table:table-row table:style-name="ro15">
          <table:table-cell table:formula="of:=[$'RGAA3 -vs-RGAA3-2016'.$A$16]" office:value-type="string" office:string-value="TRUE" calcext:value-type="string">
            <text:p>TRUE</text:p>
          </table:table-cell>
          <table:table-cell table:style-name="ce32" table:formula="of:=[$'RGAA3 -vs-RGAA3-2016'.$B$16]" office:value-type="string" office:string-value="1.3.4" calcext:value-type="string">
            <text:p>1.3.4</text:p>
          </table:table-cell>
          <table:table-cell table:style-name="ce32" table:formula="of:=[$'RGAA3 -vs-RGAA3-2016'.$C$16]" office:value-type="string" office:string-value="A" calcext:value-type="string">
            <text:p>A</text:p>
          </table:table-cell>
          <table:table-cell table:style-name="ce32"/>
          <table:table-cell/>
          <table:table-cell table:style-name="ce625" table:formula="of:=[$'RGAA3 -vs-RGAA3-2016'.$F$16]" office:value-type="string" office:string-value="TRUE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[$'RGAA3 -vs-RGAA3-2016'.$L$16]">
            <text:p/>
          </table:table-cell>
          <table:table-cell table:formula="of:=[$'RGAA3 -vs-RGAA3-2016'.$M$16]">
            <text:p/>
          </table:table-cell>
          <table:table-cell table:style-name="ce395" table:formula="of:=[$'RGAA3 -vs-RGAA3-2016'.$O$1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]" office:value-type="string" office:string-value="1.3.4" calcext:value-type="string">
            <text:p>1.3.4</text:p>
          </table:table-cell>
          <table:table-cell table:number-columns-repeated="1008"/>
        </table:table-row>
        <table:table-row table:style-name="ro15">
          <table:table-cell table:formula="of:=[$'RGAA3 -vs-RGAA3-2016'.$A$18]" office:value-type="string" office:string-value="TRUE" calcext:value-type="string">
            <text:p>TRUE</text:p>
          </table:table-cell>
          <table:table-cell table:style-name="ce32" table:formula="of:=[$'RGAA3 -vs-RGAA3-2016'.$B$18]" office:value-type="string" office:string-value="1.3.5" calcext:value-type="string">
            <text:p>1.3.5</text:p>
          </table:table-cell>
          <table:table-cell table:style-name="ce32" table:formula="of:=[$'RGAA3 -vs-RGAA3-2016'.$C$18]" office:value-type="string" office:string-value="A" calcext:value-type="string">
            <text:p>A</text:p>
          </table:table-cell>
          <table:table-cell table:style-name="ce32"/>
          <table:table-cell/>
          <table:table-cell table:style-name="ce626" table:formula="of:=[$'RGAA3 -vs-RGAA3-2016'.$F$1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8]" office:value-type="string" office:string-value="TRUE" calcext:value-type="string">
            <text:p>TRUE</text:p>
          </table:table-cell>
          <table:table-cell table:formula="of:=[$'RGAA3 -vs-RGAA3-2016'.$L$18]" office:value-type="string" office:string-value="TRUE" calcext:value-type="string">
            <text:p>TRUE</text:p>
          </table:table-cell>
          <table:table-cell table:formula="of:=[$'RGAA3 -vs-RGAA3-2016'.$M$18]">
            <text:p/>
          </table:table-cell>
          <table:table-cell table:style-name="ce395" table:formula="of:=[$'RGAA3 -vs-RGAA3-2016'.$O$1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]" office:value-type="string" office:string-value="1.3.6" calcext:value-type="string">
            <text:p>1.3.6</text:p>
          </table:table-cell>
          <table:table-cell table:number-columns-repeated="1008"/>
        </table:table-row>
        <table:table-row table:style-name="ro15">
          <table:table-cell table:formula="of:=[$'RGAA3 -vs-RGAA3-2016'.$A$20]" office:value-type="string" office:string-value="TRUE" calcext:value-type="string">
            <text:p>TRUE</text:p>
          </table:table-cell>
          <table:table-cell table:style-name="ce32" table:formula="of:=[$'RGAA3 -vs-RGAA3-2016'.$B$20]" office:value-type="string" office:string-value="1.3.6" calcext:value-type="string">
            <text:p>1.3.6</text:p>
          </table:table-cell>
          <table:table-cell table:style-name="ce32" table:formula="of:=[$'RGAA3 -vs-RGAA3-2016'.$C$20]" office:value-type="string" office:string-value="A" calcext:value-type="string">
            <text:p>A</text:p>
          </table:table-cell>
          <table:table-cell table:style-name="ce32"/>
          <table:table-cell/>
          <table:table-cell table:style-name="ce627" table:formula="of:=[$'RGAA3 -vs-RGAA3-2016'.$F$20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20]" office:value-type="string" office:string-value="TRUE" calcext:value-type="string">
            <text:p>TRUE</text:p>
          </table:table-cell>
          <table:table-cell table:formula="of:=[$'RGAA3 -vs-RGAA3-2016'.$L$20]">
            <text:p/>
          </table:table-cell>
          <table:table-cell table:formula="of:=[$'RGAA3 -vs-RGAA3-2016'.$M$20]" office:value-type="string" office:string-value="TRUE" calcext:value-type="string">
            <text:p>TRUE</text:p>
          </table:table-cell>
          <table:table-cell table:style-name="ce395" table:formula="of:=[$'RGAA3 -vs-RGAA3-2016'.$O$2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]" office:value-type="string" office:string-value="1.3.8" calcext:value-type="string">
            <text:p>1.3.8</text:p>
          </table:table-cell>
          <table:table-cell table:number-columns-repeated="1008"/>
        </table:table-row>
        <table:table-row table:style-name="ro15">
          <table:table-cell table:formula="of:=[$'RGAA3 -vs-RGAA3-2016'.$A$21]" office:value-type="string" office:string-value="TRUE" calcext:value-type="string">
            <text:p>TRUE</text:p>
          </table:table-cell>
          <table:table-cell table:style-name="ce32" table:formula="of:=[$'RGAA3 -vs-RGAA3-2016'.$B$21]" office:value-type="string" office:string-value="1.3.7" calcext:value-type="string">
            <text:p>1.3.7</text:p>
          </table:table-cell>
          <table:table-cell table:style-name="ce32" table:formula="of:=[$'RGAA3 -vs-RGAA3-2016'.$C$21]" office:value-type="string" office:string-value="A" calcext:value-type="string">
            <text:p>A</text:p>
          </table:table-cell>
          <table:table-cell table:style-name="ce32"/>
          <table:table-cell/>
          <table:table-cell table:style-name="ce628" table:formula="of:=[$'RGAA3 -vs-RGAA3-2016'.$F$21]" office:value-type="string" office:string-value="TRUE" calcext:value-type="string">
            <text:p>TRUE</text:p>
          </table:table-cell>
          <table:table-cell table:number-columns-repeated="2"/>
          <table:table-cell table:style-name="ce393" table:number-columns-repeated="2"/>
          <table:table-cell table:formula="of:=[$'RGAA3 -vs-RGAA3-2016'.$K$21]" office:value-type="string" office:string-value="TRUE" calcext:value-type="string">
            <text:p>TRUE</text:p>
          </table:table-cell>
          <table:table-cell table:formula="of:=[$'RGAA3 -vs-RGAA3-2016'.$L$21]" office:value-type="string" office:string-value="TRUE" calcext:value-type="string">
            <text:p>TRUE</text:p>
          </table:table-cell>
          <table:table-cell table:formula="of:=[$'RGAA3 -vs-RGAA3-2016'.$M$21]">
            <text:p/>
          </table:table-cell>
          <table:table-cell table:style-name="ce395" table:formula="of:=[$'RGAA3 -vs-RGAA3-2016'.$O$2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1]" office:value-type="string" office:string-value="1.3.9" calcext:value-type="string">
            <text:p>1.3.9</text:p>
          </table:table-cell>
          <table:table-cell table:number-columns-repeated="1008"/>
        </table:table-row>
        <table:table-row table:style-name="ro15">
          <table:table-cell table:formula="of:=[$'RGAA3 -vs-RGAA3-2016'.$A$22]" office:value-type="string" office:string-value="TRUE" calcext:value-type="string">
            <text:p>TRUE</text:p>
          </table:table-cell>
          <table:table-cell table:style-name="ce32" table:formula="of:=[$'RGAA3 -vs-RGAA3-2016'.$B$22]" office:value-type="string" office:string-value="1.3.9" calcext:value-type="string">
            <text:p>1.3.9</text:p>
          </table:table-cell>
          <table:table-cell table:style-name="ce32" table:formula="of:=[$'RGAA3 -vs-RGAA3-2016'.$C$22]" office:value-type="string" office:string-value="A" calcext:value-type="string">
            <text:p>A</text:p>
          </table:table-cell>
          <table:table-cell table:style-name="ce32"/>
          <table:table-cell/>
          <table:table-cell table:style-name="ce629" table:formula="of:=[$'RGAA3 -vs-RGAA3-2016'.$F$22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22]" office:value-type="string" office:string-value="TRUE" calcext:value-type="string">
            <text:p>TRUE</text:p>
          </table:table-cell>
          <table:table-cell table:formula="of:=[$'RGAA3 -vs-RGAA3-2016'.$L$22]">
            <text:p/>
          </table:table-cell>
          <table:table-cell table:formula="of:=[$'RGAA3 -vs-RGAA3-2016'.$M$22]" office:value-type="string" office:string-value="TRUE" calcext:value-type="string">
            <text:p>TRUE</text:p>
          </table:table-cell>
          <table:table-cell table:style-name="ce395" table:formula="of:=[$'RGAA3 -vs-RGAA3-2016'.$O$2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]" office:value-type="string" office:string-value="1.3.10" calcext:value-type="string">
            <text:p>1.3.10</text:p>
          </table:table-cell>
          <table:table-cell table:number-columns-repeated="1008"/>
        </table:table-row>
        <table:table-row table:style-name="ro15">
          <table:table-cell table:formula="of:=[$'RGAA3 -vs-RGAA3-2016'.$A$24]" office:value-type="string" office:string-value="TRUE" calcext:value-type="string">
            <text:p>TRUE</text:p>
          </table:table-cell>
          <table:table-cell table:style-name="ce32" table:formula="of:=[$'RGAA3 -vs-RGAA3-2016'.$B$24]" office:value-type="string" office:string-value="1.3.8" calcext:value-type="string">
            <text:p>1.3.8</text:p>
          </table:table-cell>
          <table:table-cell table:style-name="ce32" table:formula="of:=[$'RGAA3 -vs-RGAA3-2016'.$C$24]" office:value-type="string" office:string-value="A" calcext:value-type="string">
            <text:p>A</text:p>
          </table:table-cell>
          <table:table-cell table:style-name="ce32"/>
          <table:table-cell/>
          <table:table-cell table:style-name="ce630" table:formula="of:=[$'RGAA3 -vs-RGAA3-2016'.$F$24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24]" office:value-type="string" office:string-value="TRUE" calcext:value-type="string">
            <text:p>TRUE</text:p>
          </table:table-cell>
          <table:table-cell table:formula="of:=[$'RGAA3 -vs-RGAA3-2016'.$L$24]" office:value-type="string" office:string-value="TRUE" calcext:value-type="string">
            <text:p>TRUE</text:p>
          </table:table-cell>
          <table:table-cell table:formula="of:=[$'RGAA3 -vs-RGAA3-2016'.$M$24]">
            <text:p/>
          </table:table-cell>
          <table:table-cell table:style-name="ce395" table:formula="of:=[$'RGAA3 -vs-RGAA3-2016'.$O$2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4]" office:value-type="string" office:string-value="1.3.12" calcext:value-type="string">
            <text:p>1.3.12</text:p>
          </table:table-cell>
          <table:table-cell table:number-columns-repeated="1008"/>
        </table:table-row>
        <table:table-row table:style-name="ro15">
          <table:table-cell table:formula="of:=[$'RGAA3 -vs-RGAA3-2016'.$A$26]" office:value-type="string" office:string-value="TRUE" calcext:value-type="string">
            <text:p>TRUE</text:p>
          </table:table-cell>
          <table:table-cell table:style-name="ce32" table:formula="of:=[$'RGAA3 -vs-RGAA3-2016'.$B$26]" office:value-type="string" office:string-value="1.4.1" calcext:value-type="string">
            <text:p>1.4.1</text:p>
          </table:table-cell>
          <table:table-cell table:style-name="ce32" table:formula="of:=[$'RGAA3 -vs-RGAA3-2016'.$C$26]" office:value-type="string" office:string-value="A" calcext:value-type="string">
            <text:p>A</text:p>
          </table:table-cell>
          <table:table-cell table:style-name="ce32"/>
          <table:table-cell/>
          <table:table-cell table:style-name="ce631" table:formula="of:=[$'RGAA3 -vs-RGAA3-2016'.$F$26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]">
            <text:p/>
          </table:table-cell>
          <table:table-cell table:formula="of:=[$'RGAA3 -vs-RGAA3-2016'.$M$26]">
            <text:p/>
          </table:table-cell>
          <table:table-cell table:style-name="ce395" table:formula="of:=[$'RGAA3 -vs-RGAA3-2016'.$O$2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]" office:value-type="string" office:string-value="1.4.1" calcext:value-type="string">
            <text:p>1.4.1</text:p>
          </table:table-cell>
          <table:table-cell table:number-columns-repeated="1008"/>
        </table:table-row>
        <table:table-row table:style-name="ro15">
          <table:table-cell table:formula="of:=[$'RGAA3 -vs-RGAA3-2016'.$A$27]" office:value-type="string" office:string-value="TRUE" calcext:value-type="string">
            <text:p>TRUE</text:p>
          </table:table-cell>
          <table:table-cell table:style-name="ce32" table:formula="of:=[$'RGAA3 -vs-RGAA3-2016'.$B$27]" office:value-type="string" office:string-value="1.4.2" calcext:value-type="string">
            <text:p>1.4.2</text:p>
          </table:table-cell>
          <table:table-cell table:style-name="ce32" table:formula="of:=[$'RGAA3 -vs-RGAA3-2016'.$C$27]" office:value-type="string" office:string-value="A" calcext:value-type="string">
            <text:p>A</text:p>
          </table:table-cell>
          <table:table-cell table:style-name="ce32"/>
          <table:table-cell/>
          <table:table-cell table:style-name="ce632" table:formula="of:=[$'RGAA3 -vs-RGAA3-2016'.$F$2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7]">
            <text:p/>
          </table:table-cell>
          <table:table-cell table:formula="of:=[$'RGAA3 -vs-RGAA3-2016'.$M$27]">
            <text:p/>
          </table:table-cell>
          <table:table-cell table:style-name="ce395" table:formula="of:=[$'RGAA3 -vs-RGAA3-2016'.$O$2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]" office:value-type="string" office:string-value="1.4.2" calcext:value-type="string">
            <text:p>1.4.2</text:p>
          </table:table-cell>
          <table:table-cell table:number-columns-repeated="1008"/>
        </table:table-row>
        <table:table-row table:style-name="ro15">
          <table:table-cell table:formula="of:=[$'RGAA3 -vs-RGAA3-2016'.$A$28]" office:value-type="string" office:string-value="TRUE" calcext:value-type="string">
            <text:p>TRUE</text:p>
          </table:table-cell>
          <table:table-cell table:style-name="ce32" table:formula="of:=[$'RGAA3 -vs-RGAA3-2016'.$B$28]" office:value-type="string" office:string-value="1.4.3" calcext:value-type="string">
            <text:p>1.4.3</text:p>
          </table:table-cell>
          <table:table-cell table:style-name="ce32" table:formula="of:=[$'RGAA3 -vs-RGAA3-2016'.$C$28]" office:value-type="string" office:string-value="A" calcext:value-type="string">
            <text:p>A</text:p>
          </table:table-cell>
          <table:table-cell table:style-name="ce32"/>
          <table:table-cell/>
          <table:table-cell table:style-name="ce633" table:formula="of:=[$'RGAA3 -vs-RGAA3-2016'.$F$2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8]">
            <text:p/>
          </table:table-cell>
          <table:table-cell table:formula="of:=[$'RGAA3 -vs-RGAA3-2016'.$M$28]">
            <text:p/>
          </table:table-cell>
          <table:table-cell table:style-name="ce395" table:formula="of:=[$'RGAA3 -vs-RGAA3-2016'.$O$2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]" office:value-type="string" office:string-value="1.4.3" calcext:value-type="string">
            <text:p>1.4.3</text:p>
          </table:table-cell>
          <table:table-cell table:number-columns-repeated="1008"/>
        </table:table-row>
        <table:table-row table:style-name="ro15">
          <table:table-cell table:formula="of:=[$'RGAA3 -vs-RGAA3-2016'.$A$29]" office:value-type="string" office:string-value="TRUE" calcext:value-type="string">
            <text:p>TRUE</text:p>
          </table:table-cell>
          <table:table-cell table:style-name="ce32" table:formula="of:=[$'RGAA3 -vs-RGAA3-2016'.$B$29]" office:value-type="string" office:string-value="1.4.4" calcext:value-type="string">
            <text:p>1.4.4</text:p>
          </table:table-cell>
          <table:table-cell table:style-name="ce32" table:formula="of:=[$'RGAA3 -vs-RGAA3-2016'.$C$29]" office:value-type="string" office:string-value="A" calcext:value-type="string">
            <text:p>A</text:p>
          </table:table-cell>
          <table:table-cell table:style-name="ce32"/>
          <table:table-cell/>
          <table:table-cell table:style-name="ce634" table:formula="of:=[$'RGAA3 -vs-RGAA3-2016'.$F$2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9]">
            <text:p/>
          </table:table-cell>
          <table:table-cell table:formula="of:=[$'RGAA3 -vs-RGAA3-2016'.$M$29]">
            <text:p/>
          </table:table-cell>
          <table:table-cell table:style-name="ce395" table:formula="of:=[$'RGAA3 -vs-RGAA3-2016'.$O$2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]" office:value-type="string" office:string-value="1.4.4" calcext:value-type="string">
            <text:p>1.4.4</text:p>
          </table:table-cell>
          <table:table-cell table:number-columns-repeated="1008"/>
        </table:table-row>
        <table:table-row table:style-name="ro15">
          <table:table-cell table:formula="of:=[$'RGAA3 -vs-RGAA3-2016'.$A$31]" office:value-type="string" office:string-value="TRUE" calcext:value-type="string">
            <text:p>TRUE</text:p>
          </table:table-cell>
          <table:table-cell table:style-name="ce32" table:formula="of:=[$'RGAA3 -vs-RGAA3-2016'.$B$31]" office:value-type="string" office:string-value="1.4.5" calcext:value-type="string">
            <text:p>1.4.5</text:p>
          </table:table-cell>
          <table:table-cell table:style-name="ce32" table:formula="of:=[$'RGAA3 -vs-RGAA3-2016'.$C$31]" office:value-type="string" office:string-value="A" calcext:value-type="string">
            <text:p>A</text:p>
          </table:table-cell>
          <table:table-cell table:style-name="ce32"/>
          <table:table-cell/>
          <table:table-cell table:style-name="ce635" table:formula="of:=[$'RGAA3 -vs-RGAA3-2016'.$F$31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31]" office:value-type="string" office:string-value="TRUE" calcext:value-type="string">
            <text:p>TRUE</text:p>
          </table:table-cell>
          <table:table-cell table:formula="of:=[$'RGAA3 -vs-RGAA3-2016'.$L$31]">
            <text:p/>
          </table:table-cell>
          <table:table-cell table:formula="of:=[$'RGAA3 -vs-RGAA3-2016'.$M$31]" office:value-type="string" office:string-value="TRUE" calcext:value-type="string">
            <text:p>TRUE</text:p>
          </table:table-cell>
          <table:table-cell table:style-name="ce395" table:formula="of:=[$'RGAA3 -vs-RGAA3-2016'.$O$3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1]" office:value-type="string" office:string-value="1.4.6" calcext:value-type="string">
            <text:p>1.4.6</text:p>
          </table:table-cell>
          <table:table-cell table:number-columns-repeated="1008"/>
        </table:table-row>
        <table:table-row table:style-name="ro15">
          <table:table-cell table:formula="of:=[$'RGAA3 -vs-RGAA3-2016'.$A$33]" office:value-type="string" office:string-value="TRUE" calcext:value-type="string">
            <text:p>TRUE</text:p>
          </table:table-cell>
          <table:table-cell table:style-name="ce32" table:formula="of:=[$'RGAA3 -vs-RGAA3-2016'.$B$33]" office:value-type="string" office:string-value="1.4.6" calcext:value-type="string">
            <text:p>1.4.6</text:p>
          </table:table-cell>
          <table:table-cell table:style-name="ce32" table:formula="of:=[$'RGAA3 -vs-RGAA3-2016'.$C$33]" office:value-type="string" office:string-value="A" calcext:value-type="string">
            <text:p>A</text:p>
          </table:table-cell>
          <table:table-cell table:style-name="ce32"/>
          <table:table-cell/>
          <table:table-cell table:style-name="ce636" table:formula="of:=[$'RGAA3 -vs-RGAA3-2016'.$F$33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33]" office:value-type="string" office:string-value="TRUE" calcext:value-type="string">
            <text:p>TRUE</text:p>
          </table:table-cell>
          <table:table-cell table:formula="of:=[$'RGAA3 -vs-RGAA3-2016'.$L$33]">
            <text:p/>
          </table:table-cell>
          <table:table-cell table:formula="of:=[$'RGAA3 -vs-RGAA3-2016'.$M$33]" office:value-type="string" office:string-value="TRUE" calcext:value-type="string">
            <text:p>TRUE</text:p>
          </table:table-cell>
          <table:table-cell table:style-name="ce395" table:formula="of:=[$'RGAA3 -vs-RGAA3-2016'.$O$3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]" office:value-type="string" office:string-value="1.4.8" calcext:value-type="string">
            <text:p>1.4.8</text:p>
          </table:table-cell>
          <table:table-cell table:number-columns-repeated="1008"/>
        </table:table-row>
        <table:table-row table:style-name="ro15">
          <table:table-cell table:formula="of:=[$'RGAA3 -vs-RGAA3-2016'.$A$34]" office:value-type="string" office:string-value="TRUE" calcext:value-type="string">
            <text:p>TRUE</text:p>
          </table:table-cell>
          <table:table-cell table:style-name="ce32" table:formula="of:=[$'RGAA3 -vs-RGAA3-2016'.$B$34]" office:value-type="string" office:string-value="1.4.7" calcext:value-type="string">
            <text:p>1.4.7</text:p>
          </table:table-cell>
          <table:table-cell table:style-name="ce32" table:formula="of:=[$'RGAA3 -vs-RGAA3-2016'.$C$34]" office:value-type="string" office:string-value="A" calcext:value-type="string">
            <text:p>A</text:p>
          </table:table-cell>
          <table:table-cell table:style-name="ce32"/>
          <table:table-cell/>
          <table:table-cell table:style-name="ce637" table:formula="of:=[$'RGAA3 -vs-RGAA3-2016'.$F$34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34]" office:value-type="string" office:string-value="TRUE" calcext:value-type="string">
            <text:p>TRUE</text:p>
          </table:table-cell>
          <table:table-cell table:formula="of:=[$'RGAA3 -vs-RGAA3-2016'.$L$34]">
            <text:p/>
          </table:table-cell>
          <table:table-cell table:formula="of:=[$'RGAA3 -vs-RGAA3-2016'.$M$34]" office:value-type="string" office:string-value="TRUE" calcext:value-type="string">
            <text:p>TRUE</text:p>
          </table:table-cell>
          <table:table-cell table:style-name="ce395" table:formula="of:=[$'RGAA3 -vs-RGAA3-2016'.$O$3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4]" office:value-type="string" office:string-value="1.4.9" calcext:value-type="string">
            <text:p>1.4.9</text:p>
          </table:table-cell>
          <table:table-cell table:number-columns-repeated="1008"/>
        </table:table-row>
        <table:table-row table:style-name="ro15">
          <table:table-cell table:formula="of:=[$'RGAA3 -vs-RGAA3-2016'.$A$35]" office:value-type="string" office:string-value="TRUE" calcext:value-type="string">
            <text:p>TRUE</text:p>
          </table:table-cell>
          <table:table-cell table:style-name="ce32" table:formula="of:=[$'RGAA3 -vs-RGAA3-2016'.$B$35]" office:value-type="string" office:string-value="1.4.8" calcext:value-type="string">
            <text:p>1.4.8</text:p>
          </table:table-cell>
          <table:table-cell table:style-name="ce32" table:formula="of:=[$'RGAA3 -vs-RGAA3-2016'.$C$35]" office:value-type="string" office:string-value="A" calcext:value-type="string">
            <text:p>A</text:p>
          </table:table-cell>
          <table:table-cell table:style-name="ce32"/>
          <table:table-cell/>
          <table:table-cell table:style-name="ce638" table:formula="of:=[$'RGAA3 -vs-RGAA3-2016'.$F$35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35]" office:value-type="string" office:string-value="TRUE" calcext:value-type="string">
            <text:p>TRUE</text:p>
          </table:table-cell>
          <table:table-cell table:formula="of:=[$'RGAA3 -vs-RGAA3-2016'.$L$35]">
            <text:p/>
          </table:table-cell>
          <table:table-cell table:formula="of:=[$'RGAA3 -vs-RGAA3-2016'.$M$35]" office:value-type="string" office:string-value="TRUE" calcext:value-type="string">
            <text:p>TRUE</text:p>
          </table:table-cell>
          <table:table-cell table:style-name="ce395" table:formula="of:=[$'RGAA3 -vs-RGAA3-2016'.$O$3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5]" office:value-type="string" office:string-value="1.4.10" calcext:value-type="string">
            <text:p>1.4.10</text:p>
          </table:table-cell>
          <table:table-cell table:number-columns-repeated="1008"/>
        </table:table-row>
        <table:table-row table:style-name="ro15">
          <table:table-cell table:formula="of:=[$'RGAA3 -vs-RGAA3-2016'.$A$37]" office:value-type="string" office:string-value="TRUE" calcext:value-type="string">
            <text:p>TRUE</text:p>
          </table:table-cell>
          <table:table-cell table:style-name="ce32" table:formula="of:=[$'RGAA3 -vs-RGAA3-2016'.$B$37]" office:value-type="string" office:string-value="1.4.9" calcext:value-type="string">
            <text:p>1.4.9</text:p>
          </table:table-cell>
          <table:table-cell table:style-name="ce32" table:formula="of:=[$'RGAA3 -vs-RGAA3-2016'.$C$37]" office:value-type="string" office:string-value="A" calcext:value-type="string">
            <text:p>A</text:p>
          </table:table-cell>
          <table:table-cell table:style-name="ce32"/>
          <table:table-cell/>
          <table:table-cell table:style-name="ce639" table:formula="of:=[$'RGAA3 -vs-RGAA3-2016'.$F$3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37]" office:value-type="string" office:string-value="TRUE" calcext:value-type="string">
            <text:p>TRUE</text:p>
          </table:table-cell>
          <table:table-cell table:formula="of:=[$'RGAA3 -vs-RGAA3-2016'.$L$37]" office:value-type="string" office:string-value="TRUE" calcext:value-type="string">
            <text:p>TRUE</text:p>
          </table:table-cell>
          <table:table-cell table:formula="of:=[$'RGAA3 -vs-RGAA3-2016'.$M$37]">
            <text:p/>
          </table:table-cell>
          <table:table-cell table:style-name="ce395" table:formula="of:=[$'RGAA3 -vs-RGAA3-2016'.$O$3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7]" office:value-type="string" office:string-value="1.4.12" calcext:value-type="string">
            <text:p>1.4.12</text:p>
          </table:table-cell>
          <table:table-cell table:number-columns-repeated="1008"/>
        </table:table-row>
        <table:table-row table:style-name="ro15">
          <table:table-cell table:formula="of:=[$'RGAA3 -vs-RGAA3-2016'.$A$38]" office:value-type="string" office:string-value="TRUE" calcext:value-type="string">
            <text:p>TRUE</text:p>
          </table:table-cell>
          <table:table-cell table:style-name="ce32" table:formula="of:=[$'RGAA3 -vs-RGAA3-2016'.$B$38]" office:value-type="string" office:string-value="1.5.1" calcext:value-type="string">
            <text:p>1.5.1</text:p>
          </table:table-cell>
          <table:table-cell table:style-name="ce32" table:formula="of:=[$'RGAA3 -vs-RGAA3-2016'.$C$38]" office:value-type="string" office:string-value="A" calcext:value-type="string">
            <text:p>A</text:p>
          </table:table-cell>
          <table:table-cell table:style-name="ce32"/>
          <table:table-cell/>
          <table:table-cell table:style-name="ce640" table:formula="of:=[$'RGAA3 -vs-RGAA3-2016'.$F$3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8]">
            <text:p/>
          </table:table-cell>
          <table:table-cell table:formula="of:=[$'RGAA3 -vs-RGAA3-2016'.$M$38]">
            <text:p/>
          </table:table-cell>
          <table:table-cell table:style-name="ce395" table:formula="of:=[$'RGAA3 -vs-RGAA3-2016'.$O$3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8]" office:value-type="string" office:string-value="1.5.1" calcext:value-type="string">
            <text:p>1.5.1</text:p>
          </table:table-cell>
          <table:table-cell table:number-columns-repeated="1008"/>
        </table:table-row>
        <table:table-row table:style-name="ro15">
          <table:table-cell table:formula="of:=[$'RGAA3 -vs-RGAA3-2016'.$A$39]" office:value-type="string" office:string-value="TRUE" calcext:value-type="string">
            <text:p>TRUE</text:p>
          </table:table-cell>
          <table:table-cell table:style-name="ce32" table:formula="of:=[$'RGAA3 -vs-RGAA3-2016'.$B$39]" office:value-type="string" office:string-value="1.5.2" calcext:value-type="string">
            <text:p>1.5.2</text:p>
          </table:table-cell>
          <table:table-cell table:style-name="ce32" table:formula="of:=[$'RGAA3 -vs-RGAA3-2016'.$C$39]" office:value-type="string" office:string-value="A" calcext:value-type="string">
            <text:p>A</text:p>
          </table:table-cell>
          <table:table-cell table:style-name="ce32"/>
          <table:table-cell/>
          <table:table-cell table:style-name="ce641" table:formula="of:=[$'RGAA3 -vs-RGAA3-2016'.$F$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9]">
            <text:p/>
          </table:table-cell>
          <table:table-cell table:formula="of:=[$'RGAA3 -vs-RGAA3-2016'.$M$39]">
            <text:p/>
          </table:table-cell>
          <table:table-cell table:style-name="ce395" table:formula="of:=[$'RGAA3 -vs-RGAA3-2016'.$O$3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9]" office:value-type="string" office:string-value="1.5.2" calcext:value-type="string">
            <text:p>1.5.2</text:p>
          </table:table-cell>
          <table:table-cell table:number-columns-repeated="1008"/>
        </table:table-row>
        <table:table-row table:style-name="ro15">
          <table:table-cell table:formula="of:=[$'RGAA3 -vs-RGAA3-2016'.$A$40]" office:value-type="string" office:string-value="TRUE" calcext:value-type="string">
            <text:p>TRUE</text:p>
          </table:table-cell>
          <table:table-cell table:style-name="ce32" table:formula="of:=[$'RGAA3 -vs-RGAA3-2016'.$B$40]" office:value-type="string" office:string-value="1.6.1" calcext:value-type="string">
            <text:p>1.6.1</text:p>
          </table:table-cell>
          <table:table-cell table:style-name="ce32" table:formula="of:=[$'RGAA3 -vs-RGAA3-2016'.$C$40]" office:value-type="string" office:string-value="A" calcext:value-type="string">
            <text:p>A</text:p>
          </table:table-cell>
          <table:table-cell table:style-name="ce32"/>
          <table:table-cell/>
          <table:table-cell table:style-name="ce642" table:formula="of:=[$'RGAA3 -vs-RGAA3-2016'.$F$4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0]">
            <text:p/>
          </table:table-cell>
          <table:table-cell table:formula="of:=[$'RGAA3 -vs-RGAA3-2016'.$M$40]">
            <text:p/>
          </table:table-cell>
          <table:table-cell table:style-name="ce395" table:formula="of:=[$'RGAA3 -vs-RGAA3-2016'.$O$4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0]" office:value-type="string" office:string-value="1.6.1" calcext:value-type="string">
            <text:p>1.6.1</text:p>
          </table:table-cell>
          <table:table-cell table:number-columns-repeated="1008"/>
        </table:table-row>
        <table:table-row table:style-name="ro15">
          <table:table-cell table:formula="of:=[$'RGAA3 -vs-RGAA3-2016'.$A$41]" office:value-type="string" office:string-value="TRUE" calcext:value-type="string">
            <text:p>TRUE</text:p>
          </table:table-cell>
          <table:table-cell table:style-name="ce32" table:formula="of:=[$'RGAA3 -vs-RGAA3-2016'.$B$41]" office:value-type="string" office:string-value="1.6.2" calcext:value-type="string">
            <text:p>1.6.2</text:p>
          </table:table-cell>
          <table:table-cell table:style-name="ce32" table:formula="of:=[$'RGAA3 -vs-RGAA3-2016'.$C$41]" office:value-type="string" office:string-value="A" calcext:value-type="string">
            <text:p>A</text:p>
          </table:table-cell>
          <table:table-cell table:style-name="ce32"/>
          <table:table-cell/>
          <table:table-cell table:style-name="ce643" table:formula="of:=[$'RGAA3 -vs-RGAA3-2016'.$F$4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1]">
            <text:p/>
          </table:table-cell>
          <table:table-cell table:formula="of:=[$'RGAA3 -vs-RGAA3-2016'.$M$41]">
            <text:p/>
          </table:table-cell>
          <table:table-cell table:style-name="ce395" table:formula="of:=[$'RGAA3 -vs-RGAA3-2016'.$O$4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1]" office:value-type="string" office:string-value="1.6.2" calcext:value-type="string">
            <text:p>1.6.2</text:p>
          </table:table-cell>
          <table:table-cell table:number-columns-repeated="1008"/>
        </table:table-row>
        <table:table-row table:style-name="ro15">
          <table:table-cell table:formula="of:=[$'RGAA3 -vs-RGAA3-2016'.$A$42]" office:value-type="string" office:string-value="TRUE" calcext:value-type="string">
            <text:p>TRUE</text:p>
          </table:table-cell>
          <table:table-cell table:style-name="ce32" table:formula="of:=[$'RGAA3 -vs-RGAA3-2016'.$B$42]" office:value-type="string" office:string-value="1.6.3" calcext:value-type="string">
            <text:p>1.6.3</text:p>
          </table:table-cell>
          <table:table-cell table:style-name="ce32" table:formula="of:=[$'RGAA3 -vs-RGAA3-2016'.$C$42]" office:value-type="string" office:string-value="A" calcext:value-type="string">
            <text:p>A</text:p>
          </table:table-cell>
          <table:table-cell table:style-name="ce32"/>
          <table:table-cell/>
          <table:table-cell table:style-name="ce644" table:formula="of:=[$'RGAA3 -vs-RGAA3-2016'.$F$42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42]">
            <text:p/>
          </table:table-cell>
          <table:table-cell table:formula="of:=[$'RGAA3 -vs-RGAA3-2016'.$M$42]">
            <text:p/>
          </table:table-cell>
          <table:table-cell table:style-name="ce395" table:formula="of:=[$'RGAA3 -vs-RGAA3-2016'.$O$4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2]" office:value-type="string" office:string-value="1.6.3" calcext:value-type="string">
            <text:p>1.6.3</text:p>
          </table:table-cell>
          <table:table-cell table:number-columns-repeated="1008"/>
        </table:table-row>
        <table:table-row table:style-name="ro15">
          <table:table-cell table:formula="of:=[$'RGAA3 -vs-RGAA3-2016'.$A$43]" office:value-type="string" office:string-value="TRUE" calcext:value-type="string">
            <text:p>TRUE</text:p>
          </table:table-cell>
          <table:table-cell table:style-name="ce32" table:formula="of:=[$'RGAA3 -vs-RGAA3-2016'.$B$43]" office:value-type="string" office:string-value="1.6.4" calcext:value-type="string">
            <text:p>1.6.4</text:p>
          </table:table-cell>
          <table:table-cell table:style-name="ce32" table:formula="of:=[$'RGAA3 -vs-RGAA3-2016'.$C$43]" office:value-type="string" office:string-value="A" calcext:value-type="string">
            <text:p>A</text:p>
          </table:table-cell>
          <table:table-cell table:style-name="ce32"/>
          <table:table-cell/>
          <table:table-cell table:style-name="ce645" table:formula="of:=[$'RGAA3 -vs-RGAA3-2016'.$F$43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43]">
            <text:p/>
          </table:table-cell>
          <table:table-cell table:formula="of:=[$'RGAA3 -vs-RGAA3-2016'.$M$43]">
            <text:p/>
          </table:table-cell>
          <table:table-cell table:style-name="ce395" table:formula="of:=[$'RGAA3 -vs-RGAA3-2016'.$O$4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3]" office:value-type="string" office:string-value="1.6.4" calcext:value-type="string">
            <text:p>1.6.4</text:p>
          </table:table-cell>
          <table:table-cell table:number-columns-repeated="1008"/>
        </table:table-row>
        <table:table-row table:style-name="ro15">
          <table:table-cell table:formula="of:=[$'RGAA3 -vs-RGAA3-2016'.$A$45]" office:value-type="string" office:string-value="TRUE" calcext:value-type="string">
            <text:p>TRUE</text:p>
          </table:table-cell>
          <table:table-cell table:style-name="ce32" table:formula="of:=[$'RGAA3 -vs-RGAA3-2016'.$B$45]" office:value-type="string" office:string-value="1.6.5" calcext:value-type="string">
            <text:p>1.6.5</text:p>
          </table:table-cell>
          <table:table-cell table:style-name="ce32" table:formula="of:=[$'RGAA3 -vs-RGAA3-2016'.$C$45]" office:value-type="string" office:string-value="A" calcext:value-type="string">
            <text:p>A</text:p>
          </table:table-cell>
          <table:table-cell table:style-name="ce32"/>
          <table:table-cell/>
          <table:table-cell table:style-name="ce646" table:formula="of:=[$'RGAA3 -vs-RGAA3-2016'.$F$4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5]" office:value-type="string" office:string-value="TRUE" calcext:value-type="string">
            <text:p>TRUE</text:p>
          </table:table-cell>
          <table:table-cell table:formula="of:=[$'RGAA3 -vs-RGAA3-2016'.$L$45]" office:value-type="string" office:string-value="TRUE" calcext:value-type="string">
            <text:p>TRUE</text:p>
          </table:table-cell>
          <table:table-cell table:formula="of:=[$'RGAA3 -vs-RGAA3-2016'.$M$45]">
            <text:p/>
          </table:table-cell>
          <table:table-cell table:style-name="ce395" table:formula="of:=[$'RGAA3 -vs-RGAA3-2016'.$O$4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5]" office:value-type="string" office:string-value="1.6.6" calcext:value-type="string">
            <text:p>1.6.6</text:p>
          </table:table-cell>
          <table:table-cell table:number-columns-repeated="1008"/>
        </table:table-row>
        <table:table-row table:style-name="ro15">
          <table:table-cell table:formula="of:=[$'RGAA3 -vs-RGAA3-2016'.$A$46]" office:value-type="string" office:string-value="TRUE" calcext:value-type="string">
            <text:p>TRUE</text:p>
          </table:table-cell>
          <table:table-cell table:style-name="ce32" table:formula="of:=[$'RGAA3 -vs-RGAA3-2016'.$B$46]" office:value-type="string" office:string-value="1.6.6" calcext:value-type="string">
            <text:p>1.6.6</text:p>
          </table:table-cell>
          <table:table-cell table:style-name="ce32" table:formula="of:=[$'RGAA3 -vs-RGAA3-2016'.$C$46]" office:value-type="string" office:string-value="A" calcext:value-type="string">
            <text:p>A</text:p>
          </table:table-cell>
          <table:table-cell table:style-name="ce32"/>
          <table:table-cell/>
          <table:table-cell table:style-name="ce647" table:formula="of:=[$'RGAA3 -vs-RGAA3-2016'.$F$46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6]" office:value-type="string" office:string-value="TRUE" calcext:value-type="string">
            <text:p>TRUE</text:p>
          </table:table-cell>
          <table:table-cell table:formula="of:=[$'RGAA3 -vs-RGAA3-2016'.$L$46]" office:value-type="string" office:string-value="TRUE" calcext:value-type="string">
            <text:p>TRUE</text:p>
          </table:table-cell>
          <table:table-cell table:formula="of:=[$'RGAA3 -vs-RGAA3-2016'.$M$46]">
            <text:p/>
          </table:table-cell>
          <table:table-cell table:style-name="ce395" table:formula="of:=[$'RGAA3 -vs-RGAA3-2016'.$O$4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6]" office:value-type="string" office:string-value="1.6.7" calcext:value-type="string">
            <text:p>1.6.7</text:p>
          </table:table-cell>
          <table:table-cell table:number-columns-repeated="1008"/>
        </table:table-row>
        <table:table-row table:style-name="ro15">
          <table:table-cell table:formula="of:=[$'RGAA3 -vs-RGAA3-2016'.$A$47]" office:value-type="string" office:string-value="TRUE" calcext:value-type="string">
            <text:p>TRUE</text:p>
          </table:table-cell>
          <table:table-cell table:style-name="ce32" table:formula="of:=[$'RGAA3 -vs-RGAA3-2016'.$B$47]" office:value-type="string" office:string-value="1.6.7" calcext:value-type="string">
            <text:p>1.6.7</text:p>
          </table:table-cell>
          <table:table-cell table:style-name="ce32" table:formula="of:=[$'RGAA3 -vs-RGAA3-2016'.$C$47]" office:value-type="string" office:string-value="A" calcext:value-type="string">
            <text:p>A</text:p>
          </table:table-cell>
          <table:table-cell table:style-name="ce32"/>
          <table:table-cell/>
          <table:table-cell table:style-name="ce648" table:formula="of:=[$'RGAA3 -vs-RGAA3-2016'.$F$4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7]" office:value-type="string" office:string-value="TRUE" calcext:value-type="string">
            <text:p>TRUE</text:p>
          </table:table-cell>
          <table:table-cell table:formula="of:=[$'RGAA3 -vs-RGAA3-2016'.$L$47]" office:value-type="string" office:string-value="TRUE" calcext:value-type="string">
            <text:p>TRUE</text:p>
          </table:table-cell>
          <table:table-cell table:formula="of:=[$'RGAA3 -vs-RGAA3-2016'.$M$47]">
            <text:p/>
          </table:table-cell>
          <table:table-cell table:style-name="ce395" table:formula="of:=[$'RGAA3 -vs-RGAA3-2016'.$O$4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7]" office:value-type="string" office:string-value="1.6.8" calcext:value-type="string">
            <text:p>1.6.8</text:p>
          </table:table-cell>
          <table:table-cell table:number-columns-repeated="1008"/>
        </table:table-row>
        <table:table-row table:style-name="ro15">
          <table:table-cell table:formula="of:=[$'RGAA3 -vs-RGAA3-2016'.$A$48]" office:value-type="string" office:string-value="TRUE" calcext:value-type="string">
            <text:p>TRUE</text:p>
          </table:table-cell>
          <table:table-cell table:style-name="ce32" table:formula="of:=[$'RGAA3 -vs-RGAA3-2016'.$B$48]" office:value-type="string" office:string-value="1.6.8" calcext:value-type="string">
            <text:p>1.6.8</text:p>
          </table:table-cell>
          <table:table-cell table:style-name="ce32" table:formula="of:=[$'RGAA3 -vs-RGAA3-2016'.$C$48]" office:value-type="string" office:string-value="A" calcext:value-type="string">
            <text:p>A</text:p>
          </table:table-cell>
          <table:table-cell table:style-name="ce32"/>
          <table:table-cell/>
          <table:table-cell table:style-name="ce649" table:formula="of:=[$'RGAA3 -vs-RGAA3-2016'.$F$4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8]" office:value-type="string" office:string-value="TRUE" calcext:value-type="string">
            <text:p>TRUE</text:p>
          </table:table-cell>
          <table:table-cell table:formula="of:=[$'RGAA3 -vs-RGAA3-2016'.$L$48]" office:value-type="string" office:string-value="TRUE" calcext:value-type="string">
            <text:p>TRUE</text:p>
          </table:table-cell>
          <table:table-cell table:formula="of:=[$'RGAA3 -vs-RGAA3-2016'.$M$48]">
            <text:p/>
          </table:table-cell>
          <table:table-cell table:style-name="ce395" table:formula="of:=[$'RGAA3 -vs-RGAA3-2016'.$O$4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8]" office:value-type="string" office:string-value="1.6.9" calcext:value-type="string">
            <text:p>1.6.9</text:p>
          </table:table-cell>
          <table:table-cell table:number-columns-repeated="1008"/>
        </table:table-row>
        <table:table-row table:style-name="ro15">
          <table:table-cell table:formula="of:=[$'RGAA3 -vs-RGAA3-2016'.$A$50]" office:value-type="string" office:string-value="TRUE" calcext:value-type="string">
            <text:p>TRUE</text:p>
          </table:table-cell>
          <table:table-cell table:style-name="ce32" table:formula="of:=[$'RGAA3 -vs-RGAA3-2016'.$B$50]" office:value-type="string" office:string-value="1.7.1" calcext:value-type="string">
            <text:p>1.7.1</text:p>
          </table:table-cell>
          <table:table-cell table:style-name="ce32" table:formula="of:=[$'RGAA3 -vs-RGAA3-2016'.$C$50]" office:value-type="string" office:string-value="A" calcext:value-type="string">
            <text:p>A</text:p>
          </table:table-cell>
          <table:table-cell table:style-name="ce32"/>
          <table:table-cell/>
          <table:table-cell table:style-name="ce650" table:formula="of:=[$'RGAA3 -vs-RGAA3-2016'.$F$50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50]">
            <text:p/>
          </table:table-cell>
          <table:table-cell table:formula="of:=[$'RGAA3 -vs-RGAA3-2016'.$M$50]">
            <text:p/>
          </table:table-cell>
          <table:table-cell table:style-name="ce395" table:formula="of:=[$'RGAA3 -vs-RGAA3-2016'.$O$5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0]" office:value-type="string" office:string-value="1.7.1" calcext:value-type="string">
            <text:p>1.7.1</text:p>
          </table:table-cell>
          <table:table-cell table:number-columns-repeated="1008"/>
        </table:table-row>
        <table:table-row table:style-name="ro15">
          <table:table-cell table:formula="of:=[$'RGAA3 -vs-RGAA3-2016'.$A$52]" office:value-type="string" office:string-value="TRUE" calcext:value-type="string">
            <text:p>TRUE</text:p>
          </table:table-cell>
          <table:table-cell table:style-name="ce32" table:formula="of:=[$'RGAA3 -vs-RGAA3-2016'.$B$52]" office:value-type="string" office:string-value="1.7.2" calcext:value-type="string">
            <text:p>1.7.2</text:p>
          </table:table-cell>
          <table:table-cell table:style-name="ce32" table:formula="of:=[$'RGAA3 -vs-RGAA3-2016'.$C$52]" office:value-type="string" office:string-value="A" calcext:value-type="string">
            <text:p>A</text:p>
          </table:table-cell>
          <table:table-cell table:style-name="ce32"/>
          <table:table-cell/>
          <table:table-cell table:style-name="ce651" table:formula="of:=[$'RGAA3 -vs-RGAA3-2016'.$F$52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2]" office:value-type="string" office:string-value="TRUE" calcext:value-type="string">
            <text:p>TRUE</text:p>
          </table:table-cell>
          <table:table-cell table:formula="of:=[$'RGAA3 -vs-RGAA3-2016'.$L$52]" office:value-type="string" office:string-value="TRUE" calcext:value-type="string">
            <text:p>TRUE</text:p>
          </table:table-cell>
          <table:table-cell table:formula="of:=[$'RGAA3 -vs-RGAA3-2016'.$M$52]">
            <text:p/>
          </table:table-cell>
          <table:table-cell table:style-name="ce395" table:formula="of:=[$'RGAA3 -vs-RGAA3-2016'.$O$5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2]" office:value-type="string" office:string-value="1.7.3" calcext:value-type="string">
            <text:p>1.7.3</text:p>
          </table:table-cell>
          <table:table-cell table:number-columns-repeated="1008"/>
        </table:table-row>
        <table:table-row table:style-name="ro15">
          <table:table-cell table:formula="of:=[$'RGAA3 -vs-RGAA3-2016'.$A$53]" office:value-type="string" office:string-value="TRUE" calcext:value-type="string">
            <text:p>TRUE</text:p>
          </table:table-cell>
          <table:table-cell table:style-name="ce32" table:formula="of:=[$'RGAA3 -vs-RGAA3-2016'.$B$53]" office:value-type="string" office:string-value="1.7.3" calcext:value-type="string">
            <text:p>1.7.3</text:p>
          </table:table-cell>
          <table:table-cell table:style-name="ce32" table:formula="of:=[$'RGAA3 -vs-RGAA3-2016'.$C$53]" office:value-type="string" office:string-value="A" calcext:value-type="string">
            <text:p>A</text:p>
          </table:table-cell>
          <table:table-cell table:style-name="ce32"/>
          <table:table-cell/>
          <table:table-cell table:style-name="ce652" table:formula="of:=[$'RGAA3 -vs-RGAA3-2016'.$F$53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3]" office:value-type="string" office:string-value="TRUE" calcext:value-type="string">
            <text:p>TRUE</text:p>
          </table:table-cell>
          <table:table-cell table:formula="of:=[$'RGAA3 -vs-RGAA3-2016'.$L$53]" office:value-type="string" office:string-value="TRUE" calcext:value-type="string">
            <text:p>TRUE</text:p>
          </table:table-cell>
          <table:table-cell table:formula="of:=[$'RGAA3 -vs-RGAA3-2016'.$M$53]">
            <text:p/>
          </table:table-cell>
          <table:table-cell table:style-name="ce395" table:formula="of:=[$'RGAA3 -vs-RGAA3-2016'.$O$5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3]" office:value-type="string" office:string-value="1.7.4" calcext:value-type="string">
            <text:p>1.7.4</text:p>
          </table:table-cell>
          <table:table-cell table:number-columns-repeated="1008"/>
        </table:table-row>
        <table:table-row table:style-name="ro15">
          <table:table-cell table:formula="of:=[$'RGAA3 -vs-RGAA3-2016'.$A$54]" office:value-type="string" office:string-value="TRUE" calcext:value-type="string">
            <text:p>TRUE</text:p>
          </table:table-cell>
          <table:table-cell table:style-name="ce32" table:formula="of:=[$'RGAA3 -vs-RGAA3-2016'.$B$54]" office:value-type="string" office:string-value="1.7.4" calcext:value-type="string">
            <text:p>1.7.4</text:p>
          </table:table-cell>
          <table:table-cell table:style-name="ce32" table:formula="of:=[$'RGAA3 -vs-RGAA3-2016'.$C$54]" office:value-type="string" office:string-value="A" calcext:value-type="string">
            <text:p>A</text:p>
          </table:table-cell>
          <table:table-cell table:style-name="ce32"/>
          <table:table-cell/>
          <table:table-cell table:style-name="ce653" table:formula="of:=[$'RGAA3 -vs-RGAA3-2016'.$F$54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4]" office:value-type="string" office:string-value="TRUE" calcext:value-type="string">
            <text:p>TRUE</text:p>
          </table:table-cell>
          <table:table-cell table:formula="of:=[$'RGAA3 -vs-RGAA3-2016'.$L$54]" office:value-type="string" office:string-value="TRUE" calcext:value-type="string">
            <text:p>TRUE</text:p>
          </table:table-cell>
          <table:table-cell table:formula="of:=[$'RGAA3 -vs-RGAA3-2016'.$M$54]">
            <text:p/>
          </table:table-cell>
          <table:table-cell table:style-name="ce395" table:formula="of:=[$'RGAA3 -vs-RGAA3-2016'.$O$5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4]" office:value-type="string" office:string-value="1.7.5" calcext:value-type="string">
            <text:p>1.7.5</text:p>
          </table:table-cell>
          <table:table-cell table:number-columns-repeated="1008"/>
        </table:table-row>
        <table:table-row table:style-name="ro15">
          <table:table-cell table:formula="of:=[$'RGAA3 -vs-RGAA3-2016'.$A$55]" office:value-type="string" office:string-value="TRUE" calcext:value-type="string">
            <text:p>TRUE</text:p>
          </table:table-cell>
          <table:table-cell table:style-name="ce32" table:formula="of:=[$'RGAA3 -vs-RGAA3-2016'.$B$55]" office:value-type="string" office:string-value="1.7.5" calcext:value-type="string">
            <text:p>1.7.5</text:p>
          </table:table-cell>
          <table:table-cell table:style-name="ce32" table:formula="of:=[$'RGAA3 -vs-RGAA3-2016'.$C$55]" office:value-type="string" office:string-value="A" calcext:value-type="string">
            <text:p>A</text:p>
          </table:table-cell>
          <table:table-cell table:style-name="ce32"/>
          <table:table-cell/>
          <table:table-cell table:style-name="ce654" table:formula="of:=[$'RGAA3 -vs-RGAA3-2016'.$F$55]" office:value-type="string" office:string-value="FALSE" calcext:value-type="string">
            <text:p>FALSE</text:p>
          </table:table-cell>
          <table:table-cell table:style-name="ce389" table:formula="of:=[$'RGAA3 -vs-RGAA3-2016'.$G$55]" office:value-type="string" office:string-value="ABS changelog" calcext:value-type="string">
            <text:p>ABS changelog</text:p>
          </table:table-cell>
          <table:table-cell table:style-name="ce391"/>
          <table:table-cell table:style-name="ce394" table:number-columns-repeated="2"/>
          <table:table-cell table:formula="of:=[$'RGAA3 -vs-RGAA3-2016'.$K$55]" office:value-type="string" office:string-value="TRUE" calcext:value-type="string">
            <text:p>TRUE</text:p>
          </table:table-cell>
          <table:table-cell table:formula="of:=[$'RGAA3 -vs-RGAA3-2016'.$L$55]">
            <text:p/>
          </table:table-cell>
          <table:table-cell table:formula="of:=[$'RGAA3 -vs-RGAA3-2016'.$M$55]" office:value-type="string" office:string-value="TRUE" calcext:value-type="string">
            <text:p>TRUE</text:p>
          </table:table-cell>
          <table:table-cell table:style-name="ce395" table:formula="of:=[$'RGAA3 -vs-RGAA3-2016'.$O$5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5]" office:value-type="string" office:string-value="1.7.6" calcext:value-type="string">
            <text:p>1.7.6</text:p>
          </table:table-cell>
          <table:table-cell/>
          <table:table-cell table:style-name="ce389" table:formula="of:=[$'RGAA3 -vs-RGAA3-2016'.$S$55]" office:value-type="string" office:string-value="Diff texte (mineur?) mais pas listé dans changelog" calcext:value-type="string">
            <text:p>Diff texte (mineur?) mais pas listé dans changelog</text:p>
          </table:table-cell>
          <table:table-cell table:number-columns-repeated="1006"/>
        </table:table-row>
        <table:table-row table:style-name="ro15">
          <table:table-cell table:formula="of:=[$'RGAA3 -vs-RGAA3-2016'.$A$56]" office:value-type="string" office:string-value="TRUE" calcext:value-type="string">
            <text:p>TRUE</text:p>
          </table:table-cell>
          <table:table-cell table:style-name="ce32" table:formula="of:=[$'RGAA3 -vs-RGAA3-2016'.$B$56]" office:value-type="string" office:string-value="1.7.6" calcext:value-type="string">
            <text:p>1.7.6</text:p>
          </table:table-cell>
          <table:table-cell table:style-name="ce32" table:formula="of:=[$'RGAA3 -vs-RGAA3-2016'.$C$56]" office:value-type="string" office:string-value="A" calcext:value-type="string">
            <text:p>A</text:p>
          </table:table-cell>
          <table:table-cell table:style-name="ce32"/>
          <table:table-cell/>
          <table:table-cell table:style-name="ce655" table:formula="of:=[$'RGAA3 -vs-RGAA3-2016'.$F$56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6]" office:value-type="string" office:string-value="TRUE" calcext:value-type="string">
            <text:p>TRUE</text:p>
          </table:table-cell>
          <table:table-cell table:formula="of:=[$'RGAA3 -vs-RGAA3-2016'.$L$56]" office:value-type="string" office:string-value="TRUE" calcext:value-type="string">
            <text:p>TRUE</text:p>
          </table:table-cell>
          <table:table-cell table:formula="of:=[$'RGAA3 -vs-RGAA3-2016'.$M$56]">
            <text:p/>
          </table:table-cell>
          <table:table-cell table:style-name="ce395" table:formula="of:=[$'RGAA3 -vs-RGAA3-2016'.$O$5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6]" office:value-type="string" office:string-value="1.7.7" calcext:value-type="string">
            <text:p>1.7.7</text:p>
          </table:table-cell>
          <table:table-cell table:number-columns-repeated="1008"/>
        </table:table-row>
        <table:table-row table:style-name="ro15">
          <table:table-cell table:formula="of:=[$'RGAA3 -vs-RGAA3-2016'.$A$57]" office:value-type="string" office:string-value="TRUE" calcext:value-type="string">
            <text:p>TRUE</text:p>
          </table:table-cell>
          <table:table-cell table:style-name="ce32" table:formula="of:=[$'RGAA3 -vs-RGAA3-2016'.$B$57]" office:value-type="string" office:string-value="1.7.7" calcext:value-type="string">
            <text:p>1.7.7</text:p>
          </table:table-cell>
          <table:table-cell table:style-name="ce32" table:formula="of:=[$'RGAA3 -vs-RGAA3-2016'.$C$57]" office:value-type="string" office:string-value="A" calcext:value-type="string">
            <text:p>A</text:p>
          </table:table-cell>
          <table:table-cell table:style-name="ce32"/>
          <table:table-cell/>
          <table:table-cell table:style-name="ce656" table:formula="of:=[$'RGAA3 -vs-RGAA3-2016'.$F$5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7]" office:value-type="string" office:string-value="TRUE" calcext:value-type="string">
            <text:p>TRUE</text:p>
          </table:table-cell>
          <table:table-cell table:formula="of:=[$'RGAA3 -vs-RGAA3-2016'.$L$57]" office:value-type="string" office:string-value="TRUE" calcext:value-type="string">
            <text:p>TRUE</text:p>
          </table:table-cell>
          <table:table-cell table:formula="of:=[$'RGAA3 -vs-RGAA3-2016'.$M$57]">
            <text:p/>
          </table:table-cell>
          <table:table-cell table:style-name="ce395" table:formula="of:=[$'RGAA3 -vs-RGAA3-2016'.$O$5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7]" office:value-type="string" office:string-value="1.7.8" calcext:value-type="string">
            <text:p>1.7.8</text:p>
          </table:table-cell>
          <table:table-cell table:number-columns-repeated="1008"/>
        </table:table-row>
        <table:table-row table:style-name="ro15">
          <table:table-cell table:formula="of:=[$'RGAA3 -vs-RGAA3-2016'.$A$58]" office:value-type="string" office:string-value="TRUE" calcext:value-type="string">
            <text:p>TRUE</text:p>
          </table:table-cell>
          <table:table-cell table:style-name="ce32" table:formula="of:=[$'RGAA3 -vs-RGAA3-2016'.$B$58]" office:value-type="string" office:string-value="1.8.1" calcext:value-type="string">
            <text:p>1.8.1</text:p>
          </table:table-cell>
          <table:table-cell table:style-name="ce32" table:formula="of:=[$'RGAA3 -vs-RGAA3-2016'.$C$58]" office:value-type="string" office:string-value="AA" calcext:value-type="string">
            <text:p>AA</text:p>
          </table:table-cell>
          <table:table-cell table:style-name="ce32"/>
          <table:table-cell/>
          <table:table-cell table:style-name="ce657" table:formula="of:=[$'RGAA3 -vs-RGAA3-2016'.$F$58]" office:value-type="string" office:string-value="TRUE" calcext:value-type="string">
            <text:p>TRUE</text:p>
          </table:table-cell>
          <table:table-cell table:style-name="ce389" table:formula="of:=[$'RGAA3 -vs-RGAA3-2016'.$G$58]" office:value-type="string" office:string-value="??? 1.8.2" calcext:value-type="string">
            <text:p>??? 1.8.2</text:p>
          </table:table-cell>
          <table:table-cell table:number-columns-repeated="4"/>
          <table:table-cell table:formula="of:=[$'RGAA3 -vs-RGAA3-2016'.$L$58]">
            <text:p/>
          </table:table-cell>
          <table:table-cell table:formula="of:=[$'RGAA3 -vs-RGAA3-2016'.$M$58]">
            <text:p/>
          </table:table-cell>
          <table:table-cell table:style-name="ce395" table:formula="of:=[$'RGAA3 -vs-RGAA3-2016'.$O$5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8]" office:value-type="string" office:string-value="1.8.1" calcext:value-type="string">
            <text:p>1.8.1</text:p>
          </table:table-cell>
          <table:table-cell table:number-columns-repeated="1008"/>
        </table:table-row>
        <table:table-row table:style-name="ro15">
          <table:table-cell table:formula="of:=[$'RGAA3 -vs-RGAA3-2016'.$A$59]" office:value-type="string" office:string-value="TRUE" calcext:value-type="string">
            <text:p>TRUE</text:p>
          </table:table-cell>
          <table:table-cell table:style-name="ce32" table:formula="of:=[$'RGAA3 -vs-RGAA3-2016'.$B$59]" office:value-type="string" office:string-value="1.8.2" calcext:value-type="string">
            <text:p>1.8.2</text:p>
          </table:table-cell>
          <table:table-cell table:style-name="ce32" table:formula="of:=[$'RGAA3 -vs-RGAA3-2016'.$C$59]" office:value-type="string" office:string-value="AA" calcext:value-type="string">
            <text:p>AA</text:p>
          </table:table-cell>
          <table:table-cell table:style-name="ce32"/>
          <table:table-cell/>
          <table:table-cell table:style-name="ce658"/>
          <table:table-cell table:number-columns-repeated="2"/>
          <table:table-cell table:formula="of:=[$'RGAA3 -vs-RGAA3-2016'.$I$5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59]">
            <text:p/>
          </table:table-cell>
          <table:table-cell table:formula="of:=[$'RGAA3 -vs-RGAA3-2016'.$M$59]">
            <text:p/>
          </table:table-cell>
          <table:table-cell table:style-name="ce395" table:formula="of:=[$'RGAA3 -vs-RGAA3-2016'.$O$5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60]" office:value-type="string" office:string-value="TRUE" calcext:value-type="string">
            <text:p>TRUE</text:p>
          </table:table-cell>
          <table:table-cell table:style-name="ce32" table:formula="of:=[$'RGAA3 -vs-RGAA3-2016'.$B$60]" office:value-type="string" office:string-value="1.8.3" calcext:value-type="string">
            <text:p>1.8.3</text:p>
          </table:table-cell>
          <table:table-cell table:style-name="ce32" table:formula="of:=[$'RGAA3 -vs-RGAA3-2016'.$C$60]" office:value-type="string" office:string-value="AA" calcext:value-type="string">
            <text:p>AA</text:p>
          </table:table-cell>
          <table:table-cell table:style-name="ce32"/>
          <table:table-cell/>
          <table:table-cell table:style-name="ce659" table:formula="of:=[$'RGAA3 -vs-RGAA3-2016'.$F$6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0]" office:value-type="string" office:string-value="TRUE" calcext:value-type="string">
            <text:p>TRUE</text:p>
          </table:table-cell>
          <table:table-cell table:formula="of:=[$'RGAA3 -vs-RGAA3-2016'.$L$60]" office:value-type="string" office:string-value="TRUE" calcext:value-type="string">
            <text:p>TRUE</text:p>
          </table:table-cell>
          <table:table-cell table:formula="of:=[$'RGAA3 -vs-RGAA3-2016'.$M$60]">
            <text:p/>
          </table:table-cell>
          <table:table-cell table:style-name="ce395" table:formula="of:=[$'RGAA3 -vs-RGAA3-2016'.$O$6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0]" office:value-type="string" office:string-value="1.8.2" calcext:value-type="string">
            <text:p>1.8.2</text:p>
          </table:table-cell>
          <table:table-cell table:number-columns-repeated="1008"/>
        </table:table-row>
        <table:table-row table:style-name="ro15">
          <table:table-cell table:formula="of:=[$'RGAA3 -vs-RGAA3-2016'.$A$61]" office:value-type="string" office:string-value="TRUE" calcext:value-type="string">
            <text:p>TRUE</text:p>
          </table:table-cell>
          <table:table-cell table:style-name="ce32" table:formula="of:=[$'RGAA3 -vs-RGAA3-2016'.$B$61]" office:value-type="string" office:string-value="1.8.4" calcext:value-type="string">
            <text:p>1.8.4</text:p>
          </table:table-cell>
          <table:table-cell table:style-name="ce32" table:formula="of:=[$'RGAA3 -vs-RGAA3-2016'.$C$61]" office:value-type="string" office:string-value="AA" calcext:value-type="string">
            <text:p>AA</text:p>
          </table:table-cell>
          <table:table-cell table:style-name="ce32"/>
          <table:table-cell/>
          <table:table-cell table:style-name="ce660" table:formula="of:=[$'RGAA3 -vs-RGAA3-2016'.$F$6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1]" office:value-type="string" office:string-value="TRUE" calcext:value-type="string">
            <text:p>TRUE</text:p>
          </table:table-cell>
          <table:table-cell table:formula="of:=[$'RGAA3 -vs-RGAA3-2016'.$L$61]" office:value-type="string" office:string-value="TRUE" calcext:value-type="string">
            <text:p>TRUE</text:p>
          </table:table-cell>
          <table:table-cell table:formula="of:=[$'RGAA3 -vs-RGAA3-2016'.$M$61]">
            <text:p/>
          </table:table-cell>
          <table:table-cell table:style-name="ce395" table:formula="of:=[$'RGAA3 -vs-RGAA3-2016'.$O$6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1]" office:value-type="string" office:string-value="1.8.3" calcext:value-type="string">
            <text:p>1.8.3</text:p>
          </table:table-cell>
          <table:table-cell table:number-columns-repeated="1008"/>
        </table:table-row>
        <table:table-row table:style-name="ro15">
          <table:table-cell table:formula="of:=[$'RGAA3 -vs-RGAA3-2016'.$A$62]" office:value-type="string" office:string-value="TRUE" calcext:value-type="string">
            <text:p>TRUE</text:p>
          </table:table-cell>
          <table:table-cell table:style-name="ce32" table:formula="of:=[$'RGAA3 -vs-RGAA3-2016'.$B$62]" office:value-type="string" office:string-value="1.8.5" calcext:value-type="string">
            <text:p>1.8.5</text:p>
          </table:table-cell>
          <table:table-cell table:style-name="ce32" table:formula="of:=[$'RGAA3 -vs-RGAA3-2016'.$C$62]" office:value-type="string" office:string-value="AA" calcext:value-type="string">
            <text:p>AA</text:p>
          </table:table-cell>
          <table:table-cell table:style-name="ce32"/>
          <table:table-cell/>
          <table:table-cell table:style-name="ce661" table:formula="of:=[$'RGAA3 -vs-RGAA3-2016'.$F$62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2]" office:value-type="string" office:string-value="TRUE" calcext:value-type="string">
            <text:p>TRUE</text:p>
          </table:table-cell>
          <table:table-cell table:formula="of:=[$'RGAA3 -vs-RGAA3-2016'.$L$62]" office:value-type="string" office:string-value="TRUE" calcext:value-type="string">
            <text:p>TRUE</text:p>
          </table:table-cell>
          <table:table-cell table:formula="of:=[$'RGAA3 -vs-RGAA3-2016'.$M$62]">
            <text:p/>
          </table:table-cell>
          <table:table-cell table:style-name="ce395" table:formula="of:=[$'RGAA3 -vs-RGAA3-2016'.$O$6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2]" office:value-type="string" office:string-value="1.8.4" calcext:value-type="string">
            <text:p>1.8.4</text:p>
          </table:table-cell>
          <table:table-cell table:number-columns-repeated="1008"/>
        </table:table-row>
        <table:table-row table:style-name="ro15">
          <table:table-cell table:formula="of:=[$'RGAA3 -vs-RGAA3-2016'.$A$63]" office:value-type="string" office:string-value="TRUE" calcext:value-type="string">
            <text:p>TRUE</text:p>
          </table:table-cell>
          <table:table-cell table:style-name="ce32" table:formula="of:=[$'RGAA3 -vs-RGAA3-2016'.$B$63]" office:value-type="string" office:string-value="1.8.6" calcext:value-type="string">
            <text:p>1.8.6</text:p>
          </table:table-cell>
          <table:table-cell table:style-name="ce32" table:formula="of:=[$'RGAA3 -vs-RGAA3-2016'.$C$63]" office:value-type="string" office:string-value="AA" calcext:value-type="string">
            <text:p>AA</text:p>
          </table:table-cell>
          <table:table-cell table:style-name="ce32"/>
          <table:table-cell/>
          <table:table-cell table:style-name="ce662" table:formula="of:=[$'RGAA3 -vs-RGAA3-2016'.$F$63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3]" office:value-type="string" office:string-value="TRUE" calcext:value-type="string">
            <text:p>TRUE</text:p>
          </table:table-cell>
          <table:table-cell table:formula="of:=[$'RGAA3 -vs-RGAA3-2016'.$L$63]" office:value-type="string" office:string-value="TRUE" calcext:value-type="string">
            <text:p>TRUE</text:p>
          </table:table-cell>
          <table:table-cell table:formula="of:=[$'RGAA3 -vs-RGAA3-2016'.$M$63]">
            <text:p/>
          </table:table-cell>
          <table:table-cell table:style-name="ce395" table:formula="of:=[$'RGAA3 -vs-RGAA3-2016'.$O$6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3]" office:value-type="string" office:string-value="1.8.5" calcext:value-type="string">
            <text:p>1.8.5</text:p>
          </table:table-cell>
          <table:table-cell table:number-columns-repeated="1008"/>
        </table:table-row>
        <table:table-row table:style-name="ro15">
          <table:table-cell table:formula="of:=[$'RGAA3 -vs-RGAA3-2016'.$A$64]" office:value-type="string" office:string-value="TRUE" calcext:value-type="string">
            <text:p>TRUE</text:p>
          </table:table-cell>
          <table:table-cell table:style-name="ce32" table:formula="of:=[$'RGAA3 -vs-RGAA3-2016'.$B$64]" office:value-type="string" office:string-value="1.9.1" calcext:value-type="string">
            <text:p>1.9.1</text:p>
          </table:table-cell>
          <table:table-cell table:style-name="ce32" table:formula="of:=[$'RGAA3 -vs-RGAA3-2016'.$C$6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63" table:formula="of:=[$'RGAA3 -vs-RGAA3-2016'.$F$64]" office:value-type="string" office:string-value="TRUE" calcext:value-type="string">
            <text:p>TRUE</text:p>
          </table:table-cell>
          <table:table-cell table:style-name="ce389" table:formula="of:=[$'RGAA3 -vs-RGAA3-2016'.$G$64]" office:value-type="string" office:string-value="??? 1.9.2" calcext:value-type="string">
            <text:p>??? 1.9.2</text:p>
          </table:table-cell>
          <table:table-cell table:style-name="ce388"/>
          <table:table-cell table:style-name="ce393" table:number-columns-repeated="3"/>
          <table:table-cell table:formula="of:=[$'RGAA3 -vs-RGAA3-2016'.$L$64]">
            <text:p/>
          </table:table-cell>
          <table:table-cell table:formula="of:=[$'RGAA3 -vs-RGAA3-2016'.$M$64]">
            <text:p/>
          </table:table-cell>
          <table:table-cell table:style-name="ce395" table:formula="of:=[$'RGAA3 -vs-RGAA3-2016'.$O$6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4]" office:value-type="string" office:string-value="1.9.1" calcext:value-type="string">
            <text:p>1.9.1</text:p>
          </table:table-cell>
          <table:table-cell table:number-columns-repeated="1008"/>
        </table:table-row>
        <table:table-row table:style-name="ro15">
          <table:table-cell table:formula="of:=[$'RGAA3 -vs-RGAA3-2016'.$A$65]" office:value-type="string" office:string-value="TRUE" calcext:value-type="string">
            <text:p>TRUE</text:p>
          </table:table-cell>
          <table:table-cell table:style-name="ce32" table:formula="of:=[$'RGAA3 -vs-RGAA3-2016'.$B$65]" office:value-type="string" office:string-value="1.9.2" calcext:value-type="string">
            <text:p>1.9.2</text:p>
          </table:table-cell>
          <table:table-cell table:style-name="ce32" table:formula="of:=[$'RGAA3 -vs-RGAA3-2016'.$C$6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64"/>
          <table:table-cell table:style-name="ce388" table:number-columns-repeated="2"/>
          <table:table-cell table:formula="of:=[$'RGAA3 -vs-RGAA3-2016'.$I$65]" office:value-type="string" office:string-value="TRUE" calcext:value-type="string">
            <text:p>TRUE</text:p>
          </table:table-cell>
          <table:table-cell table:style-name="ce393"/>
          <table:table-cell table:style-name="Default"/>
          <table:table-cell table:formula="of:=[$'RGAA3 -vs-RGAA3-2016'.$L$65]">
            <text:p/>
          </table:table-cell>
          <table:table-cell table:formula="of:=[$'RGAA3 -vs-RGAA3-2016'.$M$65]">
            <text:p/>
          </table:table-cell>
          <table:table-cell table:style-name="ce395" table:formula="of:=[$'RGAA3 -vs-RGAA3-2016'.$O$6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66]" office:value-type="string" office:string-value="TRUE" calcext:value-type="string">
            <text:p>TRUE</text:p>
          </table:table-cell>
          <table:table-cell table:style-name="ce32" table:formula="of:=[$'RGAA3 -vs-RGAA3-2016'.$B$66]" office:value-type="string" office:string-value="1.9.3" calcext:value-type="string">
            <text:p>1.9.3</text:p>
          </table:table-cell>
          <table:table-cell table:style-name="ce32" table:formula="of:=[$'RGAA3 -vs-RGAA3-2016'.$C$6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65" table:formula="of:=[$'RGAA3 -vs-RGAA3-2016'.$F$66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6]" office:value-type="string" office:string-value="TRUE" calcext:value-type="string">
            <text:p>TRUE</text:p>
          </table:table-cell>
          <table:table-cell table:formula="of:=[$'RGAA3 -vs-RGAA3-2016'.$L$66]" office:value-type="string" office:string-value="TRUE" calcext:value-type="string">
            <text:p>TRUE</text:p>
          </table:table-cell>
          <table:table-cell table:formula="of:=[$'RGAA3 -vs-RGAA3-2016'.$M$66]">
            <text:p/>
          </table:table-cell>
          <table:table-cell table:style-name="ce395" table:formula="of:=[$'RGAA3 -vs-RGAA3-2016'.$O$6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6]" office:value-type="string" office:string-value="1.9.2" calcext:value-type="string">
            <text:p>1.9.2</text:p>
          </table:table-cell>
          <table:table-cell table:number-columns-repeated="1008"/>
        </table:table-row>
        <table:table-row table:style-name="ro15">
          <table:table-cell table:formula="of:=[$'RGAA3 -vs-RGAA3-2016'.$A$67]" office:value-type="string" office:string-value="TRUE" calcext:value-type="string">
            <text:p>TRUE</text:p>
          </table:table-cell>
          <table:table-cell table:style-name="ce32" table:formula="of:=[$'RGAA3 -vs-RGAA3-2016'.$B$67]" office:value-type="string" office:string-value="1.9.4" calcext:value-type="string">
            <text:p>1.9.4</text:p>
          </table:table-cell>
          <table:table-cell table:style-name="ce32" table:formula="of:=[$'RGAA3 -vs-RGAA3-2016'.$C$67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66" table:formula="of:=[$'RGAA3 -vs-RGAA3-2016'.$F$6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7]" office:value-type="string" office:string-value="TRUE" calcext:value-type="string">
            <text:p>TRUE</text:p>
          </table:table-cell>
          <table:table-cell table:formula="of:=[$'RGAA3 -vs-RGAA3-2016'.$L$67]" office:value-type="string" office:string-value="TRUE" calcext:value-type="string">
            <text:p>TRUE</text:p>
          </table:table-cell>
          <table:table-cell table:formula="of:=[$'RGAA3 -vs-RGAA3-2016'.$M$67]">
            <text:p/>
          </table:table-cell>
          <table:table-cell table:style-name="ce395" table:formula="of:=[$'RGAA3 -vs-RGAA3-2016'.$O$6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7]" office:value-type="string" office:string-value="1.9.3" calcext:value-type="string">
            <text:p>1.9.3</text:p>
          </table:table-cell>
          <table:table-cell table:number-columns-repeated="1008"/>
        </table:table-row>
        <table:table-row table:style-name="ro15">
          <table:table-cell table:formula="of:=[$'RGAA3 -vs-RGAA3-2016'.$A$68]" office:value-type="string" office:string-value="TRUE" calcext:value-type="string">
            <text:p>TRUE</text:p>
          </table:table-cell>
          <table:table-cell table:style-name="ce32" table:formula="of:=[$'RGAA3 -vs-RGAA3-2016'.$B$68]" office:value-type="string" office:string-value="1.9.5" calcext:value-type="string">
            <text:p>1.9.5</text:p>
          </table:table-cell>
          <table:table-cell table:style-name="ce32" table:formula="of:=[$'RGAA3 -vs-RGAA3-2016'.$C$68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67" table:formula="of:=[$'RGAA3 -vs-RGAA3-2016'.$F$6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8]" office:value-type="string" office:string-value="TRUE" calcext:value-type="string">
            <text:p>TRUE</text:p>
          </table:table-cell>
          <table:table-cell table:formula="of:=[$'RGAA3 -vs-RGAA3-2016'.$L$68]" office:value-type="string" office:string-value="TRUE" calcext:value-type="string">
            <text:p>TRUE</text:p>
          </table:table-cell>
          <table:table-cell table:formula="of:=[$'RGAA3 -vs-RGAA3-2016'.$M$68]">
            <text:p/>
          </table:table-cell>
          <table:table-cell table:style-name="ce395" table:formula="of:=[$'RGAA3 -vs-RGAA3-2016'.$O$6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8]" office:value-type="string" office:string-value="1.9.4" calcext:value-type="string">
            <text:p>1.9.4</text:p>
          </table:table-cell>
          <table:table-cell table:number-columns-repeated="1008"/>
        </table:table-row>
        <table:table-row table:style-name="ro15">
          <table:table-cell table:formula="of:=[$'RGAA3 -vs-RGAA3-2016'.$A$69]" office:value-type="string" office:string-value="TRUE" calcext:value-type="string">
            <text:p>TRUE</text:p>
          </table:table-cell>
          <table:table-cell table:style-name="ce32" table:formula="of:=[$'RGAA3 -vs-RGAA3-2016'.$B$69]" office:value-type="string" office:string-value="1.9.6" calcext:value-type="string">
            <text:p>1.9.6</text:p>
          </table:table-cell>
          <table:table-cell table:style-name="ce32" table:formula="of:=[$'RGAA3 -vs-RGAA3-2016'.$C$69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68" table:formula="of:=[$'RGAA3 -vs-RGAA3-2016'.$F$69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9]" office:value-type="string" office:string-value="TRUE" calcext:value-type="string">
            <text:p>TRUE</text:p>
          </table:table-cell>
          <table:table-cell table:formula="of:=[$'RGAA3 -vs-RGAA3-2016'.$L$69]" office:value-type="string" office:string-value="TRUE" calcext:value-type="string">
            <text:p>TRUE</text:p>
          </table:table-cell>
          <table:table-cell table:formula="of:=[$'RGAA3 -vs-RGAA3-2016'.$M$69]">
            <text:p/>
          </table:table-cell>
          <table:table-cell table:style-name="ce395" table:formula="of:=[$'RGAA3 -vs-RGAA3-2016'.$O$6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9]" office:value-type="string" office:string-value="1.9.5" calcext:value-type="string">
            <text:p>1.9.5</text:p>
          </table:table-cell>
          <table:table-cell table:number-columns-repeated="1008"/>
        </table:table-row>
        <table:table-row table:style-name="ro15">
          <table:table-cell table:formula="of:=[$'RGAA3 -vs-RGAA3-2016'.$A$75]" office:value-type="string" office:string-value="TRUE" calcext:value-type="string">
            <text:p>TRUE</text:p>
          </table:table-cell>
          <table:table-cell table:style-name="ce32" table:formula="of:=[$'RGAA3 -vs-RGAA3-2016'.$B$75]" office:value-type="string" office:string-value="2.1.1" calcext:value-type="string">
            <text:p>2.1.1</text:p>
          </table:table-cell>
          <table:table-cell table:style-name="ce32" table:formula="of:=[$'RGAA3 -vs-RGAA3-2016'.$C$75]" office:value-type="string" office:string-value="A" calcext:value-type="string">
            <text:p>A</text:p>
          </table:table-cell>
          <table:table-cell table:style-name="ce32"/>
          <table:table-cell/>
          <table:table-cell table:style-name="ce669" table:formula="of:=[$'RGAA3 -vs-RGAA3-2016'.$F$7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75]">
            <text:p/>
          </table:table-cell>
          <table:table-cell table:formula="of:=[$'RGAA3 -vs-RGAA3-2016'.$M$75]">
            <text:p/>
          </table:table-cell>
          <table:table-cell table:style-name="ce395" table:formula="of:=[$'RGAA3 -vs-RGAA3-2016'.$O$7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75]" office:value-type="string" office:string-value="2.1.1" calcext:value-type="string">
            <text:p>2.1.1</text:p>
          </table:table-cell>
          <table:table-cell table:number-columns-repeated="1008"/>
        </table:table-row>
        <table:table-row table:style-name="ro15">
          <table:table-cell table:formula="of:=[$'RGAA3 -vs-RGAA3-2016'.$A$76]" office:value-type="string" office:string-value="TRUE" calcext:value-type="string">
            <text:p>TRUE</text:p>
          </table:table-cell>
          <table:table-cell table:style-name="ce32" table:formula="of:=[$'RGAA3 -vs-RGAA3-2016'.$B$76]" office:value-type="string" office:string-value="2.2.1" calcext:value-type="string">
            <text:p>2.2.1</text:p>
          </table:table-cell>
          <table:table-cell table:style-name="ce32" table:formula="of:=[$'RGAA3 -vs-RGAA3-2016'.$C$76]" office:value-type="string" office:string-value="A" calcext:value-type="string">
            <text:p>A</text:p>
          </table:table-cell>
          <table:table-cell table:style-name="ce32"/>
          <table:table-cell/>
          <table:table-cell table:style-name="ce670" table:formula="of:=[$'RGAA3 -vs-RGAA3-2016'.$F$7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76]">
            <text:p/>
          </table:table-cell>
          <table:table-cell table:formula="of:=[$'RGAA3 -vs-RGAA3-2016'.$M$76]">
            <text:p/>
          </table:table-cell>
          <table:table-cell table:style-name="ce395" table:formula="of:=[$'RGAA3 -vs-RGAA3-2016'.$O$7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76]" office:value-type="string" office:string-value="2.2.1" calcext:value-type="string">
            <text:p>2.2.1</text:p>
          </table:table-cell>
          <table:table-cell table:number-columns-repeated="1008"/>
        </table:table-row>
        <table:table-row table:style-name="ro15">
          <table:table-cell table:formula="of:=[$'RGAA3 -vs-RGAA3-2016'.$A$89]" office:value-type="string" office:string-value="TRUE" calcext:value-type="string">
            <text:p>TRUE</text:p>
          </table:table-cell>
          <table:table-cell table:style-name="ce32" table:formula="of:=[$'RGAA3 -vs-RGAA3-2016'.$B$89]" office:value-type="string" office:string-value="3.3.1" calcext:value-type="string">
            <text:p>3.3.1</text:p>
          </table:table-cell>
          <table:table-cell table:style-name="ce32" table:formula="of:=[$'RGAA3 -vs-RGAA3-2016'.$C$89]" office:value-type="string" office:string-value="AA" calcext:value-type="string">
            <text:p>AA</text:p>
          </table:table-cell>
          <table:table-cell table:style-name="ce32"/>
          <table:table-cell/>
          <table:table-cell table:style-name="ce671" table:formula="of:=[$'RGAA3 -vs-RGAA3-2016'.$F$8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89]">
            <text:p/>
          </table:table-cell>
          <table:table-cell table:formula="of:=[$'RGAA3 -vs-RGAA3-2016'.$M$89]">
            <text:p/>
          </table:table-cell>
          <table:table-cell table:style-name="ce395" table:formula="of:=[$'RGAA3 -vs-RGAA3-2016'.$O$8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89]" office:value-type="string" office:string-value="3.3.1" calcext:value-type="string">
            <text:p>3.3.1</text:p>
          </table:table-cell>
          <table:table-cell table:number-columns-repeated="1008"/>
        </table:table-row>
        <table:table-row table:style-name="ro15">
          <table:table-cell table:formula="of:=[$'RGAA3 -vs-RGAA3-2016'.$A$90]" office:value-type="string" office:string-value="TRUE" calcext:value-type="string">
            <text:p>TRUE</text:p>
          </table:table-cell>
          <table:table-cell table:style-name="ce32" table:formula="of:=[$'RGAA3 -vs-RGAA3-2016'.$B$90]" office:value-type="string" office:string-value="3.3.2" calcext:value-type="string">
            <text:p>3.3.2</text:p>
          </table:table-cell>
          <table:table-cell table:style-name="ce32" table:formula="of:=[$'RGAA3 -vs-RGAA3-2016'.$C$90]" office:value-type="string" office:string-value="AA" calcext:value-type="string">
            <text:p>AA</text:p>
          </table:table-cell>
          <table:table-cell table:style-name="ce32"/>
          <table:table-cell/>
          <table:table-cell table:style-name="ce672" table:formula="of:=[$'RGAA3 -vs-RGAA3-2016'.$F$9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0]">
            <text:p/>
          </table:table-cell>
          <table:table-cell table:formula="of:=[$'RGAA3 -vs-RGAA3-2016'.$M$90]">
            <text:p/>
          </table:table-cell>
          <table:table-cell table:style-name="ce395" table:formula="of:=[$'RGAA3 -vs-RGAA3-2016'.$O$9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0]" office:value-type="string" office:string-value="3.3.2" calcext:value-type="string">
            <text:p>3.3.2</text:p>
          </table:table-cell>
          <table:table-cell table:number-columns-repeated="1008"/>
        </table:table-row>
        <table:table-row table:style-name="ro15">
          <table:table-cell table:formula="of:=[$'RGAA3 -vs-RGAA3-2016'.$A$91]" office:value-type="string" office:string-value="TRUE" calcext:value-type="string">
            <text:p>TRUE</text:p>
          </table:table-cell>
          <table:table-cell table:style-name="ce32" table:formula="of:=[$'RGAA3 -vs-RGAA3-2016'.$B$91]" office:value-type="string" office:string-value="3.3.3" calcext:value-type="string">
            <text:p>3.3.3</text:p>
          </table:table-cell>
          <table:table-cell table:style-name="ce32" table:formula="of:=[$'RGAA3 -vs-RGAA3-2016'.$C$91]" office:value-type="string" office:string-value="AA" calcext:value-type="string">
            <text:p>AA</text:p>
          </table:table-cell>
          <table:table-cell table:style-name="ce32"/>
          <table:table-cell/>
          <table:table-cell table:style-name="ce673" table:formula="of:=[$'RGAA3 -vs-RGAA3-2016'.$F$9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1]">
            <text:p/>
          </table:table-cell>
          <table:table-cell table:formula="of:=[$'RGAA3 -vs-RGAA3-2016'.$M$91]">
            <text:p/>
          </table:table-cell>
          <table:table-cell table:style-name="ce395" table:formula="of:=[$'RGAA3 -vs-RGAA3-2016'.$O$9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1]" office:value-type="string" office:string-value="3.3.3" calcext:value-type="string">
            <text:p>3.3.3</text:p>
          </table:table-cell>
          <table:table-cell table:number-columns-repeated="1008"/>
        </table:table-row>
        <table:table-row table:style-name="ro15">
          <table:table-cell table:formula="of:=[$'RGAA3 -vs-RGAA3-2016'.$A$92]" office:value-type="string" office:string-value="TRUE" calcext:value-type="string">
            <text:p>TRUE</text:p>
          </table:table-cell>
          <table:table-cell table:style-name="ce32" table:formula="of:=[$'RGAA3 -vs-RGAA3-2016'.$B$92]" office:value-type="string" office:string-value="3.3.4" calcext:value-type="string">
            <text:p>3.3.4</text:p>
          </table:table-cell>
          <table:table-cell table:style-name="ce32" table:formula="of:=[$'RGAA3 -vs-RGAA3-2016'.$C$92]" office:value-type="string" office:string-value="AA" calcext:value-type="string">
            <text:p>AA</text:p>
          </table:table-cell>
          <table:table-cell table:style-name="ce32"/>
          <table:table-cell/>
          <table:table-cell table:style-name="ce674" table:formula="of:=[$'RGAA3 -vs-RGAA3-2016'.$F$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2]">
            <text:p/>
          </table:table-cell>
          <table:table-cell table:formula="of:=[$'RGAA3 -vs-RGAA3-2016'.$M$92]">
            <text:p/>
          </table:table-cell>
          <table:table-cell table:style-name="ce395" table:formula="of:=[$'RGAA3 -vs-RGAA3-2016'.$O$9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2]" office:value-type="string" office:string-value="3.3.4" calcext:value-type="string">
            <text:p>3.3.4</text:p>
          </table:table-cell>
          <table:table-cell table:number-columns-repeated="1008"/>
        </table:table-row>
        <table:table-row table:style-name="ro15">
          <table:table-cell table:formula="of:=[$'RGAA3 -vs-RGAA3-2016'.$A$93]" office:value-type="string" office:string-value="TRUE" calcext:value-type="string">
            <text:p>TRUE</text:p>
          </table:table-cell>
          <table:table-cell table:style-name="ce32" table:formula="of:=[$'RGAA3 -vs-RGAA3-2016'.$B$93]" office:value-type="string" office:string-value="3.4.1" calcext:value-type="string">
            <text:p>3.4.1</text:p>
          </table:table-cell>
          <table:table-cell table:style-name="ce32" table:formula="of:=[$'RGAA3 -vs-RGAA3-2016'.$C$93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75" table:formula="of:=[$'RGAA3 -vs-RGAA3-2016'.$F$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3]">
            <text:p/>
          </table:table-cell>
          <table:table-cell table:formula="of:=[$'RGAA3 -vs-RGAA3-2016'.$M$93]">
            <text:p/>
          </table:table-cell>
          <table:table-cell table:style-name="ce395" table:formula="of:=[$'RGAA3 -vs-RGAA3-2016'.$O$9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3]" office:value-type="string" office:string-value="3.4.1" calcext:value-type="string">
            <text:p>3.4.1</text:p>
          </table:table-cell>
          <table:table-cell table:number-columns-repeated="1008"/>
        </table:table-row>
        <table:table-row table:style-name="ro15">
          <table:table-cell table:formula="of:=[$'RGAA3 -vs-RGAA3-2016'.$A$94]" office:value-type="string" office:string-value="TRUE" calcext:value-type="string">
            <text:p>TRUE</text:p>
          </table:table-cell>
          <table:table-cell table:style-name="ce32" table:formula="of:=[$'RGAA3 -vs-RGAA3-2016'.$B$94]" office:value-type="string" office:string-value="3.4.2" calcext:value-type="string">
            <text:p>3.4.2</text:p>
          </table:table-cell>
          <table:table-cell table:style-name="ce32" table:formula="of:=[$'RGAA3 -vs-RGAA3-2016'.$C$9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76" table:formula="of:=[$'RGAA3 -vs-RGAA3-2016'.$F$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4]">
            <text:p/>
          </table:table-cell>
          <table:table-cell table:formula="of:=[$'RGAA3 -vs-RGAA3-2016'.$M$94]">
            <text:p/>
          </table:table-cell>
          <table:table-cell table:style-name="ce395" table:formula="of:=[$'RGAA3 -vs-RGAA3-2016'.$O$9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4]" office:value-type="string" office:string-value="3.4.2" calcext:value-type="string">
            <text:p>3.4.2</text:p>
          </table:table-cell>
          <table:table-cell table:number-columns-repeated="1008"/>
        </table:table-row>
        <table:table-row table:style-name="ro15">
          <table:table-cell table:formula="of:=[$'RGAA3 -vs-RGAA3-2016'.$A$95]" office:value-type="string" office:string-value="TRUE" calcext:value-type="string">
            <text:p>TRUE</text:p>
          </table:table-cell>
          <table:table-cell table:style-name="ce32" table:formula="of:=[$'RGAA3 -vs-RGAA3-2016'.$B$95]" office:value-type="string" office:string-value="3.4.3" calcext:value-type="string">
            <text:p>3.4.3</text:p>
          </table:table-cell>
          <table:table-cell table:style-name="ce32" table:formula="of:=[$'RGAA3 -vs-RGAA3-2016'.$C$9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77" table:formula="of:=[$'RGAA3 -vs-RGAA3-2016'.$F$95]" office:value-type="string" office:string-value="TRUE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[$'RGAA3 -vs-RGAA3-2016'.$L$95]">
            <text:p/>
          </table:table-cell>
          <table:table-cell table:formula="of:=[$'RGAA3 -vs-RGAA3-2016'.$M$95]">
            <text:p/>
          </table:table-cell>
          <table:table-cell table:style-name="ce395" table:formula="of:=[$'RGAA3 -vs-RGAA3-2016'.$O$9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5]" office:value-type="string" office:string-value="3.4.3" calcext:value-type="string">
            <text:p>3.4.3</text:p>
          </table:table-cell>
          <table:table-cell table:number-columns-repeated="1008"/>
        </table:table-row>
        <table:table-row table:style-name="ro15">
          <table:table-cell table:formula="of:=[$'RGAA3 -vs-RGAA3-2016'.$A$96]" office:value-type="string" office:string-value="TRUE" calcext:value-type="string">
            <text:p>TRUE</text:p>
          </table:table-cell>
          <table:table-cell table:style-name="ce32" table:formula="of:=[$'RGAA3 -vs-RGAA3-2016'.$B$96]" office:value-type="string" office:string-value="3.4.4" calcext:value-type="string">
            <text:p>3.4.4</text:p>
          </table:table-cell>
          <table:table-cell table:style-name="ce32" table:formula="of:=[$'RGAA3 -vs-RGAA3-2016'.$C$9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78" table:formula="of:=[$'RGAA3 -vs-RGAA3-2016'.$F$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6]">
            <text:p/>
          </table:table-cell>
          <table:table-cell table:formula="of:=[$'RGAA3 -vs-RGAA3-2016'.$M$96]">
            <text:p/>
          </table:table-cell>
          <table:table-cell table:style-name="ce395" table:formula="of:=[$'RGAA3 -vs-RGAA3-2016'.$O$9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6]" office:value-type="string" office:string-value="3.4.4" calcext:value-type="string">
            <text:p>3.4.4</text:p>
          </table:table-cell>
          <table:table-cell table:number-columns-repeated="1008"/>
        </table:table-row>
        <table:table-row table:style-name="ro15">
          <table:table-cell table:formula="of:=[$'RGAA3 -vs-RGAA3-2016'.$A$138]" office:value-type="string" office:string-value="TRUE" calcext:value-type="string">
            <text:p>TRUE</text:p>
          </table:table-cell>
          <table:table-cell table:style-name="ce32" table:formula="of:=[$'RGAA3 -vs-RGAA3-2016'.$B$138]" office:value-type="string" office:string-value="4.22.1" calcext:value-type="string">
            <text:p>4.22.1</text:p>
          </table:table-cell>
          <table:table-cell table:style-name="ce32" table:formula="of:=[$'RGAA3 -vs-RGAA3-2016'.$C$138]" office:value-type="string" office:string-value="A" calcext:value-type="string">
            <text:p>A</text:p>
          </table:table-cell>
          <table:table-cell table:style-name="ce32"/>
          <table:table-cell/>
          <table:table-cell table:style-name="ce679" table:formula="of:=[$'RGAA3 -vs-RGAA3-2016'.$F$13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38]">
            <text:p/>
          </table:table-cell>
          <table:table-cell table:formula="of:=[$'RGAA3 -vs-RGAA3-2016'.$M$138]">
            <text:p/>
          </table:table-cell>
          <table:table-cell table:style-name="ce395" table:formula="of:=[$'RGAA3 -vs-RGAA3-2016'.$O$13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38]" office:value-type="string" office:string-value="4.22.1" calcext:value-type="string">
            <text:p>4.22.1</text:p>
          </table:table-cell>
          <table:table-cell table:number-columns-repeated="1008"/>
        </table:table-row>
        <table:table-row table:style-name="ro15">
          <table:table-cell table:formula="of:=[$'RGAA3 -vs-RGAA3-2016'.$A$139]" office:value-type="string" office:string-value="TRUE" calcext:value-type="string">
            <text:p>TRUE</text:p>
          </table:table-cell>
          <table:table-cell table:style-name="ce32" table:formula="of:=[$'RGAA3 -vs-RGAA3-2016'.$B$139]" office:value-type="string" office:string-value="4.22.2" calcext:value-type="string">
            <text:p>4.22.2</text:p>
          </table:table-cell>
          <table:table-cell table:style-name="ce32" table:formula="of:=[$'RGAA3 -vs-RGAA3-2016'.$C$139]" office:value-type="string" office:string-value="A" calcext:value-type="string">
            <text:p>A</text:p>
          </table:table-cell>
          <table:table-cell table:style-name="ce32"/>
          <table:table-cell/>
          <table:table-cell table:style-name="ce680" table:formula="of:=[$'RGAA3 -vs-RGAA3-2016'.$F$1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39]">
            <text:p/>
          </table:table-cell>
          <table:table-cell table:formula="of:=[$'RGAA3 -vs-RGAA3-2016'.$M$139]">
            <text:p/>
          </table:table-cell>
          <table:table-cell table:style-name="ce395" table:formula="of:=[$'RGAA3 -vs-RGAA3-2016'.$O$13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39]" office:value-type="string" office:string-value="4.22.2" calcext:value-type="string">
            <text:p>4.22.2</text:p>
          </table:table-cell>
          <table:table-cell table:number-columns-repeated="1008"/>
        </table:table-row>
        <table:table-row table:style-name="ro15">
          <table:table-cell table:formula="of:=[$'RGAA3 -vs-RGAA3-2016'.$A$140]" office:value-type="string" office:string-value="TRUE" calcext:value-type="string">
            <text:p>TRUE</text:p>
          </table:table-cell>
          <table:table-cell table:style-name="ce32" table:formula="of:=[$'RGAA3 -vs-RGAA3-2016'.$B$140]" office:value-type="string" office:string-value="5.1.1" calcext:value-type="string">
            <text:p>5.1.1</text:p>
          </table:table-cell>
          <table:table-cell table:style-name="ce32" table:formula="of:=[$'RGAA3 -vs-RGAA3-2016'.$C$140]" office:value-type="string" office:string-value="A" calcext:value-type="string">
            <text:p>A</text:p>
          </table:table-cell>
          <table:table-cell table:style-name="ce32"/>
          <table:table-cell/>
          <table:table-cell table:style-name="ce681" table:formula="of:=[$'RGAA3 -vs-RGAA3-2016'.$F$14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0]">
            <text:p/>
          </table:table-cell>
          <table:table-cell table:formula="of:=[$'RGAA3 -vs-RGAA3-2016'.$M$140]">
            <text:p/>
          </table:table-cell>
          <table:table-cell table:style-name="ce395" table:formula="of:=[$'RGAA3 -vs-RGAA3-2016'.$O$14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0]" office:value-type="string" office:string-value="5.1.1" calcext:value-type="string">
            <text:p>5.1.1</text:p>
          </table:table-cell>
          <table:table-cell table:number-columns-repeated="1008"/>
        </table:table-row>
        <table:table-row table:style-name="ro15">
          <table:table-cell table:formula="of:=[$'RGAA3 -vs-RGAA3-2016'.$A$141]" office:value-type="string" office:string-value="TRUE" calcext:value-type="string">
            <text:p>TRUE</text:p>
          </table:table-cell>
          <table:table-cell table:style-name="ce32" table:formula="of:=[$'RGAA3 -vs-RGAA3-2016'.$B$141]" office:value-type="string" office:string-value="5.2.1" calcext:value-type="string">
            <text:p>5.2.1</text:p>
          </table:table-cell>
          <table:table-cell table:style-name="ce32" table:formula="of:=[$'RGAA3 -vs-RGAA3-2016'.$C$141]" office:value-type="string" office:string-value="A" calcext:value-type="string">
            <text:p>A</text:p>
          </table:table-cell>
          <table:table-cell table:style-name="ce32"/>
          <table:table-cell/>
          <table:table-cell table:style-name="ce682" table:formula="of:=[$'RGAA3 -vs-RGAA3-2016'.$F$14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1]">
            <text:p/>
          </table:table-cell>
          <table:table-cell table:formula="of:=[$'RGAA3 -vs-RGAA3-2016'.$M$141]">
            <text:p/>
          </table:table-cell>
          <table:table-cell table:style-name="ce395" table:formula="of:=[$'RGAA3 -vs-RGAA3-2016'.$O$14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1]" office:value-type="string" office:string-value="5.2.1" calcext:value-type="string">
            <text:p>5.2.1</text:p>
          </table:table-cell>
          <table:table-cell table:number-columns-repeated="1008"/>
        </table:table-row>
        <table:table-row table:style-name="ro15">
          <table:table-cell table:formula="of:=[$'RGAA3 -vs-RGAA3-2016'.$A$142]" office:value-type="string" office:string-value="TRUE" calcext:value-type="string">
            <text:p>TRUE</text:p>
          </table:table-cell>
          <table:table-cell table:style-name="ce32" table:formula="of:=[$'RGAA3 -vs-RGAA3-2016'.$B$142]" office:value-type="string" office:string-value="5.3.1" calcext:value-type="string">
            <text:p>5.3.1</text:p>
          </table:table-cell>
          <table:table-cell table:style-name="ce32" table:formula="of:=[$'RGAA3 -vs-RGAA3-2016'.$C$142]" office:value-type="string" office:string-value="A" calcext:value-type="string">
            <text:p>A</text:p>
          </table:table-cell>
          <table:table-cell table:style-name="ce32"/>
          <table:table-cell/>
          <table:table-cell table:style-name="ce683" table:formula="of:=[$'RGAA3 -vs-RGAA3-2016'.$F$142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42]">
            <text:p/>
          </table:table-cell>
          <table:table-cell table:formula="of:=[$'RGAA3 -vs-RGAA3-2016'.$M$142]">
            <text:p/>
          </table:table-cell>
          <table:table-cell table:style-name="ce395" table:formula="of:=[$'RGAA3 -vs-RGAA3-2016'.$O$14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2]" office:value-type="string" office:string-value="5.3.1" calcext:value-type="string">
            <text:p>5.3.1</text:p>
          </table:table-cell>
          <table:table-cell table:number-columns-repeated="1008"/>
        </table:table-row>
        <table:table-row table:style-name="ro15">
          <table:table-cell table:formula="of:=[$'RGAA3 -vs-RGAA3-2016'.$A$143]" office:value-type="string" office:string-value="TRUE" calcext:value-type="string">
            <text:p>TRUE</text:p>
          </table:table-cell>
          <table:table-cell table:style-name="ce32" table:formula="of:=[$'RGAA3 -vs-RGAA3-2016'.$B$143]" office:value-type="string" office:string-value="5.4.1" calcext:value-type="string">
            <text:p>5.4.1</text:p>
          </table:table-cell>
          <table:table-cell table:style-name="ce32" table:formula="of:=[$'RGAA3 -vs-RGAA3-2016'.$C$143]" office:value-type="string" office:string-value="A" calcext:value-type="string">
            <text:p>A</text:p>
          </table:table-cell>
          <table:table-cell table:style-name="ce32"/>
          <table:table-cell/>
          <table:table-cell table:style-name="ce684" table:formula="of:=[$'RGAA3 -vs-RGAA3-2016'.$F$14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3]">
            <text:p/>
          </table:table-cell>
          <table:table-cell table:formula="of:=[$'RGAA3 -vs-RGAA3-2016'.$M$143]">
            <text:p/>
          </table:table-cell>
          <table:table-cell table:style-name="ce395" table:formula="of:=[$'RGAA3 -vs-RGAA3-2016'.$O$14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3]" office:value-type="string" office:string-value="5.4.1" calcext:value-type="string">
            <text:p>5.4.1</text:p>
          </table:table-cell>
          <table:table-cell table:number-columns-repeated="1008"/>
        </table:table-row>
        <table:table-row table:style-name="ro15">
          <table:table-cell table:formula="of:=[$'RGAA3 -vs-RGAA3-2016'.$A$144]" office:value-type="string" office:string-value="TRUE" calcext:value-type="string">
            <text:p>TRUE</text:p>
          </table:table-cell>
          <table:table-cell table:style-name="ce32" table:formula="of:=[$'RGAA3 -vs-RGAA3-2016'.$B$144]" office:value-type="string" office:string-value="5.5.1" calcext:value-type="string">
            <text:p>5.5.1</text:p>
          </table:table-cell>
          <table:table-cell table:style-name="ce32" table:formula="of:=[$'RGAA3 -vs-RGAA3-2016'.$C$144]" office:value-type="string" office:string-value="A" calcext:value-type="string">
            <text:p>A</text:p>
          </table:table-cell>
          <table:table-cell table:style-name="ce32"/>
          <table:table-cell/>
          <table:table-cell table:style-name="ce685" table:formula="of:=[$'RGAA3 -vs-RGAA3-2016'.$F$14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4]">
            <text:p/>
          </table:table-cell>
          <table:table-cell table:formula="of:=[$'RGAA3 -vs-RGAA3-2016'.$M$144]">
            <text:p/>
          </table:table-cell>
          <table:table-cell table:style-name="ce395" table:formula="of:=[$'RGAA3 -vs-RGAA3-2016'.$O$14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4]" office:value-type="string" office:string-value="5.5.1" calcext:value-type="string">
            <text:p>5.5.1</text:p>
          </table:table-cell>
          <table:table-cell table:number-columns-repeated="1008"/>
        </table:table-row>
        <table:table-row table:style-name="ro15">
          <table:table-cell table:formula="of:=[$'RGAA3 -vs-RGAA3-2016'.$A$145]" office:value-type="string" office:string-value="TRUE" calcext:value-type="string">
            <text:p>TRUE</text:p>
          </table:table-cell>
          <table:table-cell table:style-name="ce32" table:formula="of:=[$'RGAA3 -vs-RGAA3-2016'.$B$145]" office:value-type="string" office:string-value="5.6.1" calcext:value-type="string">
            <text:p>5.6.1</text:p>
          </table:table-cell>
          <table:table-cell table:style-name="ce32" table:formula="of:=[$'RGAA3 -vs-RGAA3-2016'.$C$145]" office:value-type="string" office:string-value="A" calcext:value-type="string">
            <text:p>A</text:p>
          </table:table-cell>
          <table:table-cell table:style-name="ce32"/>
          <table:table-cell/>
          <table:table-cell table:style-name="ce686" table:formula="of:=[$'RGAA3 -vs-RGAA3-2016'.$F$14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5]">
            <text:p/>
          </table:table-cell>
          <table:table-cell table:formula="of:=[$'RGAA3 -vs-RGAA3-2016'.$M$145]">
            <text:p/>
          </table:table-cell>
          <table:table-cell table:style-name="ce395" table:formula="of:=[$'RGAA3 -vs-RGAA3-2016'.$O$14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formula="of:=[$'RGAA3 -vs-RGAA3-2016'.$P$145]" office:value-type="string" office:string-value="5.6.1" calcext:value-type="string">
            <text:p>5.6.1</text:p>
          </table:table-cell>
          <table:table-cell table:number-columns-repeated="1008"/>
        </table:table-row>
        <table:table-row table:style-name="ro15">
          <table:table-cell table:formula="of:=[$'RGAA3 -vs-RGAA3-2016'.$A$146]" office:value-type="string" office:string-value="TRUE" calcext:value-type="string">
            <text:p>TRUE</text:p>
          </table:table-cell>
          <table:table-cell table:style-name="ce32" table:formula="of:=[$'RGAA3 -vs-RGAA3-2016'.$B$146]" office:value-type="string" office:string-value="5.6.2" calcext:value-type="string">
            <text:p>5.6.2</text:p>
          </table:table-cell>
          <table:table-cell table:style-name="ce32" table:formula="of:=[$'RGAA3 -vs-RGAA3-2016'.$C$146]" office:value-type="string" office:string-value="A" calcext:value-type="string">
            <text:p>A</text:p>
          </table:table-cell>
          <table:table-cell table:style-name="ce32"/>
          <table:table-cell/>
          <table:table-cell table:style-name="ce687" table:formula="of:=[$'RGAA3 -vs-RGAA3-2016'.$F$14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6]">
            <text:p/>
          </table:table-cell>
          <table:table-cell table:formula="of:=[$'RGAA3 -vs-RGAA3-2016'.$M$146]">
            <text:p/>
          </table:table-cell>
          <table:table-cell table:style-name="ce395" table:formula="of:=[$'RGAA3 -vs-RGAA3-2016'.$O$14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6]" office:value-type="string" office:string-value="5.6.2" calcext:value-type="string">
            <text:p>5.6.2</text:p>
          </table:table-cell>
          <table:table-cell table:number-columns-repeated="1008"/>
        </table:table-row>
        <table:table-row table:style-name="ro15">
          <table:table-cell table:formula="of:=[$'RGAA3 -vs-RGAA3-2016'.$A$147]" office:value-type="string" office:string-value="TRUE" calcext:value-type="string">
            <text:p>TRUE</text:p>
          </table:table-cell>
          <table:table-cell table:style-name="ce32" table:formula="of:=[$'RGAA3 -vs-RGAA3-2016'.$B$147]" office:value-type="string" office:string-value="5.7.1" calcext:value-type="string">
            <text:p>5.7.1</text:p>
          </table:table-cell>
          <table:table-cell table:style-name="ce32" table:formula="of:=[$'RGAA3 -vs-RGAA3-2016'.$C$147]" office:value-type="string" office:string-value="A" calcext:value-type="string">
            <text:p>A</text:p>
          </table:table-cell>
          <table:table-cell table:style-name="ce32"/>
          <table:table-cell/>
          <table:table-cell table:style-name="ce688" table:formula="of:=[$'RGAA3 -vs-RGAA3-2016'.$F$14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7]">
            <text:p/>
          </table:table-cell>
          <table:table-cell table:formula="of:=[$'RGAA3 -vs-RGAA3-2016'.$M$147]">
            <text:p/>
          </table:table-cell>
          <table:table-cell table:style-name="ce395" table:formula="of:=[$'RGAA3 -vs-RGAA3-2016'.$O$14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7]" office:value-type="string" office:string-value="5.7.1" calcext:value-type="string">
            <text:p>5.7.1</text:p>
          </table:table-cell>
          <table:table-cell table:number-columns-repeated="1008"/>
        </table:table-row>
        <table:table-row table:style-name="ro15">
          <table:table-cell table:formula="of:=[$'RGAA3 -vs-RGAA3-2016'.$A$148]" office:value-type="string" office:string-value="TRUE" calcext:value-type="string">
            <text:p>TRUE</text:p>
          </table:table-cell>
          <table:table-cell table:style-name="ce32" table:formula="of:=[$'RGAA3 -vs-RGAA3-2016'.$B$148]" office:value-type="string" office:string-value="5.7.2" calcext:value-type="string">
            <text:p>5.7.2</text:p>
          </table:table-cell>
          <table:table-cell table:style-name="ce32" table:formula="of:=[$'RGAA3 -vs-RGAA3-2016'.$C$148]" office:value-type="string" office:string-value="A" calcext:value-type="string">
            <text:p>A</text:p>
          </table:table-cell>
          <table:table-cell table:style-name="ce32"/>
          <table:table-cell/>
          <table:table-cell table:style-name="ce689" table:formula="of:=[$'RGAA3 -vs-RGAA3-2016'.$F$14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8]">
            <text:p/>
          </table:table-cell>
          <table:table-cell table:formula="of:=[$'RGAA3 -vs-RGAA3-2016'.$M$148]">
            <text:p/>
          </table:table-cell>
          <table:table-cell table:style-name="ce395" table:formula="of:=[$'RGAA3 -vs-RGAA3-2016'.$O$14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8]" office:value-type="string" office:string-value="5.7.2" calcext:value-type="string">
            <text:p>5.7.2</text:p>
          </table:table-cell>
          <table:table-cell table:number-columns-repeated="1008"/>
        </table:table-row>
        <table:table-row table:style-name="ro15">
          <table:table-cell table:formula="of:=[$'RGAA3 -vs-RGAA3-2016'.$A$149]" office:value-type="string" office:string-value="TRUE" calcext:value-type="string">
            <text:p>TRUE</text:p>
          </table:table-cell>
          <table:table-cell table:style-name="ce32" table:formula="of:=[$'RGAA3 -vs-RGAA3-2016'.$B$149]" office:value-type="string" office:string-value="5.7.3" calcext:value-type="string">
            <text:p>5.7.3</text:p>
          </table:table-cell>
          <table:table-cell table:style-name="ce32" table:formula="of:=[$'RGAA3 -vs-RGAA3-2016'.$C$149]" office:value-type="string" office:string-value="A" calcext:value-type="string">
            <text:p>A</text:p>
          </table:table-cell>
          <table:table-cell table:style-name="ce32"/>
          <table:table-cell/>
          <table:table-cell table:style-name="ce690" table:formula="of:=[$'RGAA3 -vs-RGAA3-2016'.$F$14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9]">
            <text:p/>
          </table:table-cell>
          <table:table-cell table:formula="of:=[$'RGAA3 -vs-RGAA3-2016'.$M$149]">
            <text:p/>
          </table:table-cell>
          <table:table-cell table:style-name="ce395" table:formula="of:=[$'RGAA3 -vs-RGAA3-2016'.$O$14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9]" office:value-type="string" office:string-value="5.7.3" calcext:value-type="string">
            <text:p>5.7.3</text:p>
          </table:table-cell>
          <table:table-cell table:number-columns-repeated="1008"/>
        </table:table-row>
        <table:table-row table:style-name="ro15">
          <table:table-cell table:formula="of:=[$'RGAA3 -vs-RGAA3-2016'.$A$150]" office:value-type="string" office:string-value="TRUE" calcext:value-type="string">
            <text:p>TRUE</text:p>
          </table:table-cell>
          <table:table-cell table:style-name="ce32" table:formula="of:=[$'RGAA3 -vs-RGAA3-2016'.$B$150]" office:value-type="string" office:string-value="5.7.4" calcext:value-type="string">
            <text:p>5.7.4</text:p>
          </table:table-cell>
          <table:table-cell table:style-name="ce32" table:formula="of:=[$'RGAA3 -vs-RGAA3-2016'.$C$150]" office:value-type="string" office:string-value="A" calcext:value-type="string">
            <text:p>A</text:p>
          </table:table-cell>
          <table:table-cell table:style-name="ce32"/>
          <table:table-cell/>
          <table:table-cell table:style-name="ce691" table:formula="of:=[$'RGAA3 -vs-RGAA3-2016'.$F$15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0]">
            <text:p/>
          </table:table-cell>
          <table:table-cell table:formula="of:=[$'RGAA3 -vs-RGAA3-2016'.$M$150]">
            <text:p/>
          </table:table-cell>
          <table:table-cell table:style-name="ce395" table:formula="of:=[$'RGAA3 -vs-RGAA3-2016'.$O$15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formula="of:=[$'RGAA3 -vs-RGAA3-2016'.$P$150]" office:value-type="string" office:string-value="5.7.4" calcext:value-type="string">
            <text:p>5.7.4</text:p>
          </table:table-cell>
          <table:table-cell table:number-columns-repeated="1008"/>
        </table:table-row>
        <table:table-row table:style-name="ro15">
          <table:table-cell table:formula="of:=[$'RGAA3 -vs-RGAA3-2016'.$A$151]" office:value-type="string" office:string-value="TRUE" calcext:value-type="string">
            <text:p>TRUE</text:p>
          </table:table-cell>
          <table:table-cell table:style-name="ce32" table:formula="of:=[$'RGAA3 -vs-RGAA3-2016'.$B$151]" office:value-type="string" office:string-value="5.8.1" calcext:value-type="string">
            <text:p>5.8.1</text:p>
          </table:table-cell>
          <table:table-cell table:style-name="ce32" table:formula="of:=[$'RGAA3 -vs-RGAA3-2016'.$C$151]" office:value-type="string" office:string-value="A" calcext:value-type="string">
            <text:p>A</text:p>
          </table:table-cell>
          <table:table-cell table:style-name="ce32"/>
          <table:table-cell/>
          <table:table-cell table:style-name="ce692" table:formula="of:=[$'RGAA3 -vs-RGAA3-2016'.$F$15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1]">
            <text:p/>
          </table:table-cell>
          <table:table-cell table:formula="of:=[$'RGAA3 -vs-RGAA3-2016'.$M$151]">
            <text:p/>
          </table:table-cell>
          <table:table-cell table:style-name="ce395" table:formula="of:=[$'RGAA3 -vs-RGAA3-2016'.$O$15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1]" office:value-type="string" office:string-value="5.8.1" calcext:value-type="string">
            <text:p>5.8.1</text:p>
          </table:table-cell>
          <table:table-cell table:number-columns-repeated="1008"/>
        </table:table-row>
        <table:table-row table:style-name="ro15">
          <table:table-cell table:formula="of:=[$'RGAA3 -vs-RGAA3-2016'.$A$152]" office:value-type="string" office:string-value="TRUE" calcext:value-type="string">
            <text:p>TRUE</text:p>
          </table:table-cell>
          <table:table-cell table:style-name="ce32" table:formula="of:=[$'RGAA3 -vs-RGAA3-2016'.$B$152]" office:value-type="string" office:string-value="6.1.1" calcext:value-type="string">
            <text:p>6.1.1</text:p>
          </table:table-cell>
          <table:table-cell table:style-name="ce32" table:formula="of:=[$'RGAA3 -vs-RGAA3-2016'.$C$152]" office:value-type="string" office:string-value="A" calcext:value-type="string">
            <text:p>A</text:p>
          </table:table-cell>
          <table:table-cell table:style-name="ce32"/>
          <table:table-cell/>
          <table:table-cell table:style-name="ce693" table:formula="of:=[$'RGAA3 -vs-RGAA3-2016'.$F$15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2]">
            <text:p/>
          </table:table-cell>
          <table:table-cell table:formula="of:=[$'RGAA3 -vs-RGAA3-2016'.$M$152]">
            <text:p/>
          </table:table-cell>
          <table:table-cell table:style-name="ce395" table:formula="of:=[$'RGAA3 -vs-RGAA3-2016'.$O$15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2]" office:value-type="string" office:string-value="6.1.1" calcext:value-type="string">
            <text:p>6.1.1</text:p>
          </table:table-cell>
          <table:table-cell table:number-columns-repeated="1008"/>
        </table:table-row>
        <table:table-row table:style-name="ro15">
          <table:table-cell table:formula="of:=[$'RGAA3 -vs-RGAA3-2016'.$A$153]" office:value-type="string" office:string-value="TRUE" calcext:value-type="string">
            <text:p>TRUE</text:p>
          </table:table-cell>
          <table:table-cell table:style-name="ce32" table:formula="of:=[$'RGAA3 -vs-RGAA3-2016'.$B$153]" office:value-type="string" office:string-value="6.1.2" calcext:value-type="string">
            <text:p>6.1.2</text:p>
          </table:table-cell>
          <table:table-cell table:style-name="ce32" table:formula="of:=[$'RGAA3 -vs-RGAA3-2016'.$C$153]" office:value-type="string" office:string-value="A" calcext:value-type="string">
            <text:p>A</text:p>
          </table:table-cell>
          <table:table-cell table:style-name="ce32"/>
          <table:table-cell/>
          <table:table-cell table:style-name="ce694" table:formula="of:=[$'RGAA3 -vs-RGAA3-2016'.$F$15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53]">
            <text:p/>
          </table:table-cell>
          <table:table-cell table:formula="of:=[$'RGAA3 -vs-RGAA3-2016'.$M$153]">
            <text:p/>
          </table:table-cell>
          <table:table-cell table:style-name="ce395" table:formula="of:=[$'RGAA3 -vs-RGAA3-2016'.$O$15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3]" office:value-type="string" office:string-value="6.1.2" calcext:value-type="string">
            <text:p>6.1.2</text:p>
          </table:table-cell>
          <table:table-cell table:number-columns-repeated="1008"/>
        </table:table-row>
        <table:table-row table:style-name="ro15">
          <table:table-cell table:formula="of:=[$'RGAA3 -vs-RGAA3-2016'.$A$154]" office:value-type="string" office:string-value="TRUE" calcext:value-type="string">
            <text:p>TRUE</text:p>
          </table:table-cell>
          <table:table-cell table:style-name="ce32" table:formula="of:=[$'RGAA3 -vs-RGAA3-2016'.$B$154]" office:value-type="string" office:string-value="6.1.3" calcext:value-type="string">
            <text:p>6.1.3</text:p>
          </table:table-cell>
          <table:table-cell table:style-name="ce32" table:formula="of:=[$'RGAA3 -vs-RGAA3-2016'.$C$154]" office:value-type="string" office:string-value="A" calcext:value-type="string">
            <text:p>A</text:p>
          </table:table-cell>
          <table:table-cell table:style-name="ce32"/>
          <table:table-cell/>
          <table:table-cell table:style-name="ce695"/>
          <table:table-cell table:number-columns-repeated="2"/>
          <table:table-cell table:formula="of:=[$'RGAA3 -vs-RGAA3-2016'.$I$154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4]">
            <text:p/>
          </table:table-cell>
          <table:table-cell table:formula="of:=[$'RGAA3 -vs-RGAA3-2016'.$M$154]">
            <text:p/>
          </table:table-cell>
          <table:table-cell table:style-name="ce395" table:formula="of:=[$'RGAA3 -vs-RGAA3-2016'.$O$15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55]" office:value-type="string" office:string-value="TRUE" calcext:value-type="string">
            <text:p>TRUE</text:p>
          </table:table-cell>
          <table:table-cell table:style-name="ce32" table:formula="of:=[$'RGAA3 -vs-RGAA3-2016'.$B$155]" office:value-type="string" office:string-value="6.1.4" calcext:value-type="string">
            <text:p>6.1.4</text:p>
          </table:table-cell>
          <table:table-cell table:style-name="ce32" table:formula="of:=[$'RGAA3 -vs-RGAA3-2016'.$C$155]" office:value-type="string" office:string-value="A" calcext:value-type="string">
            <text:p>A</text:p>
          </table:table-cell>
          <table:table-cell table:style-name="ce32"/>
          <table:table-cell/>
          <table:table-cell table:style-name="ce696" table:formula="of:=[$'RGAA3 -vs-RGAA3-2016'.$F$15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55]" office:value-type="string" office:string-value="TRUE" calcext:value-type="string">
            <text:p>TRUE</text:p>
          </table:table-cell>
          <table:table-cell table:formula="of:=[$'RGAA3 -vs-RGAA3-2016'.$L$155]" office:value-type="string" office:string-value="TRUE" calcext:value-type="string">
            <text:p>TRUE</text:p>
          </table:table-cell>
          <table:table-cell table:formula="of:=[$'RGAA3 -vs-RGAA3-2016'.$M$155]">
            <text:p/>
          </table:table-cell>
          <table:table-cell table:style-name="ce395" table:formula="of:=[$'RGAA3 -vs-RGAA3-2016'.$O$15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5]" office:value-type="string" office:string-value="6.1.3" calcext:value-type="string">
            <text:p>6.1.3</text:p>
          </table:table-cell>
          <table:table-cell table:number-columns-repeated="1008"/>
        </table:table-row>
        <table:table-row table:style-name="ro15">
          <table:table-cell table:formula="of:=[$'RGAA3 -vs-RGAA3-2016'.$A$156]" office:value-type="string" office:string-value="TRUE" calcext:value-type="string">
            <text:p>TRUE</text:p>
          </table:table-cell>
          <table:table-cell table:style-name="ce32" table:formula="of:=[$'RGAA3 -vs-RGAA3-2016'.$B$156]" office:value-type="string" office:string-value="6.1.5" calcext:value-type="string">
            <text:p>6.1.5</text:p>
          </table:table-cell>
          <table:table-cell table:style-name="ce32" table:formula="of:=[$'RGAA3 -vs-RGAA3-2016'.$C$156]" office:value-type="string" office:string-value="A" calcext:value-type="string">
            <text:p>A</text:p>
          </table:table-cell>
          <table:table-cell table:style-name="ce32"/>
          <table:table-cell/>
          <table:table-cell table:style-name="ce697"/>
          <table:table-cell table:number-columns-repeated="2"/>
          <table:table-cell table:formula="of:=[$'RGAA3 -vs-RGAA3-2016'.$I$156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6]">
            <text:p/>
          </table:table-cell>
          <table:table-cell table:formula="of:=[$'RGAA3 -vs-RGAA3-2016'.$M$156]">
            <text:p/>
          </table:table-cell>
          <table:table-cell table:style-name="ce395" table:formula="of:=[$'RGAA3 -vs-RGAA3-2016'.$O$15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57]" office:value-type="string" office:string-value="TRUE" calcext:value-type="string">
            <text:p>TRUE</text:p>
          </table:table-cell>
          <table:table-cell table:style-name="ce32" table:formula="of:=[$'RGAA3 -vs-RGAA3-2016'.$B$157]" office:value-type="string" office:string-value="6.2.1" calcext:value-type="string">
            <text:p>6.2.1</text:p>
          </table:table-cell>
          <table:table-cell table:style-name="ce32" table:formula="of:=[$'RGAA3 -vs-RGAA3-2016'.$C$157]" office:value-type="string" office:string-value="A" calcext:value-type="string">
            <text:p>A</text:p>
          </table:table-cell>
          <table:table-cell table:style-name="ce32"/>
          <table:table-cell/>
          <table:table-cell table:style-name="ce698" table:formula="of:=[$'RGAA3 -vs-RGAA3-2016'.$F$15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7]">
            <text:p/>
          </table:table-cell>
          <table:table-cell table:formula="of:=[$'RGAA3 -vs-RGAA3-2016'.$M$157]">
            <text:p/>
          </table:table-cell>
          <table:table-cell table:style-name="ce395" table:formula="of:=[$'RGAA3 -vs-RGAA3-2016'.$O$15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7]" office:value-type="string" office:string-value="6.2.1" calcext:value-type="string">
            <text:p>6.2.1</text:p>
          </table:table-cell>
          <table:table-cell table:number-columns-repeated="1008"/>
        </table:table-row>
        <table:table-row table:style-name="ro15">
          <table:table-cell table:formula="of:=[$'RGAA3 -vs-RGAA3-2016'.$A$158]" office:value-type="string" office:string-value="TRUE" calcext:value-type="string">
            <text:p>TRUE</text:p>
          </table:table-cell>
          <table:table-cell table:style-name="ce32" table:formula="of:=[$'RGAA3 -vs-RGAA3-2016'.$B$158]" office:value-type="string" office:string-value="6.2.2" calcext:value-type="string">
            <text:p>6.2.2</text:p>
          </table:table-cell>
          <table:table-cell table:style-name="ce32" table:formula="of:=[$'RGAA3 -vs-RGAA3-2016'.$C$158]" office:value-type="string" office:string-value="A" calcext:value-type="string">
            <text:p>A</text:p>
          </table:table-cell>
          <table:table-cell table:style-name="ce32"/>
          <table:table-cell/>
          <table:table-cell table:style-name="ce699" table:formula="of:=[$'RGAA3 -vs-RGAA3-2016'.$F$15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8]">
            <text:p/>
          </table:table-cell>
          <table:table-cell table:formula="of:=[$'RGAA3 -vs-RGAA3-2016'.$M$158]">
            <text:p/>
          </table:table-cell>
          <table:table-cell table:style-name="ce395" table:formula="of:=[$'RGAA3 -vs-RGAA3-2016'.$O$15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8]" office:value-type="string" office:string-value="6.2.2" calcext:value-type="string">
            <text:p>6.2.2</text:p>
          </table:table-cell>
          <table:table-cell table:number-columns-repeated="1008"/>
        </table:table-row>
        <table:table-row table:style-name="ro15">
          <table:table-cell table:formula="of:=[$'RGAA3 -vs-RGAA3-2016'.$A$159]" office:value-type="string" office:string-value="TRUE" calcext:value-type="string">
            <text:p>TRUE</text:p>
          </table:table-cell>
          <table:table-cell table:style-name="ce32" table:formula="of:=[$'RGAA3 -vs-RGAA3-2016'.$B$159]" office:value-type="string" office:string-value="6.2.3" calcext:value-type="string">
            <text:p>6.2.3</text:p>
          </table:table-cell>
          <table:table-cell table:style-name="ce32" table:formula="of:=[$'RGAA3 -vs-RGAA3-2016'.$C$159]" office:value-type="string" office:string-value="A" calcext:value-type="string">
            <text:p>A</text:p>
          </table:table-cell>
          <table:table-cell table:style-name="ce32"/>
          <table:table-cell/>
          <table:table-cell table:style-name="ce700"/>
          <table:table-cell table:number-columns-repeated="2"/>
          <table:table-cell table:formula="of:=[$'RGAA3 -vs-RGAA3-2016'.$I$15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9]">
            <text:p/>
          </table:table-cell>
          <table:table-cell table:formula="of:=[$'RGAA3 -vs-RGAA3-2016'.$M$159]">
            <text:p/>
          </table:table-cell>
          <table:table-cell table:style-name="ce395" table:formula="of:=[$'RGAA3 -vs-RGAA3-2016'.$O$15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60]" office:value-type="string" office:string-value="TRUE" calcext:value-type="string">
            <text:p>TRUE</text:p>
          </table:table-cell>
          <table:table-cell table:style-name="ce32" table:formula="of:=[$'RGAA3 -vs-RGAA3-2016'.$B$160]" office:value-type="string" office:string-value="6.2.4" calcext:value-type="string">
            <text:p>6.2.4</text:p>
          </table:table-cell>
          <table:table-cell table:style-name="ce32" table:formula="of:=[$'RGAA3 -vs-RGAA3-2016'.$C$160]" office:value-type="string" office:string-value="A" calcext:value-type="string">
            <text:p>A</text:p>
          </table:table-cell>
          <table:table-cell table:style-name="ce32"/>
          <table:table-cell/>
          <table:table-cell table:style-name="ce701" table:formula="of:=[$'RGAA3 -vs-RGAA3-2016'.$F$16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60]" office:value-type="string" office:string-value="TRUE" calcext:value-type="string">
            <text:p>TRUE</text:p>
          </table:table-cell>
          <table:table-cell table:formula="of:=[$'RGAA3 -vs-RGAA3-2016'.$L$160]" office:value-type="string" office:string-value="TRUE" calcext:value-type="string">
            <text:p>TRUE</text:p>
          </table:table-cell>
          <table:table-cell table:formula="of:=[$'RGAA3 -vs-RGAA3-2016'.$M$160]">
            <text:p/>
          </table:table-cell>
          <table:table-cell table:style-name="ce395" table:formula="of:=[$'RGAA3 -vs-RGAA3-2016'.$O$16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0]" office:value-type="string" office:string-value="6.2.3" calcext:value-type="string">
            <text:p>6.2.3</text:p>
          </table:table-cell>
          <table:table-cell table:number-columns-repeated="1008"/>
        </table:table-row>
        <table:table-row table:style-name="ro15">
          <table:table-cell table:formula="of:=[$'RGAA3 -vs-RGAA3-2016'.$A$161]" office:value-type="string" office:string-value="TRUE" calcext:value-type="string">
            <text:p>TRUE</text:p>
          </table:table-cell>
          <table:table-cell table:style-name="ce32" table:formula="of:=[$'RGAA3 -vs-RGAA3-2016'.$B$161]" office:value-type="string" office:string-value="6.2.5" calcext:value-type="string">
            <text:p>6.2.5</text:p>
          </table:table-cell>
          <table:table-cell table:style-name="ce32" table:formula="of:=[$'RGAA3 -vs-RGAA3-2016'.$C$161]" office:value-type="string" office:string-value="A" calcext:value-type="string">
            <text:p>A</text:p>
          </table:table-cell>
          <table:table-cell table:style-name="ce32"/>
          <table:table-cell/>
          <table:table-cell table:style-name="ce702"/>
          <table:table-cell table:number-columns-repeated="2"/>
          <table:table-cell table:formula="of:=[$'RGAA3 -vs-RGAA3-2016'.$I$161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1]">
            <text:p/>
          </table:table-cell>
          <table:table-cell table:formula="of:=[$'RGAA3 -vs-RGAA3-2016'.$M$161]">
            <text:p/>
          </table:table-cell>
          <table:table-cell table:style-name="ce395" table:formula="of:=[$'RGAA3 -vs-RGAA3-2016'.$O$16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62]" office:value-type="string" office:string-value="TRUE" calcext:value-type="string">
            <text:p>TRUE</text:p>
          </table:table-cell>
          <table:table-cell table:style-name="ce32" table:formula="of:=[$'RGAA3 -vs-RGAA3-2016'.$B$162]" office:value-type="string" office:string-value="6.3.1" calcext:value-type="string">
            <text:p>6.3.1</text:p>
          </table:table-cell>
          <table:table-cell table:style-name="ce32" table:formula="of:=[$'RGAA3 -vs-RGAA3-2016'.$C$162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03" table:formula="of:=[$'RGAA3 -vs-RGAA3-2016'.$F$16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2]">
            <text:p/>
          </table:table-cell>
          <table:table-cell table:formula="of:=[$'RGAA3 -vs-RGAA3-2016'.$M$162]">
            <text:p/>
          </table:table-cell>
          <table:table-cell table:style-name="ce395" table:formula="of:=[$'RGAA3 -vs-RGAA3-2016'.$O$16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2]" office:value-type="string" office:string-value="6.3.1" calcext:value-type="string">
            <text:p>6.3.1</text:p>
          </table:table-cell>
          <table:table-cell table:number-columns-repeated="1008"/>
        </table:table-row>
        <table:table-row table:style-name="ro15">
          <table:table-cell table:formula="of:=[$'RGAA3 -vs-RGAA3-2016'.$A$163]" office:value-type="string" office:string-value="TRUE" calcext:value-type="string">
            <text:p>TRUE</text:p>
          </table:table-cell>
          <table:table-cell table:style-name="ce32" table:formula="of:=[$'RGAA3 -vs-RGAA3-2016'.$B$163]" office:value-type="string" office:string-value="6.3.2" calcext:value-type="string">
            <text:p>6.3.2</text:p>
          </table:table-cell>
          <table:table-cell table:style-name="ce32" table:formula="of:=[$'RGAA3 -vs-RGAA3-2016'.$C$163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04" table:formula="of:=[$'RGAA3 -vs-RGAA3-2016'.$F$16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63]">
            <text:p/>
          </table:table-cell>
          <table:table-cell table:formula="of:=[$'RGAA3 -vs-RGAA3-2016'.$M$163]">
            <text:p/>
          </table:table-cell>
          <table:table-cell table:style-name="ce395" table:formula="of:=[$'RGAA3 -vs-RGAA3-2016'.$O$16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3]" office:value-type="string" office:string-value="6.3.2" calcext:value-type="string">
            <text:p>6.3.2</text:p>
          </table:table-cell>
          <table:table-cell table:number-columns-repeated="1008"/>
        </table:table-row>
        <table:table-row table:style-name="ro15">
          <table:table-cell table:formula="of:=[$'RGAA3 -vs-RGAA3-2016'.$A$164]" office:value-type="string" office:string-value="TRUE" calcext:value-type="string">
            <text:p>TRUE</text:p>
          </table:table-cell>
          <table:table-cell table:style-name="ce32" table:formula="of:=[$'RGAA3 -vs-RGAA3-2016'.$B$164]" office:value-type="string" office:string-value="6.3.3" calcext:value-type="string">
            <text:p>6.3.3</text:p>
          </table:table-cell>
          <table:table-cell table:style-name="ce32" table:formula="of:=[$'RGAA3 -vs-RGAA3-2016'.$C$16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05"/>
          <table:table-cell table:number-columns-repeated="2"/>
          <table:table-cell table:formula="of:=[$'RGAA3 -vs-RGAA3-2016'.$I$164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4]">
            <text:p/>
          </table:table-cell>
          <table:table-cell table:formula="of:=[$'RGAA3 -vs-RGAA3-2016'.$M$164]">
            <text:p/>
          </table:table-cell>
          <table:table-cell table:style-name="ce395" table:formula="of:=[$'RGAA3 -vs-RGAA3-2016'.$O$16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65]" office:value-type="string" office:string-value="TRUE" calcext:value-type="string">
            <text:p>TRUE</text:p>
          </table:table-cell>
          <table:table-cell table:style-name="ce32" table:formula="of:=[$'RGAA3 -vs-RGAA3-2016'.$B$165]" office:value-type="string" office:string-value="6.3.4" calcext:value-type="string">
            <text:p>6.3.4</text:p>
          </table:table-cell>
          <table:table-cell table:style-name="ce32" table:formula="of:=[$'RGAA3 -vs-RGAA3-2016'.$C$16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06" table:formula="of:=[$'RGAA3 -vs-RGAA3-2016'.$F$16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65]" office:value-type="string" office:string-value="TRUE" calcext:value-type="string">
            <text:p>TRUE</text:p>
          </table:table-cell>
          <table:table-cell table:formula="of:=[$'RGAA3 -vs-RGAA3-2016'.$L$165]" office:value-type="string" office:string-value="TRUE" calcext:value-type="string">
            <text:p>TRUE</text:p>
          </table:table-cell>
          <table:table-cell table:formula="of:=[$'RGAA3 -vs-RGAA3-2016'.$M$165]">
            <text:p/>
          </table:table-cell>
          <table:table-cell table:style-name="ce395" table:formula="of:=[$'RGAA3 -vs-RGAA3-2016'.$O$16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5]" office:value-type="string" office:string-value="6.3.3" calcext:value-type="string">
            <text:p>6.3.3</text:p>
          </table:table-cell>
          <table:table-cell table:number-columns-repeated="1008"/>
        </table:table-row>
        <table:table-row table:style-name="ro15">
          <table:table-cell table:formula="of:=[$'RGAA3 -vs-RGAA3-2016'.$A$166]" office:value-type="string" office:string-value="TRUE" calcext:value-type="string">
            <text:p>TRUE</text:p>
          </table:table-cell>
          <table:table-cell table:style-name="ce32" table:formula="of:=[$'RGAA3 -vs-RGAA3-2016'.$B$166]" office:value-type="string" office:string-value="6.3.5" calcext:value-type="string">
            <text:p>6.3.5</text:p>
          </table:table-cell>
          <table:table-cell table:style-name="ce32" table:formula="of:=[$'RGAA3 -vs-RGAA3-2016'.$C$16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07"/>
          <table:table-cell table:number-columns-repeated="2"/>
          <table:table-cell table:formula="of:=[$'RGAA3 -vs-RGAA3-2016'.$I$166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6]">
            <text:p/>
          </table:table-cell>
          <table:table-cell table:formula="of:=[$'RGAA3 -vs-RGAA3-2016'.$M$166]">
            <text:p/>
          </table:table-cell>
          <table:table-cell table:style-name="ce395" table:formula="of:=[$'RGAA3 -vs-RGAA3-2016'.$O$16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67]" office:value-type="string" office:string-value="TRUE" calcext:value-type="string">
            <text:p>TRUE</text:p>
          </table:table-cell>
          <table:table-cell table:style-name="ce32" table:formula="of:=[$'RGAA3 -vs-RGAA3-2016'.$B$167]" office:value-type="string" office:string-value="6.4.1" calcext:value-type="string">
            <text:p>6.4.1</text:p>
          </table:table-cell>
          <table:table-cell table:style-name="ce32" table:formula="of:=[$'RGAA3 -vs-RGAA3-2016'.$C$167]" office:value-type="string" office:string-value="A" calcext:value-type="string">
            <text:p>A</text:p>
          </table:table-cell>
          <table:table-cell table:style-name="ce32"/>
          <table:table-cell/>
          <table:table-cell table:style-name="ce708" table:formula="of:=[$'RGAA3 -vs-RGAA3-2016'.$F$16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7]">
            <text:p/>
          </table:table-cell>
          <table:table-cell table:formula="of:=[$'RGAA3 -vs-RGAA3-2016'.$M$167]">
            <text:p/>
          </table:table-cell>
          <table:table-cell table:style-name="ce395" table:formula="of:=[$'RGAA3 -vs-RGAA3-2016'.$O$16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7]" office:value-type="string" office:string-value="6.4.1" calcext:value-type="string">
            <text:p>6.4.1</text:p>
          </table:table-cell>
          <table:table-cell table:number-columns-repeated="1008"/>
        </table:table-row>
        <table:table-row table:style-name="ro15">
          <table:table-cell table:formula="of:=[$'RGAA3 -vs-RGAA3-2016'.$A$168]" office:value-type="string" office:string-value="TRUE" calcext:value-type="string">
            <text:p>TRUE</text:p>
          </table:table-cell>
          <table:table-cell table:style-name="ce32" table:formula="of:=[$'RGAA3 -vs-RGAA3-2016'.$B$168]" office:value-type="string" office:string-value="6.4.2" calcext:value-type="string">
            <text:p>6.4.2</text:p>
          </table:table-cell>
          <table:table-cell table:style-name="ce32" table:formula="of:=[$'RGAA3 -vs-RGAA3-2016'.$C$168]" office:value-type="string" office:string-value="A" calcext:value-type="string">
            <text:p>A</text:p>
          </table:table-cell>
          <table:table-cell table:style-name="ce32"/>
          <table:table-cell/>
          <table:table-cell table:style-name="ce709" table:formula="of:=[$'RGAA3 -vs-RGAA3-2016'.$F$16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8]">
            <text:p/>
          </table:table-cell>
          <table:table-cell table:formula="of:=[$'RGAA3 -vs-RGAA3-2016'.$M$168]">
            <text:p/>
          </table:table-cell>
          <table:table-cell table:style-name="ce395" table:formula="of:=[$'RGAA3 -vs-RGAA3-2016'.$O$16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8]" office:value-type="string" office:string-value="6.4.2" calcext:value-type="string">
            <text:p>6.4.2</text:p>
          </table:table-cell>
          <table:table-cell table:number-columns-repeated="1008"/>
        </table:table-row>
        <table:table-row table:style-name="ro15">
          <table:table-cell table:formula="of:=[$'RGAA3 -vs-RGAA3-2016'.$A$169]" office:value-type="string" office:string-value="TRUE" calcext:value-type="string">
            <text:p>TRUE</text:p>
          </table:table-cell>
          <table:table-cell table:style-name="ce32" table:formula="of:=[$'RGAA3 -vs-RGAA3-2016'.$B$169]" office:value-type="string" office:string-value="6.4.3" calcext:value-type="string">
            <text:p>6.4.3</text:p>
          </table:table-cell>
          <table:table-cell table:style-name="ce32" table:formula="of:=[$'RGAA3 -vs-RGAA3-2016'.$C$169]" office:value-type="string" office:string-value="A" calcext:value-type="string">
            <text:p>A</text:p>
          </table:table-cell>
          <table:table-cell table:style-name="ce32"/>
          <table:table-cell/>
          <table:table-cell table:style-name="ce710"/>
          <table:table-cell table:number-columns-repeated="2"/>
          <table:table-cell table:formula="of:=[$'RGAA3 -vs-RGAA3-2016'.$I$16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9]">
            <text:p/>
          </table:table-cell>
          <table:table-cell table:formula="of:=[$'RGAA3 -vs-RGAA3-2016'.$M$169]">
            <text:p/>
          </table:table-cell>
          <table:table-cell table:style-name="ce395" table:formula="of:=[$'RGAA3 -vs-RGAA3-2016'.$O$16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70]" office:value-type="string" office:string-value="TRUE" calcext:value-type="string">
            <text:p>TRUE</text:p>
          </table:table-cell>
          <table:table-cell table:style-name="ce32" table:formula="of:=[$'RGAA3 -vs-RGAA3-2016'.$B$170]" office:value-type="string" office:string-value="6.4.4" calcext:value-type="string">
            <text:p>6.4.4</text:p>
          </table:table-cell>
          <table:table-cell table:style-name="ce32" table:formula="of:=[$'RGAA3 -vs-RGAA3-2016'.$C$170]" office:value-type="string" office:string-value="A" calcext:value-type="string">
            <text:p>A</text:p>
          </table:table-cell>
          <table:table-cell table:style-name="ce32"/>
          <table:table-cell/>
          <table:table-cell table:style-name="ce711" table:formula="of:=[$'RGAA3 -vs-RGAA3-2016'.$F$17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70]" office:value-type="string" office:string-value="TRUE" calcext:value-type="string">
            <text:p>TRUE</text:p>
          </table:table-cell>
          <table:table-cell table:formula="of:=[$'RGAA3 -vs-RGAA3-2016'.$L$170]" office:value-type="string" office:string-value="TRUE" calcext:value-type="string">
            <text:p>TRUE</text:p>
          </table:table-cell>
          <table:table-cell table:formula="of:=[$'RGAA3 -vs-RGAA3-2016'.$M$170]">
            <text:p/>
          </table:table-cell>
          <table:table-cell table:style-name="ce395" table:formula="of:=[$'RGAA3 -vs-RGAA3-2016'.$O$17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70]" office:value-type="string" office:string-value="6.4.3" calcext:value-type="string">
            <text:p>6.4.3</text:p>
          </table:table-cell>
          <table:table-cell table:style-name="ce32" table:formula="of:=[$'RGAA3 -vs-RGAA3-2016'.$Q$170]" office:value-type="string" office:string-value="A" calcext:value-type="string">
            <text:p>A</text:p>
          </table:table-cell>
          <table:table-cell table:style-name="ce34"/>
          <table:table-cell table:number-columns-repeated="1006"/>
        </table:table-row>
        <table:table-row table:style-name="ro15">
          <table:table-cell table:formula="of:=[$'RGAA3 -vs-RGAA3-2016'.$A$171]" office:value-type="string" office:string-value="TRUE" calcext:value-type="string">
            <text:p>TRUE</text:p>
          </table:table-cell>
          <table:table-cell table:style-name="ce32" table:formula="of:=[$'RGAA3 -vs-RGAA3-2016'.$B$171]" office:value-type="string" office:string-value="6.4.5" calcext:value-type="string">
            <text:p>6.4.5</text:p>
          </table:table-cell>
          <table:table-cell table:style-name="ce32" table:formula="of:=[$'RGAA3 -vs-RGAA3-2016'.$C$171]" office:value-type="string" office:string-value="A" calcext:value-type="string">
            <text:p>A</text:p>
          </table:table-cell>
          <table:table-cell table:style-name="ce32"/>
          <table:table-cell/>
          <table:table-cell table:style-name="ce712"/>
          <table:table-cell table:number-columns-repeated="2"/>
          <table:table-cell table:formula="of:=[$'RGAA3 -vs-RGAA3-2016'.$I$171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71]">
            <text:p/>
          </table:table-cell>
          <table:table-cell table:formula="of:=[$'RGAA3 -vs-RGAA3-2016'.$M$171]">
            <text:p/>
          </table:table-cell>
          <table:table-cell table:style-name="ce395" table:formula="of:=[$'RGAA3 -vs-RGAA3-2016'.$O$17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5">
          <table:table-cell table:formula="of:=[$'RGAA3 -vs-RGAA3-2016'.$A$172]" office:value-type="string" office:string-value="TRUE" calcext:value-type="string">
            <text:p>TRUE</text:p>
          </table:table-cell>
          <table:table-cell table:style-name="ce32" table:formula="of:=[$'RGAA3 -vs-RGAA3-2016'.$B$172]" office:value-type="string" office:string-value="6.5.1" calcext:value-type="string">
            <text:p>6.5.1</text:p>
          </table:table-cell>
          <table:table-cell table:style-name="ce32" table:formula="of:=[$'RGAA3 -vs-RGAA3-2016'.$C$172]" office:value-type="string" office:string-value="A" calcext:value-type="string">
            <text:p>A</text:p>
          </table:table-cell>
          <table:table-cell table:style-name="ce32"/>
          <table:table-cell/>
          <table:table-cell table:style-name="ce713" table:formula="of:=[$'RGAA3 -vs-RGAA3-2016'.$F$17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72]">
            <text:p/>
          </table:table-cell>
          <table:table-cell table:formula="of:=[$'RGAA3 -vs-RGAA3-2016'.$M$172]">
            <text:p/>
          </table:table-cell>
          <table:table-cell table:style-name="ce395" table:formula="of:=[$'RGAA3 -vs-RGAA3-2016'.$O$17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72]" office:value-type="string" office:string-value="6.5.1" calcext:value-type="string">
            <text:p>6.5.1</text:p>
          </table:table-cell>
          <table:table-cell table:number-columns-repeated="1008"/>
        </table:table-row>
        <table:table-row table:style-name="ro15">
          <table:table-cell table:formula="of:=[$'RGAA3 -vs-RGAA3-2016'.$A$185]" office:value-type="string" office:string-value="TRUE" calcext:value-type="string">
            <text:p>TRUE</text:p>
          </table:table-cell>
          <table:table-cell table:style-name="ce32" table:formula="of:=[$'RGAA3 -vs-RGAA3-2016'.$B$185]" office:value-type="string" office:string-value="7.4.1" calcext:value-type="string">
            <text:p>7.4.1</text:p>
          </table:table-cell>
          <table:table-cell table:style-name="ce32" table:formula="of:=[$'RGAA3 -vs-RGAA3-2016'.$C$185]" office:value-type="string" office:string-value="A" calcext:value-type="string">
            <text:p>A</text:p>
          </table:table-cell>
          <table:table-cell table:style-name="ce32"/>
          <table:table-cell/>
          <table:table-cell table:style-name="ce714" table:formula="of:=[$'RGAA3 -vs-RGAA3-2016'.$F$18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5]">
            <text:p/>
          </table:table-cell>
          <table:table-cell table:formula="of:=[$'RGAA3 -vs-RGAA3-2016'.$M$185]">
            <text:p/>
          </table:table-cell>
          <table:table-cell table:style-name="ce395" table:formula="of:=[$'RGAA3 -vs-RGAA3-2016'.$O$18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5]" office:value-type="string" office:string-value="7.4.1" calcext:value-type="string">
            <text:p>7.4.1</text:p>
          </table:table-cell>
          <table:table-cell table:number-columns-repeated="1008"/>
        </table:table-row>
        <table:table-row table:style-name="ro15">
          <table:table-cell table:formula="of:=[$'RGAA3 -vs-RGAA3-2016'.$A$187]" office:value-type="string" office:string-value="TRUE" calcext:value-type="string">
            <text:p>TRUE</text:p>
          </table:table-cell>
          <table:table-cell table:style-name="ce32" table:formula="of:=[$'RGAA3 -vs-RGAA3-2016'.$B$187]" office:value-type="string" office:string-value="8.1.1" calcext:value-type="string">
            <text:p>8.1.1</text:p>
          </table:table-cell>
          <table:table-cell table:style-name="ce32" table:formula="of:=[$'RGAA3 -vs-RGAA3-2016'.$C$187]" office:value-type="string" office:string-value="A" calcext:value-type="string">
            <text:p>A</text:p>
          </table:table-cell>
          <table:table-cell table:style-name="ce32"/>
          <table:table-cell/>
          <table:table-cell table:style-name="ce715" table:formula="of:=[$'RGAA3 -vs-RGAA3-2016'.$F$18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7]">
            <text:p/>
          </table:table-cell>
          <table:table-cell table:formula="of:=[$'RGAA3 -vs-RGAA3-2016'.$M$187]">
            <text:p/>
          </table:table-cell>
          <table:table-cell table:style-name="ce395" table:formula="of:=[$'RGAA3 -vs-RGAA3-2016'.$O$18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7]" office:value-type="string" office:string-value="8.1.1" calcext:value-type="string">
            <text:p>8.1.1</text:p>
          </table:table-cell>
          <table:table-cell table:number-columns-repeated="1008"/>
        </table:table-row>
        <table:table-row table:style-name="ro15">
          <table:table-cell table:formula="of:=[$'RGAA3 -vs-RGAA3-2016'.$A$188]" office:value-type="string" office:string-value="TRUE" calcext:value-type="string">
            <text:p>TRUE</text:p>
          </table:table-cell>
          <table:table-cell table:style-name="ce32" table:formula="of:=[$'RGAA3 -vs-RGAA3-2016'.$B$188]" office:value-type="string" office:string-value="8.1.2" calcext:value-type="string">
            <text:p>8.1.2</text:p>
          </table:table-cell>
          <table:table-cell table:style-name="ce32" table:formula="of:=[$'RGAA3 -vs-RGAA3-2016'.$C$188]" office:value-type="string" office:string-value="A" calcext:value-type="string">
            <text:p>A</text:p>
          </table:table-cell>
          <table:table-cell table:style-name="ce32"/>
          <table:table-cell/>
          <table:table-cell table:style-name="ce716" table:formula="of:=[$'RGAA3 -vs-RGAA3-2016'.$F$18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8]">
            <text:p/>
          </table:table-cell>
          <table:table-cell table:formula="of:=[$'RGAA3 -vs-RGAA3-2016'.$M$188]">
            <text:p/>
          </table:table-cell>
          <table:table-cell table:style-name="ce395" table:formula="of:=[$'RGAA3 -vs-RGAA3-2016'.$O$18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8]" office:value-type="string" office:string-value="8.1.2" calcext:value-type="string">
            <text:p>8.1.2</text:p>
          </table:table-cell>
          <table:table-cell table:number-columns-repeated="1008"/>
        </table:table-row>
        <table:table-row table:style-name="ro15">
          <table:table-cell table:formula="of:=[$'RGAA3 -vs-RGAA3-2016'.$A$189]" office:value-type="string" office:string-value="TRUE" calcext:value-type="string">
            <text:p>TRUE</text:p>
          </table:table-cell>
          <table:table-cell table:style-name="ce32" table:formula="of:=[$'RGAA3 -vs-RGAA3-2016'.$B$189]" office:value-type="string" office:string-value="8.1.3" calcext:value-type="string">
            <text:p>8.1.3</text:p>
          </table:table-cell>
          <table:table-cell table:style-name="ce32" table:formula="of:=[$'RGAA3 -vs-RGAA3-2016'.$C$189]" office:value-type="string" office:string-value="A" calcext:value-type="string">
            <text:p>A</text:p>
          </table:table-cell>
          <table:table-cell table:style-name="ce32"/>
          <table:table-cell/>
          <table:table-cell table:style-name="ce717" table:formula="of:=[$'RGAA3 -vs-RGAA3-2016'.$F$189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189]">
            <text:p/>
          </table:table-cell>
          <table:table-cell table:formula="of:=[$'RGAA3 -vs-RGAA3-2016'.$M$189]">
            <text:p/>
          </table:table-cell>
          <table:table-cell table:style-name="ce395" table:formula="of:=[$'RGAA3 -vs-RGAA3-2016'.$O$18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9]" office:value-type="string" office:string-value="8.1.3" calcext:value-type="string">
            <text:p>8.1.3</text:p>
          </table:table-cell>
          <table:table-cell table:number-columns-repeated="1008"/>
        </table:table-row>
        <table:table-row table:style-name="ro15">
          <table:table-cell table:formula="of:=[$'RGAA3 -vs-RGAA3-2016'.$A$192]" office:value-type="string" office:string-value="TRUE" calcext:value-type="string">
            <text:p>TRUE</text:p>
          </table:table-cell>
          <table:table-cell table:style-name="ce32" table:formula="of:=[$'RGAA3 -vs-RGAA3-2016'.$B$192]" office:value-type="string" office:string-value="8.3.1" calcext:value-type="string">
            <text:p>8.3.1</text:p>
          </table:table-cell>
          <table:table-cell table:style-name="ce32" table:formula="of:=[$'RGAA3 -vs-RGAA3-2016'.$C$192]" office:value-type="string" office:string-value="A" calcext:value-type="string">
            <text:p>A</text:p>
          </table:table-cell>
          <table:table-cell table:style-name="ce32"/>
          <table:table-cell/>
          <table:table-cell table:style-name="ce718" table:formula="of:=[$'RGAA3 -vs-RGAA3-2016'.$F$1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2]">
            <text:p/>
          </table:table-cell>
          <table:table-cell table:formula="of:=[$'RGAA3 -vs-RGAA3-2016'.$M$192]">
            <text:p/>
          </table:table-cell>
          <table:table-cell table:style-name="ce395" table:formula="of:=[$'RGAA3 -vs-RGAA3-2016'.$O$19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2]" office:value-type="string" office:string-value="8.3.1" calcext:value-type="string">
            <text:p>8.3.1</text:p>
          </table:table-cell>
          <table:table-cell table:number-columns-repeated="1008"/>
        </table:table-row>
        <table:table-row table:style-name="ro15">
          <table:table-cell table:formula="of:=[$'RGAA3 -vs-RGAA3-2016'.$A$193]" office:value-type="string" office:string-value="TRUE" calcext:value-type="string">
            <text:p>TRUE</text:p>
          </table:table-cell>
          <table:table-cell table:style-name="ce32" table:formula="of:=[$'RGAA3 -vs-RGAA3-2016'.$B$193]" office:value-type="string" office:string-value="8.4.1" calcext:value-type="string">
            <text:p>8.4.1</text:p>
          </table:table-cell>
          <table:table-cell table:style-name="ce32" table:formula="of:=[$'RGAA3 -vs-RGAA3-2016'.$C$193]" office:value-type="string" office:string-value="A" calcext:value-type="string">
            <text:p>A</text:p>
          </table:table-cell>
          <table:table-cell table:style-name="ce32"/>
          <table:table-cell/>
          <table:table-cell table:style-name="ce719" table:formula="of:=[$'RGAA3 -vs-RGAA3-2016'.$F$1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3]">
            <text:p/>
          </table:table-cell>
          <table:table-cell table:formula="of:=[$'RGAA3 -vs-RGAA3-2016'.$M$193]">
            <text:p/>
          </table:table-cell>
          <table:table-cell table:style-name="ce395" table:formula="of:=[$'RGAA3 -vs-RGAA3-2016'.$O$19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3]" office:value-type="string" office:string-value="8.4.1" calcext:value-type="string">
            <text:p>8.4.1</text:p>
          </table:table-cell>
          <table:table-cell table:number-columns-repeated="1008"/>
        </table:table-row>
        <table:table-row table:style-name="ro15">
          <table:table-cell table:formula="of:=[$'RGAA3 -vs-RGAA3-2016'.$A$194]" office:value-type="string" office:string-value="TRUE" calcext:value-type="string">
            <text:p>TRUE</text:p>
          </table:table-cell>
          <table:table-cell table:style-name="ce32" table:formula="of:=[$'RGAA3 -vs-RGAA3-2016'.$B$194]" office:value-type="string" office:string-value="8.5.1" calcext:value-type="string">
            <text:p>8.5.1</text:p>
          </table:table-cell>
          <table:table-cell table:style-name="ce32" table:formula="of:=[$'RGAA3 -vs-RGAA3-2016'.$C$194]" office:value-type="string" office:string-value="A" calcext:value-type="string">
            <text:p>A</text:p>
          </table:table-cell>
          <table:table-cell table:style-name="ce32"/>
          <table:table-cell/>
          <table:table-cell table:style-name="ce720" table:formula="of:=[$'RGAA3 -vs-RGAA3-2016'.$F$1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4]">
            <text:p/>
          </table:table-cell>
          <table:table-cell table:formula="of:=[$'RGAA3 -vs-RGAA3-2016'.$M$194]">
            <text:p/>
          </table:table-cell>
          <table:table-cell table:style-name="ce395" table:formula="of:=[$'RGAA3 -vs-RGAA3-2016'.$O$19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4]" office:value-type="string" office:string-value="8.5.1" calcext:value-type="string">
            <text:p>8.5.1</text:p>
          </table:table-cell>
          <table:table-cell table:number-columns-repeated="1008"/>
        </table:table-row>
        <table:table-row table:style-name="ro15">
          <table:table-cell table:formula="of:=[$'RGAA3 -vs-RGAA3-2016'.$A$195]" office:value-type="string" office:string-value="TRUE" calcext:value-type="string">
            <text:p>TRUE</text:p>
          </table:table-cell>
          <table:table-cell table:style-name="ce32" table:formula="of:=[$'RGAA3 -vs-RGAA3-2016'.$B$195]" office:value-type="string" office:string-value="8.6.1" calcext:value-type="string">
            <text:p>8.6.1</text:p>
          </table:table-cell>
          <table:table-cell table:style-name="ce32" table:formula="of:=[$'RGAA3 -vs-RGAA3-2016'.$C$195]" office:value-type="string" office:string-value="A" calcext:value-type="string">
            <text:p>A</text:p>
          </table:table-cell>
          <table:table-cell table:style-name="ce32"/>
          <table:table-cell/>
          <table:table-cell table:style-name="ce721" table:formula="of:=[$'RGAA3 -vs-RGAA3-2016'.$F$19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5]">
            <text:p/>
          </table:table-cell>
          <table:table-cell table:formula="of:=[$'RGAA3 -vs-RGAA3-2016'.$M$195]">
            <text:p/>
          </table:table-cell>
          <table:table-cell table:style-name="ce395" table:formula="of:=[$'RGAA3 -vs-RGAA3-2016'.$O$19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5]" office:value-type="string" office:string-value="8.6.1" calcext:value-type="string">
            <text:p>8.6.1</text:p>
          </table:table-cell>
          <table:table-cell table:number-columns-repeated="1008"/>
        </table:table-row>
        <table:table-row table:style-name="ro15">
          <table:table-cell table:formula="of:=[$'RGAA3 -vs-RGAA3-2016'.$A$196]" office:value-type="string" office:string-value="TRUE" calcext:value-type="string">
            <text:p>TRUE</text:p>
          </table:table-cell>
          <table:table-cell table:style-name="ce32" table:formula="of:=[$'RGAA3 -vs-RGAA3-2016'.$B$196]" office:value-type="string" office:string-value="8.7.1" calcext:value-type="string">
            <text:p>8.7.1</text:p>
          </table:table-cell>
          <table:table-cell table:style-name="ce32" table:formula="of:=[$'RGAA3 -vs-RGAA3-2016'.$C$196]" office:value-type="string" office:string-value="AA" calcext:value-type="string">
            <text:p>AA</text:p>
          </table:table-cell>
          <table:table-cell table:style-name="ce32"/>
          <table:table-cell/>
          <table:table-cell table:style-name="ce722" table:formula="of:=[$'RGAA3 -vs-RGAA3-2016'.$F$1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6]">
            <text:p/>
          </table:table-cell>
          <table:table-cell table:formula="of:=[$'RGAA3 -vs-RGAA3-2016'.$M$196]">
            <text:p/>
          </table:table-cell>
          <table:table-cell table:style-name="ce395" table:formula="of:=[$'RGAA3 -vs-RGAA3-2016'.$O$19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6]" office:value-type="string" office:string-value="8.7.1" calcext:value-type="string">
            <text:p>8.7.1</text:p>
          </table:table-cell>
          <table:table-cell table:number-columns-repeated="1008"/>
        </table:table-row>
        <table:table-row table:style-name="ro15">
          <table:table-cell table:formula="of:=[$'RGAA3 -vs-RGAA3-2016'.$A$197]" office:value-type="string" office:string-value="TRUE" calcext:value-type="string">
            <text:p>TRUE</text:p>
          </table:table-cell>
          <table:table-cell table:style-name="ce32" table:formula="of:=[$'RGAA3 -vs-RGAA3-2016'.$B$197]" office:value-type="string" office:string-value="8.8.1" calcext:value-type="string">
            <text:p>8.8.1</text:p>
          </table:table-cell>
          <table:table-cell table:style-name="ce32" table:formula="of:=[$'RGAA3 -vs-RGAA3-2016'.$C$197]" office:value-type="string" office:string-value="AA" calcext:value-type="string">
            <text:p>AA</text:p>
          </table:table-cell>
          <table:table-cell table:style-name="ce32"/>
          <table:table-cell/>
          <table:table-cell table:style-name="ce723" table:formula="of:=[$'RGAA3 -vs-RGAA3-2016'.$F$19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7]">
            <text:p/>
          </table:table-cell>
          <table:table-cell table:formula="of:=[$'RGAA3 -vs-RGAA3-2016'.$M$197]">
            <text:p/>
          </table:table-cell>
          <table:table-cell table:style-name="ce395" table:formula="of:=[$'RGAA3 -vs-RGAA3-2016'.$O$19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7]" office:value-type="string" office:string-value="8.8.1" calcext:value-type="string">
            <text:p>8.8.1</text:p>
          </table:table-cell>
          <table:table-cell table:number-columns-repeated="1008"/>
        </table:table-row>
        <table:table-row table:style-name="ro15">
          <table:table-cell table:formula="of:=[$'RGAA3 -vs-RGAA3-2016'.$A$198]" office:value-type="string" office:string-value="TRUE" calcext:value-type="string">
            <text:p>TRUE</text:p>
          </table:table-cell>
          <table:table-cell table:style-name="ce32" table:formula="of:=[$'RGAA3 -vs-RGAA3-2016'.$B$198]" office:value-type="string" office:string-value="8.8.2" calcext:value-type="string">
            <text:p>8.8.2</text:p>
          </table:table-cell>
          <table:table-cell table:style-name="ce32" table:formula="of:=[$'RGAA3 -vs-RGAA3-2016'.$C$198]" office:value-type="string" office:string-value="AA" calcext:value-type="string">
            <text:p>AA</text:p>
          </table:table-cell>
          <table:table-cell table:style-name="ce32"/>
          <table:table-cell/>
          <table:table-cell table:style-name="ce724" table:formula="of:=[$'RGAA3 -vs-RGAA3-2016'.$F$19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8]">
            <text:p/>
          </table:table-cell>
          <table:table-cell table:formula="of:=[$'RGAA3 -vs-RGAA3-2016'.$M$198]">
            <text:p/>
          </table:table-cell>
          <table:table-cell table:style-name="ce395" table:formula="of:=[$'RGAA3 -vs-RGAA3-2016'.$O$19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8]" office:value-type="string" office:string-value="8.8.2" calcext:value-type="string">
            <text:p>8.8.2</text:p>
          </table:table-cell>
          <table:table-cell table:number-columns-repeated="1008"/>
        </table:table-row>
        <table:table-row table:style-name="ro15">
          <table:table-cell table:formula="of:=[$'RGAA3 -vs-RGAA3-2016'.$A$199]" office:value-type="string" office:string-value="TRUE" calcext:value-type="string">
            <text:p>TRUE</text:p>
          </table:table-cell>
          <table:table-cell table:style-name="ce32" table:formula="of:=[$'RGAA3 -vs-RGAA3-2016'.$B$199]" office:value-type="string" office:string-value="8.9.1" calcext:value-type="string">
            <text:p>8.9.1</text:p>
          </table:table-cell>
          <table:table-cell table:style-name="ce32" table:formula="of:=[$'RGAA3 -vs-RGAA3-2016'.$C$199]" office:value-type="string" office:string-value="A" calcext:value-type="string">
            <text:p>A</text:p>
          </table:table-cell>
          <table:table-cell table:style-name="ce32"/>
          <table:table-cell/>
          <table:table-cell table:style-name="ce725" table:formula="of:=[$'RGAA3 -vs-RGAA3-2016'.$F$199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199]">
            <text:p/>
          </table:table-cell>
          <table:table-cell table:formula="of:=[$'RGAA3 -vs-RGAA3-2016'.$M$199]">
            <text:p/>
          </table:table-cell>
          <table:table-cell table:style-name="ce395" table:formula="of:=[$'RGAA3 -vs-RGAA3-2016'.$O$19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9]" office:value-type="string" office:string-value="8.9.1" calcext:value-type="string">
            <text:p>8.9.1</text:p>
          </table:table-cell>
          <table:table-cell table:number-columns-repeated="1008"/>
        </table:table-row>
        <table:table-row table:style-name="ro15">
          <table:table-cell table:formula="of:=[$'RGAA3 -vs-RGAA3-2016'.$A$202]" office:value-type="string" office:string-value="TRUE" calcext:value-type="string">
            <text:p>TRUE</text:p>
          </table:table-cell>
          <table:table-cell table:style-name="ce32" table:formula="of:=[$'RGAA3 -vs-RGAA3-2016'.$B$202]" office:value-type="string" office:string-value="9.1.1" calcext:value-type="string">
            <text:p>9.1.1</text:p>
          </table:table-cell>
          <table:table-cell table:style-name="ce32" table:formula="of:=[$'RGAA3 -vs-RGAA3-2016'.$C$202]" office:value-type="string" office:string-value="A" calcext:value-type="string">
            <text:p>A</text:p>
          </table:table-cell>
          <table:table-cell table:style-name="ce32"/>
          <table:table-cell/>
          <table:table-cell table:style-name="ce726" table:formula="of:=[$'RGAA3 -vs-RGAA3-2016'.$F$202]" office:value-type="string" office:string-value="TRUE" calcext:value-type="string">
            <text:p>TRUE</text:p>
          </table:table-cell>
          <table:table-cell table:number-columns-repeated="3"/>
          <table:table-cell table:style-name="Default"/>
          <table:table-cell/>
          <table:table-cell table:formula="of:=[$'RGAA3 -vs-RGAA3-2016'.$L$202]">
            <text:p/>
          </table:table-cell>
          <table:table-cell table:formula="of:=[$'RGAA3 -vs-RGAA3-2016'.$M$202]">
            <text:p/>
          </table:table-cell>
          <table:table-cell table:style-name="ce395" table:formula="of:=[$'RGAA3 -vs-RGAA3-2016'.$O$20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2]" office:value-type="string" office:string-value="9.1.1" calcext:value-type="string">
            <text:p>9.1.1</text:p>
          </table:table-cell>
          <table:table-cell table:number-columns-repeated="1008"/>
        </table:table-row>
        <table:table-row table:style-name="ro15">
          <table:table-cell table:formula="of:=[$'RGAA3 -vs-RGAA3-2016'.$A$203]" office:value-type="string" office:string-value="TRUE" calcext:value-type="string">
            <text:p>TRUE</text:p>
          </table:table-cell>
          <table:table-cell table:style-name="ce32" table:formula="of:=[$'RGAA3 -vs-RGAA3-2016'.$B$203]" office:value-type="string" office:string-value="9.1.2" calcext:value-type="string">
            <text:p>9.1.2</text:p>
          </table:table-cell>
          <table:table-cell table:style-name="ce32" table:formula="of:=[$'RGAA3 -vs-RGAA3-2016'.$C$203]" office:value-type="string" office:string-value="A" calcext:value-type="string">
            <text:p>A</text:p>
          </table:table-cell>
          <table:table-cell table:style-name="ce32"/>
          <table:table-cell/>
          <table:table-cell table:style-name="ce727" table:formula="of:=[$'RGAA3 -vs-RGAA3-2016'.$F$20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03]">
            <text:p/>
          </table:table-cell>
          <table:table-cell table:formula="of:=[$'RGAA3 -vs-RGAA3-2016'.$M$203]">
            <text:p/>
          </table:table-cell>
          <table:table-cell table:style-name="ce395" table:formula="of:=[$'RGAA3 -vs-RGAA3-2016'.$O$20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3]" office:value-type="string" office:string-value="9.1.2" calcext:value-type="string">
            <text:p>9.1.2</text:p>
          </table:table-cell>
          <table:table-cell table:number-columns-repeated="1008"/>
        </table:table-row>
        <table:table-row table:style-name="ro15">
          <table:table-cell table:formula="of:=[$'RGAA3 -vs-RGAA3-2016'.$A$205]" office:value-type="string" office:string-value="TRUE" calcext:value-type="string">
            <text:p>TRUE</text:p>
          </table:table-cell>
          <table:table-cell table:style-name="ce32" table:formula="of:=[$'RGAA3 -vs-RGAA3-2016'.$B$205]" office:value-type="string" office:string-value="9.1.4" calcext:value-type="string">
            <text:p>9.1.4</text:p>
          </table:table-cell>
          <table:table-cell table:style-name="ce32" table:formula="of:=[$'RGAA3 -vs-RGAA3-2016'.$C$205]" office:value-type="string" office:string-value="A" calcext:value-type="string">
            <text:p>A</text:p>
          </table:table-cell>
          <table:table-cell table:style-name="ce32"/>
          <table:table-cell/>
          <table:table-cell table:style-name="ce728" table:formula="of:=[$'RGAA3 -vs-RGAA3-2016'.$F$20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05]">
            <text:p/>
          </table:table-cell>
          <table:table-cell table:formula="of:=[$'RGAA3 -vs-RGAA3-2016'.$M$205]">
            <text:p/>
          </table:table-cell>
          <table:table-cell table:style-name="ce395" table:formula="of:=[$'RGAA3 -vs-RGAA3-2016'.$O$20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5]" office:value-type="string" office:string-value="9.1.4" calcext:value-type="string">
            <text:p>9.1.4</text:p>
          </table:table-cell>
          <table:table-cell table:number-columns-repeated="1008"/>
        </table:table-row>
        <table:table-row table:style-name="ro15">
          <table:table-cell table:formula="of:=[$'RGAA3 -vs-RGAA3-2016'.$A$215]" office:value-type="string" office:string-value="TRUE" calcext:value-type="string">
            <text:p>TRUE</text:p>
          </table:table-cell>
          <table:table-cell table:style-name="ce32" table:formula="of:=[$'RGAA3 -vs-RGAA3-2016'.$B$215]" office:value-type="string" office:string-value="10.1.1" calcext:value-type="string">
            <text:p>10.1.1</text:p>
          </table:table-cell>
          <table:table-cell table:style-name="ce32" table:formula="of:=[$'RGAA3 -vs-RGAA3-2016'.$C$215]" office:value-type="string" office:string-value="A" calcext:value-type="string">
            <text:p>A</text:p>
          </table:table-cell>
          <table:table-cell table:style-name="ce32"/>
          <table:table-cell/>
          <table:table-cell table:style-name="ce729" table:formula="of:=[$'RGAA3 -vs-RGAA3-2016'.$F$21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15]">
            <text:p/>
          </table:table-cell>
          <table:table-cell table:formula="of:=[$'RGAA3 -vs-RGAA3-2016'.$M$215]">
            <text:p/>
          </table:table-cell>
          <table:table-cell table:style-name="ce395" table:formula="of:=[$'RGAA3 -vs-RGAA3-2016'.$O$21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15]" office:value-type="string" office:string-value="10.1.1" calcext:value-type="string">
            <text:p>10.1.1</text:p>
          </table:table-cell>
          <table:table-cell table:number-columns-repeated="1008"/>
        </table:table-row>
        <table:table-row table:style-name="ro15">
          <table:table-cell table:formula="of:=[$'RGAA3 -vs-RGAA3-2016'.$A$216]" office:value-type="string" office:string-value="TRUE" calcext:value-type="string">
            <text:p>TRUE</text:p>
          </table:table-cell>
          <table:table-cell table:style-name="ce32" table:formula="of:=[$'RGAA3 -vs-RGAA3-2016'.$B$216]" office:value-type="string" office:string-value="10.1.2" calcext:value-type="string">
            <text:p>10.1.2</text:p>
          </table:table-cell>
          <table:table-cell table:style-name="ce32" table:formula="of:=[$'RGAA3 -vs-RGAA3-2016'.$C$216]" office:value-type="string" office:string-value="A" calcext:value-type="string">
            <text:p>A</text:p>
          </table:table-cell>
          <table:table-cell table:style-name="ce32"/>
          <table:table-cell/>
          <table:table-cell table:style-name="ce730" table:formula="of:=[$'RGAA3 -vs-RGAA3-2016'.$F$21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16]">
            <text:p/>
          </table:table-cell>
          <table:table-cell table:formula="of:=[$'RGAA3 -vs-RGAA3-2016'.$M$216]">
            <text:p/>
          </table:table-cell>
          <table:table-cell table:style-name="ce395" table:formula="of:=[$'RGAA3 -vs-RGAA3-2016'.$O$21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16]" office:value-type="string" office:string-value="10.1.2" calcext:value-type="string">
            <text:p>10.1.2</text:p>
          </table:table-cell>
          <table:table-cell table:number-columns-repeated="1008"/>
        </table:table-row>
        <table:table-row table:style-name="ro15">
          <table:table-cell table:formula="of:=[$'RGAA3 -vs-RGAA3-2016'.$A$220]" office:value-type="string" office:string-value="TRUE" calcext:value-type="string">
            <text:p>TRUE</text:p>
          </table:table-cell>
          <table:table-cell table:style-name="ce32" table:formula="of:=[$'RGAA3 -vs-RGAA3-2016'.$B$220]" office:value-type="string" office:string-value="10.4.1" calcext:value-type="string">
            <text:p>10.4.1</text:p>
          </table:table-cell>
          <table:table-cell table:style-name="ce32" table:formula="of:=[$'RGAA3 -vs-RGAA3-2016'.$C$220]" office:value-type="string" office:string-value="AA" calcext:value-type="string">
            <text:p>AA</text:p>
          </table:table-cell>
          <table:table-cell table:style-name="ce32"/>
          <table:table-cell/>
          <table:table-cell table:style-name="ce731" table:formula="of:=[$'RGAA3 -vs-RGAA3-2016'.$F$22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20]">
            <text:p/>
          </table:table-cell>
          <table:table-cell table:formula="of:=[$'RGAA3 -vs-RGAA3-2016'.$M$220]">
            <text:p/>
          </table:table-cell>
          <table:table-cell table:style-name="ce395" table:formula="of:=[$'RGAA3 -vs-RGAA3-2016'.$O$22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0]" office:value-type="string" office:string-value="10.4.1" calcext:value-type="string">
            <text:p>10.4.1</text:p>
          </table:table-cell>
          <table:table-cell table:number-columns-repeated="1008"/>
        </table:table-row>
        <table:table-row table:style-name="ro15">
          <table:table-cell table:formula="of:=[$'RGAA3 -vs-RGAA3-2016'.$A$221]" office:value-type="string" office:string-value="TRUE" calcext:value-type="string">
            <text:p>TRUE</text:p>
          </table:table-cell>
          <table:table-cell table:style-name="ce32" table:formula="of:=[$'RGAA3 -vs-RGAA3-2016'.$B$221]" office:value-type="string" office:string-value="10.4.2" calcext:value-type="string">
            <text:p>10.4.2</text:p>
          </table:table-cell>
          <table:table-cell table:style-name="ce32" table:formula="of:=[$'RGAA3 -vs-RGAA3-2016'.$C$221]" office:value-type="string" office:string-value="AA" calcext:value-type="string">
            <text:p>AA</text:p>
          </table:table-cell>
          <table:table-cell table:style-name="ce32"/>
          <table:table-cell/>
          <table:table-cell table:style-name="ce732" table:formula="of:=[$'RGAA3 -vs-RGAA3-2016'.$F$22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21]">
            <text:p/>
          </table:table-cell>
          <table:table-cell table:formula="of:=[$'RGAA3 -vs-RGAA3-2016'.$M$221]">
            <text:p/>
          </table:table-cell>
          <table:table-cell table:style-name="ce395" table:formula="of:=[$'RGAA3 -vs-RGAA3-2016'.$O$22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1]" office:value-type="string" office:string-value="10.4.2" calcext:value-type="string">
            <text:p>10.4.2</text:p>
          </table:table-cell>
          <table:table-cell table:number-columns-repeated="1008"/>
        </table:table-row>
        <table:table-row table:style-name="ro15">
          <table:table-cell table:formula="of:=[$'RGAA3 -vs-RGAA3-2016'.$A$227]" office:value-type="string" office:string-value="TRUE" calcext:value-type="string">
            <text:p>TRUE</text:p>
          </table:table-cell>
          <table:table-cell table:style-name="ce32" table:formula="of:=[$'RGAA3 -vs-RGAA3-2016'.$B$227]" office:value-type="string" office:string-value="10.7.1" calcext:value-type="string">
            <text:p>10.7.1</text:p>
          </table:table-cell>
          <table:table-cell table:style-name="ce32" table:formula="of:=[$'RGAA3 -vs-RGAA3-2016'.$C$227]" office:value-type="string" office:string-value="A" calcext:value-type="string">
            <text:p>A</text:p>
          </table:table-cell>
          <table:table-cell table:style-name="ce32"/>
          <table:table-cell/>
          <table:table-cell table:style-name="ce733" table:formula="of:=[$'RGAA3 -vs-RGAA3-2016'.$F$22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27]">
            <text:p/>
          </table:table-cell>
          <table:table-cell table:formula="of:=[$'RGAA3 -vs-RGAA3-2016'.$M$227]">
            <text:p/>
          </table:table-cell>
          <table:table-cell table:style-name="ce395" table:formula="of:=[$'RGAA3 -vs-RGAA3-2016'.$O$22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7]" office:value-type="string" office:string-value="10.7.1" calcext:value-type="string">
            <text:p>10.7.1</text:p>
          </table:table-cell>
          <table:table-cell table:number-columns-repeated="1008"/>
        </table:table-row>
        <table:table-row table:style-name="ro15">
          <table:table-cell table:formula="of:=[$'RGAA3 -vs-RGAA3-2016'.$A$232]" office:value-type="string" office:string-value="TRUE" calcext:value-type="string">
            <text:p>TRUE</text:p>
          </table:table-cell>
          <table:table-cell table:style-name="ce32" table:formula="of:=[$'RGAA3 -vs-RGAA3-2016'.$B$232]" office:value-type="string" office:string-value="10.8.3" calcext:value-type="string">
            <text:p>10.8.3</text:p>
          </table:table-cell>
          <table:table-cell table:style-name="ce32" table:formula="of:=[$'RGAA3 -vs-RGAA3-2016'.$C$232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34" table:formula="of:=[$'RGAA3 -vs-RGAA3-2016'.$F$23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2]">
            <text:p/>
          </table:table-cell>
          <table:table-cell table:formula="of:=[$'RGAA3 -vs-RGAA3-2016'.$M$232]">
            <text:p/>
          </table:table-cell>
          <table:table-cell table:style-name="ce395" table:formula="of:=[$'RGAA3 -vs-RGAA3-2016'.$O$23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32]" office:value-type="string" office:string-value="10.8.3" calcext:value-type="string">
            <text:p>10.8.3</text:p>
          </table:table-cell>
          <table:table-cell table:number-columns-repeated="1008"/>
        </table:table-row>
        <table:table-row table:style-name="ro15">
          <table:table-cell table:formula="of:=[$'RGAA3 -vs-RGAA3-2016'.$A$233]" office:value-type="string" office:string-value="TRUE" calcext:value-type="string">
            <text:p>TRUE</text:p>
          </table:table-cell>
          <table:table-cell table:style-name="ce32" table:formula="of:=[$'RGAA3 -vs-RGAA3-2016'.$B$233]" office:value-type="string" office:string-value="10.8.4" calcext:value-type="string">
            <text:p>10.8.4</text:p>
          </table:table-cell>
          <table:table-cell table:style-name="ce32" table:formula="of:=[$'RGAA3 -vs-RGAA3-2016'.$C$233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35" table:formula="of:=[$'RGAA3 -vs-RGAA3-2016'.$F$23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3]">
            <text:p/>
          </table:table-cell>
          <table:table-cell table:formula="of:=[$'RGAA3 -vs-RGAA3-2016'.$M$233]">
            <text:p/>
          </table:table-cell>
          <table:table-cell table:style-name="ce395" table:formula="of:=[$'RGAA3 -vs-RGAA3-2016'.$O$23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33]" office:value-type="string" office:string-value="10.8.4" calcext:value-type="string">
            <text:p>10.8.4</text:p>
          </table:table-cell>
          <table:table-cell table:number-columns-repeated="1008"/>
        </table:table-row>
        <table:table-row table:style-name="ro15">
          <table:table-cell table:formula="of:=[$'RGAA3 -vs-RGAA3-2016'.$A$239]" office:value-type="string" office:string-value="TRUE" calcext:value-type="string">
            <text:p>TRUE</text:p>
          </table:table-cell>
          <table:table-cell table:formula="of:=[$'RGAA3 -vs-RGAA3-2016'.$B$239]" office:value-type="string" office:string-value="10.13.1" calcext:value-type="string">
            <text:p>10.13.1</text:p>
          </table:table-cell>
          <table:table-cell table:formula="of:=[$'RGAA3 -vs-RGAA3-2016'.$C$239]" office:value-type="string" office:string-value="A" calcext:value-type="string">
            <text:p>A</text:p>
          </table:table-cell>
          <table:table-cell table:number-columns-repeated="2"/>
          <table:table-cell table:style-name="ce736" table:formula="of:=[$'RGAA3 -vs-RGAA3-2016'.$F$2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9]">
            <text:p/>
          </table:table-cell>
          <table:table-cell table:formula="of:=[$'RGAA3 -vs-RGAA3-2016'.$M$239]">
            <text:p/>
          </table:table-cell>
          <table:table-cell table:style-name="ce395" table:formula="of:=[$'RGAA3 -vs-RGAA3-2016'.$O$23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39]" office:value-type="string" office:string-value="10.13.1" calcext:value-type="string">
            <text:p>10.13.1</text:p>
          </table:table-cell>
          <table:table-cell table:number-columns-repeated="1008"/>
        </table:table-row>
        <table:table-row table:style-name="ro15">
          <table:table-cell table:formula="of:=[$'RGAA3 -vs-RGAA3-2016'.$A$250]" office:value-type="string" office:string-value="TRUE" calcext:value-type="string">
            <text:p>TRUE</text:p>
          </table:table-cell>
          <table:table-cell table:style-name="ce32" table:formula="of:=[$'RGAA3 -vs-RGAA3-2016'.$B$250]" office:value-type="string" office:string-value="11.1.1" calcext:value-type="string">
            <text:p>11.1.1</text:p>
          </table:table-cell>
          <table:table-cell table:style-name="ce32" table:formula="of:=[$'RGAA3 -vs-RGAA3-2016'.$C$250]" office:value-type="string" office:string-value="A" calcext:value-type="string">
            <text:p>A</text:p>
          </table:table-cell>
          <table:table-cell table:style-name="ce32"/>
          <table:table-cell/>
          <table:table-cell table:style-name="ce737" table:formula="of:=[$'RGAA3 -vs-RGAA3-2016'.$F$25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0]">
            <text:p/>
          </table:table-cell>
          <table:table-cell table:formula="of:=[$'RGAA3 -vs-RGAA3-2016'.$M$250]">
            <text:p/>
          </table:table-cell>
          <table:table-cell table:style-name="ce395" table:formula="of:=[$'RGAA3 -vs-RGAA3-2016'.$O$25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0]" office:value-type="string" office:string-value="11.1.1" calcext:value-type="string">
            <text:p>11.1.1</text:p>
          </table:table-cell>
          <table:table-cell table:number-columns-repeated="1008"/>
        </table:table-row>
        <table:table-row table:style-name="ro15">
          <table:table-cell table:formula="of:=[$'RGAA3 -vs-RGAA3-2016'.$A$251]" office:value-type="string" office:string-value="TRUE" calcext:value-type="string">
            <text:p>TRUE</text:p>
          </table:table-cell>
          <table:table-cell table:style-name="ce32" table:formula="of:=[$'RGAA3 -vs-RGAA3-2016'.$B$251]" office:value-type="string" office:string-value="11.1.2" calcext:value-type="string">
            <text:p>11.1.2</text:p>
          </table:table-cell>
          <table:table-cell table:style-name="ce32" table:formula="of:=[$'RGAA3 -vs-RGAA3-2016'.$C$251]" office:value-type="string" office:string-value="A" calcext:value-type="string">
            <text:p>A</text:p>
          </table:table-cell>
          <table:table-cell table:style-name="ce32"/>
          <table:table-cell/>
          <table:table-cell table:style-name="ce738" table:formula="of:=[$'RGAA3 -vs-RGAA3-2016'.$F$25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1]">
            <text:p/>
          </table:table-cell>
          <table:table-cell table:formula="of:=[$'RGAA3 -vs-RGAA3-2016'.$M$251]">
            <text:p/>
          </table:table-cell>
          <table:table-cell table:style-name="ce395" table:formula="of:=[$'RGAA3 -vs-RGAA3-2016'.$O$25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1]" office:value-type="string" office:string-value="11.1.2" calcext:value-type="string">
            <text:p>11.1.2</text:p>
          </table:table-cell>
          <table:table-cell table:number-columns-repeated="1008"/>
        </table:table-row>
        <table:table-row table:style-name="ro15">
          <table:table-cell table:formula="of:=[$'RGAA3 -vs-RGAA3-2016'.$A$252]" office:value-type="string" office:string-value="TRUE" calcext:value-type="string">
            <text:p>TRUE</text:p>
          </table:table-cell>
          <table:table-cell table:style-name="ce32" table:formula="of:=[$'RGAA3 -vs-RGAA3-2016'.$B$252]" office:value-type="string" office:string-value="11.1.3" calcext:value-type="string">
            <text:p>11.1.3</text:p>
          </table:table-cell>
          <table:table-cell table:style-name="ce32" table:formula="of:=[$'RGAA3 -vs-RGAA3-2016'.$C$252]" office:value-type="string" office:string-value="A" calcext:value-type="string">
            <text:p>A</text:p>
          </table:table-cell>
          <table:table-cell table:style-name="ce32"/>
          <table:table-cell/>
          <table:table-cell table:style-name="ce739" table:formula="of:=[$'RGAA3 -vs-RGAA3-2016'.$F$252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52]">
            <text:p/>
          </table:table-cell>
          <table:table-cell table:formula="of:=[$'RGAA3 -vs-RGAA3-2016'.$M$252]">
            <text:p/>
          </table:table-cell>
          <table:table-cell table:style-name="ce395" table:formula="of:=[$'RGAA3 -vs-RGAA3-2016'.$O$25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2]" office:value-type="string" office:string-value="11.1.3" calcext:value-type="string">
            <text:p>11.1.3</text:p>
          </table:table-cell>
          <table:table-cell table:number-columns-repeated="1008"/>
        </table:table-row>
        <table:table-row table:style-name="ro15">
          <table:table-cell table:formula="of:=[$'RGAA3 -vs-RGAA3-2016'.$A$255]" office:value-type="string" office:string-value="TRUE" calcext:value-type="string">
            <text:p>TRUE</text:p>
          </table:table-cell>
          <table:table-cell table:style-name="ce32" table:formula="of:=[$'RGAA3 -vs-RGAA3-2016'.$B$255]" office:value-type="string" office:string-value="11.2.1" calcext:value-type="string">
            <text:p>11.2.1</text:p>
          </table:table-cell>
          <table:table-cell table:style-name="ce32" table:formula="of:=[$'RGAA3 -vs-RGAA3-2016'.$C$255]" office:value-type="string" office:string-value="A" calcext:value-type="string">
            <text:p>A</text:p>
          </table:table-cell>
          <table:table-cell table:style-name="ce32"/>
          <table:table-cell/>
          <table:table-cell table:style-name="ce740" table:formula="of:=[$'RGAA3 -vs-RGAA3-2016'.$F$25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5]">
            <text:p/>
          </table:table-cell>
          <table:table-cell table:formula="of:=[$'RGAA3 -vs-RGAA3-2016'.$M$255]">
            <text:p/>
          </table:table-cell>
          <table:table-cell table:style-name="ce395" table:formula="of:=[$'RGAA3 -vs-RGAA3-2016'.$O$25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5]" office:value-type="string" office:string-value="11.2.1" calcext:value-type="string">
            <text:p>11.2.1</text:p>
          </table:table-cell>
          <table:table-cell table:number-columns-repeated="1008"/>
        </table:table-row>
        <table:table-row table:style-name="ro15">
          <table:table-cell table:formula="of:=[$'RGAA3 -vs-RGAA3-2016'.$A$256]" office:value-type="string" office:string-value="TRUE" calcext:value-type="string">
            <text:p>TRUE</text:p>
          </table:table-cell>
          <table:table-cell table:style-name="ce32" table:formula="of:=[$'RGAA3 -vs-RGAA3-2016'.$B$256]" office:value-type="string" office:string-value="11.2.2" calcext:value-type="string">
            <text:p>11.2.2</text:p>
          </table:table-cell>
          <table:table-cell table:style-name="ce32" table:formula="of:=[$'RGAA3 -vs-RGAA3-2016'.$C$256]" office:value-type="string" office:string-value="A" calcext:value-type="string">
            <text:p>A</text:p>
          </table:table-cell>
          <table:table-cell table:style-name="ce32"/>
          <table:table-cell/>
          <table:table-cell table:style-name="ce741" table:formula="of:=[$'RGAA3 -vs-RGAA3-2016'.$F$25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6]">
            <text:p/>
          </table:table-cell>
          <table:table-cell table:formula="of:=[$'RGAA3 -vs-RGAA3-2016'.$M$256]">
            <text:p/>
          </table:table-cell>
          <table:table-cell table:style-name="ce395" table:formula="of:=[$'RGAA3 -vs-RGAA3-2016'.$O$25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6]" office:value-type="string" office:string-value="11.2.2" calcext:value-type="string">
            <text:p>11.2.2</text:p>
          </table:table-cell>
          <table:table-cell table:number-columns-repeated="1008"/>
        </table:table-row>
        <table:table-row table:style-name="ro15">
          <table:table-cell table:formula="of:=[$'RGAA3 -vs-RGAA3-2016'.$A$259]" office:value-type="string" office:string-value="TRUE" calcext:value-type="string">
            <text:p>TRUE</text:p>
          </table:table-cell>
          <table:table-cell table:style-name="ce32" table:formula="of:=[$'RGAA3 -vs-RGAA3-2016'.$B$259]" office:value-type="string" office:string-value="11.3.1" calcext:value-type="string">
            <text:p>11.3.1</text:p>
          </table:table-cell>
          <table:table-cell table:style-name="ce32" table:formula="of:=[$'RGAA3 -vs-RGAA3-2016'.$C$259]" office:value-type="string" office:string-value="AA" calcext:value-type="string">
            <text:p>AA</text:p>
          </table:table-cell>
          <table:table-cell table:style-name="ce32"/>
          <table:table-cell/>
          <table:table-cell table:style-name="ce742" table:formula="of:=[$'RGAA3 -vs-RGAA3-2016'.$F$25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9]">
            <text:p/>
          </table:table-cell>
          <table:table-cell table:formula="of:=[$'RGAA3 -vs-RGAA3-2016'.$M$259]">
            <text:p/>
          </table:table-cell>
          <table:table-cell table:style-name="ce395" table:formula="of:=[$'RGAA3 -vs-RGAA3-2016'.$O$25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9]" office:value-type="string" office:string-value="11.3.1" calcext:value-type="string">
            <text:p>11.3.1</text:p>
          </table:table-cell>
          <table:table-cell table:number-columns-repeated="1008"/>
        </table:table-row>
        <table:table-row table:style-name="ro15">
          <table:table-cell table:formula="of:=[$'RGAA3 -vs-RGAA3-2016'.$A$260]" office:value-type="string" office:string-value="TRUE" calcext:value-type="string">
            <text:p>TRUE</text:p>
          </table:table-cell>
          <table:table-cell table:style-name="ce32" table:formula="of:=[$'RGAA3 -vs-RGAA3-2016'.$B$260]" office:value-type="string" office:string-value="11.3.2" calcext:value-type="string">
            <text:p>11.3.2</text:p>
          </table:table-cell>
          <table:table-cell table:style-name="ce32" table:formula="of:=[$'RGAA3 -vs-RGAA3-2016'.$C$260]" office:value-type="string" office:string-value="AA" calcext:value-type="string">
            <text:p>AA</text:p>
          </table:table-cell>
          <table:table-cell table:style-name="ce32"/>
          <table:table-cell/>
          <table:table-cell table:style-name="ce743" table:formula="of:=[$'RGAA3 -vs-RGAA3-2016'.$F$260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0]">
            <text:p/>
          </table:table-cell>
          <table:table-cell table:formula="of:=[$'RGAA3 -vs-RGAA3-2016'.$M$260]">
            <text:p/>
          </table:table-cell>
          <table:table-cell table:style-name="ce395" table:formula="of:=[$'RGAA3 -vs-RGAA3-2016'.$O$26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0]" office:value-type="string" office:string-value="11.3.2" calcext:value-type="string">
            <text:p>11.3.2</text:p>
          </table:table-cell>
          <table:table-cell table:number-columns-repeated="1008"/>
        </table:table-row>
        <table:table-row table:style-name="ro15">
          <table:table-cell table:formula="of:=[$'RGAA3 -vs-RGAA3-2016'.$A$261]" office:value-type="string" office:string-value="TRUE" calcext:value-type="string">
            <text:p>TRUE</text:p>
          </table:table-cell>
          <table:table-cell table:style-name="ce32" table:formula="of:=[$'RGAA3 -vs-RGAA3-2016'.$B$261]" office:value-type="string" office:string-value="11.4.1" calcext:value-type="string">
            <text:p>11.4.1</text:p>
          </table:table-cell>
          <table:table-cell table:style-name="ce32" table:formula="of:=[$'RGAA3 -vs-RGAA3-2016'.$C$261]" office:value-type="string" office:string-value="A" calcext:value-type="string">
            <text:p>A</text:p>
          </table:table-cell>
          <table:table-cell table:style-name="ce32"/>
          <table:table-cell/>
          <table:table-cell table:style-name="ce744" table:formula="of:=[$'RGAA3 -vs-RGAA3-2016'.$F$26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1]">
            <text:p/>
          </table:table-cell>
          <table:table-cell table:formula="of:=[$'RGAA3 -vs-RGAA3-2016'.$M$261]">
            <text:p/>
          </table:table-cell>
          <table:table-cell table:style-name="ce395" table:formula="of:=[$'RGAA3 -vs-RGAA3-2016'.$O$26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1]" office:value-type="string" office:string-value="11.4.1" calcext:value-type="string">
            <text:p>11.4.1</text:p>
          </table:table-cell>
          <table:table-cell table:number-columns-repeated="1008"/>
        </table:table-row>
        <table:table-row table:style-name="ro15">
          <table:table-cell table:formula="of:=[$'RGAA3 -vs-RGAA3-2016'.$A$262]" office:value-type="string" office:string-value="TRUE" calcext:value-type="string">
            <text:p>TRUE</text:p>
          </table:table-cell>
          <table:table-cell table:style-name="ce32" table:formula="of:=[$'RGAA3 -vs-RGAA3-2016'.$B$262]" office:value-type="string" office:string-value="11.5.1" calcext:value-type="string">
            <text:p>11.5.1</text:p>
          </table:table-cell>
          <table:table-cell table:style-name="ce32" table:formula="of:=[$'RGAA3 -vs-RGAA3-2016'.$C$262]" office:value-type="string" office:string-value="A" calcext:value-type="string">
            <text:p>A</text:p>
          </table:table-cell>
          <table:table-cell table:style-name="ce32"/>
          <table:table-cell/>
          <table:table-cell table:style-name="ce745" table:formula="of:=[$'RGAA3 -vs-RGAA3-2016'.$F$26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2]">
            <text:p/>
          </table:table-cell>
          <table:table-cell table:formula="of:=[$'RGAA3 -vs-RGAA3-2016'.$M$262]">
            <text:p/>
          </table:table-cell>
          <table:table-cell table:style-name="ce395" table:formula="of:=[$'RGAA3 -vs-RGAA3-2016'.$O$26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2]" office:value-type="string" office:string-value="11.5.1" calcext:value-type="string">
            <text:p>11.5.1</text:p>
          </table:table-cell>
          <table:table-cell table:number-columns-repeated="1008"/>
        </table:table-row>
        <table:table-row table:style-name="ro15">
          <table:table-cell table:formula="of:=[$'RGAA3 -vs-RGAA3-2016'.$A$263]" office:value-type="string" office:string-value="TRUE" calcext:value-type="string">
            <text:p>TRUE</text:p>
          </table:table-cell>
          <table:table-cell table:style-name="ce32" table:formula="of:=[$'RGAA3 -vs-RGAA3-2016'.$B$263]" office:value-type="string" office:string-value="11.6.1" calcext:value-type="string">
            <text:p>11.6.1</text:p>
          </table:table-cell>
          <table:table-cell table:style-name="ce32" table:formula="of:=[$'RGAA3 -vs-RGAA3-2016'.$C$263]" office:value-type="string" office:string-value="A" calcext:value-type="string">
            <text:p>A</text:p>
          </table:table-cell>
          <table:table-cell table:style-name="ce32"/>
          <table:table-cell/>
          <table:table-cell table:style-name="ce746" table:formula="of:=[$'RGAA3 -vs-RGAA3-2016'.$F$26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3]">
            <text:p/>
          </table:table-cell>
          <table:table-cell table:formula="of:=[$'RGAA3 -vs-RGAA3-2016'.$M$263]">
            <text:p/>
          </table:table-cell>
          <table:table-cell table:style-name="ce395" table:formula="of:=[$'RGAA3 -vs-RGAA3-2016'.$O$26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3]" office:value-type="string" office:string-value="11.6.1" calcext:value-type="string">
            <text:p>11.6.1</text:p>
          </table:table-cell>
          <table:table-cell table:number-columns-repeated="1008"/>
        </table:table-row>
        <table:table-row table:style-name="ro15">
          <table:table-cell table:formula="of:=[$'RGAA3 -vs-RGAA3-2016'.$A$264]" office:value-type="string" office:string-value="TRUE" calcext:value-type="string">
            <text:p>TRUE</text:p>
          </table:table-cell>
          <table:table-cell table:style-name="ce32" table:formula="of:=[$'RGAA3 -vs-RGAA3-2016'.$B$264]" office:value-type="string" office:string-value="11.7.1" calcext:value-type="string">
            <text:p>11.7.1</text:p>
          </table:table-cell>
          <table:table-cell table:style-name="ce32" table:formula="of:=[$'RGAA3 -vs-RGAA3-2016'.$C$264]" office:value-type="string" office:string-value="A" calcext:value-type="string">
            <text:p>A</text:p>
          </table:table-cell>
          <table:table-cell table:style-name="ce32"/>
          <table:table-cell/>
          <table:table-cell table:style-name="ce747" table:formula="of:=[$'RGAA3 -vs-RGAA3-2016'.$F$264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4]">
            <text:p/>
          </table:table-cell>
          <table:table-cell table:formula="of:=[$'RGAA3 -vs-RGAA3-2016'.$M$264]">
            <text:p/>
          </table:table-cell>
          <table:table-cell table:style-name="ce395" table:formula="of:=[$'RGAA3 -vs-RGAA3-2016'.$O$26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4]" office:value-type="string" office:string-value="11.7.1" calcext:value-type="string">
            <text:p>11.7.1</text:p>
          </table:table-cell>
          <table:table-cell table:number-columns-repeated="1008"/>
        </table:table-row>
        <table:table-row table:style-name="ro15">
          <table:table-cell table:formula="of:=[$'RGAA3 -vs-RGAA3-2016'.$A$265]" office:value-type="string" office:string-value="TRUE" calcext:value-type="string">
            <text:p>TRUE</text:p>
          </table:table-cell>
          <table:table-cell table:style-name="ce32" table:formula="of:=[$'RGAA3 -vs-RGAA3-2016'.$B$265]" office:value-type="string" office:string-value="11.8.1" calcext:value-type="string">
            <text:p>11.8.1</text:p>
          </table:table-cell>
          <table:table-cell table:style-name="ce32" table:formula="of:=[$'RGAA3 -vs-RGAA3-2016'.$C$265]" office:value-type="string" office:string-value="A" calcext:value-type="string">
            <text:p>A</text:p>
          </table:table-cell>
          <table:table-cell table:style-name="ce32"/>
          <table:table-cell/>
          <table:table-cell table:style-name="ce748" table:formula="of:=[$'RGAA3 -vs-RGAA3-2016'.$F$26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5]">
            <text:p/>
          </table:table-cell>
          <table:table-cell table:formula="of:=[$'RGAA3 -vs-RGAA3-2016'.$M$265]">
            <text:p/>
          </table:table-cell>
          <table:table-cell table:style-name="ce395" table:formula="of:=[$'RGAA3 -vs-RGAA3-2016'.$O$26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5]" office:value-type="string" office:string-value="11.8.1" calcext:value-type="string">
            <text:p>11.8.1</text:p>
          </table:table-cell>
          <table:table-cell table:number-columns-repeated="1008"/>
        </table:table-row>
        <table:table-row table:style-name="ro15">
          <table:table-cell table:formula="of:=[$'RGAA3 -vs-RGAA3-2016'.$A$266]" office:value-type="string" office:string-value="TRUE" calcext:value-type="string">
            <text:p>TRUE</text:p>
          </table:table-cell>
          <table:table-cell table:style-name="ce32" table:formula="of:=[$'RGAA3 -vs-RGAA3-2016'.$B$266]" office:value-type="string" office:string-value="11.8.2" calcext:value-type="string">
            <text:p>11.8.2</text:p>
          </table:table-cell>
          <table:table-cell table:style-name="ce32" table:formula="of:=[$'RGAA3 -vs-RGAA3-2016'.$C$266]" office:value-type="string" office:string-value="A" calcext:value-type="string">
            <text:p>A</text:p>
          </table:table-cell>
          <table:table-cell table:style-name="ce32"/>
          <table:table-cell/>
          <table:table-cell table:style-name="ce749" table:formula="of:=[$'RGAA3 -vs-RGAA3-2016'.$F$26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6]">
            <text:p/>
          </table:table-cell>
          <table:table-cell table:formula="of:=[$'RGAA3 -vs-RGAA3-2016'.$M$266]">
            <text:p/>
          </table:table-cell>
          <table:table-cell table:style-name="ce395" table:formula="of:=[$'RGAA3 -vs-RGAA3-2016'.$O$26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6]" office:value-type="string" office:string-value="11.8.2" calcext:value-type="string">
            <text:p>11.8.2</text:p>
          </table:table-cell>
          <table:table-cell table:number-columns-repeated="1008"/>
        </table:table-row>
        <table:table-row table:style-name="ro15">
          <table:table-cell table:formula="of:=[$'RGAA3 -vs-RGAA3-2016'.$A$267]" office:value-type="string" office:string-value="TRUE" calcext:value-type="string">
            <text:p>TRUE</text:p>
          </table:table-cell>
          <table:table-cell table:style-name="ce32" table:formula="of:=[$'RGAA3 -vs-RGAA3-2016'.$B$267]" office:value-type="string" office:string-value="11.8.3" calcext:value-type="string">
            <text:p>11.8.3</text:p>
          </table:table-cell>
          <table:table-cell table:style-name="ce32" table:formula="of:=[$'RGAA3 -vs-RGAA3-2016'.$C$267]" office:value-type="string" office:string-value="A" calcext:value-type="string">
            <text:p>A</text:p>
          </table:table-cell>
          <table:table-cell table:style-name="ce32"/>
          <table:table-cell/>
          <table:table-cell table:style-name="ce750" table:formula="of:=[$'RGAA3 -vs-RGAA3-2016'.$F$267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7]">
            <text:p/>
          </table:table-cell>
          <table:table-cell table:formula="of:=[$'RGAA3 -vs-RGAA3-2016'.$M$267]">
            <text:p/>
          </table:table-cell>
          <table:table-cell table:style-name="ce395" table:formula="of:=[$'RGAA3 -vs-RGAA3-2016'.$O$26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7]" office:value-type="string" office:string-value="11.8.3" calcext:value-type="string">
            <text:p>11.8.3</text:p>
          </table:table-cell>
          <table:table-cell table:number-columns-repeated="1008"/>
        </table:table-row>
        <table:table-row table:style-name="ro15">
          <table:table-cell table:formula="of:=[$'RGAA3 -vs-RGAA3-2016'.$A$268]" office:value-type="string" office:string-value="TRUE" calcext:value-type="string">
            <text:p>TRUE</text:p>
          </table:table-cell>
          <table:table-cell table:style-name="ce32" table:formula="of:=[$'RGAA3 -vs-RGAA3-2016'.$B$268]" office:value-type="string" office:string-value="11.9.1" calcext:value-type="string">
            <text:p>11.9.1</text:p>
          </table:table-cell>
          <table:table-cell table:style-name="ce32" table:formula="of:=[$'RGAA3 -vs-RGAA3-2016'.$C$268]" office:value-type="string" office:string-value="A" calcext:value-type="string">
            <text:p>A</text:p>
          </table:table-cell>
          <table:table-cell table:style-name="ce32"/>
          <table:table-cell/>
          <table:table-cell table:style-name="ce751" table:formula="of:=[$'RGAA3 -vs-RGAA3-2016'.$F$26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8]">
            <text:p/>
          </table:table-cell>
          <table:table-cell table:formula="of:=[$'RGAA3 -vs-RGAA3-2016'.$M$268]">
            <text:p/>
          </table:table-cell>
          <table:table-cell table:style-name="ce395" table:formula="of:=[$'RGAA3 -vs-RGAA3-2016'.$O$26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8]" office:value-type="string" office:string-value="11.9.1" calcext:value-type="string">
            <text:p>11.9.1</text:p>
          </table:table-cell>
          <table:table-cell table:number-columns-repeated="1008"/>
        </table:table-row>
        <table:table-row table:style-name="ro15">
          <table:table-cell table:formula="of:=[$'RGAA3 -vs-RGAA3-2016'.$A$269]" office:value-type="string" office:string-value="TRUE" calcext:value-type="string">
            <text:p>TRUE</text:p>
          </table:table-cell>
          <table:table-cell table:style-name="ce32" table:formula="of:=[$'RGAA3 -vs-RGAA3-2016'.$B$269]" office:value-type="string" office:string-value="11.9.2" calcext:value-type="string">
            <text:p>11.9.2</text:p>
          </table:table-cell>
          <table:table-cell table:style-name="ce32" table:formula="of:=[$'RGAA3 -vs-RGAA3-2016'.$C$269]" office:value-type="string" office:string-value="A" calcext:value-type="string">
            <text:p>A</text:p>
          </table:table-cell>
          <table:table-cell table:style-name="ce32"/>
          <table:table-cell/>
          <table:table-cell table:style-name="ce752" table:formula="of:=[$'RGAA3 -vs-RGAA3-2016'.$F$26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9]">
            <text:p/>
          </table:table-cell>
          <table:table-cell table:formula="of:=[$'RGAA3 -vs-RGAA3-2016'.$M$269]">
            <text:p/>
          </table:table-cell>
          <table:table-cell table:style-name="ce395" table:formula="of:=[$'RGAA3 -vs-RGAA3-2016'.$O$26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9]" office:value-type="string" office:string-value="11.9.2" calcext:value-type="string">
            <text:p>11.9.2</text:p>
          </table:table-cell>
          <table:table-cell table:number-columns-repeated="1008"/>
        </table:table-row>
        <table:table-row table:style-name="ro15">
          <table:table-cell table:formula="of:=[$'RGAA3 -vs-RGAA3-2016'.$A$270]" office:value-type="string" office:string-value="TRUE" calcext:value-type="string">
            <text:p>TRUE</text:p>
          </table:table-cell>
          <table:table-cell table:style-name="ce32" table:formula="of:=[$'RGAA3 -vs-RGAA3-2016'.$B$270]" office:value-type="string" office:string-value="11.10.1" calcext:value-type="string">
            <text:p>11.10.1</text:p>
          </table:table-cell>
          <table:table-cell table:style-name="ce32" table:formula="of:=[$'RGAA3 -vs-RGAA3-2016'.$C$270]" office:value-type="string" office:string-value="A" calcext:value-type="string">
            <text:p>A</text:p>
          </table:table-cell>
          <table:table-cell table:style-name="ce32"/>
          <table:table-cell/>
          <table:table-cell table:style-name="ce753" table:formula="of:=[$'RGAA3 -vs-RGAA3-2016'.$F$27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0]">
            <text:p/>
          </table:table-cell>
          <table:table-cell table:formula="of:=[$'RGAA3 -vs-RGAA3-2016'.$M$270]">
            <text:p/>
          </table:table-cell>
          <table:table-cell table:style-name="ce395" table:formula="of:=[$'RGAA3 -vs-RGAA3-2016'.$O$27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0]" office:value-type="string" office:string-value="11.10.1" calcext:value-type="string">
            <text:p>11.10.1</text:p>
          </table:table-cell>
          <table:table-cell table:number-columns-repeated="1008"/>
        </table:table-row>
        <table:table-row table:style-name="ro15">
          <table:table-cell table:formula="of:=[$'RGAA3 -vs-RGAA3-2016'.$A$273]" office:value-type="string" office:string-value="TRUE" calcext:value-type="string">
            <text:p>TRUE</text:p>
          </table:table-cell>
          <table:table-cell table:style-name="ce32" table:formula="of:=[$'RGAA3 -vs-RGAA3-2016'.$B$273]" office:value-type="string" office:string-value="11.10.4" calcext:value-type="string">
            <text:p>11.10.4</text:p>
          </table:table-cell>
          <table:table-cell table:style-name="ce32" table:formula="of:=[$'RGAA3 -vs-RGAA3-2016'.$C$273]" office:value-type="string" office:string-value="A" calcext:value-type="string">
            <text:p>A</text:p>
          </table:table-cell>
          <table:table-cell table:style-name="ce32"/>
          <table:table-cell/>
          <table:table-cell table:style-name="ce754" table:formula="of:=[$'RGAA3 -vs-RGAA3-2016'.$F$27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3]">
            <text:p/>
          </table:table-cell>
          <table:table-cell table:formula="of:=[$'RGAA3 -vs-RGAA3-2016'.$M$273]">
            <text:p/>
          </table:table-cell>
          <table:table-cell table:style-name="ce395" table:formula="of:=[$'RGAA3 -vs-RGAA3-2016'.$O$27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3]" office:value-type="string" office:string-value="11.10.4" calcext:value-type="string">
            <text:p>11.10.4</text:p>
          </table:table-cell>
          <table:table-cell table:number-columns-repeated="1008"/>
        </table:table-row>
        <table:table-row table:style-name="ro15">
          <table:table-cell table:formula="of:=[$'RGAA3 -vs-RGAA3-2016'.$A$276]" office:value-type="string" office:string-value="TRUE" calcext:value-type="string">
            <text:p>TRUE</text:p>
          </table:table-cell>
          <table:table-cell table:style-name="ce32" table:formula="of:=[$'RGAA3 -vs-RGAA3-2016'.$B$276]" office:value-type="string" office:string-value="11.10.7" calcext:value-type="string">
            <text:p>11.10.7</text:p>
          </table:table-cell>
          <table:table-cell table:style-name="ce32" table:formula="of:=[$'RGAA3 -vs-RGAA3-2016'.$C$276]" office:value-type="string" office:string-value="A" calcext:value-type="string">
            <text:p>A</text:p>
          </table:table-cell>
          <table:table-cell table:style-name="ce32"/>
          <table:table-cell/>
          <table:table-cell table:style-name="ce755" table:formula="of:=[$'RGAA3 -vs-RGAA3-2016'.$F$27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6]">
            <text:p/>
          </table:table-cell>
          <table:table-cell table:formula="of:=[$'RGAA3 -vs-RGAA3-2016'.$M$276]">
            <text:p/>
          </table:table-cell>
          <table:table-cell table:style-name="ce395" table:formula="of:=[$'RGAA3 -vs-RGAA3-2016'.$O$27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6]" office:value-type="string" office:string-value="11.10.7" calcext:value-type="string">
            <text:p>11.10.7</text:p>
          </table:table-cell>
          <table:table-cell table:number-columns-repeated="1008"/>
        </table:table-row>
        <table:table-row table:style-name="ro15">
          <table:table-cell table:formula="of:=[$'RGAA3 -vs-RGAA3-2016'.$A$280]" office:value-type="string" office:string-value="TRUE" calcext:value-type="string">
            <text:p>TRUE</text:p>
          </table:table-cell>
          <table:table-cell table:style-name="ce32" table:formula="of:=[$'RGAA3 -vs-RGAA3-2016'.$B$280]" office:value-type="string" office:string-value="11.11.1" calcext:value-type="string">
            <text:p>11.11.1</text:p>
          </table:table-cell>
          <table:table-cell table:style-name="ce32" table:formula="of:=[$'RGAA3 -vs-RGAA3-2016'.$C$280]" office:value-type="string" office:string-value="AA" calcext:value-type="string">
            <text:p>AA</text:p>
          </table:table-cell>
          <table:table-cell table:style-name="ce32"/>
          <table:table-cell/>
          <table:table-cell table:style-name="ce756" table:formula="of:=[$'RGAA3 -vs-RGAA3-2016'.$F$28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0]">
            <text:p/>
          </table:table-cell>
          <table:table-cell table:formula="of:=[$'RGAA3 -vs-RGAA3-2016'.$M$280]">
            <text:p/>
          </table:table-cell>
          <table:table-cell table:style-name="ce395" table:formula="of:=[$'RGAA3 -vs-RGAA3-2016'.$O$28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0]" office:value-type="string" office:string-value="11.11.1" calcext:value-type="string">
            <text:p>11.11.1</text:p>
          </table:table-cell>
          <table:table-cell table:number-columns-repeated="1008"/>
        </table:table-row>
        <table:table-row table:style-name="ro15">
          <table:table-cell table:formula="of:=[$'RGAA3 -vs-RGAA3-2016'.$A$281]" office:value-type="string" office:string-value="TRUE" calcext:value-type="string">
            <text:p>TRUE</text:p>
          </table:table-cell>
          <table:table-cell table:style-name="ce32" table:formula="of:=[$'RGAA3 -vs-RGAA3-2016'.$B$281]" office:value-type="string" office:string-value="11.11.2" calcext:value-type="string">
            <text:p>11.11.2</text:p>
          </table:table-cell>
          <table:table-cell table:style-name="ce32" table:formula="of:=[$'RGAA3 -vs-RGAA3-2016'.$C$281]" office:value-type="string" office:string-value="AA" calcext:value-type="string">
            <text:p>AA</text:p>
          </table:table-cell>
          <table:table-cell table:style-name="ce32"/>
          <table:table-cell/>
          <table:table-cell table:style-name="ce757" table:formula="of:=[$'RGAA3 -vs-RGAA3-2016'.$F$28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1]">
            <text:p/>
          </table:table-cell>
          <table:table-cell table:formula="of:=[$'RGAA3 -vs-RGAA3-2016'.$M$281]">
            <text:p/>
          </table:table-cell>
          <table:table-cell table:style-name="ce395" table:formula="of:=[$'RGAA3 -vs-RGAA3-2016'.$O$28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1]" office:value-type="string" office:string-value="11.11.2" calcext:value-type="string">
            <text:p>11.11.2</text:p>
          </table:table-cell>
          <table:table-cell table:number-columns-repeated="1008"/>
        </table:table-row>
        <table:table-row table:style-name="ro15">
          <table:table-cell table:formula="of:=[$'RGAA3 -vs-RGAA3-2016'.$A$282]" office:value-type="string" office:string-value="TRUE" calcext:value-type="string">
            <text:p>TRUE</text:p>
          </table:table-cell>
          <table:table-cell table:style-name="ce32" table:formula="of:=[$'RGAA3 -vs-RGAA3-2016'.$B$282]" office:value-type="string" office:string-value="11.12.1" calcext:value-type="string">
            <text:p>11.12.1</text:p>
          </table:table-cell>
          <table:table-cell table:style-name="ce32" table:formula="of:=[$'RGAA3 -vs-RGAA3-2016'.$C$282]" office:value-type="string" office:string-value="AA" calcext:value-type="string">
            <text:p>AA</text:p>
          </table:table-cell>
          <table:table-cell table:style-name="ce32"/>
          <table:table-cell/>
          <table:table-cell table:style-name="ce758" table:formula="of:=[$'RGAA3 -vs-RGAA3-2016'.$F$28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2]">
            <text:p/>
          </table:table-cell>
          <table:table-cell table:formula="of:=[$'RGAA3 -vs-RGAA3-2016'.$M$282]">
            <text:p/>
          </table:table-cell>
          <table:table-cell table:style-name="ce395" table:formula="of:=[$'RGAA3 -vs-RGAA3-2016'.$O$28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2]" office:value-type="string" office:string-value="11.12.1" calcext:value-type="string">
            <text:p>11.12.1</text:p>
          </table:table-cell>
          <table:table-cell table:number-columns-repeated="1008"/>
        </table:table-row>
        <table:table-row table:style-name="ro15">
          <table:table-cell table:formula="of:=[$'RGAA3 -vs-RGAA3-2016'.$A$283]" office:value-type="string" office:string-value="TRUE" calcext:value-type="string">
            <text:p>TRUE</text:p>
          </table:table-cell>
          <table:table-cell table:style-name="ce32" table:formula="of:=[$'RGAA3 -vs-RGAA3-2016'.$B$283]" office:value-type="string" office:string-value="11.12.2" calcext:value-type="string">
            <text:p>11.12.2</text:p>
          </table:table-cell>
          <table:table-cell table:style-name="ce32" table:formula="of:=[$'RGAA3 -vs-RGAA3-2016'.$C$283]" office:value-type="string" office:string-value="AA" calcext:value-type="string">
            <text:p>AA</text:p>
          </table:table-cell>
          <table:table-cell table:style-name="ce32"/>
          <table:table-cell/>
          <table:table-cell table:style-name="ce759" table:formula="of:=[$'RGAA3 -vs-RGAA3-2016'.$F$28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3]">
            <text:p/>
          </table:table-cell>
          <table:table-cell table:formula="of:=[$'RGAA3 -vs-RGAA3-2016'.$M$283]">
            <text:p/>
          </table:table-cell>
          <table:table-cell table:style-name="ce395" table:formula="of:=[$'RGAA3 -vs-RGAA3-2016'.$O$28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3]" office:value-type="string" office:string-value="11.12.2" calcext:value-type="string">
            <text:p>11.12.2</text:p>
          </table:table-cell>
          <table:table-cell table:number-columns-repeated="1008"/>
        </table:table-row>
        <table:table-row table:style-name="ro15">
          <table:table-cell table:formula="of:=[$'RGAA3 -vs-RGAA3-2016'.$A$284]" office:value-type="string" office:string-value="TRUE" calcext:value-type="string">
            <text:p>TRUE</text:p>
          </table:table-cell>
          <table:table-cell table:style-name="ce32" table:formula="of:=[$'RGAA3 -vs-RGAA3-2016'.$B$284]" office:value-type="string" office:string-value="11.13.1" calcext:value-type="string">
            <text:p>11.13.1</text:p>
          </table:table-cell>
          <table:table-cell table:style-name="ce32" table:formula="of:=[$'RGAA3 -vs-RGAA3-2016'.$C$28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60" table:formula="of:=[$'RGAA3 -vs-RGAA3-2016'.$F$28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4]">
            <text:p/>
          </table:table-cell>
          <table:table-cell table:formula="of:=[$'RGAA3 -vs-RGAA3-2016'.$M$284]">
            <text:p/>
          </table:table-cell>
          <table:table-cell table:style-name="ce395" table:formula="of:=[$'RGAA3 -vs-RGAA3-2016'.$O$28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4]" office:value-type="string" office:string-value="11.13.1" calcext:value-type="string">
            <text:p>11.13.1</text:p>
          </table:table-cell>
          <table:table-cell table:number-columns-repeated="1008"/>
        </table:table-row>
        <table:table-row table:style-name="ro15">
          <table:table-cell table:formula="of:=[$'RGAA3 -vs-RGAA3-2016'.$A$285]" office:value-type="string" office:string-value="TRUE" calcext:value-type="string">
            <text:p>TRUE</text:p>
          </table:table-cell>
          <table:table-cell table:style-name="ce32" table:formula="of:=[$'RGAA3 -vs-RGAA3-2016'.$B$285]" office:value-type="string" office:string-value="11.13.2" calcext:value-type="string">
            <text:p>11.13.2</text:p>
          </table:table-cell>
          <table:table-cell table:style-name="ce32" table:formula="of:=[$'RGAA3 -vs-RGAA3-2016'.$C$28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61" table:formula="of:=[$'RGAA3 -vs-RGAA3-2016'.$F$28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5]">
            <text:p/>
          </table:table-cell>
          <table:table-cell table:formula="of:=[$'RGAA3 -vs-RGAA3-2016'.$M$285]">
            <text:p/>
          </table:table-cell>
          <table:table-cell table:style-name="ce395" table:formula="of:=[$'RGAA3 -vs-RGAA3-2016'.$O$28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5]" office:value-type="string" office:string-value="11.13.2" calcext:value-type="string">
            <text:p>11.13.2</text:p>
          </table:table-cell>
          <table:table-cell table:number-columns-repeated="1008"/>
        </table:table-row>
        <table:table-row table:style-name="ro15">
          <table:table-cell table:formula="of:=[$'RGAA3 -vs-RGAA3-2016'.$A$286]" office:value-type="string" office:string-value="TRUE" calcext:value-type="string">
            <text:p>TRUE</text:p>
          </table:table-cell>
          <table:table-cell table:style-name="ce32" table:formula="of:=[$'RGAA3 -vs-RGAA3-2016'.$B$286]" office:value-type="string" office:string-value="11.14.1" calcext:value-type="string">
            <text:p>11.14.1</text:p>
          </table:table-cell>
          <table:table-cell table:style-name="ce32" table:formula="of:=[$'RGAA3 -vs-RGAA3-2016'.$C$28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62" table:formula="of:=[$'RGAA3 -vs-RGAA3-2016'.$F$28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6]">
            <text:p/>
          </table:table-cell>
          <table:table-cell table:formula="of:=[$'RGAA3 -vs-RGAA3-2016'.$M$286]">
            <text:p/>
          </table:table-cell>
          <table:table-cell table:style-name="ce395" table:formula="of:=[$'RGAA3 -vs-RGAA3-2016'.$O$28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6]" office:value-type="string" office:string-value="11.14.1" calcext:value-type="string">
            <text:p>11.14.1</text:p>
          </table:table-cell>
          <table:table-cell table:number-columns-repeated="1008"/>
        </table:table-row>
        <table:table-row table:style-name="ro15">
          <table:table-cell table:formula="of:=[$'RGAA3 -vs-RGAA3-2016'.$A$289]" office:value-type="string" office:string-value="TRUE" calcext:value-type="string">
            <text:p>TRUE</text:p>
          </table:table-cell>
          <table:table-cell table:style-name="ce32" table:formula="of:=[$'RGAA3 -vs-RGAA3-2016'.$B$289]" office:value-type="string" office:string-value="11.14.4" calcext:value-type="string">
            <text:p>11.14.4</text:p>
          </table:table-cell>
          <table:table-cell table:style-name="ce32" table:formula="of:=[$'RGAA3 -vs-RGAA3-2016'.$C$289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63" table:formula="of:=[$'RGAA3 -vs-RGAA3-2016'.$F$28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9]">
            <text:p/>
          </table:table-cell>
          <table:table-cell table:formula="of:=[$'RGAA3 -vs-RGAA3-2016'.$M$289]">
            <text:p/>
          </table:table-cell>
          <table:table-cell table:style-name="ce395" table:formula="of:=[$'RGAA3 -vs-RGAA3-2016'.$O$28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9]" office:value-type="string" office:string-value="11.14.4" calcext:value-type="string">
            <text:p>11.14.4</text:p>
          </table:table-cell>
          <table:table-cell table:number-columns-repeated="1008"/>
        </table:table-row>
        <table:table-row table:style-name="ro15">
          <table:table-cell table:formula="of:=[$'RGAA3 -vs-RGAA3-2016'.$A$292]" office:value-type="string" office:string-value="TRUE" calcext:value-type="string">
            <text:p>TRUE</text:p>
          </table:table-cell>
          <table:table-cell table:style-name="ce32" table:formula="of:=[$'RGAA3 -vs-RGAA3-2016'.$B$292]" office:value-type="string" office:string-value="11.15.1" calcext:value-type="string">
            <text:p>11.15.1</text:p>
          </table:table-cell>
          <table:table-cell table:style-name="ce32" table:formula="of:=[$'RGAA3 -vs-RGAA3-2016'.$C$292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764" table:formula="of:=[$'RGAA3 -vs-RGAA3-2016'.$F$2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2]">
            <text:p/>
          </table:table-cell>
          <table:table-cell table:formula="of:=[$'RGAA3 -vs-RGAA3-2016'.$M$292]">
            <text:p/>
          </table:table-cell>
          <table:table-cell table:style-name="ce395" table:formula="of:=[$'RGAA3 -vs-RGAA3-2016'.$O$29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2]" office:value-type="string" office:string-value="11.15.1" calcext:value-type="string">
            <text:p>11.15.1</text:p>
          </table:table-cell>
          <table:table-cell table:number-columns-repeated="1008"/>
        </table:table-row>
        <table:table-row table:style-name="ro15">
          <table:table-cell table:formula="of:=[$'RGAA3 -vs-RGAA3-2016'.$A$293]" office:value-type="string" office:string-value="TRUE" calcext:value-type="string">
            <text:p>TRUE</text:p>
          </table:table-cell>
          <table:table-cell table:style-name="ce32" table:formula="of:=[$'RGAA3 -vs-RGAA3-2016'.$B$293]" office:value-type="string" office:string-value="12.1.1" calcext:value-type="string">
            <text:p>12.1.1</text:p>
          </table:table-cell>
          <table:table-cell table:style-name="ce32" table:formula="of:=[$'RGAA3 -vs-RGAA3-2016'.$C$293]" office:value-type="string" office:string-value="AA" calcext:value-type="string">
            <text:p>AA</text:p>
          </table:table-cell>
          <table:table-cell table:style-name="ce32"/>
          <table:table-cell/>
          <table:table-cell table:style-name="ce765" table:formula="of:=[$'RGAA3 -vs-RGAA3-2016'.$F$2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3]">
            <text:p/>
          </table:table-cell>
          <table:table-cell table:formula="of:=[$'RGAA3 -vs-RGAA3-2016'.$M$293]">
            <text:p/>
          </table:table-cell>
          <table:table-cell table:style-name="ce395" table:formula="of:=[$'RGAA3 -vs-RGAA3-2016'.$O$29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3]" office:value-type="string" office:string-value="12.1.1" calcext:value-type="string">
            <text:p>12.1.1</text:p>
          </table:table-cell>
          <table:table-cell table:number-columns-repeated="1008"/>
        </table:table-row>
        <table:table-row table:style-name="ro15">
          <table:table-cell table:formula="of:=[$'RGAA3 -vs-RGAA3-2016'.$A$294]" office:value-type="string" office:string-value="TRUE" calcext:value-type="string">
            <text:p>TRUE</text:p>
          </table:table-cell>
          <table:table-cell table:style-name="ce32" table:formula="of:=[$'RGAA3 -vs-RGAA3-2016'.$B$294]" office:value-type="string" office:string-value="12.2.1" calcext:value-type="string">
            <text:p>12.2.1</text:p>
          </table:table-cell>
          <table:table-cell table:style-name="ce32" table:formula="of:=[$'RGAA3 -vs-RGAA3-2016'.$C$294]" office:value-type="string" office:string-value="AA" calcext:value-type="string">
            <text:p>AA</text:p>
          </table:table-cell>
          <table:table-cell table:style-name="ce32"/>
          <table:table-cell/>
          <table:table-cell table:style-name="ce766" table:formula="of:=[$'RGAA3 -vs-RGAA3-2016'.$F$2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4]">
            <text:p/>
          </table:table-cell>
          <table:table-cell table:formula="of:=[$'RGAA3 -vs-RGAA3-2016'.$M$294]">
            <text:p/>
          </table:table-cell>
          <table:table-cell table:style-name="ce395" table:formula="of:=[$'RGAA3 -vs-RGAA3-2016'.$O$29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4]" office:value-type="string" office:string-value="12.2.1" calcext:value-type="string">
            <text:p>12.2.1</text:p>
          </table:table-cell>
          <table:table-cell table:number-columns-repeated="1008"/>
        </table:table-row>
        <table:table-row table:style-name="ro15">
          <table:table-cell table:formula="of:=[$'RGAA3 -vs-RGAA3-2016'.$A$295]" office:value-type="string" office:string-value="TRUE" calcext:value-type="string">
            <text:p>TRUE</text:p>
          </table:table-cell>
          <table:table-cell table:style-name="ce32" table:formula="of:=[$'RGAA3 -vs-RGAA3-2016'.$B$295]" office:value-type="string" office:string-value="12.2.2" calcext:value-type="string">
            <text:p>12.2.2</text:p>
          </table:table-cell>
          <table:table-cell table:style-name="ce32" table:formula="of:=[$'RGAA3 -vs-RGAA3-2016'.$C$295]" office:value-type="string" office:string-value="AA" calcext:value-type="string">
            <text:p>AA</text:p>
          </table:table-cell>
          <table:table-cell table:style-name="ce32"/>
          <table:table-cell/>
          <table:table-cell table:style-name="ce767" table:formula="of:=[$'RGAA3 -vs-RGAA3-2016'.$F$29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5]">
            <text:p/>
          </table:table-cell>
          <table:table-cell table:formula="of:=[$'RGAA3 -vs-RGAA3-2016'.$M$295]">
            <text:p/>
          </table:table-cell>
          <table:table-cell table:style-name="ce395" table:formula="of:=[$'RGAA3 -vs-RGAA3-2016'.$O$29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5]" office:value-type="string" office:string-value="12.2.2" calcext:value-type="string">
            <text:p>12.2.2</text:p>
          </table:table-cell>
          <table:table-cell table:number-columns-repeated="1008"/>
        </table:table-row>
        <table:table-row table:style-name="ro15">
          <table:table-cell table:formula="of:=[$'RGAA3 -vs-RGAA3-2016'.$A$296]" office:value-type="string" office:string-value="TRUE" calcext:value-type="string">
            <text:p>TRUE</text:p>
          </table:table-cell>
          <table:table-cell table:style-name="ce32" table:formula="of:=[$'RGAA3 -vs-RGAA3-2016'.$B$296]" office:value-type="string" office:string-value="12.3.1" calcext:value-type="string">
            <text:p>12.3.1</text:p>
          </table:table-cell>
          <table:table-cell table:style-name="ce32" table:formula="of:=[$'RGAA3 -vs-RGAA3-2016'.$C$296]" office:value-type="string" office:string-value="AA" calcext:value-type="string">
            <text:p>AA</text:p>
          </table:table-cell>
          <table:table-cell table:style-name="ce32"/>
          <table:table-cell/>
          <table:table-cell table:style-name="ce768" table:formula="of:=[$'RGAA3 -vs-RGAA3-2016'.$F$2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6]">
            <text:p/>
          </table:table-cell>
          <table:table-cell table:formula="of:=[$'RGAA3 -vs-RGAA3-2016'.$M$296]">
            <text:p/>
          </table:table-cell>
          <table:table-cell table:style-name="ce395" table:formula="of:=[$'RGAA3 -vs-RGAA3-2016'.$O$29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6]" office:value-type="string" office:string-value="12.3.1" calcext:value-type="string">
            <text:p>12.3.1</text:p>
          </table:table-cell>
          <table:table-cell table:number-columns-repeated="1008"/>
        </table:table-row>
        <table:table-row table:style-name="ro15">
          <table:table-cell table:formula="of:=[$'RGAA3 -vs-RGAA3-2016'.$A$297]" office:value-type="string" office:string-value="TRUE" calcext:value-type="string">
            <text:p>TRUE</text:p>
          </table:table-cell>
          <table:table-cell table:style-name="ce32" table:formula="of:=[$'RGAA3 -vs-RGAA3-2016'.$B$297]" office:value-type="string" office:string-value="12.3.2" calcext:value-type="string">
            <text:p>12.3.2</text:p>
          </table:table-cell>
          <table:table-cell table:style-name="ce32" table:formula="of:=[$'RGAA3 -vs-RGAA3-2016'.$C$297]" office:value-type="string" office:string-value="AA" calcext:value-type="string">
            <text:p>AA</text:p>
          </table:table-cell>
          <table:table-cell table:style-name="ce32"/>
          <table:table-cell/>
          <table:table-cell table:style-name="ce769" table:formula="of:=[$'RGAA3 -vs-RGAA3-2016'.$F$29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7]">
            <text:p/>
          </table:table-cell>
          <table:table-cell table:formula="of:=[$'RGAA3 -vs-RGAA3-2016'.$M$297]">
            <text:p/>
          </table:table-cell>
          <table:table-cell table:style-name="ce395" table:formula="of:=[$'RGAA3 -vs-RGAA3-2016'.$O$29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7]" office:value-type="string" office:string-value="12.3.2" calcext:value-type="string">
            <text:p>12.3.2</text:p>
          </table:table-cell>
          <table:table-cell table:number-columns-repeated="1008"/>
        </table:table-row>
        <table:table-row table:style-name="ro15">
          <table:table-cell table:formula="of:=[$'RGAA3 -vs-RGAA3-2016'.$A$301]" office:value-type="string" office:string-value="TRUE" calcext:value-type="string">
            <text:p>TRUE</text:p>
          </table:table-cell>
          <table:table-cell table:style-name="ce32" table:formula="of:=[$'RGAA3 -vs-RGAA3-2016'.$B$301]" office:value-type="string" office:string-value="12.5.1" calcext:value-type="string">
            <text:p>12.5.1</text:p>
          </table:table-cell>
          <table:table-cell table:style-name="ce32" table:formula="of:=[$'RGAA3 -vs-RGAA3-2016'.$C$301]" office:value-type="string" office:string-value="AA" calcext:value-type="string">
            <text:p>AA</text:p>
          </table:table-cell>
          <table:table-cell table:style-name="ce32"/>
          <table:table-cell/>
          <table:table-cell table:style-name="ce770" table:formula="of:=[$'RGAA3 -vs-RGAA3-2016'.$F$30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301]">
            <text:p/>
          </table:table-cell>
          <table:table-cell table:formula="of:=[$'RGAA3 -vs-RGAA3-2016'.$M$301]">
            <text:p/>
          </table:table-cell>
          <table:table-cell table:style-name="ce395" table:formula="of:=[$'RGAA3 -vs-RGAA3-2016'.$O$30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1]" office:value-type="string" office:string-value="12.5.1" calcext:value-type="string">
            <text:p>12.5.1</text:p>
          </table:table-cell>
          <table:table-cell table:number-columns-repeated="1008"/>
        </table:table-row>
        <table:table-row table:style-name="ro15">
          <table:table-cell table:formula="of:=[$'RGAA3 -vs-RGAA3-2016'.$A$302]" office:value-type="string" office:string-value="TRUE" calcext:value-type="string">
            <text:p>TRUE</text:p>
          </table:table-cell>
          <table:table-cell table:style-name="ce32" table:formula="of:=[$'RGAA3 -vs-RGAA3-2016'.$B$302]" office:value-type="string" office:string-value="12.5.2" calcext:value-type="string">
            <text:p>12.5.2</text:p>
          </table:table-cell>
          <table:table-cell table:style-name="ce32" table:formula="of:=[$'RGAA3 -vs-RGAA3-2016'.$C$302]" office:value-type="string" office:string-value="AA" calcext:value-type="string">
            <text:p>AA</text:p>
          </table:table-cell>
          <table:table-cell table:style-name="ce32"/>
          <table:table-cell/>
          <table:table-cell table:style-name="ce771" table:formula="of:=[$'RGAA3 -vs-RGAA3-2016'.$F$30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2]">
            <text:p/>
          </table:table-cell>
          <table:table-cell table:formula="of:=[$'RGAA3 -vs-RGAA3-2016'.$M$302]">
            <text:p/>
          </table:table-cell>
          <table:table-cell table:style-name="ce395" table:formula="of:=[$'RGAA3 -vs-RGAA3-2016'.$O$30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2]" office:value-type="string" office:string-value="12.5.2" calcext:value-type="string">
            <text:p>12.5.2</text:p>
          </table:table-cell>
          <table:table-cell table:number-columns-repeated="1008"/>
        </table:table-row>
        <table:table-row table:style-name="ro15">
          <table:table-cell table:formula="of:=[$'RGAA3 -vs-RGAA3-2016'.$A$303]" office:value-type="string" office:string-value="TRUE" calcext:value-type="string">
            <text:p>TRUE</text:p>
          </table:table-cell>
          <table:table-cell table:style-name="ce32" table:formula="of:=[$'RGAA3 -vs-RGAA3-2016'.$B$303]" office:value-type="string" office:string-value="12.5.3" calcext:value-type="string">
            <text:p>12.5.3</text:p>
          </table:table-cell>
          <table:table-cell table:style-name="ce32" table:formula="of:=[$'RGAA3 -vs-RGAA3-2016'.$C$303]" office:value-type="string" office:string-value="AA" calcext:value-type="string">
            <text:p>AA</text:p>
          </table:table-cell>
          <table:table-cell table:style-name="ce32"/>
          <table:table-cell/>
          <table:table-cell table:style-name="ce772" table:formula="of:=[$'RGAA3 -vs-RGAA3-2016'.$F$30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3]">
            <text:p/>
          </table:table-cell>
          <table:table-cell table:formula="of:=[$'RGAA3 -vs-RGAA3-2016'.$M$303]">
            <text:p/>
          </table:table-cell>
          <table:table-cell table:style-name="ce395" table:formula="of:=[$'RGAA3 -vs-RGAA3-2016'.$O$30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3]" office:value-type="string" office:string-value="12.5.3" calcext:value-type="string">
            <text:p>12.5.3</text:p>
          </table:table-cell>
          <table:table-cell table:number-columns-repeated="1008"/>
        </table:table-row>
        <table:table-row table:style-name="ro15">
          <table:table-cell table:formula="of:=[$'RGAA3 -vs-RGAA3-2016'.$A$304]" office:value-type="string" office:string-value="TRUE" calcext:value-type="string">
            <text:p>TRUE</text:p>
          </table:table-cell>
          <table:table-cell table:style-name="ce32" table:formula="of:=[$'RGAA3 -vs-RGAA3-2016'.$B$304]" office:value-type="string" office:string-value="12.6.1" calcext:value-type="string">
            <text:p>12.6.1</text:p>
          </table:table-cell>
          <table:table-cell table:style-name="ce32" table:formula="of:=[$'RGAA3 -vs-RGAA3-2016'.$C$304]" office:value-type="string" office:string-value="AA" calcext:value-type="string">
            <text:p>AA</text:p>
          </table:table-cell>
          <table:table-cell table:style-name="ce32"/>
          <table:table-cell/>
          <table:table-cell table:style-name="ce773" table:formula="of:=[$'RGAA3 -vs-RGAA3-2016'.$F$30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4]">
            <text:p/>
          </table:table-cell>
          <table:table-cell table:formula="of:=[$'RGAA3 -vs-RGAA3-2016'.$M$304]">
            <text:p/>
          </table:table-cell>
          <table:table-cell table:style-name="ce395" table:formula="of:=[$'RGAA3 -vs-RGAA3-2016'.$O$30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4]" office:value-type="string" office:string-value="12.6.1" calcext:value-type="string">
            <text:p>12.6.1</text:p>
          </table:table-cell>
          <table:table-cell table:number-columns-repeated="1008"/>
        </table:table-row>
        <table:table-row table:style-name="ro15">
          <table:table-cell table:formula="of:=[$'RGAA3 -vs-RGAA3-2016'.$A$305]" office:value-type="string" office:string-value="TRUE" calcext:value-type="string">
            <text:p>TRUE</text:p>
          </table:table-cell>
          <table:table-cell table:style-name="ce32" table:formula="of:=[$'RGAA3 -vs-RGAA3-2016'.$B$305]" office:value-type="string" office:string-value="12.6.2" calcext:value-type="string">
            <text:p>12.6.2</text:p>
          </table:table-cell>
          <table:table-cell table:style-name="ce32" table:formula="of:=[$'RGAA3 -vs-RGAA3-2016'.$C$305]" office:value-type="string" office:string-value="AA" calcext:value-type="string">
            <text:p>AA</text:p>
          </table:table-cell>
          <table:table-cell table:style-name="ce32"/>
          <table:table-cell/>
          <table:table-cell table:style-name="ce774" table:formula="of:=[$'RGAA3 -vs-RGAA3-2016'.$F$30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5]">
            <text:p/>
          </table:table-cell>
          <table:table-cell table:formula="of:=[$'RGAA3 -vs-RGAA3-2016'.$M$305]">
            <text:p/>
          </table:table-cell>
          <table:table-cell table:style-name="ce395" table:formula="of:=[$'RGAA3 -vs-RGAA3-2016'.$O$30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5]" office:value-type="string" office:string-value="12.6.2" calcext:value-type="string">
            <text:p>12.6.2</text:p>
          </table:table-cell>
          <table:table-cell table:number-columns-repeated="1008"/>
        </table:table-row>
        <table:table-row table:style-name="ro15">
          <table:table-cell table:formula="of:=[$'RGAA3 -vs-RGAA3-2016'.$A$306]" office:value-type="string" office:string-value="TRUE" calcext:value-type="string">
            <text:p>TRUE</text:p>
          </table:table-cell>
          <table:table-cell table:style-name="ce32" table:formula="of:=[$'RGAA3 -vs-RGAA3-2016'.$B$306]" office:value-type="string" office:string-value="12.6.3" calcext:value-type="string">
            <text:p>12.6.3</text:p>
          </table:table-cell>
          <table:table-cell table:style-name="ce32" table:formula="of:=[$'RGAA3 -vs-RGAA3-2016'.$C$306]" office:value-type="string" office:string-value="AA" calcext:value-type="string">
            <text:p>AA</text:p>
          </table:table-cell>
          <table:table-cell table:style-name="ce32"/>
          <table:table-cell/>
          <table:table-cell table:style-name="ce775" table:formula="of:=[$'RGAA3 -vs-RGAA3-2016'.$F$30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6]">
            <text:p/>
          </table:table-cell>
          <table:table-cell table:formula="of:=[$'RGAA3 -vs-RGAA3-2016'.$M$306]">
            <text:p/>
          </table:table-cell>
          <table:table-cell table:style-name="ce395" table:formula="of:=[$'RGAA3 -vs-RGAA3-2016'.$O$30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6]" office:value-type="string" office:string-value="12.6.3" calcext:value-type="string">
            <text:p>12.6.3</text:p>
          </table:table-cell>
          <table:table-cell table:number-columns-repeated="1008"/>
        </table:table-row>
        <table:table-row table:style-name="ro15">
          <table:table-cell table:formula="of:=[$'RGAA3 -vs-RGAA3-2016'.$A$307]" office:value-type="string" office:string-value="TRUE" calcext:value-type="string">
            <text:p>TRUE</text:p>
          </table:table-cell>
          <table:table-cell table:style-name="ce32" table:formula="of:=[$'RGAA3 -vs-RGAA3-2016'.$B$307]" office:value-type="string" office:string-value="12.7.1" calcext:value-type="string">
            <text:p>12.7.1</text:p>
          </table:table-cell>
          <table:table-cell table:style-name="ce32" table:formula="of:=[$'RGAA3 -vs-RGAA3-2016'.$C$307]" office:value-type="string" office:string-value="AA" calcext:value-type="string">
            <text:p>AA</text:p>
          </table:table-cell>
          <table:table-cell table:style-name="ce32"/>
          <table:table-cell/>
          <table:table-cell table:style-name="ce776" table:formula="of:=[$'RGAA3 -vs-RGAA3-2016'.$F$30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7]">
            <text:p/>
          </table:table-cell>
          <table:table-cell table:formula="of:=[$'RGAA3 -vs-RGAA3-2016'.$M$307]">
            <text:p/>
          </table:table-cell>
          <table:table-cell table:style-name="ce395" table:formula="of:=[$'RGAA3 -vs-RGAA3-2016'.$O$30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7]" office:value-type="string" office:string-value="12.7.1" calcext:value-type="string">
            <text:p>12.7.1</text:p>
          </table:table-cell>
          <table:table-cell table:number-columns-repeated="1008"/>
        </table:table-row>
        <table:table-row table:style-name="ro15">
          <table:table-cell table:formula="of:=[$'RGAA3 -vs-RGAA3-2016'.$A$317]" office:value-type="string" office:string-value="TRUE" calcext:value-type="string">
            <text:p>TRUE</text:p>
          </table:table-cell>
          <table:table-cell table:style-name="ce32" table:formula="of:=[$'RGAA3 -vs-RGAA3-2016'.$B$317]" office:value-type="string" office:string-value="12.11.4" calcext:value-type="string">
            <text:p>12.11.4</text:p>
          </table:table-cell>
          <table:table-cell table:style-name="ce32" table:formula="of:=[$'RGAA3 -vs-RGAA3-2016'.$C$317]" office:value-type="string" office:string-value="A" calcext:value-type="string">
            <text:p>A</text:p>
          </table:table-cell>
          <table:table-cell table:style-name="ce32"/>
          <table:table-cell/>
          <table:table-cell table:style-name="ce777" table:formula="of:=[$'RGAA3 -vs-RGAA3-2016'.$F$31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17]">
            <text:p/>
          </table:table-cell>
          <table:table-cell table:formula="of:=[$'RGAA3 -vs-RGAA3-2016'.$M$317]">
            <text:p/>
          </table:table-cell>
          <table:table-cell table:style-name="ce395" table:formula="of:=[$'RGAA3 -vs-RGAA3-2016'.$O$31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17]" office:value-type="string" office:string-value="12.11.4" calcext:value-type="string">
            <text:p>12.11.4</text:p>
          </table:table-cell>
          <table:table-cell table:number-columns-repeated="1008"/>
        </table:table-row>
        <table:table-row table:style-name="ro15">
          <table:table-cell table:formula="of:=[$'RGAA3 -vs-RGAA3-2016'.$A$323]" office:value-type="string" office:string-value="TRUE" calcext:value-type="string">
            <text:p>TRUE</text:p>
          </table:table-cell>
          <table:table-cell table:style-name="ce32" table:formula="of:=[$'RGAA3 -vs-RGAA3-2016'.$B$323]" office:value-type="string" office:string-value="13.1.2" calcext:value-type="string">
            <text:p>13.1.2</text:p>
          </table:table-cell>
          <table:table-cell table:style-name="ce32" table:formula="of:=[$'RGAA3 -vs-RGAA3-2016'.$C$323]" office:value-type="string" office:string-value="A" calcext:value-type="string">
            <text:p>A</text:p>
          </table:table-cell>
          <table:table-cell table:style-name="ce32"/>
          <table:table-cell/>
          <table:table-cell table:style-name="ce778" table:formula="of:=[$'RGAA3 -vs-RGAA3-2016'.$F$32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3]">
            <text:p/>
          </table:table-cell>
          <table:table-cell table:formula="of:=[$'RGAA3 -vs-RGAA3-2016'.$M$323]">
            <text:p/>
          </table:table-cell>
          <table:table-cell table:style-name="ce395" table:formula="of:=[$'RGAA3 -vs-RGAA3-2016'.$O$32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3]" office:value-type="string" office:string-value="13.1.2" calcext:value-type="string">
            <text:p>13.1.2</text:p>
          </table:table-cell>
          <table:table-cell table:number-columns-repeated="1008"/>
        </table:table-row>
        <table:table-row table:style-name="ro15">
          <table:table-cell table:formula="of:=[$'RGAA3 -vs-RGAA3-2016'.$A$327]" office:value-type="string" office:string-value="TRUE" calcext:value-type="string">
            <text:p>TRUE</text:p>
          </table:table-cell>
          <table:table-cell table:style-name="ce32" table:formula="of:=[$'RGAA3 -vs-RGAA3-2016'.$B$327]" office:value-type="string" office:string-value="13.2.1" calcext:value-type="string">
            <text:p>13.2.1</text:p>
          </table:table-cell>
          <table:table-cell table:style-name="ce32" table:formula="of:=[$'RGAA3 -vs-RGAA3-2016'.$C$327]" office:value-type="string" office:string-value="A" calcext:value-type="string">
            <text:p>A</text:p>
          </table:table-cell>
          <table:table-cell table:style-name="ce32"/>
          <table:table-cell/>
          <table:table-cell table:style-name="ce779" table:formula="of:=[$'RGAA3 -vs-RGAA3-2016'.$F$32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327]">
            <text:p/>
          </table:table-cell>
          <table:table-cell table:formula="of:=[$'RGAA3 -vs-RGAA3-2016'.$M$327]">
            <text:p/>
          </table:table-cell>
          <table:table-cell table:style-name="ce395" table:formula="of:=[$'RGAA3 -vs-RGAA3-2016'.$O$32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7]" office:value-type="string" office:string-value="13.2.1" calcext:value-type="string">
            <text:p>13.2.1</text:p>
          </table:table-cell>
          <table:table-cell table:number-columns-repeated="1008"/>
        </table:table-row>
        <table:table-row table:style-name="ro15">
          <table:table-cell table:formula="of:=[$'RGAA3 -vs-RGAA3-2016'.$A$328]" office:value-type="string" office:string-value="TRUE" calcext:value-type="string">
            <text:p>TRUE</text:p>
          </table:table-cell>
          <table:table-cell table:style-name="ce32" table:formula="of:=[$'RGAA3 -vs-RGAA3-2016'.$B$328]" office:value-type="string" office:string-value="13.2.2" calcext:value-type="string">
            <text:p>13.2.2</text:p>
          </table:table-cell>
          <table:table-cell table:style-name="ce32" table:formula="of:=[$'RGAA3 -vs-RGAA3-2016'.$C$328]" office:value-type="string" office:string-value="A" calcext:value-type="string">
            <text:p>A</text:p>
          </table:table-cell>
          <table:table-cell table:style-name="ce32"/>
          <table:table-cell/>
          <table:table-cell table:style-name="ce780" table:formula="of:=[$'RGAA3 -vs-RGAA3-2016'.$F$32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8]">
            <text:p/>
          </table:table-cell>
          <table:table-cell table:formula="of:=[$'RGAA3 -vs-RGAA3-2016'.$M$328]">
            <text:p/>
          </table:table-cell>
          <table:table-cell table:style-name="ce395" table:formula="of:=[$'RGAA3 -vs-RGAA3-2016'.$O$32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8]" office:value-type="string" office:string-value="13.2.2" calcext:value-type="string">
            <text:p>13.2.2</text:p>
          </table:table-cell>
          <table:table-cell table:number-columns-repeated="1008"/>
        </table:table-row>
        <table:table-row table:style-name="ro15">
          <table:table-cell table:formula="of:=[$'RGAA3 -vs-RGAA3-2016'.$A$329]" office:value-type="string" office:string-value="TRUE" calcext:value-type="string">
            <text:p>TRUE</text:p>
          </table:table-cell>
          <table:table-cell table:style-name="ce32" table:formula="of:=[$'RGAA3 -vs-RGAA3-2016'.$B$329]" office:value-type="string" office:string-value="13.2.3" calcext:value-type="string">
            <text:p>13.2.3</text:p>
          </table:table-cell>
          <table:table-cell table:style-name="ce32" table:formula="of:=[$'RGAA3 -vs-RGAA3-2016'.$C$329]" office:value-type="string" office:string-value="A" calcext:value-type="string">
            <text:p>A</text:p>
          </table:table-cell>
          <table:table-cell table:style-name="ce32"/>
          <table:table-cell/>
          <table:table-cell table:style-name="ce781" table:formula="of:=[$'RGAA3 -vs-RGAA3-2016'.$F$32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9]">
            <text:p/>
          </table:table-cell>
          <table:table-cell table:formula="of:=[$'RGAA3 -vs-RGAA3-2016'.$M$329]">
            <text:p/>
          </table:table-cell>
          <table:table-cell table:style-name="ce395" table:formula="of:=[$'RGAA3 -vs-RGAA3-2016'.$O$32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9]" office:value-type="string" office:string-value="13.2.3" calcext:value-type="string">
            <text:p>13.2.3</text:p>
          </table:table-cell>
          <table:table-cell table:number-columns-repeated="1008"/>
        </table:table-row>
        <table:table-row table:style-name="ro15">
          <table:table-cell table:formula="of:=[$'RGAA3 -vs-RGAA3-2016'.$A$333]" office:value-type="string" office:string-value="TRUE" calcext:value-type="string">
            <text:p>TRUE</text:p>
          </table:table-cell>
          <table:table-cell table:style-name="ce32" table:formula="of:=[$'RGAA3 -vs-RGAA3-2016'.$B$333]" office:value-type="string" office:string-value="13.6.1" calcext:value-type="string">
            <text:p>13.6.1</text:p>
          </table:table-cell>
          <table:table-cell table:style-name="ce32" table:formula="of:=[$'RGAA3 -vs-RGAA3-2016'.$C$333]" office:value-type="string" office:string-value="A" calcext:value-type="string">
            <text:p>A</text:p>
          </table:table-cell>
          <table:table-cell table:style-name="ce32"/>
          <table:table-cell/>
          <table:table-cell table:style-name="ce782" table:formula="of:=[$'RGAA3 -vs-RGAA3-2016'.$F$33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3]">
            <text:p/>
          </table:table-cell>
          <table:table-cell table:formula="of:=[$'RGAA3 -vs-RGAA3-2016'.$M$333]">
            <text:p/>
          </table:table-cell>
          <table:table-cell table:style-name="ce395" table:formula="of:=[$'RGAA3 -vs-RGAA3-2016'.$O$33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3]" office:value-type="string" office:string-value="13.6.1" calcext:value-type="string">
            <text:p>13.6.1</text:p>
          </table:table-cell>
          <table:table-cell table:number-columns-repeated="1008"/>
        </table:table-row>
        <table:table-row table:style-name="ro15">
          <table:table-cell table:formula="of:=[$'RGAA3 -vs-RGAA3-2016'.$A$334]" office:value-type="string" office:string-value="TRUE" calcext:value-type="string">
            <text:p>TRUE</text:p>
          </table:table-cell>
          <table:table-cell table:style-name="ce32" table:formula="of:=[$'RGAA3 -vs-RGAA3-2016'.$B$334]" office:value-type="string" office:string-value="13.6.2" calcext:value-type="string">
            <text:p>13.6.2</text:p>
          </table:table-cell>
          <table:table-cell table:style-name="ce32" table:formula="of:=[$'RGAA3 -vs-RGAA3-2016'.$C$334]" office:value-type="string" office:string-value="A" calcext:value-type="string">
            <text:p>A</text:p>
          </table:table-cell>
          <table:table-cell table:style-name="ce32"/>
          <table:table-cell/>
          <table:table-cell table:style-name="ce783" table:formula="of:=[$'RGAA3 -vs-RGAA3-2016'.$F$33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4]">
            <text:p/>
          </table:table-cell>
          <table:table-cell table:formula="of:=[$'RGAA3 -vs-RGAA3-2016'.$M$334]">
            <text:p/>
          </table:table-cell>
          <table:table-cell table:style-name="ce395" table:formula="of:=[$'RGAA3 -vs-RGAA3-2016'.$O$33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4]" office:value-type="string" office:string-value="13.6.2" calcext:value-type="string">
            <text:p>13.6.2</text:p>
          </table:table-cell>
          <table:table-cell table:number-columns-repeated="1008"/>
        </table:table-row>
        <table:table-row table:style-name="ro15">
          <table:table-cell table:formula="of:=[$'RGAA3 -vs-RGAA3-2016'.$A$335]" office:value-type="string" office:string-value="TRUE" calcext:value-type="string">
            <text:p>TRUE</text:p>
          </table:table-cell>
          <table:table-cell table:style-name="ce32" table:formula="of:=[$'RGAA3 -vs-RGAA3-2016'.$B$335]" office:value-type="string" office:string-value="13.6.3" calcext:value-type="string">
            <text:p>13.6.3</text:p>
          </table:table-cell>
          <table:table-cell table:style-name="ce32" table:formula="of:=[$'RGAA3 -vs-RGAA3-2016'.$C$335]" office:value-type="string" office:string-value="A" calcext:value-type="string">
            <text:p>A</text:p>
          </table:table-cell>
          <table:table-cell table:style-name="ce32"/>
          <table:table-cell/>
          <table:table-cell table:style-name="ce784" table:formula="of:=[$'RGAA3 -vs-RGAA3-2016'.$F$33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5]">
            <text:p/>
          </table:table-cell>
          <table:table-cell table:formula="of:=[$'RGAA3 -vs-RGAA3-2016'.$M$335]">
            <text:p/>
          </table:table-cell>
          <table:table-cell table:style-name="ce395" table:formula="of:=[$'RGAA3 -vs-RGAA3-2016'.$O$33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5]" office:value-type="string" office:string-value="13.6.3" calcext:value-type="string">
            <text:p>13.6.3</text:p>
          </table:table-cell>
          <table:table-cell table:number-columns-repeated="1008"/>
        </table:table-row>
        <table:table-row table:style-name="ro15">
          <table:table-cell table:formula="of:=[$'RGAA3 -vs-RGAA3-2016'.$A$336]" office:value-type="string" office:string-value="TRUE" calcext:value-type="string">
            <text:p>TRUE</text:p>
          </table:table-cell>
          <table:table-cell table:style-name="ce32" table:formula="of:=[$'RGAA3 -vs-RGAA3-2016'.$B$336]" office:value-type="string" office:string-value="13.7.1" calcext:value-type="string">
            <text:p>13.7.1</text:p>
          </table:table-cell>
          <table:table-cell table:style-name="ce32" table:formula="of:=[$'RGAA3 -vs-RGAA3-2016'.$C$336]" office:value-type="string" office:string-value="A" calcext:value-type="string">
            <text:p>A</text:p>
          </table:table-cell>
          <table:table-cell table:style-name="ce32"/>
          <table:table-cell/>
          <table:table-cell table:style-name="ce785" table:formula="of:=[$'RGAA3 -vs-RGAA3-2016'.$F$33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6]">
            <text:p/>
          </table:table-cell>
          <table:table-cell table:formula="of:=[$'RGAA3 -vs-RGAA3-2016'.$M$336]">
            <text:p/>
          </table:table-cell>
          <table:table-cell table:style-name="ce395" table:formula="of:=[$'RGAA3 -vs-RGAA3-2016'.$O$33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6]" office:value-type="string" office:string-value="13.7.1" calcext:value-type="string">
            <text:p>13.7.1</text:p>
          </table:table-cell>
          <table:table-cell table:number-columns-repeated="1008"/>
        </table:table-row>
        <table:table-row table:style-name="ro1" table:number-rows-repeated="1048225">
          <table:table-cell table:number-columns-repeated="1024"/>
        </table:table-row>
        <table:table-row table:style-name="ro1" table:number-rows-repeated="175">
          <table:table-cell table:style-name="Default" table:number-columns-repeated="1024"/>
        </table:table-row>
        <table:table-row table:style-name="ro1">
          <table:table-cell table:style-name="Default" table:number-columns-repeated="1024"/>
        </table:table-row>
        <calcext:conditional-formats>
          <calcext:conditional-format calcext:target-range-address="Asqatasun.F3:Asqatasun.F3">
            <calcext:condition calcext:apply-style-name="diff_rgaa3_0vs2016" calcext:value="=&quot;FALSE&quot;" calcext:base-cell-address="Asqatasun.F3"/>
          </calcext:conditional-format>
          <calcext:conditional-format calcext:target-range-address="Asqatasun.F4:Asqatasun.F4">
            <calcext:condition calcext:apply-style-name="diff_rgaa3_0vs2016" calcext:value="=&quot;FALSE&quot;" calcext:base-cell-address="Asqatasun.F4"/>
          </calcext:conditional-format>
          <calcext:conditional-format calcext:target-range-address="Asqatasun.F5:Asqatasun.F5">
            <calcext:condition calcext:apply-style-name="diff_rgaa3_0vs2016" calcext:value="=&quot;FALSE&quot;" calcext:base-cell-address="Asqatasun.F5"/>
          </calcext:conditional-format>
          <calcext:conditional-format calcext:target-range-address="Asqatasun.F6:Asqatasun.F6">
            <calcext:condition calcext:apply-style-name="diff_rgaa3_0vs2016" calcext:value="=&quot;FALSE&quot;" calcext:base-cell-address="Asqatasun.F6"/>
          </calcext:conditional-format>
          <calcext:conditional-format calcext:target-range-address="Asqatasun.F7:Asqatasun.F7">
            <calcext:condition calcext:apply-style-name="diff_rgaa3_0vs2016" calcext:value="=&quot;FALSE&quot;" calcext:base-cell-address="Asqatasun.F7"/>
          </calcext:conditional-format>
          <calcext:conditional-format calcext:target-range-address="Asqatasun.F8:Asqatasun.F8">
            <calcext:condition calcext:apply-style-name="diff_rgaa3_0vs2016" calcext:value="=&quot;FALSE&quot;" calcext:base-cell-address="Asqatasun.F8"/>
          </calcext:conditional-format>
          <calcext:conditional-format calcext:target-range-address="Asqatasun.F9:Asqatasun.F9">
            <calcext:condition calcext:apply-style-name="diff_rgaa3_0vs2016" calcext:value="=&quot;FALSE&quot;" calcext:base-cell-address="Asqatasun.F9"/>
          </calcext:conditional-format>
          <calcext:conditional-format calcext:target-range-address="Asqatasun.F10:Asqatasun.F10">
            <calcext:condition calcext:apply-style-name="diff_rgaa3_0vs2016" calcext:value="=&quot;FALSE&quot;" calcext:base-cell-address="Asqatasun.F10"/>
          </calcext:conditional-format>
          <calcext:conditional-format calcext:target-range-address="Asqatasun.F11:Asqatasun.F11">
            <calcext:condition calcext:apply-style-name="diff_rgaa3_0vs2016" calcext:value="=&quot;FALSE&quot;" calcext:base-cell-address="Asqatasun.F11"/>
          </calcext:conditional-format>
          <calcext:conditional-format calcext:target-range-address="Asqatasun.F12:Asqatasun.F12">
            <calcext:condition calcext:apply-style-name="diff_rgaa3_0vs2016" calcext:value="=&quot;FALSE&quot;" calcext:base-cell-address="Asqatasun.F12"/>
          </calcext:conditional-format>
          <calcext:conditional-format calcext:target-range-address="Asqatasun.F13:Asqatasun.F13">
            <calcext:condition calcext:apply-style-name="diff_rgaa3_0vs2016" calcext:value="=&quot;FALSE&quot;" calcext:base-cell-address="Asqatasun.F13"/>
          </calcext:conditional-format>
          <calcext:conditional-format calcext:target-range-address="Asqatasun.F14:Asqatasun.F14">
            <calcext:condition calcext:apply-style-name="diff_rgaa3_0vs2016" calcext:value="=&quot;FALSE&quot;" calcext:base-cell-address="Asqatasun.F14"/>
          </calcext:conditional-format>
          <calcext:conditional-format calcext:target-range-address="Asqatasun.F15:Asqatasun.F15">
            <calcext:condition calcext:apply-style-name="diff_rgaa3_0vs2016" calcext:value="=&quot;FALSE&quot;" calcext:base-cell-address="Asqatasun.F15"/>
          </calcext:conditional-format>
          <calcext:conditional-format calcext:target-range-address="Asqatasun.F16:Asqatasun.F16">
            <calcext:condition calcext:apply-style-name="diff_rgaa3_0vs2016" calcext:value="=&quot;FALSE&quot;" calcext:base-cell-address="Asqatasun.F16"/>
          </calcext:conditional-format>
          <calcext:conditional-format calcext:target-range-address="Asqatasun.F17:Asqatasun.F17">
            <calcext:condition calcext:apply-style-name="diff_rgaa3_0vs2016" calcext:value="=&quot;FALSE&quot;" calcext:base-cell-address="Asqatasun.F17"/>
          </calcext:conditional-format>
          <calcext:conditional-format calcext:target-range-address="Asqatasun.F18:Asqatasun.F18">
            <calcext:condition calcext:apply-style-name="diff_rgaa3_0vs2016" calcext:value="=&quot;FALSE&quot;" calcext:base-cell-address="Asqatasun.F18"/>
          </calcext:conditional-format>
          <calcext:conditional-format calcext:target-range-address="Asqatasun.F19:Asqatasun.F19">
            <calcext:condition calcext:apply-style-name="diff_rgaa3_0vs2016" calcext:value="=&quot;FALSE&quot;" calcext:base-cell-address="Asqatasun.F19"/>
          </calcext:conditional-format>
          <calcext:conditional-format calcext:target-range-address="Asqatasun.F20:Asqatasun.F20">
            <calcext:condition calcext:apply-style-name="diff_rgaa3_0vs2016" calcext:value="=&quot;FALSE&quot;" calcext:base-cell-address="Asqatasun.F20"/>
          </calcext:conditional-format>
          <calcext:conditional-format calcext:target-range-address="Asqatasun.F21:Asqatasun.F21">
            <calcext:condition calcext:apply-style-name="diff_rgaa3_0vs2016" calcext:value="=&quot;FALSE&quot;" calcext:base-cell-address="Asqatasun.F21"/>
          </calcext:conditional-format>
          <calcext:conditional-format calcext:target-range-address="Asqatasun.F22:Asqatasun.F22">
            <calcext:condition calcext:apply-style-name="diff_rgaa3_0vs2016" calcext:value="=&quot;FALSE&quot;" calcext:base-cell-address="Asqatasun.F22"/>
          </calcext:conditional-format>
          <calcext:conditional-format calcext:target-range-address="Asqatasun.F23:Asqatasun.F23">
            <calcext:condition calcext:apply-style-name="diff_rgaa3_0vs2016" calcext:value="=&quot;FALSE&quot;" calcext:base-cell-address="Asqatasun.F23"/>
          </calcext:conditional-format>
          <calcext:conditional-format calcext:target-range-address="Asqatasun.F24:Asqatasun.F24">
            <calcext:condition calcext:apply-style-name="diff_rgaa3_0vs2016" calcext:value="=&quot;FALSE&quot;" calcext:base-cell-address="Asqatasun.F24"/>
          </calcext:conditional-format>
          <calcext:conditional-format calcext:target-range-address="Asqatasun.F25:Asqatasun.F25">
            <calcext:condition calcext:apply-style-name="diff_rgaa3_0vs2016" calcext:value="=&quot;FALSE&quot;" calcext:base-cell-address="Asqatasun.F25"/>
          </calcext:conditional-format>
          <calcext:conditional-format calcext:target-range-address="Asqatasun.F26:Asqatasun.F26">
            <calcext:condition calcext:apply-style-name="diff_rgaa3_0vs2016" calcext:value="=&quot;FALSE&quot;" calcext:base-cell-address="Asqatasun.F26"/>
          </calcext:conditional-format>
          <calcext:conditional-format calcext:target-range-address="Asqatasun.F27:Asqatasun.F27">
            <calcext:condition calcext:apply-style-name="diff_rgaa3_0vs2016" calcext:value="=&quot;FALSE&quot;" calcext:base-cell-address="Asqatasun.F27"/>
          </calcext:conditional-format>
          <calcext:conditional-format calcext:target-range-address="Asqatasun.F28:Asqatasun.F28">
            <calcext:condition calcext:apply-style-name="diff_rgaa3_0vs2016" calcext:value="=&quot;FALSE&quot;" calcext:base-cell-address="Asqatasun.F28"/>
          </calcext:conditional-format>
          <calcext:conditional-format calcext:target-range-address="Asqatasun.F29:Asqatasun.F29">
            <calcext:condition calcext:apply-style-name="diff_rgaa3_0vs2016" calcext:value="=&quot;FALSE&quot;" calcext:base-cell-address="Asqatasun.F29"/>
          </calcext:conditional-format>
          <calcext:conditional-format calcext:target-range-address="Asqatasun.F30:Asqatasun.F30">
            <calcext:condition calcext:apply-style-name="diff_rgaa3_0vs2016" calcext:value="=&quot;FALSE&quot;" calcext:base-cell-address="Asqatasun.F30"/>
          </calcext:conditional-format>
          <calcext:conditional-format calcext:target-range-address="Asqatasun.F31:Asqatasun.F31">
            <calcext:condition calcext:apply-style-name="diff_rgaa3_0vs2016" calcext:value="=&quot;FALSE&quot;" calcext:base-cell-address="Asqatasun.F31"/>
          </calcext:conditional-format>
          <calcext:conditional-format calcext:target-range-address="Asqatasun.F32:Asqatasun.F32">
            <calcext:condition calcext:apply-style-name="diff_rgaa3_0vs2016" calcext:value="=&quot;FALSE&quot;" calcext:base-cell-address="Asqatasun.F32"/>
          </calcext:conditional-format>
          <calcext:conditional-format calcext:target-range-address="Asqatasun.F33:Asqatasun.F33">
            <calcext:condition calcext:apply-style-name="diff_rgaa3_0vs2016" calcext:value="=&quot;FALSE&quot;" calcext:base-cell-address="Asqatasun.F33"/>
          </calcext:conditional-format>
          <calcext:conditional-format calcext:target-range-address="Asqatasun.F34:Asqatasun.F34">
            <calcext:condition calcext:apply-style-name="diff_rgaa3_0vs2016" calcext:value="=&quot;FALSE&quot;" calcext:base-cell-address="Asqatasun.F34"/>
          </calcext:conditional-format>
          <calcext:conditional-format calcext:target-range-address="Asqatasun.F35:Asqatasun.F35">
            <calcext:condition calcext:apply-style-name="diff_rgaa3_0vs2016" calcext:value="=&quot;FALSE&quot;" calcext:base-cell-address="Asqatasun.F35"/>
          </calcext:conditional-format>
          <calcext:conditional-format calcext:target-range-address="Asqatasun.F36:Asqatasun.F36">
            <calcext:condition calcext:apply-style-name="diff_rgaa3_0vs2016" calcext:value="=&quot;FALSE&quot;" calcext:base-cell-address="Asqatasun.F36"/>
          </calcext:conditional-format>
          <calcext:conditional-format calcext:target-range-address="Asqatasun.F37:Asqatasun.F37">
            <calcext:condition calcext:apply-style-name="diff_rgaa3_0vs2016" calcext:value="=&quot;FALSE&quot;" calcext:base-cell-address="Asqatasun.F37"/>
          </calcext:conditional-format>
          <calcext:conditional-format calcext:target-range-address="Asqatasun.F38:Asqatasun.F38">
            <calcext:condition calcext:apply-style-name="diff_rgaa3_0vs2016" calcext:value="=&quot;FALSE&quot;" calcext:base-cell-address="Asqatasun.F38"/>
          </calcext:conditional-format>
          <calcext:conditional-format calcext:target-range-address="Asqatasun.F39:Asqatasun.F39">
            <calcext:condition calcext:apply-style-name="diff_rgaa3_0vs2016" calcext:value="=&quot;FALSE&quot;" calcext:base-cell-address="Asqatasun.F39"/>
          </calcext:conditional-format>
          <calcext:conditional-format calcext:target-range-address="Asqatasun.F40:Asqatasun.F40">
            <calcext:condition calcext:apply-style-name="diff_rgaa3_0vs2016" calcext:value="=&quot;FALSE&quot;" calcext:base-cell-address="Asqatasun.F40"/>
          </calcext:conditional-format>
          <calcext:conditional-format calcext:target-range-address="Asqatasun.F41:Asqatasun.F41">
            <calcext:condition calcext:apply-style-name="diff_rgaa3_0vs2016" calcext:value="=&quot;FALSE&quot;" calcext:base-cell-address="Asqatasun.F41"/>
          </calcext:conditional-format>
          <calcext:conditional-format calcext:target-range-address="Asqatasun.F42:Asqatasun.F42">
            <calcext:condition calcext:apply-style-name="diff_rgaa3_0vs2016" calcext:value="=&quot;FALSE&quot;" calcext:base-cell-address="Asqatasun.F42"/>
          </calcext:conditional-format>
          <calcext:conditional-format calcext:target-range-address="Asqatasun.F43:Asqatasun.F43">
            <calcext:condition calcext:apply-style-name="diff_rgaa3_0vs2016" calcext:value="=&quot;FALSE&quot;" calcext:base-cell-address="Asqatasun.F43"/>
          </calcext:conditional-format>
          <calcext:conditional-format calcext:target-range-address="Asqatasun.F44:Asqatasun.F44">
            <calcext:condition calcext:apply-style-name="diff_rgaa3_0vs2016" calcext:value="=&quot;FALSE&quot;" calcext:base-cell-address="Asqatasun.F44"/>
          </calcext:conditional-format>
          <calcext:conditional-format calcext:target-range-address="Asqatasun.F45:Asqatasun.F45">
            <calcext:condition calcext:apply-style-name="diff_rgaa3_0vs2016" calcext:value="=&quot;FALSE&quot;" calcext:base-cell-address="Asqatasun.F45"/>
          </calcext:conditional-format>
          <calcext:conditional-format calcext:target-range-address="Asqatasun.F46:Asqatasun.F46">
            <calcext:condition calcext:apply-style-name="diff_rgaa3_0vs2016" calcext:value="=&quot;FALSE&quot;" calcext:base-cell-address="Asqatasun.F46"/>
          </calcext:conditional-format>
          <calcext:conditional-format calcext:target-range-address="Asqatasun.F47:Asqatasun.F47">
            <calcext:condition calcext:apply-style-name="diff_rgaa3_0vs2016" calcext:value="=&quot;FALSE&quot;" calcext:base-cell-address="Asqatasun.F47"/>
          </calcext:conditional-format>
          <calcext:conditional-format calcext:target-range-address="Asqatasun.F48:Asqatasun.F48">
            <calcext:condition calcext:apply-style-name="diff_rgaa3_0vs2016" calcext:value="=&quot;FALSE&quot;" calcext:base-cell-address="Asqatasun.F48"/>
          </calcext:conditional-format>
          <calcext:conditional-format calcext:target-range-address="Asqatasun.F49:Asqatasun.F49">
            <calcext:condition calcext:apply-style-name="diff_rgaa3_0vs2016" calcext:value="=&quot;FALSE&quot;" calcext:base-cell-address="Asqatasun.F49"/>
          </calcext:conditional-format>
          <calcext:conditional-format calcext:target-range-address="Asqatasun.F50:Asqatasun.F50">
            <calcext:condition calcext:apply-style-name="diff_rgaa3_0vs2016" calcext:value="=&quot;FALSE&quot;" calcext:base-cell-address="Asqatasun.F50"/>
          </calcext:conditional-format>
          <calcext:conditional-format calcext:target-range-address="Asqatasun.F51:Asqatasun.F51">
            <calcext:condition calcext:apply-style-name="diff_rgaa3_0vs2016" calcext:value="=&quot;FALSE&quot;" calcext:base-cell-address="Asqatasun.F51"/>
          </calcext:conditional-format>
          <calcext:conditional-format calcext:target-range-address="Asqatasun.F52:Asqatasun.F52">
            <calcext:condition calcext:apply-style-name="diff_rgaa3_0vs2016" calcext:value="=&quot;FALSE&quot;" calcext:base-cell-address="Asqatasun.F52"/>
          </calcext:conditional-format>
          <calcext:conditional-format calcext:target-range-address="Asqatasun.F53:Asqatasun.F53">
            <calcext:condition calcext:apply-style-name="diff_rgaa3_0vs2016" calcext:value="=&quot;FALSE&quot;" calcext:base-cell-address="Asqatasun.F53"/>
          </calcext:conditional-format>
          <calcext:conditional-format calcext:target-range-address="Asqatasun.F54:Asqatasun.F54">
            <calcext:condition calcext:apply-style-name="diff_rgaa3_0vs2016" calcext:value="=&quot;FALSE&quot;" calcext:base-cell-address="Asqatasun.F54"/>
          </calcext:conditional-format>
          <calcext:conditional-format calcext:target-range-address="Asqatasun.F55:Asqatasun.F55">
            <calcext:condition calcext:apply-style-name="diff_rgaa3_0vs2016" calcext:value="=&quot;FALSE&quot;" calcext:base-cell-address="Asqatasun.F55"/>
          </calcext:conditional-format>
          <calcext:conditional-format calcext:target-range-address="Asqatasun.F56:Asqatasun.F56">
            <calcext:condition calcext:apply-style-name="diff_rgaa3_0vs2016" calcext:value="=&quot;FALSE&quot;" calcext:base-cell-address="Asqatasun.F56"/>
          </calcext:conditional-format>
          <calcext:conditional-format calcext:target-range-address="Asqatasun.F57:Asqatasun.F57">
            <calcext:condition calcext:apply-style-name="diff_rgaa3_0vs2016" calcext:value="=&quot;FALSE&quot;" calcext:base-cell-address="Asqatasun.F57"/>
          </calcext:conditional-format>
          <calcext:conditional-format calcext:target-range-address="Asqatasun.F58:Asqatasun.F58">
            <calcext:condition calcext:apply-style-name="diff_rgaa3_0vs2016" calcext:value="=&quot;FALSE&quot;" calcext:base-cell-address="Asqatasun.F58"/>
          </calcext:conditional-format>
          <calcext:conditional-format calcext:target-range-address="Asqatasun.F59:Asqatasun.F59">
            <calcext:condition calcext:apply-style-name="diff_rgaa3_0vs2016" calcext:value="=&quot;FALSE&quot;" calcext:base-cell-address="Asqatasun.F59"/>
          </calcext:conditional-format>
          <calcext:conditional-format calcext:target-range-address="Asqatasun.F60:Asqatasun.F60">
            <calcext:condition calcext:apply-style-name="diff_rgaa3_0vs2016" calcext:value="=&quot;FALSE&quot;" calcext:base-cell-address="Asqatasun.F60"/>
          </calcext:conditional-format>
          <calcext:conditional-format calcext:target-range-address="Asqatasun.F61:Asqatasun.F61">
            <calcext:condition calcext:apply-style-name="diff_rgaa3_0vs2016" calcext:value="=&quot;FALSE&quot;" calcext:base-cell-address="Asqatasun.F61"/>
          </calcext:conditional-format>
          <calcext:conditional-format calcext:target-range-address="Asqatasun.F62:Asqatasun.F62">
            <calcext:condition calcext:apply-style-name="diff_rgaa3_0vs2016" calcext:value="=&quot;FALSE&quot;" calcext:base-cell-address="Asqatasun.F62"/>
          </calcext:conditional-format>
          <calcext:conditional-format calcext:target-range-address="Asqatasun.F63:Asqatasun.F63">
            <calcext:condition calcext:apply-style-name="diff_rgaa3_0vs2016" calcext:value="=&quot;FALSE&quot;" calcext:base-cell-address="Asqatasun.F63"/>
          </calcext:conditional-format>
          <calcext:conditional-format calcext:target-range-address="Asqatasun.F64:Asqatasun.F64">
            <calcext:condition calcext:apply-style-name="diff_rgaa3_0vs2016" calcext:value="=&quot;FALSE&quot;" calcext:base-cell-address="Asqatasun.F64"/>
          </calcext:conditional-format>
          <calcext:conditional-format calcext:target-range-address="Asqatasun.F65:Asqatasun.F65">
            <calcext:condition calcext:apply-style-name="diff_rgaa3_0vs2016" calcext:value="=&quot;FALSE&quot;" calcext:base-cell-address="Asqatasun.F65"/>
          </calcext:conditional-format>
          <calcext:conditional-format calcext:target-range-address="Asqatasun.F66:Asqatasun.F66">
            <calcext:condition calcext:apply-style-name="diff_rgaa3_0vs2016" calcext:value="=&quot;FALSE&quot;" calcext:base-cell-address="Asqatasun.F66"/>
          </calcext:conditional-format>
          <calcext:conditional-format calcext:target-range-address="Asqatasun.F67:Asqatasun.F67">
            <calcext:condition calcext:apply-style-name="diff_rgaa3_0vs2016" calcext:value="=&quot;FALSE&quot;" calcext:base-cell-address="Asqatasun.F67"/>
          </calcext:conditional-format>
          <calcext:conditional-format calcext:target-range-address="Asqatasun.F68:Asqatasun.F68">
            <calcext:condition calcext:apply-style-name="diff_rgaa3_0vs2016" calcext:value="=&quot;FALSE&quot;" calcext:base-cell-address="Asqatasun.F68"/>
          </calcext:conditional-format>
          <calcext:conditional-format calcext:target-range-address="Asqatasun.F69:Asqatasun.F69">
            <calcext:condition calcext:apply-style-name="diff_rgaa3_0vs2016" calcext:value="=&quot;FALSE&quot;" calcext:base-cell-address="Asqatasun.F69"/>
          </calcext:conditional-format>
          <calcext:conditional-format calcext:target-range-address="Asqatasun.F70:Asqatasun.F70">
            <calcext:condition calcext:apply-style-name="diff_rgaa3_0vs2016" calcext:value="=&quot;FALSE&quot;" calcext:base-cell-address="Asqatasun.F70"/>
          </calcext:conditional-format>
          <calcext:conditional-format calcext:target-range-address="Asqatasun.F71:Asqatasun.F71">
            <calcext:condition calcext:apply-style-name="diff_rgaa3_0vs2016" calcext:value="=&quot;FALSE&quot;" calcext:base-cell-address="Asqatasun.F71"/>
          </calcext:conditional-format>
          <calcext:conditional-format calcext:target-range-address="Asqatasun.F72:Asqatasun.F72">
            <calcext:condition calcext:apply-style-name="diff_rgaa3_0vs2016" calcext:value="=&quot;FALSE&quot;" calcext:base-cell-address="Asqatasun.F72"/>
          </calcext:conditional-format>
          <calcext:conditional-format calcext:target-range-address="Asqatasun.F73:Asqatasun.F73">
            <calcext:condition calcext:apply-style-name="diff_rgaa3_0vs2016" calcext:value="=&quot;FALSE&quot;" calcext:base-cell-address="Asqatasun.F73"/>
          </calcext:conditional-format>
          <calcext:conditional-format calcext:target-range-address="Asqatasun.F74:Asqatasun.F74">
            <calcext:condition calcext:apply-style-name="diff_rgaa3_0vs2016" calcext:value="=&quot;FALSE&quot;" calcext:base-cell-address="Asqatasun.F74"/>
          </calcext:conditional-format>
          <calcext:conditional-format calcext:target-range-address="Asqatasun.F75:Asqatasun.F75">
            <calcext:condition calcext:apply-style-name="diff_rgaa3_0vs2016" calcext:value="=&quot;FALSE&quot;" calcext:base-cell-address="Asqatasun.F75"/>
          </calcext:conditional-format>
          <calcext:conditional-format calcext:target-range-address="Asqatasun.F76:Asqatasun.F76">
            <calcext:condition calcext:apply-style-name="diff_rgaa3_0vs2016" calcext:value="=&quot;FALSE&quot;" calcext:base-cell-address="Asqatasun.F76"/>
          </calcext:conditional-format>
          <calcext:conditional-format calcext:target-range-address="Asqatasun.F77:Asqatasun.F77">
            <calcext:condition calcext:apply-style-name="diff_rgaa3_0vs2016" calcext:value="=&quot;FALSE&quot;" calcext:base-cell-address="Asqatasun.F77"/>
          </calcext:conditional-format>
          <calcext:conditional-format calcext:target-range-address="Asqatasun.F78:Asqatasun.F78">
            <calcext:condition calcext:apply-style-name="diff_rgaa3_0vs2016" calcext:value="=&quot;FALSE&quot;" calcext:base-cell-address="Asqatasun.F78"/>
          </calcext:conditional-format>
          <calcext:conditional-format calcext:target-range-address="Asqatasun.F79:Asqatasun.F79">
            <calcext:condition calcext:apply-style-name="diff_rgaa3_0vs2016" calcext:value="=&quot;FALSE&quot;" calcext:base-cell-address="Asqatasun.F79"/>
          </calcext:conditional-format>
          <calcext:conditional-format calcext:target-range-address="Asqatasun.F80:Asqatasun.F80">
            <calcext:condition calcext:apply-style-name="diff_rgaa3_0vs2016" calcext:value="=&quot;FALSE&quot;" calcext:base-cell-address="Asqatasun.F80"/>
          </calcext:conditional-format>
          <calcext:conditional-format calcext:target-range-address="Asqatasun.F81:Asqatasun.F81">
            <calcext:condition calcext:apply-style-name="diff_rgaa3_0vs2016" calcext:value="=&quot;FALSE&quot;" calcext:base-cell-address="Asqatasun.F81"/>
          </calcext:conditional-format>
          <calcext:conditional-format calcext:target-range-address="Asqatasun.F82:Asqatasun.F82">
            <calcext:condition calcext:apply-style-name="diff_rgaa3_0vs2016" calcext:value="=&quot;FALSE&quot;" calcext:base-cell-address="Asqatasun.F82"/>
          </calcext:conditional-format>
          <calcext:conditional-format calcext:target-range-address="Asqatasun.F83:Asqatasun.F83">
            <calcext:condition calcext:apply-style-name="diff_rgaa3_0vs2016" calcext:value="=&quot;FALSE&quot;" calcext:base-cell-address="Asqatasun.F83"/>
          </calcext:conditional-format>
          <calcext:conditional-format calcext:target-range-address="Asqatasun.F84:Asqatasun.F84">
            <calcext:condition calcext:apply-style-name="diff_rgaa3_0vs2016" calcext:value="=&quot;FALSE&quot;" calcext:base-cell-address="Asqatasun.F84"/>
          </calcext:conditional-format>
          <calcext:conditional-format calcext:target-range-address="Asqatasun.F85:Asqatasun.F85">
            <calcext:condition calcext:apply-style-name="diff_rgaa3_0vs2016" calcext:value="=&quot;FALSE&quot;" calcext:base-cell-address="Asqatasun.F85"/>
          </calcext:conditional-format>
          <calcext:conditional-format calcext:target-range-address="Asqatasun.F86:Asqatasun.F86">
            <calcext:condition calcext:apply-style-name="diff_rgaa3_0vs2016" calcext:value="=&quot;FALSE&quot;" calcext:base-cell-address="Asqatasun.F86"/>
          </calcext:conditional-format>
          <calcext:conditional-format calcext:target-range-address="Asqatasun.F87:Asqatasun.F87">
            <calcext:condition calcext:apply-style-name="diff_rgaa3_0vs2016" calcext:value="=&quot;FALSE&quot;" calcext:base-cell-address="Asqatasun.F87"/>
          </calcext:conditional-format>
          <calcext:conditional-format calcext:target-range-address="Asqatasun.F88:Asqatasun.F88">
            <calcext:condition calcext:apply-style-name="diff_rgaa3_0vs2016" calcext:value="=&quot;FALSE&quot;" calcext:base-cell-address="Asqatasun.F88"/>
          </calcext:conditional-format>
          <calcext:conditional-format calcext:target-range-address="Asqatasun.F89:Asqatasun.F89">
            <calcext:condition calcext:apply-style-name="diff_rgaa3_0vs2016" calcext:value="=&quot;FALSE&quot;" calcext:base-cell-address="Asqatasun.F89"/>
          </calcext:conditional-format>
          <calcext:conditional-format calcext:target-range-address="Asqatasun.F90:Asqatasun.F90">
            <calcext:condition calcext:apply-style-name="diff_rgaa3_0vs2016" calcext:value="=&quot;FALSE&quot;" calcext:base-cell-address="Asqatasun.F90"/>
          </calcext:conditional-format>
          <calcext:conditional-format calcext:target-range-address="Asqatasun.F91:Asqatasun.F91">
            <calcext:condition calcext:apply-style-name="diff_rgaa3_0vs2016" calcext:value="=&quot;FALSE&quot;" calcext:base-cell-address="Asqatasun.F91"/>
          </calcext:conditional-format>
          <calcext:conditional-format calcext:target-range-address="Asqatasun.F92:Asqatasun.F92">
            <calcext:condition calcext:apply-style-name="diff_rgaa3_0vs2016" calcext:value="=&quot;FALSE&quot;" calcext:base-cell-address="Asqatasun.F92"/>
          </calcext:conditional-format>
          <calcext:conditional-format calcext:target-range-address="Asqatasun.F93:Asqatasun.F93">
            <calcext:condition calcext:apply-style-name="diff_rgaa3_0vs2016" calcext:value="=&quot;FALSE&quot;" calcext:base-cell-address="Asqatasun.F93"/>
          </calcext:conditional-format>
          <calcext:conditional-format calcext:target-range-address="Asqatasun.F94:Asqatasun.F94">
            <calcext:condition calcext:apply-style-name="diff_rgaa3_0vs2016" calcext:value="=&quot;FALSE&quot;" calcext:base-cell-address="Asqatasun.F94"/>
          </calcext:conditional-format>
          <calcext:conditional-format calcext:target-range-address="Asqatasun.F95:Asqatasun.F95">
            <calcext:condition calcext:apply-style-name="diff_rgaa3_0vs2016" calcext:value="=&quot;FALSE&quot;" calcext:base-cell-address="Asqatasun.F95"/>
          </calcext:conditional-format>
          <calcext:conditional-format calcext:target-range-address="Asqatasun.F96:Asqatasun.F96">
            <calcext:condition calcext:apply-style-name="diff_rgaa3_0vs2016" calcext:value="=&quot;FALSE&quot;" calcext:base-cell-address="Asqatasun.F96"/>
          </calcext:conditional-format>
          <calcext:conditional-format calcext:target-range-address="Asqatasun.F97:Asqatasun.F97">
            <calcext:condition calcext:apply-style-name="diff_rgaa3_0vs2016" calcext:value="=&quot;FALSE&quot;" calcext:base-cell-address="Asqatasun.F97"/>
          </calcext:conditional-format>
          <calcext:conditional-format calcext:target-range-address="Asqatasun.F98:Asqatasun.F98">
            <calcext:condition calcext:apply-style-name="diff_rgaa3_0vs2016" calcext:value="=&quot;FALSE&quot;" calcext:base-cell-address="Asqatasun.F98"/>
          </calcext:conditional-format>
          <calcext:conditional-format calcext:target-range-address="Asqatasun.F99:Asqatasun.F99">
            <calcext:condition calcext:apply-style-name="diff_rgaa3_0vs2016" calcext:value="=&quot;FALSE&quot;" calcext:base-cell-address="Asqatasun.F99"/>
          </calcext:conditional-format>
          <calcext:conditional-format calcext:target-range-address="Asqatasun.F100:Asqatasun.F100">
            <calcext:condition calcext:apply-style-name="diff_rgaa3_0vs2016" calcext:value="=&quot;FALSE&quot;" calcext:base-cell-address="Asqatasun.F100"/>
          </calcext:conditional-format>
          <calcext:conditional-format calcext:target-range-address="Asqatasun.F101:Asqatasun.F101">
            <calcext:condition calcext:apply-style-name="diff_rgaa3_0vs2016" calcext:value="=&quot;FALSE&quot;" calcext:base-cell-address="Asqatasun.F101"/>
          </calcext:conditional-format>
          <calcext:conditional-format calcext:target-range-address="Asqatasun.F102:Asqatasun.F102">
            <calcext:condition calcext:apply-style-name="diff_rgaa3_0vs2016" calcext:value="=&quot;FALSE&quot;" calcext:base-cell-address="Asqatasun.F102"/>
          </calcext:conditional-format>
          <calcext:conditional-format calcext:target-range-address="Asqatasun.F103:Asqatasun.F103">
            <calcext:condition calcext:apply-style-name="diff_rgaa3_0vs2016" calcext:value="=&quot;FALSE&quot;" calcext:base-cell-address="Asqatasun.F103"/>
          </calcext:conditional-format>
          <calcext:conditional-format calcext:target-range-address="Asqatasun.F104:Asqatasun.F104">
            <calcext:condition calcext:apply-style-name="diff_rgaa3_0vs2016" calcext:value="=&quot;FALSE&quot;" calcext:base-cell-address="Asqatasun.F104"/>
          </calcext:conditional-format>
          <calcext:conditional-format calcext:target-range-address="Asqatasun.F105:Asqatasun.F105">
            <calcext:condition calcext:apply-style-name="diff_rgaa3_0vs2016" calcext:value="=&quot;FALSE&quot;" calcext:base-cell-address="Asqatasun.F105"/>
          </calcext:conditional-format>
          <calcext:conditional-format calcext:target-range-address="Asqatasun.F106:Asqatasun.F106">
            <calcext:condition calcext:apply-style-name="diff_rgaa3_0vs2016" calcext:value="=&quot;FALSE&quot;" calcext:base-cell-address="Asqatasun.F106"/>
          </calcext:conditional-format>
          <calcext:conditional-format calcext:target-range-address="Asqatasun.F107:Asqatasun.F107">
            <calcext:condition calcext:apply-style-name="diff_rgaa3_0vs2016" calcext:value="=&quot;FALSE&quot;" calcext:base-cell-address="Asqatasun.F107"/>
          </calcext:conditional-format>
          <calcext:conditional-format calcext:target-range-address="Asqatasun.F108:Asqatasun.F108">
            <calcext:condition calcext:apply-style-name="diff_rgaa3_0vs2016" calcext:value="=&quot;FALSE&quot;" calcext:base-cell-address="Asqatasun.F108"/>
          </calcext:conditional-format>
          <calcext:conditional-format calcext:target-range-address="Asqatasun.F109:Asqatasun.F109">
            <calcext:condition calcext:apply-style-name="diff_rgaa3_0vs2016" calcext:value="=&quot;FALSE&quot;" calcext:base-cell-address="Asqatasun.F109"/>
          </calcext:conditional-format>
          <calcext:conditional-format calcext:target-range-address="Asqatasun.F110:Asqatasun.F110">
            <calcext:condition calcext:apply-style-name="diff_rgaa3_0vs2016" calcext:value="=&quot;FALSE&quot;" calcext:base-cell-address="Asqatasun.F110"/>
          </calcext:conditional-format>
          <calcext:conditional-format calcext:target-range-address="Asqatasun.F111:Asqatasun.F111">
            <calcext:condition calcext:apply-style-name="diff_rgaa3_0vs2016" calcext:value="=&quot;FALSE&quot;" calcext:base-cell-address="Asqatasun.F111"/>
          </calcext:conditional-format>
          <calcext:conditional-format calcext:target-range-address="Asqatasun.F112:Asqatasun.F112">
            <calcext:condition calcext:apply-style-name="diff_rgaa3_0vs2016" calcext:value="=&quot;FALSE&quot;" calcext:base-cell-address="Asqatasun.F112"/>
          </calcext:conditional-format>
          <calcext:conditional-format calcext:target-range-address="Asqatasun.F113:Asqatasun.F113">
            <calcext:condition calcext:apply-style-name="diff_rgaa3_0vs2016" calcext:value="=&quot;FALSE&quot;" calcext:base-cell-address="Asqatasun.F113"/>
          </calcext:conditional-format>
          <calcext:conditional-format calcext:target-range-address="Asqatasun.F114:Asqatasun.F114">
            <calcext:condition calcext:apply-style-name="diff_rgaa3_0vs2016" calcext:value="=&quot;FALSE&quot;" calcext:base-cell-address="Asqatasun.F114"/>
          </calcext:conditional-format>
          <calcext:conditional-format calcext:target-range-address="Asqatasun.F115:Asqatasun.F115">
            <calcext:condition calcext:apply-style-name="diff_rgaa3_0vs2016" calcext:value="=&quot;FALSE&quot;" calcext:base-cell-address="Asqatasun.F115"/>
          </calcext:conditional-format>
          <calcext:conditional-format calcext:target-range-address="Asqatasun.F116:Asqatasun.F116">
            <calcext:condition calcext:apply-style-name="diff_rgaa3_0vs2016" calcext:value="=&quot;FALSE&quot;" calcext:base-cell-address="Asqatasun.F116"/>
          </calcext:conditional-format>
          <calcext:conditional-format calcext:target-range-address="Asqatasun.F117:Asqatasun.F117">
            <calcext:condition calcext:apply-style-name="diff_rgaa3_0vs2016" calcext:value="=&quot;FALSE&quot;" calcext:base-cell-address="Asqatasun.F117"/>
          </calcext:conditional-format>
          <calcext:conditional-format calcext:target-range-address="Asqatasun.F118:Asqatasun.F118">
            <calcext:condition calcext:apply-style-name="diff_rgaa3_0vs2016" calcext:value="=&quot;FALSE&quot;" calcext:base-cell-address="Asqatasun.F118"/>
          </calcext:conditional-format>
          <calcext:conditional-format calcext:target-range-address="Asqatasun.F119:Asqatasun.F119">
            <calcext:condition calcext:apply-style-name="diff_rgaa3_0vs2016" calcext:value="=&quot;FALSE&quot;" calcext:base-cell-address="Asqatasun.F119"/>
          </calcext:conditional-format>
          <calcext:conditional-format calcext:target-range-address="Asqatasun.F120:Asqatasun.F120">
            <calcext:condition calcext:apply-style-name="diff_rgaa3_0vs2016" calcext:value="=&quot;FALSE&quot;" calcext:base-cell-address="Asqatasun.F120"/>
          </calcext:conditional-format>
          <calcext:conditional-format calcext:target-range-address="Asqatasun.F121:Asqatasun.F121">
            <calcext:condition calcext:apply-style-name="diff_rgaa3_0vs2016" calcext:value="=&quot;FALSE&quot;" calcext:base-cell-address="Asqatasun.F121"/>
          </calcext:conditional-format>
          <calcext:conditional-format calcext:target-range-address="Asqatasun.F122:Asqatasun.F122">
            <calcext:condition calcext:apply-style-name="diff_rgaa3_0vs2016" calcext:value="=&quot;FALSE&quot;" calcext:base-cell-address="Asqatasun.F122"/>
          </calcext:conditional-format>
          <calcext:conditional-format calcext:target-range-address="Asqatasun.F123:Asqatasun.F123">
            <calcext:condition calcext:apply-style-name="diff_rgaa3_0vs2016" calcext:value="=&quot;FALSE&quot;" calcext:base-cell-address="Asqatasun.F123"/>
          </calcext:conditional-format>
          <calcext:conditional-format calcext:target-range-address="Asqatasun.F124:Asqatasun.F124">
            <calcext:condition calcext:apply-style-name="diff_rgaa3_0vs2016" calcext:value="=&quot;FALSE&quot;" calcext:base-cell-address="Asqatasun.F124"/>
          </calcext:conditional-format>
          <calcext:conditional-format calcext:target-range-address="Asqatasun.F125:Asqatasun.F125">
            <calcext:condition calcext:apply-style-name="diff_rgaa3_0vs2016" calcext:value="=&quot;FALSE&quot;" calcext:base-cell-address="Asqatasun.F125"/>
          </calcext:conditional-format>
          <calcext:conditional-format calcext:target-range-address="Asqatasun.F126:Asqatasun.F126">
            <calcext:condition calcext:apply-style-name="diff_rgaa3_0vs2016" calcext:value="=&quot;FALSE&quot;" calcext:base-cell-address="Asqatasun.F126"/>
          </calcext:conditional-format>
          <calcext:conditional-format calcext:target-range-address="Asqatasun.F127:Asqatasun.F127">
            <calcext:condition calcext:apply-style-name="diff_rgaa3_0vs2016" calcext:value="=&quot;FALSE&quot;" calcext:base-cell-address="Asqatasun.F127"/>
          </calcext:conditional-format>
          <calcext:conditional-format calcext:target-range-address="Asqatasun.F128:Asqatasun.F128">
            <calcext:condition calcext:apply-style-name="diff_rgaa3_0vs2016" calcext:value="=&quot;FALSE&quot;" calcext:base-cell-address="Asqatasun.F128"/>
          </calcext:conditional-format>
          <calcext:conditional-format calcext:target-range-address="Asqatasun.F129:Asqatasun.F129">
            <calcext:condition calcext:apply-style-name="diff_rgaa3_0vs2016" calcext:value="=&quot;FALSE&quot;" calcext:base-cell-address="Asqatasun.F129"/>
          </calcext:conditional-format>
          <calcext:conditional-format calcext:target-range-address="Asqatasun.F130:Asqatasun.F130">
            <calcext:condition calcext:apply-style-name="diff_rgaa3_0vs2016" calcext:value="=&quot;FALSE&quot;" calcext:base-cell-address="Asqatasun.F130"/>
          </calcext:conditional-format>
          <calcext:conditional-format calcext:target-range-address="Asqatasun.F131:Asqatasun.F131">
            <calcext:condition calcext:apply-style-name="diff_rgaa3_0vs2016" calcext:value="=&quot;FALSE&quot;" calcext:base-cell-address="Asqatasun.F131"/>
          </calcext:conditional-format>
          <calcext:conditional-format calcext:target-range-address="Asqatasun.F132:Asqatasun.F132">
            <calcext:condition calcext:apply-style-name="diff_rgaa3_0vs2016" calcext:value="=&quot;FALSE&quot;" calcext:base-cell-address="Asqatasun.F132"/>
          </calcext:conditional-format>
          <calcext:conditional-format calcext:target-range-address="Asqatasun.F133:Asqatasun.F133">
            <calcext:condition calcext:apply-style-name="diff_rgaa3_0vs2016" calcext:value="=&quot;FALSE&quot;" calcext:base-cell-address="Asqatasun.F133"/>
          </calcext:conditional-format>
          <calcext:conditional-format calcext:target-range-address="Asqatasun.F134:Asqatasun.F134">
            <calcext:condition calcext:apply-style-name="diff_rgaa3_0vs2016" calcext:value="=&quot;FALSE&quot;" calcext:base-cell-address="Asqatasun.F134"/>
          </calcext:conditional-format>
          <calcext:conditional-format calcext:target-range-address="Asqatasun.F135:Asqatasun.F135">
            <calcext:condition calcext:apply-style-name="diff_rgaa3_0vs2016" calcext:value="=&quot;FALSE&quot;" calcext:base-cell-address="Asqatasun.F135"/>
          </calcext:conditional-format>
          <calcext:conditional-format calcext:target-range-address="Asqatasun.F136:Asqatasun.F136">
            <calcext:condition calcext:apply-style-name="diff_rgaa3_0vs2016" calcext:value="=&quot;FALSE&quot;" calcext:base-cell-address="Asqatasun.F136"/>
          </calcext:conditional-format>
          <calcext:conditional-format calcext:target-range-address="Asqatasun.F137:Asqatasun.F137">
            <calcext:condition calcext:apply-style-name="diff_rgaa3_0vs2016" calcext:value="=&quot;FALSE&quot;" calcext:base-cell-address="Asqatasun.F137"/>
          </calcext:conditional-format>
          <calcext:conditional-format calcext:target-range-address="Asqatasun.F138:Asqatasun.F138">
            <calcext:condition calcext:apply-style-name="diff_rgaa3_0vs2016" calcext:value="=&quot;FALSE&quot;" calcext:base-cell-address="Asqatasun.F138"/>
          </calcext:conditional-format>
          <calcext:conditional-format calcext:target-range-address="Asqatasun.F139:Asqatasun.F139">
            <calcext:condition calcext:apply-style-name="diff_rgaa3_0vs2016" calcext:value="=&quot;FALSE&quot;" calcext:base-cell-address="Asqatasun.F139"/>
          </calcext:conditional-format>
          <calcext:conditional-format calcext:target-range-address="Asqatasun.F140:Asqatasun.F140">
            <calcext:condition calcext:apply-style-name="diff_rgaa3_0vs2016" calcext:value="=&quot;FALSE&quot;" calcext:base-cell-address="Asqatasun.F140"/>
          </calcext:conditional-format>
          <calcext:conditional-format calcext:target-range-address="Asqatasun.F141:Asqatasun.F141">
            <calcext:condition calcext:apply-style-name="diff_rgaa3_0vs2016" calcext:value="=&quot;FALSE&quot;" calcext:base-cell-address="Asqatasun.F141"/>
          </calcext:conditional-format>
          <calcext:conditional-format calcext:target-range-address="Asqatasun.F142:Asqatasun.F142">
            <calcext:condition calcext:apply-style-name="diff_rgaa3_0vs2016" calcext:value="=&quot;FALSE&quot;" calcext:base-cell-address="Asqatasun.F142"/>
          </calcext:conditional-format>
          <calcext:conditional-format calcext:target-range-address="Asqatasun.F143:Asqatasun.F143">
            <calcext:condition calcext:apply-style-name="diff_rgaa3_0vs2016" calcext:value="=&quot;FALSE&quot;" calcext:base-cell-address="Asqatasun.F143"/>
          </calcext:conditional-format>
          <calcext:conditional-format calcext:target-range-address="Asqatasun.F144:Asqatasun.F144">
            <calcext:condition calcext:apply-style-name="diff_rgaa3_0vs2016" calcext:value="=&quot;FALSE&quot;" calcext:base-cell-address="Asqatasun.F144"/>
          </calcext:conditional-format>
          <calcext:conditional-format calcext:target-range-address="Asqatasun.F145:Asqatasun.F145">
            <calcext:condition calcext:apply-style-name="diff_rgaa3_0vs2016" calcext:value="=&quot;FALSE&quot;" calcext:base-cell-address="Asqatasun.F145"/>
          </calcext:conditional-format>
          <calcext:conditional-format calcext:target-range-address="Asqatasun.F146:Asqatasun.F146">
            <calcext:condition calcext:apply-style-name="diff_rgaa3_0vs2016" calcext:value="=&quot;FALSE&quot;" calcext:base-cell-address="Asqatasun.F146"/>
          </calcext:conditional-format>
          <calcext:conditional-format calcext:target-range-address="Asqatasun.F147:Asqatasun.F147">
            <calcext:condition calcext:apply-style-name="diff_rgaa3_0vs2016" calcext:value="=&quot;FALSE&quot;" calcext:base-cell-address="Asqatasun.F147"/>
          </calcext:conditional-format>
          <calcext:conditional-format calcext:target-range-address="Asqatasun.F148:Asqatasun.F148">
            <calcext:condition calcext:apply-style-name="diff_rgaa3_0vs2016" calcext:value="=&quot;FALSE&quot;" calcext:base-cell-address="Asqatasun.F148"/>
          </calcext:conditional-format>
          <calcext:conditional-format calcext:target-range-address="Asqatasun.F149:Asqatasun.F149">
            <calcext:condition calcext:apply-style-name="diff_rgaa3_0vs2016" calcext:value="=&quot;FALSE&quot;" calcext:base-cell-address="Asqatasun.F149"/>
          </calcext:conditional-format>
          <calcext:conditional-format calcext:target-range-address="Asqatasun.F150:Asqatasun.F150">
            <calcext:condition calcext:apply-style-name="diff_rgaa3_0vs2016" calcext:value="=&quot;FALSE&quot;" calcext:base-cell-address="Asqatasun.F150"/>
          </calcext:conditional-format>
          <calcext:conditional-format calcext:target-range-address="Asqatasun.F151:Asqatasun.F151">
            <calcext:condition calcext:apply-style-name="diff_rgaa3_0vs2016" calcext:value="=&quot;FALSE&quot;" calcext:base-cell-address="Asqatasun.F151"/>
          </calcext:conditional-format>
          <calcext:conditional-format calcext:target-range-address="Asqatasun.F152:Asqatasun.F152">
            <calcext:condition calcext:apply-style-name="diff_rgaa3_0vs2016" calcext:value="=&quot;FALSE&quot;" calcext:base-cell-address="Asqatasun.F152"/>
          </calcext:conditional-format>
          <calcext:conditional-format calcext:target-range-address="Asqatasun.F153:Asqatasun.F153">
            <calcext:condition calcext:apply-style-name="diff_rgaa3_0vs2016" calcext:value="=&quot;FALSE&quot;" calcext:base-cell-address="Asqatasun.F153"/>
          </calcext:conditional-format>
          <calcext:conditional-format calcext:target-range-address="Asqatasun.F154:Asqatasun.F154">
            <calcext:condition calcext:apply-style-name="diff_rgaa3_0vs2016" calcext:value="=&quot;FALSE&quot;" calcext:base-cell-address="Asqatasun.F154"/>
          </calcext:conditional-format>
          <calcext:conditional-format calcext:target-range-address="Asqatasun.F155:Asqatasun.F155">
            <calcext:condition calcext:apply-style-name="diff_rgaa3_0vs2016" calcext:value="=&quot;FALSE&quot;" calcext:base-cell-address="Asqatasun.F155"/>
          </calcext:conditional-format>
          <calcext:conditional-format calcext:target-range-address="Asqatasun.F156:Asqatasun.F156">
            <calcext:condition calcext:apply-style-name="diff_rgaa3_0vs2016" calcext:value="=&quot;FALSE&quot;" calcext:base-cell-address="Asqatasun.F156"/>
          </calcext:conditional-format>
          <calcext:conditional-format calcext:target-range-address="Asqatasun.F157:Asqatasun.F157">
            <calcext:condition calcext:apply-style-name="diff_rgaa3_0vs2016" calcext:value="=&quot;FALSE&quot;" calcext:base-cell-address="Asqatasun.F157"/>
          </calcext:conditional-format>
          <calcext:conditional-format calcext:target-range-address="Asqatasun.F158:Asqatasun.F158">
            <calcext:condition calcext:apply-style-name="diff_rgaa3_0vs2016" calcext:value="=&quot;FALSE&quot;" calcext:base-cell-address="Asqatasun.F158"/>
          </calcext:conditional-format>
          <calcext:conditional-format calcext:target-range-address="Asqatasun.F159:Asqatasun.F159">
            <calcext:condition calcext:apply-style-name="diff_rgaa3_0vs2016" calcext:value="=&quot;FALSE&quot;" calcext:base-cell-address="Asqatasun.F159"/>
          </calcext:conditional-format>
          <calcext:conditional-format calcext:target-range-address="Asqatasun.F160:Asqatasun.F160">
            <calcext:condition calcext:apply-style-name="diff_rgaa3_0vs2016" calcext:value="=&quot;FALSE&quot;" calcext:base-cell-address="Asqatasun.F160"/>
          </calcext:conditional-format>
          <calcext:conditional-format calcext:target-range-address="Asqatasun.F161:Asqatasun.F161">
            <calcext:condition calcext:apply-style-name="diff_rgaa3_0vs2016" calcext:value="=&quot;FALSE&quot;" calcext:base-cell-address="Asqatasun.F161"/>
          </calcext:conditional-format>
          <calcext:conditional-format calcext:target-range-address="Asqatasun.F162:Asqatasun.F162">
            <calcext:condition calcext:apply-style-name="diff_rgaa3_0vs2016" calcext:value="=&quot;FALSE&quot;" calcext:base-cell-address="Asqatasun.F162"/>
          </calcext:conditional-format>
          <calcext:conditional-format calcext:target-range-address="Asqatasun.F163:Asqatasun.F163">
            <calcext:condition calcext:apply-style-name="diff_rgaa3_0vs2016" calcext:value="=&quot;FALSE&quot;" calcext:base-cell-address="Asqatasun.F163"/>
          </calcext:conditional-format>
          <calcext:conditional-format calcext:target-range-address="Asqatasun.F164:Asqatasun.F164">
            <calcext:condition calcext:apply-style-name="diff_rgaa3_0vs2016" calcext:value="=&quot;FALSE&quot;" calcext:base-cell-address="Asqatasun.F164"/>
          </calcext:conditional-format>
          <calcext:conditional-format calcext:target-range-address="Asqatasun.F165:Asqatasun.F165">
            <calcext:condition calcext:apply-style-name="diff_rgaa3_0vs2016" calcext:value="=&quot;FALSE&quot;" calcext:base-cell-address="Asqatasun.F165"/>
          </calcext:conditional-format>
          <calcext:conditional-format calcext:target-range-address="Asqatasun.F166:Asqatasun.F166">
            <calcext:condition calcext:apply-style-name="diff_rgaa3_0vs2016" calcext:value="=&quot;FALSE&quot;" calcext:base-cell-address="Asqatasun.F166"/>
          </calcext:conditional-format>
          <calcext:conditional-format calcext:target-range-address="Asqatasun.F167:Asqatasun.F167">
            <calcext:condition calcext:apply-style-name="diff_rgaa3_0vs2016" calcext:value="=&quot;FALSE&quot;" calcext:base-cell-address="Asqatasun.F167"/>
          </calcext:conditional-format>
          <calcext:conditional-format calcext:target-range-address="Asqatasun.F168:Asqatasun.F168">
            <calcext:condition calcext:apply-style-name="diff_rgaa3_0vs2016" calcext:value="=&quot;FALSE&quot;" calcext:base-cell-address="Asqatasun.F168"/>
          </calcext:conditional-format>
          <calcext:conditional-format calcext:target-range-address="Asqatasun.F169:Asqatasun.F169">
            <calcext:condition calcext:apply-style-name="diff_rgaa3_0vs2016" calcext:value="=&quot;FALSE&quot;" calcext:base-cell-address="Asqatasun.F169"/>
          </calcext:conditional-format>
          <calcext:conditional-format calcext:target-range-address="Asqatasun.F170:Asqatasun.F170">
            <calcext:condition calcext:apply-style-name="diff_rgaa3_0vs2016" calcext:value="=&quot;FALSE&quot;" calcext:base-cell-address="Asqatasun.F170"/>
          </calcext:conditional-format>
          <calcext:conditional-format calcext:target-range-address="Asqatasun.F171:Asqatasun.F171">
            <calcext:condition calcext:apply-style-name="diff_rgaa3_0vs2016" calcext:value="=&quot;FALSE&quot;" calcext:base-cell-address="Asqatasun.F171"/>
          </calcext:conditional-format>
          <calcext:conditional-format calcext:target-range-address="Asqatasun.F172:Asqatasun.F172">
            <calcext:condition calcext:apply-style-name="diff_rgaa3_0vs2016" calcext:value="=&quot;FALSE&quot;" calcext:base-cell-address="Asqatasun.F172"/>
          </calcext:conditional-format>
          <calcext:conditional-format calcext:target-range-address="Asqatasun.F173:Asqatasun.F173">
            <calcext:condition calcext:apply-style-name="diff_rgaa3_0vs2016" calcext:value="=&quot;FALSE&quot;" calcext:base-cell-address="Asqatasun.F173"/>
          </calcext:conditional-format>
          <calcext:conditional-format calcext:target-range-address="Asqatasun.F174:Asqatasun.F174">
            <calcext:condition calcext:apply-style-name="diff_rgaa3_0vs2016" calcext:value="=&quot;FALSE&quot;" calcext:base-cell-address="Asqatasun.F174"/>
          </calcext:conditional-format>
          <calcext:conditional-format calcext:target-range-address="Asqatasun.F175:Asqatasun.F175">
            <calcext:condition calcext:apply-style-name="diff_rgaa3_0vs2016" calcext:value="=&quot;FALSE&quot;" calcext:base-cell-address="Asqatasun.F175"/>
          </calcext:conditional-format>
        </calcext:conditional-formats>
      </table:table>
      <table:named-expressions>
        <table:named-range table:name="RGAA3_2016_Added" table:base-cell-address="$'RGAA3 -vs-RGAA3-2016'.$J$1" table:cell-range-address="$'RGAA3 -vs-RGAA3-2016'.$J$1"/>
        <table:named-range table:name="RGAA3_2016_deleted" table:base-cell-address="$'RGAA3 -vs-RGAA3-2016'.$I$1" table:cell-range-address="$'RGAA3 -vs-RGAA3-2016'.$I$1"/>
        <table:named-range table:name="RGAA3_2016_Diff_Content_only" table:base-cell-address="$'RGAA3 -vs-RGAA3-2016'.$N$1" table:cell-range-address="$'RGAA3 -vs-RGAA3-2016'.$N$1"/>
        <table:named-range table:name="RGAA3_2016_Diff_ID_and_Content" table:base-cell-address="$'RGAA3 -vs-RGAA3-2016'.$M$1" table:cell-range-address="$'RGAA3 -vs-RGAA3-2016'.$M$1"/>
        <table:named-range table:name="RGAA3_2016_Diff_Id_only" table:base-cell-address="$'RGAA3 -vs-RGAA3-2016'.$L$1" table:cell-range-address="$'RGAA3 -vs-RGAA3-2016'.$L$1"/>
        <table:named-range table:name="RGAA3_2016_No_change" table:base-cell-address="$'RGAA3 -vs-RGAA3-2016'.$O$1" table:cell-range-address="$'RGAA3 -vs-RGAA3-2016'.$O$1"/>
      </table:named-expressions>
      <table:database-ranges>
        <table:database-range table:name="__Anonymous_Sheet_DB__1" table:target-range-address="'RGAA3 -vs-RGAA3-2016'.A2:'RGAA3 -vs-RGAA3-2016'.T351" table:display-filter-buttons="true" table:orientation="column">
          <table:filter>
            <table:filter-and>
              <table:filter-condition table:field-number="13" table:value="TRUE" table:operator="="/>
            </table:filter-and>
          </table:filter>
        </table:database-range>
        <table:database-range table:name="__Anonymous_Sheet_DB__2" table:target-range-address="Asqatasun.A2:Asqatasun.S3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able-cell-properties fo:background-color="transparent" fo:wrap-option="wrap" fo:padding="1.36mm" style:vertical-align="middle"/>
      <style:text-properties style:font-name="DejaVu Sans" fo:font-family="'DejaVu Sans'" style:font-style-name="Book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Bas_20_de_20_tableau" style:display-name="0Bas de tableau" style:family="table-cell" style:parent-style-name="_30_Standard">
      <style:table-cell-properties fo:background-color="#ffcc99" style:text-align-source="fix" style:repeat-content="false"/>
      <style:paragraph-properties fo:text-align="end"/>
      <style:text-properties fo:font-weight="bold"/>
    </style:style>
    <style:style style:name="_30_Fond_20_Rouge_20_0" style:display-name="0Fond Rouge 0" style:family="table-cell" style:parent-style-name="_30_Standard">
      <style:table-cell-properties fo:background-color="#ffcc99"/>
    </style:style>
    <style:style style:name="_30_Fond_20_Rouge_20_1" style:display-name="0Fond Rouge 1" style:family="table-cell" style:parent-style-name="_30_Standard">
      <style:table-cell-properties fo:background-color="#ff9966"/>
    </style:style>
    <style:style style:name="_30_Fond_20_Rouge_20_2" style:display-name="0Fond Rouge 2" style:family="table-cell" style:parent-style-name="_30_Standard">
      <style:table-cell-properties fo:background-color="#ff0000"/>
    </style:style>
    <style:style style:name="_30_Texte_20_Vert" style:display-name="0Texte Vert" style:family="table-cell" style:parent-style-name="_30_Standard" style:data-style-name="N60">
      <style:text-properties fo:color="#008000"/>
    </style:style>
    <style:style style:name="_30_Entete" style:display-name="0Entete" style:family="table-cell" style:parent-style-name="_30_Standard">
      <style:table-cell-properties style:text-align-source="fix" style:repeat-content="false"/>
      <style:paragraph-properties fo:text-align="center"/>
      <style:text-properties fo:font-size="10.5pt" fo:font-weight="bold"/>
    </style:style>
    <style:style style:name="_30_Standard" style:display-name="0Standard" style:family="table-cell" style:parent-style-name="Default"/>
    <style:style style:name="_30_Entete_20_orange4" style:display-name="0Entete orange4" style:family="table-cell" style:parent-style-name="_30_Entete">
      <style:table-cell-properties fo:background-color="#ffcc99"/>
      <style:text-properties fo:font-size="10.5pt"/>
    </style:style>
    <style:style style:name="_30_Entete_20_bleu" style:display-name="0Entete bleu" style:family="table-cell" style:parent-style-name="_30_Entete">
      <style:table-cell-properties fo:background-color="#ccffff"/>
    </style:style>
    <style:style style:name="_30_Entete_20_jaune" style:display-name="0Entete jaune" style:family="table-cell" style:parent-style-name="_30_Entete">
      <style:table-cell-properties fo:background-color="#ffffcc"/>
    </style:style>
    <style:style style:name="_30_Texte_20_Rouge" style:display-name="0Texte Rouge" style:family="table-cell" style:parent-style-name="_30_Standard">
      <style:text-properties fo:color="#ff0000"/>
    </style:style>
    <style:style style:name="_30_Titre1" style:display-name="0Titre1" style:family="table-cell" style:parent-style-name="_30_Titre">
      <style:table-cell-properties fo:wrap-option="no-wrap"/>
      <style:text-properties fo:font-size="14pt" fo:font-weight="bold"/>
    </style:style>
    <style:style style:name="_30_Titre" style:display-name="0Titre" style:family="table-cell" style:parent-style-name="_30_Standard">
      <style:table-cell-properties fo:wrap-option="no-wrap"/>
      <style:text-properties fo:font-size="14pt" fo:font-weight="bold"/>
    </style:style>
    <style:style style:name="_30_Titre2" style:display-name="0Titre2" style:family="table-cell" style:parent-style-name="_30_Titre">
      <style:text-properties fo:font-size="12pt"/>
    </style:style>
    <style:style style:name="_30_Titre3" style:display-name="0Titre3" style:family="table-cell" style:parent-style-name="_30_Titre">
      <style:text-properties fo:font-size="10.5pt"/>
    </style:style>
    <style:style style:name="_30_Texte_20_Rouge_20_Pourcentage" style:display-name="0Texte Rouge Pourcentage" style:family="table-cell" style:parent-style-name="_30_Texte_20_Rouge" style:data-style-name="N10">
      <style:table-cell-properties fo:background-color="transparent" fo:wrap-option="wrap" fo:padding="1.36mm" style:vertical-align="middle"/>
      <style:text-properties fo:color="#ff0000" style:font-name="DejaVu Sans" fo:font-family="'DejaVu Sans'" style:font-style-name="Book" style:font-family-generic="swiss" style:font-pitch="variable"/>
    </style:style>
    <style:style style:name="_30_Texte_20_Vert_20_Pourcentage" style:display-name="0Texte Vert Pourcentage" style:family="table-cell" style:parent-style-name="_30_Texte_20_Vert" style:data-style-name="N10">
      <style:table-cell-properties fo:background-color="transparent" fo:wrap-option="wrap" fo:padding="1.36mm" style:vertical-align="middle"/>
      <style:text-properties fo:color="#008000" style:font-name="DejaVu Sans" fo:font-family="'DejaVu Sans'" style:font-style-name="Book" style:font-family-generic="swiss" style:font-pitch="variable"/>
    </style:style>
    <style:style style:name="diff_5f_rgaa3_5f_0vs2016" style:display-name="diff_rgaa3_0vs2016" style:family="table-cell" style:parent-style-name="Default" style:data-style-name="N100">
      <style:table-cell-properties fo:background-color="#cc99ff" style:text-align-source="fix" style:repeat-content="false" fo:wrap-option="no-wrap" loext:vertical-justify="auto"/>
      <style:paragraph-properties fo:text-align="center" css3t:text-justify="auto"/>
      <style:text-properties style:text-outline="fals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8:49:37.814609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4-09-24T12:34:19.646382699</meta:creation-date>
    <dc:language>fr-FR</dc:language>
    <meta:editing-cycles>121</meta:editing-cycles>
    <meta:editing-duration>PT17H3M47S</meta:editing-duration>
    <meta:initial-creator>jkowalczyk </meta:initial-creator>
    <dc:date>2016-09-16T00:17:35.840918025</dc:date>
    <dc:creator>Matthieu FAURE</dc:creator>
    <meta:document-statistic meta:table-count="3" meta:cell-count="5255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OPEN-S tableur" xlink:href="../../../Modeles/OPEN-S%20tableur.ots" meta:date="2014-09-24T12:34:19.542127502"/>
  </office:meta>
</office:document-meta>
</file>